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7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9.523cm"/>
    </style:style>
    <style:style style:name="co4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1.226cm"/>
    </style:style>
    <style:style style:name="co14" style:family="table-column">
      <style:table-column-properties fo:break-before="auto" style:column-width="2.835cm"/>
    </style:style>
    <style:style style:name="co15" style:family="table-column">
      <style:table-column-properties fo:break-before="auto" style:column-width="5.914cm"/>
    </style:style>
    <style:style style:name="co16" style:family="table-column">
      <style:table-column-properties fo:break-before="auto" style:column-width="22.43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3.601cm"/>
    </style:style>
    <style:style style:name="co21" style:family="table-column">
      <style:table-column-properties fo:break-before="auto" style:column-width="1.5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ordernumber</text:p>
          </table:table-cell>
          <table:table-cell office:value-type="string">
            <text:p>mainnumber</text:p>
          </table:table-cell>
          <table:table-cell office:value-type="string">
            <text:p>name</text:p>
          </table:table-cell>
          <table:table-cell office:value-type="string">
            <text:p>additionalText</text:p>
          </table:table-cell>
          <table:table-cell office:value-type="string">
            <text:p>supplier</text:p>
          </table:table-cell>
          <table:table-cell office:value-type="string">
            <text:p>tax</text:p>
          </table:table-cell>
          <table:table-cell office:value-type="string">
            <text:p>price_EK</text:p>
          </table:table-cell>
          <table:table-cell office:value-type="string">
            <text:p>price_Vk1</text:p>
          </table:table-cell>
          <table:table-cell office:value-type="string">
            <text:p>pseudoprice_Vk1</text:p>
          </table:table-cell>
          <table:table-cell office:value-type="string">
            <text:p>baseprice_Vk1</text:p>
          </table:table-cell>
          <table:table-cell office:value-type="string">
            <text:p>price_Vk2</text:p>
          </table:table-cell>
          <table:table-cell office:value-type="string">
            <text:p>purchaseunit</text:p>
          </table:table-cell>
          <table:table-cell office:value-type="string">
            <text:p>referenceunit</text:p>
          </table:table-cell>
          <table:table-cell office:value-type="string">
            <text:p>packunit</text:p>
          </table:table-cell>
          <table:table-cell office:value-type="string">
            <text:p>unitID</text:p>
          </table:table-cell>
          <table:table-cell office:value-type="string">
            <text:p>ean</text:p>
          </table:table-cell>
          <table:table-cell office:value-type="string">
            <text:p>configuratorOptions</text:p>
          </table:table-cell>
          <table:table-cell office:value-type="string">
            <text:p>categories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  <table:table-cell office:value-type="string">
            <text:p>VeaVet Wund- &amp; Pflegebad</text:p>
          </table:table-cell>
          <table:table-cell/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table:number-columns-repeated="5"/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röße:100 ml</text:p>
          </table:table-cell>
          <table:table-cell office:value-type="string">
            <text:p>1018|1103|1651|1652|1834|3105|3210|3325|3326|3400|3539|3570|3629|3651|3652|3845|3882|4105|4210|4325|4326|4400|4539|4570|4629|4651|4652|4845|4882|488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408">
            <text:p>408</text:p>
          </table:table-cell>
          <table:table-cell office:value-type="string">
            <text:p>VeaVet Wund- &amp; Pflegebad</text:p>
          </table:table-cell>
          <table:table-cell/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öße:1 l</text:p>
          </table:table-cell>
          <table:table-cell office:value-type="string">
            <text:p>1018|1103|1651|1652|1834|3105|3210|3325|3326|3400|3539|3570|3629|3651|3652|3845|3882|4105|4210|4325|4326|4400|4539|4570|4629|4651|4652|4845|4882|4887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659">
            <text:p>659</text:p>
          </table:table-cell>
          <table:table-cell office:value-type="string">
            <text:p>Singulares Bio-Arganöl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Größe:30 ml</text:p>
          </table:table-cell>
          <table:table-cell office:value-type="string">
            <text:p>1005|1006|1007|1018|1023|1024|1052|1053|1055|1122|1166|1178|1193|1223|1500|1517|1559|1651|1652|1883|1892|3005|3006|3007|3023|3024|3025|3053|3102|3103|3125|3126|3166|3175|3178|3193|3223|3365|3528|3556|3576|3585|3651|3652|3724|3836|3854|3871|3883|3896|4005|4006|4007|4023|4024|4025|4053|4102|4103|4125|4126|4166|4175|4178|4193|4223|4365|4485|4528|4556|4576|4585|4651|4652|4724|4836|4854|4871|4883|489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10">
            <text:p>310</text:p>
          </table:table-cell>
          <table:table-cell office:value-type="string">
            <text:p>Fit-BARF Eierschalenpulver</text:p>
          </table:table-cell>
          <table:table-cell/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röße:350 g</text:p>
          </table:table-cell>
          <table:table-cell office:value-type="string">
            <text:p>1018|1055|1517|1559|1849|1892</text:p>
          </table:table-cell>
        </table:table-row>
        <table:table-row table:style-name="ro1">
          <table:table-cell office:value-type="float" office:value="4131">
            <text:p>4131</text:p>
          </table:table-cell>
          <table:table-cell office:value-type="float" office:value="4132">
            <text:p>4132</text:p>
          </table:table-cell>
          <table:table-cell office:value-type="string">
            <text:p>Fit-BARF Bio-Hanfnussöl</text:p>
          </table:table-cell>
          <table:table-cell/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röße:30 ml</text:p>
          </table:table-cell>
          <table:table-cell office:value-type="string">
            <text:p>1018|1055|1517|1559|1849|1892|3011|3175|3940|4011|4175|4940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119">
            <text:p>1119</text:p>
          </table:table-cell>
          <table:table-cell office:value-type="string">
            <text:p>Singulares Eierschalenpulver extrafein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röße:350 g</text:p>
          </table:table-cell>
          <table:table-cell office:value-type="string">
            <text:p>1018|1055|1211|1517|1559|1872</text:p>
          </table:table-cell>
        </table:table-row>
        <table:table-row table:style-name="ro1">
          <table:table-cell office:value-type="float" office:value="650149">
            <text:p>650149</text:p>
          </table:table-cell>
          <table:table-cell office:value-type="float" office:value="650146">
            <text:p>650146</text:p>
          </table:table-cell>
          <table:table-cell office:value-type="string">
            <text:p>herbaVet Immunogin</text:p>
          </table:table-cell>
          <table:table-cell/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röße:500 g</text:p>
          </table:table-cell>
          <table:table-cell office:value-type="string">
            <text:p>1018|1055|1142|1651|1652|1655|3101|3124|3218|3651|3652|3655|3729|3823|3828|3865|3925|4101|4124|4218|4651|4652|4655|4729|4823|4828|4865|4925</text:p>
          </table:table-cell>
        </table:table-row>
        <table:table-row table:style-name="ro1">
          <table:table-cell office:value-type="float" office:value="9123">
            <text:p>9123</text:p>
          </table:table-cell>
          <table:table-cell office:value-type="float" office:value="555">
            <text:p>555</text:p>
          </table:table-cell>
          <table:table-cell office:value-type="string">
            <text:p>ArthroGreen Classic</text:p>
          </table:table-cell>
          <table:table-cell/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ckungsgröße:100 Kapseln</text:p>
          </table:table-cell>
          <table:table-cell office:value-type="string">
            <text:p>1055|1104|1105|1127|1128|1651|1652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string">
            <text:p>petGelato HägenRübli</text:p>
          </table:table-cell>
          <table:table-cell/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röße:3,5 k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string">
            <text:p>petGelato HägenRübli</text:p>
          </table:table-cell>
          <table:table-cell/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röße:7 k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1126">
            <text:p>1126</text:p>
          </table:table-cell>
          <table:table-cell office:value-type="string">
            <text:p>petGelato HägenRübli</text:p>
          </table:table-cell>
          <table:table-cell/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röße:25 k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1134">
            <text:p>1134</text:p>
          </table:table-cell>
          <table:table-cell office:value-type="string">
            <text:p>petGelato StracciaVitales</text:p>
          </table:table-cell>
          <table:table-cell/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röße:7 k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1134">
            <text:p>1134</text:p>
          </table:table-cell>
          <table:table-cell office:value-type="string">
            <text:p>petGelato StracciaVitales</text:p>
          </table:table-cell>
          <table:table-cell/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röße:25 k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151">
            <text:p>1151</text:p>
          </table:table-cell>
          <table:table-cell office:value-type="string">
            <text:p>petGelato VeggiFrutti</text:p>
          </table:table-cell>
          <table:table-cell/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röße:50 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1151">
            <text:p>1151</text:p>
          </table:table-cell>
          <table:table-cell office:value-type="string">
            <text:p>petGelato VeggiFrutti</text:p>
          </table:table-cell>
          <table:table-cell/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röße:7 k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1151">
            <text:p>1151</text:p>
          </table:table-cell>
          <table:table-cell office:value-type="string">
            <text:p>petGelato VeggiFrutti</text:p>
          </table:table-cell>
          <table:table-cell/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röße:25 k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586">
            <text:p>586</text:p>
          </table:table-cell>
          <table:table-cell office:value-type="string">
            <text:p>MicroMineral Spezial</text:p>
          </table:table-cell>
          <table:table-cell/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röße:8 kg</text:p>
          </table:table-cell>
          <table:table-cell office:value-type="string">
            <text:p>1018|1055|1517|1559|1651|1652|3338|3355|3356|3357|3358|3517|3529|3559|3567|3651|3652|3836|3848|3872|3883|4338|4355|4356|4357|4358|4517|4529|4559|4567|4593|4595|4651|4652|4836|4848|4872|4883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100">
            <text:p>2100</text:p>
          </table:table-cell>
          <table:table-cell office:value-type="string">
            <text:p>PropolisHerbal</text:p>
          </table:table-cell>
          <table:table-cell/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Größe:35 g</text:p>
          </table:table-cell>
          <table:table-cell office:value-type="string">
            <text:p>1005|1006|1007|1018|1039|1055|1142|1149|1229|1570|1845|1878|3005|3006|3007|3023|3024|3025|3101|3124|3165|3182|3219|3327|3339|3371|3539|3570|3581|3589|3651|3652|3828|3865|4005|4006|4007|4023|4024|4025|4101|4124|4165|4182|4219|4327|4339|4371|4539|4570|4581|4589|4651|4652|4828|4865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1332">
            <text:p>1332</text:p>
          </table:table-cell>
          <table:table-cell office:value-type="string">
            <text:p>Singulares Bio-Ägyptisches Schwarzkümmelöl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röße:200 ml</text:p>
          </table:table-cell>
          <table:table-cell office:value-type="string">
            <text:p>1005|1006|1018|1023|1024|1052|1093|1096|1122|1142|1166|1178|1193|1218|1500|1517|1651|1655|1950|1952|3005|3006|3014|3023|3024|3092|3093|3096|3102|3103|3142|3178|3213|3223|3283|3348|3528|3583|3599|3651|3655|3707|3724|3840|3854|3912|3913|3923|4005|4006|4014|4024|4092|4093|4096|4102|4103|4142|4178|4223|4283|4348|4525|4542|4598|4651|4655|4724|4840|4854|4912|4913|492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665">
            <text:p>665</text:p>
          </table:table-cell>
          <table:table-cell office:value-type="string">
            <text:p>Fit-Hap Backmischung Leckerli</text:p>
          </table:table-cell>
          <table:table-cell/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röße:Oster-Mischung180 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office:value-type="float" office:value="4436">
            <text:p>4436</text:p>
          </table:table-cell>
          <table:table-cell office:value-type="string">
            <text:p>Fit-Crock Energy&amp;Lac</text:p>
          </table:table-cell>
          <table:table-cell/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röße:2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29">
            <text:p>4429</text:p>
          </table:table-cell>
          <table:table-cell office:value-type="float" office:value="4431">
            <text:p>4431</text:p>
          </table:table-cell>
          <table:table-cell office:value-type="string">
            <text:p>Fit-Crock Spezial Rind</text:p>
          </table:table-cell>
          <table:table-cell/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röße:2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55">
            <text:p>4455</text:p>
          </table:table-cell>
          <table:table-cell office:value-type="float" office:value="4456">
            <text:p>4456</text:p>
          </table:table-cell>
          <table:table-cell office:value-type="string">
            <text:p>Fit-Crock Active Lamm Maxi</text:p>
          </table:table-cell>
          <table:table-cell/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röße:2 kg</text:p>
          </table:table-cell>
          <table:table-cell office:value-type="string">
            <text:p>1017|1018|1826|3017|3120|3558|3651|3826|4017|4120|4558|4651|4826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4451">
            <text:p>4451</text:p>
          </table:table-cell>
          <table:table-cell office:value-type="string">
            <text:p>Fit-Crock Basic Rind Maxi</text:p>
          </table:table-cell>
          <table:table-cell/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röße:2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4461">
            <text:p>4461</text:p>
          </table:table-cell>
          <table:table-cell office:value-type="string">
            <text:p>Fit-Crock Sensitive Lamm Maxi</text:p>
          </table:table-cell>
          <table:table-cell/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röße:2 kg</text:p>
          </table:table-cell>
          <table:table-cell office:value-type="string">
            <text:p>1017|1018|1826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Singulares Bio-Nachtkerzenöl DAB 50ml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7.95">
            <text:p>17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162">
            <text:p>4040056000162</text:p>
          </table:table-cell>
          <table:table-cell/>
          <table:table-cell office:value-type="string">
            <text:p>1018|1055|1517|1559|1651|1652|1883|3102|3103|3125|3126|3175|3362|3651|3652|3724|3835|3836|3854|3871|3883|3885|3896|4102|4103|4125|4126|4175|4362|4485|4651|4652|4724|4835|4836|4854|4871|4883|4885|4896</text:p>
          </table:table-cell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string">
            <text:p>Ohrenpflege</text:p>
          </table:table-cell>
          <table:table-cell office:value-type="string">
            <text:p>2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551">
            <text:p>4040056000551</text:p>
          </table:table-cell>
          <table:table-cell office:value-type="string">
            <text:p>Größe:20 ml</text:p>
          </table:table-cell>
          <table:table-cell office:value-type="string">
            <text:p>1118|1179|1651|1918|3118|3387|3389|3390|3391|3651|4118|4387|4389|4390|4391|4651</text:p>
          </table:table-cell>
        </table:table-row>
        <table:table-row table:style-name="ro1">
          <table:table-cell table:number-columns-repeated="2" office:value-type="float" office:value="56">
            <text:p>56</text:p>
          </table:table-cell>
          <table:table-cell office:value-type="string">
            <text:p>VeaVet Augenpflege 20 ml</text:p>
          </table:table-cell>
          <table:table-cell/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568">
            <text:p>4040056000568</text:p>
          </table:table-cell>
          <table:table-cell/>
          <table:table-cell office:value-type="string">
            <text:p>1005|1006|1016|1018|1055|1110|1142|1148|1179|1222|1651|1652|1655</text:p>
          </table:table-cell>
        </table:table-row>
        <table:table-row table:style-name="ro1">
          <table:table-cell table:number-columns-repeated="2" office:value-type="float" office:value="57">
            <text:p>57</text:p>
          </table:table-cell>
          <table:table-cell office:value-type="string">
            <text:p>Zahnpflege 75 ml</text:p>
          </table:table-cell>
          <table:table-cell/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24.95">
            <text:p>24,95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575">
            <text:p>4040056000575</text:p>
          </table:table-cell>
          <table:table-cell/>
          <table:table-cell office:value-type="string">
            <text:p>1018|1138|1651|3138|3162|3168|3188|3387|3393|3404|3410|3651|3992|4138|4162|4168|4188|4387|4393|4404|4410|4651|4992</text:p>
          </table:table-cell>
        </table:table-row>
        <table:table-row table:style-name="ro1">
          <table:table-cell table:number-columns-repeated="2" office:value-type="float" office:value="58">
            <text:p>58</text:p>
          </table:table-cell>
          <table:table-cell office:value-type="string">
            <text:p>VeaVet Pfotenpflege 10 ml</text:p>
          </table:table-cell>
          <table:table-cell/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0.95">
            <text:p>10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582">
            <text:p>4040056000582</text:p>
          </table:table-cell>
          <table:table-cell/>
          <table:table-cell office:value-type="string">
            <text:p>1018|1651|3108|3151|3168|3389|3398|3416|3629|3651|3652|4108|4151|4168|4389|4398|4416|4629|4651|4652</text:p>
          </table:table-cell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string">
            <text:p>Teebaumöl</text:p>
          </table:table-cell>
          <table:table-cell office:value-type="string">
            <text:p>1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0.95">
            <text:p>10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643">
            <text:p>4040056000643</text:p>
          </table:table-cell>
          <table:table-cell office:value-type="string">
            <text:p>Größe:10 ml</text:p>
          </table:table-cell>
          <table:table-cell office:value-type="string">
            <text:p>1018|1651|1952|1953|1954|1956</text:p>
          </table:table-cell>
        </table:table-row>
        <table:table-row table:style-name="ro1">
          <table:table-cell table:number-columns-repeated="2" office:value-type="float" office:value="66">
            <text:p>66</text:p>
          </table:table-cell>
          <table:table-cell office:value-type="string">
            <text:p>HustaVet BronchialVital Pferd</text:p>
          </table:table-cell>
          <table:table-cell office:value-type="string">
            <text:p>500 ml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5.95">
            <text:p>25,95</text:p>
          </table:table-cell>
          <table:table-cell office:value-type="float" office:value="0">
            <text:p>0</text:p>
          </table:table-cell>
          <table:table-cell/>
          <table:table-cell office:value-type="float" office:value="25.95">
            <text:p>25,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0667">
            <text:p>4040056000667</text:p>
          </table:table-cell>
          <table:table-cell office:value-type="string">
            <text:p>Größe:500 ml</text:p>
          </table:table-cell>
          <table:table-cell office:value-type="string">
            <text:p>1093|1218|1651|1655|3093|3160|3162|3163|3168|3174|3188|3192|3200|3201|3347|3612|3651|3655|4093|4160|4162|4163|4168|4174|4188|4192|4200|4201|4347|4651|4655</text:p>
          </table:table-cell>
        </table:table-row>
        <table:table-row table:style-name="ro1">
          <table:table-cell table:number-columns-repeated="2" office:value-type="float" office:value="102">
            <text:p>102</text:p>
          </table:table-cell>
          <table:table-cell office:value-type="string">
            <text:p>insektoVet Insektweg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022">
            <text:p>4040056001022</text:p>
          </table:table-cell>
          <table:table-cell office:value-type="string">
            <text:p>Größe:100 ml</text:p>
          </table:table-cell>
          <table:table-cell office:value-type="string">
            <text:p>1018|1142|1950|1952|1953|1954|1956</text:p>
          </table:table-cell>
        </table:table-row>
        <table:table-row table:style-name="ro1">
          <table:table-cell table:number-columns-repeated="2" office:value-type="float" office:value="115">
            <text:p>115</text:p>
          </table:table-cell>
          <table:table-cell office:value-type="string">
            <text:p>casaCare BioClean Anwendungsfertig</text:p>
          </table:table-cell>
          <table:table-cell office:value-type="string">
            <text:p>500 m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1152">
            <text:p>4040056001152</text:p>
          </table:table-cell>
          <table:table-cell office:value-type="string">
            <text:p>Größe:500 ml</text:p>
          </table:table-cell>
          <table:table-cell office:value-type="string">
            <text:p>1005|1006|1007|1018|1053|1055|1142|1417|1421|1601|1651|1652|1655</text:p>
          </table:table-cell>
        </table:table-row>
        <table:table-row table:style-name="ro1">
          <table:table-cell table:number-columns-repeated="2" office:value-type="float" office:value="425">
            <text:p>425</text:p>
          </table:table-cell>
          <table:table-cell office:value-type="string">
            <text:p>DarmAktiv Hund &amp; Katze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4252">
            <text:p>4040056004252</text:p>
          </table:table-cell>
          <table:table-cell office:value-type="string">
            <text:p>Größe:100 ml</text:p>
          </table:table-cell>
          <table:table-cell office:value-type="string">
            <text:p>1018|1101|1123|1124|1515|1651|1652|1849|1892|3123|3204|3515|3651|3652|3842|3862|3863|3890|3893|4123|4204|4515|4651|4652|4842|4862|4863|4890|4893</text:p>
          </table:table-cell>
        </table:table-row>
        <table:table-row table:style-name="ro1">
          <table:table-cell table:number-columns-repeated="2" office:value-type="float" office:value="116">
            <text:p>116</text:p>
          </table:table-cell>
          <table:table-cell office:value-type="string">
            <text:p>Durchblutungsgel</text:p>
          </table:table-cell>
          <table:table-cell office:value-type="string">
            <text:p>100 g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1169">
            <text:p>4040056001169</text:p>
          </table:table-cell>
          <table:table-cell office:value-type="string">
            <text:p>Größe:100 g</text:p>
          </table:table-cell>
          <table:table-cell office:value-type="string">
            <text:p>1018|1104|1106|1601|1651</text:p>
          </table:table-cell>
        </table:table-row>
        <table:table-row table:style-name="ro1">
          <table:table-cell table:number-columns-repeated="2" office:value-type="float" office:value="119">
            <text:p>119</text:p>
          </table:table-cell>
          <table:table-cell office:value-type="string">
            <text:p>HustaVet BronchialVital</text:p>
          </table:table-cell>
          <table:table-cell office:value-type="string">
            <text:p>100 ml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17.95">
            <text:p>17,95</text:p>
          </table:table-cell>
          <table:table-cell office:value-type="float" office:value="10.95">
            <text:p>10,95</text:p>
          </table:table-cell>
          <table:table-cell office:value-type="float" office:value="0">
            <text:p>0</text:p>
          </table:table-cell>
          <table:table-cell/>
          <table:table-cell office:value-type="float" office:value="10.95">
            <text:p>10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190">
            <text:p>4040056001190</text:p>
          </table:table-cell>
          <table:table-cell office:value-type="string">
            <text:p>Größe:100 ml</text:p>
          </table:table-cell>
          <table:table-cell office:value-type="string">
            <text:p>1018|1092|1101|1651|3095|3839|4092|4095|4160|4162|4163|4168|4174|4188|4192|4200|4201|4347|4651|4839</text:p>
          </table:table-cell>
        </table:table-row>
        <table:table-row table:style-name="ro1">
          <table:table-cell table:number-columns-repeated="2" office:value-type="float" office:value="124">
            <text:p>124</text:p>
          </table:table-cell>
          <table:table-cell office:value-type="string">
            <text:p>Shampoo Konzentrat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244">
            <text:p>4040056001244</text:p>
          </table:table-cell>
          <table:table-cell office:value-type="string">
            <text:p>Größe:100 ml</text:p>
          </table:table-cell>
          <table:table-cell office:value-type="string">
            <text:p>1018|1103|1651|1834|3105|3651|3845|4105|4651|4845</text:p>
          </table:table-cell>
        </table:table-row>
        <table:table-row table:style-name="ro1">
          <table:table-cell table:number-columns-repeated="2" office:value-type="float" office:value="167">
            <text:p>167</text:p>
          </table:table-cell>
          <table:table-cell office:value-type="string">
            <text:p>Singulares Ägyptisches Schwarzkümmelöl</text:p>
          </table:table-cell>
          <table:table-cell office:value-type="string">
            <text:p>1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8.95">
            <text:p>18,95</text:p>
          </table:table-cell>
          <table:table-cell office:value-type="float" office:value="11.95">
            <text:p>11,95</text:p>
          </table:table-cell>
          <table:table-cell office:value-type="float" office:value="0">
            <text:p>0</text:p>
          </table:table-cell>
          <table:table-cell/>
          <table:table-cell office:value-type="float" office:value="11.95">
            <text:p>11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671">
            <text:p>4040056001671</text:p>
          </table:table-cell>
          <table:table-cell office:value-type="string">
            <text:p>Größe:100 ml</text:p>
          </table:table-cell>
          <table:table-cell office:value-type="string">
            <text:p>1005|1006|1018|1023|1024|1052|1093|1094|1096|1122|1142|1166|1178|1193|1213|1218|1223|1500|1517|1525|1651|1655|1923|1950|1952|3005|3006|3014|3023|3024|3092|3093|3094|3096|3097|3102|3103|3142|3166|3175|3178|3193|3213|3223|3283|3348|3525|3528|3542|3556|3576|3583|3585|3598|3599|3651|3655|3707|3724|3840|3854|3912|3913|3923|4005|4006|4014|4023|4024|4092|4093|4094|4096|4097|4102|4103|4142|4166|4175|4178|4193|4223|4283|4348|4525|4528|4542|4556|4576|4583|4585|4598|4599|4651|4655|4707|4724|4840|4854|4912|4913|4923</text:p>
          </table:table-cell>
        </table:table-row>
        <table:table-row table:style-name="ro1">
          <table:table-cell table:number-columns-repeated="2" office:value-type="float" office:value="186">
            <text:p>186</text:p>
          </table:table-cell>
          <table:table-cell office:value-type="string">
            <text:p>Intimpflege 100 ml</text:p>
          </table:table-cell>
          <table:table-cell/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21.95">
            <text:p>21,95</text:p>
          </table:table-cell>
          <table:table-cell office:value-type="float" office:value="12.9">
            <text:p>12,9</text:p>
          </table:table-cell>
          <table:table-cell office:value-type="float" office:value="0">
            <text:p>0</text:p>
          </table:table-cell>
          <table:table-cell/>
          <table:table-cell office:value-type="float" office:value="12.9">
            <text:p>12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862">
            <text:p>4040056001862</text:p>
          </table:table-cell>
          <table:table-cell/>
          <table:table-cell office:value-type="string">
            <text:p>1018|1055|1211|1567|1651|1652|1847</text:p>
          </table:table-cell>
        </table:table-row>
        <table:table-row table:style-name="ro1">
          <table:table-cell table:number-columns-repeated="2" office:value-type="float" office:value="195">
            <text:p>195</text:p>
          </table:table-cell>
          <table:table-cell office:value-type="string">
            <text:p>VeaVet JuckEx forte</text:p>
          </table:table-cell>
          <table:table-cell office:value-type="string">
            <text:p>2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954">
            <text:p>4040056001954</text:p>
          </table:table-cell>
          <table:table-cell office:value-type="string">
            <text:p>Größe:20 ml</text:p>
          </table:table-cell>
          <table:table-cell office:value-type="string">
            <text:p>1005|1006|1018|1055|1179|1222|1651|1652|1834|1883</text:p>
          </table:table-cell>
        </table:table-row>
        <table:table-row table:style-name="ro1">
          <table:table-cell table:number-columns-repeated="2" office:value-type="float" office:value="196">
            <text:p>196</text:p>
          </table:table-cell>
          <table:table-cell office:value-type="string">
            <text:p>VeaVet WundEx Spray</text:p>
          </table:table-cell>
          <table:table-cell office:value-type="string">
            <text:p>2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961">
            <text:p>4040056001961</text:p>
          </table:table-cell>
          <table:table-cell office:value-type="string">
            <text:p>Größe:20 ml</text:p>
          </table:table-cell>
          <table:table-cell office:value-type="string">
            <text:p>1005|1006|1018|1053|1055|1103|1126|1179|1215|1222|1416|1651|1652|1834|1883</text:p>
          </table:table-cell>
        </table:table-row>
        <table:table-row table:style-name="ro1">
          <table:table-cell table:number-columns-repeated="2" office:value-type="float" office:value="202">
            <text:p>202</text:p>
          </table:table-cell>
          <table:table-cell office:value-type="string">
            <text:p>Fell &amp; Haut Mineralspray</text:p>
          </table:table-cell>
          <table:table-cell office:value-type="string">
            <text:p>2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8.95">
            <text:p>8,95</text:p>
          </table:table-cell>
          <table:table-cell office:value-type="float" office:value="4.95">
            <text:p>4,95</text:p>
          </table:table-cell>
          <table:table-cell office:value-type="float" office:value="0">
            <text:p>0</text:p>
          </table:table-cell>
          <table:table-cell/>
          <table:table-cell office:value-type="float" office:value="4.95">
            <text:p>4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2029">
            <text:p>4040056002029</text:p>
          </table:table-cell>
          <table:table-cell office:value-type="string">
            <text:p>Größe:20 ml</text:p>
          </table:table-cell>
          <table:table-cell office:value-type="string">
            <text:p>1005|1006|1018|1053|1103|1179|1651|1655|1834|1950|1954|1975|3005|3006|3014|3053|3103|3179|3228|3346|3387|3389|3390|3392|3397|3489|3651|3655|3834|3835|3975|4005|4006|4014|4053|4103|4179|4228|4346|4387|4389|4390|4392|4397|4489|4651|4655|4834|4835|4975</text:p>
          </table:table-cell>
        </table:table-row>
        <table:table-row table:style-name="ro1">
          <table:table-cell table:number-columns-repeated="2" office:value-type="float" office:value="208">
            <text:p>208</text:p>
          </table:table-cell>
          <table:table-cell office:value-type="string">
            <text:p>VeaVet Liegeschwielenöl</text:p>
          </table:table-cell>
          <table:table-cell office:value-type="string">
            <text:p>1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6.95">
            <text:p>6,95</text:p>
          </table:table-cell>
          <table:table-cell office:value-type="float" office:value="3.95">
            <text:p>3,95</text:p>
          </table:table-cell>
          <table:table-cell office:value-type="float" office:value="0">
            <text:p>0</text:p>
          </table:table-cell>
          <table:table-cell/>
          <table:table-cell office:value-type="float" office:value="3.95">
            <text:p>3,9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2081">
            <text:p>4040056002081</text:p>
          </table:table-cell>
          <table:table-cell office:value-type="string">
            <text:p>Größe:10 ml</text:p>
          </table:table-cell>
          <table:table-cell office:value-type="string">
            <text:p>1018|1103|1651|1834</text:p>
          </table:table-cell>
        </table:table-row>
        <table:table-row table:style-name="ro1">
          <table:table-cell table:number-columns-repeated="2" office:value-type="float" office:value="225">
            <text:p>225</text:p>
          </table:table-cell>
          <table:table-cell office:value-type="string">
            <text:p>HustaVet Immun</text:p>
          </table:table-cell>
          <table:table-cell office:value-type="string">
            <text:p>30 g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258">
            <text:p>4040056002258</text:p>
          </table:table-cell>
          <table:table-cell office:value-type="string">
            <text:p>Größe:30 g</text:p>
          </table:table-cell>
          <table:table-cell office:value-type="string">
            <text:p>1018|1055|1092|1093|1101|1119|1651|1652|3092|3095|3162|3200|3210|3311|3317|3329|3334|3341|3343|3353|3354|3597|3598|3651|3652|3656|3840|4092|4095|4162|4200|4210|4311|4317|4329|4334|4341|4343|4353|4354|4597|4598|4651|4652|4656|4840</text:p>
          </table:table-cell>
        </table:table-row>
        <table:table-row table:style-name="ro1">
          <table:table-cell table:number-columns-repeated="2" office:value-type="float" office:value="270">
            <text:p>270</text:p>
          </table:table-cell>
          <table:table-cell office:value-type="string">
            <text:p>HerzAgil</text:p>
          </table:table-cell>
          <table:table-cell office:value-type="string">
            <text:p>7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5.95">
            <text:p>15,95</text:p>
          </table:table-cell>
          <table:table-cell office:value-type="float" office:value="0">
            <text:p>0</text:p>
          </table:table-cell>
          <table:table-cell/>
          <table:table-cell office:value-type="float" office:value="15.95">
            <text:p>15,9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708">
            <text:p>4040056002708</text:p>
          </table:table-cell>
          <table:table-cell office:value-type="string">
            <text:p>Größe:70 g</text:p>
          </table:table-cell>
          <table:table-cell office:value-type="string">
            <text:p>1018|1035|1037|1055|1107|1129|1651|1652|1847|1917|3107|3129|3200|3306|3315|3322|3327|3334|3341|3348|3349|3651|3652|4107|4129|4200|4306|4315|4322|4327|4334|4341|4348|4349|4651|4652</text:p>
          </table:table-cell>
        </table:table-row>
        <table:table-row table:style-name="ro1">
          <table:table-cell table:number-columns-repeated="2" office:value-type="float" office:value="273">
            <text:p>273</text:p>
          </table:table-cell>
          <table:table-cell office:value-type="string">
            <text:p>Agili-Dog</text:p>
          </table:table-cell>
          <table:table-cell office:value-type="string">
            <text:p>7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739">
            <text:p>4040056002739</text:p>
          </table:table-cell>
          <table:table-cell office:value-type="string">
            <text:p>Größe:70 g</text:p>
          </table:table-cell>
          <table:table-cell office:value-type="string">
            <text:p>1018|1105|1651|3098|3200|3210|3313|3317|3319|3334|3335|3336|3356|3358|3651|4098|4200|4210|4313|4317|4319|4320|4334|4335|4336|4356|4358|4651</text:p>
          </table:table-cell>
        </table:table-row>
        <table:table-row table:style-name="ro1">
          <table:table-cell table:number-columns-repeated="2" office:value-type="float" office:value="291">
            <text:p>291</text:p>
          </table:table-cell>
          <table:table-cell office:value-type="string">
            <text:p>VetCarotin</text:p>
          </table:table-cell>
          <table:table-cell office:value-type="string">
            <text:p>9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6.95">
            <text:p>6,95</text:p>
          </table:table-cell>
          <table:table-cell office:value-type="float" office:value="3.95">
            <text:p>3,95</text:p>
          </table:table-cell>
          <table:table-cell office:value-type="float" office:value="0">
            <text:p>0</text:p>
          </table:table-cell>
          <table:table-cell/>
          <table:table-cell office:value-type="float" office:value="3.95">
            <text:p>3,9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913">
            <text:p>4040056002913</text:p>
          </table:table-cell>
          <table:table-cell office:value-type="string">
            <text:p>Größe:90 g</text:p>
          </table:table-cell>
          <table:table-cell office:value-type="string">
            <text:p>1018|1055|1101|1515|1651|1652|3123|3353|3515|3651|3652|3843|3891|4123|4353|4515|4651|4652|4843|4891</text:p>
          </table:table-cell>
        </table:table-row>
        <table:table-row table:style-name="ro1">
          <table:table-cell table:number-columns-repeated="2" office:value-type="float" office:value="297">
            <text:p>297</text:p>
          </table:table-cell>
          <table:table-cell office:value-type="string">
            <text:p>SeniorDog</text:p>
          </table:table-cell>
          <table:table-cell office:value-type="string">
            <text:p>7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975">
            <text:p>4040056002975</text:p>
          </table:table-cell>
          <table:table-cell office:value-type="string">
            <text:p>Größe:70 g</text:p>
          </table:table-cell>
          <table:table-cell office:value-type="string">
            <text:p>1018|1035|1517|1651|1847|3107|3200|3210|3313|3317|3319|3334|3335|3340|3356|3517|3651|4107|4200|4210|4313|4317|4319|4320|4334|4335|4340|4356|4517|4651</text:p>
          </table:table-cell>
        </table:table-row>
        <table:table-row table:style-name="ro1">
          <table:table-cell table:number-columns-repeated="2" office:value-type="float" office:value="304">
            <text:p>304</text:p>
          </table:table-cell>
          <table:table-cell office:value-type="string">
            <text:p>casaCare UrinAttacke</text:p>
          </table:table-cell>
          <table:table-cell office:value-type="string">
            <text:p>100 m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3040">
            <text:p>4040056003040</text:p>
          </table:table-cell>
          <table:table-cell office:value-type="string">
            <text:p>Größe:100 ml</text:p>
          </table:table-cell>
          <table:table-cell office:value-type="string">
            <text:p>1005|1006|1007|1420|1651|1652|1655|3005|3006|3007|3018|3055|3416|3420|3651|3652|3655|3725|3726|4005|4006|4007|4018|4055|4416|4420|4651|4652|4655|4725|4726</text:p>
          </table:table-cell>
        </table:table-row>
        <table:table-row table:style-name="ro1">
          <table:table-cell table:number-columns-repeated="2" office:value-type="float" office:value="339">
            <text:p>339</text:p>
          </table:table-cell>
          <table:table-cell office:value-type="string">
            <text:p>Geburtshilfe-Mischung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3392">
            <text:p>4040056003392</text:p>
          </table:table-cell>
          <table:table-cell office:value-type="string">
            <text:p>Größe:150 g</text:p>
          </table:table-cell>
          <table:table-cell office:value-type="string">
            <text:p>1006|1018|1024|1055|1211|1567|1651|1652|1847|1872</text:p>
          </table:table-cell>
        </table:table-row>
        <table:table-row table:style-name="ro1">
          <table:table-cell table:number-columns-repeated="2" office:value-type="float" office:value="362">
            <text:p>362</text:p>
          </table:table-cell>
          <table:table-cell office:value-type="string">
            <text:p>casaCare cdDes Bettenhygienespray</text:p>
          </table:table-cell>
          <table:table-cell/>
          <table:table-cell office:value-type="string">
            <text:p>CasaCare</text:p>
          </table:table-cell>
          <table:table-cell office:value-type="float" office:value="19">
            <text:p>19</text:p>
          </table:table-cell>
          <table:table-cell office:value-type="float" office:value="9.95">
            <text:p>9,95</text:p>
          </table:table-cell>
          <table:table-cell table:number-columns-repeated="2" office:value-type="float" office:value="5.5">
            <text:p>5,5</text:p>
          </table:table-cell>
          <table:table-cell/>
          <table:table-cell office:value-type="float" office:value="5.5">
            <text:p>5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3620">
            <text:p>4040056003620</text:p>
          </table:table-cell>
          <table:table-cell office:value-type="string">
            <text:p>Größe:100 ml</text:p>
          </table:table-cell>
          <table:table-cell office:value-type="string">
            <text:p>1|1417|1419|1421|1651|1652</text:p>
          </table:table-cell>
        </table:table-row>
        <table:table-row table:style-name="ro1">
          <table:table-cell table:number-columns-repeated="2" office:value-type="float" office:value="408">
            <text:p>408</text:p>
          </table:table-cell>
          <table:table-cell office:value-type="string">
            <text:p>VeaVet Wund- &amp; Pflegebad</text:p>
          </table:table-cell>
          <table:table-cell office:value-type="string">
            <text:p>25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0.95">
            <text:p>10,95</text:p>
          </table:table-cell>
          <table:table-cell office:value-type="float" office:value="0">
            <text:p>0</text:p>
          </table:table-cell>
          <table:table-cell/>
          <table:table-cell office:value-type="float" office:value="10.95">
            <text:p>10,9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4085">
            <text:p>4040056004085</text:p>
          </table:table-cell>
          <table:table-cell office:value-type="string">
            <text:p>Größe:250 ml</text:p>
          </table:table-cell>
          <table:table-cell office:value-type="string">
            <text:p>1018|1103|1651|1652|1834|3105|3210|3325|3326|3400|3539|3570|3629|3651|3652|3845|3882|4105|4210|4325|4326|4400|4539|4570|4629|4651|4652|4845|4882|4887</text:p>
          </table:table-cell>
        </table:table-row>
        <table:table-row table:style-name="ro1">
          <table:table-cell table:number-columns-repeated="2" office:value-type="float" office:value="514">
            <text:p>514</text:p>
          </table:table-cell>
          <table:table-cell office:value-type="string">
            <text:p>Fit-Hap FischSnack 250 g</text:p>
          </table:table-cell>
          <table:table-cell/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8.95">
            <text:p>8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143">
            <text:p>4040056005143</text:p>
          </table:table-cell>
          <table:table-cell/>
          <table:table-cell office:value-type="string">
            <text:p>1018|1055|1651|1652|1827|1880</text:p>
          </table:table-cell>
        </table:table-row>
        <table:table-row table:style-name="ro1">
          <table:table-cell table:number-columns-repeated="2" office:value-type="float" office:value="515">
            <text:p>515</text:p>
          </table:table-cell>
          <table:table-cell office:value-type="string">
            <text:p>Fit-Hap FischSnack Beutel (Handel) 12 x 250 g</text:p>
          </table:table-cell>
          <table:table-cell/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65.9">
            <text:p>65,9</text:p>
          </table:table-cell>
          <table:table-cell office:value-type="float" office:value="0">
            <text:p>0</text:p>
          </table:table-cell>
          <table:table-cell/>
          <table:table-cell office:value-type="float" office:value="65.9">
            <text:p>65,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05150">
            <text:p>4040056005150</text:p>
          </table:table-cell>
          <table:table-cell/>
          <table:table-cell office:value-type="string">
            <text:p>1018|1055|1651|1652|1827|1880</text:p>
          </table:table-cell>
        </table:table-row>
        <table:table-row table:style-name="ro1">
          <table:table-cell table:number-columns-repeated="2" office:value-type="float" office:value="601">
            <text:p>601</text:p>
          </table:table-cell>
          <table:table-cell office:value-type="string">
            <text:p>insektoVet Spray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010">
            <text:p>4040056006010</text:p>
          </table:table-cell>
          <table:table-cell office:value-type="string">
            <text:p>Größe:100 ml</text:p>
          </table:table-cell>
          <table:table-cell office:value-type="string">
            <text:p>1008|1018|1055|1142|1431|1950|1952|1953|1954|1956</text:p>
          </table:table-cell>
        </table:table-row>
        <table:table-row table:style-name="ro1">
          <table:table-cell table:number-columns-repeated="2" office:value-type="float" office:value="605">
            <text:p>605</text:p>
          </table:table-cell>
          <table:table-cell office:value-type="string">
            <text:p>insektoVet Umgebungsspray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058">
            <text:p>4040056006058</text:p>
          </table:table-cell>
          <table:table-cell office:value-type="string">
            <text:p>Größe:100 m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table:number-columns-repeated="2" office:value-type="float" office:value="610">
            <text:p>610</text:p>
          </table:table-cell>
          <table:table-cell office:value-type="string">
            <text:p>MilbenEx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0.95">
            <text:p>10,95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/>
          <table:table-cell office:value-type="float" office:value="6.4">
            <text:p>6,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102">
            <text:p>4040056006102</text:p>
          </table:table-cell>
          <table:table-cell office:value-type="string">
            <text:p>Größe:50 ml</text:p>
          </table:table-cell>
          <table:table-cell office:value-type="string">
            <text:p>1005|1006|1651|1652|1950|1954</text:p>
          </table:table-cell>
        </table:table-row>
        <table:table-row table:style-name="ro1">
          <table:table-cell table:number-columns-repeated="2" office:value-type="float" office:value="614">
            <text:p>614</text:p>
          </table:table-cell>
          <table:table-cell office:value-type="string">
            <text:p>casaCare MilbenEx Bettenhygiene</text:p>
          </table:table-cell>
          <table:table-cell office:value-type="string">
            <text:p>100 m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15.95">
            <text:p>15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140">
            <text:p>4040056006140</text:p>
          </table:table-cell>
          <table:table-cell office:value-type="string">
            <text:p>Größe:100 ml</text:p>
          </table:table-cell>
          <table:table-cell office:value-type="string">
            <text:p>1417|1419|1651|1652</text:p>
          </table:table-cell>
        </table:table-row>
        <table:table-row table:style-name="ro1">
          <table:table-cell table:number-columns-repeated="2" office:value-type="float" office:value="650">
            <text:p>650</text:p>
          </table:table-cell>
          <table:table-cell office:value-type="string">
            <text:p>AloeVera Trunk 500 ml</text:p>
          </table:table-cell>
          <table:table-cell/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1.95">
            <text:p>11,95</text:p>
          </table:table-cell>
          <table:table-cell office:value-type="float" office:value="0">
            <text:p>0</text:p>
          </table:table-cell>
          <table:table-cell/>
          <table:table-cell office:value-type="float" office:value="11.95">
            <text:p>11,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6508">
            <text:p>4040056006508</text:p>
          </table:table-cell>
          <table:table-cell/>
          <table:table-cell office:value-type="string">
            <text:p>1005|1018|1023|1101|1142|1515|1651|1655|3005|3023|3346|3515|3651|3655|3843|3891|3929|4005|4023|4346|4515|4651|4655|4843|4891</text:p>
          </table:table-cell>
        </table:table-row>
        <table:table-row table:style-name="ro1">
          <table:table-cell table:number-columns-repeated="2" office:value-type="float" office:value="685">
            <text:p>685</text:p>
          </table:table-cell>
          <table:table-cell office:value-type="string">
            <text:p>Fell &amp; Haut Vital Hund &amp; Katze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/>
          <table:table-cell office:value-type="float" office:value="6.5">
            <text:p>6,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850">
            <text:p>4040056006850</text:p>
          </table:table-cell>
          <table:table-cell office:value-type="string">
            <text:p>Größe:150 g</text:p>
          </table:table-cell>
          <table:table-cell office:value-type="string">
            <text:p>1018|1055|1103|1126|1517|1559|1651|1652|1834|1883|3103|3126|3200|3313|3327|3338|3339|3348|3355|3356|3357|3358|3366|3367|3517|3559|3651|3652|3836|3883|4103|4126|4200|4313|4320|4327|4338|4339|4348|4355|4356|4357|4358|4366|4367|4517|4559|4651|4652|4836|4883</text:p>
          </table:table-cell>
        </table:table-row>
        <table:table-row table:style-name="ro1">
          <table:table-cell table:number-columns-repeated="2" office:value-type="float" office:value="2032">
            <text:p>2032</text:p>
          </table:table-cell>
          <table:table-cell office:value-type="string">
            <text:p>Calma</text:p>
          </table:table-cell>
          <table:table-cell office:value-type="string">
            <text:p>2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0320">
            <text:p>4040056020320</text:p>
          </table:table-cell>
          <table:table-cell office:value-type="string">
            <text:p>Größe:20 ml</text:p>
          </table:table-cell>
          <table:table-cell office:value-type="string">
            <text:p>1018|1055|1108|1254|1416|1495|1651|1652|1655|1925|3253|3254|3321|3416|3651|3652|3655|3669|3837|3877|4253|4254|4321|4416|4651|4652|4655|4669|4837|4877</text:p>
          </table:table-cell>
        </table:table-row>
        <table:table-row table:style-name="ro1">
          <table:table-cell table:number-columns-repeated="2" office:value-type="float" office:value="4088">
            <text:p>4088</text:p>
          </table:table-cell>
          <table:table-cell office:value-type="string">
            <text:p>Fit-BARF Vital</text:p>
          </table:table-cell>
          <table:table-cell office:value-type="string">
            <text:p>4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5.95">
            <text:p>15,95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/>
          <table:table-cell office:value-type="float" office:value="9.95">
            <text:p>9,9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0885">
            <text:p>4040056040885</text:p>
          </table:table-cell>
          <table:table-cell office:value-type="string">
            <text:p>Größe:400 g</text:p>
          </table:table-cell>
          <table:table-cell office:value-type="string">
            <text:p>1849|1892|3011|3132|3155|3334|3856|3899|4011|4132|4155|4334|4856|4899</text:p>
          </table:table-cell>
        </table:table-row>
        <table:table-row table:style-name="ro1">
          <table:table-cell table:number-columns-repeated="2" office:value-type="float" office:value="4095">
            <text:p>4095</text:p>
          </table:table-cell>
          <table:table-cell office:value-type="string">
            <text:p>Fit-BARF Dorschlebertran</text:p>
          </table:table-cell>
          <table:table-cell office:value-type="string">
            <text:p>100 ml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0953">
            <text:p>4040056040953</text:p>
          </table:table-cell>
          <table:table-cell office:value-type="string">
            <text:p>Größe:100 ml</text:p>
          </table:table-cell>
          <table:table-cell office:value-type="string">
            <text:p>1018|1055|1559|1892|3011|3175|3378|4011|4175|4378</text:p>
          </table:table-cell>
        </table:table-row>
        <table:table-row table:style-name="ro1">
          <table:table-cell table:number-columns-repeated="2" office:value-type="float" office:value="6003">
            <text:p>6003</text:p>
          </table:table-cell>
          <table:table-cell office:value-type="string">
            <text:p>Toxisan</text:p>
          </table:table-cell>
          <table:table-cell office:value-type="string">
            <text:p>5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60036">
            <text:p>4040056060036</text:p>
          </table:table-cell>
          <table:table-cell office:value-type="string">
            <text:p>Größe:50 ml</text:p>
          </table:table-cell>
          <table:table-cell office:value-type="string">
            <text:p>1101|1124|1497|1651|1652|1866|3101|3124|3200|3210|3313|3314|3325|3349|3366|3513|3651|3652|3866|4101|4124|4200|4210|4313|4314|4320|4325|4349|4366|4513|4651|4652|4866</text:p>
          </table:table-cell>
        </table:table-row>
        <table:table-row table:style-name="ro1">
          <table:table-cell table:number-columns-repeated="2" office:value-type="float" office:value="6048">
            <text:p>6048</text:p>
          </table:table-cell>
          <table:table-cell office:value-type="string">
            <text:p>VeaVet WundEx Pflegepuder</text:p>
          </table:table-cell>
          <table:table-cell office:value-type="string">
            <text:p>15 g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7.95">
            <text:p>7,95</text:p>
          </table:table-cell>
          <table:table-cell office:value-type="float" office:value="4.65">
            <text:p>4,65</text:p>
          </table:table-cell>
          <table:table-cell office:value-type="float" office:value="0">
            <text:p>0</text:p>
          </table:table-cell>
          <table:table-cell/>
          <table:table-cell office:value-type="float" office:value="4.65">
            <text:p>4,6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60487">
            <text:p>4040056060487</text:p>
          </table:table-cell>
          <table:table-cell office:value-type="string">
            <text:p>Größe:15 g</text:p>
          </table:table-cell>
          <table:table-cell office:value-type="string">
            <text:p>1006|1055|1103|1126|1179|1222|1651|1652|1655|1834|1883|3006|3103|3126|3179|3540|3629|3651|3652|3655|3834|3835|3884|3885|4006|4103|4126|4179|4540|4629|4651|4652|4655|4834|4835|4884|4885</text:p>
          </table:table-cell>
        </table:table-row>
        <table:table-row table:style-name="ro1">
          <table:table-cell table:number-columns-repeated="2" office:value-type="float" office:value="4087">
            <text:p>4087</text:p>
          </table:table-cell>
          <table:table-cell office:value-type="string">
            <text:p>Fit-BARF Futter-Öl</text:p>
          </table:table-cell>
          <table:table-cell office:value-type="string">
            <text:p>1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0878">
            <text:p>4040056040878</text:p>
          </table:table-cell>
          <table:table-cell office:value-type="string">
            <text:p>Größe:100 ml</text:p>
          </table:table-cell>
          <table:table-cell office:value-type="string">
            <text:p>1018|1055|1517|1849|1892|3011|3175|3361|3852|3898|4011|4175|4361|4852|4898</text:p>
          </table:table-cell>
        </table:table-row>
        <table:table-row table:style-name="ro1">
          <table:table-cell table:number-columns-repeated="2" office:value-type="float" office:value="4300">
            <text:p>4300</text:p>
          </table:table-cell>
          <table:table-cell office:value-type="string">
            <text:p>Fit-BARF Gemüse (TCVM)</text:p>
          </table:table-cell>
          <table:table-cell office:value-type="string">
            <text:p>36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10.95">
            <text:p>10,95</text:p>
          </table:table-cell>
          <table:table-cell office:value-type="float" office:value="0">
            <text:p>0</text:p>
          </table:table-cell>
          <table:table-cell/>
          <table:table-cell office:value-type="float" office:value="10.95">
            <text:p>10,95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3008">
            <text:p>4040056043008</text:p>
          </table:table-cell>
          <table:table-cell office:value-type="string">
            <text:p>Größe:360 g</text:p>
          </table:table-cell>
          <table:table-cell office:value-type="string">
            <text:p>1018|1055|1849|1892|3011|3132|3856|3899|3965|4011|4132|4593|4594|4595|4856|4899|4965</text:p>
          </table:table-cell>
        </table:table-row>
        <table:table-row table:style-name="ro1">
          <table:table-cell table:number-columns-repeated="2" office:value-type="float" office:value="4100">
            <text:p>4100</text:p>
          </table:table-cell>
          <table:table-cell office:value-type="string">
            <text:p>Fit-BARF VeaVet KbA</text:p>
          </table:table-cell>
          <table:table-cell office:value-type="string">
            <text:p>5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8.95">
            <text:p>8,95</text:p>
          </table:table-cell>
          <table:table-cell office:value-type="float" office:value="0">
            <text:p>0</text:p>
          </table:table-cell>
          <table:table-cell/>
          <table:table-cell office:value-type="float" office:value="8.95">
            <text:p>8,9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004">
            <text:p>4040056041004</text:p>
          </table:table-cell>
          <table:table-cell office:value-type="string">
            <text:p>Größe:50 ml</text:p>
          </table:table-cell>
          <table:table-cell office:value-type="string">
            <text:p>1018|1055|1517|1849|1892|3011|3175|3362|3852|3898|4011|4175|4362|4852|4898</text:p>
          </table:table-cell>
        </table:table-row>
        <table:table-row table:style-name="ro1">
          <table:table-cell table:number-columns-repeated="2" office:value-type="float" office:value="32">
            <text:p>32</text:p>
          </table:table-cell>
          <table:table-cell office:value-type="string">
            <text:p>Abwehrkonzentrat Hund 10 ml</text:p>
          </table:table-cell>
          <table:table-cell/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/>
          <table:table-cell office:value-type="float" office:value="9.1">
            <text:p>9,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322">
            <text:p>4040056000322</text:p>
          </table:table-cell>
          <table:table-cell/>
          <table:table-cell office:value-type="string">
            <text:p>1018|1651|1950|1952|1953|1954</text:p>
          </table:table-cell>
        </table:table-row>
        <table:table-row table:style-name="ro1">
          <table:table-cell table:number-columns-repeated="2" office:value-type="float" office:value="495">
            <text:p>495</text:p>
          </table:table-cell>
          <table:table-cell office:value-type="string">
            <text:p>HustaVet Öl</text:p>
          </table:table-cell>
          <table:table-cell office:value-type="string">
            <text:p>10 ml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8.95">
            <text:p>8,95</text:p>
          </table:table-cell>
          <table:table-cell office:value-type="float" office:value="4.95">
            <text:p>4,95</text:p>
          </table:table-cell>
          <table:table-cell office:value-type="float" office:value="0">
            <text:p>0</text:p>
          </table:table-cell>
          <table:table-cell/>
          <table:table-cell office:value-type="float" office:value="4.95">
            <text:p>4,9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4955">
            <text:p>4040056004955</text:p>
          </table:table-cell>
          <table:table-cell office:value-type="string">
            <text:p>Größe:10 ml</text:p>
          </table:table-cell>
          <table:table-cell office:value-type="string">
            <text:p>1005|1006|1023|1024|1092|1093|1094|1096|1101|1218|3005|3006|3023|3024|3094|3096|3348|3656|3840|4005|4006|4023|4024|4094|4096|4348|4656|4840</text:p>
          </table:table-cell>
        </table:table-row>
        <table:table-row table:style-name="ro1">
          <table:table-cell table:number-columns-repeated="2" office:value-type="float" office:value="4122">
            <text:p>4122</text:p>
          </table:table-cell>
          <table:table-cell office:value-type="string">
            <text:p>Fit-BARF DarmFlora</text:p>
          </table:table-cell>
          <table:table-cell office:value-type="string">
            <text:p>1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226">
            <text:p>4040056041226</text:p>
          </table:table-cell>
          <table:table-cell office:value-type="string">
            <text:p>Größe:100 ml</text:p>
          </table:table-cell>
          <table:table-cell office:value-type="string">
            <text:p>1018|1055|1849|1892|3011|3190|3203|4011|4190|4203</text:p>
          </table:table-cell>
        </table:table-row>
        <table:table-row table:style-name="ro1">
          <table:table-cell table:number-columns-repeated="2" office:value-type="float" office:value="616">
            <text:p>616</text:p>
          </table:table-cell>
          <table:table-cell office:value-type="string">
            <text:p>MilbenEx Ohrreiniger</text:p>
          </table:table-cell>
          <table:table-cell office:value-type="string">
            <text:p>2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164">
            <text:p>4040056006164</text:p>
          </table:table-cell>
          <table:table-cell office:value-type="string">
            <text:p>Größe:20 ml</text:p>
          </table:table-cell>
          <table:table-cell office:value-type="string">
            <text:p>1118|1173|1179|1651|1652|1950|1954</text:p>
          </table:table-cell>
        </table:table-row>
        <table:table-row table:style-name="ro1">
          <table:table-cell table:number-columns-repeated="2" office:value-type="float" office:value="4134">
            <text:p>4134</text:p>
          </table:table-cell>
          <table:table-cell office:value-type="string">
            <text:p>Fit-BARF Algenkalk</text:p>
          </table:table-cell>
          <table:table-cell office:value-type="string">
            <text:p>250 g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7.95">
            <text:p>7,9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  <table:table-cell office:value-type="float" office:value="4.9">
            <text:p>4,9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349">
            <text:p>4040056041349</text:p>
          </table:table-cell>
          <table:table-cell office:value-type="string">
            <text:p>Größe:250 g</text:p>
          </table:table-cell>
          <table:table-cell office:value-type="string">
            <text:p>1018|1055|1849|1892|3011|3015|3128|3355|3357|3860|3861|3901|3904|4011|4015|4128|4355|4357|4860|4861|4901|4904</text:p>
          </table:table-cell>
        </table:table-row>
        <table:table-row table:style-name="ro1">
          <table:table-cell table:number-columns-repeated="2" office:value-type="float" office:value="4132">
            <text:p>4132</text:p>
          </table:table-cell>
          <table:table-cell office:value-type="string">
            <text:p>Fit-BARF Bio-Hanfnussöl</text:p>
          </table:table-cell>
          <table:table-cell office:value-type="string">
            <text:p>1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325">
            <text:p>4040056041325</text:p>
          </table:table-cell>
          <table:table-cell office:value-type="string">
            <text:p>Größe:100 ml</text:p>
          </table:table-cell>
          <table:table-cell office:value-type="string">
            <text:p>1018|1055|1517|1559|1849|1892|3011|3175|3940|4011|4175|4940</text:p>
          </table:table-cell>
        </table:table-row>
        <table:table-row table:style-name="ro1">
          <table:table-cell table:number-columns-repeated="2" office:value-type="float" office:value="4137">
            <text:p>4137</text:p>
          </table:table-cell>
          <table:table-cell office:value-type="string">
            <text:p>Fit-BARF BM-Hefe 600g</text:p>
          </table:table-cell>
          <table:table-cell/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370">
            <text:p>4040056041370</text:p>
          </table:table-cell>
          <table:table-cell/>
          <table:table-cell office:value-type="string">
            <text:p>1018|1055|1849|1892|3011|3015|3155|3356|3859|3902|4011|4015|4155|4356|4859|4902</text:p>
          </table:table-cell>
        </table:table-row>
        <table:table-row table:style-name="ro1">
          <table:table-cell table:number-columns-repeated="2" office:value-type="float" office:value="4138">
            <text:p>4138</text:p>
          </table:table-cell>
          <table:table-cell office:value-type="string">
            <text:p>Fit-BARF Reinhefe</text:p>
          </table:table-cell>
          <table:table-cell office:value-type="string">
            <text:p>2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1387">
            <text:p>4040056041387</text:p>
          </table:table-cell>
          <table:table-cell office:value-type="string">
            <text:p>Größe:200 g</text:p>
          </table:table-cell>
          <table:table-cell office:value-type="string">
            <text:p>1018|1055|1849|3011|3015|3155|3356|3859|3902|4011|4015|4155|4356|4859|4902</text:p>
          </table:table-cell>
        </table:table-row>
        <table:table-row table:style-name="ro1">
          <table:table-cell table:number-columns-repeated="2" office:value-type="float" office:value="256">
            <text:p>256</text:p>
          </table:table-cell>
          <table:table-cell office:value-type="string">
            <text:p>DogFit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8.95">
            <text:p>8,95</text:p>
          </table:table-cell>
          <table:table-cell office:value-type="float" office:value="4.95">
            <text:p>4,95</text:p>
          </table:table-cell>
          <table:table-cell office:value-type="float" office:value="0">
            <text:p>0</text:p>
          </table:table-cell>
          <table:table-cell/>
          <table:table-cell office:value-type="float" office:value="4.95">
            <text:p>4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2562">
            <text:p>4040056002562</text:p>
          </table:table-cell>
          <table:table-cell office:value-type="string">
            <text:p>Größe:100 ml</text:p>
          </table:table-cell>
          <table:table-cell office:value-type="string">
            <text:p>1018|1497|1651|3200|3201|3209|3313|3315|3341|3342|3343|3344|3513|3651|4200|4201|4209|4313|4315|4341|4342|4343|4344|4513|4651</text:p>
          </table:table-cell>
        </table:table-row>
        <table:table-row table:style-name="ro1">
          <table:table-cell table:number-columns-repeated="2" office:value-type="float" office:value="4201">
            <text:p>4201</text:p>
          </table:table-cell>
          <table:table-cell office:value-type="string">
            <text:p>Fit-Hap Geweihmineral-Snack</text:p>
          </table:table-cell>
          <table:table-cell office:value-type="string">
            <text:p>Gr. XS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6.45">
            <text:p>6,45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/>
          <table:table-cell office:value-type="float" office:value="4.3">
            <text:p>4,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018">
            <text:p>4040056042018</text:p>
          </table:table-cell>
          <table:table-cell office:value-type="string">
            <text:p>Größe:Gr. XS</text:p>
          </table:table-cell>
          <table:table-cell office:value-type="string">
            <text:p>1018|1517|1651|1827</text:p>
          </table:table-cell>
        </table:table-row>
        <table:table-row table:style-name="ro1">
          <table:table-cell table:number-columns-repeated="2" office:value-type="float" office:value="76">
            <text:p>76</text:p>
          </table:table-cell>
          <table:table-cell office:value-type="string">
            <text:p>dentaVet Gel</text:p>
          </table:table-cell>
          <table:table-cell office:value-type="string">
            <text:p>35 g</text:p>
          </table:table-cell>
          <table:table-cell office:value-type="string">
            <text:p>dentaVet</text:p>
          </table:table-cell>
          <table:table-cell office:value-type="float" office:value="16">
            <text:p>16</text:p>
          </table:table-cell>
          <table:table-cell office:value-type="float" office:value="15.9">
            <text:p>15,9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0766">
            <text:p>4040056000766</text:p>
          </table:table-cell>
          <table:table-cell office:value-type="string">
            <text:p>Größe:35 g</text:p>
          </table:table-cell>
          <table:table-cell office:value-type="string">
            <text:p>1018|1055|1138|1153|1651|1652</text:p>
          </table:table-cell>
        </table:table-row>
        <table:table-row table:style-name="ro1">
          <table:table-cell table:number-columns-repeated="2" office:value-type="float" office:value="623">
            <text:p>623</text:p>
          </table:table-cell>
          <table:table-cell office:value-type="string">
            <text:p>dentaVet Öl</text:p>
          </table:table-cell>
          <table:table-cell office:value-type="string">
            <text:p>20 ml</text:p>
          </table:table-cell>
          <table:table-cell office:value-type="string">
            <text:p>dentaVet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232">
            <text:p>4040056006232</text:p>
          </table:table-cell>
          <table:table-cell office:value-type="string">
            <text:p>Größe:20 ml</text:p>
          </table:table-cell>
          <table:table-cell office:value-type="string">
            <text:p>1018|1055|1138|1153|1179|3138|3153|3162|3168|3188|3365|3393|3633|3651|3652|3701|4138|4153|4162|4168|4188|4365|4393|4633|4651|4652|4701</text:p>
          </table:table-cell>
        </table:table-row>
        <table:table-row table:style-name="ro1">
          <table:table-cell table:number-columns-repeated="2" office:value-type="float" office:value="4213">
            <text:p>4213</text:p>
          </table:table-cell>
          <table:table-cell office:value-type="string">
            <text:p>Fit-Hap Kauwurzel</text:p>
          </table:table-cell>
          <table:table-cell office:value-type="string">
            <text:p>Gr. S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4.95">
            <text:p>14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131">
            <text:p>4040056042131</text:p>
          </table:table-cell>
          <table:table-cell office:value-type="string">
            <text:p>Größe:Gr. S</text:p>
          </table:table-cell>
          <table:table-cell office:value-type="string">
            <text:p>1018|1651|1827</text:p>
          </table:table-cell>
        </table:table-row>
        <table:table-row table:style-name="ro1">
          <table:table-cell table:number-columns-repeated="2" office:value-type="float" office:value="624">
            <text:p>624</text:p>
          </table:table-cell>
          <table:table-cell office:value-type="string">
            <text:p>dentaVet Spray</text:p>
          </table:table-cell>
          <table:table-cell office:value-type="string">
            <text:p>20 ml</text:p>
          </table:table-cell>
          <table:table-cell office:value-type="string">
            <text:p>dentaVet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249">
            <text:p>4040056006249</text:p>
          </table:table-cell>
          <table:table-cell office:value-type="string">
            <text:p>Größe:20 ml</text:p>
          </table:table-cell>
          <table:table-cell office:value-type="string">
            <text:p>1006|1018|1055|1126|1138|1142|1179|1915|3138|3153|3633|3651|3652|3701|4138|4153|4633|4651|4652|4701</text:p>
          </table:table-cell>
        </table:table-row>
        <table:table-row table:style-name="ro2">
          <table:table-cell table:number-columns-repeated="2" office:value-type="float" office:value="4152">
            <text:p>4152</text:p>
          </table:table-cell>
          <table:table-cell office:value-type="string">
            <text:p>Bio-Bachblüten Pflegefall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523">
            <text:p>4040056041523</text:p>
          </table:table-cell>
          <table:table-cell/>
          <table:table-cell office:value-type="string">
            <text:p>1018|1055|1108|1142|1495|1651|1652|1655|3362|3488|3490|3491|3492|3493|3495|3498|3651|3652|3655|4362|4488|4490|4491|4492|4493|4495|4498|4651|4652|4655</text:p>
          </table:table-cell>
        </table:table-row>
        <table:table-row table:style-name="ro2">
          <table:table-cell table:number-columns-repeated="2" office:value-type="float" office:value="4154">
            <text:p>4154</text:p>
          </table:table-cell>
          <table:table-cell office:value-type="string">
            <text:p>Bio-Bachblüten Rebell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547">
            <text:p>4040056041547</text:p>
          </table:table-cell>
          <table:table-cell/>
          <table:table-cell office:value-type="string">
            <text:p>1018|1108|1495|1651|3362|3488|3490|3493|3495|3651|4362|4488|4490|4493|4495|4651</text:p>
          </table:table-cell>
        </table:table-row>
        <table:table-row table:style-name="ro2">
          <table:table-cell table:number-columns-repeated="2" office:value-type="float" office:value="4158">
            <text:p>4158</text:p>
          </table:table-cell>
          <table:table-cell office:value-type="string">
            <text:p>Bio-Bachblüten Rüpel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585">
            <text:p>4040056041585</text:p>
          </table:table-cell>
          <table:table-cell/>
          <table:table-cell office:value-type="string">
            <text:p>1018|1108|1495|1651|3362|3488|3490|3493|3495|3651|4362|4488|4490|4493|4495|4651</text:p>
          </table:table-cell>
        </table:table-row>
        <table:table-row table:style-name="ro2">
          <table:table-cell table:number-columns-repeated="2" office:value-type="float" office:value="4160">
            <text:p>4160</text:p>
          </table:table-cell>
          <table:table-cell office:value-type="string">
            <text:p>Bio-Bachblüten Verlassen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608">
            <text:p>4040056041608</text:p>
          </table:table-cell>
          <table:table-cell/>
          <table:table-cell office:value-type="string">
            <text:p>1018|1108|1495|1651|3362|3488|3490|3493|3651|4362|4488|4490|4493|4651</text:p>
          </table:table-cell>
        </table:table-row>
        <table:table-row table:style-name="ro2">
          <table:table-cell table:number-columns-repeated="2" office:value-type="float" office:value="4159">
            <text:p>4159</text:p>
          </table:table-cell>
          <table:table-cell office:value-type="string">
            <text:p>Bio-Bachblüten Skeptiker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592">
            <text:p>4040056041592</text:p>
          </table:table-cell>
          <table:table-cell/>
          <table:table-cell office:value-type="string">
            <text:p>1018|1055|1108|1142|1254|1495|1651|1652|1655|1925|3362|3488|3490|3491|3492|3493|3495|3498|3651|3652|3655|4362|4488|4490|4491|4492|4493|4495|4498|4651|4652|4655</text:p>
          </table:table-cell>
        </table:table-row>
        <table:table-row table:style-name="ro2">
          <table:table-cell table:number-columns-repeated="2" office:value-type="float" office:value="4161">
            <text:p>4161</text:p>
          </table:table-cell>
          <table:table-cell office:value-type="string">
            <text:p>Bio-Bachblüten Weichei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615">
            <text:p>4040056041615</text:p>
          </table:table-cell>
          <table:table-cell/>
          <table:table-cell office:value-type="string">
            <text:p>1018|1055|1108|1142|1254|1416|1495|1651|1652|1655|1925|3253|3254|3362|3416|3488|3490|3491|3492|3493|3495|3498|3651|3652|3655|4253|4254|4362|4416|4488|4490|4491|4492|4493|4495|4498|4651|4652|4655</text:p>
          </table:table-cell>
        </table:table-row>
        <table:table-row table:style-name="ro1">
          <table:table-cell table:number-columns-repeated="2" office:value-type="float" office:value="97">
            <text:p>97</text:p>
          </table:table-cell>
          <table:table-cell office:value-type="string">
            <text:p>DurchblutungsSpray 100 ml -Sorbe-</text:p>
          </table:table-cell>
          <table:table-cell/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2.95">
            <text:p>12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971">
            <text:p>4040056000971</text:p>
          </table:table-cell>
          <table:table-cell/>
          <table:table-cell office:value-type="string">
            <text:p>1006|1018|1104|1106|1142|1145</text:p>
          </table:table-cell>
        </table:table-row>
        <table:table-row table:style-name="ro1">
          <table:table-cell table:number-columns-repeated="2" office:value-type="float" office:value="4306">
            <text:p>4306</text:p>
          </table:table-cell>
          <table:table-cell office:value-type="string">
            <text:p>Fit-BARF Grünlippmuschel</text:p>
          </table:table-cell>
          <table:table-cell office:value-type="string">
            <text:p>35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4.5">
            <text:p>14,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3060">
            <text:p>4040056043060</text:p>
          </table:table-cell>
          <table:table-cell office:value-type="string">
            <text:p>Größe:35 g</text:p>
          </table:table-cell>
          <table:table-cell office:value-type="string">
            <text:p>1018|1055|1849|1892|3011|3015|3155|3337|3517|3559|3860|3901|3905|4011|4015|4155|4337|4517|4559|4860|4901|4905</text:p>
          </table:table-cell>
        </table:table-row>
        <table:table-row table:style-name="ro1">
          <table:table-cell table:number-columns-repeated="2" office:value-type="float" office:value="4330">
            <text:p>4330</text:p>
          </table:table-cell>
          <table:table-cell office:value-type="string">
            <text:p>Fit-BARF Flohsamenschalen</text:p>
          </table:table-cell>
          <table:table-cell office:value-type="string">
            <text:p>170 g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/>
          <table:table-cell office:value-type="float" office:value="6.5">
            <text:p>6,5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3305">
            <text:p>4040056043305</text:p>
          </table:table-cell>
          <table:table-cell office:value-type="string">
            <text:p>Größe:170 g</text:p>
          </table:table-cell>
          <table:table-cell office:value-type="string">
            <text:p>1018|1055|1849|1892|3011|3015|3203|3863|3893|3939|4011|4015|4203|4863|4893|4939</text:p>
          </table:table-cell>
        </table:table-row>
        <table:table-row table:style-name="ro1">
          <table:table-cell table:number-columns-repeated="2" office:value-type="float" office:value="5232">
            <text:p>5232</text:p>
          </table:table-cell>
          <table:table-cell office:value-type="string">
            <text:p>BARF Starterkit für Hunde</text:p>
          </table:table-cell>
          <table:table-cell/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6.9">
            <text:p>16,9</text:p>
          </table:table-cell>
          <table:table-cell office:value-type="float" office:value="0">
            <text:p>0</text:p>
          </table:table-cell>
          <table:table-cell/>
          <table:table-cell office:value-type="float" office:value="16.9">
            <text:p>16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52321">
            <text:p>4040056052321</text:p>
          </table:table-cell>
          <table:table-cell/>
          <table:table-cell office:value-type="string">
            <text:p>1017|1018|1849|3011|3190|3864|4011|4190|4864</text:p>
          </table:table-cell>
        </table:table-row>
        <table:table-row table:style-name="ro1">
          <table:table-cell table:number-columns-repeated="2" office:value-type="float" office:value="4320">
            <text:p>4320</text:p>
          </table:table-cell>
          <table:table-cell office:value-type="string">
            <text:p>Fit-BARF Bio-Spirulina</text:p>
          </table:table-cell>
          <table:table-cell office:value-type="string">
            <text:p>36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3206">
            <text:p>4040056043206</text:p>
          </table:table-cell>
          <table:table-cell office:value-type="string">
            <text:p>Größe:36 g</text:p>
          </table:table-cell>
          <table:table-cell office:value-type="string">
            <text:p>1018|1055|1651|1652|1849|1892|3011|3015|3339|3651|3652|3860|3901|4011|4015|4339|4651|4652|4860|4901</text:p>
          </table:table-cell>
        </table:table-row>
        <table:table-row table:style-name="ro1">
          <table:table-cell table:number-columns-repeated="2" office:value-type="float" office:value="4325">
            <text:p>4325</text:p>
          </table:table-cell>
          <table:table-cell office:value-type="string">
            <text:p>Fit-BARF Bio-Chlorella</text:p>
          </table:table-cell>
          <table:table-cell office:value-type="string">
            <text:p>36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3251">
            <text:p>4040056043251</text:p>
          </table:table-cell>
          <table:table-cell office:value-type="string">
            <text:p>Größe:36 g</text:p>
          </table:table-cell>
          <table:table-cell office:value-type="string">
            <text:p>1018|1055|1651|1652|1849|1892|3011|3015|3651|3652|3860|3901|3936|4011|4015|4651|4652|4860|4901|4936</text:p>
          </table:table-cell>
        </table:table-row>
        <table:table-row table:style-name="ro1">
          <table:table-cell table:number-columns-repeated="2" office:value-type="float" office:value="98">
            <text:p>98</text:p>
          </table:table-cell>
          <table:table-cell office:value-type="string">
            <text:p>VeaVet Ohrenpflege mild 20 ml</text:p>
          </table:table-cell>
          <table:table-cell/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988">
            <text:p>4040056000988</text:p>
          </table:table-cell>
          <table:table-cell/>
          <table:table-cell office:value-type="string">
            <text:p>1006|1018|1055|1103|1118|1126|1142|1144|1173|1179|1918</text:p>
          </table:table-cell>
        </table:table-row>
        <table:table-row table:style-name="ro2">
          <table:table-cell table:number-columns-repeated="2" office:value-type="float" office:value="4165">
            <text:p>4165</text:p>
          </table:table-cell>
          <table:table-cell office:value-type="string">
            <text:p>Bio-Bachblüten S.O.S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653">
            <text:p>4040056041653</text:p>
          </table:table-cell>
          <table:table-cell/>
          <table:table-cell office:value-type="string">
            <text:p>1018|1055|1108|1142|1254|1495|1651|1652|1655|1925|3020|3362|3488|3490|3491|3492|3493|3495|3498|3651|3652|3655|3669|3837|3877|4020|4362|4488|4490|4491|4492|4493|4495|4498|4651|4652|4655|4669|4837|4877</text:p>
          </table:table-cell>
        </table:table-row>
        <table:table-row table:style-name="ro1">
          <table:table-cell table:number-columns-repeated="2" office:value-type="float" office:value="503">
            <text:p>503</text:p>
          </table:table-cell>
          <table:table-cell office:value-type="string">
            <text:p>VeaVet Pflegemineralspray</text:p>
          </table:table-cell>
          <table:table-cell office:value-type="string">
            <text:p>2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5037">
            <text:p>4040056005037</text:p>
          </table:table-cell>
          <table:table-cell office:value-type="string">
            <text:p>Größe:20 ml</text:p>
          </table:table-cell>
          <table:table-cell office:value-type="string">
            <text:p>1005|1006|1018|1055|1103|1126|1142|1144|1179|1222|1651|1652|1655|1834|1883|1975</text:p>
          </table:table-cell>
        </table:table-row>
        <table:table-row table:style-name="ro1">
          <table:table-cell table:number-columns-repeated="2" office:value-type="float" office:value="630">
            <text:p>630</text:p>
          </table:table-cell>
          <table:table-cell office:value-type="string">
            <text:p>Singulares Bio-Sacha Inchi Öl</text:p>
          </table:table-cell>
          <table:table-cell office:value-type="string">
            <text:p>5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8.95">
            <text:p>8,95</text:p>
          </table:table-cell>
          <table:table-cell office:value-type="float" office:value="0">
            <text:p>0</text:p>
          </table:table-cell>
          <table:table-cell/>
          <table:table-cell office:value-type="float" office:value="8.95">
            <text:p>8,9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300">
            <text:p>4040056006300</text:p>
          </table:table-cell>
          <table:table-cell office:value-type="string">
            <text:p>Größe:50 ml</text:p>
          </table:table-cell>
          <table:table-cell office:value-type="string">
            <text:p>1018|1055|1142|1517|1559|1651|1652|1655|1849|1892|1923</text:p>
          </table:table-cell>
        </table:table-row>
        <table:table-row table:style-name="ro1">
          <table:table-cell table:number-columns-repeated="2" office:value-type="float" office:value="4142">
            <text:p>4142</text:p>
          </table:table-cell>
          <table:table-cell office:value-type="string">
            <text:p>Fit-BARF Rinderfett 500 ml</text:p>
          </table:table-cell>
          <table:table-cell/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/>
          <table:table-cell office:value-type="float" office:value="8.5">
            <text:p>8,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424">
            <text:p>4040056041424</text:p>
          </table:table-cell>
          <table:table-cell/>
          <table:table-cell office:value-type="string">
            <text:p>1018|1055|1517|1559|1849|1892</text:p>
          </table:table-cell>
        </table:table-row>
        <table:table-row table:style-name="ro1">
          <table:table-cell table:number-columns-repeated="2" office:value-type="float" office:value="635">
            <text:p>635</text:p>
          </table:table-cell>
          <table:table-cell office:value-type="string">
            <text:p>Welpenmilch</text:p>
          </table:table-cell>
          <table:table-cell office:value-type="string">
            <text:p>9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355">
            <text:p>4040056006355</text:p>
          </table:table-cell>
          <table:table-cell office:value-type="string">
            <text:p>Größe:90 g</text:p>
          </table:table-cell>
          <table:table-cell office:value-type="string">
            <text:p>1211|1651|1847|3529|3567|3651|3652|4529|4567|4651|4652</text:p>
          </table:table-cell>
        </table:table-row>
        <table:table-row table:style-name="ro1">
          <table:table-cell table:number-columns-repeated="2" office:value-type="float" office:value="4223">
            <text:p>4223</text:p>
          </table:table-cell>
          <table:table-cell office:value-type="string">
            <text:p>Fit-Hap Kauhorn</text:p>
          </table:table-cell>
          <table:table-cell office:value-type="string">
            <text:p>Gr. S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230">
            <text:p>4040056042230</text:p>
          </table:table-cell>
          <table:table-cell office:value-type="string">
            <text:p>Größe:Gr. S</text:p>
          </table:table-cell>
          <table:table-cell office:value-type="string">
            <text:p>1018|1651|1827</text:p>
          </table:table-cell>
        </table:table-row>
        <table:table-row table:style-name="ro1">
          <table:table-cell table:number-columns-repeated="2" office:value-type="float" office:value="633">
            <text:p>633</text:p>
          </table:table-cell>
          <table:table-cell office:value-type="string">
            <text:p>Singulares Bio-Borretschöl 50ml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331">
            <text:p>4040056006331</text:p>
          </table:table-cell>
          <table:table-cell/>
          <table:table-cell office:value-type="string">
            <text:p>1517|1892|3011|3102|3175|3651|3724|3854|3896|4011|4102|4175|4651|4724|4854|4896</text:p>
          </table:table-cell>
        </table:table-row>
        <table:table-row table:style-name="ro1">
          <table:table-cell table:number-columns-repeated="2" office:value-type="float" office:value="4143">
            <text:p>4143</text:p>
          </table:table-cell>
          <table:table-cell office:value-type="string">
            <text:p>Singulares Bio-Kokosöl</text:p>
          </table:table-cell>
          <table:table-cell office:value-type="string">
            <text:p>2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,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431">
            <text:p>4040056041431</text:p>
          </table:table-cell>
          <table:table-cell office:value-type="string">
            <text:p>Größe:200 ml</text:p>
          </table:table-cell>
          <table:table-cell office:value-type="string">
            <text:p>1005|1006|1007|1017|1018|1051|1052|1053|1055|1122|1166|1178|1193|1223|1500|1517|1559|1849|1892|1942|1952|3005|3006|3007|3023|3024|3025|3053|3102|3103|3125|3126|3166|3175|3178|3193|3223|3528|3556|3576|3585|3651|3652|3724|3836|3854|3871|3883|3896|4005|4006|4007|4023|4024|4025|4053|4102|4103|4125|4126|4166|4175|4178|4193|4223|4485|4528|4556|4576|4585|4651|4652|4724|4836|4854|4871|4883|4896</text:p>
          </table:table-cell>
        </table:table-row>
        <table:table-row table:style-name="ro1">
          <table:table-cell table:number-columns-repeated="2" office:value-type="float" office:value="638">
            <text:p>638</text:p>
          </table:table-cell>
          <table:table-cell office:value-type="string">
            <text:p>ZeckEx herbal</text:p>
          </table:table-cell>
          <table:table-cell office:value-type="string">
            <text:p>100 g</text:p>
          </table:table-cell>
          <table:table-cell office:value-type="string">
            <text:p>insektoVet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386">
            <text:p>4040056006386</text:p>
          </table:table-cell>
          <table:table-cell office:value-type="string">
            <text:p>Größe:100 g</text:p>
          </table:table-cell>
          <table:table-cell office:value-type="string">
            <text:p>1651|1950|1952|3014|3034|3103|3283|3348|3406|3651|3908|4014|4034|4103|4283|4284|4348|4406|4651|4908</text:p>
          </table:table-cell>
        </table:table-row>
        <table:table-row table:style-name="ro1">
          <table:table-cell table:number-columns-repeated="2" office:value-type="float" office:value="4144">
            <text:p>4144</text:p>
          </table:table-cell>
          <table:table-cell office:value-type="string">
            <text:p>Fit-BARF Seealgenmehl</text:p>
          </table:table-cell>
          <table:table-cell office:value-type="string">
            <text:p>250 g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448">
            <text:p>4040056041448</text:p>
          </table:table-cell>
          <table:table-cell office:value-type="string">
            <text:p>Größe:250 g</text:p>
          </table:table-cell>
          <table:table-cell office:value-type="string">
            <text:p>1018|1055|1849|1892|3011|3015|3648|3860|3901|4011|4015|4648|4860|4901</text:p>
          </table:table-cell>
        </table:table-row>
        <table:table-row table:style-name="ro1">
          <table:table-cell table:number-columns-repeated="2" office:value-type="float" office:value="1105">
            <text:p>1105</text:p>
          </table:table-cell>
          <table:table-cell office:value-type="string">
            <text:p>Singulares Eierschalenmehl Natur Struktur</text:p>
          </table:table-cell>
          <table:table-cell office:value-type="string">
            <text:p>350 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052">
            <text:p>4040056011052</text:p>
          </table:table-cell>
          <table:table-cell office:value-type="string">
            <text:p>Größe:350 g</text:p>
          </table:table-cell>
          <table:table-cell office:value-type="string">
            <text:p>1018|1055|1211|1517|1559|1872</text:p>
          </table:table-cell>
        </table:table-row>
        <table:table-row table:style-name="ro1">
          <table:table-cell table:number-columns-repeated="2" office:value-type="float" office:value="1114">
            <text:p>1114</text:p>
          </table:table-cell>
          <table:table-cell office:value-type="string">
            <text:p>Singulares Leinöl</text:p>
          </table:table-cell>
          <table:table-cell office:value-type="string">
            <text:p>1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5.95">
            <text:p>5,95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144">
            <text:p>4040056011144</text:p>
          </table:table-cell>
          <table:table-cell office:value-type="string">
            <text:p>Größe:100 ml</text:p>
          </table:table-cell>
          <table:table-cell office:value-type="string">
            <text:p>1018|1055|1517|1559|1651|1652|1892|3854|3896|4102|4120|4125|4361|4651|4652|4724|4854|4896</text:p>
          </table:table-cell>
        </table:table-row>
        <table:table-row table:style-name="ro1">
          <table:table-cell table:number-columns-repeated="2" office:value-type="float" office:value="650120">
            <text:p>650120</text:p>
          </table:table-cell>
          <table:table-cell office:value-type="string">
            <text:p>herbaVet Coragin</text:p>
          </table:table-cell>
          <table:table-cell office:value-type="string">
            <text:p>7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1.95">
            <text:p>21,95</text:p>
          </table:table-cell>
          <table:table-cell office:value-type="float" office:value="20.51">
            <text:p>20,51</text:p>
          </table:table-cell>
          <table:table-cell office:value-type="float" office:value="0">
            <text:p>0</text:p>
          </table:table-cell>
          <table:table-cell/>
          <table:table-cell office:value-type="float" office:value="20.51">
            <text:p>20,5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201">
            <text:p>4040056501201</text:p>
          </table:table-cell>
          <table:table-cell office:value-type="string">
            <text:p>Größe:70 g</text:p>
          </table:table-cell>
          <table:table-cell office:value-type="string">
            <text:p>1008|1018|1055|1142|1651|1652|1655|3107|3129|3334|3651|3652|3655|3729|3823|4107|4129|4334|4651|4652|4655|4729|4823</text:p>
          </table:table-cell>
        </table:table-row>
        <table:table-row table:style-name="ro1">
          <table:table-cell table:number-columns-repeated="2" office:value-type="float" office:value="650125">
            <text:p>650125</text:p>
          </table:table-cell>
          <table:table-cell office:value-type="string">
            <text:p>herbaVet Cutis pro Spray</text:p>
          </table:table-cell>
          <table:table-cell office:value-type="string">
            <text:p>50 ml</text:p>
          </table:table-cell>
          <table:table-cell office:value-type="string">
            <text:p>herbaVet</text:p>
          </table:table-cell>
          <table:table-cell office:value-type="float" office:value="16">
            <text:p>16</text:p>
          </table:table-cell>
          <table:table-cell office:value-type="float" office:value="17.95">
            <text:p>17,95</text:p>
          </table:table-cell>
          <table:table-cell office:value-type="float" office:value="15.08">
            <text:p>15,08</text:p>
          </table:table-cell>
          <table:table-cell office:value-type="float" office:value="0">
            <text:p>0</text:p>
          </table:table-cell>
          <table:table-cell/>
          <table:table-cell office:value-type="float" office:value="15.08">
            <text:p>15,08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256">
            <text:p>4040056501256</text:p>
          </table:table-cell>
          <table:table-cell office:value-type="string">
            <text:p>Größe:50 ml</text:p>
          </table:table-cell>
          <table:table-cell office:value-type="string">
            <text:p>1005|1006|1007|1008|1018|1053|1055|1142|1431|1451|1651|1652|3103|3126|3651|3652|3729|3823|3834|3835|3885|3886|4103|4126|4651|4652|4729|4823|4834|4835|4885|4886</text:p>
          </table:table-cell>
        </table:table-row>
        <table:table-row table:style-name="ro1">
          <table:table-cell table:number-columns-repeated="2" office:value-type="float" office:value="650130">
            <text:p>650130</text:p>
          </table:table-cell>
          <table:table-cell office:value-type="string">
            <text:p>herbaVet Enterogin probiotic</text:p>
          </table:table-cell>
          <table:table-cell office:value-type="string">
            <text:p>10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10.23">
            <text:p>10,23</text:p>
          </table:table-cell>
          <table:table-cell office:value-type="float" office:value="0">
            <text:p>0</text:p>
          </table:table-cell>
          <table:table-cell/>
          <table:table-cell office:value-type="float" office:value="10.23">
            <text:p>10,2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300">
            <text:p>4040056501300</text:p>
          </table:table-cell>
          <table:table-cell office:value-type="string">
            <text:p>Größe:100 ml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table:number-columns-repeated="2" office:value-type="float" office:value="650103">
            <text:p>650103</text:p>
          </table:table-cell>
          <table:table-cell office:value-type="string">
            <text:p>herbaVet Urogin</text:p>
          </table:table-cell>
          <table:table-cell office:value-type="string">
            <text:p>12,5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13.97">
            <text:p>13,97</text:p>
          </table:table-cell>
          <table:table-cell office:value-type="float" office:value="0">
            <text:p>0</text:p>
          </table:table-cell>
          <table:table-cell/>
          <table:table-cell office:value-type="float" office:value="13.97">
            <text:p>13,97</text:p>
          </table:table-cell>
          <table:table-cell office:value-type="float" office:value="12.5">
            <text:p>12,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034">
            <text:p>4040056501034</text:p>
          </table:table-cell>
          <table:table-cell office:value-type="string">
            <text:p>Größe:12,5 g</text:p>
          </table:table-cell>
          <table:table-cell office:value-type="string">
            <text:p>1018|1055|1651|1652|3729|3823|4729|4823</text:p>
          </table:table-cell>
        </table:table-row>
        <table:table-row table:style-name="ro1">
          <table:table-cell table:number-columns-repeated="2" office:value-type="float" office:value="650140">
            <text:p>650140</text:p>
          </table:table-cell>
          <table:table-cell office:value-type="string">
            <text:p>herbaVet Respiragin liquid</text:p>
          </table:table-cell>
          <table:table-cell office:value-type="string">
            <text:p>10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7.95">
            <text:p>17,95</text:p>
          </table:table-cell>
          <table:table-cell office:value-type="float" office:value="16.77">
            <text:p>16,77</text:p>
          </table:table-cell>
          <table:table-cell office:value-type="float" office:value="0">
            <text:p>0</text:p>
          </table:table-cell>
          <table:table-cell/>
          <table:table-cell office:value-type="float" office:value="16.77">
            <text:p>16,77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409">
            <text:p>4040056501409</text:p>
          </table:table-cell>
          <table:table-cell office:value-type="string">
            <text:p>Größe:100 ml</text:p>
          </table:table-cell>
          <table:table-cell office:value-type="string">
            <text:p>1018|1055|1142|1651|1652|1655|3092|3093|3651|3655|3729|3823|3839|3912|4092|4093|4651|4655|4729|4823|4839|4912</text:p>
          </table:table-cell>
        </table:table-row>
        <table:table-row table:style-name="ro1">
          <table:table-cell table:number-columns-repeated="2" office:value-type="float" office:value="650108">
            <text:p>650108</text:p>
          </table:table-cell>
          <table:table-cell office:value-type="string">
            <text:p>herbaVet Zytogin</text:p>
          </table:table-cell>
          <table:table-cell office:value-type="string">
            <text:p>25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13.03">
            <text:p>13,03</text:p>
          </table:table-cell>
          <table:table-cell office:value-type="float" office:value="0">
            <text:p>0</text:p>
          </table:table-cell>
          <table:table-cell/>
          <table:table-cell office:value-type="float" office:value="13.03">
            <text:p>13,0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089">
            <text:p>4040056501089</text:p>
          </table:table-cell>
          <table:table-cell office:value-type="string">
            <text:p>Größe:25 g</text:p>
          </table:table-cell>
          <table:table-cell office:value-type="string">
            <text:p>1018|1055|1142|1651|1652|3338|3355|3729|3823|3963|4338|4355|4729|4823|4963</text:p>
          </table:table-cell>
        </table:table-row>
        <table:table-row table:style-name="ro1">
          <table:table-cell table:number-columns-repeated="2" office:value-type="float" office:value="650146">
            <text:p>650146</text:p>
          </table:table-cell>
          <table:table-cell office:value-type="string">
            <text:p>herbaVet Immunogin</text:p>
          </table:table-cell>
          <table:table-cell office:value-type="string">
            <text:p>35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23.32">
            <text:p>23,32</text:p>
          </table:table-cell>
          <table:table-cell office:value-type="float" office:value="0">
            <text:p>0</text:p>
          </table:table-cell>
          <table:table-cell/>
          <table:table-cell office:value-type="float" office:value="23.32">
            <text:p>23,32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461">
            <text:p>4040056501461</text:p>
          </table:table-cell>
          <table:table-cell office:value-type="string">
            <text:p>Größe:35 g</text:p>
          </table:table-cell>
          <table:table-cell office:value-type="string">
            <text:p>1018|1055|1142|1651|1652|1655|3101|3124|3218|3651|3652|3655|3729|3823|3828|3865|3925|4101|4124|4218|4651|4652|4655|4729|4823|4828|4865|4925</text:p>
          </table:table-cell>
        </table:table-row>
        <table:table-row table:style-name="ro1">
          <table:table-cell table:number-columns-repeated="2" office:value-type="float" office:value="650155">
            <text:p>650155</text:p>
          </table:table-cell>
          <table:table-cell office:value-type="string">
            <text:p>herbaVet Hepargin</text:p>
          </table:table-cell>
          <table:table-cell office:value-type="string">
            <text:p>10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13.97">
            <text:p>13,97</text:p>
          </table:table-cell>
          <table:table-cell office:value-type="float" office:value="0">
            <text:p>0</text:p>
          </table:table-cell>
          <table:table-cell/>
          <table:table-cell office:value-type="float" office:value="13.97">
            <text:p>13,97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553">
            <text:p>4040056501553</text:p>
          </table:table-cell>
          <table:table-cell office:value-type="string">
            <text:p>Größe:100 g</text:p>
          </table:table-cell>
          <table:table-cell office:value-type="string">
            <text:p>1017|1018|1055|1142|1651|1652|1655|3017|3101|3124|3218|3513|3621|3651|3652|3655|3729|3823|3866|4017|4101|4124|4218|4513|4621|4651|4652|4655|4729|4823|4866</text:p>
          </table:table-cell>
        </table:table-row>
        <table:table-row table:style-name="ro2">
          <table:table-cell table:number-columns-repeated="2" office:value-type="float" office:value="4166">
            <text:p>4166</text:p>
          </table:table-cell>
          <table:table-cell office:value-type="string">
            <text:p>Bio-Bachblüten S.O.S 1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/>
          <table:table-cell office:value-type="float" office:value="5.6">
            <text:p>5,6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660">
            <text:p>4040056041660</text:p>
          </table:table-cell>
          <table:table-cell/>
          <table:table-cell office:value-type="string">
            <text:p>1018|1055|1108|1142|1254|1495|1651|1652|1655|1925|3020|3362|3488|3490|3491|3492|3493|3495|3498|3651|3652|3655|3669|3837|3877|4020|4362|4488|4490|4491|4492|4493|4495|4498|4651|4652|4655|4669|4837|4877</text:p>
          </table:table-cell>
        </table:table-row>
        <table:table-row table:style-name="ro1">
          <table:table-cell table:number-columns-repeated="2" office:value-type="float" office:value="640">
            <text:p>640</text:p>
          </table:table-cell>
          <table:table-cell office:value-type="string">
            <text:p>Singulares Knoblauchgranulat</text:p>
          </table:table-cell>
          <table:table-cell office:value-type="string">
            <text:p>300 g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/>
          <table:table-cell office:value-type="float" office:value="6.5">
            <text:p>6,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6409">
            <text:p>4040056006409</text:p>
          </table:table-cell>
          <table:table-cell office:value-type="string">
            <text:p>Größe:300 g</text:p>
          </table:table-cell>
          <table:table-cell office:value-type="string">
            <text:p>1018|1142|1655|3376|3607|3655|3724|3859|4133|4137|4139|4376|4607|4655|4724|4859</text:p>
          </table:table-cell>
        </table:table-row>
        <table:table-row table:style-name="ro1">
          <table:table-cell table:number-columns-repeated="2" office:value-type="float" office:value="1120">
            <text:p>1120</text:p>
          </table:table-cell>
          <table:table-cell office:value-type="string">
            <text:p>VeaVet Pfotenpflegespray 20ml</text:p>
          </table:table-cell>
          <table:table-cell/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205">
            <text:p>4040056011205</text:p>
          </table:table-cell>
          <table:table-cell/>
          <table:table-cell office:value-type="string">
            <text:p>1018|1651|4108|4629|4651</text:p>
          </table:table-cell>
        </table:table-row>
        <table:table-row table:style-name="ro1">
          <table:table-cell table:number-columns-repeated="2" office:value-type="float" office:value="4145">
            <text:p>4145</text:p>
          </table:table-cell>
          <table:table-cell office:value-type="string">
            <text:p>Bio Fell &amp; Haut Vital Öl</text:p>
          </table:table-cell>
          <table:table-cell office:value-type="string">
            <text:p>5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8.95">
            <text:p>8,95</text:p>
          </table:table-cell>
          <table:table-cell office:value-type="float" office:value="0">
            <text:p>0</text:p>
          </table:table-cell>
          <table:table-cell/>
          <table:table-cell office:value-type="float" office:value="8.95">
            <text:p>8,9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455">
            <text:p>4040056041455</text:p>
          </table:table-cell>
          <table:table-cell office:value-type="string">
            <text:p>Größe:50 ml</text:p>
          </table:table-cell>
          <table:table-cell office:value-type="string">
            <text:p>1018|1055|1103|1126|1517|1651|1652|1834|1883|3011|3102|3103|3126|3175|3362|3651|3652|3836|3883|4011|4102|4103|4126|4175|4362|4651|4652|4836|4883</text:p>
          </table:table-cell>
        </table:table-row>
        <table:table-row table:style-name="ro1">
          <table:table-cell table:number-columns-repeated="2" office:value-type="float" office:value="4176">
            <text:p>4176</text:p>
          </table:table-cell>
          <table:table-cell office:value-type="string">
            <text:p>Fit-BARF Öl D3</text:p>
          </table:table-cell>
          <table:table-cell office:value-type="string">
            <text:p>1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769">
            <text:p>4040056041769</text:p>
          </table:table-cell>
          <table:table-cell office:value-type="string">
            <text:p>Größe:100 ml</text:p>
          </table:table-cell>
          <table:table-cell office:value-type="string">
            <text:p>1018|1055|1517|1559|1849|1892</text:p>
          </table:table-cell>
        </table:table-row>
        <table:table-row table:style-name="ro1">
          <table:table-cell table:number-columns-repeated="2" office:value-type="float" office:value="4170">
            <text:p>4170</text:p>
          </table:table-cell>
          <table:table-cell office:value-type="string">
            <text:p>Fit-BARF DarmFlora plus</text:p>
          </table:table-cell>
          <table:table-cell office:value-type="string">
            <text:p>1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707">
            <text:p>4040056041707</text:p>
          </table:table-cell>
          <table:table-cell office:value-type="string">
            <text:p>Größe:100 ml</text:p>
          </table:table-cell>
          <table:table-cell office:value-type="string">
            <text:p>1018|1055|1849|1892|3011|3190|3203|4011|4190|4203</text:p>
          </table:table-cell>
        </table:table-row>
        <table:table-row table:style-name="ro1">
          <table:table-cell table:number-columns-repeated="2" office:value-type="float" office:value="650135">
            <text:p>650135</text:p>
          </table:table-cell>
          <table:table-cell office:value-type="string">
            <text:p>herbaVet Osteogin</text:p>
          </table:table-cell>
          <table:table-cell office:value-type="string">
            <text:p>75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23.31">
            <text:p>23,31</text:p>
          </table:table-cell>
          <table:table-cell office:value-type="float" office:value="0">
            <text:p>0</text:p>
          </table:table-cell>
          <table:table-cell/>
          <table:table-cell office:value-type="float" office:value="23.31">
            <text:p>23,3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355">
            <text:p>4040056501355</text:p>
          </table:table-cell>
          <table:table-cell office:value-type="string">
            <text:p>Größe:75 g</text:p>
          </table:table-cell>
          <table:table-cell office:value-type="string">
            <text:p>1018|1055|1142|1651|1652|1655</text:p>
          </table:table-cell>
        </table:table-row>
        <table:table-row table:style-name="ro1">
          <table:table-cell table:number-columns-repeated="2" office:value-type="float" office:value="544">
            <text:p>544</text:p>
          </table:table-cell>
          <table:table-cell office:value-type="string">
            <text:p>VeaVet Pflegeshampoo</text:p>
          </table:table-cell>
          <table:table-cell office:value-type="string">
            <text:p>1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5440">
            <text:p>4040056005440</text:p>
          </table:table-cell>
          <table:table-cell office:value-type="string">
            <text:p>Größe:100 ml</text:p>
          </table:table-cell>
          <table:table-cell office:value-type="string">
            <text:p>1055|1103|1651|1652|1655|1834|3014|3019|3027|3028|3105|3133|3137|3629|3651|3652|3655|3727|3845|3882|4014|4019|4027|4028|4105|4133|4137|4284|4629|4651|4652|4655|4727|4845|4882|4887</text:p>
          </table:table-cell>
        </table:table-row>
        <table:table-row table:style-name="ro1">
          <table:table-cell table:number-columns-repeated="2" office:value-type="float" office:value="539">
            <text:p>539</text:p>
          </table:table-cell>
          <table:table-cell office:value-type="string">
            <text:p>insektoVet Shampoo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5396">
            <text:p>4040056005396</text:p>
          </table:table-cell>
          <table:table-cell office:value-type="string">
            <text:p>Größe:100 ml</text:p>
          </table:table-cell>
          <table:table-cell office:value-type="string">
            <text:p>1006|1018|1055|1142|1950|1953|1954</text:p>
          </table:table-cell>
        </table:table-row>
        <table:table-row table:style-name="ro1">
          <table:table-cell table:number-columns-repeated="2" office:value-type="float" office:value="617">
            <text:p>617</text:p>
          </table:table-cell>
          <table:table-cell office:value-type="string">
            <text:p>insektoVet Total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2.95">
            <text:p>12,9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171">
            <text:p>4040056006171</text:p>
          </table:table-cell>
          <table:table-cell office:value-type="string">
            <text:p>Größe:50 ml</text:p>
          </table:table-cell>
          <table:table-cell office:value-type="string">
            <text:p>1008|1018|1055|1142|1431|1950|1952|1953|1954|1956|3005|3006|3014|3019|3027|3028|3029|3030|3255|3429|3651|3652|3655|3727|3909|4005|4006|4014|4019|4027|4028|4029|4030|4255|4284|4429|4651|4652|4655|4727|4909</text:p>
          </table:table-cell>
        </table:table-row>
        <table:table-row table:style-name="ro1">
          <table:table-cell table:number-columns-repeated="2" office:value-type="float" office:value="4230">
            <text:p>4230</text:p>
          </table:table-cell>
          <table:table-cell office:value-type="string">
            <text:p>Fit-BARF WürzMix 50g</text:p>
          </table:table-cell>
          <table:table-cell/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6.95">
            <text:p>6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2308">
            <text:p>4040056042308</text:p>
          </table:table-cell>
          <table:table-cell/>
          <table:table-cell office:value-type="string">
            <text:p>1849|3011|3155|3190|3336|3858|3903|4011|4155|4190|4336|4858|4903</text:p>
          </table:table-cell>
        </table:table-row>
        <table:table-row table:style-name="ro2">
          <table:table-cell table:number-columns-repeated="2" office:value-type="float" office:value="4168">
            <text:p>4168</text:p>
          </table:table-cell>
          <table:table-cell office:value-type="string">
            <text:p>Bio-Bachblüten Silvester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684">
            <text:p>4040056041684</text:p>
          </table:table-cell>
          <table:table-cell/>
          <table:table-cell office:value-type="string">
            <text:p>1018|1055|1108|1142|1254|1495|1651|1652|1655|1925|3020|3253|3254|3362|3416|3488|3490|3491|3492|3493|3495|3498|3651|3652|3655|3669|3837|3877|4020|4253|4254|4362|4416|4488|4490|4491|4492|4493|4495|4498|4651|4652|4655|4669|4837|4877</text:p>
          </table:table-cell>
        </table:table-row>
        <table:table-row table:style-name="ro2">
          <table:table-cell table:number-columns-repeated="2" office:value-type="float" office:value="4169">
            <text:p>4169</text:p>
          </table:table-cell>
          <table:table-cell office:value-type="string">
            <text:p>Bio-Bachblüten Angst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691">
            <text:p>4040056041691</text:p>
          </table:table-cell>
          <table:table-cell/>
          <table:table-cell office:value-type="string">
            <text:p>1018|1108|1254|1651|1925|3362|3488|3490|3493|3495|3498|3651|4362|4488|4490|4493|4495|4498|4651</text:p>
          </table:table-cell>
        </table:table-row>
        <table:table-row table:style-name="ro2">
          <table:table-cell table:number-columns-repeated="2" office:value-type="float" office:value="4174">
            <text:p>4174</text:p>
          </table:table-cell>
          <table:table-cell office:value-type="string">
            <text:p>Bio-Bachblüten Stress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745">
            <text:p>4040056041745</text:p>
          </table:table-cell>
          <table:table-cell/>
          <table:table-cell office:value-type="string">
            <text:p>1018|1055|1108|1142|1254|1495|1651|1652|1655|1925|3362|3488|3490|3491|3492|3493|3495|3498|3651|3652|3655|4362|4488|4490|4491|4492|4493|4495|4498|4651|4652|4655</text:p>
          </table:table-cell>
        </table:table-row>
        <table:table-row table:style-name="ro2">
          <table:table-cell table:number-columns-repeated="2" office:value-type="float" office:value="4175">
            <text:p>4175</text:p>
          </table:table-cell>
          <table:table-cell office:value-type="string">
            <text:p>Bio-Bachblüten Trauer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752">
            <text:p>4040056041752</text:p>
          </table:table-cell>
          <table:table-cell/>
          <table:table-cell office:value-type="string">
            <text:p>1018|1108|1495|1651|3362|3488|3490|3493|3495|3651|4362|4488|4490|4493|4495|4651</text:p>
          </table:table-cell>
        </table:table-row>
        <table:table-row table:style-name="ro1">
          <table:table-cell table:number-columns-repeated="2" office:value-type="float" office:value="650123">
            <text:p>650123</text:p>
          </table:table-cell>
          <table:table-cell office:value-type="string">
            <text:p>herbaVet Enterogin</text:p>
          </table:table-cell>
          <table:table-cell office:value-type="string">
            <text:p>7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7.95">
            <text:p>17,95</text:p>
          </table:table-cell>
          <table:table-cell office:value-type="float" office:value="16.78">
            <text:p>16,78</text:p>
          </table:table-cell>
          <table:table-cell office:value-type="float" office:value="0">
            <text:p>0</text:p>
          </table:table-cell>
          <table:table-cell/>
          <table:table-cell office:value-type="float" office:value="16.78">
            <text:p>16,7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232">
            <text:p>4040056501232</text:p>
          </table:table-cell>
          <table:table-cell office:value-type="string">
            <text:p>Größe:70 g</text:p>
          </table:table-cell>
          <table:table-cell office:value-type="string">
            <text:p>1018|1055|1142|1651|1655|3515|3630|3651|3655|3729|3823|3843|3929|4515|4630|4651|4655|4729|4823|4843|4929</text:p>
          </table:table-cell>
        </table:table-row>
        <table:table-row table:style-name="ro1">
          <table:table-cell table:number-columns-repeated="2" office:value-type="float" office:value="650112">
            <text:p>650112</text:p>
          </table:table-cell>
          <table:table-cell office:value-type="string">
            <text:p>herbaVet Enterogin liquid</text:p>
          </table:table-cell>
          <table:table-cell office:value-type="string">
            <text:p>10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7.95">
            <text:p>17,95</text:p>
          </table:table-cell>
          <table:table-cell office:value-type="float" office:value="16.78">
            <text:p>16,78</text:p>
          </table:table-cell>
          <table:table-cell office:value-type="float" office:value="0">
            <text:p>0</text:p>
          </table:table-cell>
          <table:table-cell/>
          <table:table-cell office:value-type="float" office:value="16.78">
            <text:p>16,78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126">
            <text:p>4040056501126</text:p>
          </table:table-cell>
          <table:table-cell office:value-type="string">
            <text:p>Größe:100 ml</text:p>
          </table:table-cell>
          <table:table-cell office:value-type="string">
            <text:p>1018|1055|1142|1651|3729|3823|4729|4823</text:p>
          </table:table-cell>
        </table:table-row>
        <table:table-row table:style-name="ro1">
          <table:table-cell table:number-columns-repeated="2" office:value-type="float" office:value="4235">
            <text:p>4235</text:p>
          </table:table-cell>
          <table:table-cell office:value-type="string">
            <text:p>Fit-BARF QuerBeet</text:p>
          </table:table-cell>
          <table:table-cell office:value-type="string">
            <text:p>32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2353">
            <text:p>4040056042353</text:p>
          </table:table-cell>
          <table:table-cell office:value-type="string">
            <text:p>Größe:320 g</text:p>
          </table:table-cell>
          <table:table-cell office:value-type="string">
            <text:p>1018|1849|3011|3132|3856|4011|4132|4856</text:p>
          </table:table-cell>
        </table:table-row>
        <table:table-row table:style-name="ro1">
          <table:table-cell table:number-columns-repeated="2" office:value-type="float" office:value="555">
            <text:p>555</text:p>
          </table:table-cell>
          <table:table-cell office:value-type="string">
            <text:p>ArthroGreen Classic</text:p>
          </table:table-cell>
          <table:table-cell office:value-type="string">
            <text:p>25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556">
            <text:p>4040056005556</text:p>
          </table:table-cell>
          <table:table-cell office:value-type="string">
            <text:p>Größe:25 g</text:p>
          </table:table-cell>
          <table:table-cell office:value-type="string">
            <text:p>1055|1104|1105|1127|1128|1651|1652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table:number-columns-repeated="2" office:value-type="float" office:value="554">
            <text:p>554</text:p>
          </table:table-cell>
          <table:table-cell office:value-type="string">
            <text:p>ArthroGreen plus</text:p>
          </table:table-cell>
          <table:table-cell office:value-type="string">
            <text:p>25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,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549">
            <text:p>4040056005549</text:p>
          </table:table-cell>
          <table:table-cell office:value-type="string">
            <text:p>Größe:25 g</text:p>
          </table:table-cell>
          <table:table-cell office:value-type="string">
            <text:p>1104|1105|1651|3104|3200|3202|3313|3327|3331|3333|3337|3339|3379|3632|3651|3830|4104|4200|4202|4313|4327|4331|4333|4337|4339|4379|4632|4651|4830</text:p>
          </table:table-cell>
        </table:table-row>
        <table:table-row table:style-name="ro1">
          <table:table-cell table:number-columns-repeated="2" office:value-type="float" office:value="561">
            <text:p>561</text:p>
          </table:table-cell>
          <table:table-cell office:value-type="string">
            <text:p>DarmAktiv plus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5617">
            <text:p>4040056005617</text:p>
          </table:table-cell>
          <table:table-cell office:value-type="string">
            <text:p>Größe:100 ml</text:p>
          </table:table-cell>
          <table:table-cell office:value-type="string">
            <text:p>1055|1101|1515|1651|1652|1849|1892|3123|3204|3515|3651|3652|3842|3862|3863|3890|3893|4123|4204|4486|4515|4651|4652|4842|4862|4863|4890|4893</text:p>
          </table:table-cell>
        </table:table-row>
        <table:table-row table:style-name="ro1">
          <table:table-cell table:number-columns-repeated="2" office:value-type="float" office:value="754">
            <text:p>754</text:p>
          </table:table-cell>
          <table:table-cell office:value-type="string">
            <text:p>ZeckEx SpotOn</text:p>
          </table:table-cell>
          <table:table-cell office:value-type="string">
            <text:p>1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/>
          <table:table-cell office:value-type="float" office:value="10.9">
            <text:p>10,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7543">
            <text:p>4040056007543</text:p>
          </table:table-cell>
          <table:table-cell office:value-type="string">
            <text:p>Größe:10 ml</text:p>
          </table:table-cell>
          <table:table-cell office:value-type="string">
            <text:p>1018|1055|1651|1652|1950|1952|1954</text:p>
          </table:table-cell>
        </table:table-row>
        <table:table-row table:style-name="ro1">
          <table:table-cell table:number-columns-repeated="2" office:value-type="float" office:value="557">
            <text:p>557</text:p>
          </table:table-cell>
          <table:table-cell office:value-type="string">
            <text:p>ToxiVet sorb</text:p>
          </table:table-cell>
          <table:table-cell office:value-type="string">
            <text:p>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8.95">
            <text:p>8,9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  <table:table-cell office:value-type="float" office:value="4.9">
            <text:p>4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570">
            <text:p>4040056005570</text:p>
          </table:table-cell>
          <table:table-cell office:value-type="string">
            <text:p>Größe:50 g</text:p>
          </table:table-cell>
          <table:table-cell office:value-type="string">
            <text:p>1018|1055|1101|1123|1124|1497|1515|1651|1652|1866</text:p>
          </table:table-cell>
        </table:table-row>
        <table:table-row table:style-name="ro1">
          <table:table-cell table:number-columns-repeated="2" office:value-type="float" office:value="1145">
            <text:p>1145</text:p>
          </table:table-cell>
          <table:table-cell office:value-type="string">
            <text:p>VeaVet Hautpflegeöl</text:p>
          </table:table-cell>
          <table:table-cell office:value-type="string">
            <text:p>1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6.95">
            <text:p>6,95</text:p>
          </table:table-cell>
          <table:table-cell office:value-type="float" office:value="3.95">
            <text:p>3,95</text:p>
          </table:table-cell>
          <table:table-cell office:value-type="float" office:value="0">
            <text:p>0</text:p>
          </table:table-cell>
          <table:table-cell/>
          <table:table-cell office:value-type="float" office:value="3.95">
            <text:p>3,9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458">
            <text:p>4040056011458</text:p>
          </table:table-cell>
          <table:table-cell office:value-type="string">
            <text:p>Größe:10 ml</text:p>
          </table:table-cell>
          <table:table-cell office:value-type="string">
            <text:p>1018|1103|1651|1834</text:p>
          </table:table-cell>
        </table:table-row>
        <table:table-row table:style-name="ro1">
          <table:table-cell table:number-columns-repeated="2" office:value-type="float" office:value="1126">
            <text:p>1126</text:p>
          </table:table-cell>
          <table:table-cell office:value-type="string">
            <text:p>petGelato HägenRübli</text:p>
          </table:table-cell>
          <table:table-cell office:value-type="string">
            <text:p>50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/>
          <table:table-cell office:value-type="float" office:value="3.25">
            <text:p>3,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267">
            <text:p>4040056011267</text:p>
          </table:table-cell>
          <table:table-cell office:value-type="string">
            <text:p>Größe:50 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table:number-columns-repeated="2" office:value-type="float" office:value="1134">
            <text:p>1134</text:p>
          </table:table-cell>
          <table:table-cell office:value-type="string">
            <text:p>petGelato StracciaVitales</text:p>
          </table:table-cell>
          <table:table-cell office:value-type="string">
            <text:p>50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/>
          <table:table-cell office:value-type="float" office:value="3.25">
            <text:p>3,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342">
            <text:p>4040056011342</text:p>
          </table:table-cell>
          <table:table-cell office:value-type="string">
            <text:p>Größe:50 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table:number-columns-repeated="2" office:value-type="float" office:value="1151">
            <text:p>1151</text:p>
          </table:table-cell>
          <table:table-cell office:value-type="string">
            <text:p>petGelato VeggiFrutti</text:p>
          </table:table-cell>
          <table:table-cell office:value-type="string">
            <text:p>150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519">
            <text:p>4040056011519</text:p>
          </table:table-cell>
          <table:table-cell office:value-type="string">
            <text:p>Größe:150 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table:number-columns-repeated="2" office:value-type="float" office:value="4226">
            <text:p>4226</text:p>
          </table:table-cell>
          <table:table-cell office:value-type="string">
            <text:p>Fit-Hap Rinderhufe (5 St.)</text:p>
          </table:table-cell>
          <table:table-cell/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office:value-type="float" office:value="2.95">
            <text:p>2,95</text:p>
          </table:table-cell>
          <table:table-cell office:value-type="float" office:value="0">
            <text:p>0</text:p>
          </table:table-cell>
          <table:table-cell/>
          <table:table-cell office:value-type="float" office:value="2.95">
            <text:p>2,9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4040056042261">
            <text:p>4040056042261</text:p>
          </table:table-cell>
          <table:table-cell/>
          <table:table-cell office:value-type="string">
            <text:p>1018|1651|1827</text:p>
          </table:table-cell>
        </table:table-row>
        <table:table-row table:style-name="ro1">
          <table:table-cell table:number-columns-repeated="2" office:value-type="float" office:value="751">
            <text:p>751</text:p>
          </table:table-cell>
          <table:table-cell office:value-type="string">
            <text:p>ZeckEx</text:p>
          </table:table-cell>
          <table:table-cell office:value-type="string">
            <text:p>2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6.95">
            <text:p>6,95</text:p>
          </table:table-cell>
          <table:table-cell office:value-type="float" office:value="3.95">
            <text:p>3,95</text:p>
          </table:table-cell>
          <table:table-cell office:value-type="float" office:value="0">
            <text:p>0</text:p>
          </table:table-cell>
          <table:table-cell/>
          <table:table-cell office:value-type="float" office:value="3.95">
            <text:p>3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7512">
            <text:p>4040056007512</text:p>
          </table:table-cell>
          <table:table-cell office:value-type="string">
            <text:p>Größe:20 ml</text:p>
          </table:table-cell>
          <table:table-cell office:value-type="string">
            <text:p>1005|1006|1018|1055|1651|1652|1950|1952</text:p>
          </table:table-cell>
        </table:table-row>
        <table:table-row table:style-name="ro1">
          <table:table-cell table:number-columns-repeated="2" office:value-type="float" office:value="4099">
            <text:p>4099</text:p>
          </table:table-cell>
          <table:table-cell office:value-type="string">
            <text:p>Fit-BARF Sensitive</text:p>
          </table:table-cell>
          <table:table-cell office:value-type="string">
            <text:p>1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6.95">
            <text:p>6,95</text:p>
          </table:table-cell>
          <table:table-cell office:value-type="float" office:value="3.95">
            <text:p>3,95</text:p>
          </table:table-cell>
          <table:table-cell office:value-type="float" office:value="0">
            <text:p>0</text:p>
          </table:table-cell>
          <table:table-cell/>
          <table:table-cell office:value-type="float" office:value="3.95">
            <text:p>3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0991">
            <text:p>4040056040991</text:p>
          </table:table-cell>
          <table:table-cell office:value-type="string">
            <text:p>Größe:100 g</text:p>
          </table:table-cell>
          <table:table-cell office:value-type="string">
            <text:p>1018|1055|1849|3011|3155|3382|3856|3899|4011|4132|4155|4382|4856|4899</text:p>
          </table:table-cell>
        </table:table-row>
        <table:table-row table:style-name="ro1">
          <table:table-cell table:number-columns-repeated="2" office:value-type="float" office:value="4080">
            <text:p>4080</text:p>
          </table:table-cell>
          <table:table-cell office:value-type="string">
            <text:p>Fit-BARF Obst</text:p>
          </table:table-cell>
          <table:table-cell office:value-type="string">
            <text:p>1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4.95">
            <text:p>4,95</text:p>
          </table:table-cell>
          <table:table-cell office:value-type="float" office:value="0">
            <text:p>0</text:p>
          </table:table-cell>
          <table:table-cell/>
          <table:table-cell office:value-type="float" office:value="4.95">
            <text:p>4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0809">
            <text:p>4040056040809</text:p>
          </table:table-cell>
          <table:table-cell office:value-type="string">
            <text:p>Größe:100 g</text:p>
          </table:table-cell>
          <table:table-cell office:value-type="string">
            <text:p>1018|1055|1849|1892|3011|3132|3385|3856|3899|4011|4132|4385|4856|4899</text:p>
          </table:table-cell>
        </table:table-row>
        <table:table-row table:style-name="ro1">
          <table:table-cell table:number-columns-repeated="2" office:value-type="float" office:value="1119">
            <text:p>1119</text:p>
          </table:table-cell>
          <table:table-cell office:value-type="string">
            <text:p>Singulares Eierschalenpulver extrafein</text:p>
          </table:table-cell>
          <table:table-cell office:value-type="string">
            <text:p>90 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5.95">
            <text:p>5,95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199">
            <text:p>4040056011199</text:p>
          </table:table-cell>
          <table:table-cell office:value-type="string">
            <text:p>Größe:90 g</text:p>
          </table:table-cell>
          <table:table-cell office:value-type="string">
            <text:p>1018|1055|1211|1517|1559|1872</text:p>
          </table:table-cell>
        </table:table-row>
        <table:table-row table:style-name="ro1">
          <table:table-cell table:number-columns-repeated="2" office:value-type="float" office:value="575">
            <text:p>575</text:p>
          </table:table-cell>
          <table:table-cell office:value-type="string">
            <text:p>Fit-BARF Hagebuttenschalen fein</text:p>
          </table:table-cell>
          <table:table-cell office:value-type="string">
            <text:p>1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8.95">
            <text:p>8,9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  <table:table-cell office:value-type="float" office:value="4.9">
            <text:p>4,9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754">
            <text:p>4040056005754</text:p>
          </table:table-cell>
          <table:table-cell office:value-type="string">
            <text:p>Größe:150 g</text:p>
          </table:table-cell>
          <table:table-cell office:value-type="string">
            <text:p>1018|1849|3011|3015|3155|3379|3859|3902|4011|4015|4155|4379|4859|4902</text:p>
          </table:table-cell>
        </table:table-row>
        <table:table-row table:style-name="ro1">
          <table:table-cell table:number-columns-repeated="2" office:value-type="float" office:value="183">
            <text:p>183</text:p>
          </table:table-cell>
          <table:table-cell office:value-type="string">
            <text:p>Fit-BARF Bio-Hagebuttenschalen</text:p>
          </table:table-cell>
          <table:table-cell office:value-type="string">
            <text:p>1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1831">
            <text:p>4040056001831</text:p>
          </table:table-cell>
          <table:table-cell office:value-type="string">
            <text:p>Größe:150 g</text:p>
          </table:table-cell>
          <table:table-cell office:value-type="string">
            <text:p>1018|1849|3011|3015|3155|3379|3859|3902|4011|4015|4155|4379|4859|4902</text:p>
          </table:table-cell>
        </table:table-row>
        <table:table-row table:style-name="ro1">
          <table:table-cell table:number-columns-repeated="2" office:value-type="float" office:value="4304">
            <text:p>4304</text:p>
          </table:table-cell>
          <table:table-cell office:value-type="string">
            <text:p>Fit-BARF Gemüseflocken Dreierlei</text:p>
          </table:table-cell>
          <table:table-cell office:value-type="string">
            <text:p>4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/>
          <table:table-cell office:value-type="float" office:value="9.8">
            <text:p>9,8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046">
            <text:p>4040056043046</text:p>
          </table:table-cell>
          <table:table-cell office:value-type="string">
            <text:p>Größe:450 g</text:p>
          </table:table-cell>
          <table:table-cell office:value-type="string">
            <text:p>1017|1018|1849|3011|3017|3855|3899|4011|4017|4132|4855|4856|4899</text:p>
          </table:table-cell>
        </table:table-row>
        <table:table-row table:style-name="ro1">
          <table:table-cell table:number-columns-repeated="2" office:value-type="float" office:value="4148">
            <text:p>4148</text:p>
          </table:table-cell>
          <table:table-cell office:value-type="string">
            <text:p>Fit-BARF Bio-Wiese</text:p>
          </table:table-cell>
          <table:table-cell office:value-type="string">
            <text:p>3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486">
            <text:p>4040056041486</text:p>
          </table:table-cell>
          <table:table-cell office:value-type="string">
            <text:p>Größe:350 g</text:p>
          </table:table-cell>
          <table:table-cell office:value-type="string">
            <text:p>1018|1849|3011|3155|3858|3903|4011|4155|4858|4903</text:p>
          </table:table-cell>
        </table:table-row>
        <table:table-row table:style-name="ro1">
          <table:table-cell table:number-columns-repeated="2" office:value-type="float" office:value="4179">
            <text:p>4179</text:p>
          </table:table-cell>
          <table:table-cell office:value-type="string">
            <text:p>Luna Lupis Dorschlebertran 200ml</text:p>
          </table:table-cell>
          <table:table-cell/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790">
            <text:p>4040056041790</text:p>
          </table:table-cell>
          <table:table-cell/>
          <table:table-cell office:value-type="string">
            <text:p>1017|1517|3378|4378</text:p>
          </table:table-cell>
        </table:table-row>
        <table:table-row table:style-name="ro1">
          <table:table-cell table:number-columns-repeated="2" office:value-type="float" office:value="4149">
            <text:p>4149</text:p>
          </table:table-cell>
          <table:table-cell office:value-type="string">
            <text:p>Luna Lupis Futter-Öl 200ml</text:p>
          </table:table-cell>
          <table:table-cell/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/>
          <table:table-cell office:value-type="float" office:value="7.8">
            <text:p>7,8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493">
            <text:p>4040056041493</text:p>
          </table:table-cell>
          <table:table-cell/>
          <table:table-cell office:value-type="string">
            <text:p>1017|3361|4361</text:p>
          </table:table-cell>
        </table:table-row>
        <table:table-row table:style-name="ro1">
          <table:table-cell table:number-columns-repeated="2" office:value-type="float" office:value="4183">
            <text:p>4183</text:p>
          </table:table-cell>
          <table:table-cell office:value-type="string">
            <text:p>Luna Lupis Omega 3 + D3 200ml</text:p>
          </table:table-cell>
          <table:table-cell/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5.95">
            <text:p>15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837">
            <text:p>4040056041837</text:p>
          </table:table-cell>
          <table:table-cell/>
          <table:table-cell office:value-type="string">
            <text:p>1017|1517|3361|4361</text:p>
          </table:table-cell>
        </table:table-row>
        <table:table-row table:style-name="ro1">
          <table:table-cell table:number-columns-repeated="2" office:value-type="float" office:value="79481">
            <text:p>79481</text:p>
          </table:table-cell>
          <table:table-cell office:value-type="string">
            <text:p>Plakat LunaLupis</text:p>
          </table:table-cell>
          <table:table-cell/>
          <table:table-cell office:value-type="string">
            <text:p>Sonderartikel</text:p>
          </table:table-cell>
          <table:table-cell office:value-type="float" office:value="19">
            <text:p>19</text:p>
          </table:table-cell>
          <table:table-cell office:value-type="float" office:value="1.19">
            <text:p>1,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ück</text:p>
          </table:table-cell>
          <table:table-cell table:number-columns-repeated="3"/>
          <table:table-cell office:value-type="string">
            <text:p>1|1018|1055|1517|1559</text:p>
          </table:table-cell>
        </table:table-row>
        <table:table-row table:style-name="ro1">
          <table:table-cell table:number-columns-repeated="2" office:value-type="float" office:value="4182">
            <text:p>4182</text:p>
          </table:table-cell>
          <table:table-cell office:value-type="string">
            <text:p>Luna Lupis Bio-Hanfnussöl 200ml</text:p>
          </table:table-cell>
          <table:table-cell/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5.95">
            <text:p>15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820">
            <text:p>4040056041820</text:p>
          </table:table-cell>
          <table:table-cell/>
          <table:table-cell office:value-type="string">
            <text:p>1017|1517|3940|4940</text:p>
          </table:table-cell>
        </table:table-row>
        <table:table-row table:style-name="ro1">
          <table:table-cell table:number-columns-repeated="2" office:value-type="float" office:value="4324">
            <text:p>4324</text:p>
          </table:table-cell>
          <table:table-cell office:value-type="string">
            <text:p>Fit-BARF Bio-Amaranthflocken</text:p>
          </table:table-cell>
          <table:table-cell office:value-type="string">
            <text:p>4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/>
          <table:table-cell office:value-type="float" office:value="6.2">
            <text:p>6,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244">
            <text:p>4040056043244</text:p>
          </table:table-cell>
          <table:table-cell office:value-type="string">
            <text:p>Größe:400 g</text:p>
          </table:table-cell>
          <table:table-cell office:value-type="string">
            <text:p>1018|1651|1849|3011|3015|3651|3855|3933|4011|4015|4651|4855|4933</text:p>
          </table:table-cell>
        </table:table-row>
        <table:table-row table:style-name="ro1">
          <table:table-cell table:number-columns-repeated="2" office:value-type="float" office:value="591">
            <text:p>591</text:p>
          </table:table-cell>
          <table:table-cell office:value-type="string">
            <text:p>Magenschutz</text:p>
          </table:table-cell>
          <table:table-cell office:value-type="string">
            <text:p>2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2.9">
            <text:p>12,9</text:p>
          </table:table-cell>
          <table:table-cell office:value-type="float" office:value="0">
            <text:p>0</text:p>
          </table:table-cell>
          <table:table-cell/>
          <table:table-cell office:value-type="float" office:value="12.9">
            <text:p>12,9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914">
            <text:p>4040056005914</text:p>
          </table:table-cell>
          <table:table-cell office:value-type="string">
            <text:p>Größe:200 g</text:p>
          </table:table-cell>
          <table:table-cell office:value-type="string">
            <text:p>1017|1051|1055|1101|1515|1651|1652|1849|3017|3051|3168|3317|3329|3339|3354|3515|3651|3652|3842|3843|3849|3863|3891|3972|4017|4051|4168|4317|4329|4339|4354|4515|4651|4652|4842|4843|4849|4863|4891</text:p>
          </table:table-cell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string">
            <text:p>Abwehrkonzentrat mild</text:p>
          </table:table-cell>
          <table:table-cell office:value-type="string">
            <text:p>1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7.95">
            <text:p>17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339">
            <text:p>4040056000339</text:p>
          </table:table-cell>
          <table:table-cell office:value-type="string">
            <text:p>Größe:10 ml</text:p>
          </table:table-cell>
          <table:table-cell office:value-type="string">
            <text:p>1006|1018|1055|1651|1652|1950|1952|1953|1954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  <table:table-cell office:value-type="string">
            <text:p>MicroMineral Hund &amp; Katze</text:p>
          </table:table-cell>
          <table:table-cell office:value-type="string">
            <text:p>6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1480">
            <text:p>4040056001480</text:p>
          </table:table-cell>
          <table:table-cell office:value-type="string">
            <text:p>Größe:60 g</text:p>
          </table:table-cell>
          <table:table-cell office:value-type="string">
            <text:p>1018|1055|1211|1517|1559|1567|1651|1652|1847|1872|3155|3204|3338|3355|3356|3357|3358|3517|3529|3559|3567|3651|3652|3836|3848|3872|3883|4155|4204|4338|4355|4356|4357|4358|4517|4529|4559|4567|4593|4595|4651|4652|4836|4848|4872|4883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office:value-type="string">
            <text:p>Haut &amp; Pfotenbalsam</text:p>
          </table:table-cell>
          <table:table-cell office:value-type="string">
            <text:p>3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735">
            <text:p>4040056000735</text:p>
          </table:table-cell>
          <table:table-cell office:value-type="string">
            <text:p>Größe:30 ml</text:p>
          </table:table-cell>
          <table:table-cell office:value-type="string">
            <text:p>1018|1103|1651|1834|3387|3389|3407|3651|4108|4387|4389|4407|4651|4844</text:p>
          </table:table-cell>
        </table:table-row>
        <table:table-row table:style-name="ro1">
          <table:table-cell table:number-columns-repeated="2" office:value-type="float" office:value="1121">
            <text:p>1121</text:p>
          </table:table-cell>
          <table:table-cell office:value-type="string">
            <text:p>Singulares Lachsöl</text:p>
          </table:table-cell>
          <table:table-cell office:value-type="string">
            <text:p>100 ml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5.95">
            <text:p>5,95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212">
            <text:p>4040056011212</text:p>
          </table:table-cell>
          <table:table-cell office:value-type="string">
            <text:p>Größe:100 ml</text:p>
          </table:table-cell>
          <table:table-cell office:value-type="string">
            <text:p>1018|1055|1517|1559|1651|1652|1883|1892|3854|3896|4102|4120|4361|4651|4652|4724|4854|4896</text:p>
          </table:table-cell>
        </table:table-row>
        <table:table-row table:style-name="ro1">
          <table:table-cell table:number-columns-repeated="2" office:value-type="float" office:value="586">
            <text:p>586</text:p>
          </table:table-cell>
          <table:table-cell office:value-type="string">
            <text:p>MicroMineral Spezial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8.95">
            <text:p>8,95</text:p>
          </table:table-cell>
          <table:table-cell office:value-type="float" office:value="0">
            <text:p>0</text:p>
          </table:table-cell>
          <table:table-cell/>
          <table:table-cell office:value-type="float" office:value="8.95">
            <text:p>8,9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860">
            <text:p>4040056005860</text:p>
          </table:table-cell>
          <table:table-cell office:value-type="string">
            <text:p>Größe:150 g</text:p>
          </table:table-cell>
          <table:table-cell office:value-type="string">
            <text:p>1018|1055|1517|1559|1651|1652|3338|3355|3356|3357|3358|3517|3529|3559|3567|3651|3652|3836|3848|3872|3883|4338|4355|4356|4357|4358|4517|4529|4559|4567|4593|4595|4651|4652|4836|4848|4872|4883</text:p>
          </table:table-cell>
        </table:table-row>
        <table:table-row table:style-name="ro1">
          <table:table-cell table:number-columns-repeated="2" office:value-type="float" office:value="650115">
            <text:p>650115</text:p>
          </table:table-cell>
          <table:table-cell office:value-type="string">
            <text:p>herbaVet Hepargin liquid</text:p>
          </table:table-cell>
          <table:table-cell office:value-type="string">
            <text:p>5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15.84">
            <text:p>15,84</text:p>
          </table:table-cell>
          <table:table-cell office:value-type="float" office:value="0">
            <text:p>0</text:p>
          </table:table-cell>
          <table:table-cell/>
          <table:table-cell office:value-type="float" office:value="15.84">
            <text:p>15,8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157">
            <text:p>4040056501157</text:p>
          </table:table-cell>
          <table:table-cell office:value-type="string">
            <text:p>Größe:50 ml</text:p>
          </table:table-cell>
          <table:table-cell office:value-type="string">
            <text:p>1018|1055|1142|1651|1652|1655|3218|3513|3621|3651|3652|3655|3729|3823|3866|4218|4513|4621|4651|4652|4655|4729|4823|4866</text:p>
          </table:table-cell>
        </table:table-row>
        <table:table-row table:style-name="ro2">
          <table:table-cell table:number-columns-repeated="2" office:value-type="float" office:value="4191">
            <text:p>4191</text:p>
          </table:table-cell>
          <table:table-cell office:value-type="string">
            <text:p>Bio-Bachblüten Eifersucht 20ml</text:p>
          </table:table-cell>
          <table:table-cell/>
          <table:table-cell office:value-type="string">
            <text:p>Bio-Bachblüten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912">
            <text:p>4040056041912</text:p>
          </table:table-cell>
          <table:table-cell/>
          <table:table-cell office:value-type="string">
            <text:p>1018|1055|1108|1142|1254|1495|1651|1652|1655|1925|3253|3254|3488|3491|3493|3495|3498|3651|3652|3655|4253|4254|4488|4491|4493|4495|4498|4651|4652|4655</text:p>
          </table:table-cell>
        </table:table-row>
        <table:table-row table:style-name="ro1">
          <table:table-cell table:number-columns-repeated="2" office:value-type="float" office:value="660">
            <text:p>660</text:p>
          </table:table-cell>
          <table:table-cell office:value-type="string">
            <text:p>FlohEx SpotOn</text:p>
          </table:table-cell>
          <table:table-cell office:value-type="string">
            <text:p>1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/>
          <table:table-cell office:value-type="float" office:value="10.9">
            <text:p>10,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607">
            <text:p>4040056006607</text:p>
          </table:table-cell>
          <table:table-cell office:value-type="string">
            <text:p>Größe:10 ml</text:p>
          </table:table-cell>
          <table:table-cell office:value-type="string">
            <text:p>1018|1651|1950|1953|3014|3019|3245|3348|3406|3428|3651|3907|3910|4014|4019|4245|4348|4428|4651|4907|4910</text:p>
          </table:table-cell>
        </table:table-row>
        <table:table-row table:style-name="ro1">
          <table:table-cell table:number-columns-repeated="2" office:value-type="float" office:value="566">
            <text:p>566</text:p>
          </table:table-cell>
          <table:table-cell office:value-type="string">
            <text:p>ArthroGreen Classic 100 Kapseln</text:p>
          </table:table-cell>
          <table:table-cell/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47.5">
            <text:p>47,5</text:p>
          </table:table-cell>
          <table:table-cell office:value-type="float" office:value="28.5">
            <text:p>28,5</text:p>
          </table:table-cell>
          <table:table-cell office:value-type="float" office:value="0">
            <text:p>0</text:p>
          </table:table-cell>
          <table:table-cell/>
          <table:table-cell office:value-type="float" office:value="28.5">
            <text:p>28,5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662">
            <text:p>4040056005662</text:p>
          </table:table-cell>
          <table:table-cell/>
          <table:table-cell office:value-type="string">
            <text:p>1018|1055|1104|1105|1127|1128|1651|1652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table:number-columns-repeated="2" office:value-type="float" office:value="567">
            <text:p>567</text:p>
          </table:table-cell>
          <table:table-cell office:value-type="string">
            <text:p>ArthroGreen plus 100 Kapseln</text:p>
          </table:table-cell>
          <table:table-cell/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46.95">
            <text:p>46,95</text:p>
          </table:table-cell>
          <table:table-cell office:value-type="float" office:value="27.95">
            <text:p>27,95</text:p>
          </table:table-cell>
          <table:table-cell office:value-type="float" office:value="0">
            <text:p>0</text:p>
          </table:table-cell>
          <table:table-cell/>
          <table:table-cell office:value-type="float" office:value="27.95">
            <text:p>27,95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679">
            <text:p>4040056005679</text:p>
          </table:table-cell>
          <table:table-cell/>
          <table:table-cell office:value-type="string">
            <text:p>1018|1104|1105|1651|3104|3200|3202|3313|3327|3331|3333|3337|3339|3379|3632|3651|4104|4200|4202|4313|4327|4331|4333|4337|4339|4379|4632|4651</text:p>
          </table:table-cell>
        </table:table-row>
        <table:table-row table:style-name="ro1">
          <table:table-cell table:number-columns-repeated="2" office:value-type="float" office:value="565">
            <text:p>565</text:p>
          </table:table-cell>
          <table:table-cell office:value-type="string">
            <text:p>DarmRein Pulver 100 Kapseln</text:p>
          </table:table-cell>
          <table:table-cell/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9.9">
            <text:p>29,9</text:p>
          </table:table-cell>
          <table:table-cell office:value-type="float" office:value="18.5">
            <text:p>18,5</text:p>
          </table:table-cell>
          <table:table-cell office:value-type="float" office:value="0">
            <text:p>0</text:p>
          </table:table-cell>
          <table:table-cell/>
          <table:table-cell office:value-type="float" office:value="18.5">
            <text:p>18,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655">
            <text:p>4040056005655</text:p>
          </table:table-cell>
          <table:table-cell/>
          <table:table-cell office:value-type="string">
            <text:p>1018|1055|1101|1123|1124|1515|1651|1652|3123|3323|3345|3515|3651|3652|3841|3889|4123|4323|4345|4515|4651|4652|4841|4889</text:p>
          </table:table-cell>
        </table:table-row>
        <table:table-row table:style-name="ro1">
          <table:table-cell table:number-columns-repeated="2" office:value-type="float" office:value="626">
            <text:p>626</text:p>
          </table:table-cell>
          <table:table-cell office:value-type="string">
            <text:p>dentaVet Atemfrisch</text:p>
          </table:table-cell>
          <table:table-cell office:value-type="string">
            <text:p>100 g</text:p>
          </table:table-cell>
          <table:table-cell office:value-type="string">
            <text:p>dentaVet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263">
            <text:p>4040056006263</text:p>
          </table:table-cell>
          <table:table-cell office:value-type="string">
            <text:p>Größe:100 g</text:p>
          </table:table-cell>
          <table:table-cell office:value-type="string">
            <text:p>1018|1138|1651|3138|3153|3633|3651|3652|4138|4153|4633|4651|4652</text:p>
          </table:table-cell>
        </table:table-row>
        <table:table-row table:style-name="ro1">
          <table:table-cell table:number-columns-repeated="2" office:value-type="float" office:value="628">
            <text:p>628</text:p>
          </table:table-cell>
          <table:table-cell office:value-type="string">
            <text:p>dentaVet Atemfrisch 100 Kapseln</text:p>
          </table:table-cell>
          <table:table-cell/>
          <table:table-cell office:value-type="string">
            <text:p>dentaVet</text:p>
          </table:table-cell>
          <table:table-cell office:value-type="float" office:value="5">
            <text:p>5</text:p>
          </table:table-cell>
          <table:table-cell office:value-type="float" office:value="29.9">
            <text:p>29,9</text:p>
          </table:table-cell>
          <table:table-cell office:value-type="float" office:value="18.5">
            <text:p>18,5</text:p>
          </table:table-cell>
          <table:table-cell office:value-type="float" office:value="0">
            <text:p>0</text:p>
          </table:table-cell>
          <table:table-cell/>
          <table:table-cell office:value-type="float" office:value="18.5">
            <text:p>18,5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287">
            <text:p>4040056006287</text:p>
          </table:table-cell>
          <table:table-cell/>
          <table:table-cell office:value-type="string">
            <text:p>1018|1138|1651|3138|3153|3633|3648|3651|3652|4138|4153|4633|4648|4651|4652</text:p>
          </table:table-cell>
        </table:table-row>
        <table:table-row table:style-name="ro1">
          <table:table-cell table:number-columns-repeated="2" office:value-type="float" office:value="313">
            <text:p>313</text:p>
          </table:table-cell>
          <table:table-cell office:value-type="string">
            <text:p>DarmRein Pulver</text:p>
          </table:table-cell>
          <table:table-cell office:value-type="string">
            <text:p>2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3132">
            <text:p>4040056003132</text:p>
          </table:table-cell>
          <table:table-cell office:value-type="string">
            <text:p>Größe:20 g</text:p>
          </table:table-cell>
          <table:table-cell office:value-type="string">
            <text:p>1006|1018|1024|1055|1101|1123|1124|1515|1651|1652|3006|3024|3123|3176|3323|3345|3515|3651|3652|3841|3889|4006|4024|4123|4176|4323|4345|4515|4651|4652|4841|4889</text:p>
          </table:table-cell>
        </table:table-row>
        <table:table-row table:style-name="ro1">
          <table:table-cell table:number-columns-repeated="2" office:value-type="float" office:value="483">
            <text:p>483</text:p>
          </table:table-cell>
          <table:table-cell office:value-type="string">
            <text:p>KamalaMix</text:p>
          </table:table-cell>
          <table:table-cell office:value-type="string">
            <text:p>12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832">
            <text:p>4040056004832</text:p>
          </table:table-cell>
          <table:table-cell office:value-type="string">
            <text:p>Größe:12 g</text:p>
          </table:table-cell>
          <table:table-cell office:value-type="string">
            <text:p>1018|1515|1651</text:p>
          </table:table-cell>
        </table:table-row>
        <table:table-row table:style-name="ro1">
          <table:table-cell table:number-columns-repeated="2" office:value-type="float" office:value="1185">
            <text:p>1185</text:p>
          </table:table-cell>
          <table:table-cell office:value-type="string">
            <text:p>Fit-Hap Smoothie Grüne Oase</text:p>
          </table:table-cell>
          <table:table-cell office:value-type="string">
            <text:p>40 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4.95">
            <text:p>4,95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/>
          <table:table-cell office:value-type="float" office:value="2.9">
            <text:p>2,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854">
            <text:p>4040056011854</text:p>
          </table:table-cell>
          <table:table-cell office:value-type="string">
            <text:p>Größe:40 g</text:p>
          </table:table-cell>
          <table:table-cell office:value-type="string">
            <text:p>1017|1018|1651|1827</text:p>
          </table:table-cell>
        </table:table-row>
        <table:table-row table:style-name="ro1">
          <table:table-cell table:number-columns-repeated="2" office:value-type="float" office:value="1180">
            <text:p>1180</text:p>
          </table:table-cell>
          <table:table-cell office:value-type="string">
            <text:p>Fit-Hap Smoothie Frucht Bombe</text:p>
          </table:table-cell>
          <table:table-cell office:value-type="string">
            <text:p>40 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4.95">
            <text:p>4,95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/>
          <table:table-cell office:value-type="float" office:value="2.9">
            <text:p>2,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809">
            <text:p>4040056011809</text:p>
          </table:table-cell>
          <table:table-cell office:value-type="string">
            <text:p>Größe:40 g</text:p>
          </table:table-cell>
          <table:table-cell office:value-type="string">
            <text:p>1017|1018|1651|1827</text:p>
          </table:table-cell>
        </table:table-row>
        <table:table-row table:style-name="ro1">
          <table:table-cell table:number-columns-repeated="2" office:value-type="float" office:value="1200">
            <text:p>1200</text:p>
          </table:table-cell>
          <table:table-cell office:value-type="string">
            <text:p>Fit-Hap Smoothie Detox</text:p>
          </table:table-cell>
          <table:table-cell office:value-type="string">
            <text:p>20 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4.95">
            <text:p>4,95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/>
          <table:table-cell office:value-type="float" office:value="2.9">
            <text:p>2,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2004">
            <text:p>4040056012004</text:p>
          </table:table-cell>
          <table:table-cell office:value-type="string">
            <text:p>Größe:20 g</text:p>
          </table:table-cell>
          <table:table-cell office:value-type="string">
            <text:p>1017|1018|1651|1827</text:p>
          </table:table-cell>
        </table:table-row>
        <table:table-row table:style-name="ro1">
          <table:table-cell table:number-columns-repeated="2" office:value-type="float" office:value="570">
            <text:p>570</text:p>
          </table:table-cell>
          <table:table-cell office:value-type="string">
            <text:p>HarnwegeMix 100 Kapseln</text:p>
          </table:table-cell>
          <table:table-cell/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9.5">
            <text:p>49,5</text:p>
          </table:table-cell>
          <table:table-cell office:value-type="float" office:value="29.95">
            <text:p>29,95</text:p>
          </table:table-cell>
          <table:table-cell office:value-type="float" office:value="0">
            <text:p>0</text:p>
          </table:table-cell>
          <table:table-cell/>
          <table:table-cell office:value-type="float" office:value="29.95">
            <text:p>29,9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709">
            <text:p>4040056005709</text:p>
          </table:table-cell>
          <table:table-cell/>
          <table:table-cell office:value-type="string">
            <text:p>1018|1055|1497|1651|1652|3119|3202|3308|3321|3330|3333|3338|3369|3370|3371|3372|3373|3374|3375|3497|3513|3651|3652|3958|4119|4202|4308|4321|4330|4333|4338|4369|4370|4371|4372|4373|4374|4375|4497|4651|4652|4958</text:p>
          </table:table-cell>
        </table:table-row>
        <table:table-row table:style-name="ro1">
          <table:table-cell table:number-columns-repeated="2" office:value-type="float" office:value="401">
            <text:p>401</text:p>
          </table:table-cell>
          <table:table-cell office:value-type="string">
            <text:p>HarnwegeMix</text:p>
          </table:table-cell>
          <table:table-cell office:value-type="string">
            <text:p>12,5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/>
          <table:table-cell office:value-type="float" office:value="8.5">
            <text:p>8,5</text:p>
          </table:table-cell>
          <table:table-cell office:value-type="float" office:value="12.5">
            <text:p>12,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016">
            <text:p>4040056004016</text:p>
          </table:table-cell>
          <table:table-cell office:value-type="string">
            <text:p>Größe:12,5 g</text:p>
          </table:table-cell>
          <table:table-cell office:value-type="string">
            <text:p>1018|1055|1497|1651|1652|1866|3119|3202|3308|3321|3330|3333|3338|3369|3370|3371|3372|3373|3374|3375|3497|3651|3652|3958|4119|4202|4308|4321|4330|4333|4338|4369|4370|4371|4372|4373|4374|4375|4497|4651|4652|4958</text:p>
          </table:table-cell>
        </table:table-row>
        <table:table-row table:style-name="ro1">
          <table:table-cell table:number-columns-repeated="2" office:value-type="float" office:value="568">
            <text:p>568</text:p>
          </table:table-cell>
          <table:table-cell office:value-type="string">
            <text:p>ArthroGreen Junior 100 Kapseln</text:p>
          </table:table-cell>
          <table:table-cell/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46.95">
            <text:p>46,95</text:p>
          </table:table-cell>
          <table:table-cell office:value-type="float" office:value="27.95">
            <text:p>27,95</text:p>
          </table:table-cell>
          <table:table-cell office:value-type="float" office:value="0">
            <text:p>0</text:p>
          </table:table-cell>
          <table:table-cell/>
          <table:table-cell office:value-type="float" office:value="27.95">
            <text:p>27,9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686">
            <text:p>4040056005686</text:p>
          </table:table-cell>
          <table:table-cell/>
          <table:table-cell office:value-type="string">
            <text:p>1018|1055|1104|1105|1127|1128|1211|1567|1847|1872|3104|3127|3200|3202|3313|3327|3337|3338|3339|3379|3529|3567|3632|3651|3652|3831|3872|3874|4104|4127|4200|4202|4313|4327|4337|4338|4339|4379|4529|4567|4632|4651|4652|4831|4872|4874</text:p>
          </table:table-cell>
        </table:table-row>
        <table:table-row table:style-name="ro1">
          <table:table-cell table:number-columns-repeated="2" office:value-type="float" office:value="553">
            <text:p>553</text:p>
          </table:table-cell>
          <table:table-cell office:value-type="string">
            <text:p>ArthroGreen Junior</text:p>
          </table:table-cell>
          <table:table-cell office:value-type="string">
            <text:p>25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532">
            <text:p>4040056005532</text:p>
          </table:table-cell>
          <table:table-cell office:value-type="string">
            <text:p>Größe:25 g</text:p>
          </table:table-cell>
          <table:table-cell office:value-type="string">
            <text:p>1018|1055|1104|1105|1127|1128|1211|1567|1847|1872|3104|3127|3200|3202|3313|3327|3337|3338|3339|3379|3529|3632|3651|3652|3831|3872|3874|4104|4127|4200|4202|4313|4327|4337|4338|4339|4379|4529|4632|4651|4652|4831|4872|4874</text:p>
          </table:table-cell>
        </table:table-row>
        <table:table-row table:style-name="ro1">
          <table:table-cell table:number-columns-repeated="2" office:value-type="float" office:value="1190">
            <text:p>1190</text:p>
          </table:table-cell>
          <table:table-cell office:value-type="string">
            <text:p>FlohEx</text:p>
          </table:table-cell>
          <table:table-cell office:value-type="string">
            <text:p>2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6.95">
            <text:p>6,95</text:p>
          </table:table-cell>
          <table:table-cell office:value-type="float" office:value="3.95">
            <text:p>3,95</text:p>
          </table:table-cell>
          <table:table-cell office:value-type="float" office:value="0">
            <text:p>0</text:p>
          </table:table-cell>
          <table:table-cell/>
          <table:table-cell office:value-type="float" office:value="3.95">
            <text:p>3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908">
            <text:p>4040056011908</text:p>
          </table:table-cell>
          <table:table-cell office:value-type="string">
            <text:p>Größe:20 ml</text:p>
          </table:table-cell>
          <table:table-cell office:value-type="string">
            <text:p>1008|1018|1651|1652|1950|1953</text:p>
          </table:table-cell>
        </table:table-row>
        <table:table-row table:style-name="ro1">
          <table:table-cell table:number-columns-repeated="2" office:value-type="float" office:value="1205">
            <text:p>1205</text:p>
          </table:table-cell>
          <table:table-cell office:value-type="string">
            <text:p>FlohEx Umgebungsspray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2059">
            <text:p>4040056012059</text:p>
          </table:table-cell>
          <table:table-cell office:value-type="string">
            <text:p>Größe:100 ml</text:p>
          </table:table-cell>
          <table:table-cell office:value-type="string">
            <text:p>1018|1055|1651|1652|1950|1953</text:p>
          </table:table-cell>
        </table:table-row>
        <table:table-row table:style-name="ro1">
          <table:table-cell table:number-columns-repeated="2" office:value-type="float" office:value="135">
            <text:p>135</text:p>
          </table:table-cell>
          <table:table-cell office:value-type="string">
            <text:p>ZytoVet forte 100 Kapseln</text:p>
          </table:table-cell>
          <table:table-cell/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69.9">
            <text:p>69,9</text:p>
          </table:table-cell>
          <table:table-cell office:value-type="float" office:value="41.5">
            <text:p>41,5</text:p>
          </table:table-cell>
          <table:table-cell office:value-type="float" office:value="0">
            <text:p>0</text:p>
          </table:table-cell>
          <table:table-cell/>
          <table:table-cell office:value-type="float" office:value="41.5">
            <text:p>41,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1350">
            <text:p>4040056001350</text:p>
          </table:table-cell>
          <table:table-cell/>
          <table:table-cell office:value-type="string">
            <text:p>1018|1055|1101|1124|1651|1652|3101|3124|3651|3652|3829|3867|3963|4101|4124|4651|4652|4829|4867|4963</text:p>
          </table:table-cell>
        </table:table-row>
        <table:table-row table:style-name="ro1">
          <table:table-cell table:number-columns-repeated="2" office:value-type="float" office:value="45">
            <text:p>45</text:p>
          </table:table-cell>
          <table:table-cell office:value-type="string">
            <text:p>ZytoVet forte</text:p>
          </table:table-cell>
          <table:table-cell office:value-type="string">
            <text:p>25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0452">
            <text:p>4040056000452</text:p>
          </table:table-cell>
          <table:table-cell office:value-type="string">
            <text:p>Größe:25 g</text:p>
          </table:table-cell>
          <table:table-cell office:value-type="string">
            <text:p>1018|1055|1101|1149|1651|1652|1845|1878|1925|3101|3124|3651|3652|3829|3867|3963|4101|4124|4651|4652|4829|4867|4963</text:p>
          </table:table-cell>
        </table:table-row>
        <table:table-row table:style-name="ro1">
          <table:table-cell table:number-columns-repeated="2" office:value-type="float" office:value="4126">
            <text:p>4126</text:p>
          </table:table-cell>
          <table:table-cell office:value-type="string">
            <text:p>Fit-BARF Mineral</text:p>
          </table:table-cell>
          <table:table-cell office:value-type="string">
            <text:p>3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5.95">
            <text:p>15,95</text:p>
          </table:table-cell>
          <table:table-cell office:value-type="float" office:value="8.95">
            <text:p>8,95</text:p>
          </table:table-cell>
          <table:table-cell office:value-type="float" office:value="0">
            <text:p>0</text:p>
          </table:table-cell>
          <table:table-cell/>
          <table:table-cell office:value-type="float" office:value="8.95">
            <text:p>8,95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1264">
            <text:p>4040056041264</text:p>
          </table:table-cell>
          <table:table-cell office:value-type="string">
            <text:p>Größe:300 g</text:p>
          </table:table-cell>
          <table:table-cell office:value-type="string">
            <text:p>1018|1055|1517|1559|1849|1892|3011|3128|3155|3190|3858|3862|3903|3992|4011|4128|4155|4190|4858|4862|4903</text:p>
          </table:table-cell>
        </table:table-row>
        <table:table-row table:style-name="ro1">
          <table:table-cell table:number-columns-repeated="2" office:value-type="float" office:value="1270">
            <text:p>1270</text:p>
          </table:table-cell>
          <table:table-cell office:value-type="string">
            <text:p>SilverAid Hautschutz</text:p>
          </table:table-cell>
          <table:table-cell office:value-type="string">
            <text:p>20 ml</text:p>
          </table:table-cell>
          <table:table-cell office:value-type="string">
            <text:p>SilverAid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2707">
            <text:p>4040056012707</text:p>
          </table:table-cell>
          <table:table-cell office:value-type="string">
            <text:p>Größe:20 ml</text:p>
          </table:table-cell>
          <table:table-cell office:value-type="string">
            <text:p>1006|1018|1055|1142|1179|1834|1883|1975|3144|3616|3655|4144|4616|4655</text:p>
          </table:table-cell>
        </table:table-row>
        <table:table-row table:style-name="ro1">
          <table:table-cell table:number-columns-repeated="2" office:value-type="float" office:value="592">
            <text:p>592</text:p>
          </table:table-cell>
          <table:table-cell office:value-type="string">
            <text:p>Fit-Hap Backmischung getreidefrei 90 g</text:p>
          </table:table-cell>
          <table:table-cell/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4.95">
            <text:p>4,95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/>
          <table:table-cell office:value-type="float" office:value="3.8">
            <text:p>3,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921">
            <text:p>4040056005921</text:p>
          </table:table-cell>
          <table:table-cell/>
          <table:table-cell office:value-type="string">
            <text:p>1017|1018|1038|1142|1430|1651|1655|1827</text:p>
          </table:table-cell>
        </table:table-row>
        <table:table-row table:style-name="ro1">
          <table:table-cell table:number-columns-repeated="2" office:value-type="float" office:value="1211">
            <text:p>1211</text:p>
          </table:table-cell>
          <table:table-cell office:value-type="string">
            <text:p>MicroMineral plus Hund &amp; Katze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2110">
            <text:p>4040056012110</text:p>
          </table:table-cell>
          <table:table-cell office:value-type="string">
            <text:p>Größe:150 g</text:p>
          </table:table-cell>
          <table:table-cell office:value-type="string">
            <text:p>1018|1055|1211|1517|1559|1567|1651|1652|1847|1872|3155|3204|3338|3355|3356|3357|3358|3517|3529|3559|3567|3651|3652|3836|3848|3872|3883|3964|4155|4204|4338|4355|4356|4357|4358|4517|4529|4559|4567|4593|4595|4651|4652|4836|4848|4872|4883|4964</text:p>
          </table:table-cell>
        </table:table-row>
        <table:table-row table:style-name="ro1">
          <table:table-cell table:number-columns-repeated="2" office:value-type="float" office:value="1103">
            <text:p>1103</text:p>
          </table:table-cell>
          <table:table-cell office:value-type="string">
            <text:p>Singulares Bio-Moringa</text:p>
          </table:table-cell>
          <table:table-cell office:value-type="string">
            <text:p>100 g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038">
            <text:p>4040056011038</text:p>
          </table:table-cell>
          <table:table-cell office:value-type="string">
            <text:p>Größe:100 g</text:p>
          </table:table-cell>
          <table:table-cell office:value-type="string">
            <text:p>1017|1517|1942|3017|3517|3849|3859|3902|3942|3945|3947|3964|4017|4517|4724|4857|4859|4902|4942|4945|4947|4964</text:p>
          </table:table-cell>
        </table:table-row>
        <table:table-row table:style-name="ro1">
          <table:table-cell table:number-columns-repeated="2" office:value-type="float" office:value="1124">
            <text:p>1124</text:p>
          </table:table-cell>
          <table:table-cell office:value-type="string">
            <text:p>Singulares Bio-Moringa 200 Kapseln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25.9">
            <text:p>25,9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/>
          <table:table-cell office:value-type="float" office:value="16.5">
            <text:p>16,5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243">
            <text:p>4040056011243</text:p>
          </table:table-cell>
          <table:table-cell/>
          <table:table-cell office:value-type="string">
            <text:p>1517|3517|3859|3902|3964|4017|4517|4724|4857|4859|4902|4964</text:p>
          </table:table-cell>
        </table:table-row>
        <table:table-row table:style-name="ro1">
          <table:table-cell table:number-columns-repeated="2" office:value-type="float" office:value="1250">
            <text:p>1250</text:p>
          </table:table-cell>
          <table:table-cell office:value-type="string">
            <text:p>Fit-BARF Safe-Complete</text:p>
          </table:table-cell>
          <table:table-cell office:value-type="string">
            <text:p>3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5.95">
            <text:p>15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2509">
            <text:p>4040056012509</text:p>
          </table:table-cell>
          <table:table-cell office:value-type="string">
            <text:p>Größe:350 g</text:p>
          </table:table-cell>
          <table:table-cell office:value-type="string">
            <text:p>1017|1018|1849|3011|3155|3317|3353|3354|3355|3358|3382|3386|3648|3856|3858|3899|3964|3965|3992|4011|4132|4155|4317|4353|4354|4355|4358|4386|4648|4856|4858|4899|4964|4965|4992</text:p>
          </table:table-cell>
        </table:table-row>
        <table:table-row table:style-name="ro1">
          <table:table-cell table:number-columns-repeated="2" office:value-type="float" office:value="650175">
            <text:p>650175</text:p>
          </table:table-cell>
          <table:table-cell office:value-type="string">
            <text:p>herbaVet Cortigin</text:p>
          </table:table-cell>
          <table:table-cell office:value-type="string">
            <text:p>1 k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46.68">
            <text:p>46,68</text:p>
          </table:table-cell>
          <table:table-cell office:value-type="float" office:value="0">
            <text:p>0</text:p>
          </table:table-cell>
          <table:table-cell/>
          <table:table-cell office:value-type="float" office:value="46.68">
            <text:p>46,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01751">
            <text:p>4040056501751</text:p>
          </table:table-cell>
          <table:table-cell office:value-type="string">
            <text:p>Größe:1 kg</text:p>
          </table:table-cell>
          <table:table-cell office:value-type="string">
            <text:p>1018|1055|1142|1655|3218|3655|3729|3823|3977|4218|4655|4729|4823|4977</text:p>
          </table:table-cell>
        </table:table-row>
        <table:table-row table:style-name="ro1">
          <table:table-cell table:number-columns-repeated="2" office:value-type="float" office:value="2100">
            <text:p>2100</text:p>
          </table:table-cell>
          <table:table-cell office:value-type="string">
            <text:p>PropolisHerbal</text:p>
          </table:table-cell>
          <table:table-cell office:value-type="string">
            <text:p>2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1006">
            <text:p>4040056021006</text:p>
          </table:table-cell>
          <table:table-cell office:value-type="string">
            <text:p>Größe:20 g</text:p>
          </table:table-cell>
          <table:table-cell office:value-type="string">
            <text:p>1005|1006|1007|1018|1039|1055|1142|1149|1229|1570|1845|1878|3005|3006|3007|3023|3024|3025|3101|3124|3165|3182|3219|3327|3339|3371|3539|3570|3581|3589|3651|3652|3828|3865|4005|4006|4007|4023|4024|4025|4101|4124|4165|4182|4219|4327|4339|4371|4539|4570|4581|4589|4651|4652|4828|4865</text:p>
          </table:table-cell>
        </table:table-row>
        <table:table-row table:style-name="ro1">
          <table:table-cell table:number-columns-repeated="2" office:value-type="float" office:value="560">
            <text:p>560</text:p>
          </table:table-cell>
          <table:table-cell office:value-type="string">
            <text:p>PropolisHerbal 100 Kapseln</text:p>
          </table:table-cell>
          <table:table-cell/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69.9">
            <text:p>69,9</text:p>
          </table:table-cell>
          <table:table-cell office:value-type="float" office:value="41.5">
            <text:p>41,5</text:p>
          </table:table-cell>
          <table:table-cell office:value-type="float" office:value="0">
            <text:p>0</text:p>
          </table:table-cell>
          <table:table-cell/>
          <table:table-cell office:value-type="float" office:value="41.5">
            <text:p>41,5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600">
            <text:p>4040056005600</text:p>
          </table:table-cell>
          <table:table-cell/>
          <table:table-cell office:value-type="string">
            <text:p>1018|1055|1651|1652|1845|1878|3005|3006|3007|3023|3024|3025|3101|3124|3182|3219|3339|3371|3539|3570|3581|3589|3651|3652|3828|3865|4005|4006|4007|4023|4024|4025|4101|4124|4182|4219|4327|4339|4371|4539|4570|4581|4589|4651|4652|4828|4865</text:p>
          </table:table-cell>
        </table:table-row>
        <table:table-row table:style-name="ro1">
          <table:table-cell table:number-columns-repeated="2" office:value-type="float" office:value="1260">
            <text:p>1260</text:p>
          </table:table-cell>
          <table:table-cell office:value-type="string">
            <text:p>cdProtect® Dog forte</text:p>
          </table:table-cell>
          <table:table-cell office:value-type="string">
            <text:p>75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2608">
            <text:p>4040056012608</text:p>
          </table:table-cell>
          <table:table-cell office:value-type="string">
            <text:p>Größe:75 g</text:p>
          </table:table-cell>
          <table:table-cell office:value-type="string">
            <text:p>1018|1515|1651</text:p>
          </table:table-cell>
        </table:table-row>
        <table:table-row table:style-name="ro1">
          <table:table-cell table:number-columns-repeated="2" office:value-type="float" office:value="1332">
            <text:p>1332</text:p>
          </table:table-cell>
          <table:table-cell office:value-type="string">
            <text:p>Singulares Bio-Ägyptisches Schwarzkümmelöl</text:p>
          </table:table-cell>
          <table:table-cell office:value-type="string">
            <text:p>5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/>
          <table:table-cell office:value-type="float" office:value="6.25">
            <text:p>6,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3322">
            <text:p>4040056013322</text:p>
          </table:table-cell>
          <table:table-cell office:value-type="string">
            <text:p>Größe:50 ml</text:p>
          </table:table-cell>
          <table:table-cell office:value-type="string">
            <text:p>1005|1006|1018|1023|1024|1052|1093|1096|1122|1142|1166|1178|1193|1218|1500|1517|1651|1655|1950|1952|3005|3006|3014|3023|3024|3092|3093|3096|3102|3103|3142|3178|3213|3223|3283|3348|3528|3583|3599|3651|3655|3707|3724|3840|3854|3912|3913|3923|4005|4006|4014|4024|4092|4093|4096|4102|4103|4142|4178|4223|4283|4348|4525|4542|4598|4651|4655|4724|4840|4854|4912|4913|4923</text:p>
          </table:table-cell>
        </table:table-row>
        <table:table-row table:style-name="ro1">
          <table:table-cell table:number-columns-repeated="2" office:value-type="float" office:value="5268">
            <text:p>5268</text:p>
          </table:table-cell>
          <table:table-cell office:value-type="string">
            <text:p>Fit-Hap Backmischung Leckerli - Geschenkset</text:p>
          </table:table-cell>
          <table:table-cell/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52680">
            <text:p>4040056052680</text:p>
          </table:table-cell>
          <table:table-cell/>
          <table:table-cell office:value-type="string">
            <text:p>1018|1055|1142|1430|1651|1652|1655|1827|1880</text:p>
          </table:table-cell>
        </table:table-row>
        <table:table-row table:style-name="ro1">
          <table:table-cell table:number-columns-repeated="2" office:value-type="float" office:value="1132">
            <text:p>1132</text:p>
          </table:table-cell>
          <table:table-cell office:value-type="string">
            <text:p>Singulares Kolostrum pur</text:p>
          </table:table-cell>
          <table:table-cell office:value-type="string">
            <text:p>30 g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5.95">
            <text:p>15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328">
            <text:p>4040056011328</text:p>
          </table:table-cell>
          <table:table-cell office:value-type="string">
            <text:p>Größe:30 g</text:p>
          </table:table-cell>
          <table:table-cell office:value-type="string">
            <text:p>1008|1018|1055|1142|1143|1149|1211|1451|1567|1845|1847|1878|1917</text:p>
          </table:table-cell>
        </table:table-row>
        <table:table-row table:style-name="ro1">
          <table:table-cell table:number-columns-repeated="2" office:value-type="float" office:value="652">
            <text:p>652</text:p>
          </table:table-cell>
          <table:table-cell office:value-type="string">
            <text:p>Nervennahrung</text:p>
          </table:table-cell>
          <table:table-cell office:value-type="string">
            <text:p>4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522">
            <text:p>4040056006522</text:p>
          </table:table-cell>
          <table:table-cell office:value-type="string">
            <text:p>Größe:40 g</text:p>
          </table:table-cell>
          <table:table-cell office:value-type="string">
            <text:p>1018|1108|1416|1495|1651|3253|3356|3416|3651|3669|3838|3878|4253|4356|4416|4651|4669|4838|4878</text:p>
          </table:table-cell>
        </table:table-row>
        <table:table-row table:style-name="ro1">
          <table:table-cell table:number-columns-repeated="2" office:value-type="float" office:value="652012">
            <text:p>652012</text:p>
          </table:table-cell>
          <table:table-cell office:value-type="string">
            <text:p>herbaBARF Bio-Kräuterwiese 500 g</text:p>
          </table:table-cell>
          <table:table-cell/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11.16">
            <text:p>11,16</text:p>
          </table:table-cell>
          <table:table-cell office:value-type="float" office:value="0">
            <text:p>0</text:p>
          </table:table-cell>
          <table:table-cell/>
          <table:table-cell office:value-type="float" office:value="11.16">
            <text:p>11,16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20127">
            <text:p>4040056520127</text:p>
          </table:table-cell>
          <table:table-cell/>
          <table:table-cell office:value-type="string">
            <text:p>1018|1055</text:p>
          </table:table-cell>
        </table:table-row>
        <table:table-row table:style-name="ro1">
          <table:table-cell table:number-columns-repeated="2" office:value-type="float" office:value="652018">
            <text:p>652018</text:p>
          </table:table-cell>
          <table:table-cell office:value-type="string">
            <text:p>herbaBARF GartenMix 500 g -Sorbe-</text:p>
          </table:table-cell>
          <table:table-cell/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8.64">
            <text:p>18,64</text:p>
          </table:table-cell>
          <table:table-cell office:value-type="float" office:value="0">
            <text:p>0</text:p>
          </table:table-cell>
          <table:table-cell/>
          <table:table-cell office:value-type="float" office:value="18.64">
            <text:p>18,6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20189">
            <text:p>4040056520189</text:p>
          </table:table-cell>
          <table:table-cell/>
          <table:table-cell office:value-type="float" office:value="1018">
            <text:p>1018</text:p>
          </table:table-cell>
        </table:table-row>
        <table:table-row table:style-name="ro1">
          <table:table-cell table:number-columns-repeated="2" office:value-type="float" office:value="652001">
            <text:p>652001</text:p>
          </table:table-cell>
          <table:table-cell office:value-type="string">
            <text:p>herbaBARF Komplett Öl</text:p>
          </table:table-cell>
          <table:table-cell office:value-type="string">
            <text:p>100 m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11.17">
            <text:p>11,17</text:p>
          </table:table-cell>
          <table:table-cell office:value-type="float" office:value="0">
            <text:p>0</text:p>
          </table:table-cell>
          <table:table-cell/>
          <table:table-cell office:value-type="float" office:value="11.17">
            <text:p>11,17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20011">
            <text:p>4040056520011</text:p>
          </table:table-cell>
          <table:table-cell office:value-type="string">
            <text:p>Größe:100 ml</text:p>
          </table:table-cell>
          <table:table-cell office:value-type="string">
            <text:p>1018|1055</text:p>
          </table:table-cell>
        </table:table-row>
        <table:table-row table:style-name="ro1">
          <table:table-cell table:number-columns-repeated="2" office:value-type="float" office:value="652005">
            <text:p>652005</text:p>
          </table:table-cell>
          <table:table-cell office:value-type="string">
            <text:p>herbaBARF Komplett Pulver</text:p>
          </table:table-cell>
          <table:table-cell office:value-type="string">
            <text:p>500 g</text:p>
          </table:table-cell>
          <table:table-cell office:value-type="string">
            <text:p>herbaBARF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15.84">
            <text:p>15,84</text:p>
          </table:table-cell>
          <table:table-cell office:value-type="float" office:value="0">
            <text:p>0</text:p>
          </table:table-cell>
          <table:table-cell/>
          <table:table-cell office:value-type="float" office:value="15.84">
            <text:p>15,8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20059">
            <text:p>4040056520059</text:p>
          </table:table-cell>
          <table:table-cell office:value-type="string">
            <text:p>Größe:500 g</text:p>
          </table:table-cell>
          <table:table-cell office:value-type="string">
            <text:p>1018|1055</text:p>
          </table:table-cell>
        </table:table-row>
        <table:table-row table:style-name="ro1">
          <table:table-cell table:number-columns-repeated="2" office:value-type="float" office:value="652015">
            <text:p>652015</text:p>
          </table:table-cell>
          <table:table-cell office:value-type="string">
            <text:p>herbaBARF Probiotic</text:p>
          </table:table-cell>
          <table:table-cell office:value-type="string">
            <text:p>100 m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10.23">
            <text:p>10,23</text:p>
          </table:table-cell>
          <table:table-cell office:value-type="float" office:value="0">
            <text:p>0</text:p>
          </table:table-cell>
          <table:table-cell/>
          <table:table-cell office:value-type="float" office:value="10.23">
            <text:p>10,2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20158">
            <text:p>4040056520158</text:p>
          </table:table-cell>
          <table:table-cell office:value-type="string">
            <text:p>Größe:100 ml</text:p>
          </table:table-cell>
          <table:table-cell office:value-type="string">
            <text:p>1018|1055</text:p>
          </table:table-cell>
        </table:table-row>
        <table:table-row table:style-name="ro1">
          <table:table-cell table:number-columns-repeated="2" office:value-type="float" office:value="652010">
            <text:p>652010</text:p>
          </table:table-cell>
          <table:table-cell office:value-type="string">
            <text:p>herbaBARF D3-Öl-Komplex</text:p>
          </table:table-cell>
          <table:table-cell office:value-type="string">
            <text:p>100 m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12.1">
            <text:p>12,1</text:p>
          </table:table-cell>
          <table:table-cell office:value-type="float" office:value="0">
            <text:p>0</text:p>
          </table:table-cell>
          <table:table-cell/>
          <table:table-cell office:value-type="float" office:value="12.1">
            <text:p>12,1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20103">
            <text:p>4040056520103</text:p>
          </table:table-cell>
          <table:table-cell office:value-type="string">
            <text:p>Größe:100 ml</text:p>
          </table:table-cell>
          <table:table-cell office:value-type="string">
            <text:p>1018|1055</text:p>
          </table:table-cell>
        </table:table-row>
        <table:table-row table:style-name="ro1">
          <table:table-cell table:number-columns-repeated="2" office:value-type="float" office:value="1425">
            <text:p>1425</text:p>
          </table:table-cell>
          <table:table-cell office:value-type="string">
            <text:p>Singulares Kollagen</text:p>
          </table:table-cell>
          <table:table-cell office:value-type="string">
            <text:p>250 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8.9">
            <text:p>18,9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/>
          <table:table-cell office:value-type="float" office:value="10.9">
            <text:p>10,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251">
            <text:p>4040056014251</text:p>
          </table:table-cell>
          <table:table-cell office:value-type="string">
            <text:p>Größe:250 g</text:p>
          </table:table-cell>
          <table:table-cell office:value-type="string">
            <text:p>1018|1104|1105|1651|1652|3013|3104|3120|3127|3651|3652|3724|3830|3873|4104|4120|4127|4651|4652|4724|4830|4873</text:p>
          </table:table-cell>
        </table:table-row>
        <table:table-row table:style-name="ro1">
          <table:table-cell table:number-columns-repeated="2" office:value-type="float" office:value="656">
            <text:p>656</text:p>
          </table:table-cell>
          <table:table-cell office:value-type="string">
            <text:p>Fit-BARF Hygiene Reiniger 100ml</text:p>
          </table:table-cell>
          <table:table-cell/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6.95">
            <text:p>6,95</text:p>
          </table:table-cell>
          <table:table-cell office:value-type="float" office:value="3.95">
            <text:p>3,95</text:p>
          </table:table-cell>
          <table:table-cell office:value-type="float" office:value="0">
            <text:p>0</text:p>
          </table:table-cell>
          <table:table-cell/>
          <table:table-cell office:value-type="float" office:value="3.95">
            <text:p>3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560">
            <text:p>4040056006560</text:p>
          </table:table-cell>
          <table:table-cell/>
          <table:table-cell office:value-type="string">
            <text:p>1018|1055|1849|1892|3011|4011</text:p>
          </table:table-cell>
        </table:table-row>
        <table:table-row table:style-name="ro1">
          <table:table-cell table:number-columns-repeated="2" office:value-type="float" office:value="1420">
            <text:p>1420</text:p>
          </table:table-cell>
          <table:table-cell office:value-type="string">
            <text:p>ArthroGreen Collagen</text:p>
          </table:table-cell>
          <table:table-cell office:value-type="string">
            <text:p>13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19.9">
            <text:p>19,9</text:p>
          </table:table-cell>
          <table:table-cell office:value-type="float" office:value="12.9">
            <text:p>12,9</text:p>
          </table:table-cell>
          <table:table-cell office:value-type="float" office:value="0">
            <text:p>0</text:p>
          </table:table-cell>
          <table:table-cell/>
          <table:table-cell office:value-type="float" office:value="12.9">
            <text:p>12,9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206">
            <text:p>4040056014206</text:p>
          </table:table-cell>
          <table:table-cell office:value-type="string">
            <text:p>Größe:130 g</text:p>
          </table:table-cell>
          <table:table-cell office:value-type="string">
            <text:p>1018|1104|1105|1127|1128|1651|1652|3013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table:number-columns-repeated="2" office:value-type="float" office:value="1450">
            <text:p>1450</text:p>
          </table:table-cell>
          <table:table-cell office:value-type="string">
            <text:p>petGelato FrostyBerry</text:p>
          </table:table-cell>
          <table:table-cell office:value-type="string">
            <text:p>44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4.95">
            <text:p>4,95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/>
          <table:table-cell office:value-type="float" office:value="2.75">
            <text:p>2,75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503">
            <text:p>4040056014503</text:p>
          </table:table-cell>
          <table:table-cell office:value-type="string">
            <text:p>Größe:44 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table:number-columns-repeated="2" office:value-type="float" office:value="1445">
            <text:p>1445</text:p>
          </table:table-cell>
          <table:table-cell office:value-type="string">
            <text:p>petGelato HappyApple</text:p>
          </table:table-cell>
          <table:table-cell office:value-type="string">
            <text:p>44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4.95">
            <text:p>4,95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/>
          <table:table-cell office:value-type="float" office:value="2.75">
            <text:p>2,75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459">
            <text:p>4040056014459</text:p>
          </table:table-cell>
          <table:table-cell office:value-type="string">
            <text:p>Größe:44 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table:number-columns-repeated="2" office:value-type="float" office:value="652008">
            <text:p>652008</text:p>
          </table:table-cell>
          <table:table-cell office:value-type="string">
            <text:p>herbaBARF Mineral 750 g</text:p>
          </table:table-cell>
          <table:table-cell/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15.84">
            <text:p>15,84</text:p>
          </table:table-cell>
          <table:table-cell office:value-type="float" office:value="0">
            <text:p>0</text:p>
          </table:table-cell>
          <table:table-cell/>
          <table:table-cell office:value-type="float" office:value="15.84">
            <text:p>15,84</text:p>
          </table:table-cell>
          <table:table-cell office:value-type="float" office:value="750">
            <text:p>7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20080">
            <text:p>4040056520080</text:p>
          </table:table-cell>
          <table:table-cell/>
          <table:table-cell office:value-type="string">
            <text:p>1018|1055</text:p>
          </table:table-cell>
        </table:table-row>
        <table:table-row table:style-name="ro1">
          <table:table-cell table:number-columns-repeated="2" office:value-type="float" office:value="1172">
            <text:p>1172</text:p>
          </table:table-cell>
          <table:table-cell office:value-type="string">
            <text:p>VeaVet Probiotic-Spray</text:p>
          </table:table-cell>
          <table:table-cell office:value-type="string">
            <text:p>2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5.95">
            <text:p>5,95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724">
            <text:p>4040056011724</text:p>
          </table:table-cell>
          <table:table-cell office:value-type="string">
            <text:p>Größe:20 ml</text:p>
          </table:table-cell>
          <table:table-cell office:value-type="string">
            <text:p>1018|1055|1103|1126|1651|1652|1834|1883</text:p>
          </table:table-cell>
        </table:table-row>
        <table:table-row table:style-name="ro1">
          <table:table-cell table:number-columns-repeated="2" office:value-type="float" office:value="1440">
            <text:p>1440</text:p>
          </table:table-cell>
          <table:table-cell office:value-type="string">
            <text:p>ZyklusRegulat</text:p>
          </table:table-cell>
          <table:table-cell office:value-type="string">
            <text:p>12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404">
            <text:p>4040056014404</text:p>
          </table:table-cell>
          <table:table-cell office:value-type="string">
            <text:p>Größe:120 g</text:p>
          </table:table-cell>
          <table:table-cell office:value-type="string">
            <text:p>1018|1211|1847|3035|3651|3847|4035|4651|4847</text:p>
          </table:table-cell>
        </table:table-row>
        <table:table-row table:style-name="ro1">
          <table:table-cell table:number-columns-repeated="2" office:value-type="float" office:value="95">
            <text:p>95</text:p>
          </table:table-cell>
          <table:table-cell office:value-type="string">
            <text:p>casaCare BioClean Intensivreinigerkonzentrat</text:p>
          </table:table-cell>
          <table:table-cell office:value-type="string">
            <text:p>100 m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8.95">
            <text:p>8,95</text:p>
          </table:table-cell>
          <table:table-cell office:value-type="float" office:value="4.95">
            <text:p>4,95</text:p>
          </table:table-cell>
          <table:table-cell office:value-type="float" office:value="0">
            <text:p>0</text:p>
          </table:table-cell>
          <table:table-cell/>
          <table:table-cell office:value-type="float" office:value="4.95">
            <text:p>4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957">
            <text:p>4040056000957</text:p>
          </table:table-cell>
          <table:table-cell office:value-type="string">
            <text:p>Größe:100 ml</text:p>
          </table:table-cell>
          <table:table-cell office:value-type="string">
            <text:p>1005|1006|1007|1018|1053|1055|1142|1417|1421|1601|1651|1652|1655</text:p>
          </table:table-cell>
        </table:table-row>
        <table:table-row table:style-name="ro1">
          <table:table-cell table:number-columns-repeated="2" office:value-type="float" office:value="664">
            <text:p>664</text:p>
          </table:table-cell>
          <table:table-cell office:value-type="string">
            <text:p>ArthroGreen Gelenkfit 70 g</text:p>
          </table:table-cell>
          <table:table-cell/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47.95">
            <text:p>47,95</text:p>
          </table:table-cell>
          <table:table-cell office:value-type="float" office:value="29.95">
            <text:p>29,95</text:p>
          </table:table-cell>
          <table:table-cell office:value-type="float" office:value="0">
            <text:p>0</text:p>
          </table:table-cell>
          <table:table-cell/>
          <table:table-cell office:value-type="float" office:value="29.95">
            <text:p>29,9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645">
            <text:p>4040056006645</text:p>
          </table:table-cell>
          <table:table-cell/>
          <table:table-cell office:value-type="string">
            <text:p>1018|1055|1104|1105|1127|1128|1142|1651|1652|1655|1914|3104|3127|3200|3343|3368|3632|3651|3652|3655|3830|3831|3832|3873|3874|3875|3914|3915|3916|4104|4127|4200|4343|4368|4632|4651|4652|4655|4830|4831|4832|4873|4874|4875|4914|4915|4916</text:p>
          </table:table-cell>
        </table:table-row>
        <table:table-row table:style-name="ro1">
          <table:table-cell table:number-columns-repeated="2" office:value-type="float" office:value="650119">
            <text:p>650119</text:p>
          </table:table-cell>
          <table:table-cell office:value-type="string">
            <text:p>herbaVet Traumagin liquid</text:p>
          </table:table-cell>
          <table:table-cell office:value-type="string">
            <text:p>5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11.16">
            <text:p>11,16</text:p>
          </table:table-cell>
          <table:table-cell office:value-type="float" office:value="0">
            <text:p>0</text:p>
          </table:table-cell>
          <table:table-cell/>
          <table:table-cell office:value-type="float" office:value="11.16">
            <text:p>11,1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195">
            <text:p>4040056501195</text:p>
          </table:table-cell>
          <table:table-cell office:value-type="string">
            <text:p>Größe:50 ml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table:number-columns-repeated="2" office:value-type="float" office:value="650139">
            <text:p>650139</text:p>
          </table:table-cell>
          <table:table-cell office:value-type="string">
            <text:p>herbaVet Gastrogin</text:p>
          </table:table-cell>
          <table:table-cell office:value-type="string">
            <text:p>20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8.64">
            <text:p>18,64</text:p>
          </table:table-cell>
          <table:table-cell office:value-type="float" office:value="0">
            <text:p>0</text:p>
          </table:table-cell>
          <table:table-cell/>
          <table:table-cell office:value-type="float" office:value="18.64">
            <text:p>18,64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393">
            <text:p>4040056501393</text:p>
          </table:table-cell>
          <table:table-cell office:value-type="string">
            <text:p>Größe:200 g</text:p>
          </table:table-cell>
          <table:table-cell office:value-type="string">
            <text:p>1018|1055|1142|1651|1652|1655|3515|3630|3651|3655|3729|3823|3843|3929|4515|4630|4651|4655|4729|4823|4843|4929</text:p>
          </table:table-cell>
        </table:table-row>
        <table:table-row table:style-name="ro1">
          <table:table-cell table:number-columns-repeated="2" office:value-type="float" office:value="650150">
            <text:p>650150</text:p>
          </table:table-cell>
          <table:table-cell office:value-type="string">
            <text:p>herbaVet Toxagin</text:p>
          </table:table-cell>
          <table:table-cell office:value-type="string">
            <text:p>5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8.95">
            <text:p>8,95</text:p>
          </table:table-cell>
          <table:table-cell office:value-type="float" office:value="8.36">
            <text:p>8,36</text:p>
          </table:table-cell>
          <table:table-cell office:value-type="float" office:value="0">
            <text:p>0</text:p>
          </table:table-cell>
          <table:table-cell/>
          <table:table-cell office:value-type="float" office:value="8.36">
            <text:p>8,3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508">
            <text:p>4040056501508</text:p>
          </table:table-cell>
          <table:table-cell office:value-type="string">
            <text:p>Größe:50 g</text:p>
          </table:table-cell>
          <table:table-cell office:value-type="string">
            <text:p>1018|1055|1651|1652|1655|3729|3823|4729|4832</text:p>
          </table:table-cell>
        </table:table-row>
        <table:table-row table:style-name="ro1">
          <table:table-cell table:number-columns-repeated="2" office:value-type="float" office:value="650200">
            <text:p>650200</text:p>
          </table:table-cell>
          <table:table-cell office:value-type="string">
            <text:p>herbaVet Mineral</text:p>
          </table:table-cell>
          <table:table-cell office:value-type="string">
            <text:p>15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11.16">
            <text:p>11,16</text:p>
          </table:table-cell>
          <table:table-cell office:value-type="float" office:value="0">
            <text:p>0</text:p>
          </table:table-cell>
          <table:table-cell/>
          <table:table-cell office:value-type="float" office:value="11.16">
            <text:p>11,16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2000">
            <text:p>4040056502000</text:p>
          </table:table-cell>
          <table:table-cell office:value-type="string">
            <text:p>Größe:150 g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table:number-columns-repeated="2" office:value-type="float" office:value="1430">
            <text:p>1430</text:p>
          </table:table-cell>
          <table:table-cell office:value-type="string">
            <text:p>cdProtect® Dog</text:p>
          </table:table-cell>
          <table:table-cell office:value-type="string">
            <text:p>18 Kapseln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1.56">
            <text:p>1,56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305">
            <text:p>4040056014305</text:p>
          </table:table-cell>
          <table:table-cell office:value-type="string">
            <text:p>Größe:18 Kapseln</text:p>
          </table:table-cell>
          <table:table-cell office:value-type="string">
            <text:p>1018|1515|1651</text:p>
          </table:table-cell>
        </table:table-row>
        <table:table-row table:style-name="ro1">
          <table:table-cell table:number-columns-repeated="2" office:value-type="float" office:value="1470">
            <text:p>1470</text:p>
          </table:table-cell>
          <table:table-cell office:value-type="string">
            <text:p>HuminoMineral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701">
            <text:p>4040056014701</text:p>
          </table:table-cell>
          <table:table-cell office:value-type="string">
            <text:p>Größe:150 g</text:p>
          </table:table-cell>
          <table:table-cell office:value-type="string">
            <text:p>1017|1018|1051|1055|1101|1124|1517|1559|1567|1651|1652|1847</text:p>
          </table:table-cell>
        </table:table-row>
        <table:table-row table:style-name="ro1">
          <table:table-cell table:number-columns-repeated="2" office:value-type="float" office:value="2068">
            <text:p>2068</text:p>
          </table:table-cell>
          <table:table-cell office:value-type="string">
            <text:p>DogFitness</text:p>
          </table:table-cell>
          <table:table-cell office:value-type="string">
            <text:p>1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0689">
            <text:p>4040056020689</text:p>
          </table:table-cell>
          <table:table-cell office:value-type="string">
            <text:p>Größe:100 g</text:p>
          </table:table-cell>
          <table:table-cell office:value-type="string">
            <text:p>1018|1101|1497|1517|1651</text:p>
          </table:table-cell>
        </table:table-row>
        <table:table-row table:style-name="ro1">
          <table:table-cell table:number-columns-repeated="2" office:value-type="float" office:value="652030">
            <text:p>652030</text:p>
          </table:table-cell>
          <table:table-cell office:value-type="string">
            <text:p>herbaBARF Obst 350 g</text:p>
          </table:table-cell>
          <table:table-cell/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11.16">
            <text:p>11,16</text:p>
          </table:table-cell>
          <table:table-cell office:value-type="float" office:value="0">
            <text:p>0</text:p>
          </table:table-cell>
          <table:table-cell/>
          <table:table-cell office:value-type="float" office:value="11.16">
            <text:p>11,16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20301">
            <text:p>4040056520301</text:p>
          </table:table-cell>
          <table:table-cell/>
          <table:table-cell office:value-type="string">
            <text:p>1018|1055</text:p>
          </table:table-cell>
        </table:table-row>
        <table:table-row table:style-name="ro1">
          <table:table-cell table:number-columns-repeated="2" office:value-type="float" office:value="652033">
            <text:p>652033</text:p>
          </table:table-cell>
          <table:table-cell office:value-type="string">
            <text:p>herbaBARF Gemüse 350 g</text:p>
          </table:table-cell>
          <table:table-cell/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15.84">
            <text:p>15,84</text:p>
          </table:table-cell>
          <table:table-cell office:value-type="float" office:value="0">
            <text:p>0</text:p>
          </table:table-cell>
          <table:table-cell/>
          <table:table-cell office:value-type="float" office:value="15.84">
            <text:p>15,84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20332">
            <text:p>4040056520332</text:p>
          </table:table-cell>
          <table:table-cell/>
          <table:table-cell office:value-type="string">
            <text:p>1018|1055</text:p>
          </table:table-cell>
        </table:table-row>
        <table:table-row table:style-name="ro1">
          <table:table-cell table:number-columns-repeated="2" office:value-type="float" office:value="1538">
            <text:p>1538</text:p>
          </table:table-cell>
          <table:table-cell office:value-type="string">
            <text:p>Tea4Vet No.7-Blase &amp; Niere 100 g</text:p>
          </table:table-cell>
          <table:table-cell/>
          <table:table-cell office:value-type="string">
            <text:p>Tea4Vet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388">
            <text:p>4040056015388</text:p>
          </table:table-cell>
          <table:table-cell/>
          <table:table-cell office:value-type="string">
            <text:p>1018|1497</text:p>
          </table:table-cell>
        </table:table-row>
        <table:table-row table:style-name="ro1">
          <table:table-cell table:number-columns-repeated="2" office:value-type="float" office:value="1541">
            <text:p>1541</text:p>
          </table:table-cell>
          <table:table-cell office:value-type="string">
            <text:p>Tea4Vet No.8-Leber 150 g</text:p>
          </table:table-cell>
          <table:table-cell/>
          <table:table-cell office:value-type="string">
            <text:p>Tea4Vet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418">
            <text:p>4040056015418</text:p>
          </table:table-cell>
          <table:table-cell/>
          <table:table-cell office:value-type="string">
            <text:p>1018|1497</text:p>
          </table:table-cell>
        </table:table-row>
        <table:table-row table:style-name="ro1">
          <table:table-cell table:number-columns-repeated="2" office:value-type="float" office:value="1520">
            <text:p>1520</text:p>
          </table:table-cell>
          <table:table-cell office:value-type="string">
            <text:p>Tea4Vet No.1-Immun &amp; Kraft 120 g</text:p>
          </table:table-cell>
          <table:table-cell/>
          <table:table-cell office:value-type="string">
            <text:p>Tea4Vet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203">
            <text:p>4040056015203</text:p>
          </table:table-cell>
          <table:table-cell/>
          <table:table-cell office:value-type="string">
            <text:p>1018|1845</text:p>
          </table:table-cell>
        </table:table-row>
        <table:table-row table:style-name="ro1">
          <table:table-cell table:number-columns-repeated="2" office:value-type="float" office:value="1553">
            <text:p>1553</text:p>
          </table:table-cell>
          <table:table-cell office:value-type="string">
            <text:p>Tea4Vet No.12-Darm 120 g</text:p>
          </table:table-cell>
          <table:table-cell/>
          <table:table-cell office:value-type="string">
            <text:p>Tea4Vet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531">
            <text:p>4040056015531</text:p>
          </table:table-cell>
          <table:table-cell/>
          <table:table-cell office:value-type="string">
            <text:p>1018|1515</text:p>
          </table:table-cell>
        </table:table-row>
        <table:table-row table:style-name="ro1">
          <table:table-cell table:number-columns-repeated="2" office:value-type="float" office:value="1492">
            <text:p>1492</text:p>
          </table:table-cell>
          <table:table-cell office:value-type="string">
            <text:p>Singulares Ackerschachtelhalm 90 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8.95">
            <text:p>8,9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  <table:table-cell office:value-type="float" office:value="4.9">
            <text:p>4,9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923">
            <text:p>4040056014923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480">
            <text:p>1480</text:p>
          </table:table-cell>
          <table:table-cell office:value-type="string">
            <text:p>Singulares Birkenblätter 9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7.95">
            <text:p>7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800">
            <text:p>4040056014800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73">
            <text:p>1573</text:p>
          </table:table-cell>
          <table:table-cell office:value-type="string">
            <text:p>Singulares Blutwurz 27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2.9">
            <text:p>12,9</text:p>
          </table:table-cell>
          <table:table-cell office:value-type="float" office:value="0">
            <text:p>0</text:p>
          </table:table-cell>
          <table:table-cell/>
          <table:table-cell office:value-type="float" office:value="12.9">
            <text:p>12,9</text:p>
          </table:table-cell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739">
            <text:p>4040056015739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74">
            <text:p>1574</text:p>
          </table:table-cell>
          <table:table-cell office:value-type="string">
            <text:p>Singulares Bohnenkraut 10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8.95">
            <text:p>8,9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  <table:table-cell office:value-type="float" office:value="4.9">
            <text:p>4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746">
            <text:p>4040056015746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652036">
            <text:p>652036</text:p>
          </table:table-cell>
          <table:table-cell office:value-type="string">
            <text:p>herbaBARF Eierschalenpulver 700 g</text:p>
          </table:table-cell>
          <table:table-cell/>
          <table:table-cell office:value-type="string">
            <text:p>herbaBARF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10.04">
            <text:p>10,04</text:p>
          </table:table-cell>
          <table:table-cell office:value-type="float" office:value="0">
            <text:p>0</text:p>
          </table:table-cell>
          <table:table-cell/>
          <table:table-cell office:value-type="float" office:value="10.04">
            <text:p>10,04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20363">
            <text:p>4040056520363</text:p>
          </table:table-cell>
          <table:table-cell/>
          <table:table-cell office:value-type="string">
            <text:p>1018|1055</text:p>
          </table:table-cell>
        </table:table-row>
        <table:table-row table:style-name="ro1">
          <table:table-cell table:number-columns-repeated="2" office:value-type="float" office:value="1571">
            <text:p>1571</text:p>
          </table:table-cell>
          <table:table-cell office:value-type="string">
            <text:p>Singulares Artischocke 80 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8.95">
            <text:p>8,9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  <table:table-cell office:value-type="float" office:value="4.9">
            <text:p>4,9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715">
            <text:p>4040056015715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72">
            <text:p>1572</text:p>
          </table:table-cell>
          <table:table-cell office:value-type="string">
            <text:p>Singulares Bärentraube 150 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,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722">
            <text:p>4040056015722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76">
            <text:p>1576</text:p>
          </table:table-cell>
          <table:table-cell office:value-type="string">
            <text:p>Singulares Brennnessel 6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7.95">
            <text:p>7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760">
            <text:p>4040056015760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77">
            <text:p>1577</text:p>
          </table:table-cell>
          <table:table-cell office:value-type="string">
            <text:p>Singulares Brombeerblätter 5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6.95">
            <text:p>6,95</text:p>
          </table:table-cell>
          <table:table-cell office:value-type="float" office:value="3.95">
            <text:p>3,95</text:p>
          </table:table-cell>
          <table:table-cell office:value-type="float" office:value="0">
            <text:p>0</text:p>
          </table:table-cell>
          <table:table-cell/>
          <table:table-cell office:value-type="float" office:value="3.95">
            <text:p>3,9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777">
            <text:p>4040056015777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75">
            <text:p>1575</text:p>
          </table:table-cell>
          <table:table-cell office:value-type="string">
            <text:p>Singulares Bohnenschalen 10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7.95">
            <text:p>7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753">
            <text:p>4040056015753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490">
            <text:p>1490</text:p>
          </table:table-cell>
          <table:table-cell office:value-type="string">
            <text:p>Singulares Löwenzahn 10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/>
          <table:table-cell office:value-type="float" office:value="5.8">
            <text:p>5,8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909">
            <text:p>4040056014909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85">
            <text:p>1585</text:p>
          </table:table-cell>
          <table:table-cell office:value-type="string">
            <text:p>Singulares Löwenzahnwurzel 20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4.95">
            <text:p>14,95</text:p>
          </table:table-cell>
          <table:table-cell office:value-type="float" office:value="8.95">
            <text:p>8,95</text:p>
          </table:table-cell>
          <table:table-cell office:value-type="float" office:value="0">
            <text:p>0</text:p>
          </table:table-cell>
          <table:table-cell/>
          <table:table-cell office:value-type="float" office:value="8.95">
            <text:p>8,9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852">
            <text:p>4040056015852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78">
            <text:p>1578</text:p>
          </table:table-cell>
          <table:table-cell office:value-type="string">
            <text:p>Singulares Eichenrinde 16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784">
            <text:p>4040056015784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79">
            <text:p>1579</text:p>
          </table:table-cell>
          <table:table-cell office:value-type="string">
            <text:p>Singulares Fenchelsamen 220g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8.95">
            <text:p>8,95</text:p>
          </table:table-cell>
          <table:table-cell office:value-type="float" office:value="4.95">
            <text:p>4,95</text:p>
          </table:table-cell>
          <table:table-cell office:value-type="float" office:value="0">
            <text:p>0</text:p>
          </table:table-cell>
          <table:table-cell/>
          <table:table-cell office:value-type="float" office:value="4.95">
            <text:p>4,95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791">
            <text:p>4040056015791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83">
            <text:p>1583</text:p>
          </table:table-cell>
          <table:table-cell office:value-type="string">
            <text:p>Singulares Goldrute 10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8.95">
            <text:p>8,9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  <table:table-cell office:value-type="float" office:value="4.9">
            <text:p>4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838">
            <text:p>4040056015838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81">
            <text:p>1581</text:p>
          </table:table-cell>
          <table:table-cell office:value-type="string">
            <text:p>Singulares Heidelbeeren 25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39.95">
            <text:p>39,95</text:p>
          </table:table-cell>
          <table:table-cell office:value-type="float" office:value="26.8">
            <text:p>26,8</text:p>
          </table:table-cell>
          <table:table-cell office:value-type="float" office:value="0">
            <text:p>0</text:p>
          </table:table-cell>
          <table:table-cell/>
          <table:table-cell office:value-type="float" office:value="26.8">
            <text:p>26,8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814">
            <text:p>4040056015814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84">
            <text:p>1584</text:p>
          </table:table-cell>
          <table:table-cell office:value-type="string">
            <text:p>Singulares Lindenblüten 9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2.95">
            <text:p>12,9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,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845">
            <text:p>4040056015845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86">
            <text:p>1586</text:p>
          </table:table-cell>
          <table:table-cell office:value-type="string">
            <text:p>Singulares Malvenblüten 6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869">
            <text:p>4040056015869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87">
            <text:p>1587</text:p>
          </table:table-cell>
          <table:table-cell office:value-type="string">
            <text:p>Singulares Mariendistelsamen 32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2.95">
            <text:p>12,9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,5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876">
            <text:p>4040056015876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88">
            <text:p>1588</text:p>
          </table:table-cell>
          <table:table-cell office:value-type="string">
            <text:p>Singulares Pfefferminze 6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7.95">
            <text:p>7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883">
            <text:p>4040056015883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489">
            <text:p>1489</text:p>
          </table:table-cell>
          <table:table-cell office:value-type="string">
            <text:p>Singulares Rosmarin 200g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7.95">
            <text:p>7,95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/>
          <table:table-cell office:value-type="float" office:value="5.2">
            <text:p>5,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893">
            <text:p>4040056014893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91">
            <text:p>1591</text:p>
          </table:table-cell>
          <table:table-cell office:value-type="string">
            <text:p>Singulares Tausendgüldenkraut 10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/>
          <table:table-cell office:value-type="float" office:value="5.8">
            <text:p>5,8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913">
            <text:p>4040056015913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94">
            <text:p>1594</text:p>
          </table:table-cell>
          <table:table-cell office:value-type="string">
            <text:p>Singulares Yamswurzel 20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29.95">
            <text:p>29,95</text:p>
          </table:table-cell>
          <table:table-cell office:value-type="float" office:value="17.5">
            <text:p>17,5</text:p>
          </table:table-cell>
          <table:table-cell office:value-type="float" office:value="0">
            <text:p>0</text:p>
          </table:table-cell>
          <table:table-cell/>
          <table:table-cell office:value-type="float" office:value="17.5">
            <text:p>17,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944">
            <text:p>4040056015944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89">
            <text:p>1589</text:p>
          </table:table-cell>
          <table:table-cell office:value-type="string">
            <text:p>Singulares Spitzwegerich 9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7.95">
            <text:p>7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890">
            <text:p>4040056015890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82">
            <text:p>1582</text:p>
          </table:table-cell>
          <table:table-cell office:value-type="string">
            <text:p>Singulares Holunderblüten 10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821">
            <text:p>4040056015821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175">
            <text:p>1175</text:p>
          </table:table-cell>
          <table:table-cell office:value-type="string">
            <text:p>DurchfallStopp</text:p>
          </table:table-cell>
          <table:table-cell office:value-type="string">
            <text:p>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8.95">
            <text:p>8,95</text:p>
          </table:table-cell>
          <table:table-cell office:value-type="float" office:value="4.95">
            <text:p>4,95</text:p>
          </table:table-cell>
          <table:table-cell office:value-type="float" office:value="0">
            <text:p>0</text:p>
          </table:table-cell>
          <table:table-cell/>
          <table:table-cell office:value-type="float" office:value="4.95">
            <text:p>4,9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755">
            <text:p>4040056011755</text:p>
          </table:table-cell>
          <table:table-cell office:value-type="string">
            <text:p>Größe:50 g</text:p>
          </table:table-cell>
          <table:table-cell office:value-type="string">
            <text:p>1018|1055|1101|1123|1124|1515|1651|1652</text:p>
          </table:table-cell>
        </table:table-row>
        <table:table-row table:style-name="ro1">
          <table:table-cell table:number-columns-repeated="2" office:value-type="float" office:value="663">
            <text:p>663</text:p>
          </table:table-cell>
          <table:table-cell office:value-type="string">
            <text:p>Singulares D3 Dorschlebertran 50ml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638">
            <text:p>4040056006638</text:p>
          </table:table-cell>
          <table:table-cell/>
          <table:table-cell office:value-type="string">
            <text:p>1018|1055|1517|1559|3724|4724</text:p>
          </table:table-cell>
        </table:table-row>
        <table:table-row table:style-name="ro1">
          <table:table-cell table:number-columns-repeated="2" office:value-type="float" office:value="652040">
            <text:p>652040</text:p>
          </table:table-cell>
          <table:table-cell office:value-type="string">
            <text:p>herbaBARF DarmStart</text:p>
          </table:table-cell>
          <table:table-cell office:value-type="string">
            <text:p>40 g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7.95">
            <text:p>17,95</text:p>
          </table:table-cell>
          <table:table-cell office:value-type="float" office:value="16.77">
            <text:p>16,77</text:p>
          </table:table-cell>
          <table:table-cell office:value-type="float" office:value="0">
            <text:p>0</text:p>
          </table:table-cell>
          <table:table-cell/>
          <table:table-cell office:value-type="float" office:value="16.77">
            <text:p>16,7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20400">
            <text:p>4040056520400</text:p>
          </table:table-cell>
          <table:table-cell office:value-type="string">
            <text:p>Größe:40 g</text:p>
          </table:table-cell>
          <table:table-cell office:value-type="string">
            <text:p>1018|1055</text:p>
          </table:table-cell>
        </table:table-row>
        <table:table-row table:style-name="ro1">
          <table:table-cell table:number-columns-repeated="2" office:value-type="float" office:value="4425">
            <text:p>4425</text:p>
          </table:table-cell>
          <table:table-cell office:value-type="string">
            <text:p>Fit-Crock Puppy Lamm</text:p>
          </table:table-cell>
          <table:table-cell office:value-type="string">
            <text:p>2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10.5">
            <text:p>10,5</text:p>
          </table:table-cell>
          <table:table-cell office:value-type="float" office:value="0">
            <text:p>0</text:p>
          </table:table-cell>
          <table:table-cell/>
          <table:table-cell office:value-type="float" office:value="10.5">
            <text:p>10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258">
            <text:p>4040056044258</text:p>
          </table:table-cell>
          <table:table-cell office:value-type="string">
            <text:p>Größe:2 kg</text:p>
          </table:table-cell>
          <table:table-cell office:value-type="string">
            <text:p>1017|1018|1211|1826</text:p>
          </table:table-cell>
        </table:table-row>
        <table:table-row table:style-name="ro1">
          <table:table-cell table:number-columns-repeated="2" office:value-type="float" office:value="4405">
            <text:p>4405</text:p>
          </table:table-cell>
          <table:table-cell office:value-type="string">
            <text:p>Fit-Crock Classic Lamm Maxi</text:p>
          </table:table-cell>
          <table:table-cell office:value-type="string">
            <text:p>2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050">
            <text:p>4040056044050</text:p>
          </table:table-cell>
          <table:table-cell office:value-type="string">
            <text:p>Größe:2 kg</text:p>
          </table:table-cell>
          <table:table-cell office:value-type="string">
            <text:p>1017|1018|1826</text:p>
          </table:table-cell>
        </table:table-row>
        <table:table-row table:style-name="ro1">
          <table:table-cell table:number-columns-repeated="2" office:value-type="float" office:value="4410">
            <text:p>4410</text:p>
          </table:table-cell>
          <table:table-cell office:value-type="string">
            <text:p>Fit-Crock Classic Lamm Mini</text:p>
          </table:table-cell>
          <table:table-cell office:value-type="string">
            <text:p>2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104">
            <text:p>4040056044104</text:p>
          </table:table-cell>
          <table:table-cell office:value-type="string">
            <text:p>Größe:2 kg</text:p>
          </table:table-cell>
          <table:table-cell office:value-type="string">
            <text:p>1017|1018|1826</text:p>
          </table:table-cell>
        </table:table-row>
        <table:table-row table:style-name="ro1">
          <table:table-cell table:number-columns-repeated="2" office:value-type="float" office:value="1580">
            <text:p>1580</text:p>
          </table:table-cell>
          <table:table-cell office:value-type="string">
            <text:p>Singulares Hagebutte 300g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807">
            <text:p>4040056015807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483">
            <text:p>1483</text:p>
          </table:table-cell>
          <table:table-cell office:value-type="string">
            <text:p>Singulares Kamillenblüten 50g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8.95">
            <text:p>8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831">
            <text:p>4040056014831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90">
            <text:p>1590</text:p>
          </table:table-cell>
          <table:table-cell office:value-type="string">
            <text:p>Singulares Süßholzwurzel 200g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0.95">
            <text:p>10,95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/>
          <table:table-cell office:value-type="float" office:value="6.5">
            <text:p>6,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906">
            <text:p>4040056015906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92">
            <text:p>1592</text:p>
          </table:table-cell>
          <table:table-cell office:value-type="string">
            <text:p>Singulares Thymian 160g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7.95">
            <text:p>7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920">
            <text:p>4040056015920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1593">
            <text:p>1593</text:p>
          </table:table-cell>
          <table:table-cell office:value-type="string">
            <text:p>Singulares Wacholderbeeren 200g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937">
            <text:p>4040056015937</text:p>
          </table:table-cell>
          <table:table-cell/>
          <table:table-cell office:value-type="string">
            <text:p>1017|1018|1051|1055</text:p>
          </table:table-cell>
        </table:table-row>
        <table:table-row table:style-name="ro1">
          <table:table-cell table:number-columns-repeated="2" office:value-type="float" office:value="4400">
            <text:p>4400</text:p>
          </table:table-cell>
          <table:table-cell office:value-type="string">
            <text:p>Fit-Crock Active Lamm Mini</text:p>
          </table:table-cell>
          <table:table-cell office:value-type="string">
            <text:p>2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3.5">
            <text:p>13,5</text:p>
          </table:table-cell>
          <table:table-cell office:value-type="float" office:value="0">
            <text:p>0</text:p>
          </table:table-cell>
          <table:table-cell/>
          <table:table-cell office:value-type="float" office:value="13.5">
            <text:p>13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005">
            <text:p>4040056044005</text:p>
          </table:table-cell>
          <table:table-cell office:value-type="string">
            <text:p>Größe:2 kg</text:p>
          </table:table-cell>
          <table:table-cell office:value-type="string">
            <text:p>1017|1018|1826|3017|3120|3558|3651|3826|4017|4120|4558|4651|4826</text:p>
          </table:table-cell>
        </table:table-row>
        <table:table-row table:style-name="ro1">
          <table:table-cell table:number-columns-repeated="2" office:value-type="float" office:value="4420">
            <text:p>4420</text:p>
          </table:table-cell>
          <table:table-cell office:value-type="string">
            <text:p>Fit-Crock Premium Ente Mini -Sorbe-</text:p>
          </table:table-cell>
          <table:table-cell office:value-type="string">
            <text:p>2 kg</text:p>
          </table:table-cell>
          <table:table-cell office:value-type="string">
            <text:p>Fit-Crock</text:p>
          </table:table-cell>
          <table:table-cell office:value-type="float" office:value="7">
            <text:p>7</text:p>
          </table:table-cell>
          <table:table-cell office:value-type="float" office:value="23.96">
            <text:p>23,96</text:p>
          </table:table-cell>
          <table:table-cell table:number-columns-repeated="2" office:value-type="float" office:value="19.9">
            <text:p>19,9</text:p>
          </table:table-cell>
          <table:table-cell/>
          <table:table-cell office:value-type="float" office:value="19.9">
            <text:p>19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203">
            <text:p>4040056044203</text:p>
          </table:table-cell>
          <table:table-cell office:value-type="string">
            <text:p>Größe:2 kg</text:p>
          </table:table-cell>
          <table:table-cell office:value-type="string">
            <text:p>1|1017|1018|1826</text:p>
          </table:table-cell>
        </table:table-row>
        <table:table-row table:style-name="ro1">
          <table:table-cell table:number-columns-repeated="2" office:value-type="float" office:value="4415">
            <text:p>4415</text:p>
          </table:table-cell>
          <table:table-cell office:value-type="string">
            <text:p>Fit-Crock Sensitive Lamm Mini</text:p>
          </table:table-cell>
          <table:table-cell office:value-type="string">
            <text:p>2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3.95">
            <text:p>13,95</text:p>
          </table:table-cell>
          <table:table-cell office:value-type="float" office:value="0">
            <text:p>0</text:p>
          </table:table-cell>
          <table:table-cell/>
          <table:table-cell office:value-type="float" office:value="13.95">
            <text:p>13,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159">
            <text:p>4040056044159</text:p>
          </table:table-cell>
          <table:table-cell office:value-type="string">
            <text:p>Größe:2 kg</text:p>
          </table:table-cell>
          <table:table-cell office:value-type="string">
            <text:p>1017|1018|1826</text:p>
          </table:table-cell>
        </table:table-row>
        <table:table-row table:style-name="ro1">
          <table:table-cell table:number-columns-repeated="2" office:value-type="float" office:value="665">
            <text:p>665</text:p>
          </table:table-cell>
          <table:table-cell office:value-type="string">
            <text:p>Fit-Hap Backmischung Leckerli</text:p>
          </table:table-cell>
          <table:table-cell office:value-type="string">
            <text:p>180 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/>
          <table:table-cell office:value-type="float" office:value="3.8">
            <text:p>3,8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652">
            <text:p>4040056006652</text:p>
          </table:table-cell>
          <table:table-cell office:value-type="string">
            <text:p>Größe:180 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table:number-columns-repeated="2" office:value-type="float" office:value="312">
            <text:p>312</text:p>
          </table:table-cell>
          <table:table-cell office:value-type="string">
            <text:p>Durchblutungs Spray Gel 100 ml -NEU-</text:p>
          </table:table-cell>
          <table:table-cell/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3125">
            <text:p>4040056003125</text:p>
          </table:table-cell>
          <table:table-cell/>
          <table:table-cell office:value-type="string">
            <text:p>1006|1018|1104|1106|1142|1145</text:p>
          </table:table-cell>
        </table:table-row>
        <table:table-row table:style-name="ro1">
          <table:table-cell table:number-columns-repeated="2" office:value-type="float" office:value="1560">
            <text:p>1560</text:p>
          </table:table-cell>
          <table:table-cell office:value-type="string">
            <text:p>insektoVet Combi SpotOn</text:p>
          </table:table-cell>
          <table:table-cell office:value-type="string">
            <text:p>1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609">
            <text:p>4040056015609</text:p>
          </table:table-cell>
          <table:table-cell office:value-type="string">
            <text:p>Größe:10 m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table:number-columns-repeated="2" office:value-type="float" office:value="4445">
            <text:p>4445</text:p>
          </table:table-cell>
          <table:table-cell office:value-type="string">
            <text:p>Fit-Crock Basic Rind Mini</text:p>
          </table:table-cell>
          <table:table-cell office:value-type="string">
            <text:p>2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456">
            <text:p>4040056044456</text:p>
          </table:table-cell>
          <table:table-cell office:value-type="string">
            <text:p>Größe:2 kg</text:p>
          </table:table-cell>
          <table:table-cell office:value-type="string">
            <text:p>1017|1018|1826</text:p>
          </table:table-cell>
        </table:table-row>
        <table:table-row table:style-name="ro1">
          <table:table-cell table:number-columns-repeated="2" office:value-type="float" office:value="652050">
            <text:p>652050</text:p>
          </table:table-cell>
          <table:table-cell office:value-type="string">
            <text:p>herbaBARF Premium Rind</text:p>
          </table:table-cell>
          <table:table-cell office:value-type="string">
            <text:p>2 kg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8.64">
            <text:p>18,64</text:p>
          </table:table-cell>
          <table:table-cell office:value-type="float" office:value="0">
            <text:p>0</text:p>
          </table:table-cell>
          <table:table-cell/>
          <table:table-cell office:value-type="float" office:value="18.64">
            <text:p>18,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20509">
            <text:p>4040056520509</text:p>
          </table:table-cell>
          <table:table-cell office:value-type="string">
            <text:p>Größe:2 kg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table:number-columns-repeated="2" office:value-type="float" office:value="659">
            <text:p>659</text:p>
          </table:table-cell>
          <table:table-cell office:value-type="string">
            <text:p>Singulares Bio-Arganöl</text:p>
          </table:table-cell>
          <table:table-cell office:value-type="string">
            <text:p>5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8.25">
            <text:p>8,25</text:p>
          </table:table-cell>
          <table:table-cell office:value-type="float" office:value="0">
            <text:p>0</text:p>
          </table:table-cell>
          <table:table-cell/>
          <table:table-cell office:value-type="float" office:value="8.25">
            <text:p>8,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591">
            <text:p>4040056006591</text:p>
          </table:table-cell>
          <table:table-cell office:value-type="string">
            <text:p>Größe:50 ml</text:p>
          </table:table-cell>
          <table:table-cell office:value-type="string">
            <text:p>1005|1006|1007|1018|1023|1024|1052|1053|1055|1122|1166|1178|1193|1223|1500|1517|1559|1651|1652|1883|1892|3005|3006|3007|3023|3024|3025|3053|3102|3103|3125|3126|3166|3175|3178|3193|3223|3365|3528|3556|3576|3585|3651|3652|3724|3836|3854|3871|3883|3896|4005|4006|4007|4023|4024|4025|4053|4102|4103|4125|4126|4166|4175|4178|4193|4223|4365|4485|4528|4556|4576|4585|4651|4652|4724|4836|4854|4871|4883|4896</text:p>
          </table:table-cell>
        </table:table-row>
        <table:table-row table:style-name="ro1">
          <table:table-cell table:number-columns-repeated="2" office:value-type="float" office:value="662">
            <text:p>662</text:p>
          </table:table-cell>
          <table:table-cell office:value-type="string">
            <text:p>Singulares Weizenkeim-Öl</text:p>
          </table:table-cell>
          <table:table-cell office:value-type="string">
            <text:p>5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/>
          <table:table-cell office:value-type="float" office:value="7.8">
            <text:p>7,8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621">
            <text:p>4040056006621</text:p>
          </table:table-cell>
          <table:table-cell office:value-type="string">
            <text:p>Größe:50 ml</text:p>
          </table:table-cell>
          <table:table-cell office:value-type="string">
            <text:p>1005|1006|1007|1018|1023|1024|1053|1055|1122|1178|1193|1500|1517|1559|1651|1652|1945|3005|3006|3007|3023|3024|3025|3053|3102|3125|3175|3178|3193|3363|3528|3556|3576|3585|3651|3652|3946|4005|4006|4007|4023|4024|4025|4053|4102|4125|4175|4178|4193|4363|4528|4556|4576|4585|4651|4652|4946</text:p>
          </table:table-cell>
        </table:table-row>
        <table:table-row table:style-name="ro1">
          <table:table-cell table:number-columns-repeated="2" office:value-type="float" office:value="1570">
            <text:p>1570</text:p>
          </table:table-cell>
          <table:table-cell office:value-type="string">
            <text:p>ZeckEx Bio-Öl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7.45">
            <text:p>7,45</text:p>
          </table:table-cell>
          <table:table-cell office:value-type="float" office:value="0">
            <text:p>0</text:p>
          </table:table-cell>
          <table:table-cell/>
          <table:table-cell office:value-type="float" office:value="7.45">
            <text:p>7,4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708">
            <text:p>4040056015708</text:p>
          </table:table-cell>
          <table:table-cell office:value-type="string">
            <text:p>Größe:100 ml</text:p>
          </table:table-cell>
          <table:table-cell office:value-type="string">
            <text:p>1018|1024|1517|1651|1950|1952|3006|3024|3034|3053|3102|3103|3166|3178|3223|3651|4005|4006|4024|4034|4053|4102|4103|4126|4178|4193|4223|4365|4836</text:p>
          </table:table-cell>
        </table:table-row>
        <table:table-row table:style-name="ro1">
          <table:table-cell table:number-columns-repeated="2" office:value-type="float" office:value="1565">
            <text:p>1565</text:p>
          </table:table-cell>
          <table:table-cell office:value-type="string">
            <text:p>Singulares Bio-Hanfnussöl</text:p>
          </table:table-cell>
          <table:table-cell office:value-type="string">
            <text:p>5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7.95">
            <text:p>7,9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  <table:table-cell office:value-type="float" office:value="4.9">
            <text:p>4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654">
            <text:p>4040056015654</text:p>
          </table:table-cell>
          <table:table-cell office:value-type="string">
            <text:p>Größe:50 ml</text:p>
          </table:table-cell>
          <table:table-cell office:value-type="string">
            <text:p>1517|1892|3102|3175|3724|3896|3940|4102|4175|4724|4896|4940</text:p>
          </table:table-cell>
        </table:table-row>
        <table:table-row table:style-name="ro1">
          <table:table-cell table:number-columns-repeated="2" office:value-type="float" office:value="1554">
            <text:p>1554</text:p>
          </table:table-cell>
          <table:table-cell office:value-type="string">
            <text:p>insektoVet Combi Spray</text:p>
          </table:table-cell>
          <table:table-cell office:value-type="string">
            <text:p>2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8.95">
            <text:p>8,95</text:p>
          </table:table-cell>
          <table:table-cell office:value-type="float" office:value="4.95">
            <text:p>4,95</text:p>
          </table:table-cell>
          <table:table-cell office:value-type="float" office:value="0">
            <text:p>0</text:p>
          </table:table-cell>
          <table:table-cell/>
          <table:table-cell office:value-type="float" office:value="4.95">
            <text:p>4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548">
            <text:p>4040056015548</text:p>
          </table:table-cell>
          <table:table-cell office:value-type="string">
            <text:p>Größe:20 m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table:number-columns-repeated="2" office:value-type="float" office:value="1610">
            <text:p>1610</text:p>
          </table:table-cell>
          <table:table-cell office:value-type="string">
            <text:p>Fit-Hap Bio-Lein-Sticks</text:p>
          </table:table-cell>
          <table:table-cell office:value-type="string">
            <text:p>600 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/>
          <table:table-cell office:value-type="float" office:value="10.9">
            <text:p>10,9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101">
            <text:p>4040056016101</text:p>
          </table:table-cell>
          <table:table-cell office:value-type="string">
            <text:p>Größe:600 g</text:p>
          </table:table-cell>
          <table:table-cell office:value-type="string">
            <text:p>1017|1018|1038|1142|1430|1651|1655|1827</text:p>
          </table:table-cell>
        </table:table-row>
        <table:table-row table:style-name="ro1">
          <table:table-cell table:number-columns-repeated="2" office:value-type="float" office:value="1615">
            <text:p>1615</text:p>
          </table:table-cell>
          <table:table-cell office:value-type="string">
            <text:p>Singulares Bio-Leinöl</text:p>
          </table:table-cell>
          <table:table-cell office:value-type="string">
            <text:p>1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5.95">
            <text:p>5,95</text:p>
          </table:table-cell>
          <table:table-cell office:value-type="float" office:value="4.15">
            <text:p>4,15</text:p>
          </table:table-cell>
          <table:table-cell office:value-type="float" office:value="0">
            <text:p>0</text:p>
          </table:table-cell>
          <table:table-cell/>
          <table:table-cell office:value-type="float" office:value="4.15">
            <text:p>4,1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156">
            <text:p>4040056016156</text:p>
          </table:table-cell>
          <table:table-cell office:value-type="string">
            <text:p>Größe:100 ml</text:p>
          </table:table-cell>
          <table:table-cell office:value-type="string">
            <text:p>1008|1017|1018|1038|1051|1055|1142|1178|1517|1559|1923|1942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string">
            <text:p>DarmRein Hund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7.95">
            <text:p>17,95</text:p>
          </table:table-cell>
          <table:table-cell office:value-type="float" office:value="10.95">
            <text:p>10,95</text:p>
          </table:table-cell>
          <table:table-cell office:value-type="float" office:value="0">
            <text:p>0</text:p>
          </table:table-cell>
          <table:table-cell/>
          <table:table-cell office:value-type="float" office:value="10.95">
            <text:p>10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254">
            <text:p>4040056000254</text:p>
          </table:table-cell>
          <table:table-cell office:value-type="string">
            <text:p>Größe:100 ml</text:p>
          </table:table-cell>
          <table:table-cell office:value-type="string">
            <text:p>1018|1101|1515|1651|3162|3163|3190|3201|3203|3209|3313|3315|3323|3341|3342|3343|3344|3345|3515|3651|3841|4162|4163|4190|4201|4203|4209|4313|4315|4323|4341|4342|4343|4344|4345|4515|4651|4841</text:p>
          </table:table-cell>
        </table:table-row>
        <table:table-row table:style-name="ro1">
          <table:table-cell table:number-columns-repeated="2" office:value-type="float" office:value="1600">
            <text:p>1600</text:p>
          </table:table-cell>
          <table:table-cell office:value-type="string">
            <text:p>Fit-BARF Kräuter</text:p>
          </table:table-cell>
          <table:table-cell office:value-type="string">
            <text:p>2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/>
          <table:table-cell office:value-type="float" office:value="9.95">
            <text:p>9,9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002">
            <text:p>4040056016002</text:p>
          </table:table-cell>
          <table:table-cell office:value-type="string">
            <text:p>Größe:200 g</text:p>
          </table:table-cell>
          <table:table-cell office:value-type="string">
            <text:p>1017|1018|1651|1849</text:p>
          </table:table-cell>
        </table:table-row>
        <table:table-row table:style-name="ro1">
          <table:table-cell table:number-columns-repeated="2" office:value-type="float" office:value="1620">
            <text:p>1620</text:p>
          </table:table-cell>
          <table:table-cell office:value-type="string">
            <text:p>Fit-BARF Reisflocken</text:p>
          </table:table-cell>
          <table:table-cell office:value-type="string">
            <text:p>2,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3.95">
            <text:p>23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6200">
            <text:p>4040056016200</text:p>
          </table:table-cell>
          <table:table-cell office:value-type="string">
            <text:p>Größe:2,5 kg</text:p>
          </table:table-cell>
          <table:table-cell office:value-type="string">
            <text:p>1017|1018|1051|1055|1651|1652|1849|1892</text:p>
          </table:table-cell>
        </table:table-row>
        <table:table-row table:style-name="ro1">
          <table:table-cell table:number-columns-repeated="2" office:value-type="float" office:value="4451">
            <text:p>4451</text:p>
          </table:table-cell>
          <table:table-cell office:value-type="string">
            <text:p>Fit-Crock Basic Rind Maxi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517">
            <text:p>4040056044517</text:p>
          </table:table-cell>
          <table:table-cell office:value-type="string">
            <text:p>Größe:3 kg</text:p>
          </table:table-cell>
          <table:table-cell office:value-type="string">
            <text:p>1017|1018|1826</text:p>
          </table:table-cell>
        </table:table-row>
        <table:table-row table:style-name="ro1">
          <table:table-cell table:number-columns-repeated="2" office:value-type="float" office:value="4461">
            <text:p>4461</text:p>
          </table:table-cell>
          <table:table-cell office:value-type="string">
            <text:p>Fit-Crock Sensitive Lamm Maxi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0.5">
            <text:p>20,5</text:p>
          </table:table-cell>
          <table:table-cell office:value-type="float" office:value="0">
            <text:p>0</text:p>
          </table:table-cell>
          <table:table-cell/>
          <table:table-cell office:value-type="float" office:value="20.5">
            <text:p>20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616">
            <text:p>4040056044616</text:p>
          </table:table-cell>
          <table:table-cell office:value-type="string">
            <text:p>Größe:3 kg</text:p>
          </table:table-cell>
          <table:table-cell office:value-type="string">
            <text:p>1017|1018|1826</text:p>
          </table:table-cell>
        </table:table-row>
        <table:table-row table:style-name="ro1">
          <table:table-cell table:number-columns-repeated="2" office:value-type="float" office:value="4456">
            <text:p>4456</text:p>
          </table:table-cell>
          <table:table-cell office:value-type="string">
            <text:p>Fit-Crock Active Lamm Maxi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0.5">
            <text:p>20,5</text:p>
          </table:table-cell>
          <table:table-cell office:value-type="float" office:value="0">
            <text:p>0</text:p>
          </table:table-cell>
          <table:table-cell/>
          <table:table-cell office:value-type="float" office:value="20.5">
            <text:p>20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562">
            <text:p>4040056044562</text:p>
          </table:table-cell>
          <table:table-cell office:value-type="string">
            <text:p>Größe:3 kg</text:p>
          </table:table-cell>
          <table:table-cell office:value-type="string">
            <text:p>1017|1018|1826|3017|3120|3558|3651|3826|4017|4120|4558|4651|4826</text:p>
          </table:table-cell>
        </table:table-row>
        <table:table-row table:style-name="ro1">
          <table:table-cell table:number-columns-repeated="2" office:value-type="float" office:value="4436">
            <text:p>4436</text:p>
          </table:table-cell>
          <table:table-cell office:value-type="string">
            <text:p>Fit-Crock Energy&amp;Lac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5.5">
            <text:p>25,5</text:p>
          </table:table-cell>
          <table:table-cell office:value-type="float" office:value="0">
            <text:p>0</text:p>
          </table:table-cell>
          <table:table-cell/>
          <table:table-cell office:value-type="float" office:value="25.5">
            <text:p>25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364">
            <text:p>4040056044364</text:p>
          </table:table-cell>
          <table:table-cell office:value-type="string">
            <text:p>Größe:3 kg</text:p>
          </table:table-cell>
          <table:table-cell office:value-type="string">
            <text:p>1017|1018|1826</text:p>
          </table:table-cell>
        </table:table-row>
        <table:table-row table:style-name="ro1">
          <table:table-cell table:number-columns-repeated="2" office:value-type="float" office:value="4431">
            <text:p>4431</text:p>
          </table:table-cell>
          <table:table-cell office:value-type="string">
            <text:p>Fit-Crock Spezial Rind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319">
            <text:p>4040056044319</text:p>
          </table:table-cell>
          <table:table-cell office:value-type="string">
            <text:p>Größe:3 kg</text:p>
          </table:table-cell>
          <table:table-cell office:value-type="string">
            <text:p>1017|1018|1826</text:p>
          </table:table-cell>
        </table:table-row>
        <table:table-row table:style-name="ro1">
          <table:table-cell table:number-columns-repeated="2" office:value-type="float" office:value="1640">
            <text:p>1640</text:p>
          </table:table-cell>
          <table:table-cell office:value-type="string">
            <text:p>Fit-BARF SättigungsMix</text:p>
          </table:table-cell>
          <table:table-cell office:value-type="string">
            <text:p>3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408">
            <text:p>4040056016408</text:p>
          </table:table-cell>
          <table:table-cell office:value-type="string">
            <text:p>Größe:350 g</text:p>
          </table:table-cell>
          <table:table-cell office:value-type="string">
            <text:p>1017|1018|1651|1849</text:p>
          </table:table-cell>
        </table:table-row>
        <table:table-row table:style-name="ro1">
          <table:table-cell table:number-columns-repeated="2" office:value-type="float" office:value="1630">
            <text:p>1630</text:p>
          </table:table-cell>
          <table:table-cell office:value-type="string">
            <text:p>Fit-BARF Schonkost</text:p>
          </table:table-cell>
          <table:table-cell office:value-type="string">
            <text:p>3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309">
            <text:p>4040056016309</text:p>
          </table:table-cell>
          <table:table-cell office:value-type="string">
            <text:p>Größe:350 g</text:p>
          </table:table-cell>
          <table:table-cell office:value-type="string">
            <text:p>1017|1018|1515|1651|1849</text:p>
          </table:table-cell>
        </table:table-row>
        <table:table-row table:style-name="ro1">
          <table:table-cell table:number-columns-repeated="2" office:value-type="float" office:value="1625">
            <text:p>1625</text:p>
          </table:table-cell>
          <table:table-cell office:value-type="string">
            <text:p>Fit-BARF Bio-Futteröl</text:p>
          </table:table-cell>
          <table:table-cell office:value-type="string">
            <text:p>1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255">
            <text:p>4040056016255</text:p>
          </table:table-cell>
          <table:table-cell office:value-type="string">
            <text:p>Größe:100 ml</text:p>
          </table:table-cell>
          <table:table-cell office:value-type="string">
            <text:p>1017|1018|1051|1055|1517|1559|1849|1892</text:p>
          </table:table-cell>
        </table:table-row>
        <table:table-row table:style-name="ro1">
          <table:table-cell table:number-columns-repeated="2" office:value-type="float" office:value="4470">
            <text:p>4470</text:p>
          </table:table-cell>
          <table:table-cell office:value-type="string">
            <text:p>Fit-Crock Premium Ente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8.5">
            <text:p>28,5</text:p>
          </table:table-cell>
          <table:table-cell office:value-type="float" office:value="0">
            <text:p>0</text:p>
          </table:table-cell>
          <table:table-cell/>
          <table:table-cell office:value-type="float" office:value="28.5">
            <text:p>28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708">
            <text:p>4040056044708</text:p>
          </table:table-cell>
          <table:table-cell office:value-type="string">
            <text:p>Größe:3 kg</text:p>
          </table:table-cell>
          <table:table-cell office:value-type="string">
            <text:p>1017|1018|1826</text:p>
          </table:table-cell>
        </table:table-row>
        <table:table-row table:style-name="ro1">
          <table:table-cell table:number-columns-repeated="2" office:value-type="float" office:value="6019">
            <text:p>6019</text:p>
          </table:table-cell>
          <table:table-cell office:value-type="string">
            <text:p>ArthroGreen Lauf-Fit</text:p>
          </table:table-cell>
          <table:table-cell office:value-type="string">
            <text:p>50 ml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60197">
            <text:p>4040056060197</text:p>
          </table:table-cell>
          <table:table-cell office:value-type="string">
            <text:p>Größe:50 ml</text:p>
          </table:table-cell>
          <table:table-cell office:value-type="string">
            <text:p>1018|1055|1104|1105|1127|1128|1142|1145|1651|1652|1655|1914</text:p>
          </table:table-cell>
        </table:table-row>
        <table:table-row table:style-name="ro1">
          <table:table-cell table:number-columns-repeated="2" office:value-type="float" office:value="1680">
            <text:p>1680</text:p>
          </table:table-cell>
          <table:table-cell office:value-type="string">
            <text:p>ArthroGreen Tenso-Gel</text:p>
          </table:table-cell>
          <table:table-cell office:value-type="string">
            <text:p>100 ml</text:p>
          </table:table-cell>
          <table:table-cell office:value-type="string">
            <text:p>ArthroGreen</text:p>
          </table:table-cell>
          <table:table-cell office:value-type="float" office:value="16">
            <text:p>16</text:p>
          </table:table-cell>
          <table:table-cell office:value-type="float" office:value="15.9">
            <text:p>15,9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804">
            <text:p>4040056016804</text:p>
          </table:table-cell>
          <table:table-cell office:value-type="string">
            <text:p>Größe:100 ml</text:p>
          </table:table-cell>
          <table:table-cell office:value-type="string">
            <text:p>1018|1055|1104|1106|1127|1130|1142|1145|1651|1652|1655|1914</text:p>
          </table:table-cell>
        </table:table-row>
        <table:table-row table:style-name="ro1">
          <table:table-cell table:number-columns-repeated="2" office:value-type="float" office:value="1683">
            <text:p>1683</text:p>
          </table:table-cell>
          <table:table-cell office:value-type="string">
            <text:p>ArthroGreen Tenso Spray-Lotion</text:p>
          </table:table-cell>
          <table:table-cell office:value-type="string">
            <text:p>50 ml</text:p>
          </table:table-cell>
          <table:table-cell office:value-type="string">
            <text:p>ArthroGreen</text:p>
          </table:table-cell>
          <table:table-cell office:value-type="float" office:value="16">
            <text:p>16</text:p>
          </table:table-cell>
          <table:table-cell office:value-type="float" office:value="15.9">
            <text:p>15,9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835">
            <text:p>4040056016835</text:p>
          </table:table-cell>
          <table:table-cell office:value-type="string">
            <text:p>Größe:50 ml</text:p>
          </table:table-cell>
          <table:table-cell office:value-type="string">
            <text:p>1018|1055|1104|1106|1127|1130|1142|1145|1651|1652|1655|1914</text:p>
          </table:table-cell>
        </table:table-row>
        <table:table-row table:style-name="ro1">
          <table:table-cell table:number-columns-repeated="2" office:value-type="float" office:value="3332">
            <text:p>3332</text:p>
          </table:table-cell>
          <table:table-cell office:value-type="string">
            <text:p>cdDes</text:p>
          </table:table-cell>
          <table:table-cell office:value-type="string">
            <text:p>5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7.95">
            <text:p>7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33320">
            <text:p>4040056033320</text:p>
          </table:table-cell>
          <table:table-cell office:value-type="string">
            <text:p>Größe:50 ml</text:p>
          </table:table-cell>
          <table:table-cell office:value-type="string">
            <text:p>1005|1006|1007|1018|1055|1142|1417|1422|1431|1432|1433|1434|1651|1652|1655</text:p>
          </table:table-cell>
        </table:table-row>
        <table:table-row table:style-name="ro1">
          <table:table-cell table:number-columns-repeated="2" office:value-type="float" office:value="310">
            <text:p>310</text:p>
          </table:table-cell>
          <table:table-cell office:value-type="string">
            <text:p>Fit-BARF Eierschalenpulver</text:p>
          </table:table-cell>
          <table:table-cell office:value-type="string">
            <text:p>300 g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3101">
            <text:p>4040056003101</text:p>
          </table:table-cell>
          <table:table-cell office:value-type="string">
            <text:p>Größe:300 g</text:p>
          </table:table-cell>
          <table:table-cell office:value-type="string">
            <text:p>1018|1055|1517|1559|1849|1892</text:p>
          </table:table-cell>
        </table:table-row>
        <table:table-row table:style-name="ro1">
          <table:table-cell table:number-columns-repeated="2" office:value-type="float" office:value="1670">
            <text:p>1670</text:p>
          </table:table-cell>
          <table:table-cell office:value-type="string">
            <text:p>Schonkost</text:p>
          </table:table-cell>
          <table:table-cell office:value-type="string">
            <text:p>3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705">
            <text:p>4040056016705</text:p>
          </table:table-cell>
          <table:table-cell office:value-type="string">
            <text:p>Größe:350 g</text:p>
          </table:table-cell>
          <table:table-cell office:value-type="string">
            <text:p>1017|1018|1515|1651</text:p>
          </table:table-cell>
        </table:table-row>
        <table:table-row table:style-name="ro1">
          <table:table-cell table:number-columns-repeated="2" office:value-type="float" office:value="1657">
            <text:p>1657</text:p>
          </table:table-cell>
          <table:table-cell office:value-type="string">
            <text:p>Bio-Futteröl</text:p>
          </table:table-cell>
          <table:table-cell office:value-type="string">
            <text:p>25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576">
            <text:p>4040056016576</text:p>
          </table:table-cell>
          <table:table-cell office:value-type="string">
            <text:p>Größe:250 ml</text:p>
          </table:table-cell>
          <table:table-cell office:value-type="string">
            <text:p>1017|1018|1051|1055|1517|1559|1651|1652</text:p>
          </table:table-cell>
        </table:table-row>
        <table:table-row table:style-name="ro1">
          <table:table-cell table:number-columns-repeated="2" office:value-type="float" office:value="669">
            <text:p>669</text:p>
          </table:table-cell>
          <table:table-cell office:value-type="string">
            <text:p>Fit-BARF MicroMineral</text:p>
          </table:table-cell>
          <table:table-cell office:value-type="string">
            <text:p>6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690">
            <text:p>4040056006690</text:p>
          </table:table-cell>
          <table:table-cell office:value-type="string">
            <text:p>Größe:60 g</text:p>
          </table:table-cell>
          <table:table-cell office:value-type="string">
            <text:p>1018|1055|1517|1559|1849|1892|3011|3128|3155|3190|3204|3355|3356|3358|3858|3862|3903|4011|4128|4155|4190|4204|4355|4356|4358|4858|4862|4903</text:p>
          </table:table-cell>
        </table:table-row>
        <table:table-row table:style-name="ro1">
          <table:table-cell table:number-columns-repeated="2" office:value-type="float" office:value="1660">
            <text:p>1660</text:p>
          </table:table-cell>
          <table:table-cell office:value-type="string">
            <text:p>Singulares Ulmenrinde 200 g -NEU-</text:p>
          </table:table-cell>
          <table:table-cell/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606">
            <text:p>4040056016606</text:p>
          </table:table-cell>
          <table:table-cell/>
          <table:table-cell office:value-type="string">
            <text:p>1018|1055|1101|1123|1124|1515</text:p>
          </table:table-cell>
        </table:table-row>
        <table:table-row table:style-name="ro1">
          <table:table-cell table:number-columns-repeated="2" office:value-type="float" office:value="1693">
            <text:p>1693</text:p>
          </table:table-cell>
          <table:table-cell office:value-type="string">
            <text:p>Singulares Bio-Kokosraspeln 250 g -NEU-</text:p>
          </table:table-cell>
          <table:table-cell/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/>
          <table:table-cell office:value-type="float" office:value="6.5">
            <text:p>6,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934">
            <text:p>4040056016934</text:p>
          </table:table-cell>
          <table:table-cell office:value-type="string">
            <text:p>Größe:250 g</text:p>
          </table:table-cell>
          <table:table-cell office:value-type="string">
            <text:p>1017|1018|1651|1849|1950|1951|1952</text:p>
          </table:table-cell>
        </table:table-row>
        <table:table-row table:style-name="ro1">
          <table:table-cell table:number-columns-repeated="2" office:value-type="float" office:value="4227">
            <text:p>4227</text:p>
          </table:table-cell>
          <table:table-cell office:value-type="string">
            <text:p>Fit-Hap Geweihmineral-Snack halb</text:p>
          </table:table-cell>
          <table:table-cell office:value-type="string">
            <text:p>Gr. XS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6.45">
            <text:p>6,45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/>
          <table:table-cell office:value-type="float" office:value="4.3">
            <text:p>4,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278">
            <text:p>4040056042278</text:p>
          </table:table-cell>
          <table:table-cell office:value-type="string">
            <text:p>Größe:Gr. XS</text:p>
          </table:table-cell>
          <table:table-cell office:value-type="string">
            <text:p>1017|1018|1651|1827</text:p>
          </table:table-cell>
        </table:table-row>
        <table:table-row table:style-name="ro1">
          <table:table-cell table:number-columns-repeated="2" office:value-type="float" office:value="1675">
            <text:p>1675</text:p>
          </table:table-cell>
          <table:table-cell office:value-type="string">
            <text:p>SättigungsMix</text:p>
          </table:table-cell>
          <table:table-cell office:value-type="string">
            <text:p>3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750">
            <text:p>4040056016750</text:p>
          </table:table-cell>
          <table:table-cell office:value-type="string">
            <text:p>Größe:350 g</text:p>
          </table:table-cell>
          <table:table-cell office:value-type="string">
            <text:p>1017|1018|1515|1651</text:p>
          </table:table-cell>
        </table:table-row>
        <table:table-row table:style-name="ro1">
          <table:table-cell table:number-columns-repeated="2" office:value-type="float" office:value="610346">
            <text:p>610346</text:p>
          </table:table-cell>
          <table:table-cell office:value-type="string">
            <text:p>Aktions-Bundle FitCrock Energy &amp; Lac</text:p>
          </table:table-cell>
          <table:table-cell/>
          <table:table-cell office:value-type="string">
            <text:p>Sonderartikel</text:p>
          </table:table-cell>
          <table:table-cell office:value-type="float" office:value="5">
            <text:p>5</text:p>
          </table:table-cell>
          <table:table-cell office:value-type="float" office:value="82.95">
            <text:p>82,95</text:p>
          </table:table-cell>
          <table:table-cell office:value-type="float" office:value="64.5">
            <text:p>64,5</text:p>
          </table:table-cell>
          <table:table-cell office:value-type="float" office:value="0">
            <text:p>0</text:p>
          </table:table-cell>
          <table:table-cell/>
          <table:table-cell office:value-type="float" office:value="64.5">
            <text:p>64,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ück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018|1651|1826</text:p>
          </table:table-cell>
        </table:table-row>
        <table:table-row table:style-name="ro1">
          <table:table-cell table:number-columns-repeated="2" office:value-type="float" office:value="2110">
            <text:p>2110</text:p>
          </table:table-cell>
          <table:table-cell office:value-type="string">
            <text:p>LunaLupis Basic Shampoo -NEU-</text:p>
          </table:table-cell>
          <table:table-cell office:value-type="string">
            <text:p>10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8.36">
            <text:p>8,36</text:p>
          </table:table-cell>
          <table:table-cell office:value-type="float" office:value="0">
            <text:p>0</text:p>
          </table:table-cell>
          <table:table-cell/>
          <table:table-cell office:value-type="float" office:value="8.36">
            <text:p>8,36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105">
            <text:p>4040056021105</text:p>
          </table:table-cell>
          <table:table-cell office:value-type="string">
            <text:p>Größe:100 ml</text:p>
          </table:table-cell>
          <table:table-cell office:value-type="string">
            <text:p>1018|1651|1834</text:p>
          </table:table-cell>
        </table:table-row>
        <table:table-row table:style-name="ro1">
          <table:table-cell table:number-columns-repeated="2" office:value-type="float" office:value="2155">
            <text:p>2155</text:p>
          </table:table-cell>
          <table:table-cell office:value-type="string">
            <text:p>LunaLupis Care Oil -NEU-</text:p>
          </table:table-cell>
          <table:table-cell office:value-type="string">
            <text:p>1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6.95">
            <text:p>6,95</text:p>
          </table:table-cell>
          <table:table-cell office:value-type="float" office:value="5.84">
            <text:p>5,84</text:p>
          </table:table-cell>
          <table:table-cell office:value-type="float" office:value="0">
            <text:p>0</text:p>
          </table:table-cell>
          <table:table-cell/>
          <table:table-cell office:value-type="float" office:value="5.84">
            <text:p>5,8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556">
            <text:p>4040056021556</text:p>
          </table:table-cell>
          <table:table-cell office:value-type="string">
            <text:p>Größe:10 ml</text:p>
          </table:table-cell>
          <table:table-cell office:value-type="string">
            <text:p>1018|1055|1651|1652|1834|1883</text:p>
          </table:table-cell>
        </table:table-row>
        <table:table-row table:style-name="ro1">
          <table:table-cell table:number-columns-repeated="2" office:value-type="float" office:value="2125">
            <text:p>2125</text:p>
          </table:table-cell>
          <table:table-cell office:value-type="string">
            <text:p>LunaLupis Care Shampoo -NEU-</text:p>
          </table:table-cell>
          <table:table-cell office:value-type="string">
            <text:p>10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10.04">
            <text:p>10,04</text:p>
          </table:table-cell>
          <table:table-cell office:value-type="float" office:value="0">
            <text:p>0</text:p>
          </table:table-cell>
          <table:table-cell/>
          <table:table-cell office:value-type="float" office:value="10.04">
            <text:p>10,04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259">
            <text:p>4040056021259</text:p>
          </table:table-cell>
          <table:table-cell office:value-type="string">
            <text:p>Größe:100 ml</text:p>
          </table:table-cell>
          <table:table-cell office:value-type="string">
            <text:p>1018|1055|1651|1652|1834|1883</text:p>
          </table:table-cell>
        </table:table-row>
        <table:table-row table:style-name="ro1">
          <table:table-cell table:number-columns-repeated="2" office:value-type="float" office:value="2135">
            <text:p>2135</text:p>
          </table:table-cell>
          <table:table-cell office:value-type="string">
            <text:p>LunaLupis Ear CCR Dog -NEU-</text:p>
          </table:table-cell>
          <table:table-cell office:value-type="string">
            <text:p>2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10.04">
            <text:p>10,04</text:p>
          </table:table-cell>
          <table:table-cell office:value-type="float" office:value="0">
            <text:p>0</text:p>
          </table:table-cell>
          <table:table-cell/>
          <table:table-cell office:value-type="float" office:value="10.04">
            <text:p>10,0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358">
            <text:p>4040056021358</text:p>
          </table:table-cell>
          <table:table-cell office:value-type="string">
            <text:p>Größe:20 ml</text:p>
          </table:table-cell>
          <table:table-cell office:value-type="string">
            <text:p>1018|1118|1651</text:p>
          </table:table-cell>
        </table:table-row>
        <table:table-row table:style-name="ro1">
          <table:table-cell table:number-columns-repeated="2" office:value-type="float" office:value="2140">
            <text:p>2140</text:p>
          </table:table-cell>
          <table:table-cell office:value-type="string">
            <text:p>LunaLupis Hair&amp;Skin Spray -NEU-</text:p>
          </table:table-cell>
          <table:table-cell office:value-type="string">
            <text:p>5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10.04">
            <text:p>10,04</text:p>
          </table:table-cell>
          <table:table-cell office:value-type="float" office:value="0">
            <text:p>0</text:p>
          </table:table-cell>
          <table:table-cell/>
          <table:table-cell office:value-type="float" office:value="10.04">
            <text:p>10,0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402">
            <text:p>4040056021402</text:p>
          </table:table-cell>
          <table:table-cell office:value-type="string">
            <text:p>Größe:50 ml</text:p>
          </table:table-cell>
          <table:table-cell office:value-type="string">
            <text:p>1018|1651|1834|1950</text:p>
          </table:table-cell>
        </table:table-row>
        <table:table-row table:style-name="ro1">
          <table:table-cell table:number-columns-repeated="2" office:value-type="float" office:value="2175">
            <text:p>2175</text:p>
          </table:table-cell>
          <table:table-cell office:value-type="string">
            <text:p>LunaLupis Hair&amp;Skin Vital -NEU-</text:p>
          </table:table-cell>
          <table:table-cell office:value-type="string">
            <text:p>250 g</text:p>
          </table:table-cell>
          <table:table-cell office:value-type="string">
            <text:p>LunaLupis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13.97">
            <text:p>13,97</text:p>
          </table:table-cell>
          <table:table-cell office:value-type="float" office:value="0">
            <text:p>0</text:p>
          </table:table-cell>
          <table:table-cell/>
          <table:table-cell office:value-type="float" office:value="13.97">
            <text:p>13,97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1754">
            <text:p>4040056021754</text:p>
          </table:table-cell>
          <table:table-cell office:value-type="string">
            <text:p>Größe:250 g</text:p>
          </table:table-cell>
          <table:table-cell office:value-type="string">
            <text:p>1018|1055|1517|1559|1651|1652|1834|1883</text:p>
          </table:table-cell>
        </table:table-row>
        <table:table-row table:style-name="ro1">
          <table:table-cell table:number-columns-repeated="2" office:value-type="float" office:value="2120">
            <text:p>2120</text:p>
          </table:table-cell>
          <table:table-cell office:value-type="string">
            <text:p>LunaLupis ParasiteX Shampoo -NEU-</text:p>
          </table:table-cell>
          <table:table-cell office:value-type="string">
            <text:p>10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10.04">
            <text:p>10,04</text:p>
          </table:table-cell>
          <table:table-cell office:value-type="float" office:value="0">
            <text:p>0</text:p>
          </table:table-cell>
          <table:table-cell/>
          <table:table-cell office:value-type="float" office:value="10.04">
            <text:p>10,04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204">
            <text:p>4040056021204</text:p>
          </table:table-cell>
          <table:table-cell office:value-type="string">
            <text:p>Größe:100 ml</text:p>
          </table:table-cell>
          <table:table-cell office:value-type="string">
            <text:p>1018|1055|1103|1126|1950|1953|1954</text:p>
          </table:table-cell>
        </table:table-row>
        <table:table-row table:style-name="ro1">
          <table:table-cell table:number-columns-repeated="2" office:value-type="float" office:value="2185">
            <text:p>2185</text:p>
          </table:table-cell>
          <table:table-cell office:value-type="string">
            <text:p>LunaLupis SilverAid Spray -NEU-</text:p>
          </table:table-cell>
          <table:table-cell office:value-type="string">
            <text:p>2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8.36">
            <text:p>8,36</text:p>
          </table:table-cell>
          <table:table-cell office:value-type="float" office:value="0">
            <text:p>0</text:p>
          </table:table-cell>
          <table:table-cell/>
          <table:table-cell office:value-type="float" office:value="8.36">
            <text:p>8,3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853">
            <text:p>4040056021853</text:p>
          </table:table-cell>
          <table:table-cell office:value-type="string">
            <text:p>Größe:20 ml</text:p>
          </table:table-cell>
          <table:table-cell office:value-type="string">
            <text:p>1018|1055|1651|1652|1834|1883</text:p>
          </table:table-cell>
        </table:table-row>
        <table:table-row table:style-name="ro1">
          <table:table-cell table:number-columns-repeated="2" office:value-type="float" office:value="2145">
            <text:p>2145</text:p>
          </table:table-cell>
          <table:table-cell office:value-type="string">
            <text:p>LunaLupis Paw Spray 20 ml -NEU-</text:p>
          </table:table-cell>
          <table:table-cell/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8.36">
            <text:p>8,36</text:p>
          </table:table-cell>
          <table:table-cell office:value-type="float" office:value="0">
            <text:p>0</text:p>
          </table:table-cell>
          <table:table-cell/>
          <table:table-cell office:value-type="float" office:value="8.36">
            <text:p>8,3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457">
            <text:p>4040056021457</text:p>
          </table:table-cell>
          <table:table-cell/>
          <table:table-cell office:value-type="string">
            <text:p>1018|1055|1103|1126|1651|1652</text:p>
          </table:table-cell>
        </table:table-row>
        <table:table-row table:style-name="ro1">
          <table:table-cell table:number-columns-repeated="2" office:value-type="float" office:value="2165">
            <text:p>2165</text:p>
          </table:table-cell>
          <table:table-cell office:value-type="string">
            <text:p>LunaLupis Denta Gel 40 g -NEU-</text:p>
          </table:table-cell>
          <table:table-cell/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14.24">
            <text:p>14,24</text:p>
          </table:table-cell>
          <table:table-cell office:value-type="float" office:value="0">
            <text:p>0</text:p>
          </table:table-cell>
          <table:table-cell/>
          <table:table-cell office:value-type="float" office:value="14.24">
            <text:p>14,2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1655">
            <text:p>4040056021655</text:p>
          </table:table-cell>
          <table:table-cell/>
          <table:table-cell office:value-type="string">
            <text:p>1018|1055|1138|1153|1651|1652</text:p>
          </table:table-cell>
        </table:table-row>
        <table:table-row table:style-name="ro1">
          <table:table-cell table:number-columns-repeated="2" office:value-type="float" office:value="2170">
            <text:p>2170</text:p>
          </table:table-cell>
          <table:table-cell office:value-type="string">
            <text:p>LunaLupis Denta Oil 20 ml -NEU-</text:p>
          </table:table-cell>
          <table:table-cell/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10.04">
            <text:p>10,04</text:p>
          </table:table-cell>
          <table:table-cell office:value-type="float" office:value="0">
            <text:p>0</text:p>
          </table:table-cell>
          <table:table-cell/>
          <table:table-cell office:value-type="float" office:value="10.04">
            <text:p>10,0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office:value-type="float" office:value="4040056021709">
            <text:p>4040056021709</text:p>
          </table:table-cell>
          <table:table-cell/>
          <table:table-cell office:value-type="string">
            <text:p>1018|1055|1138|1153|1651|1652</text:p>
          </table:table-cell>
        </table:table-row>
        <table:table-row table:style-name="ro1">
          <table:table-cell table:number-columns-repeated="2" office:value-type="float" office:value="2130">
            <text:p>2130</text:p>
          </table:table-cell>
          <table:table-cell office:value-type="string">
            <text:p>LunaLupis Ear CCR sensitive 20 ml -NEU-</text:p>
          </table:table-cell>
          <table:table-cell/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10.04">
            <text:p>10,04</text:p>
          </table:table-cell>
          <table:table-cell office:value-type="float" office:value="0">
            <text:p>0</text:p>
          </table:table-cell>
          <table:table-cell/>
          <table:table-cell office:value-type="float" office:value="10.04">
            <text:p>10,0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2605">
            <text:p>4040056042605</text:p>
          </table:table-cell>
          <table:table-cell/>
          <table:table-cell office:value-type="string">
            <text:p>1018|1055|1118|1173|1651|1652</text:p>
          </table:table-cell>
        </table:table-row>
        <table:table-row table:style-name="ro1">
          <table:table-cell table:number-columns-repeated="2" office:value-type="float" office:value="2180">
            <text:p>2180</text:p>
          </table:table-cell>
          <table:table-cell office:value-type="string">
            <text:p>LunaLupis Eye Care 20 ml -NEU-</text:p>
          </table:table-cell>
          <table:table-cell/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10.04">
            <text:p>10,04</text:p>
          </table:table-cell>
          <table:table-cell office:value-type="float" office:value="0">
            <text:p>0</text:p>
          </table:table-cell>
          <table:table-cell/>
          <table:table-cell office:value-type="float" office:value="10.04">
            <text:p>10,0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808">
            <text:p>4040056021808</text:p>
          </table:table-cell>
          <table:table-cell/>
          <table:table-cell office:value-type="string">
            <text:p>1016|1018|1055|1148|1651|1652</text:p>
          </table:table-cell>
        </table:table-row>
        <table:table-row table:style-name="ro1">
          <table:table-cell table:number-columns-repeated="2" office:value-type="float" office:value="2190">
            <text:p>2190</text:p>
          </table:table-cell>
          <table:table-cell office:value-type="string">
            <text:p>LunaLupis Hair&amp;Skin Vital Oil 200 ml -NEU-</text:p>
          </table:table-cell>
          <table:table-cell/>
          <table:table-cell office:value-type="string">
            <text:p>LunaLupis</text:p>
          </table:table-cell>
          <table:table-cell office:value-type="float" office:value="5">
            <text:p>5</text:p>
          </table:table-cell>
          <table:table-cell office:value-type="float" office:value="15.95">
            <text:p>15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907">
            <text:p>4040056021907</text:p>
          </table:table-cell>
          <table:table-cell/>
          <table:table-cell office:value-type="string">
            <text:p>1018|1055|1103|1126|1517|1559|1651|1652</text:p>
          </table:table-cell>
        </table:table-row>
        <table:table-row table:style-name="ro1">
          <table:table-cell table:number-columns-repeated="2" office:value-type="float" office:value="2150">
            <text:p>2150</text:p>
          </table:table-cell>
          <table:table-cell office:value-type="string">
            <text:p>LunaLupis Magic Powder 70 g -NEU-</text:p>
          </table:table-cell>
          <table:table-cell/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6.9">
            <text:p>16,9</text:p>
          </table:table-cell>
          <table:table-cell office:value-type="float" office:value="14.2">
            <text:p>14,2</text:p>
          </table:table-cell>
          <table:table-cell office:value-type="float" office:value="0">
            <text:p>0</text:p>
          </table:table-cell>
          <table:table-cell/>
          <table:table-cell office:value-type="float" office:value="14.2">
            <text:p>14,2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1501">
            <text:p>4040056021501</text:p>
          </table:table-cell>
          <table:table-cell/>
          <table:table-cell office:value-type="string">
            <text:p>1018|1055|1651|1652|1834|1883</text:p>
          </table:table-cell>
        </table:table-row>
        <table:table-row table:style-name="ro1">
          <table:table-cell table:number-columns-repeated="2" office:value-type="float" office:value="2160">
            <text:p>2160</text:p>
          </table:table-cell>
          <table:table-cell office:value-type="string">
            <text:p>LunaLupis No-Stress 20 ml -NEU-</text:p>
          </table:table-cell>
          <table:table-cell/>
          <table:table-cell office:value-type="string">
            <text:p>LunaLupis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11.16">
            <text:p>11,16</text:p>
          </table:table-cell>
          <table:table-cell office:value-type="float" office:value="0">
            <text:p>0</text:p>
          </table:table-cell>
          <table:table-cell/>
          <table:table-cell office:value-type="float" office:value="11.16">
            <text:p>11,1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office:value-type="float" office:value="4040056021600">
            <text:p>4040056021600</text:p>
          </table:table-cell>
          <table:table-cell/>
          <table:table-cell office:value-type="string">
            <text:p>1018|1055|1108|1495|1651|1652</text:p>
          </table:table-cell>
        </table:table-row>
        <table:table-row table:style-name="ro1">
          <table:table-cell table:number-columns-repeated="2" office:value-type="float" office:value="671">
            <text:p>671</text:p>
          </table:table-cell>
          <table:table-cell office:value-type="string">
            <text:p>ZeckEx herbal Öl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/>
          <table:table-cell office:value-type="float" office:value="10.9">
            <text:p>10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713">
            <text:p>4040056006713</text:p>
          </table:table-cell>
          <table:table-cell office:value-type="string">
            <text:p>Größe:50 ml</text:p>
          </table:table-cell>
          <table:table-cell office:value-type="string">
            <text:p>1018|1142|1651|1655|1950|1952</text:p>
          </table:table-cell>
        </table:table-row>
        <table:table-row table:style-name="ro1">
          <table:table-cell table:number-columns-repeated="2" office:value-type="float" office:value="1830">
            <text:p>1830</text:p>
          </table:table-cell>
          <table:table-cell office:value-type="string">
            <text:p>VeaVet Lebermoos Spray -NEU-</text:p>
          </table:table-cell>
          <table:table-cell office:value-type="string">
            <text:p>2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8303">
            <text:p>4040056018303</text:p>
          </table:table-cell>
          <table:table-cell office:value-type="string">
            <text:p>Größe:20 ml</text:p>
          </table:table-cell>
          <table:table-cell office:value-type="string">
            <text:p>1006|1018|1055|1179|1651|1652|1834|1883</text:p>
          </table:table-cell>
        </table:table-row>
        <table:table-row table:style-name="ro1">
          <table:table-cell table:number-columns-repeated="2" office:value-type="float" office:value="1699">
            <text:p>1699</text:p>
          </table:table-cell>
          <table:table-cell office:value-type="string">
            <text:p>Physio Spray 50 ml Weihnachten -NEU-</text:p>
          </table:table-cell>
          <table:table-cell/>
          <table:table-cell office:value-type="string">
            <text:p>Hersteller unbekannt</text:p>
          </table:table-cell>
          <table:table-cell office:value-type="float" office:value="16">
            <text:p>16</text:p>
          </table:table-cell>
          <table:table-cell office:value-type="float" office:value="15.9">
            <text:p>15,9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996">
            <text:p>4040056016996</text:p>
          </table:table-cell>
          <table:table-cell/>
          <table:table-cell office:value-type="string">
            <text:p>1018|1055|1106|1130|1142|1651|1652|1655|1914</text:p>
          </table:table-cell>
        </table:table-row>
        <table:table-row table:style-name="ro1">
          <table:table-cell table:number-columns-repeated="2" office:value-type="float" office:value="5280">
            <text:p>5280</text:p>
          </table:table-cell>
          <table:table-cell office:value-type="string">
            <text:p>Fit-Hap Backmischung Leckerli - Weihnachts-Glas -NEU-</text:p>
          </table:table-cell>
          <table:table-cell/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,5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52802">
            <text:p>4040056052802</text:p>
          </table:table-cell>
          <table:table-cell/>
          <table:table-cell office:value-type="string">
            <text:p>1018|1055|1142|1430|1651|1652|1655|1827|1880</text:p>
          </table:table-cell>
        </table:table-row>
        <table:table-row table:style-name="ro1">
          <table:table-cell table:number-columns-repeated="2" office:value-type="float" office:value="1290">
            <text:p>1290</text:p>
          </table:table-cell>
          <table:table-cell office:value-type="string">
            <text:p>Fit-Hap Backmischung Leckerli Zimt-Anis 160 g -NEU-</text:p>
          </table:table-cell>
          <table:table-cell/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/>
          <table:table-cell office:value-type="float" office:value="3.8">
            <text:p>3,8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2905">
            <text:p>4040056012905</text:p>
          </table:table-cell>
          <table:table-cell/>
          <table:table-cell office:value-type="string">
            <text:p>1017|1038|1430|1651|1655|1827</text:p>
          </table:table-cell>
        </table:table-row>
        <table:table-row table:style-name="ro1">
          <table:table-cell table:number-columns-repeated="2" office:value-type="float" office:value="1500">
            <text:p>1500</text:p>
          </table:table-cell>
          <table:table-cell office:value-type="string">
            <text:p>VeaVet Skin Mineral Spray -NEU-</text:p>
          </table:table-cell>
          <table:table-cell office:value-type="string">
            <text:p>2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005">
            <text:p>4040056015005</text:p>
          </table:table-cell>
          <table:table-cell office:value-type="string">
            <text:p>Größe:20 ml</text:p>
          </table:table-cell>
          <table:table-cell office:value-type="string">
            <text:p>1005|1006|1018|1055|1103|1126|1142|1144|1179|1222|1651|1652|1655|1834|1883|1975</text:p>
          </table:table-cell>
        </table:table-row>
        <table:table-row table:style-name="ro1">
          <table:table-cell table:number-columns-repeated="2" office:value-type="float" office:value="1860">
            <text:p>1860</text:p>
          </table:table-cell>
          <table:table-cell office:value-type="string">
            <text:p>TriebRegulat -NEU-</text:p>
          </table:table-cell>
          <table:table-cell office:value-type="string">
            <text:p>12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8600">
            <text:p>4040056018600</text:p>
          </table:table-cell>
          <table:table-cell office:value-type="string">
            <text:p>Größe:120 g</text:p>
          </table:table-cell>
          <table:table-cell office:value-type="string">
            <text:p>1018|1105|1108|1211|1651</text:p>
          </table:table-cell>
        </table:table-row>
        <table:table-row table:style-name="ro1">
          <table:table-cell table:number-columns-repeated="2" office:value-type="float" office:value="1559">
            <text:p>1559</text:p>
          </table:table-cell>
          <table:table-cell office:value-type="string">
            <text:p>Tea4Vet No.99-Detox 120 g -NEU-</text:p>
          </table:table-cell>
          <table:table-cell/>
          <table:table-cell office:value-type="string">
            <text:p>Tea4Vet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5593">
            <text:p>4040056015593</text:p>
          </table:table-cell>
          <table:table-cell/>
          <table:table-cell office:value-type="string">
            <text:p>1018|1101|1497|1515|165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string">
            <text:p>MicroMineral Hund &amp; Katze</text:p>
          </table:table-cell>
          <table:table-cell office:value-type="string">
            <text:p>1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3.95">
            <text:p>23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0223">
            <text:p>4040056000223</text:p>
          </table:table-cell>
          <table:table-cell office:value-type="string">
            <text:p>Größe:1 kg</text:p>
          </table:table-cell>
          <table:table-cell office:value-type="string">
            <text:p>1018|1055|1211|1517|1559|1567|1651|1652|1847|1872|3155|3204|3338|3355|3356|3357|3358|3517|3529|3559|3567|3651|3652|3836|3848|3872|3883|4155|4204|4338|4355|4356|4357|4358|4517|4529|4559|4567|4593|4595|4651|4652|4836|4848|4872|488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string">
            <text:p>MicroMineral Hund &amp; Katze</text:p>
          </table:table-cell>
          <table:table-cell office:value-type="string">
            <text:p>3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7.95">
            <text:p>47,95</text:p>
          </table:table-cell>
          <table:table-cell office:value-type="float" office:value="31.5">
            <text:p>31,5</text:p>
          </table:table-cell>
          <table:table-cell office:value-type="float" office:value="0">
            <text:p>0</text:p>
          </table:table-cell>
          <table:table-cell/>
          <table:table-cell office:value-type="float" office:value="31.5">
            <text:p>31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0230">
            <text:p>4040056000230</text:p>
          </table:table-cell>
          <table:table-cell office:value-type="string">
            <text:p>Größe:3 kg</text:p>
          </table:table-cell>
          <table:table-cell office:value-type="string">
            <text:p>1018|1055|1211|1517|1559|1567|1651|1652|1847|1872|3155|3204|3338|3355|3356|3357|3358|3517|3529|3559|3567|3651|3652|3836|3848|3872|3883|4155|4204|4338|4355|4356|4357|4358|4517|4529|4559|4567|4593|4595|4651|4652|4836|4848|4872|488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string">
            <text:p>MicroMineral Hund &amp; Katze</text:p>
          </table:table-cell>
          <table:table-cell office:value-type="string">
            <text:p>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70.95">
            <text:p>70,95</text:p>
          </table:table-cell>
          <table:table-cell office:value-type="float" office:value="45.9">
            <text:p>45,9</text:p>
          </table:table-cell>
          <table:table-cell office:value-type="float" office:value="0">
            <text:p>0</text:p>
          </table:table-cell>
          <table:table-cell/>
          <table:table-cell office:value-type="float" office:value="45.9">
            <text:p>45,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0247">
            <text:p>4040056000247</text:p>
          </table:table-cell>
          <table:table-cell office:value-type="string">
            <text:p>Größe:5 kg</text:p>
          </table:table-cell>
          <table:table-cell office:value-type="string">
            <text:p>1018|1055|1211|1517|1559|1567|1651|1652|1847|1872|3155|3204|3338|3355|3356|3357|3358|3517|3529|3559|3567|3651|3652|3836|3848|3872|3883|4155|4204|4338|4355|4356|4357|4358|4517|4529|4559|4567|4593|4595|4651|4652|4836|4848|4872|488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office:value-type="string">
            <text:p>Shampoo Konzentrat</text:p>
          </table:table-cell>
          <table:table-cell office:value-type="string">
            <text:p>20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391">
            <text:p>4040056000391</text:p>
          </table:table-cell>
          <table:table-cell office:value-type="string">
            <text:p>Größe:200 ml</text:p>
          </table:table-cell>
          <table:table-cell office:value-type="string">
            <text:p>1018|1103|1651|1834|3105|3651|3845|4105|4651|48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string">
            <text:p>Shampoo Konzentrat</text:p>
          </table:table-cell>
          <table:table-cell office:value-type="string">
            <text:p>1 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36.95">
            <text:p>36,95</text:p>
          </table:table-cell>
          <table:table-cell office:value-type="float" office:value="22.95">
            <text:p>22,95</text:p>
          </table:table-cell>
          <table:table-cell office:value-type="float" office:value="0">
            <text:p>0</text:p>
          </table:table-cell>
          <table:table-cell/>
          <table:table-cell office:value-type="float" office:value="22.95">
            <text:p>22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0407">
            <text:p>4040056000407</text:p>
          </table:table-cell>
          <table:table-cell office:value-type="string">
            <text:p>Größe:1 l</text:p>
          </table:table-cell>
          <table:table-cell office:value-type="string">
            <text:p>1018|1103|1651|1834|3105|3651|3845|4105|4651|484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string">
            <text:p>Shampoo Konzentrat</text:p>
          </table:table-cell>
          <table:table-cell office:value-type="string">
            <text:p>5 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39.95">
            <text:p>139,9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0414">
            <text:p>4040056000414</text:p>
          </table:table-cell>
          <table:table-cell office:value-type="string">
            <text:p>Größe:5 l</text:p>
          </table:table-cell>
          <table:table-cell office:value-type="string">
            <text:p>1018|1103|1651|1834|3105|3651|3845|4105|4651|484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2">
            <text:p>202</text:p>
          </table:table-cell>
          <table:table-cell office:value-type="string">
            <text:p>Fell &amp; Haut Mineralspray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5.95">
            <text:p>15,95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/>
          <table:table-cell office:value-type="float" office:value="8.5">
            <text:p>8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513">
            <text:p>4040056000513</text:p>
          </table:table-cell>
          <table:table-cell office:value-type="string">
            <text:p>Größe:100 ml</text:p>
          </table:table-cell>
          <table:table-cell office:value-type="string">
            <text:p>1005|1006|1018|1053|1103|1179|1651|1655|1834|1950|1954|1975|3005|3006|3014|3053|3103|3179|3228|3346|3387|3389|3390|3392|3397|3489|3651|3655|3834|3835|3975|4005|4006|4014|4053|4103|4179|4228|4346|4387|4389|4390|4392|4397|4489|4651|4655|4834|4835|497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2">
            <text:p>202</text:p>
          </table:table-cell>
          <table:table-cell office:value-type="string">
            <text:p>Fell &amp; Haut Mineralspray</text:p>
          </table:table-cell>
          <table:table-cell office:value-type="string">
            <text:p>50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37.95">
            <text:p>37,95</text:p>
          </table:table-cell>
          <table:table-cell office:value-type="float" office:value="21.95">
            <text:p>21,95</text:p>
          </table:table-cell>
          <table:table-cell office:value-type="float" office:value="0">
            <text:p>0</text:p>
          </table:table-cell>
          <table:table-cell/>
          <table:table-cell office:value-type="float" office:value="21.95">
            <text:p>21,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0520">
            <text:p>4040056000520</text:p>
          </table:table-cell>
          <table:table-cell office:value-type="string">
            <text:p>Größe:500 ml</text:p>
          </table:table-cell>
          <table:table-cell office:value-type="string">
            <text:p>1005|1006|1018|1053|1103|1179|1651|1655|1834|1950|1954|1975|3005|3006|3014|3053|3103|3179|3228|3346|3387|3389|3390|3392|3397|3489|3651|3655|3834|3835|3975|4005|4006|4014|4053|4103|4179|4228|4346|4387|4389|4390|4392|4397|4489|4651|4655|4834|4835|497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string">
            <text:p>Haut &amp; Pfotenbalsam</text:p>
          </table:table-cell>
          <table:table-cell office:value-type="string">
            <text:p>75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8.95">
            <text:p>18,95</text:p>
          </table:table-cell>
          <table:table-cell office:value-type="float" office:value="10.95">
            <text:p>10,95</text:p>
          </table:table-cell>
          <table:table-cell office:value-type="float" office:value="0">
            <text:p>0</text:p>
          </table:table-cell>
          <table:table-cell/>
          <table:table-cell office:value-type="float" office:value="10.95">
            <text:p>10,9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544">
            <text:p>4040056000544</text:p>
          </table:table-cell>
          <table:table-cell office:value-type="string">
            <text:p>Größe:75 ml</text:p>
          </table:table-cell>
          <table:table-cell office:value-type="string">
            <text:p>1018|1103|1651|1834|3387|3389|3407|3651|4108|4387|4389|4407|4651|484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string">
            <text:p>Teebaumöl</text:p>
          </table:table-cell>
          <table:table-cell office:value-type="string">
            <text:p>2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605">
            <text:p>4040056000605</text:p>
          </table:table-cell>
          <table:table-cell office:value-type="string">
            <text:p>Größe:20 ml</text:p>
          </table:table-cell>
          <table:table-cell office:value-type="string">
            <text:p>1018|1651|1952|1953|1954|195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string">
            <text:p>Teebaumöl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20.95">
            <text:p>20,95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/>
          <table:table-cell office:value-type="float" office:value="12.5">
            <text:p>12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612">
            <text:p>4040056000612</text:p>
          </table:table-cell>
          <table:table-cell office:value-type="string">
            <text:p>Größe:100 ml</text:p>
          </table:table-cell>
          <table:table-cell office:value-type="string">
            <text:p>1018|1651|1952|1953|1954|195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string">
            <text:p>HustaVet BronchialVital Pferd</text:p>
          </table:table-cell>
          <table:table-cell office:value-type="string">
            <text:p>1 l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53.95">
            <text:p>53,95</text:p>
          </table:table-cell>
          <table:table-cell office:value-type="float" office:value="38.5">
            <text:p>38,5</text:p>
          </table:table-cell>
          <table:table-cell office:value-type="float" office:value="0">
            <text:p>0</text:p>
          </table:table-cell>
          <table:table-cell/>
          <table:table-cell office:value-type="float" office:value="38.5">
            <text:p>38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0674">
            <text:p>4040056000674</text:p>
          </table:table-cell>
          <table:table-cell office:value-type="string">
            <text:p>Größe:1 l</text:p>
          </table:table-cell>
          <table:table-cell office:value-type="string">
            <text:p>1093|1218|1651|1655|3093|3160|3162|3163|3168|3174|3188|3192|3200|3201|3347|3612|3651|3655|4093|4160|4162|4163|4168|4174|4188|4192|4200|4201|4347|4651|465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40">
            <text:p>640</text:p>
          </table:table-cell>
          <table:table-cell office:value-type="string">
            <text:p>Singulares Knoblauchgranulat</text:p>
          </table:table-cell>
          <table:table-cell office:value-type="string">
            <text:p>900 g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18.9">
            <text:p>18,9</text:p>
          </table:table-cell>
          <table:table-cell office:value-type="float" office:value="0">
            <text:p>0</text:p>
          </table:table-cell>
          <table:table-cell/>
          <table:table-cell office:value-type="float" office:value="18.9">
            <text:p>18,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0773">
            <text:p>4040056000773</text:p>
          </table:table-cell>
          <table:table-cell office:value-type="string">
            <text:p>Größe:900 g</text:p>
          </table:table-cell>
          <table:table-cell office:value-type="string">
            <text:p>1018|1142|1655|3376|3607|3655|3724|3859|4133|4137|4139|4376|4607|4655|4724|485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string">
            <text:p>insektoVet Insektweg</text:p>
          </table:table-cell>
          <table:table-cell office:value-type="string">
            <text:p>5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24.9">
            <text:p>24,9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039">
            <text:p>4040056001039</text:p>
          </table:table-cell>
          <table:table-cell office:value-type="string">
            <text:p>Größe:500 ml</text:p>
          </table:table-cell>
          <table:table-cell office:value-type="string">
            <text:p>1018|1142|1950|1952|1953|1954|195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string">
            <text:p>insektoVet Insektweg</text:p>
          </table:table-cell>
          <table:table-cell office:value-type="string">
            <text:p>1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39.5">
            <text:p>39,5</text:p>
          </table:table-cell>
          <table:table-cell office:value-type="float" office:value="23.95">
            <text:p>23,95</text:p>
          </table:table-cell>
          <table:table-cell office:value-type="float" office:value="0">
            <text:p>0</text:p>
          </table:table-cell>
          <table:table-cell/>
          <table:table-cell office:value-type="float" office:value="23.95">
            <text:p>23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1046">
            <text:p>4040056001046</text:p>
          </table:table-cell>
          <table:table-cell office:value-type="string">
            <text:p>Größe:1 l</text:p>
          </table:table-cell>
          <table:table-cell office:value-type="string">
            <text:p>1018|1142|1950|1952|1953|1954|195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string">
            <text:p>casaCare BioClean Anwendungsfertig</text:p>
          </table:table-cell>
          <table:table-cell office:value-type="string">
            <text:p>1 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1091">
            <text:p>4040056001091</text:p>
          </table:table-cell>
          <table:table-cell office:value-type="string">
            <text:p>Größe:1 l</text:p>
          </table:table-cell>
          <table:table-cell office:value-type="string">
            <text:p>1005|1006|1007|1018|1053|1055|1142|1417|1421|1601|1651|1652|1655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425">
            <text:p>425</text:p>
          </table:table-cell>
          <table:table-cell office:value-type="string">
            <text:p>DarmAktiv Hund &amp; Katze</text:p>
          </table:table-cell>
          <table:table-cell office:value-type="string">
            <text:p>1 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7.95">
            <text:p>47,95</text:p>
          </table:table-cell>
          <table:table-cell office:value-type="float" office:value="26.95">
            <text:p>26,95</text:p>
          </table:table-cell>
          <table:table-cell office:value-type="float" office:value="0">
            <text:p>0</text:p>
          </table:table-cell>
          <table:table-cell/>
          <table:table-cell office:value-type="float" office:value="26.95">
            <text:p>26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4566">
            <text:p>4040056004566</text:p>
          </table:table-cell>
          <table:table-cell office:value-type="string">
            <text:p>Größe:1 l</text:p>
          </table:table-cell>
          <table:table-cell office:value-type="string">
            <text:p>1018|1101|1123|1124|1515|1651|1652|1849|1892|3123|3204|3515|3651|3652|3842|3862|3863|3890|3893|4123|4204|4515|4651|4652|4842|4862|4863|4890|4893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605">
            <text:p>605</text:p>
          </table:table-cell>
          <table:table-cell office:value-type="string">
            <text:p>insektoVet Umgebungsspray</text:p>
          </table:table-cell>
          <table:table-cell office:value-type="string">
            <text:p>5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99">
            <text:p>199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6089">
            <text:p>4040056006089</text:p>
          </table:table-cell>
          <table:table-cell office:value-type="string">
            <text:p>Größe:5 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8">
            <text:p>148</text:p>
          </table:table-cell>
          <table:table-cell office:value-type="string">
            <text:p>MicroMineral Hund &amp; Katze</text:p>
          </table:table-cell>
          <table:table-cell office:value-type="string">
            <text:p>5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5.95">
            <text:p>15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1183">
            <text:p>4040056001183</text:p>
          </table:table-cell>
          <table:table-cell office:value-type="string">
            <text:p>Größe:500 g</text:p>
          </table:table-cell>
          <table:table-cell office:value-type="string">
            <text:p>1018|1055|1211|1517|1559|1567|1651|1652|1847|1872|3155|3204|3338|3355|3356|3357|3358|3517|3529|3559|3567|3651|3652|3836|3848|3872|3883|4155|4204|4338|4355|4356|4357|4358|4517|4529|4559|4567|4593|4595|4651|4652|4836|4848|4872|48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string">
            <text:p>HustaVet BronchialVital</text:p>
          </table:table-cell>
          <table:table-cell office:value-type="string">
            <text:p>250 ml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9.5">
            <text:p>19,5</text:p>
          </table:table-cell>
          <table:table-cell office:value-type="float" office:value="0">
            <text:p>0</text:p>
          </table:table-cell>
          <table:table-cell/>
          <table:table-cell office:value-type="float" office:value="19.5">
            <text:p>19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1206">
            <text:p>4040056001206</text:p>
          </table:table-cell>
          <table:table-cell office:value-type="string">
            <text:p>Größe:250 ml</text:p>
          </table:table-cell>
          <table:table-cell office:value-type="string">
            <text:p>1018|1092|1101|1651|3095|3839|4092|4095|4160|4162|4163|4168|4174|4188|4192|4200|4201|4347|4651|483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string">
            <text:p>HustaVet BronchialVital</text:p>
          </table:table-cell>
          <table:table-cell office:value-type="string">
            <text:p>500 ml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41.95">
            <text:p>41,95</text:p>
          </table:table-cell>
          <table:table-cell office:value-type="float" office:value="27.5">
            <text:p>27,5</text:p>
          </table:table-cell>
          <table:table-cell office:value-type="float" office:value="0">
            <text:p>0</text:p>
          </table:table-cell>
          <table:table-cell/>
          <table:table-cell office:value-type="float" office:value="27.5">
            <text:p>27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1213">
            <text:p>4040056001213</text:p>
          </table:table-cell>
          <table:table-cell office:value-type="string">
            <text:p>Größe:500 ml</text:p>
          </table:table-cell>
          <table:table-cell office:value-type="string">
            <text:p>1018|1092|1101|1651|3095|3839|4092|4095|4160|4162|4163|4168|4174|4188|4192|4200|4201|4347|4651|483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67">
            <text:p>167</text:p>
          </table:table-cell>
          <table:table-cell office:value-type="string">
            <text:p>Singulares Ägyptisches Schwarzkümmelöl</text:p>
          </table:table-cell>
          <table:table-cell office:value-type="string">
            <text:p>5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73.95">
            <text:p>73,95</text:p>
          </table:table-cell>
          <table:table-cell office:value-type="float" office:value="47.9">
            <text:p>47,9</text:p>
          </table:table-cell>
          <table:table-cell office:value-type="float" office:value="0">
            <text:p>0</text:p>
          </table:table-cell>
          <table:table-cell/>
          <table:table-cell office:value-type="float" office:value="47.9">
            <text:p>47,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1299">
            <text:p>4040056001299</text:p>
          </table:table-cell>
          <table:table-cell office:value-type="string">
            <text:p>Größe:500 ml</text:p>
          </table:table-cell>
          <table:table-cell office:value-type="string">
            <text:p>1005|1006|1018|1023|1024|1052|1093|1094|1096|1122|1142|1166|1178|1193|1213|1218|1223|1500|1517|1525|1651|1655|1923|1950|1952|3005|3006|3014|3023|3024|3092|3093|3094|3096|3097|3102|3103|3142|3166|3175|3178|3193|3213|3223|3283|3348|3525|3528|3542|3556|3576|3583|3585|3598|3599|3651|3655|3707|3724|3840|3854|3912|3913|3923|4005|4006|4014|4023|4024|4092|4093|4094|4096|4097|4102|4103|4142|4166|4175|4178|4193|4223|4283|4348|4525|4528|4542|4556|4576|4583|4585|4598|4599|4651|4655|4707|4724|4840|4854|4912|4913|492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5">
            <text:p>195</text:p>
          </table:table-cell>
          <table:table-cell office:value-type="string">
            <text:p>VeaVet JuckEx forte</text:p>
          </table:table-cell>
          <table:table-cell office:value-type="string">
            <text:p>1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22.9">
            <text:p>22,9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473">
            <text:p>4040056001473</text:p>
          </table:table-cell>
          <table:table-cell office:value-type="string">
            <text:p>Größe:100 ml</text:p>
          </table:table-cell>
          <table:table-cell office:value-type="string">
            <text:p>1005|1006|1018|1055|1179|1222|1651|1652|1834|188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91">
            <text:p>291</text:p>
          </table:table-cell>
          <table:table-cell office:value-type="string">
            <text:p>VetCarotin</text:p>
          </table:table-cell>
          <table:table-cell office:value-type="string">
            <text:p>72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10.5">
            <text:p>10,5</text:p>
          </table:table-cell>
          <table:table-cell office:value-type="float" office:value="0">
            <text:p>0</text:p>
          </table:table-cell>
          <table:table-cell/>
          <table:table-cell office:value-type="float" office:value="10.5">
            <text:p>10,5</text:p>
          </table:table-cell>
          <table:table-cell office:value-type="float" office:value="0.72">
            <text:p>0,7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1497">
            <text:p>4040056001497</text:p>
          </table:table-cell>
          <table:table-cell office:value-type="string">
            <text:p>Größe:720 g</text:p>
          </table:table-cell>
          <table:table-cell office:value-type="string">
            <text:p>1018|1055|1101|1515|1651|1652|3123|3353|3515|3651|3652|3843|3891|4123|4353|4515|4651|4652|4843|489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string">
            <text:p>MicroMineral Hund &amp; Katze</text:p>
          </table:table-cell>
          <table:table-cell office:value-type="string">
            <text:p>2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1503">
            <text:p>4040056001503</text:p>
          </table:table-cell>
          <table:table-cell office:value-type="string">
            <text:p>Größe:25 kg</text:p>
          </table:table-cell>
          <table:table-cell office:value-type="string">
            <text:p>1018|1055|1211|1517|1559|1567|1651|1652|1847|1872|3155|3204|3338|3355|3356|3357|3358|3517|3529|3559|3567|3651|3652|3836|3848|3872|3883|4155|4204|4338|4355|4356|4357|4358|4517|4529|4559|4567|4593|4595|4651|4652|4836|4848|4872|488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5">
            <text:p>195</text:p>
          </table:table-cell>
          <table:table-cell office:value-type="string">
            <text:p>VeaVet JuckEx forte</text:p>
          </table:table-cell>
          <table:table-cell office:value-type="string">
            <text:p>5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59.95">
            <text:p>59,95</text:p>
          </table:table-cell>
          <table:table-cell office:value-type="float" office:value="35.9">
            <text:p>35,9</text:p>
          </table:table-cell>
          <table:table-cell office:value-type="float" office:value="0">
            <text:p>0</text:p>
          </table:table-cell>
          <table:table-cell/>
          <table:table-cell office:value-type="float" office:value="35.9">
            <text:p>35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527">
            <text:p>4040056001527</text:p>
          </table:table-cell>
          <table:table-cell office:value-type="string">
            <text:p>Größe:500 ml</text:p>
          </table:table-cell>
          <table:table-cell office:value-type="string">
            <text:p>1005|1006|1018|1055|1179|1222|1651|1652|1834|188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6">
            <text:p>196</text:p>
          </table:table-cell>
          <table:table-cell office:value-type="string">
            <text:p>VeaVet WundEx Spray</text:p>
          </table:table-cell>
          <table:table-cell office:value-type="string">
            <text:p>1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20.95">
            <text:p>20,95</text:p>
          </table:table-cell>
          <table:table-cell office:value-type="float" office:value="11.9">
            <text:p>11,9</text:p>
          </table:table-cell>
          <table:table-cell office:value-type="float" office:value="0">
            <text:p>0</text:p>
          </table:table-cell>
          <table:table-cell/>
          <table:table-cell office:value-type="float" office:value="11.9">
            <text:p>11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534">
            <text:p>4040056001534</text:p>
          </table:table-cell>
          <table:table-cell office:value-type="string">
            <text:p>Größe:100 ml</text:p>
          </table:table-cell>
          <table:table-cell office:value-type="string">
            <text:p>1005|1006|1018|1053|1055|1103|1126|1179|1215|1222|1416|1651|1652|1834|18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16">
            <text:p>116</text:p>
          </table:table-cell>
          <table:table-cell office:value-type="string">
            <text:p>Durchblutungsgel</text:p>
          </table:table-cell>
          <table:table-cell office:value-type="string">
            <text:p>500 g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32.95">
            <text:p>32,95</text:p>
          </table:table-cell>
          <table:table-cell office:value-type="float" office:value="18.9">
            <text:p>18,9</text:p>
          </table:table-cell>
          <table:table-cell office:value-type="float" office:value="0">
            <text:p>0</text:p>
          </table:table-cell>
          <table:table-cell/>
          <table:table-cell office:value-type="float" office:value="18.9">
            <text:p>18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1558">
            <text:p>4040056001558</text:p>
          </table:table-cell>
          <table:table-cell office:value-type="string">
            <text:p>Größe:500 g</text:p>
          </table:table-cell>
          <table:table-cell office:value-type="string">
            <text:p>1018|1104|1106|1601|165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6">
            <text:p>196</text:p>
          </table:table-cell>
          <table:table-cell office:value-type="string">
            <text:p>VeaVet WundEx Spray</text:p>
          </table:table-cell>
          <table:table-cell office:value-type="string">
            <text:p>5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89.95">
            <text:p>89,9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2012">
            <text:p>4040056002012</text:p>
          </table:table-cell>
          <table:table-cell office:value-type="string">
            <text:p>Größe:500 ml</text:p>
          </table:table-cell>
          <table:table-cell office:value-type="string">
            <text:p>1005|1006|1018|1053|1055|1103|1126|1179|1215|1222|1416|1651|1652|1834|188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8">
            <text:p>148</text:p>
          </table:table-cell>
          <table:table-cell office:value-type="string">
            <text:p>MicroMineral Hund &amp; Katze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166">
            <text:p>4040056002166</text:p>
          </table:table-cell>
          <table:table-cell office:value-type="string">
            <text:p>Größe:150 g</text:p>
          </table:table-cell>
          <table:table-cell office:value-type="string">
            <text:p>1018|1055|1211|1517|1559|1567|1651|1652|1847|1872|3155|3204|3338|3355|3356|3357|3358|3517|3529|3559|3567|3651|3652|3836|3848|3872|3883|4155|4204|4338|4355|4356|4357|4358|4517|4529|4559|4567|4593|4595|4651|4652|4836|4848|4872|488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6">
            <text:p>256</text:p>
          </table:table-cell>
          <table:table-cell office:value-type="string">
            <text:p>DogFit</text:p>
          </table:table-cell>
          <table:table-cell office:value-type="string">
            <text:p>5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1.95">
            <text:p>11,95</text:p>
          </table:table-cell>
          <table:table-cell office:value-type="float" office:value="0">
            <text:p>0</text:p>
          </table:table-cell>
          <table:table-cell/>
          <table:table-cell office:value-type="float" office:value="11.95">
            <text:p>11,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2173">
            <text:p>4040056002173</text:p>
          </table:table-cell>
          <table:table-cell office:value-type="string">
            <text:p>Größe:500 ml</text:p>
          </table:table-cell>
          <table:table-cell office:value-type="string">
            <text:p>1018|1497|1651|3200|3201|3209|3313|3315|3341|3342|3343|3344|3513|3651|4200|4201|4209|4313|4315|4341|4342|4343|4344|4513|465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8">
            <text:p>208</text:p>
          </table:table-cell>
          <table:table-cell office:value-type="string">
            <text:p>VeaVet Liegeschwielenöl</text:p>
          </table:table-cell>
          <table:table-cell office:value-type="string">
            <text:p>5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8.95">
            <text:p>8,95</text:p>
          </table:table-cell>
          <table:table-cell office:value-type="float" office:value="0">
            <text:p>0</text:p>
          </table:table-cell>
          <table:table-cell/>
          <table:table-cell office:value-type="float" office:value="8.95">
            <text:p>8,9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2180">
            <text:p>4040056002180</text:p>
          </table:table-cell>
          <table:table-cell office:value-type="string">
            <text:p>Größe:50 ml</text:p>
          </table:table-cell>
          <table:table-cell office:value-type="string">
            <text:p>1018|1103|1651|183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string">
            <text:p>HustaVet Immun</text:p>
          </table:table-cell>
          <table:table-cell office:value-type="string">
            <text:p>80 g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265">
            <text:p>4040056002265</text:p>
          </table:table-cell>
          <table:table-cell office:value-type="string">
            <text:p>Größe:80 g</text:p>
          </table:table-cell>
          <table:table-cell office:value-type="string">
            <text:p>1018|1055|1092|1093|1101|1119|1651|1652|3092|3095|3162|3200|3210|3311|3317|3329|3334|3341|3343|3353|3354|3597|3598|3651|3652|3656|3840|4092|4095|4162|4200|4210|4311|4317|4329|4334|4341|4343|4353|4354|4597|4598|4651|4652|4656|484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string">
            <text:p>DogFit</text:p>
          </table:table-cell>
          <table:table-cell office:value-type="string">
            <text:p>25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2548">
            <text:p>4040056002548</text:p>
          </table:table-cell>
          <table:table-cell office:value-type="string">
            <text:p>Größe:250 ml</text:p>
          </table:table-cell>
          <table:table-cell office:value-type="string">
            <text:p>1018|1497|1651|3200|3201|3209|3313|3315|3341|3342|3343|3344|3513|3651|4200|4201|4209|4313|4315|4341|4342|4343|4344|4513|465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string">
            <text:p>HerzAgil</text:p>
          </table:table-cell>
          <table:table-cell office:value-type="string">
            <text:p>2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27.5">
            <text:p>27,5</text:p>
          </table:table-cell>
          <table:table-cell office:value-type="float" office:value="0">
            <text:p>0</text:p>
          </table:table-cell>
          <table:table-cell/>
          <table:table-cell office:value-type="float" office:value="27.5">
            <text:p>27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2715">
            <text:p>4040056002715</text:p>
          </table:table-cell>
          <table:table-cell office:value-type="string">
            <text:p>Größe:250 g</text:p>
          </table:table-cell>
          <table:table-cell office:value-type="string">
            <text:p>1018|1035|1037|1055|1107|1129|1651|1652|1847|1917|3107|3129|3200|3306|3315|3322|3327|3334|3341|3348|3349|3651|3652|4107|4129|4200|4306|4315|4322|4327|4334|4341|4348|4349|4651|465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0">
            <text:p>270</text:p>
          </table:table-cell>
          <table:table-cell office:value-type="string">
            <text:p>HerzAgil</text:p>
          </table:table-cell>
          <table:table-cell office:value-type="string">
            <text:p>6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43.5">
            <text:p>43,5</text:p>
          </table:table-cell>
          <table:table-cell office:value-type="float" office:value="0">
            <text:p>0</text:p>
          </table:table-cell>
          <table:table-cell/>
          <table:table-cell office:value-type="float" office:value="43.5">
            <text:p>43,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2722">
            <text:p>4040056002722</text:p>
          </table:table-cell>
          <table:table-cell office:value-type="string">
            <text:p>Größe:600 g</text:p>
          </table:table-cell>
          <table:table-cell office:value-type="string">
            <text:p>1018|1035|1037|1055|1107|1129|1651|1652|1847|1917|3107|3129|3200|3306|3315|3322|3327|3334|3341|3348|3349|3651|3652|4107|4129|4200|4306|4315|4322|4327|4334|4341|4348|4349|4651|465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string">
            <text:p>Agili-Dog</text:p>
          </table:table-cell>
          <table:table-cell office:value-type="string">
            <text:p>2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/>
          <table:table-cell office:value-type="float" office:value="16.5">
            <text:p>16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2746">
            <text:p>4040056002746</text:p>
          </table:table-cell>
          <table:table-cell office:value-type="string">
            <text:p>Größe:250 g</text:p>
          </table:table-cell>
          <table:table-cell office:value-type="string">
            <text:p>1018|1105|1651|3098|3200|3210|3313|3317|3319|3334|3335|3336|3356|3358|3651|4098|4200|4210|4313|4317|4319|4320|4334|4335|4336|4356|4358|465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3">
            <text:p>273</text:p>
          </table:table-cell>
          <table:table-cell office:value-type="string">
            <text:p>Agili-Dog</text:p>
          </table:table-cell>
          <table:table-cell office:value-type="string">
            <text:p>6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59.95">
            <text:p>59,95</text:p>
          </table:table-cell>
          <table:table-cell office:value-type="float" office:value="30.9">
            <text:p>30,9</text:p>
          </table:table-cell>
          <table:table-cell office:value-type="float" office:value="0">
            <text:p>0</text:p>
          </table:table-cell>
          <table:table-cell/>
          <table:table-cell office:value-type="float" office:value="30.9">
            <text:p>30,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2753">
            <text:p>4040056002753</text:p>
          </table:table-cell>
          <table:table-cell office:value-type="string">
            <text:p>Größe:600 g</text:p>
          </table:table-cell>
          <table:table-cell office:value-type="string">
            <text:p>1018|1105|1651|3098|3200|3210|3313|3317|3319|3334|3335|3336|3356|3358|3651|4098|4200|4210|4313|4317|4319|4320|4334|4335|4336|4356|4358|465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555">
            <text:p>555</text:p>
          </table:table-cell>
          <table:table-cell office:value-type="string">
            <text:p>ArthroGreen Classic</text:p>
          </table:table-cell>
          <table:table-cell office:value-type="string">
            <text:p>7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21.95">
            <text:p>21,95</text:p>
          </table:table-cell>
          <table:table-cell office:value-type="float" office:value="13.5">
            <text:p>13,5</text:p>
          </table:table-cell>
          <table:table-cell office:value-type="float" office:value="0">
            <text:p>0</text:p>
          </table:table-cell>
          <table:table-cell/>
          <table:table-cell office:value-type="float" office:value="13.5">
            <text:p>13,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852">
            <text:p>4040056002852</text:p>
          </table:table-cell>
          <table:table-cell office:value-type="string">
            <text:p>Größe:70 g</text:p>
          </table:table-cell>
          <table:table-cell office:value-type="string">
            <text:p>1055|1104|1105|1127|1128|1651|1652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55">
            <text:p>555</text:p>
          </table:table-cell>
          <table:table-cell office:value-type="string">
            <text:p>ArthroGreen Classic</text:p>
          </table:table-cell>
          <table:table-cell office:value-type="string">
            <text:p>165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3.5">
            <text:p>23,5</text:p>
          </table:table-cell>
          <table:table-cell office:value-type="float" office:value="0">
            <text:p>0</text:p>
          </table:table-cell>
          <table:table-cell/>
          <table:table-cell office:value-type="float" office:value="23.5">
            <text:p>23,5</text:p>
          </table:table-cell>
          <table:table-cell office:value-type="float" office:value="165">
            <text:p>16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869">
            <text:p>4040056002869</text:p>
          </table:table-cell>
          <table:table-cell office:value-type="string">
            <text:p>Größe:165 g</text:p>
          </table:table-cell>
          <table:table-cell office:value-type="string">
            <text:p>1055|1104|1105|1127|1128|1651|1652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555">
            <text:p>555</text:p>
          </table:table-cell>
          <table:table-cell office:value-type="string">
            <text:p>ArthroGreen Classic</text:p>
          </table:table-cell>
          <table:table-cell office:value-type="string">
            <text:p>345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69.95">
            <text:p>69,95</text:p>
          </table:table-cell>
          <table:table-cell office:value-type="float" office:value="40.5">
            <text:p>40,5</text:p>
          </table:table-cell>
          <table:table-cell office:value-type="float" office:value="0">
            <text:p>0</text:p>
          </table:table-cell>
          <table:table-cell/>
          <table:table-cell office:value-type="float" office:value="40.5">
            <text:p>40,5</text:p>
          </table:table-cell>
          <table:table-cell office:value-type="float" office:value="345">
            <text:p>34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876">
            <text:p>4040056002876</text:p>
          </table:table-cell>
          <table:table-cell office:value-type="string">
            <text:p>Größe:345 g</text:p>
          </table:table-cell>
          <table:table-cell office:value-type="string">
            <text:p>1055|1104|1105|1127|1128|1651|1652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555">
            <text:p>555</text:p>
          </table:table-cell>
          <table:table-cell office:value-type="string">
            <text:p>ArthroGreen Classic</text:p>
          </table:table-cell>
          <table:table-cell office:value-type="string">
            <text:p>70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109.5">
            <text:p>109,5</text:p>
          </table:table-cell>
          <table:table-cell office:value-type="float" office:value="69.9">
            <text:p>69,9</text:p>
          </table:table-cell>
          <table:table-cell office:value-type="float" office:value="0">
            <text:p>0</text:p>
          </table:table-cell>
          <table:table-cell/>
          <table:table-cell office:value-type="float" office:value="69.9">
            <text:p>69,9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2883">
            <text:p>4040056002883</text:p>
          </table:table-cell>
          <table:table-cell office:value-type="string">
            <text:p>Größe:700 g</text:p>
          </table:table-cell>
          <table:table-cell office:value-type="string">
            <text:p>1055|1104|1105|1127|1128|1651|1652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55">
            <text:p>555</text:p>
          </table:table-cell>
          <table:table-cell office:value-type="string">
            <text:p>ArthroGreen Classic</text:p>
          </table:table-cell>
          <table:table-cell office:value-type="string">
            <text:p>2 k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2890">
            <text:p>4040056002890</text:p>
          </table:table-cell>
          <table:table-cell office:value-type="string">
            <text:p>Größe:2 kg</text:p>
          </table:table-cell>
          <table:table-cell office:value-type="string">
            <text:p>1055|1104|1105|1127|1128|1651|1652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332">
            <text:p>3332</text:p>
          </table:table-cell>
          <table:table-cell office:value-type="string">
            <text:p>cdDes</text:p>
          </table:table-cell>
          <table:table-cell office:value-type="string">
            <text:p>25 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45">
            <text:p>145</text:p>
          </table:table-cell>
          <table:table-cell office:value-type="float" office:value="97.5">
            <text:p>97,5</text:p>
          </table:table-cell>
          <table:table-cell office:value-type="float" office:value="0">
            <text:p>0</text:p>
          </table:table-cell>
          <table:table-cell/>
          <table:table-cell office:value-type="float" office:value="97.5">
            <text:p>97,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3378">
            <text:p>4040056003378</text:p>
          </table:table-cell>
          <table:table-cell office:value-type="string">
            <text:p>Größe:25 l</text:p>
          </table:table-cell>
          <table:table-cell office:value-type="string">
            <text:p>1005|1006|1007|1018|1055|1142|1417|1422|1431|1432|1433|1434|1651|1652|165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string">
            <text:p>SeniorDog</text:p>
          </table:table-cell>
          <table:table-cell office:value-type="string">
            <text:p>2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/>
          <table:table-cell office:value-type="float" office:value="16.5">
            <text:p>16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2982">
            <text:p>4040056002982</text:p>
          </table:table-cell>
          <table:table-cell office:value-type="string">
            <text:p>Größe:250 g</text:p>
          </table:table-cell>
          <table:table-cell office:value-type="string">
            <text:p>1018|1035|1517|1651|1847|3107|3200|3210|3313|3317|3319|3334|3335|3340|3356|3517|3651|4107|4200|4210|4313|4317|4319|4320|4334|4335|4340|4356|4517|465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office:value-type="string">
            <text:p>SeniorDog</text:p>
          </table:table-cell>
          <table:table-cell office:value-type="string">
            <text:p>6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59.95">
            <text:p>59,95</text:p>
          </table:table-cell>
          <table:table-cell office:value-type="float" office:value="32.9">
            <text:p>32,9</text:p>
          </table:table-cell>
          <table:table-cell office:value-type="float" office:value="0">
            <text:p>0</text:p>
          </table:table-cell>
          <table:table-cell/>
          <table:table-cell office:value-type="float" office:value="32.9">
            <text:p>32,9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2999">
            <text:p>4040056002999</text:p>
          </table:table-cell>
          <table:table-cell office:value-type="string">
            <text:p>Größe:600 g</text:p>
          </table:table-cell>
          <table:table-cell office:value-type="string">
            <text:p>1018|1035|1517|1651|1847|3107|3200|3210|3313|3317|3319|3334|3335|3340|3356|3517|3651|4107|4200|4210|4313|4317|4319|4320|4334|4335|4340|4356|4517|465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04">
            <text:p>304</text:p>
          </table:table-cell>
          <table:table-cell office:value-type="string">
            <text:p>casaCare UrinAttacke</text:p>
          </table:table-cell>
          <table:table-cell office:value-type="string">
            <text:p>500 m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/>
          <table:table-cell office:value-type="float" office:value="10.9">
            <text:p>10,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3019">
            <text:p>4040056003019</text:p>
          </table:table-cell>
          <table:table-cell office:value-type="string">
            <text:p>Größe:500 ml</text:p>
          </table:table-cell>
          <table:table-cell office:value-type="string">
            <text:p>1005|1006|1007|1420|1651|1652|1655|3005|3006|3007|3018|3055|3416|3420|3651|3652|3655|3725|3726|4005|4006|4007|4018|4055|4416|4420|4651|4652|4655|4725|472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04">
            <text:p>304</text:p>
          </table:table-cell>
          <table:table-cell office:value-type="string">
            <text:p>casaCare UrinAttacke</text:p>
          </table:table-cell>
          <table:table-cell office:value-type="string">
            <text:p>5 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99.95">
            <text:p>99,95</text:p>
          </table:table-cell>
          <table:table-cell office:value-type="float" office:value="59.9">
            <text:p>59,9</text:p>
          </table:table-cell>
          <table:table-cell office:value-type="float" office:value="0">
            <text:p>0</text:p>
          </table:table-cell>
          <table:table-cell/>
          <table:table-cell office:value-type="float" office:value="59.9">
            <text:p>59,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3026">
            <text:p>4040056003026</text:p>
          </table:table-cell>
          <table:table-cell office:value-type="string">
            <text:p>Größe:5 l</text:p>
          </table:table-cell>
          <table:table-cell office:value-type="string">
            <text:p>1005|1006|1007|1420|1651|1652|1655|3005|3006|3007|3018|3055|3416|3420|3651|3652|3655|3725|3726|4005|4006|4007|4018|4055|4416|4420|4651|4652|4655|4725|472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  <table:table-cell office:value-type="string">
            <text:p>casaCare UrinAttacke</text:p>
          </table:table-cell>
          <table:table-cell office:value-type="string">
            <text:p>25 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349">
            <text:p>349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3033">
            <text:p>4040056003033</text:p>
          </table:table-cell>
          <table:table-cell office:value-type="string">
            <text:p>Größe:25 l</text:p>
          </table:table-cell>
          <table:table-cell office:value-type="string">
            <text:p>1005|1006|1007|1420|1651|1652|1655|3005|3006|3007|3018|3055|3416|3420|3651|3652|3655|3725|3726|4005|4006|4007|4018|4055|4416|4420|4651|4652|4655|4725|472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662">
            <text:p>662</text:p>
          </table:table-cell>
          <table:table-cell office:value-type="string">
            <text:p>Singulares Weizenkeim-Öl</text:p>
          </table:table-cell>
          <table:table-cell office:value-type="string">
            <text:p>1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8.95">
            <text:p>18,95</text:p>
          </table:table-cell>
          <table:table-cell office:value-type="float" office:value="11.9">
            <text:p>11,9</text:p>
          </table:table-cell>
          <table:table-cell office:value-type="float" office:value="0">
            <text:p>0</text:p>
          </table:table-cell>
          <table:table-cell/>
          <table:table-cell office:value-type="float" office:value="11.9">
            <text:p>11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3385">
            <text:p>4040056003385</text:p>
          </table:table-cell>
          <table:table-cell office:value-type="string">
            <text:p>Größe:100 ml</text:p>
          </table:table-cell>
          <table:table-cell office:value-type="string">
            <text:p>1005|1006|1007|1018|1023|1024|1053|1055|1122|1178|1193|1500|1517|1559|1651|1652|1945|3005|3006|3007|3023|3024|3025|3053|3102|3125|3175|3178|3193|3363|3528|3556|3576|3585|3651|3652|3946|4005|4006|4007|4023|4024|4025|4053|4102|4125|4175|4178|4193|4363|4528|4556|4576|4585|4651|4652|494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39">
            <text:p>339</text:p>
          </table:table-cell>
          <table:table-cell office:value-type="string">
            <text:p>Geburtshilfe-Mischung</text:p>
          </table:table-cell>
          <table:table-cell office:value-type="string">
            <text:p>4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0.9">
            <text:p>20,9</text:p>
          </table:table-cell>
          <table:table-cell office:value-type="float" office:value="13.5">
            <text:p>13,5</text:p>
          </table:table-cell>
          <table:table-cell office:value-type="float" office:value="0">
            <text:p>0</text:p>
          </table:table-cell>
          <table:table-cell/>
          <table:table-cell office:value-type="float" office:value="13.5">
            <text:p>13,5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3460">
            <text:p>4040056003460</text:p>
          </table:table-cell>
          <table:table-cell office:value-type="string">
            <text:p>Größe:400 g</text:p>
          </table:table-cell>
          <table:table-cell office:value-type="string">
            <text:p>1006|1018|1024|1055|1211|1567|1651|1652|1847|187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39">
            <text:p>339</text:p>
          </table:table-cell>
          <table:table-cell office:value-type="string">
            <text:p>Geburtshilfe-Mischung</text:p>
          </table:table-cell>
          <table:table-cell office:value-type="string">
            <text:p>1,2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9.5">
            <text:p>49,5</text:p>
          </table:table-cell>
          <table:table-cell office:value-type="float" office:value="31.9">
            <text:p>31,9</text:p>
          </table:table-cell>
          <table:table-cell office:value-type="float" office:value="0">
            <text:p>0</text:p>
          </table:table-cell>
          <table:table-cell/>
          <table:table-cell office:value-type="float" office:value="31.9">
            <text:p>31,9</text:p>
          </table:table-cell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3477">
            <text:p>4040056003477</text:p>
          </table:table-cell>
          <table:table-cell office:value-type="string">
            <text:p>Größe:1,25 kg</text:p>
          </table:table-cell>
          <table:table-cell office:value-type="string">
            <text:p>1006|1018|1024|1055|1211|1567|1651|1652|1847|187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362">
            <text:p>362</text:p>
          </table:table-cell>
          <table:table-cell office:value-type="string">
            <text:p>casaCare cdDes Bettenhygienespray</text:p>
          </table:table-cell>
          <table:table-cell/>
          <table:table-cell office:value-type="string">
            <text:p>CasaCare</text:p>
          </table:table-cell>
          <table:table-cell office:value-type="float" office:value="19">
            <text:p>19</text:p>
          </table:table-cell>
          <table:table-cell office:value-type="float" office:value="19.95">
            <text:p>19,95</text:p>
          </table:table-cell>
          <table:table-cell table:number-columns-repeated="2" office:value-type="float" office:value="10.95">
            <text:p>10,95</text:p>
          </table:table-cell>
          <table:table-cell/>
          <table:table-cell office:value-type="float" office:value="10.95">
            <text:p>10,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3637">
            <text:p>4040056003637</text:p>
          </table:table-cell>
          <table:table-cell office:value-type="string">
            <text:p>Größe:500 ml</text:p>
          </table:table-cell>
          <table:table-cell office:value-type="string">
            <text:p>1|1417|1419|1421|1651|1652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659">
            <text:p>659</text:p>
          </table:table-cell>
          <table:table-cell office:value-type="string">
            <text:p>Singulares Bio-Arganöl</text:p>
          </table:table-cell>
          <table:table-cell office:value-type="string">
            <text:p>1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2.95">
            <text:p>12,95</text:p>
          </table:table-cell>
          <table:table-cell office:value-type="float" office:value="0">
            <text:p>0</text:p>
          </table:table-cell>
          <table:table-cell/>
          <table:table-cell office:value-type="float" office:value="12.95">
            <text:p>12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4146">
            <text:p>4040056004146</text:p>
          </table:table-cell>
          <table:table-cell office:value-type="string">
            <text:p>Größe:100 ml</text:p>
          </table:table-cell>
          <table:table-cell office:value-type="string">
            <text:p>1005|1006|1007|1018|1023|1024|1052|1053|1055|1122|1166|1178|1193|1223|1500|1517|1559|1651|1652|1883|1892|3005|3006|3007|3023|3024|3025|3053|3102|3103|3125|3126|3166|3175|3178|3193|3223|3365|3528|3556|3576|3585|3651|3652|3724|3836|3854|3871|3883|3896|4005|4006|4007|4023|4024|4025|4053|4102|4103|4125|4126|4166|4175|4178|4193|4223|4365|4485|4528|4556|4576|4585|4651|4652|4724|4836|4854|4871|4883|489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425">
            <text:p>425</text:p>
          </table:table-cell>
          <table:table-cell office:value-type="string">
            <text:p>DarmAktiv Hund &amp; Katze</text:p>
          </table:table-cell>
          <table:table-cell office:value-type="string">
            <text:p>25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/>
          <table:table-cell office:value-type="float" office:value="9.95">
            <text:p>9,9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4207">
            <text:p>4040056004207</text:p>
          </table:table-cell>
          <table:table-cell office:value-type="string">
            <text:p>Größe:250 ml</text:p>
          </table:table-cell>
          <table:table-cell office:value-type="string">
            <text:p>1018|1101|1123|1124|1515|1651|1652|1849|1892|3123|3204|3515|3651|3652|3842|3862|3863|3890|3893|4123|4204|4515|4651|4652|4842|4862|4863|4890|489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425">
            <text:p>425</text:p>
          </table:table-cell>
          <table:table-cell office:value-type="string">
            <text:p>DarmAktiv Hund &amp; Katze</text:p>
          </table:table-cell>
          <table:table-cell office:value-type="string">
            <text:p>5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15.5">
            <text:p>15,5</text:p>
          </table:table-cell>
          <table:table-cell office:value-type="float" office:value="0">
            <text:p>0</text:p>
          </table:table-cell>
          <table:table-cell/>
          <table:table-cell office:value-type="float" office:value="15.5">
            <text:p>15,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4214">
            <text:p>4040056004214</text:p>
          </table:table-cell>
          <table:table-cell office:value-type="string">
            <text:p>Größe:500 ml</text:p>
          </table:table-cell>
          <table:table-cell office:value-type="string">
            <text:p>1018|1101|1123|1124|1515|1651|1652|1849|1892|3123|3204|3515|3651|3652|3842|3862|3863|3890|3893|4123|4204|4515|4651|4652|4842|4862|4863|4890|489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425">
            <text:p>425</text:p>
          </table:table-cell>
          <table:table-cell office:value-type="string">
            <text:p>DarmAktiv Hund &amp; Katze</text:p>
          </table:table-cell>
          <table:table-cell office:value-type="string">
            <text:p>2,5 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92.95">
            <text:p>92,95</text:p>
          </table:table-cell>
          <table:table-cell office:value-type="float" office:value="50.9">
            <text:p>50,9</text:p>
          </table:table-cell>
          <table:table-cell office:value-type="float" office:value="0">
            <text:p>0</text:p>
          </table:table-cell>
          <table:table-cell/>
          <table:table-cell office:value-type="float" office:value="50.9">
            <text:p>50,9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4221">
            <text:p>4040056004221</text:p>
          </table:table-cell>
          <table:table-cell office:value-type="string">
            <text:p>Größe:2,5 l</text:p>
          </table:table-cell>
          <table:table-cell office:value-type="string">
            <text:p>1018|1101|1123|1124|1515|1651|1652|1849|1892|3123|3204|3515|3651|3652|3842|3862|3863|3890|3893|4123|4204|4515|4651|4652|4842|4862|4863|4890|489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425">
            <text:p>425</text:p>
          </table:table-cell>
          <table:table-cell office:value-type="string">
            <text:p>DarmAktiv Hund &amp; Katze</text:p>
          </table:table-cell>
          <table:table-cell office:value-type="string">
            <text:p>5 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77.5">
            <text:p>77,5</text:p>
          </table:table-cell>
          <table:table-cell office:value-type="float" office:value="0">
            <text:p>0</text:p>
          </table:table-cell>
          <table:table-cell/>
          <table:table-cell office:value-type="float" office:value="77.5">
            <text:p>77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4238">
            <text:p>4040056004238</text:p>
          </table:table-cell>
          <table:table-cell office:value-type="string">
            <text:p>Größe:5 l</text:p>
          </table:table-cell>
          <table:table-cell office:value-type="string">
            <text:p>1018|1101|1123|1124|1515|1651|1652|1849|1892|3123|3204|3515|3651|3652|3842|3862|3863|3890|3893|4123|4204|4515|4651|4652|4842|4862|4863|4890|4893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554">
            <text:p>554</text:p>
          </table:table-cell>
          <table:table-cell office:value-type="string">
            <text:p>ArthroGreen plus</text:p>
          </table:table-cell>
          <table:table-cell office:value-type="string">
            <text:p>75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5.9">
            <text:p>15,9</text:p>
          </table:table-cell>
          <table:table-cell office:value-type="float" office:value="0">
            <text:p>0</text:p>
          </table:table-cell>
          <table:table-cell/>
          <table:table-cell office:value-type="float" office:value="15.9">
            <text:p>15,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733">
            <text:p>4040056004733</text:p>
          </table:table-cell>
          <table:table-cell office:value-type="string">
            <text:p>Größe:75 g</text:p>
          </table:table-cell>
          <table:table-cell office:value-type="string">
            <text:p>1104|1105|1651|3104|3200|3202|3313|3327|3331|3333|3337|3339|3379|3632|3651|3830|4104|4200|4202|4313|4327|4331|4333|4337|4339|4379|4632|4651|483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554">
            <text:p>554</text:p>
          </table:table-cell>
          <table:table-cell office:value-type="string">
            <text:p>ArthroGreen plus</text:p>
          </table:table-cell>
          <table:table-cell office:value-type="string">
            <text:p>15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42.5">
            <text:p>42,5</text:p>
          </table:table-cell>
          <table:table-cell office:value-type="float" office:value="25.5">
            <text:p>25,5</text:p>
          </table:table-cell>
          <table:table-cell office:value-type="float" office:value="0">
            <text:p>0</text:p>
          </table:table-cell>
          <table:table-cell/>
          <table:table-cell office:value-type="float" office:value="25.5">
            <text:p>25,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740">
            <text:p>4040056004740</text:p>
          </table:table-cell>
          <table:table-cell office:value-type="string">
            <text:p>Größe:150 g</text:p>
          </table:table-cell>
          <table:table-cell office:value-type="string">
            <text:p>1104|1105|1651|3104|3200|3202|3313|3327|3331|3333|3337|3339|3379|3632|3651|3830|4104|4200|4202|4313|4327|4331|4333|4337|4339|4379|4632|4651|483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54">
            <text:p>554</text:p>
          </table:table-cell>
          <table:table-cell office:value-type="string">
            <text:p>ArthroGreen plus</text:p>
          </table:table-cell>
          <table:table-cell office:value-type="string">
            <text:p>33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74.9">
            <text:p>74,9</text:p>
          </table:table-cell>
          <table:table-cell office:value-type="float" office:value="44.5">
            <text:p>44,5</text:p>
          </table:table-cell>
          <table:table-cell office:value-type="float" office:value="0">
            <text:p>0</text:p>
          </table:table-cell>
          <table:table-cell/>
          <table:table-cell office:value-type="float" office:value="44.5">
            <text:p>44,5</text:p>
          </table:table-cell>
          <table:table-cell office:value-type="float" office:value="0.33">
            <text:p>0,3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4757">
            <text:p>4040056004757</text:p>
          </table:table-cell>
          <table:table-cell office:value-type="string">
            <text:p>Größe:330 g</text:p>
          </table:table-cell>
          <table:table-cell office:value-type="string">
            <text:p>1104|1105|1651|3104|3200|3202|3313|3327|3331|3333|3337|3339|3379|3632|3651|3830|4104|4200|4202|4313|4327|4331|4333|4337|4339|4379|4632|4651|483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554">
            <text:p>554</text:p>
          </table:table-cell>
          <table:table-cell office:value-type="string">
            <text:p>ArthroGreen plus</text:p>
          </table:table-cell>
          <table:table-cell office:value-type="string">
            <text:p>70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129.5">
            <text:p>129,5</text:p>
          </table:table-cell>
          <table:table-cell office:value-type="float" office:value="84.5">
            <text:p>84,5</text:p>
          </table:table-cell>
          <table:table-cell office:value-type="float" office:value="0">
            <text:p>0</text:p>
          </table:table-cell>
          <table:table-cell/>
          <table:table-cell office:value-type="float" office:value="84.5">
            <text:p>84,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4764">
            <text:p>4040056004764</text:p>
          </table:table-cell>
          <table:table-cell office:value-type="string">
            <text:p>Größe:700 g</text:p>
          </table:table-cell>
          <table:table-cell office:value-type="string">
            <text:p>1104|1105|1651|3104|3200|3202|3313|3327|3331|3333|3337|3339|3379|3632|3651|3830|4104|4200|4202|4313|4327|4331|4333|4337|4339|4379|4632|4651|483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554">
            <text:p>554</text:p>
          </table:table-cell>
          <table:table-cell office:value-type="string">
            <text:p>ArthroGreen plus</text:p>
          </table:table-cell>
          <table:table-cell office:value-type="string">
            <text:p>2 k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269.5">
            <text:p>269,5</text:p>
          </table:table-cell>
          <table:table-cell office:value-type="float" office:value="169.5">
            <text:p>169,5</text:p>
          </table:table-cell>
          <table:table-cell office:value-type="float" office:value="0">
            <text:p>0</text:p>
          </table:table-cell>
          <table:table-cell/>
          <table:table-cell office:value-type="float" office:value="169.5">
            <text:p>169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4771">
            <text:p>4040056004771</text:p>
          </table:table-cell>
          <table:table-cell office:value-type="string">
            <text:p>Größe:2 kg</text:p>
          </table:table-cell>
          <table:table-cell office:value-type="string">
            <text:p>1104|1105|1651|3104|3200|3202|3313|3327|3331|3333|3337|3339|3379|3632|3651|3830|4104|4200|4202|4313|4327|4331|4333|4337|4339|4379|4632|4651|483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557">
            <text:p>557</text:p>
          </table:table-cell>
          <table:table-cell office:value-type="string">
            <text:p>ToxiVet sorb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788">
            <text:p>4040056004788</text:p>
          </table:table-cell>
          <table:table-cell office:value-type="string">
            <text:p>Größe:150 g</text:p>
          </table:table-cell>
          <table:table-cell office:value-type="string">
            <text:p>1018|1055|1101|1123|1124|1497|1515|1651|1652|1866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601">
            <text:p>601</text:p>
          </table:table-cell>
          <table:table-cell office:value-type="string">
            <text:p>insektoVet Spray</text:p>
          </table:table-cell>
          <table:table-cell office:value-type="string">
            <text:p>5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27.95">
            <text:p>27,95</text:p>
          </table:table-cell>
          <table:table-cell office:value-type="float" office:value="16.4">
            <text:p>16,4</text:p>
          </table:table-cell>
          <table:table-cell office:value-type="float" office:value="0">
            <text:p>0</text:p>
          </table:table-cell>
          <table:table-cell/>
          <table:table-cell office:value-type="float" office:value="16.4">
            <text:p>16,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027">
            <text:p>4040056006027</text:p>
          </table:table-cell>
          <table:table-cell office:value-type="string">
            <text:p>Größe:500 ml</text:p>
          </table:table-cell>
          <table:table-cell office:value-type="string">
            <text:p>1008|1018|1055|1142|1431|1950|1952|1953|1954|1956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601">
            <text:p>601</text:p>
          </table:table-cell>
          <table:table-cell office:value-type="string">
            <text:p>insektoVet Spray</text:p>
          </table:table-cell>
          <table:table-cell office:value-type="string">
            <text:p>1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46.95">
            <text:p>46,95</text:p>
          </table:table-cell>
          <table:table-cell office:value-type="float" office:value="27.5">
            <text:p>27,5</text:p>
          </table:table-cell>
          <table:table-cell office:value-type="float" office:value="0">
            <text:p>0</text:p>
          </table:table-cell>
          <table:table-cell/>
          <table:table-cell office:value-type="float" office:value="27.5">
            <text:p>27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6034">
            <text:p>4040056006034</text:p>
          </table:table-cell>
          <table:table-cell office:value-type="string">
            <text:p>Größe:1 l</text:p>
          </table:table-cell>
          <table:table-cell office:value-type="string">
            <text:p>1008|1018|1055|1142|1431|1950|1952|1953|1954|1956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601">
            <text:p>601</text:p>
          </table:table-cell>
          <table:table-cell office:value-type="string">
            <text:p>insektoVet Spray</text:p>
          </table:table-cell>
          <table:table-cell office:value-type="string">
            <text:p>5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99">
            <text:p>199</text:p>
          </table:table-cell>
          <table:table-cell office:value-type="float" office:value="109.5">
            <text:p>109,5</text:p>
          </table:table-cell>
          <table:table-cell office:value-type="float" office:value="0">
            <text:p>0</text:p>
          </table:table-cell>
          <table:table-cell/>
          <table:table-cell office:value-type="float" office:value="109.5">
            <text:p>109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6041">
            <text:p>4040056006041</text:p>
          </table:table-cell>
          <table:table-cell office:value-type="string">
            <text:p>Größe:5 l</text:p>
          </table:table-cell>
          <table:table-cell office:value-type="string">
            <text:p>1008|1018|1055|1142|1431|1950|1952|1953|1954|1956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605">
            <text:p>605</text:p>
          </table:table-cell>
          <table:table-cell office:value-type="string">
            <text:p>insektoVet Umgebungsspray</text:p>
          </table:table-cell>
          <table:table-cell office:value-type="string">
            <text:p>5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28.95">
            <text:p>28,95</text:p>
          </table:table-cell>
          <table:table-cell office:value-type="float" office:value="16.9">
            <text:p>16,9</text:p>
          </table:table-cell>
          <table:table-cell office:value-type="float" office:value="0">
            <text:p>0</text:p>
          </table:table-cell>
          <table:table-cell/>
          <table:table-cell office:value-type="float" office:value="16.9">
            <text:p>16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065">
            <text:p>4040056006065</text:p>
          </table:table-cell>
          <table:table-cell office:value-type="string">
            <text:p>Größe:500 m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605">
            <text:p>605</text:p>
          </table:table-cell>
          <table:table-cell office:value-type="string">
            <text:p>insektoVet Umgebungsspray</text:p>
          </table:table-cell>
          <table:table-cell office:value-type="string">
            <text:p>1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49.95">
            <text:p>49,9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6072">
            <text:p>4040056006072</text:p>
          </table:table-cell>
          <table:table-cell office:value-type="string">
            <text:p>Größe:1 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601">
            <text:p>601</text:p>
          </table:table-cell>
          <table:table-cell office:value-type="string">
            <text:p>insektoVet Spray</text:p>
          </table:table-cell>
          <table:table-cell office:value-type="string">
            <text:p>10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349">
            <text:p>349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6096">
            <text:p>4040056006096</text:p>
          </table:table-cell>
          <table:table-cell office:value-type="string">
            <text:p>Größe:10 l</text:p>
          </table:table-cell>
          <table:table-cell office:value-type="string">
            <text:p>1008|1018|1055|1142|1431|1950|1952|1953|1954|195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610">
            <text:p>610</text:p>
          </table:table-cell>
          <table:table-cell office:value-type="string">
            <text:p>MilbenEx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5.95">
            <text:p>15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119">
            <text:p>4040056006119</text:p>
          </table:table-cell>
          <table:table-cell office:value-type="string">
            <text:p>Größe:100 ml</text:p>
          </table:table-cell>
          <table:table-cell office:value-type="string">
            <text:p>1005|1006|1651|1652|1950|1954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610">
            <text:p>610</text:p>
          </table:table-cell>
          <table:table-cell office:value-type="string">
            <text:p>MilbenEx</text:p>
          </table:table-cell>
          <table:table-cell office:value-type="string">
            <text:p>5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33.9">
            <text:p>33,9</text:p>
          </table:table-cell>
          <table:table-cell office:value-type="float" office:value="19.9">
            <text:p>19,9</text:p>
          </table:table-cell>
          <table:table-cell office:value-type="float" office:value="0">
            <text:p>0</text:p>
          </table:table-cell>
          <table:table-cell/>
          <table:table-cell office:value-type="float" office:value="19.9">
            <text:p>19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126">
            <text:p>4040056006126</text:p>
          </table:table-cell>
          <table:table-cell office:value-type="string">
            <text:p>Größe:500 ml</text:p>
          </table:table-cell>
          <table:table-cell office:value-type="string">
            <text:p>1005|1006|1651|1652|1950|1954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610">
            <text:p>610</text:p>
          </table:table-cell>
          <table:table-cell office:value-type="string">
            <text:p>MilbenEx</text:p>
          </table:table-cell>
          <table:table-cell office:value-type="string">
            <text:p>5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6133">
            <text:p>4040056006133</text:p>
          </table:table-cell>
          <table:table-cell office:value-type="string">
            <text:p>Größe:5 l</text:p>
          </table:table-cell>
          <table:table-cell office:value-type="string">
            <text:p>1005|1006|1651|1652|1950|1954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614">
            <text:p>614</text:p>
          </table:table-cell>
          <table:table-cell office:value-type="string">
            <text:p>casaCare MilbenEx Bettenhygiene</text:p>
          </table:table-cell>
          <table:table-cell office:value-type="string">
            <text:p>500 m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33.9">
            <text:p>33,9</text:p>
          </table:table-cell>
          <table:table-cell office:value-type="float" office:value="19.9">
            <text:p>19,9</text:p>
          </table:table-cell>
          <table:table-cell office:value-type="float" office:value="0">
            <text:p>0</text:p>
          </table:table-cell>
          <table:table-cell/>
          <table:table-cell office:value-type="float" office:value="19.9">
            <text:p>19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157">
            <text:p>4040056006157</text:p>
          </table:table-cell>
          <table:table-cell office:value-type="string">
            <text:p>Größe:500 ml</text:p>
          </table:table-cell>
          <table:table-cell office:value-type="string">
            <text:p>1417|1419|1651|1652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685">
            <text:p>685</text:p>
          </table:table-cell>
          <table:table-cell office:value-type="string">
            <text:p>Fell &amp; Haut Vital Hund &amp; Katze</text:p>
          </table:table-cell>
          <table:table-cell office:value-type="string">
            <text:p>4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1.95">
            <text:p>11,95</text:p>
          </table:table-cell>
          <table:table-cell office:value-type="float" office:value="0">
            <text:p>0</text:p>
          </table:table-cell>
          <table:table-cell/>
          <table:table-cell office:value-type="float" office:value="11.95">
            <text:p>11,95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867">
            <text:p>4040056006867</text:p>
          </table:table-cell>
          <table:table-cell office:value-type="string">
            <text:p>Größe:400 g</text:p>
          </table:table-cell>
          <table:table-cell office:value-type="string">
            <text:p>1018|1055|1103|1126|1517|1559|1651|1652|1834|1883|3103|3126|3200|3313|3327|3338|3339|3348|3355|3356|3357|3358|3366|3367|3517|3559|3651|3652|3836|3883|4103|4126|4200|4313|4320|4327|4338|4339|4348|4355|4356|4357|4358|4366|4367|4517|4559|4651|4652|4836|4883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685">
            <text:p>685</text:p>
          </table:table-cell>
          <table:table-cell office:value-type="string">
            <text:p>Fell &amp; Haut Vital Hund &amp; Katze</text:p>
          </table:table-cell>
          <table:table-cell office:value-type="string">
            <text:p>7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7.9">
            <text:p>17,9</text:p>
          </table:table-cell>
          <table:table-cell office:value-type="float" office:value="0">
            <text:p>0</text:p>
          </table:table-cell>
          <table:table-cell/>
          <table:table-cell office:value-type="float" office:value="17.9">
            <text:p>17,9</text:p>
          </table:table-cell>
          <table:table-cell office:value-type="float" office:value="750">
            <text:p>7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874">
            <text:p>4040056006874</text:p>
          </table:table-cell>
          <table:table-cell office:value-type="string">
            <text:p>Größe:750 g</text:p>
          </table:table-cell>
          <table:table-cell office:value-type="string">
            <text:p>1018|1055|1103|1126|1517|1559|1651|1652|1834|1883|3103|3126|3200|3313|3327|3338|3339|3348|3355|3356|3357|3358|3366|3367|3517|3559|3651|3652|3836|3883|4103|4126|4200|4313|4320|4327|4338|4339|4348|4355|4356|4357|4358|4366|4367|4517|4559|4651|4652|4836|4883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685">
            <text:p>685</text:p>
          </table:table-cell>
          <table:table-cell office:value-type="string">
            <text:p>Fell &amp; Haut Vital Hund &amp; Katze</text:p>
          </table:table-cell>
          <table:table-cell office:value-type="string">
            <text:p>3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89.95">
            <text:p>89,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6881">
            <text:p>4040056006881</text:p>
          </table:table-cell>
          <table:table-cell office:value-type="string">
            <text:p>Größe:3 kg</text:p>
          </table:table-cell>
          <table:table-cell office:value-type="string">
            <text:p>1018|1055|1103|1126|1517|1559|1651|1652|1834|1883|3103|3126|3200|3313|3327|3338|3339|3348|3355|3356|3357|3358|3366|3367|3517|3559|3651|3652|3836|3883|4103|4126|4200|4313|4320|4327|4338|4339|4348|4355|4356|4357|4358|4366|4367|4517|4559|4651|4652|4836|4883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685">
            <text:p>685</text:p>
          </table:table-cell>
          <table:table-cell office:value-type="string">
            <text:p>Fell &amp; Haut Vital Hund &amp; Katze</text:p>
          </table:table-cell>
          <table:table-cell office:value-type="string">
            <text:p>6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49.95">
            <text:p>149,95</text:p>
          </table:table-cell>
          <table:table-cell office:value-type="float" office:value="99.95">
            <text:p>99,95</text:p>
          </table:table-cell>
          <table:table-cell office:value-type="float" office:value="0">
            <text:p>0</text:p>
          </table:table-cell>
          <table:table-cell/>
          <table:table-cell office:value-type="float" office:value="99.95">
            <text:p>99,9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6898">
            <text:p>4040056006898</text:p>
          </table:table-cell>
          <table:table-cell office:value-type="string">
            <text:p>Größe:6 kg</text:p>
          </table:table-cell>
          <table:table-cell office:value-type="string">
            <text:p>1018|1055|1103|1126|1517|1559|1651|1652|1834|1883|3103|3126|3200|3313|3327|3338|3339|3348|3355|3356|3357|3358|3366|3367|3517|3559|3651|3652|3836|3883|4103|4126|4200|4313|4320|4327|4338|4339|4348|4355|4356|4357|4358|4366|4367|4517|4559|4651|4652|4836|4883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751">
            <text:p>751</text:p>
          </table:table-cell>
          <table:table-cell office:value-type="string">
            <text:p>ZeckEx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0.95">
            <text:p>10,95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/>
          <table:table-cell office:value-type="float" office:value="6.4">
            <text:p>6,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7505">
            <text:p>4040056007505</text:p>
          </table:table-cell>
          <table:table-cell office:value-type="string">
            <text:p>Größe:50 ml</text:p>
          </table:table-cell>
          <table:table-cell office:value-type="string">
            <text:p>1005|1006|1018|1055|1651|1652|1950|1952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25">
            <text:p>225</text:p>
          </table:table-cell>
          <table:table-cell office:value-type="string">
            <text:p>HustaVet Immun</text:p>
          </table:table-cell>
          <table:table-cell office:value-type="string">
            <text:p>1,6 kg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8.5">
            <text:p>28,5</text:p>
          </table:table-cell>
          <table:table-cell office:value-type="float" office:value="0">
            <text:p>0</text:p>
          </table:table-cell>
          <table:table-cell/>
          <table:table-cell office:value-type="float" office:value="28.5">
            <text:p>28,5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20160">
            <text:p>4040056020160</text:p>
          </table:table-cell>
          <table:table-cell office:value-type="string">
            <text:p>Größe:1,6 kg</text:p>
          </table:table-cell>
          <table:table-cell office:value-type="string">
            <text:p>1018|1055|1092|1093|1101|1119|1651|1652|3092|3095|3162|3200|3210|3311|3317|3329|3334|3341|3343|3353|3354|3597|3598|3651|3652|3656|3840|4092|4095|4162|4200|4210|4311|4317|4329|4334|4341|4343|4353|4354|4597|4598|4651|4652|4656|484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25">
            <text:p>225</text:p>
          </table:table-cell>
          <table:table-cell office:value-type="string">
            <text:p>HustaVet Immun</text:p>
          </table:table-cell>
          <table:table-cell office:value-type="string">
            <text:p>6 kg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75.9">
            <text:p>75,9</text:p>
          </table:table-cell>
          <table:table-cell office:value-type="float" office:value="0">
            <text:p>0</text:p>
          </table:table-cell>
          <table:table-cell/>
          <table:table-cell office:value-type="float" office:value="75.9">
            <text:p>75,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20177">
            <text:p>4040056020177</text:p>
          </table:table-cell>
          <table:table-cell office:value-type="string">
            <text:p>Größe:6 kg</text:p>
          </table:table-cell>
          <table:table-cell office:value-type="string">
            <text:p>1018|1055|1092|1093|1101|1119|1651|1652|3092|3095|3162|3200|3210|3311|3317|3329|3334|3341|3343|3353|3354|3597|3598|3651|3652|3656|3840|4092|4095|4162|4200|4210|4311|4317|4329|4334|4341|4343|4353|4354|4597|4598|4651|4652|4656|484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25">
            <text:p>225</text:p>
          </table:table-cell>
          <table:table-cell office:value-type="string">
            <text:p>HustaVet Immun</text:p>
          </table:table-cell>
          <table:table-cell office:value-type="string">
            <text:p>20 kg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309">
            <text:p>309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20184">
            <text:p>4040056020184</text:p>
          </table:table-cell>
          <table:table-cell office:value-type="string">
            <text:p>Größe:20 kg</text:p>
          </table:table-cell>
          <table:table-cell office:value-type="string">
            <text:p>1018|1055|1092|1093|1101|1119|1651|1652|3092|3095|3162|3200|3210|3311|3317|3329|3334|3341|3343|3353|3354|3597|3598|3651|3652|3656|3840|4092|4095|4162|4200|4210|4311|4317|4329|4334|4341|4343|4353|4354|4597|4598|4651|4652|4656|4840</text:p>
          </table:table-cell>
        </table:table-row>
        <table:table-row table:style-name="ro1">
          <table:table-cell office:value-type="float" office:value="4086">
            <text:p>4086</text:p>
          </table:table-cell>
          <table:table-cell office:value-type="float" office:value="4087">
            <text:p>4087</text:p>
          </table:table-cell>
          <table:table-cell office:value-type="string">
            <text:p>Fit-BARF Futter-Öl</text:p>
          </table:table-cell>
          <table:table-cell office:value-type="string">
            <text:p>1 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8.95">
            <text:p>18,95</text:p>
          </table:table-cell>
          <table:table-cell office:value-type="float" office:value="0">
            <text:p>0</text:p>
          </table:table-cell>
          <table:table-cell/>
          <table:table-cell office:value-type="float" office:value="18.95">
            <text:p>18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0861">
            <text:p>4040056040861</text:p>
          </table:table-cell>
          <table:table-cell office:value-type="string">
            <text:p>Größe:1 l</text:p>
          </table:table-cell>
          <table:table-cell office:value-type="string">
            <text:p>1018|1055|1517|1849|1892|3011|3175|3361|3852|3898|4011|4175|4361|4852|4898</text:p>
          </table:table-cell>
        </table:table-row>
        <table:table-row table:style-name="ro1">
          <table:table-cell office:value-type="float" office:value="4097">
            <text:p>4097</text:p>
          </table:table-cell>
          <table:table-cell office:value-type="float" office:value="4095">
            <text:p>4095</text:p>
          </table:table-cell>
          <table:table-cell office:value-type="string">
            <text:p>Fit-BARF Dorschlebertran</text:p>
          </table:table-cell>
          <table:table-cell office:value-type="string">
            <text:p>500 ml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2.95">
            <text:p>12,95</text:p>
          </table:table-cell>
          <table:table-cell office:value-type="float" office:value="0">
            <text:p>0</text:p>
          </table:table-cell>
          <table:table-cell/>
          <table:table-cell office:value-type="float" office:value="12.95">
            <text:p>12,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0977">
            <text:p>4040056040977</text:p>
          </table:table-cell>
          <table:table-cell office:value-type="string">
            <text:p>Größe:500 ml</text:p>
          </table:table-cell>
          <table:table-cell office:value-type="string">
            <text:p>1018|1055|1559|1892|3011|3175|3378|4011|4175|4378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2032">
            <text:p>2032</text:p>
          </table:table-cell>
          <table:table-cell office:value-type="string">
            <text:p>Calma</text:p>
          </table:table-cell>
          <table:table-cell office:value-type="string">
            <text:p>25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56.95">
            <text:p>56,95</text:p>
          </table:table-cell>
          <table:table-cell office:value-type="float" office:value="38.9">
            <text:p>38,9</text:p>
          </table:table-cell>
          <table:table-cell office:value-type="float" office:value="0">
            <text:p>0</text:p>
          </table:table-cell>
          <table:table-cell/>
          <table:table-cell office:value-type="float" office:value="38.9">
            <text:p>38,9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20313">
            <text:p>4040056020313</text:p>
          </table:table-cell>
          <table:table-cell office:value-type="string">
            <text:p>Größe:250 ml</text:p>
          </table:table-cell>
          <table:table-cell office:value-type="string">
            <text:p>1018|1055|1108|1254|1416|1495|1651|1652|1655|1925|3253|3254|3321|3416|3651|3652|3655|3669|3837|3877|4253|4254|4321|4416|4651|4652|4655|4669|4837|4877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2068">
            <text:p>2068</text:p>
          </table:table-cell>
          <table:table-cell office:value-type="string">
            <text:p>DogFitness</text:p>
          </table:table-cell>
          <table:table-cell office:value-type="string">
            <text:p>2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/>
          <table:table-cell office:value-type="float" office:value="9.95">
            <text:p>9,9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0474">
            <text:p>4040056020474</text:p>
          </table:table-cell>
          <table:table-cell office:value-type="string">
            <text:p>Größe:200 g</text:p>
          </table:table-cell>
          <table:table-cell office:value-type="string">
            <text:p>1018|1101|1497|1517|165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68">
            <text:p>2068</text:p>
          </table:table-cell>
          <table:table-cell office:value-type="string">
            <text:p>DogFitness</text:p>
          </table:table-cell>
          <table:table-cell office:value-type="string">
            <text:p>6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17.5">
            <text:p>17,5</text:p>
          </table:table-cell>
          <table:table-cell office:value-type="float" office:value="0">
            <text:p>0</text:p>
          </table:table-cell>
          <table:table-cell/>
          <table:table-cell office:value-type="float" office:value="17.5">
            <text:p>17,5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0481">
            <text:p>4040056020481</text:p>
          </table:table-cell>
          <table:table-cell office:value-type="string">
            <text:p>Größe:600 g</text:p>
          </table:table-cell>
          <table:table-cell office:value-type="string">
            <text:p>1018|1101|1497|1517|1651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2032">
            <text:p>2032</text:p>
          </table:table-cell>
          <table:table-cell office:value-type="string">
            <text:p>Calma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9.9">
            <text:p>29,9</text:p>
          </table:table-cell>
          <table:table-cell office:value-type="float" office:value="18.9">
            <text:p>18,9</text:p>
          </table:table-cell>
          <table:table-cell office:value-type="float" office:value="0">
            <text:p>0</text:p>
          </table:table-cell>
          <table:table-cell/>
          <table:table-cell office:value-type="float" office:value="18.9">
            <text:p>18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0542">
            <text:p>4040056020542</text:p>
          </table:table-cell>
          <table:table-cell office:value-type="string">
            <text:p>Größe:100 ml</text:p>
          </table:table-cell>
          <table:table-cell office:value-type="string">
            <text:p>1018|1055|1108|1254|1416|1495|1651|1652|1655|1925|3253|3254|3321|3416|3651|3652|3655|3669|3837|3877|4253|4254|4321|4416|4651|4652|4655|4669|4837|4877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4080">
            <text:p>4080</text:p>
          </table:table-cell>
          <table:table-cell office:value-type="string">
            <text:p>Fit-BARF Obst</text:p>
          </table:table-cell>
          <table:table-cell office:value-type="string">
            <text:p>3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/>
          <table:table-cell office:value-type="float" office:value="6.9">
            <text:p>6,9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0915">
            <text:p>4040056040915</text:p>
          </table:table-cell>
          <table:table-cell office:value-type="string">
            <text:p>Größe:350 g</text:p>
          </table:table-cell>
          <table:table-cell office:value-type="string">
            <text:p>1018|1055|1849|1892|3011|3132|3385|3856|3899|4011|4132|4385|4856|4899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4080">
            <text:p>4080</text:p>
          </table:table-cell>
          <table:table-cell office:value-type="string">
            <text:p>Fit-BARF Obst</text:p>
          </table:table-cell>
          <table:table-cell office:value-type="string">
            <text:p>7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0922">
            <text:p>4040056040922</text:p>
          </table:table-cell>
          <table:table-cell office:value-type="string">
            <text:p>Größe:700 g</text:p>
          </table:table-cell>
          <table:table-cell office:value-type="string">
            <text:p>1018|1055|1849|1892|3011|3132|3385|3856|3899|4011|4132|4385|4856|4899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4099">
            <text:p>4099</text:p>
          </table:table-cell>
          <table:table-cell office:value-type="string">
            <text:p>Fit-BARF Sensitive</text:p>
          </table:table-cell>
          <table:table-cell office:value-type="string">
            <text:p>7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7.95">
            <text:p>17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0816">
            <text:p>4040056040816</text:p>
          </table:table-cell>
          <table:table-cell office:value-type="string">
            <text:p>Größe:700 g</text:p>
          </table:table-cell>
          <table:table-cell office:value-type="string">
            <text:p>1018|1055|1849|3011|3155|3382|3856|3899|4011|4132|4155|4382|4856|4899</text:p>
          </table:table-cell>
        </table:table-row>
        <table:table-row table:style-name="ro1">
          <table:table-cell office:value-type="float" office:value="4082">
            <text:p>4082</text:p>
          </table:table-cell>
          <table:table-cell office:value-type="float" office:value="4099">
            <text:p>4099</text:p>
          </table:table-cell>
          <table:table-cell office:value-type="string">
            <text:p>Fit-BARF Sensitive</text:p>
          </table:table-cell>
          <table:table-cell office:value-type="string">
            <text:p>2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7.95">
            <text:p>27,95</text:p>
          </table:table-cell>
          <table:table-cell office:value-type="float" office:value="18.95">
            <text:p>18,95</text:p>
          </table:table-cell>
          <table:table-cell office:value-type="float" office:value="0">
            <text:p>0</text:p>
          </table:table-cell>
          <table:table-cell/>
          <table:table-cell office:value-type="float" office:value="18.95">
            <text:p>18,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0823">
            <text:p>4040056040823</text:p>
          </table:table-cell>
          <table:table-cell office:value-type="string">
            <text:p>Größe:2 kg</text:p>
          </table:table-cell>
          <table:table-cell office:value-type="string">
            <text:p>1018|1055|1849|3011|3155|3382|3856|3899|4011|4132|4155|4382|4856|4899</text:p>
          </table:table-cell>
        </table:table-row>
        <table:table-row table:style-name="ro1">
          <table:table-cell office:value-type="float" office:value="4083">
            <text:p>4083</text:p>
          </table:table-cell>
          <table:table-cell office:value-type="float" office:value="4099">
            <text:p>4099</text:p>
          </table:table-cell>
          <table:table-cell office:value-type="string">
            <text:p>Fit-BARF Sensitive</text:p>
          </table:table-cell>
          <table:table-cell office:value-type="string">
            <text:p>5,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57.95">
            <text:p>57,95</text:p>
          </table:table-cell>
          <table:table-cell office:value-type="float" office:value="39.95">
            <text:p>39,95</text:p>
          </table:table-cell>
          <table:table-cell office:value-type="float" office:value="0">
            <text:p>0</text:p>
          </table:table-cell>
          <table:table-cell/>
          <table:table-cell office:value-type="float" office:value="39.95">
            <text:p>39,95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0830">
            <text:p>4040056040830</text:p>
          </table:table-cell>
          <table:table-cell office:value-type="string">
            <text:p>Größe:5,5 kg</text:p>
          </table:table-cell>
          <table:table-cell office:value-type="string">
            <text:p>1018|1055|1849|3011|3155|3382|3856|3899|4011|4132|4155|4382|4856|4899</text:p>
          </table:table-cell>
        </table:table-row>
        <table:table-row table:style-name="ro1">
          <table:table-cell office:value-type="float" office:value="4084">
            <text:p>4084</text:p>
          </table:table-cell>
          <table:table-cell office:value-type="float" office:value="4087">
            <text:p>4087</text:p>
          </table:table-cell>
          <table:table-cell office:value-type="string">
            <text:p>Fit-BARF Futter-Öl</text:p>
          </table:table-cell>
          <table:table-cell office:value-type="string">
            <text:p>25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/>
          <table:table-cell office:value-type="float" office:value="7.8">
            <text:p>7,8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0847">
            <text:p>4040056040847</text:p>
          </table:table-cell>
          <table:table-cell office:value-type="string">
            <text:p>Größe:250 ml</text:p>
          </table:table-cell>
          <table:table-cell office:value-type="string">
            <text:p>1018|1055|1517|1849|1892|3011|3175|3361|3852|3898|4011|4175|4361|4852|4898</text:p>
          </table:table-cell>
        </table:table-row>
        <table:table-row table:style-name="ro1">
          <table:table-cell office:value-type="float" office:value="4085">
            <text:p>4085</text:p>
          </table:table-cell>
          <table:table-cell office:value-type="float" office:value="4087">
            <text:p>4087</text:p>
          </table:table-cell>
          <table:table-cell office:value-type="string">
            <text:p>Fit-BARF Futter-Öl</text:p>
          </table:table-cell>
          <table:table-cell office:value-type="string">
            <text:p>5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0854">
            <text:p>4040056040854</text:p>
          </table:table-cell>
          <table:table-cell office:value-type="string">
            <text:p>Größe:500 ml</text:p>
          </table:table-cell>
          <table:table-cell office:value-type="string">
            <text:p>1018|1055|1517|1849|1892|3011|3175|3361|3852|3898|4011|4175|4361|4852|4898</text:p>
          </table:table-cell>
        </table:table-row>
        <table:table-row table:style-name="ro1">
          <table:table-cell office:value-type="float" office:value="4089">
            <text:p>4089</text:p>
          </table:table-cell>
          <table:table-cell office:value-type="float" office:value="4088">
            <text:p>4088</text:p>
          </table:table-cell>
          <table:table-cell office:value-type="string">
            <text:p>Fit-BARF Vital</text:p>
          </table:table-cell>
          <table:table-cell office:value-type="string">
            <text:p>9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8.95">
            <text:p>18,95</text:p>
          </table:table-cell>
          <table:table-cell office:value-type="float" office:value="0">
            <text:p>0</text:p>
          </table:table-cell>
          <table:table-cell/>
          <table:table-cell office:value-type="float" office:value="18.95">
            <text:p>18,9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0892">
            <text:p>4040056040892</text:p>
          </table:table-cell>
          <table:table-cell office:value-type="string">
            <text:p>Größe:900 g</text:p>
          </table:table-cell>
          <table:table-cell office:value-type="string">
            <text:p>1849|1892|3011|3132|3155|3334|3856|3899|4011|4132|4155|4334|4856|4899</text:p>
          </table:table-cell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4088">
            <text:p>4088</text:p>
          </table:table-cell>
          <table:table-cell office:value-type="string">
            <text:p>Fit-BARF Vital</text:p>
          </table:table-cell>
          <table:table-cell office:value-type="string">
            <text:p>3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69.95">
            <text:p>69,95</text:p>
          </table:table-cell>
          <table:table-cell office:value-type="float" office:value="44.95">
            <text:p>44,95</text:p>
          </table:table-cell>
          <table:table-cell office:value-type="float" office:value="0">
            <text:p>0</text:p>
          </table:table-cell>
          <table:table-cell/>
          <table:table-cell office:value-type="float" office:value="44.95">
            <text:p>44,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0908">
            <text:p>4040056040908</text:p>
          </table:table-cell>
          <table:table-cell office:value-type="string">
            <text:p>Größe:3 kg</text:p>
          </table:table-cell>
          <table:table-cell office:value-type="string">
            <text:p>1849|1892|3011|3132|3155|3334|3856|3899|4011|4132|4155|4334|4856|4899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office:value-type="float" office:value="4099">
            <text:p>4099</text:p>
          </table:table-cell>
          <table:table-cell office:value-type="string">
            <text:p>Fit-BARF Sensitive</text:p>
          </table:table-cell>
          <table:table-cell office:value-type="string">
            <text:p>20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0946">
            <text:p>4040056040946</text:p>
          </table:table-cell>
          <table:table-cell office:value-type="string">
            <text:p>Größe:20 kg</text:p>
          </table:table-cell>
          <table:table-cell office:value-type="string">
            <text:p>1018|1055|1849|3011|3155|3382|3856|3899|4011|4132|4155|4382|4856|489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095">
            <text:p>4095</text:p>
          </table:table-cell>
          <table:table-cell office:value-type="string">
            <text:p>Fit-BARF Dorschlebertran</text:p>
          </table:table-cell>
          <table:table-cell office:value-type="string">
            <text:p>250 ml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0960">
            <text:p>4040056040960</text:p>
          </table:table-cell>
          <table:table-cell office:value-type="string">
            <text:p>Größe:250 ml</text:p>
          </table:table-cell>
          <table:table-cell office:value-type="string">
            <text:p>1018|1055|1559|1892|3011|3175|3378|4011|4175|4378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4099">
            <text:p>4099</text:p>
          </table:table-cell>
          <table:table-cell office:value-type="string">
            <text:p>Fit-BARF Sensitive</text:p>
          </table:table-cell>
          <table:table-cell office:value-type="string">
            <text:p>3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7.95">
            <text:p>7,95</text:p>
          </table:table-cell>
          <table:table-cell office:value-type="float" office:value="0">
            <text:p>0</text:p>
          </table:table-cell>
          <table:table-cell/>
          <table:table-cell office:value-type="float" office:value="7.95">
            <text:p>7,95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0984">
            <text:p>4040056040984</text:p>
          </table:table-cell>
          <table:table-cell office:value-type="string">
            <text:p>Größe:350 g</text:p>
          </table:table-cell>
          <table:table-cell office:value-type="string">
            <text:p>1018|1055|1849|3011|3155|3382|3856|3899|4011|4132|4155|4382|4856|4899</text:p>
          </table:table-cell>
        </table:table-row>
        <table:table-row table:style-name="ro1">
          <table:table-cell office:value-type="float" office:value="6004">
            <text:p>6004</text:p>
          </table:table-cell>
          <table:table-cell office:value-type="float" office:value="6003">
            <text:p>6003</text:p>
          </table:table-cell>
          <table:table-cell office:value-type="string">
            <text:p>Toxisan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6.9">
            <text:p>16,9</text:p>
          </table:table-cell>
          <table:table-cell office:value-type="float" office:value="0">
            <text:p>0</text:p>
          </table:table-cell>
          <table:table-cell/>
          <table:table-cell office:value-type="float" office:value="16.9">
            <text:p>16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60043">
            <text:p>4040056060043</text:p>
          </table:table-cell>
          <table:table-cell office:value-type="string">
            <text:p>Größe:100 ml</text:p>
          </table:table-cell>
          <table:table-cell office:value-type="string">
            <text:p>1101|1124|1497|1651|1652|1866|3101|3124|3200|3210|3313|3314|3325|3349|3366|3513|3651|3652|3866|4101|4124|4200|4210|4313|4314|4320|4325|4349|4366|4513|4651|4652|4866</text:p>
          </table:table-cell>
        </table:table-row>
        <table:table-row table:style-name="ro1">
          <table:table-cell office:value-type="float" office:value="6045">
            <text:p>6045</text:p>
          </table:table-cell>
          <table:table-cell office:value-type="float" office:value="6048">
            <text:p>6048</text:p>
          </table:table-cell>
          <table:table-cell office:value-type="string">
            <text:p>VeaVet WundEx Pflegepuder</text:p>
          </table:table-cell>
          <table:table-cell office:value-type="string">
            <text:p>70 g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60456">
            <text:p>4040056060456</text:p>
          </table:table-cell>
          <table:table-cell office:value-type="string">
            <text:p>Größe:70 g</text:p>
          </table:table-cell>
          <table:table-cell office:value-type="string">
            <text:p>1006|1055|1103|1126|1179|1222|1651|1652|1655|1834|1883|3006|3103|3126|3179|3540|3629|3651|3652|3655|3834|3835|3884|3885|4006|4103|4126|4179|4540|4629|4651|4652|4655|4834|4835|4884|4885</text:p>
          </table:table-cell>
        </table:table-row>
        <table:table-row table:style-name="ro1">
          <table:table-cell office:value-type="float" office:value="4301">
            <text:p>4301</text:p>
          </table:table-cell>
          <table:table-cell office:value-type="float" office:value="4300">
            <text:p>4300</text:p>
          </table:table-cell>
          <table:table-cell office:value-type="string">
            <text:p>Fit-BARF Gemüse (TCVM)</text:p>
          </table:table-cell>
          <table:table-cell office:value-type="string">
            <text:p>7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5.9">
            <text:p>25,9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/>
          <table:table-cell office:value-type="float" office:value="16.5">
            <text:p>16,5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3015">
            <text:p>4040056043015</text:p>
          </table:table-cell>
          <table:table-cell office:value-type="string">
            <text:p>Größe:700 g</text:p>
          </table:table-cell>
          <table:table-cell office:value-type="string">
            <text:p>1018|1055|1849|1892|3011|3132|3856|3899|3965|4011|4132|4593|4594|4595|4856|4899|4965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4100">
            <text:p>4100</text:p>
          </table:table-cell>
          <table:table-cell office:value-type="string">
            <text:p>Fit-BARF VeaVet KbA</text:p>
          </table:table-cell>
          <table:table-cell office:value-type="string">
            <text:p>1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4.95">
            <text:p>14,95</text:p>
          </table:table-cell>
          <table:table-cell office:value-type="float" office:value="0">
            <text:p>0</text:p>
          </table:table-cell>
          <table:table-cell/>
          <table:table-cell office:value-type="float" office:value="14.95">
            <text:p>14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165">
            <text:p>4040056041165</text:p>
          </table:table-cell>
          <table:table-cell office:value-type="string">
            <text:p>Größe:100 ml</text:p>
          </table:table-cell>
          <table:table-cell office:value-type="string">
            <text:p>1018|1055|1517|1849|1892|3011|3175|3362|3852|3898|4011|4175|4362|4852|489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495">
            <text:p>495</text:p>
          </table:table-cell>
          <table:table-cell office:value-type="string">
            <text:p>HustaVet Öl</text:p>
          </table:table-cell>
          <table:table-cell office:value-type="string">
            <text:p>50 ml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15.95">
            <text:p>15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4634">
            <text:p>4040056004634</text:p>
          </table:table-cell>
          <table:table-cell office:value-type="string">
            <text:p>Größe:50 ml</text:p>
          </table:table-cell>
          <table:table-cell office:value-type="string">
            <text:p>1005|1006|1023|1024|1092|1093|1094|1096|1101|1218|3005|3006|3023|3024|3094|3096|3348|3656|3840|4005|4006|4023|4024|4094|4096|4348|4656|484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95">
            <text:p>495</text:p>
          </table:table-cell>
          <table:table-cell office:value-type="string">
            <text:p>HustaVet Öl</text:p>
          </table:table-cell>
          <table:table-cell office:value-type="string">
            <text:p>100 ml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21.95">
            <text:p>21,95</text:p>
          </table:table-cell>
          <table:table-cell office:value-type="float" office:value="13.9">
            <text:p>13,9</text:p>
          </table:table-cell>
          <table:table-cell office:value-type="float" office:value="0">
            <text:p>0</text:p>
          </table:table-cell>
          <table:table-cell/>
          <table:table-cell office:value-type="float" office:value="13.9">
            <text:p>13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4658">
            <text:p>4040056004658</text:p>
          </table:table-cell>
          <table:table-cell office:value-type="string">
            <text:p>Größe:100 ml</text:p>
          </table:table-cell>
          <table:table-cell office:value-type="string">
            <text:p>1005|1006|1023|1024|1092|1093|1094|1096|1101|1218|3005|3006|3023|3024|3094|3096|3348|3656|3840|4005|4006|4023|4024|4094|4096|4348|4656|484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string">
            <text:p>HustaVet Öl</text:p>
          </table:table-cell>
          <table:table-cell office:value-type="string">
            <text:p>250 ml</text:p>
          </table:table-cell>
          <table:table-cell office:value-type="string">
            <text:p>HustaVet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5.95">
            <text:p>25,95</text:p>
          </table:table-cell>
          <table:table-cell office:value-type="float" office:value="0">
            <text:p>0</text:p>
          </table:table-cell>
          <table:table-cell/>
          <table:table-cell office:value-type="float" office:value="25.95">
            <text:p>25,9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4948">
            <text:p>4040056004948</text:p>
          </table:table-cell>
          <table:table-cell office:value-type="string">
            <text:p>Größe:250 ml</text:p>
          </table:table-cell>
          <table:table-cell office:value-type="string">
            <text:p>1005|1006|1023|1024|1092|1093|1094|1096|1101|1218|3005|3006|3023|3024|3094|3096|3348|3656|3840|4005|4006|4023|4024|4094|4096|4348|4656|484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string">
            <text:p>insektoVet Insektweg</text:p>
          </table:table-cell>
          <table:table-cell office:value-type="string">
            <text:p>5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79">
            <text:p>17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1312">
            <text:p>4040056001312</text:p>
          </table:table-cell>
          <table:table-cell office:value-type="string">
            <text:p>Größe:5 l</text:p>
          </table:table-cell>
          <table:table-cell office:value-type="string">
            <text:p>1018|1142|1950|1952|1953|1954|1956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office:value-type="float" office:value="4122">
            <text:p>4122</text:p>
          </table:table-cell>
          <table:table-cell office:value-type="string">
            <text:p>Fit-BARF DarmFlora</text:p>
          </table:table-cell>
          <table:table-cell office:value-type="string">
            <text:p>25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1233">
            <text:p>4040056041233</text:p>
          </table:table-cell>
          <table:table-cell office:value-type="string">
            <text:p>Größe:250 ml</text:p>
          </table:table-cell>
          <table:table-cell office:value-type="string">
            <text:p>1018|1055|1849|1892|3011|3190|3203|4011|4190|4203</text:p>
          </table:table-cell>
        </table:table-row>
        <table:table-row table:style-name="ro1">
          <table:table-cell office:value-type="float" office:value="4124">
            <text:p>4124</text:p>
          </table:table-cell>
          <table:table-cell office:value-type="float" office:value="4122">
            <text:p>4122</text:p>
          </table:table-cell>
          <table:table-cell office:value-type="string">
            <text:p>Fit-BARF DarmFlora</text:p>
          </table:table-cell>
          <table:table-cell office:value-type="string">
            <text:p>5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15.5">
            <text:p>15,5</text:p>
          </table:table-cell>
          <table:table-cell office:value-type="float" office:value="0">
            <text:p>0</text:p>
          </table:table-cell>
          <table:table-cell/>
          <table:table-cell office:value-type="float" office:value="15.5">
            <text:p>15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1240">
            <text:p>4040056041240</text:p>
          </table:table-cell>
          <table:table-cell office:value-type="string">
            <text:p>Größe:500 ml</text:p>
          </table:table-cell>
          <table:table-cell office:value-type="string">
            <text:p>1018|1055|1849|1892|3011|3190|3203|4011|4190|4203</text:p>
          </table:table-cell>
        </table:table-row>
        <table:table-row table:style-name="ro1">
          <table:table-cell office:value-type="float" office:value="4125">
            <text:p>4125</text:p>
          </table:table-cell>
          <table:table-cell office:value-type="float" office:value="4122">
            <text:p>4122</text:p>
          </table:table-cell>
          <table:table-cell office:value-type="string">
            <text:p>Fit-BARF DarmFlora</text:p>
          </table:table-cell>
          <table:table-cell office:value-type="string">
            <text:p>1 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47.95">
            <text:p>47,95</text:p>
          </table:table-cell>
          <table:table-cell office:value-type="float" office:value="26.95">
            <text:p>26,95</text:p>
          </table:table-cell>
          <table:table-cell office:value-type="float" office:value="0">
            <text:p>0</text:p>
          </table:table-cell>
          <table:table-cell/>
          <table:table-cell office:value-type="float" office:value="26.95">
            <text:p>26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1257">
            <text:p>4040056041257</text:p>
          </table:table-cell>
          <table:table-cell office:value-type="string">
            <text:p>Größe:1 l</text:p>
          </table:table-cell>
          <table:table-cell office:value-type="string">
            <text:p>1018|1055|1849|1892|3011|3190|3203|4011|4190|420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3">
            <text:p>183</text:p>
          </table:table-cell>
          <table:table-cell office:value-type="string">
            <text:p>Fit-BARF Bio-Hagebuttenschalen</text:p>
          </table:table-cell>
          <table:table-cell office:value-type="string">
            <text:p>5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8.95">
            <text:p>18,95</text:p>
          </table:table-cell>
          <table:table-cell office:value-type="float" office:value="11.9">
            <text:p>11,9</text:p>
          </table:table-cell>
          <table:table-cell office:value-type="float" office:value="0">
            <text:p>0</text:p>
          </table:table-cell>
          <table:table-cell/>
          <table:table-cell office:value-type="float" office:value="11.9">
            <text:p>11,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1695">
            <text:p>4040056001695</text:p>
          </table:table-cell>
          <table:table-cell office:value-type="string">
            <text:p>Größe:500 g</text:p>
          </table:table-cell>
          <table:table-cell office:value-type="string">
            <text:p>1018|1849|3011|3015|3155|3379|3859|3902|4011|4015|4155|4379|4859|490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10">
            <text:p>310</text:p>
          </table:table-cell>
          <table:table-cell office:value-type="string">
            <text:p>Fit-BARF Eierschalenpulver</text:p>
          </table:table-cell>
          <table:table-cell office:value-type="string">
            <text:p>1 kg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2289">
            <text:p>4040056002289</text:p>
          </table:table-cell>
          <table:table-cell office:value-type="string">
            <text:p>Größe:1 kg</text:p>
          </table:table-cell>
          <table:table-cell office:value-type="string">
            <text:p>1018|1055|1517|1559|1849|189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10">
            <text:p>310</text:p>
          </table:table-cell>
          <table:table-cell office:value-type="string">
            <text:p>Fit-BARF Eierschalenpulver</text:p>
          </table:table-cell>
          <table:table-cell office:value-type="string">
            <text:p>10 kg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69.9">
            <text:p>69,9</text:p>
          </table:table-cell>
          <table:table-cell office:value-type="float" office:value="39.95">
            <text:p>39,95</text:p>
          </table:table-cell>
          <table:table-cell office:value-type="float" office:value="0">
            <text:p>0</text:p>
          </table:table-cell>
          <table:table-cell/>
          <table:table-cell office:value-type="float" office:value="39.95">
            <text:p>39,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2296">
            <text:p>4040056002296</text:p>
          </table:table-cell>
          <table:table-cell office:value-type="string">
            <text:p>Größe:10 kg</text:p>
          </table:table-cell>
          <table:table-cell office:value-type="string">
            <text:p>1018|1055|1517|1559|1849|189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75">
            <text:p>575</text:p>
          </table:table-cell>
          <table:table-cell office:value-type="string">
            <text:p>Fit-BARF Hagebuttenschalen fein</text:p>
          </table:table-cell>
          <table:table-cell office:value-type="string">
            <text:p>5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/>
          <table:table-cell office:value-type="float" office:value="8.5">
            <text:p>8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1565">
            <text:p>4040056001565</text:p>
          </table:table-cell>
          <table:table-cell office:value-type="string">
            <text:p>Größe:500 g</text:p>
          </table:table-cell>
          <table:table-cell office:value-type="string">
            <text:p>1018|1849|3011|3015|3155|3379|3859|3902|4011|4015|4155|4379|4859|490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575">
            <text:p>575</text:p>
          </table:table-cell>
          <table:table-cell office:value-type="string">
            <text:p>Fit-BARF Hagebuttenschalen fein</text:p>
          </table:table-cell>
          <table:table-cell office:value-type="string">
            <text:p>8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/>
          <table:table-cell office:value-type="float" office:value="12.5">
            <text:p>12,5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1688">
            <text:p>4040056001688</text:p>
          </table:table-cell>
          <table:table-cell office:value-type="string">
            <text:p>Größe:800 g</text:p>
          </table:table-cell>
          <table:table-cell office:value-type="string">
            <text:p>1018|1849|3011|3015|3155|3379|3859|3902|4011|4015|4155|4379|4859|4902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office:value-type="float" office:value="4134">
            <text:p>4134</text:p>
          </table:table-cell>
          <table:table-cell office:value-type="string">
            <text:p>Fit-BARF Algenkalk</text:p>
          </table:table-cell>
          <table:table-cell office:value-type="string">
            <text:p>850 g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15.95">
            <text:p>15,95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/>
          <table:table-cell office:value-type="float" office:value="9.95">
            <text:p>9,95</text:p>
          </table:table-cell>
          <table:table-cell office:value-type="float" office:value="0.85">
            <text:p>0,8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356">
            <text:p>4040056041356</text:p>
          </table:table-cell>
          <table:table-cell office:value-type="string">
            <text:p>Größe:850 g</text:p>
          </table:table-cell>
          <table:table-cell office:value-type="string">
            <text:p>1018|1055|1849|1892|3011|3015|3128|3355|3357|3860|3861|3901|3904|4011|4015|4128|4355|4357|4860|4861|4901|4904</text:p>
          </table:table-cell>
        </table:table-row>
        <table:table-row table:style-name="ro1">
          <table:table-cell office:value-type="float" office:value="4133">
            <text:p>4133</text:p>
          </table:table-cell>
          <table:table-cell office:value-type="float" office:value="4132">
            <text:p>4132</text:p>
          </table:table-cell>
          <table:table-cell office:value-type="string">
            <text:p>Fit-BARF Bio-Hanfnussöl</text:p>
          </table:table-cell>
          <table:table-cell office:value-type="string">
            <text:p>25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7.95">
            <text:p>17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332">
            <text:p>4040056041332</text:p>
          </table:table-cell>
          <table:table-cell office:value-type="string">
            <text:p>Größe:250 ml</text:p>
          </table:table-cell>
          <table:table-cell office:value-type="string">
            <text:p>1018|1055|1517|1559|1849|1892|3011|3175|3940|4011|4175|4940</text:p>
          </table:table-cell>
        </table:table-row>
        <table:table-row table:style-name="ro1">
          <table:table-cell office:value-type="float" office:value="4139">
            <text:p>4139</text:p>
          </table:table-cell>
          <table:table-cell office:value-type="float" office:value="4138">
            <text:p>4138</text:p>
          </table:table-cell>
          <table:table-cell office:value-type="string">
            <text:p>Fit-BARF Reinhefe</text:p>
          </table:table-cell>
          <table:table-cell office:value-type="string">
            <text:p>68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0.68">
            <text:p>0,68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4040056041394">
            <text:p>4040056041394</text:p>
          </table:table-cell>
          <table:table-cell office:value-type="string">
            <text:p>Größe:680 g</text:p>
          </table:table-cell>
          <table:table-cell office:value-type="string">
            <text:p>1018|1055|1849|3011|3015|3155|3356|3859|3902|4011|4015|4155|4356|4859|4902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4144">
            <text:p>4144</text:p>
          </table:table-cell>
          <table:table-cell office:value-type="string">
            <text:p>Fit-BARF Seealgenmehl</text:p>
          </table:table-cell>
          <table:table-cell office:value-type="string">
            <text:p>500 g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363">
            <text:p>4040056041363</text:p>
          </table:table-cell>
          <table:table-cell office:value-type="string">
            <text:p>Größe:500 g</text:p>
          </table:table-cell>
          <table:table-cell office:value-type="string">
            <text:p>1018|1055|1849|1892|3011|3015|3648|3860|3901|4011|4015|4648|4860|4901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751">
            <text:p>751</text:p>
          </table:table-cell>
          <table:table-cell office:value-type="string">
            <text:p>ZeckEx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5.95">
            <text:p>15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7529">
            <text:p>4040056007529</text:p>
          </table:table-cell>
          <table:table-cell office:value-type="string">
            <text:p>Größe:100 ml</text:p>
          </table:table-cell>
          <table:table-cell office:value-type="string">
            <text:p>1005|1006|1018|1055|1651|1652|1950|1952</text:p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4201">
            <text:p>4201</text:p>
          </table:table-cell>
          <table:table-cell office:value-type="string">
            <text:p>Fit-Hap Geweihmineral-Snack</text:p>
          </table:table-cell>
          <table:table-cell office:value-type="string">
            <text:p>Gr. S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8.45">
            <text:p>8,4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025">
            <text:p>4040056042025</text:p>
          </table:table-cell>
          <table:table-cell office:value-type="string">
            <text:p>Größe:Gr. S</text:p>
          </table:table-cell>
          <table:table-cell office:value-type="string">
            <text:p>1018|1517|1651|1827</text:p>
          </table:table-cell>
        </table:table-row>
        <table:table-row table:style-name="ro1">
          <table:table-cell office:value-type="float" office:value="4203">
            <text:p>4203</text:p>
          </table:table-cell>
          <table:table-cell office:value-type="float" office:value="4201">
            <text:p>4201</text:p>
          </table:table-cell>
          <table:table-cell office:value-type="string">
            <text:p>Fit-Hap Geweihmineral-Snack</text:p>
          </table:table-cell>
          <table:table-cell office:value-type="string">
            <text:p>Gr. M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0.95">
            <text:p>10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032">
            <text:p>4040056042032</text:p>
          </table:table-cell>
          <table:table-cell office:value-type="string">
            <text:p>Größe:Gr. M</text:p>
          </table:table-cell>
          <table:table-cell office:value-type="string">
            <text:p>1018|1517|1651|1827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4201">
            <text:p>4201</text:p>
          </table:table-cell>
          <table:table-cell office:value-type="string">
            <text:p>Fit-Hap Geweihmineral-Snack</text:p>
          </table:table-cell>
          <table:table-cell office:value-type="string">
            <text:p>Gr. L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5.9">
            <text:p>15,9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/>
          <table:table-cell office:value-type="float" office:value="9.7">
            <text:p>9,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049">
            <text:p>4040056042049</text:p>
          </table:table-cell>
          <table:table-cell office:value-type="string">
            <text:p>Größe:Gr. L</text:p>
          </table:table-cell>
          <table:table-cell office:value-type="string">
            <text:p>1018|1517|1651|1827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4201">
            <text:p>4201</text:p>
          </table:table-cell>
          <table:table-cell office:value-type="string">
            <text:p>Fit-Hap Geweihmineral-Snack</text:p>
          </table:table-cell>
          <table:table-cell office:value-type="string">
            <text:p>Gr. XL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21.9">
            <text:p>21,9</text:p>
          </table:table-cell>
          <table:table-cell office:value-type="float" office:value="13.75">
            <text:p>13,75</text:p>
          </table:table-cell>
          <table:table-cell office:value-type="float" office:value="0">
            <text:p>0</text:p>
          </table:table-cell>
          <table:table-cell/>
          <table:table-cell office:value-type="float" office:value="13.75">
            <text:p>13,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056">
            <text:p>4040056042056</text:p>
          </table:table-cell>
          <table:table-cell office:value-type="string">
            <text:p>Größe:Gr. XL</text:p>
          </table:table-cell>
          <table:table-cell office:value-type="string">
            <text:p>1018|1517|1651|1827</text:p>
          </table:table-cell>
        </table:table-row>
        <table:table-row table:style-name="ro1">
          <table:table-cell office:value-type="float" office:value="4207">
            <text:p>4207</text:p>
          </table:table-cell>
          <table:table-cell office:value-type="float" office:value="4201">
            <text:p>4201</text:p>
          </table:table-cell>
          <table:table-cell office:value-type="string">
            <text:p>Fit-Hap Geweihmineral-Snack</text:p>
          </table:table-cell>
          <table:table-cell office:value-type="string">
            <text:p>Gr. S_10er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84.5">
            <text:p>84,5</text:p>
          </table:table-cell>
          <table:table-cell office:value-type="float" office:value="44.5">
            <text:p>44,5</text:p>
          </table:table-cell>
          <table:table-cell office:value-type="float" office:value="0">
            <text:p>0</text:p>
          </table:table-cell>
          <table:table-cell/>
          <table:table-cell office:value-type="float" office:value="44.5">
            <text:p>44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070">
            <text:p>4040056042070</text:p>
          </table:table-cell>
          <table:table-cell office:value-type="string">
            <text:p>Größe:Gr. S_10er</text:p>
          </table:table-cell>
          <table:table-cell office:value-type="string">
            <text:p>1018|1517|1651|1827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4201">
            <text:p>4201</text:p>
          </table:table-cell>
          <table:table-cell office:value-type="string">
            <text:p>Fit-Hap Geweihmineral-Snack</text:p>
          </table:table-cell>
          <table:table-cell office:value-type="string">
            <text:p>Gr. M_8er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87.6">
            <text:p>87,6</text:p>
          </table:table-cell>
          <table:table-cell office:value-type="float" office:value="43.5">
            <text:p>43,5</text:p>
          </table:table-cell>
          <table:table-cell office:value-type="float" office:value="0">
            <text:p>0</text:p>
          </table:table-cell>
          <table:table-cell/>
          <table:table-cell office:value-type="float" office:value="43.5">
            <text:p>4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087">
            <text:p>4040056042087</text:p>
          </table:table-cell>
          <table:table-cell office:value-type="string">
            <text:p>Größe:Gr. M_8er</text:p>
          </table:table-cell>
          <table:table-cell office:value-type="string">
            <text:p>1018|1517|1651|1827</text:p>
          </table:table-cell>
        </table:table-row>
        <table:table-row table:style-name="ro1">
          <table:table-cell office:value-type="float" office:value="4209">
            <text:p>4209</text:p>
          </table:table-cell>
          <table:table-cell office:value-type="float" office:value="4201">
            <text:p>4201</text:p>
          </table:table-cell>
          <table:table-cell office:value-type="string">
            <text:p>Fit-Hap Geweihmineral-Snack</text:p>
          </table:table-cell>
          <table:table-cell office:value-type="string">
            <text:p>Gr. L_6er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48.6">
            <text:p>48,6</text:p>
          </table:table-cell>
          <table:table-cell office:value-type="float" office:value="0">
            <text:p>0</text:p>
          </table:table-cell>
          <table:table-cell/>
          <table:table-cell office:value-type="float" office:value="48.6">
            <text:p>48,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094">
            <text:p>4040056042094</text:p>
          </table:table-cell>
          <table:table-cell office:value-type="string">
            <text:p>Größe:Gr. L_6er</text:p>
          </table:table-cell>
          <table:table-cell office:value-type="string">
            <text:p>1018|1517|1651|1827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4201">
            <text:p>4201</text:p>
          </table:table-cell>
          <table:table-cell office:value-type="string">
            <text:p>Fit-Hap Geweihmineral-Snack</text:p>
          </table:table-cell>
          <table:table-cell office:value-type="string">
            <text:p>Gr. XL_4er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100">
            <text:p>4040056042100</text:p>
          </table:table-cell>
          <table:table-cell office:value-type="string">
            <text:p>Größe:Gr. XL_4er</text:p>
          </table:table-cell>
          <table:table-cell office:value-type="string">
            <text:p>1018|1517|1651|1827</text:p>
          </table:table-cell>
        </table:table-row>
        <table:table-row table:style-name="ro1">
          <table:table-cell office:value-type="float" office:value="4214">
            <text:p>4214</text:p>
          </table:table-cell>
          <table:table-cell office:value-type="float" office:value="4213">
            <text:p>4213</text:p>
          </table:table-cell>
          <table:table-cell office:value-type="string">
            <text:p>Fit-Hap Kauwurzel</text:p>
          </table:table-cell>
          <table:table-cell office:value-type="string">
            <text:p>Gr. M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/>
          <table:table-cell office:value-type="float" office:value="10.9">
            <text:p>10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148">
            <text:p>4040056042148</text:p>
          </table:table-cell>
          <table:table-cell office:value-type="string">
            <text:p>Größe:Gr. M</text:p>
          </table:table-cell>
          <table:table-cell office:value-type="string">
            <text:p>1018|1651|1827</text:p>
          </table:table-cell>
        </table:table-row>
        <table:table-row table:style-name="ro1">
          <table:table-cell office:value-type="float" office:value="4215">
            <text:p>4215</text:p>
          </table:table-cell>
          <table:table-cell office:value-type="float" office:value="4213">
            <text:p>4213</text:p>
          </table:table-cell>
          <table:table-cell office:value-type="string">
            <text:p>Fit-Hap Kauwurzel</text:p>
          </table:table-cell>
          <table:table-cell office:value-type="string">
            <text:p>Gr. L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155">
            <text:p>4040056042155</text:p>
          </table:table-cell>
          <table:table-cell office:value-type="string">
            <text:p>Größe:Gr. L</text:p>
          </table:table-cell>
          <table:table-cell office:value-type="string">
            <text:p>1018|1651|1827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624">
            <text:p>624</text:p>
          </table:table-cell>
          <table:table-cell office:value-type="string">
            <text:p>dentaVet Spray</text:p>
          </table:table-cell>
          <table:table-cell office:value-type="string">
            <text:p>50 ml</text:p>
          </table:table-cell>
          <table:table-cell office:value-type="string">
            <text:p>dentaVet</text:p>
          </table:table-cell>
          <table:table-cell office:value-type="float" office:value="16">
            <text:p>16</text:p>
          </table:table-cell>
          <table:table-cell office:value-type="float" office:value="18.9">
            <text:p>18,9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/>
          <table:table-cell office:value-type="float" office:value="10.9">
            <text:p>10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256">
            <text:p>4040056006256</text:p>
          </table:table-cell>
          <table:table-cell office:value-type="string">
            <text:p>Größe:50 ml</text:p>
          </table:table-cell>
          <table:table-cell office:value-type="string">
            <text:p>1006|1018|1055|1126|1138|1142|1179|1915|3138|3153|3633|3651|3652|3701|4138|4153|4633|4651|4652|470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539">
            <text:p>539</text:p>
          </table:table-cell>
          <table:table-cell office:value-type="string">
            <text:p>insektoVet Shampoo</text:p>
          </table:table-cell>
          <table:table-cell office:value-type="string">
            <text:p>2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/>
          <table:table-cell office:value-type="float" office:value="9.95">
            <text:p>9,9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4368">
            <text:p>4040056004368</text:p>
          </table:table-cell>
          <table:table-cell office:value-type="string">
            <text:p>Größe:200 ml</text:p>
          </table:table-cell>
          <table:table-cell office:value-type="string">
            <text:p>1006|1018|1055|1142|1950|1953|1954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44">
            <text:p>544</text:p>
          </table:table-cell>
          <table:table-cell office:value-type="string">
            <text:p>VeaVet Pflegeshampoo</text:p>
          </table:table-cell>
          <table:table-cell office:value-type="string">
            <text:p>2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/>
          <table:table-cell office:value-type="float" office:value="9.95">
            <text:p>9,9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4597">
            <text:p>4040056004597</text:p>
          </table:table-cell>
          <table:table-cell office:value-type="string">
            <text:p>Größe:200 ml</text:p>
          </table:table-cell>
          <table:table-cell office:value-type="string">
            <text:p>1055|1103|1651|1652|1655|1834|3014|3019|3027|3028|3105|3133|3137|3629|3651|3652|3655|3727|3845|3882|4014|4019|4027|4028|4105|4133|4137|4284|4629|4651|4652|4655|4727|4845|4882|4887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539">
            <text:p>539</text:p>
          </table:table-cell>
          <table:table-cell office:value-type="string">
            <text:p>insektoVet Shampoo</text:p>
          </table:table-cell>
          <table:table-cell office:value-type="string">
            <text:p>1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59.95">
            <text:p>59,95</text:p>
          </table:table-cell>
          <table:table-cell office:value-type="float" office:value="34.95">
            <text:p>34,95</text:p>
          </table:table-cell>
          <table:table-cell office:value-type="float" office:value="0">
            <text:p>0</text:p>
          </table:table-cell>
          <table:table-cell/>
          <table:table-cell office:value-type="float" office:value="34.95">
            <text:p>34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4375">
            <text:p>4040056004375</text:p>
          </table:table-cell>
          <table:table-cell office:value-type="string">
            <text:p>Größe:1 l</text:p>
          </table:table-cell>
          <table:table-cell office:value-type="string">
            <text:p>1006|1018|1055|1142|1950|1953|195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44">
            <text:p>544</text:p>
          </table:table-cell>
          <table:table-cell office:value-type="string">
            <text:p>VeaVet Pflegeshampoo</text:p>
          </table:table-cell>
          <table:table-cell office:value-type="string">
            <text:p>1 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69.95">
            <text:p>69,9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4979">
            <text:p>4040056004979</text:p>
          </table:table-cell>
          <table:table-cell office:value-type="string">
            <text:p>Größe:1 l</text:p>
          </table:table-cell>
          <table:table-cell office:value-type="string">
            <text:p>1055|1103|1651|1652|1655|1834|3014|3019|3027|3028|3105|3133|3137|3629|3651|3652|3655|3727|3845|3882|4014|4019|4027|4028|4105|4133|4137|4284|4629|4651|4652|4655|4727|4845|4882|4887</text:p>
          </table:table-cell>
        </table:table-row>
        <table:table-row table:style-name="ro1">
          <table:table-cell office:value-type="float" office:value="6008">
            <text:p>6008</text:p>
          </table:table-cell>
          <table:table-cell office:value-type="float" office:value="6003">
            <text:p>6003</text:p>
          </table:table-cell>
          <table:table-cell office:value-type="string">
            <text:p>Toxisan</text:p>
          </table:table-cell>
          <table:table-cell office:value-type="string">
            <text:p>25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56.5">
            <text:p>56,5</text:p>
          </table:table-cell>
          <table:table-cell office:value-type="float" office:value="32.5">
            <text:p>32,5</text:p>
          </table:table-cell>
          <table:table-cell office:value-type="float" office:value="0">
            <text:p>0</text:p>
          </table:table-cell>
          <table:table-cell/>
          <table:table-cell office:value-type="float" office:value="32.5">
            <text:p>32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60081">
            <text:p>4040056060081</text:p>
          </table:table-cell>
          <table:table-cell office:value-type="string">
            <text:p>Größe:250 ml</text:p>
          </table:table-cell>
          <table:table-cell office:value-type="string">
            <text:p>1101|1124|1497|1651|1652|1866|3101|3124|3200|3210|3313|3314|3325|3349|3366|3513|3651|3652|3866|4101|4124|4200|4210|4313|4314|4320|4325|4349|4366|4513|4651|4652|4866</text:p>
          </table:table-cell>
        </table:table-row>
        <table:table-row table:style-name="ro1">
          <table:table-cell office:value-type="float" office:value="4311">
            <text:p>4311</text:p>
          </table:table-cell>
          <table:table-cell office:value-type="float" office:value="669">
            <text:p>669</text:p>
          </table:table-cell>
          <table:table-cell office:value-type="string">
            <text:p>Fit-BARF MicroMineral</text:p>
          </table:table-cell>
          <table:table-cell office:value-type="string">
            <text:p>1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3114">
            <text:p>4040056043114</text:p>
          </table:table-cell>
          <table:table-cell office:value-type="string">
            <text:p>Größe:150 g</text:p>
          </table:table-cell>
          <table:table-cell office:value-type="string">
            <text:p>1018|1055|1517|1559|1849|1892|3011|3128|3155|3190|3204|3355|3356|3358|3858|3862|3903|4011|4128|4155|4190|4204|4355|4356|4358|4858|4862|4903</text:p>
          </table:table-cell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4320">
            <text:p>4320</text:p>
          </table:table-cell>
          <table:table-cell office:value-type="string">
            <text:p>Fit-BARF Bio-Spirulina</text:p>
          </table:table-cell>
          <table:table-cell office:value-type="string">
            <text:p>2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34.95">
            <text:p>34,95</text:p>
          </table:table-cell>
          <table:table-cell office:value-type="float" office:value="22.5">
            <text:p>22,5</text:p>
          </table:table-cell>
          <table:table-cell office:value-type="float" office:value="0">
            <text:p>0</text:p>
          </table:table-cell>
          <table:table-cell/>
          <table:table-cell office:value-type="float" office:value="22.5">
            <text:p>22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213">
            <text:p>4040056043213</text:p>
          </table:table-cell>
          <table:table-cell office:value-type="string">
            <text:p>Größe:250 g</text:p>
          </table:table-cell>
          <table:table-cell office:value-type="string">
            <text:p>1018|1055|1651|1652|1849|1892|3011|3015|3339|3651|3652|3860|3901|4011|4015|4339|4651|4652|4860|4901</text:p>
          </table:table-cell>
        </table:table-row>
        <table:table-row table:style-name="ro1">
          <table:table-cell office:value-type="float" office:value="4326">
            <text:p>4326</text:p>
          </table:table-cell>
          <table:table-cell office:value-type="float" office:value="4325">
            <text:p>4325</text:p>
          </table:table-cell>
          <table:table-cell office:value-type="string">
            <text:p>Fit-BARF Bio-Chlorella</text:p>
          </table:table-cell>
          <table:table-cell office:value-type="string">
            <text:p>25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41.95">
            <text:p>41,95</text:p>
          </table:table-cell>
          <table:table-cell office:value-type="float" office:value="27.5">
            <text:p>27,5</text:p>
          </table:table-cell>
          <table:table-cell office:value-type="float" office:value="0">
            <text:p>0</text:p>
          </table:table-cell>
          <table:table-cell/>
          <table:table-cell office:value-type="float" office:value="27.5">
            <text:p>27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268">
            <text:p>4040056043268</text:p>
          </table:table-cell>
          <table:table-cell office:value-type="string">
            <text:p>Größe:250 g</text:p>
          </table:table-cell>
          <table:table-cell office:value-type="string">
            <text:p>1018|1055|1651|1652|1849|1892|3011|3015|3651|3652|3860|3901|3936|4011|4015|4651|4652|4860|4901|4936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669">
            <text:p>669</text:p>
          </table:table-cell>
          <table:table-cell office:value-type="string">
            <text:p>Fit-BARF MicroMineral</text:p>
          </table:table-cell>
          <table:table-cell office:value-type="string">
            <text:p>5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/>
          <table:table-cell office:value-type="float" office:value="9.95">
            <text:p>9,9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3121">
            <text:p>4040056043121</text:p>
          </table:table-cell>
          <table:table-cell office:value-type="string">
            <text:p>Größe:500 g</text:p>
          </table:table-cell>
          <table:table-cell office:value-type="string">
            <text:p>1018|1055|1517|1559|1849|1892|3011|3128|3155|3190|3204|3355|3356|3358|3858|3862|3903|4011|4128|4155|4190|4204|4355|4356|4358|4858|4862|4903</text:p>
          </table:table-cell>
        </table:table-row>
        <table:table-row table:style-name="ro1">
          <table:table-cell office:value-type="float" office:value="4313">
            <text:p>4313</text:p>
          </table:table-cell>
          <table:table-cell office:value-type="float" office:value="669">
            <text:p>669</text:p>
          </table:table-cell>
          <table:table-cell office:value-type="string">
            <text:p>Fit-BARF MicroMineral</text:p>
          </table:table-cell>
          <table:table-cell office:value-type="string">
            <text:p>1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3.95">
            <text:p>23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138">
            <text:p>4040056043138</text:p>
          </table:table-cell>
          <table:table-cell office:value-type="string">
            <text:p>Größe:1 kg</text:p>
          </table:table-cell>
          <table:table-cell office:value-type="string">
            <text:p>1018|1055|1517|1559|1849|1892|3011|3128|3155|3190|3204|3355|3356|3358|3858|3862|3903|4011|4128|4155|4190|4204|4355|4356|4358|4858|4862|4903</text:p>
          </table:table-cell>
        </table:table-row>
        <table:table-row table:style-name="ro1">
          <table:table-cell office:value-type="float" office:value="4314">
            <text:p>4314</text:p>
          </table:table-cell>
          <table:table-cell office:value-type="float" office:value="669">
            <text:p>669</text:p>
          </table:table-cell>
          <table:table-cell office:value-type="string">
            <text:p>Fit-BARF MicroMineral</text:p>
          </table:table-cell>
          <table:table-cell office:value-type="string">
            <text:p>3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47.95">
            <text:p>47,95</text:p>
          </table:table-cell>
          <table:table-cell office:value-type="float" office:value="31.5">
            <text:p>31,5</text:p>
          </table:table-cell>
          <table:table-cell office:value-type="float" office:value="0">
            <text:p>0</text:p>
          </table:table-cell>
          <table:table-cell/>
          <table:table-cell office:value-type="float" office:value="31.5">
            <text:p>31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145">
            <text:p>4040056043145</text:p>
          </table:table-cell>
          <table:table-cell office:value-type="string">
            <text:p>Größe:3 kg</text:p>
          </table:table-cell>
          <table:table-cell office:value-type="string">
            <text:p>1018|1055|1517|1559|1849|1892|3011|3128|3155|3190|3204|3355|3356|3358|3858|3862|3903|4011|4128|4155|4190|4204|4355|4356|4358|4858|4862|4903</text:p>
          </table:table-cell>
        </table:table-row>
        <table:table-row table:style-name="ro1">
          <table:table-cell office:value-type="float" office:value="4315">
            <text:p>4315</text:p>
          </table:table-cell>
          <table:table-cell office:value-type="float" office:value="669">
            <text:p>669</text:p>
          </table:table-cell>
          <table:table-cell office:value-type="string">
            <text:p>Fit-BARF MicroMineral</text:p>
          </table:table-cell>
          <table:table-cell office:value-type="string">
            <text:p>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70.95">
            <text:p>70,95</text:p>
          </table:table-cell>
          <table:table-cell office:value-type="float" office:value="45.9">
            <text:p>45,9</text:p>
          </table:table-cell>
          <table:table-cell office:value-type="float" office:value="0">
            <text:p>0</text:p>
          </table:table-cell>
          <table:table-cell/>
          <table:table-cell office:value-type="float" office:value="45.9">
            <text:p>45,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152">
            <text:p>4040056043152</text:p>
          </table:table-cell>
          <table:table-cell office:value-type="string">
            <text:p>Größe:5 kg</text:p>
          </table:table-cell>
          <table:table-cell office:value-type="string">
            <text:p>1018|1055|1517|1559|1849|1892|3011|3128|3155|3190|3204|3355|3356|3358|3858|3862|3903|4011|4128|4155|4190|4204|4355|4356|4358|4858|4862|4903</text:p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306">
            <text:p>4306</text:p>
          </table:table-cell>
          <table:table-cell office:value-type="string">
            <text:p>Fit-BARF Grünlippmuschel</text:p>
          </table:table-cell>
          <table:table-cell office:value-type="string">
            <text:p>1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4.5">
            <text:p>24,5</text:p>
          </table:table-cell>
          <table:table-cell office:value-type="float" office:value="15.9">
            <text:p>15,9</text:p>
          </table:table-cell>
          <table:table-cell office:value-type="float" office:value="0">
            <text:p>0</text:p>
          </table:table-cell>
          <table:table-cell/>
          <table:table-cell office:value-type="float" office:value="15.9">
            <text:p>15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3077">
            <text:p>4040056043077</text:p>
          </table:table-cell>
          <table:table-cell office:value-type="string">
            <text:p>Größe:100 g</text:p>
          </table:table-cell>
          <table:table-cell office:value-type="string">
            <text:p>1018|1055|1849|1892|3011|3015|3155|3337|3517|3559|3860|3901|3905|4011|4015|4155|4337|4517|4559|4860|4901|4905</text:p>
          </table:table-cell>
        </table:table-row>
        <table:table-row table:style-name="ro1">
          <table:table-cell office:value-type="float" office:value="4308">
            <text:p>4308</text:p>
          </table:table-cell>
          <table:table-cell office:value-type="float" office:value="4306">
            <text:p>4306</text:p>
          </table:table-cell>
          <table:table-cell office:value-type="string">
            <text:p>Fit-BARF Grünlippmuschel</text:p>
          </table:table-cell>
          <table:table-cell office:value-type="string">
            <text:p>4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74.9">
            <text:p>74,9</text:p>
          </table:table-cell>
          <table:table-cell office:value-type="float" office:value="44.5">
            <text:p>44,5</text:p>
          </table:table-cell>
          <table:table-cell office:value-type="float" office:value="0">
            <text:p>0</text:p>
          </table:table-cell>
          <table:table-cell/>
          <table:table-cell office:value-type="float" office:value="44.5">
            <text:p>44,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084">
            <text:p>4040056043084</text:p>
          </table:table-cell>
          <table:table-cell office:value-type="string">
            <text:p>Größe:400 g</text:p>
          </table:table-cell>
          <table:table-cell office:value-type="string">
            <text:p>1018|1055|1849|1892|3011|3015|3155|3337|3517|3559|3860|3901|3905|4011|4015|4155|4337|4517|4559|4860|4901|4905</text:p>
          </table:table-cell>
        </table:table-row>
        <table:table-row table:style-name="ro1">
          <table:table-cell office:value-type="float" office:value="4331">
            <text:p>4331</text:p>
          </table:table-cell>
          <table:table-cell office:value-type="float" office:value="4330">
            <text:p>4330</text:p>
          </table:table-cell>
          <table:table-cell office:value-type="string">
            <text:p>Fit-BARF Flohsamenschalen</text:p>
          </table:table-cell>
          <table:table-cell office:value-type="string">
            <text:p>600 g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19.9">
            <text:p>19,9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312">
            <text:p>4040056043312</text:p>
          </table:table-cell>
          <table:table-cell office:value-type="string">
            <text:p>Größe:600 g</text:p>
          </table:table-cell>
          <table:table-cell office:value-type="string">
            <text:p>1018|1055|1849|1892|3011|3015|3203|3863|3893|3939|4011|4015|4203|4863|4893|4939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503">
            <text:p>503</text:p>
          </table:table-cell>
          <table:table-cell office:value-type="string">
            <text:p>VeaVet Pflegemineralspray</text:p>
          </table:table-cell>
          <table:table-cell office:value-type="string">
            <text:p>1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/>
          <table:table-cell office:value-type="float" office:value="9.95">
            <text:p>9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5266">
            <text:p>4040056005266</text:p>
          </table:table-cell>
          <table:table-cell office:value-type="string">
            <text:p>Größe:100 ml</text:p>
          </table:table-cell>
          <table:table-cell office:value-type="string">
            <text:p>1005|1006|1018|1055|1103|1126|1142|1144|1179|1222|1651|1652|1655|1834|1883|1975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03">
            <text:p>503</text:p>
          </table:table-cell>
          <table:table-cell office:value-type="string">
            <text:p>VeaVet Pflegemineralspray</text:p>
          </table:table-cell>
          <table:table-cell office:value-type="string">
            <text:p>5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34.95">
            <text:p>34,95</text:p>
          </table:table-cell>
          <table:table-cell office:value-type="float" office:value="19.95">
            <text:p>19,95</text:p>
          </table:table-cell>
          <table:table-cell office:value-type="float" office:value="0">
            <text:p>0</text:p>
          </table:table-cell>
          <table:table-cell/>
          <table:table-cell office:value-type="float" office:value="19.95">
            <text:p>19,9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5273">
            <text:p>4040056005273</text:p>
          </table:table-cell>
          <table:table-cell office:value-type="string">
            <text:p>Größe:500 ml</text:p>
          </table:table-cell>
          <table:table-cell office:value-type="string">
            <text:p>1005|1006|1018|1055|1103|1126|1142|1144|1179|1222|1651|1652|1655|1834|1883|1975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30">
            <text:p>630</text:p>
          </table:table-cell>
          <table:table-cell office:value-type="string">
            <text:p>Singulares Bio-Sacha Inchi Öl</text:p>
          </table:table-cell>
          <table:table-cell office:value-type="string">
            <text:p>1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3.5">
            <text:p>13,5</text:p>
          </table:table-cell>
          <table:table-cell office:value-type="float" office:value="0">
            <text:p>0</text:p>
          </table:table-cell>
          <table:table-cell/>
          <table:table-cell office:value-type="float" office:value="13.5">
            <text:p>13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317">
            <text:p>4040056006317</text:p>
          </table:table-cell>
          <table:table-cell office:value-type="string">
            <text:p>Größe:100 ml</text:p>
          </table:table-cell>
          <table:table-cell office:value-type="string">
            <text:p>1018|1055|1142|1517|1559|1651|1652|1655|1849|1892|1923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35">
            <text:p>635</text:p>
          </table:table-cell>
          <table:table-cell office:value-type="string">
            <text:p>Welpenmilch</text:p>
          </table:table-cell>
          <table:table-cell office:value-type="string">
            <text:p>7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6.9">
            <text:p>26,9</text:p>
          </table:table-cell>
          <table:table-cell office:value-type="float" office:value="0">
            <text:p>0</text:p>
          </table:table-cell>
          <table:table-cell/>
          <table:table-cell office:value-type="float" office:value="26.9">
            <text:p>26,9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6362">
            <text:p>4040056006362</text:p>
          </table:table-cell>
          <table:table-cell office:value-type="string">
            <text:p>Größe:750 g</text:p>
          </table:table-cell>
          <table:table-cell office:value-type="string">
            <text:p>1211|1651|1847|3529|3567|3651|3652|4529|4567|4651|4652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35">
            <text:p>635</text:p>
          </table:table-cell>
          <table:table-cell office:value-type="string">
            <text:p>Welpenmilch</text:p>
          </table:table-cell>
          <table:table-cell office:value-type="string">
            <text:p>3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99.9">
            <text:p>99,9</text:p>
          </table:table-cell>
          <table:table-cell office:value-type="float" office:value="73.5">
            <text:p>73,5</text:p>
          </table:table-cell>
          <table:table-cell office:value-type="float" office:value="0">
            <text:p>0</text:p>
          </table:table-cell>
          <table:table-cell/>
          <table:table-cell office:value-type="float" office:value="73.5">
            <text:p>73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6379">
            <text:p>4040056006379</text:p>
          </table:table-cell>
          <table:table-cell office:value-type="string">
            <text:p>Größe:3 kg</text:p>
          </table:table-cell>
          <table:table-cell office:value-type="string">
            <text:p>1211|1651|1847|3529|3567|3651|3652|4529|4567|4651|4652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office:value-type="float" office:value="4223">
            <text:p>4223</text:p>
          </table:table-cell>
          <table:table-cell office:value-type="string">
            <text:p>Fit-Hap Kauhorn</text:p>
          </table:table-cell>
          <table:table-cell office:value-type="string">
            <text:p>Gr. S_10er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19.5">
            <text:p>119,5</text:p>
          </table:table-cell>
          <table:table-cell office:value-type="float" office:value="69.9">
            <text:p>69,9</text:p>
          </table:table-cell>
          <table:table-cell office:value-type="float" office:value="0">
            <text:p>0</text:p>
          </table:table-cell>
          <table:table-cell/>
          <table:table-cell office:value-type="float" office:value="69.9">
            <text:p>69,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float" office:value="9">
            <text:p>9</text:p>
          </table:table-cell>
          <table:table-cell office:value-type="float" office:value="4040056042209">
            <text:p>4040056042209</text:p>
          </table:table-cell>
          <table:table-cell office:value-type="string">
            <text:p>Größe:Gr. S_10er</text:p>
          </table:table-cell>
          <table:table-cell office:value-type="string">
            <text:p>1018|1651|1827</text:p>
          </table:table-cell>
        </table:table-row>
        <table:table-row table:style-name="ro1">
          <table:table-cell office:value-type="float" office:value="4221">
            <text:p>4221</text:p>
          </table:table-cell>
          <table:table-cell office:value-type="float" office:value="4223">
            <text:p>4223</text:p>
          </table:table-cell>
          <table:table-cell office:value-type="string">
            <text:p>Fit-Hap Kauhorn</text:p>
          </table:table-cell>
          <table:table-cell office:value-type="string">
            <text:p>Gr. M_8er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19.6">
            <text:p>119,6</text:p>
          </table:table-cell>
          <table:table-cell office:value-type="float" office:value="69.9">
            <text:p>69,9</text:p>
          </table:table-cell>
          <table:table-cell office:value-type="float" office:value="0">
            <text:p>0</text:p>
          </table:table-cell>
          <table:table-cell/>
          <table:table-cell office:value-type="float" office:value="69.9">
            <text:p>69,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float" office:value="9">
            <text:p>9</text:p>
          </table:table-cell>
          <table:table-cell office:value-type="float" office:value="4040056042216">
            <text:p>4040056042216</text:p>
          </table:table-cell>
          <table:table-cell office:value-type="string">
            <text:p>Größe:Gr. M_8er</text:p>
          </table:table-cell>
          <table:table-cell office:value-type="string">
            <text:p>1018|1651|1827</text:p>
          </table:table-cell>
        </table:table-row>
        <table:table-row table:style-name="ro1">
          <table:table-cell office:value-type="float" office:value="4222">
            <text:p>4222</text:p>
          </table:table-cell>
          <table:table-cell office:value-type="float" office:value="4223">
            <text:p>4223</text:p>
          </table:table-cell>
          <table:table-cell office:value-type="string">
            <text:p>Fit-Hap Kauhorn</text:p>
          </table:table-cell>
          <table:table-cell office:value-type="string">
            <text:p>Gr. L_6er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07.7">
            <text:p>107,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float" office:value="9">
            <text:p>9</text:p>
          </table:table-cell>
          <table:table-cell office:value-type="float" office:value="4040056042223">
            <text:p>4040056042223</text:p>
          </table:table-cell>
          <table:table-cell office:value-type="string">
            <text:p>Größe:Gr. L_6er</text:p>
          </table:table-cell>
          <table:table-cell office:value-type="string">
            <text:p>1018|1651|1827</text:p>
          </table:table-cell>
        </table:table-row>
        <table:table-row table:style-name="ro1">
          <table:table-cell office:value-type="float" office:value="4225">
            <text:p>4225</text:p>
          </table:table-cell>
          <table:table-cell office:value-type="float" office:value="4223">
            <text:p>4223</text:p>
          </table:table-cell>
          <table:table-cell office:value-type="string">
            <text:p>Fit-Hap Kauhorn</text:p>
          </table:table-cell>
          <table:table-cell office:value-type="string">
            <text:p>Gr. L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7.95">
            <text:p>17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254">
            <text:p>4040056042254</text:p>
          </table:table-cell>
          <table:table-cell office:value-type="string">
            <text:p>Größe:Gr. L</text:p>
          </table:table-cell>
          <table:table-cell office:value-type="string">
            <text:p>1018|1651|1827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4223">
            <text:p>4223</text:p>
          </table:table-cell>
          <table:table-cell office:value-type="string">
            <text:p>Fit-Hap Kauhorn</text:p>
          </table:table-cell>
          <table:table-cell office:value-type="string">
            <text:p>Gr. M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4.95">
            <text:p>14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247">
            <text:p>4040056042247</text:p>
          </table:table-cell>
          <table:table-cell office:value-type="string">
            <text:p>Größe:Gr. M</text:p>
          </table:table-cell>
          <table:table-cell office:value-type="string">
            <text:p>1018|1651|1827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38">
            <text:p>638</text:p>
          </table:table-cell>
          <table:table-cell office:value-type="string">
            <text:p>ZeckEx herbal</text:p>
          </table:table-cell>
          <table:table-cell office:value-type="string">
            <text:p>250 g</text:p>
          </table:table-cell>
          <table:table-cell office:value-type="string">
            <text:p>insektoVet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6393">
            <text:p>4040056006393</text:p>
          </table:table-cell>
          <table:table-cell office:value-type="string">
            <text:p>Größe:250 g</text:p>
          </table:table-cell>
          <table:table-cell office:value-type="string">
            <text:p>1651|1950|1952|3014|3034|3103|3283|3348|3406|3651|3908|4014|4034|4103|4283|4284|4348|4406|4651|490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310">
            <text:p>310</text:p>
          </table:table-cell>
          <table:table-cell office:value-type="string">
            <text:p>Fit-BARF Eierschalenpulver</text:p>
          </table:table-cell>
          <table:table-cell office:value-type="string">
            <text:p>25 kg</text:p>
          </table:table-cell>
          <table:table-cell office:value-type="string">
            <text:p>Fit-BARF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5280">
            <text:p>4040056005280</text:p>
          </table:table-cell>
          <table:table-cell office:value-type="string">
            <text:p>Größe:25 kg</text:p>
          </table:table-cell>
          <table:table-cell office:value-type="string">
            <text:p>1018|1055|1517|1559|1849|1892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1105">
            <text:p>1105</text:p>
          </table:table-cell>
          <table:table-cell office:value-type="string">
            <text:p>Singulares Eierschalenmehl Natur Struktur</text:p>
          </table:table-cell>
          <table:table-cell office:value-type="string">
            <text:p>1 k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1069">
            <text:p>4040056011069</text:p>
          </table:table-cell>
          <table:table-cell office:value-type="string">
            <text:p>Größe:1 kg</text:p>
          </table:table-cell>
          <table:table-cell office:value-type="string">
            <text:p>1018|1055|1211|1517|1559|1872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1105">
            <text:p>1105</text:p>
          </table:table-cell>
          <table:table-cell office:value-type="string">
            <text:p>Singulares Eierschalenmehl Natur Struktur</text:p>
          </table:table-cell>
          <table:table-cell office:value-type="string">
            <text:p>10 k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69.9">
            <text:p>69,9</text:p>
          </table:table-cell>
          <table:table-cell office:value-type="float" office:value="39.95">
            <text:p>39,95</text:p>
          </table:table-cell>
          <table:table-cell office:value-type="float" office:value="0">
            <text:p>0</text:p>
          </table:table-cell>
          <table:table-cell/>
          <table:table-cell office:value-type="float" office:value="39.95">
            <text:p>39,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1076">
            <text:p>4040056011076</text:p>
          </table:table-cell>
          <table:table-cell office:value-type="string">
            <text:p>Größe:10 kg</text:p>
          </table:table-cell>
          <table:table-cell office:value-type="string">
            <text:p>1018|1055|1211|1517|1559|1872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105">
            <text:p>1105</text:p>
          </table:table-cell>
          <table:table-cell office:value-type="string">
            <text:p>Singulares Eierschalenmehl Natur Struktur</text:p>
          </table:table-cell>
          <table:table-cell office:value-type="string">
            <text:p>25 k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1083">
            <text:p>4040056011083</text:p>
          </table:table-cell>
          <table:table-cell office:value-type="string">
            <text:p>Größe:25 kg</text:p>
          </table:table-cell>
          <table:table-cell office:value-type="string">
            <text:p>1018|1055|1211|1517|1559|1872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119">
            <text:p>1119</text:p>
          </table:table-cell>
          <table:table-cell office:value-type="string">
            <text:p>Singulares Eierschalenpulver extrafein</text:p>
          </table:table-cell>
          <table:table-cell office:value-type="string">
            <text:p>1 k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1113">
            <text:p>4040056011113</text:p>
          </table:table-cell>
          <table:table-cell office:value-type="string">
            <text:p>Größe:1 kg</text:p>
          </table:table-cell>
          <table:table-cell office:value-type="string">
            <text:p>1018|1055|1211|1517|1559|1872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119">
            <text:p>1119</text:p>
          </table:table-cell>
          <table:table-cell office:value-type="string">
            <text:p>Singulares Eierschalenpulver extrafein</text:p>
          </table:table-cell>
          <table:table-cell office:value-type="string">
            <text:p>10 k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69.9">
            <text:p>69,9</text:p>
          </table:table-cell>
          <table:table-cell office:value-type="float" office:value="39.95">
            <text:p>39,95</text:p>
          </table:table-cell>
          <table:table-cell office:value-type="float" office:value="0">
            <text:p>0</text:p>
          </table:table-cell>
          <table:table-cell/>
          <table:table-cell office:value-type="float" office:value="39.95">
            <text:p>39,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1120">
            <text:p>4040056011120</text:p>
          </table:table-cell>
          <table:table-cell office:value-type="string">
            <text:p>Größe:10 kg</text:p>
          </table:table-cell>
          <table:table-cell office:value-type="string">
            <text:p>1018|1055|1211|1517|1559|1872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119">
            <text:p>1119</text:p>
          </table:table-cell>
          <table:table-cell office:value-type="string">
            <text:p>Singulares Eierschalenpulver extrafein</text:p>
          </table:table-cell>
          <table:table-cell office:value-type="string">
            <text:p>25 k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1137">
            <text:p>4040056011137</text:p>
          </table:table-cell>
          <table:table-cell office:value-type="string">
            <text:p>Größe:25 kg</text:p>
          </table:table-cell>
          <table:table-cell office:value-type="string">
            <text:p>1018|1055|1211|1517|1559|1872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114">
            <text:p>1114</text:p>
          </table:table-cell>
          <table:table-cell office:value-type="string">
            <text:p>Singulares Leinöl</text:p>
          </table:table-cell>
          <table:table-cell office:value-type="string">
            <text:p>5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1.95">
            <text:p>11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11151">
            <text:p>4040056011151</text:p>
          </table:table-cell>
          <table:table-cell office:value-type="string">
            <text:p>Größe:500 ml</text:p>
          </table:table-cell>
          <table:table-cell office:value-type="string">
            <text:p>1018|1055|1517|1559|1651|1652|1892|3854|3896|4102|4120|4125|4361|4651|4652|4724|4854|4896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1114">
            <text:p>1114</text:p>
          </table:table-cell>
          <table:table-cell office:value-type="string">
            <text:p>Singulares Leinöl</text:p>
          </table:table-cell>
          <table:table-cell office:value-type="string">
            <text:p>1 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11168">
            <text:p>4040056011168</text:p>
          </table:table-cell>
          <table:table-cell office:value-type="string">
            <text:p>Größe:1 l</text:p>
          </table:table-cell>
          <table:table-cell office:value-type="string">
            <text:p>1018|1055|1517|1559|1651|1652|1892|3854|3896|4102|4120|4125|4361|4651|4652|4724|4854|4896</text:p>
          </table:table-cell>
        </table:table-row>
        <table:table-row table:style-name="ro1">
          <table:table-cell office:value-type="float" office:value="650121">
            <text:p>650121</text:p>
          </table:table-cell>
          <table:table-cell office:value-type="float" office:value="650120">
            <text:p>650120</text:p>
          </table:table-cell>
          <table:table-cell office:value-type="string">
            <text:p>herbaVet Coragin</text:p>
          </table:table-cell>
          <table:table-cell office:value-type="string">
            <text:p>25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31.95">
            <text:p>31,95</text:p>
          </table:table-cell>
          <table:table-cell office:value-type="float" office:value="29.86">
            <text:p>29,86</text:p>
          </table:table-cell>
          <table:table-cell office:value-type="float" office:value="0">
            <text:p>0</text:p>
          </table:table-cell>
          <table:table-cell/>
          <table:table-cell office:value-type="float" office:value="29.86">
            <text:p>29,86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218">
            <text:p>4040056501218</text:p>
          </table:table-cell>
          <table:table-cell office:value-type="string">
            <text:p>Größe:250 g</text:p>
          </table:table-cell>
          <table:table-cell office:value-type="string">
            <text:p>1008|1018|1055|1142|1651|1652|1655|3107|3129|3334|3651|3652|3655|3729|3823|4107|4129|4334|4651|4652|4655|4729|4823</text:p>
          </table:table-cell>
        </table:table-row>
        <table:table-row table:style-name="ro1">
          <table:table-cell office:value-type="float" office:value="650122">
            <text:p>650122</text:p>
          </table:table-cell>
          <table:table-cell office:value-type="float" office:value="650120">
            <text:p>650120</text:p>
          </table:table-cell>
          <table:table-cell office:value-type="string">
            <text:p>herbaVet Coragin</text:p>
          </table:table-cell>
          <table:table-cell office:value-type="string">
            <text:p>60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64.95">
            <text:p>64,95</text:p>
          </table:table-cell>
          <table:table-cell office:value-type="float" office:value="60.7">
            <text:p>60,7</text:p>
          </table:table-cell>
          <table:table-cell office:value-type="float" office:value="0">
            <text:p>0</text:p>
          </table:table-cell>
          <table:table-cell/>
          <table:table-cell office:value-type="float" office:value="60.7">
            <text:p>60,7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225">
            <text:p>4040056501225</text:p>
          </table:table-cell>
          <table:table-cell office:value-type="string">
            <text:p>Größe:600 g</text:p>
          </table:table-cell>
          <table:table-cell office:value-type="string">
            <text:p>1008|1018|1055|1142|1651|1652|1655|3107|3129|3334|3651|3652|3655|3729|3823|4107|4129|4334|4651|4652|4655|4729|4823</text:p>
          </table:table-cell>
        </table:table-row>
        <table:table-row table:style-name="ro1">
          <table:table-cell office:value-type="float" office:value="650126">
            <text:p>650126</text:p>
          </table:table-cell>
          <table:table-cell office:value-type="float" office:value="650125">
            <text:p>650125</text:p>
          </table:table-cell>
          <table:table-cell office:value-type="string">
            <text:p>herbaVet Cutis pro Spray</text:p>
          </table:table-cell>
          <table:table-cell office:value-type="string">
            <text:p>100 ml</text:p>
          </table:table-cell>
          <table:table-cell office:value-type="string">
            <text:p>herbaVet</text:p>
          </table:table-cell>
          <table:table-cell office:value-type="float" office:value="16">
            <text:p>16</text:p>
          </table:table-cell>
          <table:table-cell office:value-type="float" office:value="20.95">
            <text:p>20,95</text:p>
          </table:table-cell>
          <table:table-cell office:value-type="float" office:value="17.6">
            <text:p>17,6</text:p>
          </table:table-cell>
          <table:table-cell office:value-type="float" office:value="0">
            <text:p>0</text:p>
          </table:table-cell>
          <table:table-cell/>
          <table:table-cell office:value-type="float" office:value="17.6">
            <text:p>17,6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263">
            <text:p>4040056501263</text:p>
          </table:table-cell>
          <table:table-cell office:value-type="string">
            <text:p>Größe:100 ml</text:p>
          </table:table-cell>
          <table:table-cell office:value-type="string">
            <text:p>1005|1006|1007|1008|1018|1053|1055|1142|1431|1451|1651|1652|3103|3126|3651|3652|3729|3823|3834|3835|3885|3886|4103|4126|4651|4652|4729|4823|4834|4835|4885|4886</text:p>
          </table:table-cell>
        </table:table-row>
        <table:table-row table:style-name="ro1">
          <table:table-cell office:value-type="float" office:value="650100">
            <text:p>650100</text:p>
          </table:table-cell>
          <table:table-cell office:value-type="float" office:value="650119">
            <text:p>650119</text:p>
          </table:table-cell>
          <table:table-cell office:value-type="string">
            <text:p>herbaVet Traumagin liquid</text:p>
          </table:table-cell>
          <table:table-cell office:value-type="string">
            <text:p>10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8.64">
            <text:p>18,64</text:p>
          </table:table-cell>
          <table:table-cell office:value-type="float" office:value="0">
            <text:p>0</text:p>
          </table:table-cell>
          <table:table-cell/>
          <table:table-cell office:value-type="float" office:value="18.64">
            <text:p>18,64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003">
            <text:p>4040056501003</text:p>
          </table:table-cell>
          <table:table-cell office:value-type="string">
            <text:p>Größe:100 ml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101">
            <text:p>650101</text:p>
          </table:table-cell>
          <table:table-cell office:value-type="float" office:value="650119">
            <text:p>650119</text:p>
          </table:table-cell>
          <table:table-cell office:value-type="string">
            <text:p>herbaVet Traumagin liquid</text:p>
          </table:table-cell>
          <table:table-cell office:value-type="string">
            <text:p>25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37.34">
            <text:p>37,34</text:p>
          </table:table-cell>
          <table:table-cell office:value-type="float" office:value="0">
            <text:p>0</text:p>
          </table:table-cell>
          <table:table-cell/>
          <table:table-cell office:value-type="float" office:value="37.34">
            <text:p>37,34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010">
            <text:p>4040056501010</text:p>
          </table:table-cell>
          <table:table-cell office:value-type="string">
            <text:p>Größe:250 ml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102">
            <text:p>650102</text:p>
          </table:table-cell>
          <table:table-cell office:value-type="float" office:value="650119">
            <text:p>650119</text:p>
          </table:table-cell>
          <table:table-cell office:value-type="string">
            <text:p>herbaVet Traumagin liquid</text:p>
          </table:table-cell>
          <table:table-cell office:value-type="string">
            <text:p>50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64.95">
            <text:p>64,95</text:p>
          </table:table-cell>
          <table:table-cell office:value-type="float" office:value="60.7">
            <text:p>60,7</text:p>
          </table:table-cell>
          <table:table-cell office:value-type="float" office:value="0">
            <text:p>0</text:p>
          </table:table-cell>
          <table:table-cell/>
          <table:table-cell office:value-type="float" office:value="60.7">
            <text:p>60,7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027">
            <text:p>404005601027</text:p>
          </table:table-cell>
          <table:table-cell office:value-type="string">
            <text:p>Größe:500 ml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131">
            <text:p>650131</text:p>
          </table:table-cell>
          <table:table-cell office:value-type="float" office:value="650130">
            <text:p>650130</text:p>
          </table:table-cell>
          <table:table-cell office:value-type="string">
            <text:p>herbaVet Enterogin probiotic</text:p>
          </table:table-cell>
          <table:table-cell office:value-type="string">
            <text:p>25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15.84">
            <text:p>15,84</text:p>
          </table:table-cell>
          <table:table-cell office:value-type="float" office:value="0">
            <text:p>0</text:p>
          </table:table-cell>
          <table:table-cell/>
          <table:table-cell office:value-type="float" office:value="15.84">
            <text:p>15,84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317">
            <text:p>4040056501317</text:p>
          </table:table-cell>
          <table:table-cell office:value-type="string">
            <text:p>Größe:250 ml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132">
            <text:p>650132</text:p>
          </table:table-cell>
          <table:table-cell office:value-type="float" office:value="650130">
            <text:p>650130</text:p>
          </table:table-cell>
          <table:table-cell office:value-type="string">
            <text:p>herbaVet Enterogin probiotic</text:p>
          </table:table-cell>
          <table:table-cell office:value-type="string">
            <text:p>50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25.18">
            <text:p>25,18</text:p>
          </table:table-cell>
          <table:table-cell office:value-type="float" office:value="0">
            <text:p>0</text:p>
          </table:table-cell>
          <table:table-cell/>
          <table:table-cell office:value-type="float" office:value="25.18">
            <text:p>25,18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324">
            <text:p>4040056501324</text:p>
          </table:table-cell>
          <table:table-cell office:value-type="string">
            <text:p>Größe:500 ml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133">
            <text:p>650133</text:p>
          </table:table-cell>
          <table:table-cell office:value-type="float" office:value="650130">
            <text:p>650130</text:p>
          </table:table-cell>
          <table:table-cell office:value-type="string">
            <text:p>herbaVet Enterogin probiotic</text:p>
          </table:table-cell>
          <table:table-cell office:value-type="string">
            <text:p>1 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47.95">
            <text:p>47,95</text:p>
          </table:table-cell>
          <table:table-cell office:value-type="float" office:value="44.81">
            <text:p>44,81</text:p>
          </table:table-cell>
          <table:table-cell office:value-type="float" office:value="0">
            <text:p>0</text:p>
          </table:table-cell>
          <table:table-cell/>
          <table:table-cell office:value-type="float" office:value="44.81">
            <text:p>44,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501331">
            <text:p>4040056501331</text:p>
          </table:table-cell>
          <table:table-cell office:value-type="string">
            <text:p>Größe:1 l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104">
            <text:p>650104</text:p>
          </table:table-cell>
          <table:table-cell office:value-type="float" office:value="650103">
            <text:p>650103</text:p>
          </table:table-cell>
          <table:table-cell office:value-type="string">
            <text:p>herbaVet Urogin</text:p>
          </table:table-cell>
          <table:table-cell office:value-type="string">
            <text:p>3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5.95">
            <text:p>25,95</text:p>
          </table:table-cell>
          <table:table-cell office:value-type="float" office:value="24.25">
            <text:p>24,25</text:p>
          </table:table-cell>
          <table:table-cell office:value-type="float" office:value="0">
            <text:p>0</text:p>
          </table:table-cell>
          <table:table-cell/>
          <table:table-cell office:value-type="float" office:value="24.25">
            <text:p>24,2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041">
            <text:p>4040056501041</text:p>
          </table:table-cell>
          <table:table-cell office:value-type="string">
            <text:p>Größe:30 g</text:p>
          </table:table-cell>
          <table:table-cell office:value-type="string">
            <text:p>1018|1055|1651|1652|3729|3823|4729|4823</text:p>
          </table:table-cell>
        </table:table-row>
        <table:table-row table:style-name="ro1">
          <table:table-cell office:value-type="float" office:value="650105">
            <text:p>650105</text:p>
          </table:table-cell>
          <table:table-cell office:value-type="float" office:value="650103">
            <text:p>650103</text:p>
          </table:table-cell>
          <table:table-cell office:value-type="string">
            <text:p>herbaVet Urogin</text:p>
          </table:table-cell>
          <table:table-cell office:value-type="string">
            <text:p>8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42.95">
            <text:p>42,95</text:p>
          </table:table-cell>
          <table:table-cell office:value-type="float" office:value="40.14">
            <text:p>40,14</text:p>
          </table:table-cell>
          <table:table-cell office:value-type="float" office:value="0">
            <text:p>0</text:p>
          </table:table-cell>
          <table:table-cell/>
          <table:table-cell office:value-type="float" office:value="40.14">
            <text:p>40,14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058">
            <text:p>4040056501058</text:p>
          </table:table-cell>
          <table:table-cell office:value-type="string">
            <text:p>Größe:80 g</text:p>
          </table:table-cell>
          <table:table-cell office:value-type="string">
            <text:p>1018|1055|1651|1652|3729|3823|4729|4823</text:p>
          </table:table-cell>
        </table:table-row>
        <table:table-row table:style-name="ro1">
          <table:table-cell office:value-type="float" office:value="650107">
            <text:p>650107</text:p>
          </table:table-cell>
          <table:table-cell office:value-type="float" office:value="650103">
            <text:p>650103</text:p>
          </table:table-cell>
          <table:table-cell office:value-type="string">
            <text:p>herbaVet Urogin</text:p>
          </table:table-cell>
          <table:table-cell office:value-type="string">
            <text:p>15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65.95">
            <text:p>65,95</text:p>
          </table:table-cell>
          <table:table-cell office:value-type="float" office:value="61.63">
            <text:p>61,63</text:p>
          </table:table-cell>
          <table:table-cell office:value-type="float" office:value="0">
            <text:p>0</text:p>
          </table:table-cell>
          <table:table-cell/>
          <table:table-cell office:value-type="float" office:value="61.63">
            <text:p>61,63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072">
            <text:p>4040056501072</text:p>
          </table:table-cell>
          <table:table-cell office:value-type="string">
            <text:p>Größe:150 g</text:p>
          </table:table-cell>
          <table:table-cell office:value-type="string">
            <text:p>1018|1055|1651|1652|3729|3823|4729|4823</text:p>
          </table:table-cell>
        </table:table-row>
        <table:table-row table:style-name="ro1">
          <table:table-cell office:value-type="float" office:value="650141">
            <text:p>650141</text:p>
          </table:table-cell>
          <table:table-cell office:value-type="float" office:value="650140">
            <text:p>650140</text:p>
          </table:table-cell>
          <table:table-cell office:value-type="string">
            <text:p>herbaVet Respiragin liquid</text:p>
          </table:table-cell>
          <table:table-cell office:value-type="string">
            <text:p>25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7.99">
            <text:p>27,99</text:p>
          </table:table-cell>
          <table:table-cell office:value-type="float" office:value="0">
            <text:p>0</text:p>
          </table:table-cell>
          <table:table-cell/>
          <table:table-cell office:value-type="float" office:value="27.99">
            <text:p>27,9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416">
            <text:p>4040056501416</text:p>
          </table:table-cell>
          <table:table-cell office:value-type="string">
            <text:p>Größe:250 ml</text:p>
          </table:table-cell>
          <table:table-cell office:value-type="string">
            <text:p>1018|1055|1142|1651|1652|1655|3092|3093|3651|3655|3729|3823|3839|3912|4092|4093|4651|4655|4729|4823|4839|4912</text:p>
          </table:table-cell>
        </table:table-row>
        <table:table-row table:style-name="ro1">
          <table:table-cell office:value-type="float" office:value="650142">
            <text:p>650142</text:p>
          </table:table-cell>
          <table:table-cell office:value-type="float" office:value="650140">
            <text:p>650140</text:p>
          </table:table-cell>
          <table:table-cell office:value-type="string">
            <text:p>herbaVet Respiragin liquid</text:p>
          </table:table-cell>
          <table:table-cell office:value-type="string">
            <text:p>50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41.95">
            <text:p>41,95</text:p>
          </table:table-cell>
          <table:table-cell office:value-type="float" office:value="37.33">
            <text:p>37,33</text:p>
          </table:table-cell>
          <table:table-cell office:value-type="float" office:value="0">
            <text:p>0</text:p>
          </table:table-cell>
          <table:table-cell/>
          <table:table-cell office:value-type="float" office:value="39.2">
            <text:p>39,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423">
            <text:p>4040056501423</text:p>
          </table:table-cell>
          <table:table-cell office:value-type="string">
            <text:p>Größe:500 ml</text:p>
          </table:table-cell>
          <table:table-cell office:value-type="string">
            <text:p>1018|1055|1142|1651|1652|1655|3092|3093|3651|3655|3729|3823|3839|3912|4092|4093|4651|4655|4729|4823|4839|4912</text:p>
          </table:table-cell>
        </table:table-row>
        <table:table-row table:style-name="ro1">
          <table:table-cell office:value-type="float" office:value="650109">
            <text:p>650109</text:p>
          </table:table-cell>
          <table:table-cell office:value-type="float" office:value="650108">
            <text:p>650108</text:p>
          </table:table-cell>
          <table:table-cell office:value-type="string">
            <text:p>herbaVet Zytogin</text:p>
          </table:table-cell>
          <table:table-cell office:value-type="string">
            <text:p>55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23.31">
            <text:p>23,31</text:p>
          </table:table-cell>
          <table:table-cell office:value-type="float" office:value="0">
            <text:p>0</text:p>
          </table:table-cell>
          <table:table-cell/>
          <table:table-cell office:value-type="float" office:value="23.31">
            <text:p>23,31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096">
            <text:p>4040056501096</text:p>
          </table:table-cell>
          <table:table-cell office:value-type="string">
            <text:p>Größe:55 g</text:p>
          </table:table-cell>
          <table:table-cell office:value-type="string">
            <text:p>1018|1055|1142|1651|1652|3338|3355|3729|3823|3963|4338|4355|4729|4823|4963</text:p>
          </table:table-cell>
        </table:table-row>
        <table:table-row table:style-name="ro1">
          <table:table-cell office:value-type="float" office:value="650110">
            <text:p>650110</text:p>
          </table:table-cell>
          <table:table-cell office:value-type="float" office:value="650108">
            <text:p>650108</text:p>
          </table:table-cell>
          <table:table-cell office:value-type="string">
            <text:p>herbaVet Zytogin</text:p>
          </table:table-cell>
          <table:table-cell office:value-type="string">
            <text:p>15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46.68">
            <text:p>46,68</text:p>
          </table:table-cell>
          <table:table-cell office:value-type="float" office:value="0">
            <text:p>0</text:p>
          </table:table-cell>
          <table:table-cell/>
          <table:table-cell office:value-type="float" office:value="46.68">
            <text:p>46,68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102">
            <text:p>4040056501102</text:p>
          </table:table-cell>
          <table:table-cell office:value-type="string">
            <text:p>Größe:150 g</text:p>
          </table:table-cell>
          <table:table-cell office:value-type="string">
            <text:p>1018|1055|1142|1651|1652|3338|3355|3729|3823|3963|4338|4355|4729|4823|4963</text:p>
          </table:table-cell>
        </table:table-row>
        <table:table-row table:style-name="ro1">
          <table:table-cell office:value-type="float" office:value="650111">
            <text:p>650111</text:p>
          </table:table-cell>
          <table:table-cell office:value-type="float" office:value="650108">
            <text:p>650108</text:p>
          </table:table-cell>
          <table:table-cell office:value-type="string">
            <text:p>herbaVet Zytogin</text:p>
          </table:table-cell>
          <table:table-cell office:value-type="string">
            <text:p>50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49.95">
            <text:p>149,95</text:p>
          </table:table-cell>
          <table:table-cell office:value-type="float" office:value="140.14">
            <text:p>140,14</text:p>
          </table:table-cell>
          <table:table-cell office:value-type="float" office:value="0">
            <text:p>0</text:p>
          </table:table-cell>
          <table:table-cell/>
          <table:table-cell office:value-type="float" office:value="140.14">
            <text:p>140,1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119">
            <text:p>4040056501119</text:p>
          </table:table-cell>
          <table:table-cell office:value-type="string">
            <text:p>Größe:500 g</text:p>
          </table:table-cell>
          <table:table-cell office:value-type="string">
            <text:p>1018|1055|1142|1651|1652|3338|3355|3729|3823|3963|4338|4355|4729|4823|4963</text:p>
          </table:table-cell>
        </table:table-row>
        <table:table-row table:style-name="ro1">
          <table:table-cell office:value-type="float" office:value="650147">
            <text:p>650147</text:p>
          </table:table-cell>
          <table:table-cell office:value-type="float" office:value="650146">
            <text:p>650146</text:p>
          </table:table-cell>
          <table:table-cell office:value-type="string">
            <text:p>herbaVet Immunogin</text:p>
          </table:table-cell>
          <table:table-cell office:value-type="string">
            <text:p>10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54.95">
            <text:p>54,95</text:p>
          </table:table-cell>
          <table:table-cell office:value-type="float" office:value="51.36">
            <text:p>51,36</text:p>
          </table:table-cell>
          <table:table-cell office:value-type="float" office:value="0">
            <text:p>0</text:p>
          </table:table-cell>
          <table:table-cell/>
          <table:table-cell office:value-type="float" office:value="51.36">
            <text:p>51,36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478">
            <text:p>4040056501478</text:p>
          </table:table-cell>
          <table:table-cell office:value-type="string">
            <text:p>Größe:100 g</text:p>
          </table:table-cell>
          <table:table-cell office:value-type="string">
            <text:p>1018|1055|1142|1651|1652|1655|3101|3124|3218|3651|3652|3655|3729|3823|3828|3865|3925|4101|4124|4218|4651|4652|4655|4729|4823|4828|4865|4925</text:p>
          </table:table-cell>
        </table:table-row>
        <table:table-row table:style-name="ro1">
          <table:table-cell office:value-type="float" office:value="650156">
            <text:p>650156</text:p>
          </table:table-cell>
          <table:table-cell office:value-type="float" office:value="650155">
            <text:p>650155</text:p>
          </table:table-cell>
          <table:table-cell office:value-type="string">
            <text:p>herbaVet Hepargin</text:p>
          </table:table-cell>
          <table:table-cell office:value-type="string">
            <text:p>375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23.32">
            <text:p>23,32</text:p>
          </table:table-cell>
          <table:table-cell office:value-type="float" office:value="0">
            <text:p>0</text:p>
          </table:table-cell>
          <table:table-cell/>
          <table:table-cell office:value-type="float" office:value="23.32">
            <text:p>23,32</text:p>
          </table:table-cell>
          <table:table-cell office:value-type="float" office:value="375">
            <text:p>37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560">
            <text:p>4040056501560</text:p>
          </table:table-cell>
          <table:table-cell office:value-type="string">
            <text:p>Größe:375 g</text:p>
          </table:table-cell>
          <table:table-cell office:value-type="string">
            <text:p>1017|1018|1055|1142|1651|1652|1655|3017|3101|3124|3218|3513|3621|3651|3652|3655|3729|3823|3866|4017|4101|4124|4218|4513|4621|4651|4652|4655|4729|4823|4866</text:p>
          </table:table-cell>
        </table:table-row>
        <table:table-row table:style-name="ro1">
          <table:table-cell office:value-type="float" office:value="650157">
            <text:p>650157</text:p>
          </table:table-cell>
          <table:table-cell office:value-type="float" office:value="650155">
            <text:p>650155</text:p>
          </table:table-cell>
          <table:table-cell office:value-type="string">
            <text:p>herbaVet Hepargin</text:p>
          </table:table-cell>
          <table:table-cell office:value-type="string">
            <text:p>80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37.34">
            <text:p>37,34</text:p>
          </table:table-cell>
          <table:table-cell office:value-type="float" office:value="0">
            <text:p>0</text:p>
          </table:table-cell>
          <table:table-cell/>
          <table:table-cell office:value-type="float" office:value="37.34">
            <text:p>37,3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577">
            <text:p>4040056501577</text:p>
          </table:table-cell>
          <table:table-cell office:value-type="string">
            <text:p>Größe:800 g</text:p>
          </table:table-cell>
          <table:table-cell office:value-type="string">
            <text:p>1017|1018|1055|1142|1651|1652|1655|3017|3101|3124|3218|3513|3621|3651|3652|3655|3729|3823|3866|4017|4101|4124|4218|4513|4621|4651|4652|4655|4729|4823|4866</text:p>
          </table:table-cell>
        </table:table-row>
        <table:table-row table:style-name="ro1">
          <table:table-cell office:value-type="float" office:value="4146">
            <text:p>4146</text:p>
          </table:table-cell>
          <table:table-cell office:value-type="float" office:value="4145">
            <text:p>4145</text:p>
          </table:table-cell>
          <table:table-cell office:value-type="string">
            <text:p>Bio Fell &amp; Haut Vital Öl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4.95">
            <text:p>14,95</text:p>
          </table:table-cell>
          <table:table-cell office:value-type="float" office:value="0">
            <text:p>0</text:p>
          </table:table-cell>
          <table:table-cell/>
          <table:table-cell office:value-type="float" office:value="14.95">
            <text:p>14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462">
            <text:p>4040056041462</text:p>
          </table:table-cell>
          <table:table-cell office:value-type="string">
            <text:p>Größe:100 ml</text:p>
          </table:table-cell>
          <table:table-cell office:value-type="string">
            <text:p>1018|1055|1103|1126|1517|1651|1652|1834|1883|3011|3102|3103|3126|3175|3362|3651|3652|3836|3883|4011|4102|4103|4126|4175|4362|4651|4652|4836|4883</text:p>
          </table:table-cell>
        </table:table-row>
        <table:table-row table:style-name="ro1">
          <table:table-cell office:value-type="float" office:value="4177">
            <text:p>4177</text:p>
          </table:table-cell>
          <table:table-cell office:value-type="float" office:value="4176">
            <text:p>4176</text:p>
          </table:table-cell>
          <table:table-cell office:value-type="string">
            <text:p>Fit-BARF Öl D3</text:p>
          </table:table-cell>
          <table:table-cell office:value-type="string">
            <text:p>25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1.9">
            <text:p>11,9</text:p>
          </table:table-cell>
          <table:table-cell office:value-type="float" office:value="0">
            <text:p>0</text:p>
          </table:table-cell>
          <table:table-cell/>
          <table:table-cell office:value-type="float" office:value="11.9">
            <text:p>11,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776">
            <text:p>4040056041776</text:p>
          </table:table-cell>
          <table:table-cell office:value-type="string">
            <text:p>Größe:250 ml</text:p>
          </table:table-cell>
          <table:table-cell office:value-type="string">
            <text:p>1018|1055|1517|1559|1849|1892</text:p>
          </table:table-cell>
        </table:table-row>
        <table:table-row table:style-name="ro1">
          <table:table-cell office:value-type="float" office:value="4178">
            <text:p>4178</text:p>
          </table:table-cell>
          <table:table-cell office:value-type="float" office:value="4176">
            <text:p>4176</text:p>
          </table:table-cell>
          <table:table-cell office:value-type="string">
            <text:p>Fit-BARF Öl D3</text:p>
          </table:table-cell>
          <table:table-cell office:value-type="string">
            <text:p>5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9.5">
            <text:p>19,5</text:p>
          </table:table-cell>
          <table:table-cell office:value-type="float" office:value="0">
            <text:p>0</text:p>
          </table:table-cell>
          <table:table-cell/>
          <table:table-cell office:value-type="float" office:value="19.5">
            <text:p>19,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41783">
            <text:p>4040056041783</text:p>
          </table:table-cell>
          <table:table-cell office:value-type="string">
            <text:p>Größe:500 ml</text:p>
          </table:table-cell>
          <table:table-cell office:value-type="string">
            <text:p>1018|1055|1517|1559|1849|1892</text:p>
          </table:table-cell>
        </table:table-row>
        <table:table-row table:style-name="ro1">
          <table:table-cell office:value-type="float" office:value="4171">
            <text:p>4171</text:p>
          </table:table-cell>
          <table:table-cell office:value-type="float" office:value="4170">
            <text:p>4170</text:p>
          </table:table-cell>
          <table:table-cell office:value-type="string">
            <text:p>Fit-BARF DarmFlora plus</text:p>
          </table:table-cell>
          <table:table-cell office:value-type="string">
            <text:p>25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8.95">
            <text:p>18,95</text:p>
          </table:table-cell>
          <table:table-cell office:value-type="float" office:value="10.95">
            <text:p>10,95</text:p>
          </table:table-cell>
          <table:table-cell office:value-type="float" office:value="0">
            <text:p>0</text:p>
          </table:table-cell>
          <table:table-cell/>
          <table:table-cell office:value-type="float" office:value="10.95">
            <text:p>10,9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1714">
            <text:p>4040056041714</text:p>
          </table:table-cell>
          <table:table-cell office:value-type="string">
            <text:p>Größe:250 ml</text:p>
          </table:table-cell>
          <table:table-cell office:value-type="string">
            <text:p>1018|1055|1849|1892|3011|3190|3203|4011|4190|4203</text:p>
          </table:table-cell>
        </table:table-row>
        <table:table-row table:style-name="ro1">
          <table:table-cell office:value-type="float" office:value="4172">
            <text:p>4172</text:p>
          </table:table-cell>
          <table:table-cell office:value-type="float" office:value="4170">
            <text:p>4170</text:p>
          </table:table-cell>
          <table:table-cell office:value-type="string">
            <text:p>Fit-BARF DarmFlora plus</text:p>
          </table:table-cell>
          <table:table-cell office:value-type="string">
            <text:p>5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7.95">
            <text:p>27,95</text:p>
          </table:table-cell>
          <table:table-cell office:value-type="float" office:value="16.9">
            <text:p>16,9</text:p>
          </table:table-cell>
          <table:table-cell office:value-type="float" office:value="0">
            <text:p>0</text:p>
          </table:table-cell>
          <table:table-cell/>
          <table:table-cell office:value-type="float" office:value="16.9">
            <text:p>16,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1721">
            <text:p>4040056041721</text:p>
          </table:table-cell>
          <table:table-cell office:value-type="string">
            <text:p>Größe:500 ml</text:p>
          </table:table-cell>
          <table:table-cell office:value-type="string">
            <text:p>1018|1055|1849|1892|3011|3190|3203|4011|4190|4203</text:p>
          </table:table-cell>
        </table:table-row>
        <table:table-row table:style-name="ro1">
          <table:table-cell office:value-type="float" office:value="4173">
            <text:p>4173</text:p>
          </table:table-cell>
          <table:table-cell office:value-type="float" office:value="4170">
            <text:p>4170</text:p>
          </table:table-cell>
          <table:table-cell office:value-type="string">
            <text:p>Fit-BARF DarmFlora plus</text:p>
          </table:table-cell>
          <table:table-cell office:value-type="string">
            <text:p>1 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28.9">
            <text:p>28,9</text:p>
          </table:table-cell>
          <table:table-cell office:value-type="float" office:value="0">
            <text:p>0</text:p>
          </table:table-cell>
          <table:table-cell/>
          <table:table-cell office:value-type="float" office:value="28.9">
            <text:p>28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1738">
            <text:p>4040056041738</text:p>
          </table:table-cell>
          <table:table-cell office:value-type="string">
            <text:p>Größe:1 l</text:p>
          </table:table-cell>
          <table:table-cell office:value-type="string">
            <text:p>1018|1055|1849|1892|3011|3190|3203|4011|4190|4203</text:p>
          </table:table-cell>
        </table:table-row>
        <table:table-row table:style-name="ro1">
          <table:table-cell office:value-type="float" office:value="650136">
            <text:p>650136</text:p>
          </table:table-cell>
          <table:table-cell office:value-type="float" office:value="650135">
            <text:p>650135</text:p>
          </table:table-cell>
          <table:table-cell office:value-type="string">
            <text:p>herbaVet Osteogin</text:p>
          </table:table-cell>
          <table:table-cell office:value-type="string">
            <text:p>15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42.5">
            <text:p>42,5</text:p>
          </table:table-cell>
          <table:table-cell office:value-type="float" office:value="39.72">
            <text:p>39,72</text:p>
          </table:table-cell>
          <table:table-cell office:value-type="float" office:value="0">
            <text:p>0</text:p>
          </table:table-cell>
          <table:table-cell/>
          <table:table-cell office:value-type="float" office:value="39.72">
            <text:p>39,72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362">
            <text:p>4040056501362</text:p>
          </table:table-cell>
          <table:table-cell office:value-type="string">
            <text:p>Größe:150 g</text:p>
          </table:table-cell>
          <table:table-cell office:value-type="string">
            <text:p>1018|1055|1142|1651|1652|1655</text:p>
          </table:table-cell>
        </table:table-row>
        <table:table-row table:style-name="ro1">
          <table:table-cell office:value-type="float" office:value="650137">
            <text:p>650137</text:p>
          </table:table-cell>
          <table:table-cell office:value-type="float" office:value="650135">
            <text:p>650135</text:p>
          </table:table-cell>
          <table:table-cell office:value-type="string">
            <text:p>herbaVet Osteogin</text:p>
          </table:table-cell>
          <table:table-cell office:value-type="string">
            <text:p>33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74.9">
            <text:p>74,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379">
            <text:p>4040056501379</text:p>
          </table:table-cell>
          <table:table-cell office:value-type="string">
            <text:p>Größe:330 g</text:p>
          </table:table-cell>
          <table:table-cell office:value-type="string">
            <text:p>1018|1055|1142|1651|1652|165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638">
            <text:p>638</text:p>
          </table:table-cell>
          <table:table-cell office:value-type="string">
            <text:p>ZeckEx herbal</text:p>
          </table:table-cell>
          <table:table-cell office:value-type="string">
            <text:p>750 g</text:p>
          </table:table-cell>
          <table:table-cell office:value-type="string">
            <text:p>insektoVet</text:p>
          </table:table-cell>
          <table:table-cell office:value-type="float" office:value="5">
            <text:p>5</text:p>
          </table:table-cell>
          <table:table-cell office:value-type="float" office:value="64.5">
            <text:p>64,5</text:p>
          </table:table-cell>
          <table:table-cell office:value-type="float" office:value="37.5">
            <text:p>37,5</text:p>
          </table:table-cell>
          <table:table-cell office:value-type="float" office:value="0">
            <text:p>0</text:p>
          </table:table-cell>
          <table:table-cell/>
          <table:table-cell office:value-type="float" office:value="37.5">
            <text:p>37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6416">
            <text:p>4040056006416</text:p>
          </table:table-cell>
          <table:table-cell office:value-type="string">
            <text:p>Größe:750 g</text:p>
          </table:table-cell>
          <table:table-cell office:value-type="string">
            <text:p>1651|1950|1952|3014|3034|3103|3283|3348|3406|3651|3908|4014|4034|4103|4283|4284|4348|4406|4651|4908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638">
            <text:p>638</text:p>
          </table:table-cell>
          <table:table-cell office:value-type="string">
            <text:p>ZeckEx herbal</text:p>
          </table:table-cell>
          <table:table-cell office:value-type="string">
            <text:p>1,8 kg</text:p>
          </table:table-cell>
          <table:table-cell office:value-type="string">
            <text:p>insektoVet</text:p>
          </table:table-cell>
          <table:table-cell office:value-type="float" office:value="5">
            <text:p>5</text:p>
          </table:table-cell>
          <table:table-cell office:value-type="float" office:value="124.5">
            <text:p>124,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6423">
            <text:p>4040056006423</text:p>
          </table:table-cell>
          <table:table-cell office:value-type="string">
            <text:p>Größe:1,8 kg</text:p>
          </table:table-cell>
          <table:table-cell office:value-type="string">
            <text:p>1651|1950|1952|3014|3034|3103|3283|3348|3406|3651|3908|4014|4034|4103|4283|4284|4348|4406|4651|4908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617">
            <text:p>617</text:p>
          </table:table-cell>
          <table:table-cell office:value-type="string">
            <text:p>insektoVet Total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188">
            <text:p>4040056006188</text:p>
          </table:table-cell>
          <table:table-cell office:value-type="string">
            <text:p>Größe:100 ml</text:p>
          </table:table-cell>
          <table:table-cell office:value-type="string">
            <text:p>1008|1018|1055|1142|1431|1950|1952|1953|1954|1956|3005|3006|3014|3019|3027|3028|3029|3030|3255|3429|3651|3652|3655|3727|3909|4005|4006|4014|4019|4027|4028|4029|4030|4255|4284|4429|4651|4652|4655|4727|490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617">
            <text:p>617</text:p>
          </table:table-cell>
          <table:table-cell office:value-type="string">
            <text:p>insektoVet Total</text:p>
          </table:table-cell>
          <table:table-cell office:value-type="string">
            <text:p>5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29.95">
            <text:p>29,95</text:p>
          </table:table-cell>
          <table:table-cell office:value-type="float" office:value="17.9">
            <text:p>17,9</text:p>
          </table:table-cell>
          <table:table-cell office:value-type="float" office:value="0">
            <text:p>0</text:p>
          </table:table-cell>
          <table:table-cell/>
          <table:table-cell office:value-type="float" office:value="17.9">
            <text:p>17,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6195">
            <text:p>4040056006195</text:p>
          </table:table-cell>
          <table:table-cell office:value-type="string">
            <text:p>Größe:500 ml</text:p>
          </table:table-cell>
          <table:table-cell office:value-type="string">
            <text:p>1008|1018|1055|1142|1431|1950|1952|1953|1954|1956|3005|3006|3014|3019|3027|3028|3029|3030|3255|3429|3651|3652|3655|3727|3909|4005|4006|4014|4019|4027|4028|4029|4030|4255|4284|4429|4651|4652|4655|4727|4909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617">
            <text:p>617</text:p>
          </table:table-cell>
          <table:table-cell office:value-type="string">
            <text:p>insektoVet Total</text:p>
          </table:table-cell>
          <table:table-cell office:value-type="string">
            <text:p>5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49.75">
            <text:p>149,75</text:p>
          </table:table-cell>
          <table:table-cell office:value-type="float" office:value="89.5">
            <text:p>89,5</text:p>
          </table:table-cell>
          <table:table-cell office:value-type="float" office:value="0">
            <text:p>0</text:p>
          </table:table-cell>
          <table:table-cell/>
          <table:table-cell office:value-type="float" office:value="89.5">
            <text:p>89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5457">
            <text:p>4040056005457</text:p>
          </table:table-cell>
          <table:table-cell office:value-type="string">
            <text:p>Größe:5 l</text:p>
          </table:table-cell>
          <table:table-cell office:value-type="string">
            <text:p>1008|1018|1055|1142|1431|1950|1952|1953|1954|1956|3005|3006|3014|3019|3027|3028|3029|3030|3255|3429|3651|3652|3655|3727|3909|4005|4006|4014|4019|4027|4028|4029|4030|4255|4284|4429|4651|4652|4655|4727|4909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616">
            <text:p>616</text:p>
          </table:table-cell>
          <table:table-cell office:value-type="string">
            <text:p>MilbenEx Ohrreiniger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201">
            <text:p>4040056006201</text:p>
          </table:table-cell>
          <table:table-cell office:value-type="string">
            <text:p>Größe:50 ml</text:p>
          </table:table-cell>
          <table:table-cell office:value-type="string">
            <text:p>1118|1173|1179|1651|1652|1950|1954</text:p>
          </table:table-cell>
        </table:table-row>
        <table:table-row table:style-name="ro1">
          <table:table-cell office:value-type="float" office:value="4303">
            <text:p>4303</text:p>
          </table:table-cell>
          <table:table-cell office:value-type="float" office:value="4300">
            <text:p>4300</text:p>
          </table:table-cell>
          <table:table-cell office:value-type="string">
            <text:p>Fit-BARF Gemüse (TCVM)</text:p>
          </table:table-cell>
          <table:table-cell office:value-type="string">
            <text:p>2,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64.95">
            <text:p>64,95</text:p>
          </table:table-cell>
          <table:table-cell office:value-type="float" office:value="41.5">
            <text:p>41,5</text:p>
          </table:table-cell>
          <table:table-cell office:value-type="float" office:value="0">
            <text:p>0</text:p>
          </table:table-cell>
          <table:table-cell/>
          <table:table-cell office:value-type="float" office:value="41.5">
            <text:p>41,5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039">
            <text:p>4040056043039</text:p>
          </table:table-cell>
          <table:table-cell office:value-type="string">
            <text:p>Größe:2,5 kg</text:p>
          </table:table-cell>
          <table:table-cell office:value-type="string">
            <text:p>1018|1055|1849|1892|3011|3132|3856|3899|3965|4011|4132|4593|4594|4595|4856|4899|4965</text:p>
          </table:table-cell>
        </table:table-row>
        <table:table-row table:style-name="ro1">
          <table:table-cell office:value-type="float" office:value="4147">
            <text:p>4147</text:p>
          </table:table-cell>
          <table:table-cell office:value-type="float" office:value="4080">
            <text:p>4080</text:p>
          </table:table-cell>
          <table:table-cell office:value-type="string">
            <text:p>Fit-BARF Obst</text:p>
          </table:table-cell>
          <table:table-cell office:value-type="string">
            <text:p>2,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32.5">
            <text:p>32,5</text:p>
          </table:table-cell>
          <table:table-cell office:value-type="float" office:value="0">
            <text:p>0</text:p>
          </table:table-cell>
          <table:table-cell/>
          <table:table-cell office:value-type="float" office:value="32.5">
            <text:p>32,5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479">
            <text:p>4040056041479</text:p>
          </table:table-cell>
          <table:table-cell office:value-type="string">
            <text:p>Größe:2,5 kg</text:p>
          </table:table-cell>
          <table:table-cell office:value-type="string">
            <text:p>1018|1055|1849|1892|3011|3132|3385|3856|3899|4011|4132|4385|4856|4899</text:p>
          </table:table-cell>
        </table:table-row>
        <table:table-row table:style-name="ro1">
          <table:table-cell office:value-type="float" office:value="650124">
            <text:p>650124</text:p>
          </table:table-cell>
          <table:table-cell office:value-type="float" office:value="650123">
            <text:p>650123</text:p>
          </table:table-cell>
          <table:table-cell office:value-type="string">
            <text:p>herbaVet Enterogin</text:p>
          </table:table-cell>
          <table:table-cell office:value-type="string">
            <text:p>175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7.99">
            <text:p>27,99</text:p>
          </table:table-cell>
          <table:table-cell office:value-type="float" office:value="0">
            <text:p>0</text:p>
          </table:table-cell>
          <table:table-cell/>
          <table:table-cell office:value-type="float" office:value="27.99">
            <text:p>27,99</text:p>
          </table:table-cell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249">
            <text:p>4040056501249</text:p>
          </table:table-cell>
          <table:table-cell office:value-type="string">
            <text:p>Größe:175 g</text:p>
          </table:table-cell>
          <table:table-cell office:value-type="string">
            <text:p>1018|1055|1142|1651|1655|3515|3630|3651|3655|3729|3823|3843|3929|4515|4630|4651|4655|4729|4823|4843|4929</text:p>
          </table:table-cell>
        </table:table-row>
        <table:table-row table:style-name="ro1">
          <table:table-cell office:value-type="float" office:value="650127">
            <text:p>650127</text:p>
          </table:table-cell>
          <table:table-cell office:value-type="float" office:value="650123">
            <text:p>650123</text:p>
          </table:table-cell>
          <table:table-cell office:value-type="string">
            <text:p>herbaVet Enterogin</text:p>
          </table:table-cell>
          <table:table-cell office:value-type="string">
            <text:p>35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46.68">
            <text:p>46,68</text:p>
          </table:table-cell>
          <table:table-cell office:value-type="float" office:value="0">
            <text:p>0</text:p>
          </table:table-cell>
          <table:table-cell/>
          <table:table-cell office:value-type="float" office:value="46.68">
            <text:p>46,68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270">
            <text:p>4040056501270</text:p>
          </table:table-cell>
          <table:table-cell office:value-type="string">
            <text:p>Größe:350 g</text:p>
          </table:table-cell>
          <table:table-cell office:value-type="string">
            <text:p>1018|1055|1142|1651|1655|3515|3630|3651|3655|3729|3823|3843|3929|4515|4630|4651|4655|4729|4823|4843|4929</text:p>
          </table:table-cell>
        </table:table-row>
        <table:table-row table:style-name="ro1">
          <table:table-cell office:value-type="float" office:value="650113">
            <text:p>650113</text:p>
          </table:table-cell>
          <table:table-cell office:value-type="float" office:value="650112">
            <text:p>650112</text:p>
          </table:table-cell>
          <table:table-cell office:value-type="string">
            <text:p>herbaVet Enterogin liquid</text:p>
          </table:table-cell>
          <table:table-cell office:value-type="string">
            <text:p>25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32.95">
            <text:p>32,95</text:p>
          </table:table-cell>
          <table:table-cell office:value-type="float" office:value="30.79">
            <text:p>30,79</text:p>
          </table:table-cell>
          <table:table-cell office:value-type="float" office:value="0">
            <text:p>0</text:p>
          </table:table-cell>
          <table:table-cell/>
          <table:table-cell office:value-type="float" office:value="30.79">
            <text:p>30,7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133">
            <text:p>4040056501133</text:p>
          </table:table-cell>
          <table:table-cell office:value-type="string">
            <text:p>Größe:250 ml</text:p>
          </table:table-cell>
          <table:table-cell office:value-type="string">
            <text:p>1018|1055|1142|1651|3729|3823|4729|4823</text:p>
          </table:table-cell>
        </table:table-row>
        <table:table-row table:style-name="ro1">
          <table:table-cell office:value-type="float" office:value="650114">
            <text:p>650114</text:p>
          </table:table-cell>
          <table:table-cell office:value-type="float" office:value="650112">
            <text:p>650112</text:p>
          </table:table-cell>
          <table:table-cell office:value-type="string">
            <text:p>herbaVet Enterogin liquid</text:p>
          </table:table-cell>
          <table:table-cell office:value-type="string">
            <text:p>50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44.95">
            <text:p>44,9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140">
            <text:p>4040056501140</text:p>
          </table:table-cell>
          <table:table-cell office:value-type="string">
            <text:p>Größe:500 ml</text:p>
          </table:table-cell>
          <table:table-cell office:value-type="string">
            <text:p>1018|1055|1142|1651|3729|3823|4729|4823</text:p>
          </table:table-cell>
        </table:table-row>
        <table:table-row table:style-name="ro1">
          <table:table-cell office:value-type="float" office:value="4236">
            <text:p>4236</text:p>
          </table:table-cell>
          <table:table-cell office:value-type="float" office:value="4235">
            <text:p>4235</text:p>
          </table:table-cell>
          <table:table-cell office:value-type="string">
            <text:p>Fit-BARF QuerBeet</text:p>
          </table:table-cell>
          <table:table-cell office:value-type="string">
            <text:p>64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/>
          <table:table-cell office:value-type="float" office:value="10.9">
            <text:p>10,9</text:p>
          </table:table-cell>
          <table:table-cell office:value-type="float" office:value="640">
            <text:p>64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2360">
            <text:p>4040056042360</text:p>
          </table:table-cell>
          <table:table-cell office:value-type="string">
            <text:p>Größe:640 g</text:p>
          </table:table-cell>
          <table:table-cell office:value-type="string">
            <text:p>1018|1849|3011|3132|3856|4011|4132|4856</text:p>
          </table:table-cell>
        </table:table-row>
        <table:table-row table:style-name="ro1">
          <table:table-cell office:value-type="float" office:value="4237">
            <text:p>4237</text:p>
          </table:table-cell>
          <table:table-cell office:value-type="float" office:value="4235">
            <text:p>4235</text:p>
          </table:table-cell>
          <table:table-cell office:value-type="string">
            <text:p>Fit-BARF QuerBeet</text:p>
          </table:table-cell>
          <table:table-cell office:value-type="string">
            <text:p>2,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44.95">
            <text:p>44,95</text:p>
          </table:table-cell>
          <table:table-cell office:value-type="float" office:value="28.5">
            <text:p>28,5</text:p>
          </table:table-cell>
          <table:table-cell office:value-type="float" office:value="0">
            <text:p>0</text:p>
          </table:table-cell>
          <table:table-cell/>
          <table:table-cell office:value-type="float" office:value="28.5">
            <text:p>28,5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2377">
            <text:p>4040056042377</text:p>
          </table:table-cell>
          <table:table-cell office:value-type="string">
            <text:p>Größe:2,5 kg</text:p>
          </table:table-cell>
          <table:table-cell office:value-type="string">
            <text:p>1018|1849|3011|3132|3856|4011|4132|4856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61">
            <text:p>561</text:p>
          </table:table-cell>
          <table:table-cell office:value-type="string">
            <text:p>DarmAktiv plus</text:p>
          </table:table-cell>
          <table:table-cell office:value-type="string">
            <text:p>1 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28.9">
            <text:p>28,9</text:p>
          </table:table-cell>
          <table:table-cell office:value-type="float" office:value="0">
            <text:p>0</text:p>
          </table:table-cell>
          <table:table-cell/>
          <table:table-cell office:value-type="float" office:value="28.9">
            <text:p>28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5648">
            <text:p>4040056005648</text:p>
          </table:table-cell>
          <table:table-cell office:value-type="string">
            <text:p>Größe:1 l</text:p>
          </table:table-cell>
          <table:table-cell office:value-type="string">
            <text:p>1055|1101|1515|1651|1652|1849|1892|3123|3204|3515|3651|3652|3842|3862|3863|3890|3893|4123|4204|4486|4515|4651|4652|4842|4862|4863|4890|4893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561">
            <text:p>561</text:p>
          </table:table-cell>
          <table:table-cell office:value-type="string">
            <text:p>DarmAktiv plus</text:p>
          </table:table-cell>
          <table:table-cell office:value-type="string">
            <text:p>5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7.95">
            <text:p>27,95</text:p>
          </table:table-cell>
          <table:table-cell office:value-type="float" office:value="16.9">
            <text:p>16,9</text:p>
          </table:table-cell>
          <table:table-cell office:value-type="float" office:value="0">
            <text:p>0</text:p>
          </table:table-cell>
          <table:table-cell/>
          <table:table-cell office:value-type="float" office:value="16.9">
            <text:p>16,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5631">
            <text:p>4040056005631</text:p>
          </table:table-cell>
          <table:table-cell office:value-type="string">
            <text:p>Größe:500 ml</text:p>
          </table:table-cell>
          <table:table-cell office:value-type="string">
            <text:p>1055|1101|1515|1651|1652|1849|1892|3123|3204|3515|3651|3652|3842|3862|3863|3890|3893|4123|4204|4486|4515|4651|4652|4842|4862|4863|4890|489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561">
            <text:p>561</text:p>
          </table:table-cell>
          <table:table-cell office:value-type="string">
            <text:p>DarmAktiv plus</text:p>
          </table:table-cell>
          <table:table-cell office:value-type="string">
            <text:p>25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8.95">
            <text:p>18,95</text:p>
          </table:table-cell>
          <table:table-cell office:value-type="float" office:value="10.95">
            <text:p>10,95</text:p>
          </table:table-cell>
          <table:table-cell office:value-type="float" office:value="0">
            <text:p>0</text:p>
          </table:table-cell>
          <table:table-cell/>
          <table:table-cell office:value-type="float" office:value="10.95">
            <text:p>10,9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5624">
            <text:p>4040056005624</text:p>
          </table:table-cell>
          <table:table-cell office:value-type="string">
            <text:p>Größe:250 ml</text:p>
          </table:table-cell>
          <table:table-cell office:value-type="string">
            <text:p>1055|1101|1515|1651|1652|1849|1892|3123|3204|3515|3651|3652|3842|3862|3863|3890|3893|4123|4204|4486|4515|4651|4652|4842|4862|4863|4890|4893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114">
            <text:p>1114</text:p>
          </table:table-cell>
          <table:table-cell office:value-type="string">
            <text:p>Singulares Leinöl</text:p>
          </table:table-cell>
          <table:table-cell office:value-type="string">
            <text:p>25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11175">
            <text:p>4040056011175</text:p>
          </table:table-cell>
          <table:table-cell office:value-type="string">
            <text:p>Größe:250 ml</text:p>
          </table:table-cell>
          <table:table-cell office:value-type="string">
            <text:p>1018|1055|1517|1559|1651|1652|1892|3854|3896|4102|4120|4125|4361|4651|4652|4724|4854|4896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671">
            <text:p>671</text:p>
          </table:table-cell>
          <table:table-cell office:value-type="string">
            <text:p>ZeckEx herbal Öl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9.5">
            <text:p>19,5</text:p>
          </table:table-cell>
          <table:table-cell office:value-type="float" office:value="0">
            <text:p>0</text:p>
          </table:table-cell>
          <table:table-cell/>
          <table:table-cell office:value-type="float" office:value="19.5">
            <text:p>19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454">
            <text:p>4040056006454</text:p>
          </table:table-cell>
          <table:table-cell office:value-type="string">
            <text:p>Größe:100 ml</text:p>
          </table:table-cell>
          <table:table-cell office:value-type="string">
            <text:p>1018|1142|1651|1655|1950|1952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671">
            <text:p>671</text:p>
          </table:table-cell>
          <table:table-cell office:value-type="string">
            <text:p>ZeckEx herbal Öl</text:p>
          </table:table-cell>
          <table:table-cell office:value-type="string">
            <text:p>500 ml</text:p>
          </table:table-cell>
          <table:table-cell office:value-type="string">
            <text:p>insektoVet</text:p>
          </table:table-cell>
          <table:table-cell office:value-type="float" office:value="5">
            <text:p>5</text:p>
          </table:table-cell>
          <table:table-cell office:value-type="float" office:value="99.95">
            <text:p>99,95</text:p>
          </table:table-cell>
          <table:table-cell office:value-type="float" office:value="64.5">
            <text:p>64,5</text:p>
          </table:table-cell>
          <table:table-cell office:value-type="float" office:value="0">
            <text:p>0</text:p>
          </table:table-cell>
          <table:table-cell/>
          <table:table-cell office:value-type="float" office:value="64.5">
            <text:p>64,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461">
            <text:p>4040056006461</text:p>
          </table:table-cell>
          <table:table-cell office:value-type="string">
            <text:p>Größe:500 ml</text:p>
          </table:table-cell>
          <table:table-cell office:value-type="string">
            <text:p>1018|1142|1651|1655|1950|1952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55">
            <text:p>55</text:p>
          </table:table-cell>
          <table:table-cell office:value-type="string">
            <text:p>Ohrenpflege</text:p>
          </table:table-cell>
          <table:table-cell office:value-type="string">
            <text:p>5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5471">
            <text:p>4040056005471</text:p>
          </table:table-cell>
          <table:table-cell office:value-type="string">
            <text:p>Größe:50 ml</text:p>
          </table:table-cell>
          <table:table-cell office:value-type="string">
            <text:p>1118|1179|1651|1918|3118|3387|3389|3390|3391|3651|4118|4387|4389|4390|4391|465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754">
            <text:p>754</text:p>
          </table:table-cell>
          <table:table-cell office:value-type="string">
            <text:p>ZeckEx SpotOn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59.9">
            <text:p>59,9</text:p>
          </table:table-cell>
          <table:table-cell office:value-type="float" office:value="34.5">
            <text:p>34,5</text:p>
          </table:table-cell>
          <table:table-cell office:value-type="float" office:value="0">
            <text:p>0</text:p>
          </table:table-cell>
          <table:table-cell/>
          <table:table-cell office:value-type="float" office:value="34.5">
            <text:p>34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7550">
            <text:p>4040056007550</text:p>
          </table:table-cell>
          <table:table-cell office:value-type="string">
            <text:p>Größe:50 ml</text:p>
          </table:table-cell>
          <table:table-cell office:value-type="string">
            <text:p>1018|1055|1651|1652|1950|1952|1954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1145">
            <text:p>1145</text:p>
          </table:table-cell>
          <table:table-cell office:value-type="string">
            <text:p>VeaVet Hautpflegeöl</text:p>
          </table:table-cell>
          <table:table-cell office:value-type="string">
            <text:p>5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8.95">
            <text:p>8,95</text:p>
          </table:table-cell>
          <table:table-cell office:value-type="float" office:value="0">
            <text:p>0</text:p>
          </table:table-cell>
          <table:table-cell/>
          <table:table-cell office:value-type="float" office:value="8.95">
            <text:p>8,9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465">
            <text:p>4040056011465</text:p>
          </table:table-cell>
          <table:table-cell office:value-type="string">
            <text:p>Größe:50 ml</text:p>
          </table:table-cell>
          <table:table-cell office:value-type="string">
            <text:p>1018|1103|1651|1834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string">
            <text:p>petGelato HägenRübli</text:p>
          </table:table-cell>
          <table:table-cell office:value-type="string">
            <text:p>150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274">
            <text:p>4040056011274</text:p>
          </table:table-cell>
          <table:table-cell office:value-type="string">
            <text:p>Größe:150 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string">
            <text:p>petGelato HägenRübli</text:p>
          </table:table-cell>
          <table:table-cell office:value-type="string">
            <text:p>375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375">
            <text:p>37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281">
            <text:p>4040056011281</text:p>
          </table:table-cell>
          <table:table-cell office:value-type="string">
            <text:p>Größe:375 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134">
            <text:p>1134</text:p>
          </table:table-cell>
          <table:table-cell office:value-type="string">
            <text:p>petGelato StracciaVitales</text:p>
          </table:table-cell>
          <table:table-cell office:value-type="string">
            <text:p>150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359">
            <text:p>4040056011359</text:p>
          </table:table-cell>
          <table:table-cell office:value-type="string">
            <text:p>Größe:150 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134">
            <text:p>1134</text:p>
          </table:table-cell>
          <table:table-cell office:value-type="string">
            <text:p>petGelato StracciaVitales</text:p>
          </table:table-cell>
          <table:table-cell office:value-type="string">
            <text:p>375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375">
            <text:p>37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366">
            <text:p>4040056011366</text:p>
          </table:table-cell>
          <table:table-cell office:value-type="string">
            <text:p>Größe:375 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1134">
            <text:p>1134</text:p>
          </table:table-cell>
          <table:table-cell office:value-type="string">
            <text:p>petGelato StracciaVitales</text:p>
          </table:table-cell>
          <table:table-cell office:value-type="string">
            <text:p>3,5 k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99.9">
            <text:p>99,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1373">
            <text:p>4040056011373</text:p>
          </table:table-cell>
          <table:table-cell office:value-type="string">
            <text:p>Größe:3,5 k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office:value-type="float" office:value="650128">
            <text:p>650128</text:p>
          </table:table-cell>
          <table:table-cell office:value-type="float" office:value="650139">
            <text:p>650139</text:p>
          </table:table-cell>
          <table:table-cell office:value-type="string">
            <text:p>herbaVet Gastrogin</text:p>
          </table:table-cell>
          <table:table-cell office:value-type="string">
            <text:p>40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7.99">
            <text:p>27,99</text:p>
          </table:table-cell>
          <table:table-cell office:value-type="float" office:value="0">
            <text:p>0</text:p>
          </table:table-cell>
          <table:table-cell/>
          <table:table-cell office:value-type="float" office:value="27.99">
            <text:p>27,99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287">
            <text:p>4040056501287</text:p>
          </table:table-cell>
          <table:table-cell office:value-type="string">
            <text:p>Größe:400 g</text:p>
          </table:table-cell>
          <table:table-cell office:value-type="string">
            <text:p>1018|1055|1142|1651|1652|1655|3515|3630|3651|3655|3729|3823|3843|3929|4515|4630|4651|4655|4729|4823|4843|4929</text:p>
          </table:table-cell>
        </table:table-row>
        <table:table-row table:style-name="ro1">
          <table:table-cell office:value-type="float" office:value="650129">
            <text:p>650129</text:p>
          </table:table-cell>
          <table:table-cell office:value-type="float" office:value="650139">
            <text:p>650139</text:p>
          </table:table-cell>
          <table:table-cell office:value-type="string">
            <text:p>herbaVet Gastrogin</text:p>
          </table:table-cell>
          <table:table-cell office:value-type="string">
            <text:p>1,5 k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74.95">
            <text:p>74,95</text:p>
          </table:table-cell>
          <table:table-cell office:value-type="float" office:value="70.05">
            <text:p>70,05</text:p>
          </table:table-cell>
          <table:table-cell office:value-type="float" office:value="0">
            <text:p>0</text:p>
          </table:table-cell>
          <table:table-cell/>
          <table:table-cell office:value-type="float" office:value="70.05">
            <text:p>70,05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01294">
            <text:p>4040056501294</text:p>
          </table:table-cell>
          <table:table-cell office:value-type="string">
            <text:p>Größe:1,5 kg</text:p>
          </table:table-cell>
          <table:table-cell office:value-type="string">
            <text:p>1018|1055|1142|1651|1652|1655|3515|3630|3651|3655|3729|3823|3843|3929|4515|4630|4651|4655|4729|4823|4843|4929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151">
            <text:p>1151</text:p>
          </table:table-cell>
          <table:table-cell office:value-type="string">
            <text:p>petGelato VeggiFrutti</text:p>
          </table:table-cell>
          <table:table-cell office:value-type="string">
            <text:p>375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375">
            <text:p>37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526">
            <text:p>4040056011526</text:p>
          </table:table-cell>
          <table:table-cell office:value-type="string">
            <text:p>Größe:375 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1151">
            <text:p>1151</text:p>
          </table:table-cell>
          <table:table-cell office:value-type="string">
            <text:p>petGelato VeggiFrutti</text:p>
          </table:table-cell>
          <table:table-cell office:value-type="string">
            <text:p>3,5 k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99.9">
            <text:p>99,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1533">
            <text:p>4040056011533</text:p>
          </table:table-cell>
          <table:table-cell office:value-type="string">
            <text:p>Größe:3,5 kg</text:p>
          </table:table-cell>
          <table:table-cell office:value-type="string">
            <text:p>1017|1038|1051|3017|3038|3051|3355|3675|3676|3677|3822|4017|4038|4051|4355|4675|4676|4677|4822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1172">
            <text:p>1172</text:p>
          </table:table-cell>
          <table:table-cell office:value-type="string">
            <text:p>VeaVet Probiotic-Spray</text:p>
          </table:table-cell>
          <table:table-cell office:value-type="string">
            <text:p>1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700">
            <text:p>4040056011700</text:p>
          </table:table-cell>
          <table:table-cell office:value-type="string">
            <text:p>Größe:100 ml</text:p>
          </table:table-cell>
          <table:table-cell office:value-type="string">
            <text:p>1018|1055|1103|1126|1651|1652|1834|1883</text:p>
          </table:table-cell>
        </table:table-row>
        <table:table-row table:style-name="ro1">
          <table:table-cell office:value-type="float" office:value="650138">
            <text:p>650138</text:p>
          </table:table-cell>
          <table:table-cell office:value-type="float" office:value="650135">
            <text:p>650135</text:p>
          </table:table-cell>
          <table:table-cell office:value-type="string">
            <text:p>herbaVet Osteogin</text:p>
          </table:table-cell>
          <table:table-cell office:value-type="string">
            <text:p>70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29.5">
            <text:p>129,5</text:p>
          </table:table-cell>
          <table:table-cell office:value-type="float" office:value="121.02">
            <text:p>121,02</text:p>
          </table:table-cell>
          <table:table-cell office:value-type="float" office:value="0">
            <text:p>0</text:p>
          </table:table-cell>
          <table:table-cell/>
          <table:table-cell office:value-type="float" office:value="121.02">
            <text:p>121,02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386">
            <text:p>4040056501386</text:p>
          </table:table-cell>
          <table:table-cell office:value-type="string">
            <text:p>Größe:700 g</text:p>
          </table:table-cell>
          <table:table-cell office:value-type="string">
            <text:p>1018|1055|1142|1651|1652|1655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121">
            <text:p>1121</text:p>
          </table:table-cell>
          <table:table-cell office:value-type="string">
            <text:p>Singulares Lachsöl</text:p>
          </table:table-cell>
          <table:table-cell office:value-type="string">
            <text:p>250 ml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8.95">
            <text:p>8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11229">
            <text:p>4040056011229</text:p>
          </table:table-cell>
          <table:table-cell office:value-type="string">
            <text:p>Größe:250 ml</text:p>
          </table:table-cell>
          <table:table-cell office:value-type="string">
            <text:p>1018|1055|1517|1559|1651|1652|1883|1892|3854|3896|4102|4120|4361|4651|4652|4724|4854|4896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121">
            <text:p>1121</text:p>
          </table:table-cell>
          <table:table-cell office:value-type="string">
            <text:p>Singulares Lachsöl</text:p>
          </table:table-cell>
          <table:table-cell office:value-type="string">
            <text:p>500 ml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11.95">
            <text:p>11,95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/>
          <table:table-cell office:value-type="float" office:value="6.5">
            <text:p>6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11236">
            <text:p>4040056011236</text:p>
          </table:table-cell>
          <table:table-cell office:value-type="string">
            <text:p>Größe:500 ml</text:p>
          </table:table-cell>
          <table:table-cell office:value-type="string">
            <text:p>1018|1055|1517|1559|1651|1652|1883|1892|3854|3896|4102|4120|4361|4651|4652|4724|4854|4896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114">
            <text:p>1114</text:p>
          </table:table-cell>
          <table:table-cell office:value-type="string">
            <text:p>Singulares Leinöl</text:p>
          </table:table-cell>
          <table:table-cell office:value-type="string">
            <text:p>5 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09.95">
            <text:p>109,95</text:p>
          </table:table-cell>
          <table:table-cell office:value-type="float" office:value="69.9">
            <text:p>69,9</text:p>
          </table:table-cell>
          <table:table-cell office:value-type="float" office:value="0">
            <text:p>0</text:p>
          </table:table-cell>
          <table:table-cell/>
          <table:table-cell office:value-type="float" office:value="69.9">
            <text:p>69,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11182">
            <text:p>4040056011182</text:p>
          </table:table-cell>
          <table:table-cell office:value-type="string">
            <text:p>Größe:5 l</text:p>
          </table:table-cell>
          <table:table-cell office:value-type="string">
            <text:p>1018|1055|1517|1559|1651|1652|1892|3854|3896|4102|4120|4125|4361|4651|4652|4724|4854|4896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44">
            <text:p>544</text:p>
          </table:table-cell>
          <table:table-cell office:value-type="string">
            <text:p>VeaVet Pflegeshampoo</text:p>
          </table:table-cell>
          <table:table-cell office:value-type="string">
            <text:p>5 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5778">
            <text:p>4040056005778</text:p>
          </table:table-cell>
          <table:table-cell office:value-type="string">
            <text:p>Größe:5 l</text:p>
          </table:table-cell>
          <table:table-cell office:value-type="string">
            <text:p>1055|1103|1651|1652|1655|1834|3014|3019|3027|3028|3105|3133|3137|3629|3651|3652|3655|3727|3845|3882|4014|4019|4027|4028|4105|4133|4137|4284|4629|4651|4652|4655|4727|4845|4882|4887</text:p>
          </table:table-cell>
        </table:table-row>
        <table:table-row table:style-name="ro1">
          <table:table-cell office:value-type="float" office:value="4305">
            <text:p>4305</text:p>
          </table:table-cell>
          <table:table-cell office:value-type="float" office:value="4304">
            <text:p>4304</text:p>
          </table:table-cell>
          <table:table-cell office:value-type="string">
            <text:p>Fit-BARF Gemüseflocken Dreierlei</text:p>
          </table:table-cell>
          <table:table-cell office:value-type="string">
            <text:p>1,2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34.9">
            <text:p>34,9</text:p>
          </table:table-cell>
          <table:table-cell office:value-type="float" office:value="24.5">
            <text:p>24,5</text:p>
          </table:table-cell>
          <table:table-cell office:value-type="float" office:value="0">
            <text:p>0</text:p>
          </table:table-cell>
          <table:table-cell/>
          <table:table-cell office:value-type="float" office:value="24.5">
            <text:p>24,5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053">
            <text:p>4040056043053</text:p>
          </table:table-cell>
          <table:table-cell office:value-type="string">
            <text:p>Größe:1,2 kg</text:p>
          </table:table-cell>
          <table:table-cell office:value-type="string">
            <text:p>1017|1018|1849|3011|3017|3855|3899|4011|4017|4132|4855|4856|4899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office:value-type="float" office:value="4304">
            <text:p>4304</text:p>
          </table:table-cell>
          <table:table-cell office:value-type="string">
            <text:p>Fit-BARF Gemüseflocken Dreierlei</text:p>
          </table:table-cell>
          <table:table-cell office:value-type="string">
            <text:p>3,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84.9">
            <text:p>84,9</text:p>
          </table:table-cell>
          <table:table-cell office:value-type="float" office:value="64.5">
            <text:p>64,5</text:p>
          </table:table-cell>
          <table:table-cell office:value-type="float" office:value="0">
            <text:p>0</text:p>
          </table:table-cell>
          <table:table-cell/>
          <table:table-cell office:value-type="float" office:value="64.5">
            <text:p>64,5</text:p>
          </table:table-cell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091">
            <text:p>4040056043091</text:p>
          </table:table-cell>
          <table:table-cell office:value-type="string">
            <text:p>Größe:3,5 kg</text:p>
          </table:table-cell>
          <table:table-cell office:value-type="string">
            <text:p>1017|1018|1849|3011|3017|3855|3899|4011|4017|4132|4855|4856|4899</text:p>
          </table:table-cell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4324">
            <text:p>4324</text:p>
          </table:table-cell>
          <table:table-cell office:value-type="string">
            <text:p>Fit-BARF Bio-Amaranthflocken</text:p>
          </table:table-cell>
          <table:table-cell office:value-type="string">
            <text:p>7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275">
            <text:p>4040056043275</text:p>
          </table:table-cell>
          <table:table-cell office:value-type="string">
            <text:p>Größe:700 g</text:p>
          </table:table-cell>
          <table:table-cell office:value-type="string">
            <text:p>1018|1651|1849|3011|3015|3651|3855|3933|4011|4015|4651|4855|493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string">
            <text:p>Abwehrkonzentrat mild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59.9">
            <text:p>59,9</text:p>
          </table:table-cell>
          <table:table-cell office:value-type="float" office:value="34.5">
            <text:p>34,5</text:p>
          </table:table-cell>
          <table:table-cell office:value-type="float" office:value="0">
            <text:p>0</text:p>
          </table:table-cell>
          <table:table-cell/>
          <table:table-cell office:value-type="float" office:value="34.5">
            <text:p>34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728">
            <text:p>4040056000728</text:p>
          </table:table-cell>
          <table:table-cell office:value-type="string">
            <text:p>Größe:50 ml</text:p>
          </table:table-cell>
          <table:table-cell office:value-type="string">
            <text:p>1006|1018|1055|1651|1652|1950|1952|1953|1954</text:p>
          </table:table-cell>
        </table:table-row>
        <table:table-row table:style-name="ro1">
          <table:table-cell office:value-type="float" office:value="4192">
            <text:p>4192</text:p>
          </table:table-cell>
          <table:table-cell office:value-type="float" office:value="4148">
            <text:p>4148</text:p>
          </table:table-cell>
          <table:table-cell office:value-type="string">
            <text:p>Fit-BARF Bio-Wiese</text:p>
          </table:table-cell>
          <table:table-cell office:value-type="string">
            <text:p>7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929">
            <text:p>4040056041929</text:p>
          </table:table-cell>
          <table:table-cell office:value-type="string">
            <text:p>Größe:700 g</text:p>
          </table:table-cell>
          <table:table-cell office:value-type="string">
            <text:p>1018|1849|3011|3155|3858|3903|4011|4155|4858|490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91">
            <text:p>591</text:p>
          </table:table-cell>
          <table:table-cell office:value-type="string">
            <text:p>Magenschutz</text:p>
          </table:table-cell>
          <table:table-cell office:value-type="string">
            <text:p>4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8.5">
            <text:p>18,5</text:p>
          </table:table-cell>
          <table:table-cell office:value-type="float" office:value="0">
            <text:p>0</text:p>
          </table:table-cell>
          <table:table-cell/>
          <table:table-cell office:value-type="float" office:value="18.5">
            <text:p>18,5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792">
            <text:p>4040056005792</text:p>
          </table:table-cell>
          <table:table-cell office:value-type="string">
            <text:p>Größe:400 g</text:p>
          </table:table-cell>
          <table:table-cell office:value-type="string">
            <text:p>1017|1051|1055|1101|1515|1651|1652|1849|3017|3051|3168|3317|3329|3339|3354|3515|3651|3652|3842|3843|3849|3863|3891|3972|4017|4051|4168|4317|4329|4339|4354|4515|4651|4652|4842|4843|4849|4863|489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652">
            <text:p>652</text:p>
          </table:table-cell>
          <table:table-cell office:value-type="string">
            <text:p>Nervennahrung</text:p>
          </table:table-cell>
          <table:table-cell office:value-type="string">
            <text:p>18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1.95">
            <text:p>11,95</text:p>
          </table:table-cell>
          <table:table-cell office:value-type="float" office:value="0">
            <text:p>0</text:p>
          </table:table-cell>
          <table:table-cell/>
          <table:table-cell office:value-type="float" office:value="11.95">
            <text:p>11,95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3583">
            <text:p>4040056003583</text:p>
          </table:table-cell>
          <table:table-cell office:value-type="string">
            <text:p>Größe:180 g</text:p>
          </table:table-cell>
          <table:table-cell office:value-type="string">
            <text:p>1018|1108|1416|1495|1651|3253|3356|3416|3651|3669|3838|3878|4253|4356|4416|4651|4669|4838|487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652">
            <text:p>652</text:p>
          </table:table-cell>
          <table:table-cell office:value-type="string">
            <text:p>Nervennahrung</text:p>
          </table:table-cell>
          <table:table-cell office:value-type="string">
            <text:p>4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34.95">
            <text:p>34,95</text:p>
          </table:table-cell>
          <table:table-cell office:value-type="float" office:value="20.9">
            <text:p>20,9</text:p>
          </table:table-cell>
          <table:table-cell office:value-type="float" office:value="0">
            <text:p>0</text:p>
          </table:table-cell>
          <table:table-cell/>
          <table:table-cell office:value-type="float" office:value="20.9">
            <text:p>20,9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3590">
            <text:p>4040056003590</text:p>
          </table:table-cell>
          <table:table-cell office:value-type="string">
            <text:p>Größe:450 g</text:p>
          </table:table-cell>
          <table:table-cell office:value-type="string">
            <text:p>1018|1108|1416|1495|1651|3253|3356|3416|3651|3669|3838|3878|4253|4356|4416|4651|4669|4838|4878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86">
            <text:p>586</text:p>
          </table:table-cell>
          <table:table-cell office:value-type="string">
            <text:p>MicroMineral Spezial</text:p>
          </table:table-cell>
          <table:table-cell office:value-type="string">
            <text:p>5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8.95">
            <text:p>28,95</text:p>
          </table:table-cell>
          <table:table-cell office:value-type="float" office:value="18.9">
            <text:p>18,9</text:p>
          </table:table-cell>
          <table:table-cell office:value-type="float" office:value="0">
            <text:p>0</text:p>
          </table:table-cell>
          <table:table-cell/>
          <table:table-cell office:value-type="float" office:value="18.9">
            <text:p>18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877">
            <text:p>4040056005877</text:p>
          </table:table-cell>
          <table:table-cell office:value-type="string">
            <text:p>Größe:500 g</text:p>
          </table:table-cell>
          <table:table-cell office:value-type="string">
            <text:p>1018|1055|1517|1559|1651|1652|3338|3355|3356|3357|3358|3517|3529|3559|3567|3651|3652|3836|3848|3872|3883|4338|4355|4356|4357|4358|4517|4529|4559|4567|4593|4595|4651|4652|4836|4848|4872|488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586">
            <text:p>586</text:p>
          </table:table-cell>
          <table:table-cell office:value-type="string">
            <text:p>MicroMineral Spezial</text:p>
          </table:table-cell>
          <table:table-cell office:value-type="string">
            <text:p>1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4.95">
            <text:p>44,95</text:p>
          </table:table-cell>
          <table:table-cell office:value-type="float" office:value="29.9">
            <text:p>29,9</text:p>
          </table:table-cell>
          <table:table-cell office:value-type="float" office:value="0">
            <text:p>0</text:p>
          </table:table-cell>
          <table:table-cell/>
          <table:table-cell office:value-type="float" office:value="29.9">
            <text:p>29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5884">
            <text:p>4040056005884</text:p>
          </table:table-cell>
          <table:table-cell office:value-type="string">
            <text:p>Größe:1 kg</text:p>
          </table:table-cell>
          <table:table-cell office:value-type="string">
            <text:p>1018|1055|1517|1559|1651|1652|3338|3355|3356|3357|3358|3517|3529|3559|3567|3651|3652|3836|3848|3872|3883|4338|4355|4356|4357|4358|4517|4529|4559|4567|4593|4595|4651|4652|4836|4848|4872|488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office:value-type="string">
            <text:p>MicroMineral Spezial</text:p>
          </table:table-cell>
          <table:table-cell office:value-type="string">
            <text:p>2,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5891">
            <text:p>4040056005891</text:p>
          </table:table-cell>
          <table:table-cell office:value-type="string">
            <text:p>Größe:2,5 kg</text:p>
          </table:table-cell>
          <table:table-cell office:value-type="string">
            <text:p>1018|1055|1517|1559|1651|1652|3338|3355|3356|3357|3358|3517|3529|3559|3567|3651|3652|3836|3848|3872|3883|4338|4355|4356|4357|4358|4517|4529|4559|4567|4593|4595|4651|4652|4836|4848|4872|4883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586">
            <text:p>586</text:p>
          </table:table-cell>
          <table:table-cell office:value-type="string">
            <text:p>MicroMineral Spezial</text:p>
          </table:table-cell>
          <table:table-cell office:value-type="string">
            <text:p>4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5938">
            <text:p>4040056005938</text:p>
          </table:table-cell>
          <table:table-cell office:value-type="string">
            <text:p>Größe:4 kg</text:p>
          </table:table-cell>
          <table:table-cell office:value-type="string">
            <text:p>1018|1055|1517|1559|1651|1652|3338|3355|3356|3357|3358|3517|3529|3559|3567|3651|3652|3836|3848|3872|3883|4338|4355|4356|4357|4358|4517|4529|4559|4567|4593|4595|4651|4652|4836|4848|4872|488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586">
            <text:p>586</text:p>
          </table:table-cell>
          <table:table-cell office:value-type="string">
            <text:p>MicroMineral Spezial</text:p>
          </table:table-cell>
          <table:table-cell office:value-type="string">
            <text:p>2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795">
            <text:p>795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/>
          <table:table-cell office:value-type="float" office:value="499">
            <text:p>49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5952">
            <text:p>4040056005952</text:p>
          </table:table-cell>
          <table:table-cell office:value-type="string">
            <text:p>Größe:25 kg</text:p>
          </table:table-cell>
          <table:table-cell office:value-type="string">
            <text:p>1018|1055|1517|1559|1651|1652|3338|3355|3356|3357|3358|3517|3529|3559|3567|3651|3652|3836|3848|3872|3883|4338|4355|4356|4357|4358|4517|4529|4559|4567|4593|4595|4651|4652|4836|4848|4872|4883</text:p>
          </table:table-cell>
        </table:table-row>
        <table:table-row table:style-name="ro1">
          <table:table-cell office:value-type="float" office:value="650116">
            <text:p>650116</text:p>
          </table:table-cell>
          <table:table-cell office:value-type="float" office:value="650115">
            <text:p>650115</text:p>
          </table:table-cell>
          <table:table-cell office:value-type="string">
            <text:p>herbaVet Hepargin liquid</text:p>
          </table:table-cell>
          <table:table-cell office:value-type="string">
            <text:p>10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7.99">
            <text:p>27,99</text:p>
          </table:table-cell>
          <table:table-cell office:value-type="float" office:value="0">
            <text:p>0</text:p>
          </table:table-cell>
          <table:table-cell/>
          <table:table-cell office:value-type="float" office:value="27.99">
            <text:p>27,9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164">
            <text:p>4040056501164</text:p>
          </table:table-cell>
          <table:table-cell office:value-type="string">
            <text:p>Größe:100 ml</text:p>
          </table:table-cell>
          <table:table-cell office:value-type="string">
            <text:p>1018|1055|1142|1651|1652|1655|3218|3513|3621|3651|3652|3655|3729|3823|3866|4218|4513|4621|4651|4652|4655|4729|4823|4866</text:p>
          </table:table-cell>
        </table:table-row>
        <table:table-row table:style-name="ro1">
          <table:table-cell office:value-type="float" office:value="650117">
            <text:p>650117</text:p>
          </table:table-cell>
          <table:table-cell office:value-type="float" office:value="650115">
            <text:p>650115</text:p>
          </table:table-cell>
          <table:table-cell office:value-type="string">
            <text:p>herbaVet Hepargin liquid</text:p>
          </table:table-cell>
          <table:table-cell office:value-type="string">
            <text:p>25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46.68">
            <text:p>46,68</text:p>
          </table:table-cell>
          <table:table-cell office:value-type="float" office:value="0">
            <text:p>0</text:p>
          </table:table-cell>
          <table:table-cell/>
          <table:table-cell office:value-type="float" office:value="46.68">
            <text:p>46,68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171">
            <text:p>4040056501171</text:p>
          </table:table-cell>
          <table:table-cell office:value-type="string">
            <text:p>Größe:250 ml</text:p>
          </table:table-cell>
          <table:table-cell office:value-type="string">
            <text:p>1018|1055|1142|1651|1652|1655|3218|3513|3621|3651|3652|3655|3729|3823|3866|4218|4513|4621|4651|4652|4655|4729|4823|4866</text:p>
          </table:table-cell>
        </table:table-row>
        <table:table-row table:style-name="ro1">
          <table:table-cell office:value-type="float" office:value="650118">
            <text:p>650118</text:p>
          </table:table-cell>
          <table:table-cell office:value-type="float" office:value="650115">
            <text:p>650115</text:p>
          </table:table-cell>
          <table:table-cell office:value-type="string">
            <text:p>herbaVet Hepargin liquid</text:p>
          </table:table-cell>
          <table:table-cell office:value-type="string">
            <text:p>500 m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86.92">
            <text:p>86,92</text:p>
          </table:table-cell>
          <table:table-cell office:value-type="float" office:value="0">
            <text:p>0</text:p>
          </table:table-cell>
          <table:table-cell/>
          <table:table-cell office:value-type="float" office:value="86.92">
            <text:p>86,9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01188">
            <text:p>4040056501188</text:p>
          </table:table-cell>
          <table:table-cell office:value-type="string">
            <text:p>Größe:500 ml</text:p>
          </table:table-cell>
          <table:table-cell office:value-type="string">
            <text:p>1018|1055|1142|1651|1652|1655|3218|3513|3621|3651|3652|3655|3729|3823|3866|4218|4513|4621|4651|4652|4655|4729|4823|4866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660">
            <text:p>660</text:p>
          </table:table-cell>
          <table:table-cell office:value-type="string">
            <text:p>FlohEx SpotOn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59.9">
            <text:p>59,9</text:p>
          </table:table-cell>
          <table:table-cell office:value-type="float" office:value="34.5">
            <text:p>34,5</text:p>
          </table:table-cell>
          <table:table-cell office:value-type="float" office:value="0">
            <text:p>0</text:p>
          </table:table-cell>
          <table:table-cell/>
          <table:table-cell office:value-type="float" office:value="34.5">
            <text:p>34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614">
            <text:p>4040056006614</text:p>
          </table:table-cell>
          <table:table-cell office:value-type="string">
            <text:p>Größe:50 ml</text:p>
          </table:table-cell>
          <table:table-cell office:value-type="string">
            <text:p>1018|1651|1950|1953|3014|3019|3245|3348|3406|3428|3651|3907|3910|4014|4019|4245|4348|4428|4651|4907|491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626">
            <text:p>626</text:p>
          </table:table-cell>
          <table:table-cell office:value-type="string">
            <text:p>dentaVet Atemfrisch</text:p>
          </table:table-cell>
          <table:table-cell office:value-type="string">
            <text:p>350 g</text:p>
          </table:table-cell>
          <table:table-cell office:value-type="string">
            <text:p>dentaVet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2.9">
            <text:p>12,9</text:p>
          </table:table-cell>
          <table:table-cell office:value-type="float" office:value="0">
            <text:p>0</text:p>
          </table:table-cell>
          <table:table-cell/>
          <table:table-cell office:value-type="float" office:value="12.9">
            <text:p>12,9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6270">
            <text:p>4040056006270</text:p>
          </table:table-cell>
          <table:table-cell office:value-type="string">
            <text:p>Größe:350 g</text:p>
          </table:table-cell>
          <table:table-cell office:value-type="string">
            <text:p>1018|1138|1651|3138|3153|3633|3651|3652|4138|4153|4633|4651|465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string">
            <text:p>DarmRein Pulver</text:p>
          </table:table-cell>
          <table:table-cell office:value-type="string">
            <text:p>4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7.95">
            <text:p>17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3149">
            <text:p>4040056003149</text:p>
          </table:table-cell>
          <table:table-cell office:value-type="string">
            <text:p>Größe:40 g</text:p>
          </table:table-cell>
          <table:table-cell office:value-type="string">
            <text:p>1006|1018|1024|1055|1101|1123|1124|1515|1651|1652|3006|3024|3123|3176|3323|3345|3515|3651|3652|3841|3889|4006|4024|4123|4176|4323|4345|4515|4651|4652|4841|488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13">
            <text:p>313</text:p>
          </table:table-cell>
          <table:table-cell office:value-type="string">
            <text:p>DarmRein Pulver</text:p>
          </table:table-cell>
          <table:table-cell office:value-type="string">
            <text:p>1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3569">
            <text:p>4040056003569</text:p>
          </table:table-cell>
          <table:table-cell office:value-type="string">
            <text:p>Größe:100 g</text:p>
          </table:table-cell>
          <table:table-cell office:value-type="string">
            <text:p>1006|1018|1024|1055|1101|1123|1124|1515|1651|1652|3006|3024|3123|3176|3323|3345|3515|3651|3652|3841|3889|4006|4024|4123|4176|4323|4345|4515|4651|4652|4841|488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13">
            <text:p>313</text:p>
          </table:table-cell>
          <table:table-cell office:value-type="string">
            <text:p>DarmRein Pulver</text:p>
          </table:table-cell>
          <table:table-cell office:value-type="string">
            <text:p>18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2.5">
            <text:p>22,5</text:p>
          </table:table-cell>
          <table:table-cell office:value-type="float" office:value="0">
            <text:p>0</text:p>
          </table:table-cell>
          <table:table-cell/>
          <table:table-cell office:value-type="float" office:value="22.5">
            <text:p>22,5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3156">
            <text:p>4040056003156</text:p>
          </table:table-cell>
          <table:table-cell office:value-type="string">
            <text:p>Größe:180 g</text:p>
          </table:table-cell>
          <table:table-cell office:value-type="string">
            <text:p>1006|1018|1024|1055|1101|1123|1124|1515|1651|1652|3006|3024|3123|3176|3323|3345|3515|3651|3652|3841|3889|4006|4024|4123|4176|4323|4345|4515|4651|4652|4841|488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483">
            <text:p>483</text:p>
          </table:table-cell>
          <table:table-cell office:value-type="string">
            <text:p>KamalaMix</text:p>
          </table:table-cell>
          <table:table-cell office:value-type="string">
            <text:p>25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849">
            <text:p>4040056004849</text:p>
          </table:table-cell>
          <table:table-cell office:value-type="string">
            <text:p>Größe:25 g</text:p>
          </table:table-cell>
          <table:table-cell office:value-type="string">
            <text:p>1018|1515|165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483">
            <text:p>483</text:p>
          </table:table-cell>
          <table:table-cell office:value-type="string">
            <text:p>KamalaMix</text:p>
          </table:table-cell>
          <table:table-cell office:value-type="string">
            <text:p>1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53.95">
            <text:p>53,95</text:p>
          </table:table-cell>
          <table:table-cell office:value-type="float" office:value="28.95">
            <text:p>28,95</text:p>
          </table:table-cell>
          <table:table-cell office:value-type="float" office:value="0">
            <text:p>0</text:p>
          </table:table-cell>
          <table:table-cell/>
          <table:table-cell office:value-type="float" office:value="28.95">
            <text:p>28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3514">
            <text:p>4040056003514</text:p>
          </table:table-cell>
          <table:table-cell office:value-type="string">
            <text:p>Größe:100 g</text:p>
          </table:table-cell>
          <table:table-cell office:value-type="string">
            <text:p>1018|1515|165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483">
            <text:p>483</text:p>
          </table:table-cell>
          <table:table-cell office:value-type="string">
            <text:p>KamalaMix</text:p>
          </table:table-cell>
          <table:table-cell office:value-type="string">
            <text:p>2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06.95">
            <text:p>106,9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856">
            <text:p>4040056004856</text:p>
          </table:table-cell>
          <table:table-cell office:value-type="string">
            <text:p>Größe:250 g</text:p>
          </table:table-cell>
          <table:table-cell office:value-type="string">
            <text:p>1018|1515|1651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string">
            <text:p>Fit-Hap Smoothie Grüne Oase</text:p>
          </table:table-cell>
          <table:table-cell office:value-type="string">
            <text:p>120 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6.95">
            <text:p>6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861">
            <text:p>4040056011861</text:p>
          </table:table-cell>
          <table:table-cell office:value-type="string">
            <text:p>Größe:120 g</text:p>
          </table:table-cell>
          <table:table-cell office:value-type="string">
            <text:p>1017|1018|1651|1827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1180">
            <text:p>1180</text:p>
          </table:table-cell>
          <table:table-cell office:value-type="string">
            <text:p>Fit-Hap Smoothie Frucht Bombe</text:p>
          </table:table-cell>
          <table:table-cell office:value-type="string">
            <text:p>120 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6.95">
            <text:p>6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816">
            <text:p>4040056011816</text:p>
          </table:table-cell>
          <table:table-cell office:value-type="string">
            <text:p>Größe:120 g</text:p>
          </table:table-cell>
          <table:table-cell office:value-type="string">
            <text:p>1017|1018|1651|1827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1200">
            <text:p>1200</text:p>
          </table:table-cell>
          <table:table-cell office:value-type="string">
            <text:p>Fit-Hap Smoothie Detox</text:p>
          </table:table-cell>
          <table:table-cell office:value-type="string">
            <text:p>60 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6.95">
            <text:p>6,9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2011">
            <text:p>4040056012011</text:p>
          </table:table-cell>
          <table:table-cell office:value-type="string">
            <text:p>Größe:60 g</text:p>
          </table:table-cell>
          <table:table-cell office:value-type="string">
            <text:p>1017|1018|1651|182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01">
            <text:p>401</text:p>
          </table:table-cell>
          <table:table-cell office:value-type="string">
            <text:p>HarnwegeMix</text:p>
          </table:table-cell>
          <table:table-cell office:value-type="string">
            <text:p>3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5.95">
            <text:p>25,95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023">
            <text:p>4040056004023</text:p>
          </table:table-cell>
          <table:table-cell office:value-type="string">
            <text:p>Größe:30 g</text:p>
          </table:table-cell>
          <table:table-cell office:value-type="string">
            <text:p>1018|1055|1497|1651|1652|1866|3119|3202|3308|3321|3330|3333|3338|3369|3370|3371|3372|3373|3374|3375|3497|3651|3652|3958|4119|4202|4308|4321|4330|4333|4338|4369|4370|4371|4372|4373|4374|4375|4497|4651|4652|495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01">
            <text:p>401</text:p>
          </table:table-cell>
          <table:table-cell office:value-type="string">
            <text:p>HarnwegeMix</text:p>
          </table:table-cell>
          <table:table-cell office:value-type="string">
            <text:p>8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2.95">
            <text:p>42,9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030">
            <text:p>4040056004030</text:p>
          </table:table-cell>
          <table:table-cell office:value-type="string">
            <text:p>Größe:80 g</text:p>
          </table:table-cell>
          <table:table-cell office:value-type="string">
            <text:p>1018|1055|1497|1651|1652|1866|3119|3202|3308|3321|3330|3333|3338|3369|3370|3371|3372|3373|3374|3375|3497|3651|3652|3958|4119|4202|4308|4321|4330|4333|4338|4369|4370|4371|4372|4373|4374|4375|4497|4651|4652|495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01">
            <text:p>401</text:p>
          </table:table-cell>
          <table:table-cell office:value-type="string">
            <text:p>HarnwegeMix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65.95">
            <text:p>65,95</text:p>
          </table:table-cell>
          <table:table-cell office:value-type="float" office:value="36.9">
            <text:p>36,9</text:p>
          </table:table-cell>
          <table:table-cell office:value-type="float" office:value="0">
            <text:p>0</text:p>
          </table:table-cell>
          <table:table-cell/>
          <table:table-cell office:value-type="float" office:value="36.9">
            <text:p>36,9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047">
            <text:p>4040056004047</text:p>
          </table:table-cell>
          <table:table-cell office:value-type="string">
            <text:p>Größe:150 g</text:p>
          </table:table-cell>
          <table:table-cell office:value-type="string">
            <text:p>1018|1055|1497|1651|1652|1866|3119|3202|3308|3321|3330|3333|3338|3369|3370|3371|3372|3373|3374|3375|3497|3651|3652|3958|4119|4202|4308|4321|4330|4333|4338|4369|4370|4371|4372|4373|4374|4375|4497|4651|4652|4958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401">
            <text:p>401</text:p>
          </table:table-cell>
          <table:table-cell office:value-type="string">
            <text:p>HarnwegeMix</text:p>
          </table:table-cell>
          <table:table-cell office:value-type="string">
            <text:p>4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office:value-type="float" office:value="86.9">
            <text:p>86,9</text:p>
          </table:table-cell>
          <table:table-cell office:value-type="float" office:value="0">
            <text:p>0</text:p>
          </table:table-cell>
          <table:table-cell/>
          <table:table-cell office:value-type="float" office:value="86.9">
            <text:p>86,9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4061">
            <text:p>4040056004061</text:p>
          </table:table-cell>
          <table:table-cell office:value-type="string">
            <text:p>Größe:450 g</text:p>
          </table:table-cell>
          <table:table-cell office:value-type="string">
            <text:p>1018|1055|1497|1651|1652|1866|3119|3202|3308|3321|3330|3333|3338|3369|3370|3371|3372|3373|3374|3375|3497|3651|3652|3958|4119|4202|4308|4321|4330|4333|4338|4369|4370|4371|4372|4373|4374|4375|4497|4651|4652|4958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553">
            <text:p>553</text:p>
          </table:table-cell>
          <table:table-cell office:value-type="string">
            <text:p>ArthroGreen Junior</text:p>
          </table:table-cell>
          <table:table-cell office:value-type="string">
            <text:p>8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18.95">
            <text:p>18,95</text:p>
          </table:table-cell>
          <table:table-cell office:value-type="float" office:value="10.95">
            <text:p>10,95</text:p>
          </table:table-cell>
          <table:table-cell office:value-type="float" office:value="0">
            <text:p>0</text:p>
          </table:table-cell>
          <table:table-cell/>
          <table:table-cell office:value-type="float" office:value="10.95">
            <text:p>10,95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303">
            <text:p>4040056005303</text:p>
          </table:table-cell>
          <table:table-cell office:value-type="string">
            <text:p>Größe:80 g</text:p>
          </table:table-cell>
          <table:table-cell office:value-type="string">
            <text:p>1018|1055|1104|1105|1127|1128|1211|1567|1847|1872|3104|3127|3200|3202|3313|3327|3337|3338|3339|3379|3529|3632|3651|3652|3831|3872|3874|4104|4127|4200|4202|4313|4327|4337|4338|4339|4379|4529|4632|4651|4652|4831|4872|4874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553">
            <text:p>553</text:p>
          </table:table-cell>
          <table:table-cell office:value-type="string">
            <text:p>ArthroGreen Junior</text:p>
          </table:table-cell>
          <table:table-cell office:value-type="string">
            <text:p>14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/>
          <table:table-cell office:value-type="float" office:value="16.5">
            <text:p>16,5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310">
            <text:p>4040056005310</text:p>
          </table:table-cell>
          <table:table-cell office:value-type="string">
            <text:p>Größe:140 g</text:p>
          </table:table-cell>
          <table:table-cell office:value-type="string">
            <text:p>1018|1055|1104|1105|1127|1128|1211|1567|1847|1872|3104|3127|3200|3202|3313|3327|3337|3338|3339|3379|3529|3632|3651|3652|3831|3872|3874|4104|4127|4200|4202|4313|4327|4337|4338|4339|4379|4529|4632|4651|4652|4831|4872|4874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553">
            <text:p>553</text:p>
          </table:table-cell>
          <table:table-cell office:value-type="string">
            <text:p>ArthroGreen Junior</text:p>
          </table:table-cell>
          <table:table-cell office:value-type="string">
            <text:p>33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32.5">
            <text:p>32,5</text:p>
          </table:table-cell>
          <table:table-cell office:value-type="float" office:value="0">
            <text:p>0</text:p>
          </table:table-cell>
          <table:table-cell/>
          <table:table-cell office:value-type="float" office:value="32.5">
            <text:p>32,5</text:p>
          </table:table-cell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327">
            <text:p>4040056005327</text:p>
          </table:table-cell>
          <table:table-cell office:value-type="string">
            <text:p>Größe:330 g</text:p>
          </table:table-cell>
          <table:table-cell office:value-type="string">
            <text:p>1018|1055|1104|1105|1127|1128|1211|1567|1847|1872|3104|3127|3200|3202|3313|3327|3337|3338|3339|3379|3529|3632|3651|3652|3831|3872|3874|4104|4127|4200|4202|4313|4327|4337|4338|4339|4379|4529|4632|4651|4652|4831|4872|4874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1190">
            <text:p>1190</text:p>
          </table:table-cell>
          <table:table-cell office:value-type="string">
            <text:p>FlohEx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0.95">
            <text:p>10,95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/>
          <table:table-cell office:value-type="float" office:value="6.4">
            <text:p>6,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915">
            <text:p>4040056011915</text:p>
          </table:table-cell>
          <table:table-cell office:value-type="string">
            <text:p>Größe:50 ml</text:p>
          </table:table-cell>
          <table:table-cell office:value-type="string">
            <text:p>1008|1018|1651|1652|1950|1953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190">
            <text:p>1190</text:p>
          </table:table-cell>
          <table:table-cell office:value-type="string">
            <text:p>FlohEx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5.95">
            <text:p>15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922">
            <text:p>4040056011922</text:p>
          </table:table-cell>
          <table:table-cell office:value-type="string">
            <text:p>Größe:100 ml</text:p>
          </table:table-cell>
          <table:table-cell office:value-type="string">
            <text:p>1008|1018|1651|1652|1950|1953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205">
            <text:p>1205</text:p>
          </table:table-cell>
          <table:table-cell office:value-type="string">
            <text:p>FlohEx Umgebungsspray</text:p>
          </table:table-cell>
          <table:table-cell office:value-type="string">
            <text:p>5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24.95">
            <text:p>24,95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12066">
            <text:p>4040056012066</text:p>
          </table:table-cell>
          <table:table-cell office:value-type="string">
            <text:p>Größe:500 ml</text:p>
          </table:table-cell>
          <table:table-cell office:value-type="string">
            <text:p>1018|1055|1651|1652|1950|195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string">
            <text:p>ZytoVet forte</text:p>
          </table:table-cell>
          <table:table-cell office:value-type="string">
            <text:p>55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2.95">
            <text:p>12,95</text:p>
          </table:table-cell>
          <table:table-cell office:value-type="float" office:value="0">
            <text:p>0</text:p>
          </table:table-cell>
          <table:table-cell/>
          <table:table-cell office:value-type="float" office:value="12.95">
            <text:p>12,95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0445">
            <text:p>4040056000445</text:p>
          </table:table-cell>
          <table:table-cell office:value-type="string">
            <text:p>Größe:55 g</text:p>
          </table:table-cell>
          <table:table-cell office:value-type="string">
            <text:p>1018|1055|1101|1149|1651|1652|1845|1878|1925|3101|3124|3651|3652|3829|3867|3963|4101|4124|4651|4652|4829|4867|496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string">
            <text:p>ZytoVet forte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24.95">
            <text:p>24,95</text:p>
          </table:table-cell>
          <table:table-cell office:value-type="float" office:value="0">
            <text:p>0</text:p>
          </table:table-cell>
          <table:table-cell/>
          <table:table-cell office:value-type="float" office:value="24.95">
            <text:p>24,9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0483">
            <text:p>4040056000483</text:p>
          </table:table-cell>
          <table:table-cell office:value-type="string">
            <text:p>Größe:150 g</text:p>
          </table:table-cell>
          <table:table-cell office:value-type="string">
            <text:p>1018|1055|1101|1149|1651|1652|1845|1878|1925|3101|3124|3651|3652|3829|3867|3963|4101|4124|4651|4652|4829|4867|496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string">
            <text:p>ZytoVet forte</text:p>
          </table:table-cell>
          <table:table-cell office:value-type="string">
            <text:p>5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49.95">
            <text:p>149,95</text:p>
          </table:table-cell>
          <table:table-cell office:value-type="float" office:value="79.95">
            <text:p>79,95</text:p>
          </table:table-cell>
          <table:table-cell office:value-type="float" office:value="0">
            <text:p>0</text:p>
          </table:table-cell>
          <table:table-cell/>
          <table:table-cell office:value-type="float" office:value="79.95">
            <text:p>79,9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0490">
            <text:p>4040056000490</text:p>
          </table:table-cell>
          <table:table-cell office:value-type="string">
            <text:p>Größe:500 g</text:p>
          </table:table-cell>
          <table:table-cell office:value-type="string">
            <text:p>1018|1055|1101|1149|1651|1652|1845|1878|1925|3101|3124|3651|3652|3829|3867|3963|4101|4124|4651|4652|4829|4867|496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ZytoVet forte</text:p>
          </table:table-cell>
          <table:table-cell office:value-type="string">
            <text:p>1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49.95">
            <text:p>249,95</text:p>
          </table:table-cell>
          <table:table-cell office:value-type="float" office:value="139.95">
            <text:p>139,95</text:p>
          </table:table-cell>
          <table:table-cell office:value-type="float" office:value="0">
            <text:p>0</text:p>
          </table:table-cell>
          <table:table-cell/>
          <table:table-cell office:value-type="float" office:value="139.95">
            <text:p>139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00438">
            <text:p>4040056000438</text:p>
          </table:table-cell>
          <table:table-cell office:value-type="string">
            <text:p>Größe:1 kg</text:p>
          </table:table-cell>
          <table:table-cell office:value-type="string">
            <text:p>1018|1055|1101|1149|1651|1652|1845|1878|1925|3101|3124|3651|3652|3829|3867|3963|4101|4124|4651|4652|4829|4867|4963</text:p>
          </table:table-cell>
        </table:table-row>
        <table:table-row table:style-name="ro1">
          <table:table-cell office:value-type="float" office:value="4127">
            <text:p>4127</text:p>
          </table:table-cell>
          <table:table-cell office:value-type="float" office:value="4126">
            <text:p>4126</text:p>
          </table:table-cell>
          <table:table-cell office:value-type="string">
            <text:p>Fit-BARF Mineral</text:p>
          </table:table-cell>
          <table:table-cell office:value-type="string">
            <text:p>6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1.95">
            <text:p>11,95</text:p>
          </table:table-cell>
          <table:table-cell office:value-type="float" office:value="0">
            <text:p>0</text:p>
          </table:table-cell>
          <table:table-cell/>
          <table:table-cell office:value-type="float" office:value="11.95">
            <text:p>11,95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41271">
            <text:p>4040056041271</text:p>
          </table:table-cell>
          <table:table-cell office:value-type="string">
            <text:p>Größe:600 g</text:p>
          </table:table-cell>
          <table:table-cell office:value-type="string">
            <text:p>1018|1055|1517|1559|1849|1892|3011|3128|3155|3190|3858|3862|3903|3992|4011|4128|4155|4190|4858|4862|4903</text:p>
          </table:table-cell>
        </table:table-row>
        <table:table-row table:style-name="ro1">
          <table:table-cell office:value-type="float" office:value="4128">
            <text:p>4128</text:p>
          </table:table-cell>
          <table:table-cell office:value-type="float" office:value="4126">
            <text:p>4126</text:p>
          </table:table-cell>
          <table:table-cell office:value-type="string">
            <text:p>Fit-BARF Mineral</text:p>
          </table:table-cell>
          <table:table-cell office:value-type="string">
            <text:p>1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16.95">
            <text:p>16,95</text:p>
          </table:table-cell>
          <table:table-cell office:value-type="float" office:value="0">
            <text:p>0</text:p>
          </table:table-cell>
          <table:table-cell/>
          <table:table-cell office:value-type="float" office:value="16.95">
            <text:p>16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288">
            <text:p>4040056041288</text:p>
          </table:table-cell>
          <table:table-cell office:value-type="string">
            <text:p>Größe:1 kg</text:p>
          </table:table-cell>
          <table:table-cell office:value-type="string">
            <text:p>1018|1055|1517|1559|1849|1892|3011|3128|3155|3190|3858|3862|3903|3992|4011|4128|4155|4190|4858|4862|4903</text:p>
          </table:table-cell>
        </table:table-row>
        <table:table-row table:style-name="ro1">
          <table:table-cell office:value-type="float" office:value="4129">
            <text:p>4129</text:p>
          </table:table-cell>
          <table:table-cell office:value-type="float" office:value="4126">
            <text:p>4126</text:p>
          </table:table-cell>
          <table:table-cell office:value-type="string">
            <text:p>Fit-BARF Mineral</text:p>
          </table:table-cell>
          <table:table-cell office:value-type="string">
            <text:p>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94.95">
            <text:p>94,95</text:p>
          </table:table-cell>
          <table:table-cell office:value-type="float" office:value="59.95">
            <text:p>59,95</text:p>
          </table:table-cell>
          <table:table-cell office:value-type="float" office:value="0">
            <text:p>0</text:p>
          </table:table-cell>
          <table:table-cell/>
          <table:table-cell office:value-type="float" office:value="59.95">
            <text:p>59,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295">
            <text:p>4040056041295</text:p>
          </table:table-cell>
          <table:table-cell office:value-type="string">
            <text:p>Größe:5 kg</text:p>
          </table:table-cell>
          <table:table-cell office:value-type="string">
            <text:p>1018|1055|1517|1559|1849|1892|3011|3128|3155|3190|3858|3862|3903|3992|4011|4128|4155|4190|4858|4862|4903</text:p>
          </table:table-cell>
        </table:table-row>
        <table:table-row table:style-name="ro1">
          <table:table-cell office:value-type="float" office:value="4130">
            <text:p>4130</text:p>
          </table:table-cell>
          <table:table-cell office:value-type="float" office:value="4126">
            <text:p>4126</text:p>
          </table:table-cell>
          <table:table-cell office:value-type="string">
            <text:p>Fit-BARF Mineral</text:p>
          </table:table-cell>
          <table:table-cell office:value-type="string">
            <text:p>2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301">
            <text:p>4040056041301</text:p>
          </table:table-cell>
          <table:table-cell office:value-type="string">
            <text:p>Größe:25 kg</text:p>
          </table:table-cell>
          <table:table-cell office:value-type="string">
            <text:p>1018|1055|1517|1559|1849|1892|3011|3128|3155|3190|3858|3862|3903|3992|4011|4128|4155|4190|4858|4862|4903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1270">
            <text:p>1270</text:p>
          </table:table-cell>
          <table:table-cell office:value-type="string">
            <text:p>SilverAid Hautschutz</text:p>
          </table:table-cell>
          <table:table-cell office:value-type="string">
            <text:p>50 ml</text:p>
          </table:table-cell>
          <table:table-cell office:value-type="string">
            <text:p>SilverAid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2714">
            <text:p>4040056012714</text:p>
          </table:table-cell>
          <table:table-cell office:value-type="string">
            <text:p>Größe:50 ml</text:p>
          </table:table-cell>
          <table:table-cell office:value-type="string">
            <text:p>1006|1018|1055|1142|1179|1834|1883|1975|3144|3616|3655|4144|4616|4655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1270">
            <text:p>1270</text:p>
          </table:table-cell>
          <table:table-cell office:value-type="string">
            <text:p>SilverAid Hautschutz</text:p>
          </table:table-cell>
          <table:table-cell office:value-type="string">
            <text:p>100 ml</text:p>
          </table:table-cell>
          <table:table-cell office:value-type="string">
            <text:p>SilverAid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2721">
            <text:p>4040056012721</text:p>
          </table:table-cell>
          <table:table-cell office:value-type="string">
            <text:p>Größe:100 ml</text:p>
          </table:table-cell>
          <table:table-cell office:value-type="string">
            <text:p>1006|1018|1055|1142|1179|1834|1883|1975|3144|3616|3655|4144|4616|4655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1270">
            <text:p>1270</text:p>
          </table:table-cell>
          <table:table-cell office:value-type="string">
            <text:p>SilverAid Hautschutz</text:p>
          </table:table-cell>
          <table:table-cell office:value-type="string">
            <text:p>250 ml</text:p>
          </table:table-cell>
          <table:table-cell office:value-type="string">
            <text:p>SilverAid</text:p>
          </table:table-cell>
          <table:table-cell office:value-type="float" office:value="16">
            <text:p>16</text:p>
          </table:table-cell>
          <table:table-cell office:value-type="float" office:value="29.95">
            <text:p>29,95</text:p>
          </table:table-cell>
          <table:table-cell office:value-type="float" office:value="17.9">
            <text:p>17,9</text:p>
          </table:table-cell>
          <table:table-cell office:value-type="float" office:value="0">
            <text:p>0</text:p>
          </table:table-cell>
          <table:table-cell/>
          <table:table-cell office:value-type="float" office:value="17.9">
            <text:p>17,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2738">
            <text:p>4040056012738</text:p>
          </table:table-cell>
          <table:table-cell office:value-type="string">
            <text:p>Größe:250 ml</text:p>
          </table:table-cell>
          <table:table-cell office:value-type="string">
            <text:p>1006|1018|1055|1142|1179|1834|1883|1975|3144|3616|3655|4144|4616|4655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1211">
            <text:p>1211</text:p>
          </table:table-cell>
          <table:table-cell office:value-type="string">
            <text:p>MicroMineral plus Hund &amp; Katze</text:p>
          </table:table-cell>
          <table:table-cell office:value-type="string">
            <text:p>5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2.9">
            <text:p>12,9</text:p>
          </table:table-cell>
          <table:table-cell office:value-type="float" office:value="0">
            <text:p>0</text:p>
          </table:table-cell>
          <table:table-cell/>
          <table:table-cell office:value-type="float" office:value="12.9">
            <text:p>12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2127">
            <text:p>4040056012127</text:p>
          </table:table-cell>
          <table:table-cell office:value-type="string">
            <text:p>Größe:500 g</text:p>
          </table:table-cell>
          <table:table-cell office:value-type="string">
            <text:p>1018|1055|1211|1517|1559|1567|1651|1652|1847|1872|3155|3204|3338|3355|3356|3357|3358|3517|3529|3559|3567|3651|3652|3836|3848|3872|3883|3964|4155|4204|4338|4355|4356|4357|4358|4517|4529|4559|4567|4593|4595|4651|4652|4836|4848|4872|4883|4964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1211">
            <text:p>1211</text:p>
          </table:table-cell>
          <table:table-cell office:value-type="string">
            <text:p>MicroMineral plus Hund &amp; Katze</text:p>
          </table:table-cell>
          <table:table-cell office:value-type="string">
            <text:p>1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19.5">
            <text:p>19,5</text:p>
          </table:table-cell>
          <table:table-cell office:value-type="float" office:value="0">
            <text:p>0</text:p>
          </table:table-cell>
          <table:table-cell/>
          <table:table-cell office:value-type="float" office:value="19.5">
            <text:p>19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2134">
            <text:p>4040056012134</text:p>
          </table:table-cell>
          <table:table-cell office:value-type="string">
            <text:p>Größe:1 kg</text:p>
          </table:table-cell>
          <table:table-cell office:value-type="string">
            <text:p>1018|1055|1211|1517|1559|1567|1651|1652|1847|1872|3155|3204|3338|3355|3356|3357|3358|3517|3529|3559|3567|3651|3652|3836|3848|3872|3883|3964|4155|4204|4338|4355|4356|4357|4358|4517|4529|4559|4567|4593|4595|4651|4652|4836|4848|4872|4883|4964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1211">
            <text:p>1211</text:p>
          </table:table-cell>
          <table:table-cell office:value-type="string">
            <text:p>MicroMineral plus Hund &amp; Katze</text:p>
          </table:table-cell>
          <table:table-cell office:value-type="string">
            <text:p>2,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64.95">
            <text:p>64,95</text:p>
          </table:table-cell>
          <table:table-cell office:value-type="float" office:value="42.5">
            <text:p>42,5</text:p>
          </table:table-cell>
          <table:table-cell office:value-type="float" office:value="0">
            <text:p>0</text:p>
          </table:table-cell>
          <table:table-cell/>
          <table:table-cell office:value-type="float" office:value="42.5">
            <text:p>42,5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2141">
            <text:p>4040056012141</text:p>
          </table:table-cell>
          <table:table-cell office:value-type="string">
            <text:p>Größe:2,5 kg</text:p>
          </table:table-cell>
          <table:table-cell office:value-type="string">
            <text:p>1018|1055|1211|1517|1559|1567|1651|1652|1847|1872|3155|3204|3338|3355|3356|3357|3358|3517|3529|3559|3567|3651|3652|3836|3848|3872|3883|3964|4155|4204|4338|4355|4356|4357|4358|4517|4529|4559|4567|4593|4595|4651|4652|4836|4848|4872|4883|4964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211">
            <text:p>1211</text:p>
          </table:table-cell>
          <table:table-cell office:value-type="string">
            <text:p>MicroMineral plus Hund &amp; Katze</text:p>
          </table:table-cell>
          <table:table-cell office:value-type="string">
            <text:p>4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99.9">
            <text:p>99,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2158">
            <text:p>4040056012158</text:p>
          </table:table-cell>
          <table:table-cell office:value-type="string">
            <text:p>Größe:4 kg</text:p>
          </table:table-cell>
          <table:table-cell office:value-type="string">
            <text:p>1018|1055|1211|1517|1559|1567|1651|1652|1847|1872|3155|3204|3338|3355|3356|3357|3358|3517|3529|3559|3567|3651|3652|3836|3848|3872|3883|3964|4155|4204|4338|4355|4356|4357|4358|4517|4529|4559|4567|4593|4595|4651|4652|4836|4848|4872|4883|4964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1211">
            <text:p>1211</text:p>
          </table:table-cell>
          <table:table-cell office:value-type="string">
            <text:p>MicroMineral plus Hund &amp; Katze</text:p>
          </table:table-cell>
          <table:table-cell office:value-type="string">
            <text:p>2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2165">
            <text:p>4040056012165</text:p>
          </table:table-cell>
          <table:table-cell office:value-type="string">
            <text:p>Größe:25 kg</text:p>
          </table:table-cell>
          <table:table-cell office:value-type="string">
            <text:p>1018|1055|1211|1517|1559|1567|1651|1652|1847|1872|3155|3204|3338|3355|3356|3357|3358|3517|3529|3559|3567|3651|3652|3836|3848|3872|3883|3964|4155|4204|4338|4355|4356|4357|4358|4517|4529|4559|4567|4593|4595|4651|4652|4836|4848|4872|4883|4964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1103">
            <text:p>1103</text:p>
          </table:table-cell>
          <table:table-cell office:value-type="string">
            <text:p>Singulares Bio-Moringa</text:p>
          </table:table-cell>
          <table:table-cell office:value-type="string">
            <text:p>200 g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25.9">
            <text:p>25,9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/>
          <table:table-cell office:value-type="float" office:value="16.5">
            <text:p>16,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045">
            <text:p>4040056011045</text:p>
          </table:table-cell>
          <table:table-cell office:value-type="string">
            <text:p>Größe:200 g</text:p>
          </table:table-cell>
          <table:table-cell office:value-type="string">
            <text:p>1017|1517|1942|3017|3517|3849|3859|3902|3942|3945|3947|3964|4017|4517|4724|4857|4859|4902|4942|4945|4947|4964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103">
            <text:p>1103</text:p>
          </table:table-cell>
          <table:table-cell office:value-type="string">
            <text:p>Singulares Bio-Moringa</text:p>
          </table:table-cell>
          <table:table-cell office:value-type="string">
            <text:p>600 g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69.9">
            <text:p>69,9</text:p>
          </table:table-cell>
          <table:table-cell office:value-type="float" office:value="44.5">
            <text:p>44,5</text:p>
          </table:table-cell>
          <table:table-cell office:value-type="float" office:value="0">
            <text:p>0</text:p>
          </table:table-cell>
          <table:table-cell/>
          <table:table-cell office:value-type="float" office:value="44.5">
            <text:p>44,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1090">
            <text:p>4040056011090</text:p>
          </table:table-cell>
          <table:table-cell office:value-type="string">
            <text:p>Größe:600 g</text:p>
          </table:table-cell>
          <table:table-cell office:value-type="string">
            <text:p>1017|1517|1942|3017|3517|3849|3859|3902|3942|3945|3947|3964|4017|4517|4724|4857|4859|4902|4942|4945|4947|4964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1250">
            <text:p>1250</text:p>
          </table:table-cell>
          <table:table-cell office:value-type="string">
            <text:p>Fit-BARF Safe-Complete</text:p>
          </table:table-cell>
          <table:table-cell office:value-type="string">
            <text:p>7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2.9">
            <text:p>12,9</text:p>
          </table:table-cell>
          <table:table-cell office:value-type="float" office:value="0">
            <text:p>0</text:p>
          </table:table-cell>
          <table:table-cell/>
          <table:table-cell office:value-type="float" office:value="12.9">
            <text:p>12,9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2516">
            <text:p>4040056012516</text:p>
          </table:table-cell>
          <table:table-cell office:value-type="string">
            <text:p>Größe:700 g</text:p>
          </table:table-cell>
          <table:table-cell office:value-type="string">
            <text:p>1017|1018|1849|3011|3155|3317|3353|3354|3355|3358|3382|3386|3648|3856|3858|3899|3964|3965|3992|4011|4132|4155|4317|4353|4354|4355|4358|4386|4648|4856|4858|4899|4964|4965|4992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1250">
            <text:p>1250</text:p>
          </table:table-cell>
          <table:table-cell office:value-type="string">
            <text:p>Fit-BARF Safe-Complete</text:p>
          </table:table-cell>
          <table:table-cell office:value-type="string">
            <text:p>2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5.9">
            <text:p>25,9</text:p>
          </table:table-cell>
          <table:table-cell office:value-type="float" office:value="0">
            <text:p>0</text:p>
          </table:table-cell>
          <table:table-cell/>
          <table:table-cell office:value-type="float" office:value="25.9">
            <text:p>25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2523">
            <text:p>4040056012523</text:p>
          </table:table-cell>
          <table:table-cell office:value-type="string">
            <text:p>Größe:2 kg</text:p>
          </table:table-cell>
          <table:table-cell office:value-type="string">
            <text:p>1017|1018|1849|3011|3155|3317|3353|3354|3355|3358|3382|3386|3648|3856|3858|3899|3964|3965|3992|4011|4132|4155|4317|4353|4354|4355|4358|4386|4648|4856|4858|4899|4964|4965|4992</text:p>
          </table:table-cell>
        </table:table-row>
        <table:table-row table:style-name="ro1">
          <table:table-cell office:value-type="float" office:value="650106">
            <text:p>650106</text:p>
          </table:table-cell>
          <table:table-cell office:value-type="float" office:value="650119">
            <text:p>650119</text:p>
          </table:table-cell>
          <table:table-cell office:value-type="string">
            <text:p>herbaVet Traumagin liquid</text:p>
          </table:table-cell>
          <table:table-cell office:value-type="string">
            <text:p>1 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09.9">
            <text:p>109,9</text:p>
          </table:table-cell>
          <table:table-cell office:value-type="float" office:value="102.71">
            <text:p>102,71</text:p>
          </table:table-cell>
          <table:table-cell office:value-type="float" office:value="0">
            <text:p>0</text:p>
          </table:table-cell>
          <table:table-cell/>
          <table:table-cell office:value-type="float" office:value="102.71">
            <text:p>102,7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1065">
            <text:p>404005601065</text:p>
          </table:table-cell>
          <table:table-cell office:value-type="string">
            <text:p>Größe:1 l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176">
            <text:p>650176</text:p>
          </table:table-cell>
          <table:table-cell office:value-type="float" office:value="650175">
            <text:p>650175</text:p>
          </table:table-cell>
          <table:table-cell office:value-type="string">
            <text:p>herbaVet Cortigin</text:p>
          </table:table-cell>
          <table:table-cell office:value-type="string">
            <text:p>2 k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79.95">
            <text:p>79,95</text:p>
          </table:table-cell>
          <table:table-cell office:value-type="float" office:value="74.72">
            <text:p>74,72</text:p>
          </table:table-cell>
          <table:table-cell office:value-type="float" office:value="0">
            <text:p>0</text:p>
          </table:table-cell>
          <table:table-cell/>
          <table:table-cell office:value-type="float" office:value="74.72">
            <text:p>74,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01768">
            <text:p>4040056501768</text:p>
          </table:table-cell>
          <table:table-cell office:value-type="string">
            <text:p>Größe:2 kg</text:p>
          </table:table-cell>
          <table:table-cell office:value-type="string">
            <text:p>1018|1055|1142|1655|3218|3655|3729|3823|3977|4218|4655|4729|4823|4977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2100">
            <text:p>2100</text:p>
          </table:table-cell>
          <table:table-cell office:value-type="string">
            <text:p>PropolisHerbal</text:p>
          </table:table-cell>
          <table:table-cell office:value-type="string">
            <text:p>45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/>
          <table:table-cell office:value-type="float" office:value="16.5">
            <text:p>16,5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1013">
            <text:p>4040056021013</text:p>
          </table:table-cell>
          <table:table-cell office:value-type="string">
            <text:p>Größe:45 g</text:p>
          </table:table-cell>
          <table:table-cell office:value-type="string">
            <text:p>1005|1006|1007|1018|1039|1055|1142|1149|1229|1570|1845|1878|3005|3006|3007|3023|3024|3025|3101|3124|3165|3182|3219|3327|3339|3371|3539|3570|3581|3589|3651|3652|3828|3865|4005|4006|4007|4023|4024|4025|4101|4124|4165|4182|4219|4327|4339|4371|4539|4570|4581|4589|4651|4652|4828|4865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2100">
            <text:p>2100</text:p>
          </table:table-cell>
          <table:table-cell office:value-type="string">
            <text:p>PropolisHerbal</text:p>
          </table:table-cell>
          <table:table-cell office:value-type="string">
            <text:p>13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69.95">
            <text:p>69,95</text:p>
          </table:table-cell>
          <table:table-cell office:value-type="float" office:value="40.5">
            <text:p>40,5</text:p>
          </table:table-cell>
          <table:table-cell office:value-type="float" office:value="0">
            <text:p>0</text:p>
          </table:table-cell>
          <table:table-cell/>
          <table:table-cell office:value-type="float" office:value="40.5">
            <text:p>40,5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1020">
            <text:p>4040056021020</text:p>
          </table:table-cell>
          <table:table-cell office:value-type="string">
            <text:p>Größe:130 g</text:p>
          </table:table-cell>
          <table:table-cell office:value-type="string">
            <text:p>1005|1006|1007|1018|1039|1055|1142|1149|1229|1570|1845|1878|3005|3006|3007|3023|3024|3025|3101|3124|3165|3182|3219|3327|3339|3371|3539|3570|3581|3589|3651|3652|3828|3865|4005|4006|4007|4023|4024|4025|4101|4124|4165|4182|4219|4327|4339|4371|4539|4570|4581|4589|4651|4652|4828|4865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2100">
            <text:p>2100</text:p>
          </table:table-cell>
          <table:table-cell office:value-type="string">
            <text:p>PropolisHerbal</text:p>
          </table:table-cell>
          <table:table-cell office:value-type="string">
            <text:p>19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89.95">
            <text:p>89,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1037">
            <text:p>4040056021037</text:p>
          </table:table-cell>
          <table:table-cell office:value-type="string">
            <text:p>Größe:190 g</text:p>
          </table:table-cell>
          <table:table-cell office:value-type="string">
            <text:p>1005|1006|1007|1018|1039|1055|1142|1149|1229|1570|1845|1878|3005|3006|3007|3023|3024|3025|3101|3124|3165|3182|3219|3327|3339|3371|3539|3570|3581|3589|3651|3652|3828|3865|4005|4006|4007|4023|4024|4025|4101|4124|4165|4182|4219|4327|4339|4371|4539|4570|4581|4589|4651|4652|4828|4865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office:value-type="float" office:value="2100">
            <text:p>2100</text:p>
          </table:table-cell>
          <table:table-cell office:value-type="string">
            <text:p>PropolisHerbal</text:p>
          </table:table-cell>
          <table:table-cell office:value-type="string">
            <text:p>4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1044">
            <text:p>4040056021044</text:p>
          </table:table-cell>
          <table:table-cell office:value-type="string">
            <text:p>Größe:450 g</text:p>
          </table:table-cell>
          <table:table-cell office:value-type="string">
            <text:p>1005|1006|1007|1018|1039|1055|1142|1149|1229|1570|1845|1878|3005|3006|3007|3023|3024|3025|3101|3124|3165|3182|3219|3327|3339|3371|3539|3570|3581|3589|3651|3652|3828|3865|4005|4006|4007|4023|4024|4025|4101|4124|4165|4182|4219|4327|4339|4371|4539|4570|4581|4589|4651|4652|4828|4865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1260">
            <text:p>1260</text:p>
          </table:table-cell>
          <table:table-cell office:value-type="string">
            <text:p>cdProtect® Dog forte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5.9">
            <text:p>15,9</text:p>
          </table:table-cell>
          <table:table-cell office:value-type="float" office:value="0">
            <text:p>0</text:p>
          </table:table-cell>
          <table:table-cell/>
          <table:table-cell office:value-type="float" office:value="15.9">
            <text:p>15,9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2615">
            <text:p>4040056012615</text:p>
          </table:table-cell>
          <table:table-cell office:value-type="string">
            <text:p>Größe:150 g</text:p>
          </table:table-cell>
          <table:table-cell office:value-type="string">
            <text:p>1018|1515|1651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1260">
            <text:p>1260</text:p>
          </table:table-cell>
          <table:table-cell office:value-type="string">
            <text:p>cdProtect® Dog forte</text:p>
          </table:table-cell>
          <table:table-cell office:value-type="string">
            <text:p>3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34.95">
            <text:p>34,95</text:p>
          </table:table-cell>
          <table:table-cell office:value-type="float" office:value="22.5">
            <text:p>22,5</text:p>
          </table:table-cell>
          <table:table-cell office:value-type="float" office:value="0">
            <text:p>0</text:p>
          </table:table-cell>
          <table:table-cell/>
          <table:table-cell office:value-type="float" office:value="22.5">
            <text:p>22,5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2622">
            <text:p>4040056012622</text:p>
          </table:table-cell>
          <table:table-cell office:value-type="string">
            <text:p>Größe:300 g</text:p>
          </table:table-cell>
          <table:table-cell office:value-type="string">
            <text:p>1018|1515|1651</text:p>
          </table:table-cell>
        </table:table-row>
        <table:table-row table:style-name="ro1">
          <table:table-cell office:value-type="float" office:value="650134">
            <text:p>650134</text:p>
          </table:table-cell>
          <table:table-cell office:value-type="float" office:value="650130">
            <text:p>650130</text:p>
          </table:table-cell>
          <table:table-cell office:value-type="string">
            <text:p>herbaVet Enterogin probiotic</text:p>
          </table:table-cell>
          <table:table-cell office:value-type="string">
            <text:p>2,5 l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92.95">
            <text:p>92,95</text:p>
          </table:table-cell>
          <table:table-cell office:value-type="float" office:value="86.86">
            <text:p>86,86</text:p>
          </table:table-cell>
          <table:table-cell office:value-type="float" office:value="0">
            <text:p>0</text:p>
          </table:table-cell>
          <table:table-cell/>
          <table:table-cell office:value-type="float" office:value="86.86">
            <text:p>86,86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501348">
            <text:p>4040056501348</text:p>
          </table:table-cell>
          <table:table-cell office:value-type="string">
            <text:p>Größe:2,5 l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158">
            <text:p>650158</text:p>
          </table:table-cell>
          <table:table-cell office:value-type="float" office:value="650155">
            <text:p>650155</text:p>
          </table:table-cell>
          <table:table-cell office:value-type="string">
            <text:p>herbaVet Hepargin</text:p>
          </table:table-cell>
          <table:table-cell office:value-type="string">
            <text:p>2,5 k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101.8">
            <text:p>101,8</text:p>
          </table:table-cell>
          <table:table-cell office:value-type="float" office:value="0">
            <text:p>0</text:p>
          </table:table-cell>
          <table:table-cell/>
          <table:table-cell office:value-type="float" office:value="101.8">
            <text:p>101,8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01584">
            <text:p>4040056501584</text:p>
          </table:table-cell>
          <table:table-cell office:value-type="string">
            <text:p>Größe:2,5 kg</text:p>
          </table:table-cell>
          <table:table-cell office:value-type="string">
            <text:p>1017|1018|1055|1142|1651|1652|1655|3017|3101|3124|3218|3513|3621|3651|3652|3655|3729|3823|3866|4017|4101|4124|4218|4513|4621|4651|4652|4655|4729|4823|486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57">
            <text:p>557</text:p>
          </table:table-cell>
          <table:table-cell office:value-type="string">
            <text:p>ToxiVet sorb</text:p>
          </table:table-cell>
          <table:table-cell office:value-type="string">
            <text:p>200 Kapseln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8.41">
            <text:p>28,41</text:p>
          </table:table-cell>
          <table:table-cell office:value-type="float" office:value="18.5">
            <text:p>18,5</text:p>
          </table:table-cell>
          <table:table-cell office:value-type="float" office:value="0">
            <text:p>0</text:p>
          </table:table-cell>
          <table:table-cell/>
          <table:table-cell office:value-type="float" office:value="18.5">
            <text:p>18,5</text:p>
          </table:table-cell>
          <table:table-cell office:value-type="float" office:value="50.4">
            <text:p>50,4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990">
            <text:p>4040056005990</text:p>
          </table:table-cell>
          <table:table-cell office:value-type="string">
            <text:p>Größe:200 Kapseln</text:p>
          </table:table-cell>
          <table:table-cell office:value-type="string">
            <text:p>1018|1055|1101|1123|1124|1497|1515|1651|1652|1866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1332">
            <text:p>1332</text:p>
          </table:table-cell>
          <table:table-cell office:value-type="string">
            <text:p>Singulares Bio-Ägyptisches Schwarzkümmelöl</text:p>
          </table:table-cell>
          <table:table-cell office:value-type="string">
            <text:p>1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8.95">
            <text:p>18,95</text:p>
          </table:table-cell>
          <table:table-cell office:value-type="float" office:value="11.95">
            <text:p>11,95</text:p>
          </table:table-cell>
          <table:table-cell office:value-type="float" office:value="0">
            <text:p>0</text:p>
          </table:table-cell>
          <table:table-cell/>
          <table:table-cell office:value-type="float" office:value="11.95">
            <text:p>11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3308">
            <text:p>4040056013308</text:p>
          </table:table-cell>
          <table:table-cell office:value-type="string">
            <text:p>Größe:100 ml</text:p>
          </table:table-cell>
          <table:table-cell office:value-type="string">
            <text:p>1005|1006|1018|1023|1024|1052|1093|1096|1122|1142|1166|1178|1193|1218|1500|1517|1651|1655|1950|1952|3005|3006|3014|3023|3024|3092|3093|3096|3102|3103|3142|3178|3213|3223|3283|3348|3528|3583|3599|3651|3655|3707|3724|3840|3854|3912|3913|3923|4005|4006|4014|4024|4092|4093|4096|4102|4103|4142|4178|4223|4283|4348|4525|4542|4598|4651|4655|4724|4840|4854|4912|4913|4923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4213">
            <text:p>4213</text:p>
          </table:table-cell>
          <table:table-cell office:value-type="string">
            <text:p>Fit-Hap Kauwurzel</text:p>
          </table:table-cell>
          <table:table-cell office:value-type="string">
            <text:p>Gr. S_5er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72.62">
            <text:p>72,62</text:p>
          </table:table-cell>
          <table:table-cell office:value-type="float" office:value="42.5">
            <text:p>42,5</text:p>
          </table:table-cell>
          <table:table-cell office:value-type="float" office:value="0">
            <text:p>0</text:p>
          </table:table-cell>
          <table:table-cell/>
          <table:table-cell office:value-type="float" office:value="42.5">
            <text:p>42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float" office:value="9">
            <text:p>9</text:p>
          </table:table-cell>
          <table:table-cell office:value-type="float" office:value="4040056042179">
            <text:p>4040056042179</text:p>
          </table:table-cell>
          <table:table-cell office:value-type="string">
            <text:p>Größe:Gr. S_5er</text:p>
          </table:table-cell>
          <table:table-cell office:value-type="string">
            <text:p>1018|1651|1827</text:p>
          </table:table-cell>
        </table:table-row>
        <table:table-row table:style-name="ro1">
          <table:table-cell office:value-type="float" office:value="4218">
            <text:p>4218</text:p>
          </table:table-cell>
          <table:table-cell office:value-type="float" office:value="4213">
            <text:p>4213</text:p>
          </table:table-cell>
          <table:table-cell office:value-type="string">
            <text:p>Fit-Hap Kauwurzel</text:p>
          </table:table-cell>
          <table:table-cell office:value-type="string">
            <text:p>Gr. M_5er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82.61">
            <text:p>82,61</text:p>
          </table:table-cell>
          <table:table-cell office:value-type="float" office:value="52.5">
            <text:p>52,5</text:p>
          </table:table-cell>
          <table:table-cell office:value-type="float" office:value="0">
            <text:p>0</text:p>
          </table:table-cell>
          <table:table-cell/>
          <table:table-cell office:value-type="float" office:value="52.5">
            <text:p>52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float" office:value="9">
            <text:p>9</text:p>
          </table:table-cell>
          <table:table-cell office:value-type="float" office:value="4040056042186">
            <text:p>4040056042186</text:p>
          </table:table-cell>
          <table:table-cell office:value-type="string">
            <text:p>Größe:Gr. M_5er</text:p>
          </table:table-cell>
          <table:table-cell office:value-type="string">
            <text:p>1018|1651|1827</text:p>
          </table:table-cell>
        </table:table-row>
        <table:table-row table:style-name="ro1">
          <table:table-cell office:value-type="float" office:value="4219">
            <text:p>4219</text:p>
          </table:table-cell>
          <table:table-cell office:value-type="float" office:value="4213">
            <text:p>4213</text:p>
          </table:table-cell>
          <table:table-cell office:value-type="string">
            <text:p>Fit-Hap Kauwurzel</text:p>
          </table:table-cell>
          <table:table-cell office:value-type="string">
            <text:p>Gr. L_5er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97.24">
            <text:p>97,24</text:p>
          </table:table-cell>
          <table:table-cell office:value-type="float" office:value="69.5">
            <text:p>69,5</text:p>
          </table:table-cell>
          <table:table-cell office:value-type="float" office:value="0">
            <text:p>0</text:p>
          </table:table-cell>
          <table:table-cell/>
          <table:table-cell office:value-type="float" office:value="69.5">
            <text:p>69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float" office:value="9">
            <text:p>9</text:p>
          </table:table-cell>
          <table:table-cell office:value-type="float" office:value="4040056042193">
            <text:p>4040056042193</text:p>
          </table:table-cell>
          <table:table-cell office:value-type="string">
            <text:p>Größe:Gr. L_5er</text:p>
          </table:table-cell>
          <table:table-cell office:value-type="string">
            <text:p>1018|1651|1827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1132">
            <text:p>1132</text:p>
          </table:table-cell>
          <table:table-cell office:value-type="string">
            <text:p>Singulares Kolostrum pur</text:p>
          </table:table-cell>
          <table:table-cell office:value-type="string">
            <text:p>100 g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34.95">
            <text:p>34,95</text:p>
          </table:table-cell>
          <table:table-cell office:value-type="float" office:value="23.5">
            <text:p>23,5</text:p>
          </table:table-cell>
          <table:table-cell office:value-type="float" office:value="0">
            <text:p>0</text:p>
          </table:table-cell>
          <table:table-cell/>
          <table:table-cell office:value-type="float" office:value="23.5">
            <text:p>23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335">
            <text:p>4040056011335</text:p>
          </table:table-cell>
          <table:table-cell office:value-type="string">
            <text:p>Größe:100 g</text:p>
          </table:table-cell>
          <table:table-cell office:value-type="string">
            <text:p>1008|1018|1055|1142|1143|1149|1211|1451|1567|1845|1847|1878|1917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132">
            <text:p>1132</text:p>
          </table:table-cell>
          <table:table-cell office:value-type="string">
            <text:p>Singulares Kolostrum pur</text:p>
          </table:table-cell>
          <table:table-cell office:value-type="string">
            <text:p>250 g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49.95">
            <text:p>49,95</text:p>
          </table:table-cell>
          <table:table-cell office:value-type="float" office:value="0">
            <text:p>0</text:p>
          </table:table-cell>
          <table:table-cell/>
          <table:table-cell office:value-type="float" office:value="49.95">
            <text:p>49,9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403">
            <text:p>4040056011403</text:p>
          </table:table-cell>
          <table:table-cell office:value-type="string">
            <text:p>Größe:250 g</text:p>
          </table:table-cell>
          <table:table-cell office:value-type="string">
            <text:p>1008|1018|1055|1142|1143|1149|1211|1451|1567|1845|1847|1878|1917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665">
            <text:p>665</text:p>
          </table:table-cell>
          <table:table-cell office:value-type="string">
            <text:p>Fit-Hap Backmischung Leckerli</text:p>
          </table:table-cell>
          <table:table-cell office:value-type="string">
            <text:p>Weihnachts-Mischung180 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/>
          <table:table-cell office:value-type="float" office:value="3.8">
            <text:p>3,8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05488">
            <text:p>4040056005488</text:p>
          </table:table-cell>
          <table:table-cell office:value-type="string">
            <text:p>Größe:Weihnachts-Mischung180 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office:value-type="float" office:value="652016">
            <text:p>652016</text:p>
          </table:table-cell>
          <table:table-cell office:value-type="float" office:value="652015">
            <text:p>652015</text:p>
          </table:table-cell>
          <table:table-cell office:value-type="string">
            <text:p>herbaBARF Probiotic</text:p>
          </table:table-cell>
          <table:table-cell office:value-type="string">
            <text:p>250 m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15.84">
            <text:p>15,84</text:p>
          </table:table-cell>
          <table:table-cell office:value-type="float" office:value="0">
            <text:p>0</text:p>
          </table:table-cell>
          <table:table-cell/>
          <table:table-cell office:value-type="float" office:value="15.84">
            <text:p>15,84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20165">
            <text:p>4040056520165</text:p>
          </table:table-cell>
          <table:table-cell office:value-type="string">
            <text:p>Größe:250 ml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652017">
            <text:p>652017</text:p>
          </table:table-cell>
          <table:table-cell office:value-type="float" office:value="652015">
            <text:p>652015</text:p>
          </table:table-cell>
          <table:table-cell office:value-type="string">
            <text:p>herbaBARF Probiotic</text:p>
          </table:table-cell>
          <table:table-cell office:value-type="string">
            <text:p>500 m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25.19">
            <text:p>25,19</text:p>
          </table:table-cell>
          <table:table-cell office:value-type="float" office:value="0">
            <text:p>0</text:p>
          </table:table-cell>
          <table:table-cell/>
          <table:table-cell office:value-type="float" office:value="25.19">
            <text:p>25,1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20172">
            <text:p>4040056520172</text:p>
          </table:table-cell>
          <table:table-cell office:value-type="string">
            <text:p>Größe:500 ml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652011">
            <text:p>652011</text:p>
          </table:table-cell>
          <table:table-cell office:value-type="float" office:value="652010">
            <text:p>652010</text:p>
          </table:table-cell>
          <table:table-cell office:value-type="string">
            <text:p>herbaBARF D3-Öl-Komplex</text:p>
          </table:table-cell>
          <table:table-cell office:value-type="string">
            <text:p>250 m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8.64">
            <text:p>18,64</text:p>
          </table:table-cell>
          <table:table-cell office:value-type="float" office:value="0">
            <text:p>0</text:p>
          </table:table-cell>
          <table:table-cell/>
          <table:table-cell office:value-type="float" office:value="18.64">
            <text:p>18,64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20110">
            <text:p>4040056520110</text:p>
          </table:table-cell>
          <table:table-cell office:value-type="string">
            <text:p>Größe:250 ml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652002">
            <text:p>652002</text:p>
          </table:table-cell>
          <table:table-cell office:value-type="float" office:value="652001">
            <text:p>652001</text:p>
          </table:table-cell>
          <table:table-cell office:value-type="string">
            <text:p>herbaBARF Komplett Öl</text:p>
          </table:table-cell>
          <table:table-cell office:value-type="string">
            <text:p>250 m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3.95">
            <text:p>13,95</text:p>
          </table:table-cell>
          <table:table-cell office:value-type="float" office:value="13.04">
            <text:p>13,04</text:p>
          </table:table-cell>
          <table:table-cell office:value-type="float" office:value="0">
            <text:p>0</text:p>
          </table:table-cell>
          <table:table-cell/>
          <table:table-cell office:value-type="float" office:value="13.04">
            <text:p>13,04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20028">
            <text:p>4040056520028</text:p>
          </table:table-cell>
          <table:table-cell office:value-type="string">
            <text:p>Größe:250 ml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652003">
            <text:p>652003</text:p>
          </table:table-cell>
          <table:table-cell office:value-type="float" office:value="652001">
            <text:p>652001</text:p>
          </table:table-cell>
          <table:table-cell office:value-type="string">
            <text:p>herbaBARF Komplett Öl</text:p>
          </table:table-cell>
          <table:table-cell office:value-type="string">
            <text:p>500 m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8.64">
            <text:p>18,64</text:p>
          </table:table-cell>
          <table:table-cell office:value-type="float" office:value="0">
            <text:p>0</text:p>
          </table:table-cell>
          <table:table-cell/>
          <table:table-cell office:value-type="float" office:value="18.64">
            <text:p>18,6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520035">
            <text:p>4040056520035</text:p>
          </table:table-cell>
          <table:table-cell office:value-type="string">
            <text:p>Größe:500 ml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652004">
            <text:p>652004</text:p>
          </table:table-cell>
          <table:table-cell office:value-type="float" office:value="652001">
            <text:p>652001</text:p>
          </table:table-cell>
          <table:table-cell office:value-type="string">
            <text:p>herbaBARF Komplett Öl</text:p>
          </table:table-cell>
          <table:table-cell office:value-type="string">
            <text:p>1 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7.99">
            <text:p>27,99</text:p>
          </table:table-cell>
          <table:table-cell office:value-type="float" office:value="0">
            <text:p>0</text:p>
          </table:table-cell>
          <table:table-cell/>
          <table:table-cell office:value-type="float" office:value="27.99">
            <text:p>27,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520042">
            <text:p>4040056520042</text:p>
          </table:table-cell>
          <table:table-cell office:value-type="string">
            <text:p>Größe:1 l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1425">
            <text:p>1425</text:p>
          </table:table-cell>
          <table:table-cell office:value-type="string">
            <text:p>Singulares Kollagen</text:p>
          </table:table-cell>
          <table:table-cell office:value-type="string">
            <text:p>500 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29.9">
            <text:p>29,9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/>
          <table:table-cell office:value-type="float" office:value="16.5">
            <text:p>16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4268">
            <text:p>4040056014268</text:p>
          </table:table-cell>
          <table:table-cell office:value-type="string">
            <text:p>Größe:500 g</text:p>
          </table:table-cell>
          <table:table-cell office:value-type="string">
            <text:p>1018|1104|1105|1651|1652|3013|3104|3120|3127|3651|3652|3724|3830|3873|4104|4120|4127|4651|4652|4724|4830|4873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1420">
            <text:p>1420</text:p>
          </table:table-cell>
          <table:table-cell office:value-type="string">
            <text:p>ArthroGreen Collagen</text:p>
          </table:table-cell>
          <table:table-cell office:value-type="string">
            <text:p>30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4.5">
            <text:p>24,5</text:p>
          </table:table-cell>
          <table:table-cell office:value-type="float" office:value="0">
            <text:p>0</text:p>
          </table:table-cell>
          <table:table-cell/>
          <table:table-cell office:value-type="float" office:value="24.5">
            <text:p>24,5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213">
            <text:p>4040056014213</text:p>
          </table:table-cell>
          <table:table-cell office:value-type="string">
            <text:p>Größe:300 g</text:p>
          </table:table-cell>
          <table:table-cell office:value-type="string">
            <text:p>1018|1104|1105|1127|1128|1651|1652|3013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1420">
            <text:p>1420</text:p>
          </table:table-cell>
          <table:table-cell office:value-type="string">
            <text:p>ArthroGreen Collagen</text:p>
          </table:table-cell>
          <table:table-cell office:value-type="string">
            <text:p>600 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69.95">
            <text:p>69,9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220">
            <text:p>4040056014220</text:p>
          </table:table-cell>
          <table:table-cell office:value-type="string">
            <text:p>Größe:600 g</text:p>
          </table:table-cell>
          <table:table-cell office:value-type="string">
            <text:p>1018|1104|1105|1127|1128|1651|1652|3013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420">
            <text:p>1420</text:p>
          </table:table-cell>
          <table:table-cell office:value-type="string">
            <text:p>ArthroGreen Collagen</text:p>
          </table:table-cell>
          <table:table-cell office:value-type="string">
            <text:p>2 kg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4237">
            <text:p>4040056014237</text:p>
          </table:table-cell>
          <table:table-cell office:value-type="string">
            <text:p>Größe:2 kg</text:p>
          </table:table-cell>
          <table:table-cell office:value-type="string">
            <text:p>1018|1104|1105|1127|1128|1651|1652|3013|3104|3127|3200|3202|3313|3327|3331|3337|3338|3339|3632|3651|3652|3830|3873|4104|4127|4200|4202|4313|4327|4331|4337|4338|4339|4632|4651|4652|4830|4873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1450">
            <text:p>1450</text:p>
          </table:table-cell>
          <table:table-cell office:value-type="string">
            <text:p>petGelato FrostyBerry</text:p>
          </table:table-cell>
          <table:table-cell office:value-type="string">
            <text:p>132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7.95">
            <text:p>7,9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  <table:table-cell office:value-type="float" office:value="4.9">
            <text:p>4,9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510">
            <text:p>4040056014510</text:p>
          </table:table-cell>
          <table:table-cell office:value-type="string">
            <text:p>Größe:132 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445">
            <text:p>1445</text:p>
          </table:table-cell>
          <table:table-cell office:value-type="string">
            <text:p>petGelato HappyApple</text:p>
          </table:table-cell>
          <table:table-cell office:value-type="string">
            <text:p>132 g</text:p>
          </table:table-cell>
          <table:table-cell office:value-type="string">
            <text:p>petGelato</text:p>
          </table:table-cell>
          <table:table-cell office:value-type="float" office:value="5">
            <text:p>5</text:p>
          </table:table-cell>
          <table:table-cell office:value-type="float" office:value="7.95">
            <text:p>7,95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/>
          <table:table-cell office:value-type="float" office:value="4.9">
            <text:p>4,9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466">
            <text:p>4040056014466</text:p>
          </table:table-cell>
          <table:table-cell office:value-type="string">
            <text:p>Größe:132 g</text:p>
          </table:table-cell>
          <table:table-cell office:value-type="string">
            <text:p>1017|1018|1038|1051|1055|1142|1430|1827|1880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1172">
            <text:p>1172</text:p>
          </table:table-cell>
          <table:table-cell office:value-type="string">
            <text:p>VeaVet Probiotic-Spray</text:p>
          </table:table-cell>
          <table:table-cell office:value-type="string">
            <text:p>5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1717">
            <text:p>4040056011717</text:p>
          </table:table-cell>
          <table:table-cell office:value-type="string">
            <text:p>Größe:50 ml</text:p>
          </table:table-cell>
          <table:table-cell office:value-type="string">
            <text:p>1018|1055|1103|1126|1651|1652|1834|1883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1440">
            <text:p>1440</text:p>
          </table:table-cell>
          <table:table-cell office:value-type="string">
            <text:p>ZyklusRegulat</text:p>
          </table:table-cell>
          <table:table-cell office:value-type="string">
            <text:p>3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/>
          <table:table-cell office:value-type="float" office:value="12.5">
            <text:p>12,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4411">
            <text:p>4040056014411</text:p>
          </table:table-cell>
          <table:table-cell office:value-type="string">
            <text:p>Größe:300 g</text:p>
          </table:table-cell>
          <table:table-cell office:value-type="string">
            <text:p>1018|1211|1847|3035|3651|3847|4035|4651|4847</text:p>
          </table:table-cell>
        </table:table-row>
        <table:table-row table:style-name="ro1">
          <table:table-cell office:value-type="float" office:value="650151">
            <text:p>650151</text:p>
          </table:table-cell>
          <table:table-cell office:value-type="float" office:value="650150">
            <text:p>650150</text:p>
          </table:table-cell>
          <table:table-cell office:value-type="string">
            <text:p>herbaVet Toxagin</text:p>
          </table:table-cell>
          <table:table-cell office:value-type="string">
            <text:p>15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12.1">
            <text:p>12,1</text:p>
          </table:table-cell>
          <table:table-cell office:value-type="float" office:value="0">
            <text:p>0</text:p>
          </table:table-cell>
          <table:table-cell/>
          <table:table-cell office:value-type="float" office:value="12.1">
            <text:p>12,1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515">
            <text:p>4040056501515</text:p>
          </table:table-cell>
          <table:table-cell office:value-type="string">
            <text:p>Größe:150 g</text:p>
          </table:table-cell>
          <table:table-cell office:value-type="string">
            <text:p>1018|1055|1651|1652|1655|3729|3823|4729|4832</text:p>
          </table:table-cell>
        </table:table-row>
        <table:table-row table:style-name="ro1">
          <table:table-cell office:value-type="float" office:value="650152">
            <text:p>650152</text:p>
          </table:table-cell>
          <table:table-cell office:value-type="float" office:value="650150">
            <text:p>650150</text:p>
          </table:table-cell>
          <table:table-cell office:value-type="string">
            <text:p>herbaVet Toxagin</text:p>
          </table:table-cell>
          <table:table-cell office:value-type="string">
            <text:p>90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7.99">
            <text:p>27,99</text:p>
          </table:table-cell>
          <table:table-cell office:value-type="float" office:value="0">
            <text:p>0</text:p>
          </table:table-cell>
          <table:table-cell/>
          <table:table-cell office:value-type="float" office:value="27.99">
            <text:p>27,99</text:p>
          </table:table-cell>
          <table:table-cell office:value-type="float" office:value="900">
            <text:p>9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1522">
            <text:p>4040056501522</text:p>
          </table:table-cell>
          <table:table-cell office:value-type="string">
            <text:p>Größe:900 g</text:p>
          </table:table-cell>
          <table:table-cell office:value-type="string">
            <text:p>1018|1055|1651|1652|1655|3729|3823|4729|4832</text:p>
          </table:table-cell>
        </table:table-row>
        <table:table-row table:style-name="ro1">
          <table:table-cell office:value-type="float" office:value="650153">
            <text:p>650153</text:p>
          </table:table-cell>
          <table:table-cell office:value-type="float" office:value="650150">
            <text:p>650150</text:p>
          </table:table-cell>
          <table:table-cell office:value-type="string">
            <text:p>herbaVet Toxagin</text:p>
          </table:table-cell>
          <table:table-cell office:value-type="string">
            <text:p>2,5 k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59.95">
            <text:p>59,95</text:p>
          </table:table-cell>
          <table:table-cell office:value-type="float" office:value="56.02">
            <text:p>56,02</text:p>
          </table:table-cell>
          <table:table-cell office:value-type="float" office:value="0">
            <text:p>0</text:p>
          </table:table-cell>
          <table:table-cell/>
          <table:table-cell office:value-type="float" office:value="56.02">
            <text:p>56,02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01539">
            <text:p>4040056501539</text:p>
          </table:table-cell>
          <table:table-cell office:value-type="string">
            <text:p>Größe:2,5 kg</text:p>
          </table:table-cell>
          <table:table-cell office:value-type="string">
            <text:p>1018|1055|1651|1652|1655|3729|3823|4729|483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string">
            <text:p>casaCare BioClean Intensivreinigerkonzentrat</text:p>
          </table:table-cell>
          <table:table-cell office:value-type="string">
            <text:p>500 m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8.95">
            <text:p>8,95</text:p>
          </table:table-cell>
          <table:table-cell office:value-type="float" office:value="0">
            <text:p>0</text:p>
          </table:table-cell>
          <table:table-cell/>
          <table:table-cell office:value-type="float" office:value="8.95">
            <text:p>8,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0865">
            <text:p>4040056000865</text:p>
          </table:table-cell>
          <table:table-cell office:value-type="string">
            <text:p>Größe:500 ml</text:p>
          </table:table-cell>
          <table:table-cell office:value-type="string">
            <text:p>1005|1006|1007|1018|1053|1055|1142|1417|1421|1601|1651|1652|165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5">
            <text:p>95</text:p>
          </table:table-cell>
          <table:table-cell office:value-type="string">
            <text:p>casaCare BioClean Intensivreinigerkonzentrat</text:p>
          </table:table-cell>
          <table:table-cell office:value-type="string">
            <text:p>5 l</text:p>
          </table:table-cell>
          <table:table-cell office:value-type="string">
            <text:p>CasaCare</text:p>
          </table:table-cell>
          <table:table-cell office:value-type="float" office:value="16">
            <text:p>16</text:p>
          </table:table-cell>
          <table:table-cell office:value-type="float" office:value="65.95">
            <text:p>65,95</text:p>
          </table:table-cell>
          <table:table-cell office:value-type="float" office:value="42.95">
            <text:p>42,95</text:p>
          </table:table-cell>
          <table:table-cell office:value-type="float" office:value="0">
            <text:p>0</text:p>
          </table:table-cell>
          <table:table-cell/>
          <table:table-cell office:value-type="float" office:value="42.95">
            <text:p>42,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2531">
            <text:p>4040056002531</text:p>
          </table:table-cell>
          <table:table-cell office:value-type="string">
            <text:p>Größe:5 l</text:p>
          </table:table-cell>
          <table:table-cell office:value-type="string">
            <text:p>1005|1006|1007|1018|1053|1055|1142|1417|1421|1601|1651|1652|1655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1430">
            <text:p>1430</text:p>
          </table:table-cell>
          <table:table-cell office:value-type="string">
            <text:p>cdProtect® Dog</text:p>
          </table:table-cell>
          <table:table-cell office:value-type="string">
            <text:p>24 Kapseln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table:number-columns-repeated="2" office:value-type="float" office:value="8.95">
            <text:p>8,95</text:p>
          </table:table-cell>
          <table:table-cell/>
          <table:table-cell office:value-type="float" office:value="8.95">
            <text:p>8,95</text:p>
          </table:table-cell>
          <table:table-cell office:value-type="float" office:value="8.1">
            <text:p>8,1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367">
            <text:p>4040056014367</text:p>
          </table:table-cell>
          <table:table-cell office:value-type="string">
            <text:p>Größe:24 Kapseln</text:p>
          </table:table-cell>
          <table:table-cell office:value-type="string">
            <text:p>1018|1515|165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751">
            <text:p>751</text:p>
          </table:table-cell>
          <table:table-cell office:value-type="string">
            <text:p>ZeckEx</text:p>
          </table:table-cell>
          <table:table-cell office:value-type="string">
            <text:p>5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33.9">
            <text:p>33,9</text:p>
          </table:table-cell>
          <table:table-cell office:value-type="float" office:value="19.9">
            <text:p>19,9</text:p>
          </table:table-cell>
          <table:table-cell office:value-type="float" office:value="0">
            <text:p>0</text:p>
          </table:table-cell>
          <table:table-cell/>
          <table:table-cell office:value-type="float" office:value="19.9">
            <text:p>19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7536">
            <text:p>4040056007536</text:p>
          </table:table-cell>
          <table:table-cell office:value-type="string">
            <text:p>Größe:500 ml</text:p>
          </table:table-cell>
          <table:table-cell office:value-type="string">
            <text:p>1005|1006|1018|1055|1651|1652|1950|1952</text:p>
          </table:table-cell>
        </table:table-row>
        <table:table-row table:style-name="ro1">
          <table:table-cell office:value-type="float" office:value="4194">
            <text:p>4194</text:p>
          </table:table-cell>
          <table:table-cell office:value-type="float" office:value="4148">
            <text:p>4148</text:p>
          </table:table-cell>
          <table:table-cell office:value-type="string">
            <text:p>Fit-BARF Bio-Wiese</text:p>
          </table:table-cell>
          <table:table-cell office:value-type="string">
            <text:p>2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1943">
            <text:p>4040056041943</text:p>
          </table:table-cell>
          <table:table-cell office:value-type="string">
            <text:p>Größe:25 kg</text:p>
          </table:table-cell>
          <table:table-cell office:value-type="string">
            <text:p>1018|1849|3011|3155|3858|3903|4011|4155|4858|4903</text:p>
          </table:table-cell>
        </table:table-row>
        <table:table-row table:style-name="ro1">
          <table:table-cell office:value-type="float" office:value="4316">
            <text:p>4316</text:p>
          </table:table-cell>
          <table:table-cell office:value-type="float" office:value="669">
            <text:p>669</text:p>
          </table:table-cell>
          <table:table-cell office:value-type="string">
            <text:p>Fit-BARF MicroMineral</text:p>
          </table:table-cell>
          <table:table-cell office:value-type="string">
            <text:p>2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3169">
            <text:p>4040056043169</text:p>
          </table:table-cell>
          <table:table-cell office:value-type="string">
            <text:p>Größe:25 kg</text:p>
          </table:table-cell>
          <table:table-cell office:value-type="string">
            <text:p>1018|1055|1517|1559|1849|1892|3011|3128|3155|3190|3204|3355|3356|3358|3858|3862|3903|4011|4128|4155|4190|4204|4355|4356|4358|4858|4862|4903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1250">
            <text:p>1250</text:p>
          </table:table-cell>
          <table:table-cell office:value-type="string">
            <text:p>Fit-BARF Safe-Complete</text:p>
          </table:table-cell>
          <table:table-cell office:value-type="string">
            <text:p>2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2530">
            <text:p>4040056012530</text:p>
          </table:table-cell>
          <table:table-cell office:value-type="string">
            <text:p>Größe:25 kg</text:p>
          </table:table-cell>
          <table:table-cell office:value-type="string">
            <text:p>1017|1018|1849|3011|3155|3317|3353|3354|3355|3358|3382|3386|3648|3856|3858|3899|3964|3965|3992|4011|4132|4155|4317|4353|4354|4355|4358|4386|4648|4856|4858|4899|4964|4965|4992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1470">
            <text:p>1470</text:p>
          </table:table-cell>
          <table:table-cell office:value-type="string">
            <text:p>HuminoMineral</text:p>
          </table:table-cell>
          <table:table-cell office:value-type="string">
            <text:p>5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4718">
            <text:p>4040056014718</text:p>
          </table:table-cell>
          <table:table-cell office:value-type="string">
            <text:p>Größe:500 g</text:p>
          </table:table-cell>
          <table:table-cell office:value-type="string">
            <text:p>1017|1018|1051|1055|1101|1124|1517|1559|1567|1651|1652|1847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1470">
            <text:p>1470</text:p>
          </table:table-cell>
          <table:table-cell office:value-type="string">
            <text:p>HuminoMineral</text:p>
          </table:table-cell>
          <table:table-cell office:value-type="string">
            <text:p>1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5.9">
            <text:p>15,9</text:p>
          </table:table-cell>
          <table:table-cell office:value-type="float" office:value="0">
            <text:p>0</text:p>
          </table:table-cell>
          <table:table-cell/>
          <table:table-cell office:value-type="float" office:value="15.9">
            <text:p>15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4725">
            <text:p>4040056014725</text:p>
          </table:table-cell>
          <table:table-cell office:value-type="string">
            <text:p>Größe:1 kg</text:p>
          </table:table-cell>
          <table:table-cell office:value-type="string">
            <text:p>1017|1018|1051|1055|1101|1124|1517|1559|1567|1651|1652|1847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470">
            <text:p>1470</text:p>
          </table:table-cell>
          <table:table-cell office:value-type="string">
            <text:p>HuminoMineral</text:p>
          </table:table-cell>
          <table:table-cell office:value-type="string">
            <text:p>2,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4.95">
            <text:p>44,95</text:p>
          </table:table-cell>
          <table:table-cell office:value-type="float" office:value="29.5">
            <text:p>29,5</text:p>
          </table:table-cell>
          <table:table-cell office:value-type="float" office:value="0">
            <text:p>0</text:p>
          </table:table-cell>
          <table:table-cell/>
          <table:table-cell office:value-type="float" office:value="29.5">
            <text:p>29,5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4732">
            <text:p>4040056014732</text:p>
          </table:table-cell>
          <table:table-cell office:value-type="string">
            <text:p>Größe:2,5 kg</text:p>
          </table:table-cell>
          <table:table-cell office:value-type="string">
            <text:p>1017|1018|1051|1055|1101|1124|1517|1559|1567|1651|1652|1847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1470">
            <text:p>1470</text:p>
          </table:table-cell>
          <table:table-cell office:value-type="string">
            <text:p>HuminoMineral</text:p>
          </table:table-cell>
          <table:table-cell office:value-type="string">
            <text:p>4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69.95">
            <text:p>69,95</text:p>
          </table:table-cell>
          <table:table-cell office:value-type="float" office:value="44.5">
            <text:p>44,5</text:p>
          </table:table-cell>
          <table:table-cell office:value-type="float" office:value="0">
            <text:p>0</text:p>
          </table:table-cell>
          <table:table-cell/>
          <table:table-cell office:value-type="float" office:value="44.5">
            <text:p>44,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4749">
            <text:p>4040056014749</text:p>
          </table:table-cell>
          <table:table-cell office:value-type="string">
            <text:p>Größe:4 kg</text:p>
          </table:table-cell>
          <table:table-cell office:value-type="string">
            <text:p>1017|1018|1051|1055|1101|1124|1517|1559|1567|1651|1652|1847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1470">
            <text:p>1470</text:p>
          </table:table-cell>
          <table:table-cell office:value-type="string">
            <text:p>HuminoMineral</text:p>
          </table:table-cell>
          <table:table-cell office:value-type="string">
            <text:p>8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79.5">
            <text:p>79,5</text:p>
          </table:table-cell>
          <table:table-cell office:value-type="float" office:value="0">
            <text:p>0</text:p>
          </table:table-cell>
          <table:table-cell/>
          <table:table-cell office:value-type="float" office:value="79.5">
            <text:p>79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4756">
            <text:p>4040056014756</text:p>
          </table:table-cell>
          <table:table-cell office:value-type="string">
            <text:p>Größe:8 kg</text:p>
          </table:table-cell>
          <table:table-cell office:value-type="string">
            <text:p>1017|1018|1051|1055|1101|1124|1517|1559|1567|1651|1652|1847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1470">
            <text:p>1470</text:p>
          </table:table-cell>
          <table:table-cell office:value-type="string">
            <text:p>HuminoMineral</text:p>
          </table:table-cell>
          <table:table-cell office:value-type="string">
            <text:p>2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4763">
            <text:p>4040056014763</text:p>
          </table:table-cell>
          <table:table-cell office:value-type="string">
            <text:p>Größe:25 kg</text:p>
          </table:table-cell>
          <table:table-cell office:value-type="string">
            <text:p>1017|1018|1051|1055|1101|1124|1517|1559|1567|1651|1652|1847</text:p>
          </table:table-cell>
        </table:table-row>
        <table:table-row table:style-name="ro1">
          <table:table-cell office:value-type="float" office:value="650201">
            <text:p>650201</text:p>
          </table:table-cell>
          <table:table-cell office:value-type="float" office:value="650200">
            <text:p>650200</text:p>
          </table:table-cell>
          <table:table-cell office:value-type="string">
            <text:p>herbaVet Mineral</text:p>
          </table:table-cell>
          <table:table-cell office:value-type="string">
            <text:p>500 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16.95">
            <text:p>16,95</text:p>
          </table:table-cell>
          <table:table-cell office:value-type="float" office:value="15.84">
            <text:p>15,84</text:p>
          </table:table-cell>
          <table:table-cell office:value-type="float" office:value="0">
            <text:p>0</text:p>
          </table:table-cell>
          <table:table-cell/>
          <table:table-cell office:value-type="float" office:value="15.84">
            <text:p>15,8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02017">
            <text:p>4040056502017</text:p>
          </table:table-cell>
          <table:table-cell office:value-type="string">
            <text:p>Größe:500 g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202">
            <text:p>650202</text:p>
          </table:table-cell>
          <table:table-cell office:value-type="float" office:value="650200">
            <text:p>650200</text:p>
          </table:table-cell>
          <table:table-cell office:value-type="string">
            <text:p>herbaVet Mineral</text:p>
          </table:table-cell>
          <table:table-cell office:value-type="string">
            <text:p>1 k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23.31">
            <text:p>23,31</text:p>
          </table:table-cell>
          <table:table-cell office:value-type="float" office:value="0">
            <text:p>0</text:p>
          </table:table-cell>
          <table:table-cell/>
          <table:table-cell office:value-type="float" office:value="23.31">
            <text:p>23,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02024">
            <text:p>4040056502024</text:p>
          </table:table-cell>
          <table:table-cell office:value-type="string">
            <text:p>Größe:1 kg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203">
            <text:p>650203</text:p>
          </table:table-cell>
          <table:table-cell office:value-type="float" office:value="650200">
            <text:p>650200</text:p>
          </table:table-cell>
          <table:table-cell office:value-type="string">
            <text:p>herbaVet Mineral</text:p>
          </table:table-cell>
          <table:table-cell office:value-type="string">
            <text:p>2,5 k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44.95">
            <text:p>44,9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02031">
            <text:p>4040056502031</text:p>
          </table:table-cell>
          <table:table-cell office:value-type="string">
            <text:p>Größe:2,5 kg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650204">
            <text:p>650204</text:p>
          </table:table-cell>
          <table:table-cell office:value-type="float" office:value="650200">
            <text:p>650200</text:p>
          </table:table-cell>
          <table:table-cell office:value-type="string">
            <text:p>herbaVet Mineral</text:p>
          </table:table-cell>
          <table:table-cell office:value-type="string">
            <text:p>4 kg</text:p>
          </table:table-cell>
          <table:table-cell office:value-type="string">
            <text:p>herbaVet</text:p>
          </table:table-cell>
          <table:table-cell office:value-type="float" office:value="5">
            <text:p>5</text:p>
          </table:table-cell>
          <table:table-cell office:value-type="float" office:value="69.95">
            <text:p>69,95</text:p>
          </table:table-cell>
          <table:table-cell office:value-type="float" office:value="65.37">
            <text:p>65,37</text:p>
          </table:table-cell>
          <table:table-cell office:value-type="float" office:value="0">
            <text:p>0</text:p>
          </table:table-cell>
          <table:table-cell/>
          <table:table-cell office:value-type="float" office:value="65.37">
            <text:p>65,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02048">
            <text:p>4040056502048</text:p>
          </table:table-cell>
          <table:table-cell office:value-type="string">
            <text:p>Größe:4 kg</text:p>
          </table:table-cell>
          <table:table-cell office:value-type="string">
            <text:p>1018|1055|1142|1651|1652|3729|3823|4729|4823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1175">
            <text:p>1175</text:p>
          </table:table-cell>
          <table:table-cell office:value-type="string">
            <text:p>DurchfallStopp</text:p>
          </table:table-cell>
          <table:table-cell office:value-type="string">
            <text:p>15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12.95">
            <text:p>12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762">
            <text:p>4040056011762</text:p>
          </table:table-cell>
          <table:table-cell office:value-type="string">
            <text:p>Größe:150 g</text:p>
          </table:table-cell>
          <table:table-cell office:value-type="string">
            <text:p>1018|1055|1101|1123|1124|1515|1651|1652</text:p>
          </table:table-cell>
        </table:table-row>
        <table:table-row table:style-name="ro1">
          <table:table-cell office:value-type="float" office:value="652041">
            <text:p>652041</text:p>
          </table:table-cell>
          <table:table-cell office:value-type="float" office:value="652040">
            <text:p>652040</text:p>
          </table:table-cell>
          <table:table-cell office:value-type="string">
            <text:p>herbaBARF DarmStart</text:p>
          </table:table-cell>
          <table:table-cell office:value-type="string">
            <text:p>100 g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23.31">
            <text:p>23,31</text:p>
          </table:table-cell>
          <table:table-cell office:value-type="float" office:value="0">
            <text:p>0</text:p>
          </table:table-cell>
          <table:table-cell/>
          <table:table-cell office:value-type="float" office:value="23.31">
            <text:p>23,31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520417">
            <text:p>4040056520417</text:p>
          </table:table-cell>
          <table:table-cell office:value-type="string">
            <text:p>Größe:100 g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office:value-type="float" office:value="4425">
            <text:p>4425</text:p>
          </table:table-cell>
          <table:table-cell office:value-type="string">
            <text:p>Fit-Crock Puppy Lamm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54.95">
            <text:p>54,95</text:p>
          </table:table-cell>
          <table:table-cell office:value-type="float" office:value="42.5">
            <text:p>42,5</text:p>
          </table:table-cell>
          <table:table-cell office:value-type="float" office:value="0">
            <text:p>0</text:p>
          </table:table-cell>
          <table:table-cell/>
          <table:table-cell office:value-type="float" office:value="42.5">
            <text:p>42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289">
            <text:p>4040056044289</text:p>
          </table:table-cell>
          <table:table-cell office:value-type="string">
            <text:p>Größe:10 kg</text:p>
          </table:table-cell>
          <table:table-cell office:value-type="string">
            <text:p>1017|1018|1211|1826</text:p>
          </table:table-cell>
        </table:table-row>
        <table:table-row table:style-name="ro1">
          <table:table-cell office:value-type="float" office:value="4408">
            <text:p>4408</text:p>
          </table:table-cell>
          <table:table-cell office:value-type="float" office:value="4405">
            <text:p>4405</text:p>
          </table:table-cell>
          <table:table-cell office:value-type="string">
            <text:p>Fit-Crock Classic Lamm Maxi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38.5">
            <text:p>38,5</text:p>
          </table:table-cell>
          <table:table-cell office:value-type="float" office:value="0">
            <text:p>0</text:p>
          </table:table-cell>
          <table:table-cell/>
          <table:table-cell office:value-type="float" office:value="38.5">
            <text:p>38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081">
            <text:p>4040056044081</text:p>
          </table:table-cell>
          <table:table-cell office:value-type="string">
            <text:p>Größe:10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13">
            <text:p>4413</text:p>
          </table:table-cell>
          <table:table-cell office:value-type="float" office:value="4410">
            <text:p>4410</text:p>
          </table:table-cell>
          <table:table-cell office:value-type="string">
            <text:p>Fit-Crock Classic Lamm Mini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38.5">
            <text:p>38,5</text:p>
          </table:table-cell>
          <table:table-cell office:value-type="float" office:value="0">
            <text:p>0</text:p>
          </table:table-cell>
          <table:table-cell/>
          <table:table-cell office:value-type="float" office:value="38.5">
            <text:p>38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135">
            <text:p>4040056044135</text:p>
          </table:table-cell>
          <table:table-cell office:value-type="string">
            <text:p>Größe:10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07">
            <text:p>4407</text:p>
          </table:table-cell>
          <table:table-cell office:value-type="float" office:value="4405">
            <text:p>4405</text:p>
          </table:table-cell>
          <table:table-cell office:value-type="string">
            <text:p>Fit-Crock Classic Lamm Maxi</text:p>
          </table:table-cell>
          <table:table-cell office:value-type="string">
            <text:p>5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0.5">
            <text:p>20,5</text:p>
          </table:table-cell>
          <table:table-cell office:value-type="float" office:value="0">
            <text:p>0</text:p>
          </table:table-cell>
          <table:table-cell/>
          <table:table-cell office:value-type="float" office:value="20.5">
            <text:p>20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074">
            <text:p>4040056044074</text:p>
          </table:table-cell>
          <table:table-cell office:value-type="string">
            <text:p>Größe:5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12">
            <text:p>4412</text:p>
          </table:table-cell>
          <table:table-cell office:value-type="float" office:value="4410">
            <text:p>4410</text:p>
          </table:table-cell>
          <table:table-cell office:value-type="string">
            <text:p>Fit-Crock Classic Lamm Mini</text:p>
          </table:table-cell>
          <table:table-cell office:value-type="string">
            <text:p>5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0.5">
            <text:p>20,5</text:p>
          </table:table-cell>
          <table:table-cell office:value-type="float" office:value="0">
            <text:p>0</text:p>
          </table:table-cell>
          <table:table-cell/>
          <table:table-cell office:value-type="float" office:value="20.5">
            <text:p>20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128">
            <text:p>4040056044128</text:p>
          </table:table-cell>
          <table:table-cell office:value-type="string">
            <text:p>Größe:5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office:value-type="float" office:value="4425">
            <text:p>4425</text:p>
          </table:table-cell>
          <table:table-cell office:value-type="string">
            <text:p>Fit-Crock Puppy Lamm</text:p>
          </table:table-cell>
          <table:table-cell office:value-type="string">
            <text:p>5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2.5">
            <text:p>22,5</text:p>
          </table:table-cell>
          <table:table-cell office:value-type="float" office:value="0">
            <text:p>0</text:p>
          </table:table-cell>
          <table:table-cell/>
          <table:table-cell office:value-type="float" office:value="22.5">
            <text:p>22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272">
            <text:p>4040056044272</text:p>
          </table:table-cell>
          <table:table-cell office:value-type="string">
            <text:p>Größe:5 kg</text:p>
          </table:table-cell>
          <table:table-cell office:value-type="string">
            <text:p>1017|1018|1211|1826</text:p>
          </table:table-cell>
        </table:table-row>
        <table:table-row table:style-name="ro1">
          <table:table-cell office:value-type="float" office:value="4437">
            <text:p>4437</text:p>
          </table:table-cell>
          <table:table-cell office:value-type="float" office:value="4436">
            <text:p>4436</text:p>
          </table:table-cell>
          <table:table-cell office:value-type="string">
            <text:p>Fit-Crock Energy&amp;Lac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82.95">
            <text:p>82,95</text:p>
          </table:table-cell>
          <table:table-cell office:value-type="float" office:value="64.5">
            <text:p>64,5</text:p>
          </table:table-cell>
          <table:table-cell office:value-type="float" office:value="0">
            <text:p>0</text:p>
          </table:table-cell>
          <table:table-cell/>
          <table:table-cell office:value-type="float" office:value="64.5">
            <text:p>64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371">
            <text:p>4040056044371</text:p>
          </table:table-cell>
          <table:table-cell office:value-type="string">
            <text:p>Größe:10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02">
            <text:p>4402</text:p>
          </table:table-cell>
          <table:table-cell office:value-type="float" office:value="4400">
            <text:p>4400</text:p>
          </table:table-cell>
          <table:table-cell office:value-type="string">
            <text:p>Fit-Crock Active Lamm Mini</text:p>
          </table:table-cell>
          <table:table-cell office:value-type="string">
            <text:p>5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7.5">
            <text:p>27,5</text:p>
          </table:table-cell>
          <table:table-cell office:value-type="float" office:value="0">
            <text:p>0</text:p>
          </table:table-cell>
          <table:table-cell/>
          <table:table-cell office:value-type="float" office:value="27.5">
            <text:p>27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029">
            <text:p>4040056044029</text:p>
          </table:table-cell>
          <table:table-cell office:value-type="string">
            <text:p>Größe:5 kg</text:p>
          </table:table-cell>
          <table:table-cell office:value-type="string">
            <text:p>1017|1018|1826|3017|3120|3558|3651|3826|4017|4120|4558|4651|4826</text:p>
          </table:table-cell>
        </table:table-row>
        <table:table-row table:style-name="ro1">
          <table:table-cell office:value-type="float" office:value="4403">
            <text:p>4403</text:p>
          </table:table-cell>
          <table:table-cell office:value-type="float" office:value="4400">
            <text:p>4400</text:p>
          </table:table-cell>
          <table:table-cell office:value-type="string">
            <text:p>Fit-Crock Active Lamm Mini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74.95">
            <text:p>74,95</text:p>
          </table:table-cell>
          <table:table-cell office:value-type="float" office:value="49.5">
            <text:p>49,5</text:p>
          </table:table-cell>
          <table:table-cell office:value-type="float" office:value="0">
            <text:p>0</text:p>
          </table:table-cell>
          <table:table-cell/>
          <table:table-cell office:value-type="float" office:value="49.5">
            <text:p>49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036">
            <text:p>4040056044036</text:p>
          </table:table-cell>
          <table:table-cell office:value-type="string">
            <text:p>Größe:10 kg</text:p>
          </table:table-cell>
          <table:table-cell office:value-type="string">
            <text:p>1017|1018|1826|3017|3120|3558|3651|3826|4017|4120|4558|4651|4826</text:p>
          </table:table-cell>
        </table:table-row>
        <table:table-row table:style-name="ro1">
          <table:table-cell office:value-type="float" office:value="4422">
            <text:p>4422</text:p>
          </table:table-cell>
          <table:table-cell office:value-type="float" office:value="4420">
            <text:p>4420</text:p>
          </table:table-cell>
          <table:table-cell office:value-type="string">
            <text:p>Fit-Crock Premium Ente Mini -Sorbe-</text:p>
          </table:table-cell>
          <table:table-cell/>
          <table:table-cell office:value-type="string">
            <text:p>Fit-Crock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röße:10 kg</text:p>
          </table:table-cell>
          <table:table-cell office:value-type="string">
            <text:p>1|1017|1018|1826</text:p>
          </table:table-cell>
        </table:table-row>
        <table:table-row table:style-name="ro1">
          <table:table-cell office:value-type="float" office:value="4417">
            <text:p>4417</text:p>
          </table:table-cell>
          <table:table-cell office:value-type="float" office:value="4415">
            <text:p>4415</text:p>
          </table:table-cell>
          <table:table-cell office:value-type="string">
            <text:p>Fit-Crock Sensitive Lamm Mini</text:p>
          </table:table-cell>
          <table:table-cell office:value-type="string">
            <text:p>5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9.5">
            <text:p>29,5</text:p>
          </table:table-cell>
          <table:table-cell office:value-type="float" office:value="0">
            <text:p>0</text:p>
          </table:table-cell>
          <table:table-cell/>
          <table:table-cell office:value-type="float" office:value="29.5">
            <text:p>29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173">
            <text:p>4040056044173</text:p>
          </table:table-cell>
          <table:table-cell office:value-type="string">
            <text:p>Größe:5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18">
            <text:p>4418</text:p>
          </table:table-cell>
          <table:table-cell office:value-type="float" office:value="4415">
            <text:p>4415</text:p>
          </table:table-cell>
          <table:table-cell office:value-type="string">
            <text:p>Fit-Crock Sensitive Lamm Mini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69.95">
            <text:p>69,95</text:p>
          </table:table-cell>
          <table:table-cell office:value-type="float" office:value="54.5">
            <text:p>54,5</text:p>
          </table:table-cell>
          <table:table-cell office:value-type="float" office:value="0">
            <text:p>0</text:p>
          </table:table-cell>
          <table:table-cell/>
          <table:table-cell office:value-type="float" office:value="54.5">
            <text:p>54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180">
            <text:p>4040056044180</text:p>
          </table:table-cell>
          <table:table-cell office:value-type="string">
            <text:p>Größe:10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1554">
            <text:p>1554</text:p>
          </table:table-cell>
          <table:table-cell office:value-type="string">
            <text:p>insektoVet Combi Spray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555">
            <text:p>4040056015555</text:p>
          </table:table-cell>
          <table:table-cell office:value-type="string">
            <text:p>Größe:50 m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1554">
            <text:p>1554</text:p>
          </table:table-cell>
          <table:table-cell office:value-type="string">
            <text:p>insektoVet Combi Spray</text:p>
          </table:table-cell>
          <table:table-cell office:value-type="string">
            <text:p>1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/>
          <table:table-cell office:value-type="float" office:value="9.9">
            <text:p>9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562">
            <text:p>4040056015562</text:p>
          </table:table-cell>
          <table:table-cell office:value-type="string">
            <text:p>Größe:100 m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office:value-type="float" office:value="4432">
            <text:p>4432</text:p>
          </table:table-cell>
          <table:table-cell office:value-type="float" office:value="4431">
            <text:p>4431</text:p>
          </table:table-cell>
          <table:table-cell office:value-type="string">
            <text:p>Fit-Crock Spezial Rind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38.5">
            <text:p>38,5</text:p>
          </table:table-cell>
          <table:table-cell office:value-type="float" office:value="0">
            <text:p>0</text:p>
          </table:table-cell>
          <table:table-cell/>
          <table:table-cell office:value-type="float" office:value="38.5">
            <text:p>38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326">
            <text:p>4040056044326</text:p>
          </table:table-cell>
          <table:table-cell office:value-type="string">
            <text:p>Größe:10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47">
            <text:p>4447</text:p>
          </table:table-cell>
          <table:table-cell office:value-type="float" office:value="4445">
            <text:p>4445</text:p>
          </table:table-cell>
          <table:table-cell office:value-type="string">
            <text:p>Fit-Crock Basic Rind Mini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44.95">
            <text:p>44,95</text:p>
          </table:table-cell>
          <table:table-cell office:value-type="float" office:value="32.5">
            <text:p>32,5</text:p>
          </table:table-cell>
          <table:table-cell office:value-type="float" office:value="0">
            <text:p>0</text:p>
          </table:table-cell>
          <table:table-cell/>
          <table:table-cell office:value-type="float" office:value="32.5">
            <text:p>32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470">
            <text:p>4040056044470</text:p>
          </table:table-cell>
          <table:table-cell office:value-type="string">
            <text:p>Größe:10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652052">
            <text:p>652052</text:p>
          </table:table-cell>
          <table:table-cell office:value-type="float" office:value="652050">
            <text:p>652050</text:p>
          </table:table-cell>
          <table:table-cell office:value-type="string">
            <text:p>herbaBARF Premium Rind</text:p>
          </table:table-cell>
          <table:table-cell office:value-type="string">
            <text:p>10 kg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46.68">
            <text:p>46,68</text:p>
          </table:table-cell>
          <table:table-cell office:value-type="float" office:value="0">
            <text:p>0</text:p>
          </table:table-cell>
          <table:table-cell/>
          <table:table-cell office:value-type="float" office:value="46.68">
            <text:p>46,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20523">
            <text:p>4040056520523</text:p>
          </table:table-cell>
          <table:table-cell office:value-type="string">
            <text:p>Größe:10 kg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1119">
            <text:p>1119</text:p>
          </table:table-cell>
          <table:table-cell office:value-type="string">
            <text:p>Singulares Eierschalenpulver extrafein</text:p>
          </table:table-cell>
          <table:table-cell office:value-type="string">
            <text:p>300 g</text:p>
          </table:table-cell>
          <table:table-cell office:value-type="string">
            <text:p>Singulares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1250">
            <text:p>4040056011250</text:p>
          </table:table-cell>
          <table:table-cell office:value-type="string">
            <text:p>Größe:300 g</text:p>
          </table:table-cell>
          <table:table-cell office:value-type="string">
            <text:p>1018|1055|1211|1517|1559|1872</text:p>
          </table:table-cell>
        </table:table-row>
        <table:table-row table:style-name="ro1">
          <table:table-cell office:value-type="float" office:value="4457">
            <text:p>4457</text:p>
          </table:table-cell>
          <table:table-cell office:value-type="float" office:value="4456">
            <text:p>4456</text:p>
          </table:table-cell>
          <table:table-cell office:value-type="string">
            <text:p>Fit-Crock Active Lamm Maxi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74.95">
            <text:p>74,95</text:p>
          </table:table-cell>
          <table:table-cell office:value-type="float" office:value="49.5">
            <text:p>49,5</text:p>
          </table:table-cell>
          <table:table-cell office:value-type="float" office:value="0">
            <text:p>0</text:p>
          </table:table-cell>
          <table:table-cell/>
          <table:table-cell office:value-type="float" office:value="49.5">
            <text:p>49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579">
            <text:p>4040056044579</text:p>
          </table:table-cell>
          <table:table-cell office:value-type="string">
            <text:p>Größe:10 kg</text:p>
          </table:table-cell>
          <table:table-cell office:value-type="string">
            <text:p>1017|1018|1826|3017|3120|3558|3651|3826|4017|4120|4558|4651|4826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1175">
            <text:p>1175</text:p>
          </table:table-cell>
          <table:table-cell office:value-type="string">
            <text:p>DurchfallStopp</text:p>
          </table:table-cell>
          <table:table-cell office:value-type="string">
            <text:p>100 Kapseln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17.5">
            <text:p>17,5</text:p>
          </table:table-cell>
          <table:table-cell office:value-type="float" office:value="0">
            <text:p>0</text:p>
          </table:table-cell>
          <table:table-cell/>
          <table:table-cell office:value-type="float" office:value="17.5">
            <text:p>17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11779">
            <text:p>4040056011779</text:p>
          </table:table-cell>
          <table:table-cell office:value-type="string">
            <text:p>Größe:100 Kapseln</text:p>
          </table:table-cell>
          <table:table-cell office:value-type="string">
            <text:p>1018|1055|1101|1123|1124|1515|1651|1652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1565">
            <text:p>1565</text:p>
          </table:table-cell>
          <table:table-cell office:value-type="string">
            <text:p>Singulares Bio-Hanfnussöl</text:p>
          </table:table-cell>
          <table:table-cell office:value-type="string">
            <text:p>1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0.95">
            <text:p>10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661">
            <text:p>4040056015661</text:p>
          </table:table-cell>
          <table:table-cell office:value-type="string">
            <text:p>Größe:100 ml</text:p>
          </table:table-cell>
          <table:table-cell office:value-type="string">
            <text:p>1517|1892|3102|3175|3724|3896|3940|4102|4175|4724|4896|4940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4451">
            <text:p>4451</text:p>
          </table:table-cell>
          <table:table-cell office:value-type="string">
            <text:p>Fit-Crock Basic Rind Maxi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44.95">
            <text:p>44,95</text:p>
          </table:table-cell>
          <table:table-cell office:value-type="float" office:value="32.5">
            <text:p>32,5</text:p>
          </table:table-cell>
          <table:table-cell office:value-type="float" office:value="0">
            <text:p>0</text:p>
          </table:table-cell>
          <table:table-cell/>
          <table:table-cell office:value-type="float" office:value="32.5">
            <text:p>32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524">
            <text:p>4040056044524</text:p>
          </table:table-cell>
          <table:table-cell office:value-type="string">
            <text:p>Größe:10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62">
            <text:p>4462</text:p>
          </table:table-cell>
          <table:table-cell office:value-type="float" office:value="4461">
            <text:p>4461</text:p>
          </table:table-cell>
          <table:table-cell office:value-type="string">
            <text:p>Fit-Crock Sensitive Lamm Maxi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69.95">
            <text:p>69,95</text:p>
          </table:table-cell>
          <table:table-cell office:value-type="float" office:value="54.5">
            <text:p>54,5</text:p>
          </table:table-cell>
          <table:table-cell office:value-type="float" office:value="0">
            <text:p>0</text:p>
          </table:table-cell>
          <table:table-cell/>
          <table:table-cell office:value-type="float" office:value="54.5">
            <text:p>54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623">
            <text:p>4040056044623</text:p>
          </table:table-cell>
          <table:table-cell office:value-type="string">
            <text:p>Größe:10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1554">
            <text:p>1554</text:p>
          </table:table-cell>
          <table:table-cell office:value-type="string">
            <text:p>insektoVet Combi Spray</text:p>
          </table:table-cell>
          <table:table-cell office:value-type="string">
            <text:p>50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29.95">
            <text:p>29,95</text:p>
          </table:table-cell>
          <table:table-cell office:value-type="float" office:value="17.9">
            <text:p>17,9</text:p>
          </table:table-cell>
          <table:table-cell office:value-type="float" office:value="0">
            <text:p>0</text:p>
          </table:table-cell>
          <table:table-cell/>
          <table:table-cell office:value-type="float" office:value="17.9">
            <text:p>17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579">
            <text:p>4040056015579</text:p>
          </table:table-cell>
          <table:table-cell office:value-type="string">
            <text:p>Größe:500 m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1560">
            <text:p>1560</text:p>
          </table:table-cell>
          <table:table-cell office:value-type="string">
            <text:p>insektoVet Combi SpotOn</text:p>
          </table:table-cell>
          <table:table-cell office:value-type="string">
            <text:p>50 m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49.95">
            <text:p>49,95</text:p>
          </table:table-cell>
          <table:table-cell office:value-type="float" office:value="29.5">
            <text:p>29,5</text:p>
          </table:table-cell>
          <table:table-cell office:value-type="float" office:value="0">
            <text:p>0</text:p>
          </table:table-cell>
          <table:table-cell/>
          <table:table-cell office:value-type="float" office:value="29.5">
            <text:p>29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616">
            <text:p>4040056015616</text:p>
          </table:table-cell>
          <table:table-cell office:value-type="string">
            <text:p>Größe:50 m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332">
            <text:p>3332</text:p>
          </table:table-cell>
          <table:table-cell office:value-type="string">
            <text:p>cdDes</text:p>
          </table:table-cell>
          <table:table-cell office:value-type="string">
            <text:p>10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9.95">
            <text:p>9,95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3323">
            <text:p>4040056003323</text:p>
          </table:table-cell>
          <table:table-cell office:value-type="string">
            <text:p>Größe:100 ml</text:p>
          </table:table-cell>
          <table:table-cell office:value-type="string">
            <text:p>1005|1006|1007|1018|1055|1142|1417|1422|1431|1432|1433|1434|1651|1652|165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332">
            <text:p>3332</text:p>
          </table:table-cell>
          <table:table-cell office:value-type="string">
            <text:p>cdDes</text:p>
          </table:table-cell>
          <table:table-cell office:value-type="string">
            <text:p>500 m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0.95">
            <text:p>10,95</text:p>
          </table:table-cell>
          <table:table-cell office:value-type="float" office:value="0">
            <text:p>0</text:p>
          </table:table-cell>
          <table:table-cell/>
          <table:table-cell office:value-type="float" office:value="10.95">
            <text:p>10,9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3330">
            <text:p>4040056003330</text:p>
          </table:table-cell>
          <table:table-cell office:value-type="string">
            <text:p>Größe:500 ml</text:p>
          </table:table-cell>
          <table:table-cell office:value-type="string">
            <text:p>1005|1006|1007|1018|1055|1142|1417|1422|1431|1432|1433|1434|1651|1652|165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332">
            <text:p>3332</text:p>
          </table:table-cell>
          <table:table-cell office:value-type="string">
            <text:p>cdDes</text:p>
          </table:table-cell>
          <table:table-cell office:value-type="string">
            <text:p>1 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29.95">
            <text:p>29,95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/>
          <table:table-cell office:value-type="float" office:value="16.5">
            <text:p>16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3347">
            <text:p>4040056003347</text:p>
          </table:table-cell>
          <table:table-cell office:value-type="string">
            <text:p>Größe:1 l</text:p>
          </table:table-cell>
          <table:table-cell office:value-type="string">
            <text:p>1005|1006|1007|1018|1055|1142|1417|1422|1431|1432|1433|1434|1651|1652|165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332">
            <text:p>3332</text:p>
          </table:table-cell>
          <table:table-cell office:value-type="string">
            <text:p>cdDes</text:p>
          </table:table-cell>
          <table:table-cell office:value-type="string">
            <text:p>5 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59.95">
            <text:p>59,95</text:p>
          </table:table-cell>
          <table:table-cell office:value-type="float" office:value="34.9">
            <text:p>34,9</text:p>
          </table:table-cell>
          <table:table-cell office:value-type="float" office:value="0">
            <text:p>0</text:p>
          </table:table-cell>
          <table:table-cell/>
          <table:table-cell office:value-type="float" office:value="34.9">
            <text:p>34,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3354">
            <text:p>4040056003354</text:p>
          </table:table-cell>
          <table:table-cell office:value-type="string">
            <text:p>Größe:5 l</text:p>
          </table:table-cell>
          <table:table-cell office:value-type="string">
            <text:p>1005|1006|1007|1018|1055|1142|1417|1422|1431|1432|1433|1434|1651|1652|165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332">
            <text:p>3332</text:p>
          </table:table-cell>
          <table:table-cell office:value-type="string">
            <text:p>cdDes</text:p>
          </table:table-cell>
          <table:table-cell office:value-type="string">
            <text:p>10 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04.5">
            <text:p>104,5</text:p>
          </table:table-cell>
          <table:table-cell office:value-type="float" office:value="59.9">
            <text:p>59,9</text:p>
          </table:table-cell>
          <table:table-cell office:value-type="float" office:value="0">
            <text:p>0</text:p>
          </table:table-cell>
          <table:table-cell/>
          <table:table-cell office:value-type="float" office:value="59.9">
            <text:p>59,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03361">
            <text:p>4040056003361</text:p>
          </table:table-cell>
          <table:table-cell office:value-type="string">
            <text:p>Größe:10 l</text:p>
          </table:table-cell>
          <table:table-cell office:value-type="string">
            <text:p>1005|1006|1007|1018|1055|1142|1417|1422|1431|1432|1433|1434|1651|1652|1655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610">
            <text:p>1610</text:p>
          </table:table-cell>
          <table:table-cell office:value-type="string">
            <text:p>Fit-Hap Bio-Lein-Sticks</text:p>
          </table:table-cell>
          <table:table-cell office:value-type="string">
            <text:p>2,75 k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19.9">
            <text:p>19,9</text:p>
          </table:table-cell>
          <table:table-cell office:value-type="float" office:value="12.9">
            <text:p>12,9</text:p>
          </table:table-cell>
          <table:table-cell office:value-type="float" office:value="0">
            <text:p>0</text:p>
          </table:table-cell>
          <table:table-cell/>
          <table:table-cell office:value-type="float" office:value="12.9">
            <text:p>12,9</text:p>
          </table:table-cell>
          <table:table-cell office:value-type="float" office:value="2.75">
            <text:p>2,7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6125">
            <text:p>4040056016125</text:p>
          </table:table-cell>
          <table:table-cell office:value-type="string">
            <text:p>Größe:2,75 kg</text:p>
          </table:table-cell>
          <table:table-cell office:value-type="string">
            <text:p>1017|1018|1038|1142|1430|1651|1655|1827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615">
            <text:p>1615</text:p>
          </table:table-cell>
          <table:table-cell office:value-type="string">
            <text:p>Singulares Bio-Leinöl</text:p>
          </table:table-cell>
          <table:table-cell office:value-type="string">
            <text:p>500 m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11.9">
            <text:p>11,9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163">
            <text:p>4040056016163</text:p>
          </table:table-cell>
          <table:table-cell office:value-type="string">
            <text:p>Größe:500 ml</text:p>
          </table:table-cell>
          <table:table-cell office:value-type="string">
            <text:p>1008|1017|1018|1038|1051|1055|1142|1178|1517|1559|1923|1942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623">
            <text:p>623</text:p>
          </table:table-cell>
          <table:table-cell office:value-type="string">
            <text:p>dentaVet Öl</text:p>
          </table:table-cell>
          <table:table-cell office:value-type="string">
            <text:p>50 ml</text:p>
          </table:table-cell>
          <table:table-cell office:value-type="string">
            <text:p>dentaVet</text:p>
          </table:table-cell>
          <table:table-cell office:value-type="float" office:value="16">
            <text:p>16</text:p>
          </table:table-cell>
          <table:table-cell office:value-type="float" office:value="18.9">
            <text:p>18,9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/>
          <table:table-cell office:value-type="float" office:value="10.9">
            <text:p>10,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6683">
            <text:p>4040056006683</text:p>
          </table:table-cell>
          <table:table-cell office:value-type="string">
            <text:p>Größe:50 ml</text:p>
          </table:table-cell>
          <table:table-cell office:value-type="string">
            <text:p>1018|1055|1138|1153|1179|3138|3153|3162|3168|3188|3365|3393|3633|3651|3652|3701|4138|4153|4162|4168|4188|4365|4393|4633|4651|4652|4701</text:p>
          </table:table-cell>
        </table:table-row>
        <table:table-row table:style-name="ro1">
          <table:table-cell office:value-type="float" office:value="652006">
            <text:p>652006</text:p>
          </table:table-cell>
          <table:table-cell office:value-type="float" office:value="652005">
            <text:p>652005</text:p>
          </table:table-cell>
          <table:table-cell office:value-type="string">
            <text:p>herbaBARF Komplett Pulver</text:p>
          </table:table-cell>
          <table:table-cell office:value-type="string">
            <text:p>1,8 kg</text:p>
          </table:table-cell>
          <table:table-cell office:value-type="string">
            <text:p>herbaBARF</text:p>
          </table:table-cell>
          <table:table-cell office:value-type="float" office:value="16">
            <text:p>16</text:p>
          </table:table-cell>
          <table:table-cell office:value-type="float" office:value="36.95">
            <text:p>36,95</text:p>
          </table:table-cell>
          <table:table-cell office:value-type="float" office:value="34.53">
            <text:p>34,53</text:p>
          </table:table-cell>
          <table:table-cell office:value-type="float" office:value="0">
            <text:p>0</text:p>
          </table:table-cell>
          <table:table-cell/>
          <table:table-cell office:value-type="float" office:value="34.53">
            <text:p>34,53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20066">
            <text:p>4040056520066</text:p>
          </table:table-cell>
          <table:table-cell office:value-type="string">
            <text:p>Größe:1,8 kg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string">
            <text:p>DarmRein Hund</text:p>
          </table:table-cell>
          <table:table-cell office:value-type="string">
            <text:p>25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32.95">
            <text:p>32,95</text:p>
          </table:table-cell>
          <table:table-cell office:value-type="float" office:value="19.9">
            <text:p>19,9</text:p>
          </table:table-cell>
          <table:table-cell office:value-type="float" office:value="0">
            <text:p>0</text:p>
          </table:table-cell>
          <table:table-cell/>
          <table:table-cell office:value-type="float" office:value="19.9">
            <text:p>19,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261">
            <text:p>4040056000261</text:p>
          </table:table-cell>
          <table:table-cell office:value-type="string">
            <text:p>Größe:250 ml</text:p>
          </table:table-cell>
          <table:table-cell office:value-type="string">
            <text:p>1018|1101|1515|1651|3162|3163|3190|3201|3203|3209|3313|3315|3323|3341|3342|3343|3344|3345|3515|3651|3841|4162|4163|4190|4201|4203|4209|4313|4315|4323|4341|4342|4343|4344|4345|4515|4651|48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DarmRein Hund</text:p>
          </table:table-cell>
          <table:table-cell office:value-type="string">
            <text:p>5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4.95">
            <text:p>44,95</text:p>
          </table:table-cell>
          <table:table-cell office:value-type="float" office:value="28.9">
            <text:p>28,9</text:p>
          </table:table-cell>
          <table:table-cell office:value-type="float" office:value="0">
            <text:p>0</text:p>
          </table:table-cell>
          <table:table-cell/>
          <table:table-cell office:value-type="float" office:value="28.9">
            <text:p>28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0278">
            <text:p>4040056000278</text:p>
          </table:table-cell>
          <table:table-cell office:value-type="string">
            <text:p>Größe:500 ml</text:p>
          </table:table-cell>
          <table:table-cell office:value-type="string">
            <text:p>1018|1101|1515|1651|3162|3163|3190|3201|3203|3209|3313|3315|3323|3341|3342|3343|3344|3345|3515|3651|3841|4162|4163|4190|4201|4203|4209|4313|4315|4323|4341|4342|4343|4344|4345|4515|4651|4841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1600">
            <text:p>1600</text:p>
          </table:table-cell>
          <table:table-cell office:value-type="string">
            <text:p>Fit-BARF Kräuter</text:p>
          </table:table-cell>
          <table:table-cell office:value-type="string">
            <text:p>6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6.95">
            <text:p>26,95</text:p>
          </table:table-cell>
          <table:table-cell office:value-type="float" office:value="17.5">
            <text:p>17,5</text:p>
          </table:table-cell>
          <table:table-cell office:value-type="float" office:value="0">
            <text:p>0</text:p>
          </table:table-cell>
          <table:table-cell/>
          <table:table-cell office:value-type="float" office:value="17.5">
            <text:p>17,5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019">
            <text:p>4040056016019</text:p>
          </table:table-cell>
          <table:table-cell office:value-type="string">
            <text:p>Größe:600 g</text:p>
          </table:table-cell>
          <table:table-cell office:value-type="string">
            <text:p>1017|1018|1651|1849</text:p>
          </table:table-cell>
        </table:table-row>
        <table:table-row table:style-name="ro1">
          <table:table-cell office:value-type="float" office:value="4196">
            <text:p>4196</text:p>
          </table:table-cell>
          <table:table-cell office:value-type="float" office:value="4143">
            <text:p>4143</text:p>
          </table:table-cell>
          <table:table-cell office:value-type="string">
            <text:p>Singulares Bio-Kokosöl</text:p>
          </table:table-cell>
          <table:table-cell office:value-type="string">
            <text:p>1 l</text:p>
          </table:table-cell>
          <table:table-cell office:value-type="string">
            <text:p>Singulares</text:p>
          </table:table-cell>
          <table:table-cell office:value-type="float" office:value="5">
            <text:p>5</text:p>
          </table:table-cell>
          <table:table-cell office:value-type="float" office:value="22.9">
            <text:p>22,9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41967">
            <text:p>4040056041967</text:p>
          </table:table-cell>
          <table:table-cell office:value-type="string">
            <text:p>Größe:1 l</text:p>
          </table:table-cell>
          <table:table-cell office:value-type="string">
            <text:p>1005|1006|1007|1017|1018|1051|1052|1053|1055|1122|1166|1178|1193|1223|1500|1517|1559|1849|1892|1942|1952|3005|3006|3007|3023|3024|3025|3053|3102|3103|3125|3126|3166|3175|3178|3193|3223|3528|3556|3576|3585|3651|3652|3724|3836|3854|3871|3883|3896|4005|4006|4007|4023|4024|4025|4053|4102|4103|4125|4126|4166|4175|4178|4193|4223|4485|4528|4556|4576|4585|4651|4652|4724|4836|4854|4871|4883|4896</text:p>
          </table:table-cell>
        </table:table-row>
        <table:table-row table:style-name="ro1">
          <table:table-cell office:value-type="float" office:value="4426">
            <text:p>4426</text:p>
          </table:table-cell>
          <table:table-cell office:value-type="float" office:value="4425">
            <text:p>4425</text:p>
          </table:table-cell>
          <table:table-cell office:value-type="string">
            <text:p>Fit-Crock Puppy Lamm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6.5">
            <text:p>16,5</text:p>
          </table:table-cell>
          <table:table-cell office:value-type="float" office:value="0">
            <text:p>0</text:p>
          </table:table-cell>
          <table:table-cell/>
          <table:table-cell office:value-type="float" office:value="16.5">
            <text:p>16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265">
            <text:p>4040056044265</text:p>
          </table:table-cell>
          <table:table-cell office:value-type="string">
            <text:p>Größe:3 kg</text:p>
          </table:table-cell>
          <table:table-cell office:value-type="string">
            <text:p>1017|1018|1211|1826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office:value-type="float" office:value="4415">
            <text:p>4415</text:p>
          </table:table-cell>
          <table:table-cell office:value-type="string">
            <text:p>Fit-Crock Sensitive Lamm Mini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0.5">
            <text:p>20,5</text:p>
          </table:table-cell>
          <table:table-cell office:value-type="float" office:value="0">
            <text:p>0</text:p>
          </table:table-cell>
          <table:table-cell/>
          <table:table-cell office:value-type="float" office:value="20.5">
            <text:p>20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166">
            <text:p>4040056044166</text:p>
          </table:table-cell>
          <table:table-cell office:value-type="string">
            <text:p>Größe:3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office:value-type="float" office:value="4400">
            <text:p>4400</text:p>
          </table:table-cell>
          <table:table-cell office:value-type="string">
            <text:p>Fit-Crock Active Lamm Mini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9.95">
            <text:p>29,95</text:p>
          </table:table-cell>
          <table:table-cell office:value-type="float" office:value="20.5">
            <text:p>20,5</text:p>
          </table:table-cell>
          <table:table-cell office:value-type="float" office:value="0">
            <text:p>0</text:p>
          </table:table-cell>
          <table:table-cell/>
          <table:table-cell office:value-type="float" office:value="20.5">
            <text:p>20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012">
            <text:p>4040056044012</text:p>
          </table:table-cell>
          <table:table-cell office:value-type="string">
            <text:p>Größe:3 kg</text:p>
          </table:table-cell>
          <table:table-cell office:value-type="string">
            <text:p>1017|1018|1826|3017|3120|3558|3651|3826|4017|4120|4558|4651|4826</text:p>
          </table:table-cell>
        </table:table-row>
        <table:table-row table:style-name="ro1">
          <table:table-cell office:value-type="float" office:value="4446">
            <text:p>4446</text:p>
          </table:table-cell>
          <table:table-cell office:value-type="float" office:value="4445">
            <text:p>4445</text:p>
          </table:table-cell>
          <table:table-cell office:value-type="string">
            <text:p>Fit-Crock Basic Rind Mini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463">
            <text:p>4040056044463</text:p>
          </table:table-cell>
          <table:table-cell office:value-type="string">
            <text:p>Größe:3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11">
            <text:p>4411</text:p>
          </table:table-cell>
          <table:table-cell office:value-type="float" office:value="4410">
            <text:p>4410</text:p>
          </table:table-cell>
          <table:table-cell office:value-type="string">
            <text:p>Fit-Crock Classic Lamm Mini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111">
            <text:p>4040056044111</text:p>
          </table:table-cell>
          <table:table-cell office:value-type="string">
            <text:p>Größe:3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4406">
            <text:p>4406</text:p>
          </table:table-cell>
          <table:table-cell office:value-type="float" office:value="4405">
            <text:p>4405</text:p>
          </table:table-cell>
          <table:table-cell office:value-type="string">
            <text:p>Fit-Crock Classic Lamm Maxi</text:p>
          </table:table-cell>
          <table:table-cell office:value-type="string">
            <text:p>3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9">
            <text:p>14,9</text:p>
          </table:table-cell>
          <table:table-cell office:value-type="float" office:value="0">
            <text:p>0</text:p>
          </table:table-cell>
          <table:table-cell/>
          <table:table-cell office:value-type="float" office:value="14.9">
            <text:p>14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067">
            <text:p>4040056044067</text:p>
          </table:table-cell>
          <table:table-cell office:value-type="string">
            <text:p>Größe:3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1640">
            <text:p>1640</text:p>
          </table:table-cell>
          <table:table-cell office:value-type="string">
            <text:p>Fit-BARF SättigungsMix</text:p>
          </table:table-cell>
          <table:table-cell office:value-type="string">
            <text:p>7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415">
            <text:p>4040056016415</text:p>
          </table:table-cell>
          <table:table-cell office:value-type="string">
            <text:p>Größe:700 g</text:p>
          </table:table-cell>
          <table:table-cell office:value-type="string">
            <text:p>1017|1018|1651|1849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1640">
            <text:p>1640</text:p>
          </table:table-cell>
          <table:table-cell office:value-type="string">
            <text:p>Fit-BARF SättigungsMix</text:p>
          </table:table-cell>
          <table:table-cell office:value-type="string">
            <text:p>2,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32.5">
            <text:p>32,5</text:p>
          </table:table-cell>
          <table:table-cell office:value-type="float" office:value="0">
            <text:p>0</text:p>
          </table:table-cell>
          <table:table-cell/>
          <table:table-cell office:value-type="float" office:value="32.5">
            <text:p>32,5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6422">
            <text:p>4040056016422</text:p>
          </table:table-cell>
          <table:table-cell office:value-type="string">
            <text:p>Größe:2,5 kg</text:p>
          </table:table-cell>
          <table:table-cell office:value-type="string">
            <text:p>1017|1018|1651|1849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1630">
            <text:p>1630</text:p>
          </table:table-cell>
          <table:table-cell office:value-type="string">
            <text:p>Fit-BARF Schonkost</text:p>
          </table:table-cell>
          <table:table-cell office:value-type="string">
            <text:p>700 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316">
            <text:p>4040056016316</text:p>
          </table:table-cell>
          <table:table-cell office:value-type="string">
            <text:p>Größe:700 g</text:p>
          </table:table-cell>
          <table:table-cell office:value-type="string">
            <text:p>1017|1018|1515|1651|1849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630">
            <text:p>1630</text:p>
          </table:table-cell>
          <table:table-cell office:value-type="string">
            <text:p>Fit-BARF Schonkost</text:p>
          </table:table-cell>
          <table:table-cell office:value-type="string">
            <text:p>2,5 kg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32.5">
            <text:p>32,5</text:p>
          </table:table-cell>
          <table:table-cell office:value-type="float" office:value="0">
            <text:p>0</text:p>
          </table:table-cell>
          <table:table-cell/>
          <table:table-cell office:value-type="float" office:value="32.5">
            <text:p>32,5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6323">
            <text:p>4040056016323</text:p>
          </table:table-cell>
          <table:table-cell office:value-type="string">
            <text:p>Größe:2,5 kg</text:p>
          </table:table-cell>
          <table:table-cell office:value-type="string">
            <text:p>1017|1018|1515|1651|1849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1625">
            <text:p>1625</text:p>
          </table:table-cell>
          <table:table-cell office:value-type="string">
            <text:p>Fit-BARF Bio-Futteröl</text:p>
          </table:table-cell>
          <table:table-cell office:value-type="string">
            <text:p>25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14.95">
            <text:p>14,9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/>
          <table:table-cell office:value-type="float" office:value="9.5">
            <text:p>9,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262">
            <text:p>4040056016262</text:p>
          </table:table-cell>
          <table:table-cell office:value-type="string">
            <text:p>Größe:250 ml</text:p>
          </table:table-cell>
          <table:table-cell office:value-type="string">
            <text:p>1017|1018|1051|1055|1517|1559|1849|1892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1625">
            <text:p>1625</text:p>
          </table:table-cell>
          <table:table-cell office:value-type="string">
            <text:p>Fit-BARF Bio-Futteröl</text:p>
          </table:table-cell>
          <table:table-cell office:value-type="string">
            <text:p>500 m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21.95">
            <text:p>21,95</text:p>
          </table:table-cell>
          <table:table-cell office:value-type="float" office:value="13.5">
            <text:p>13,5</text:p>
          </table:table-cell>
          <table:table-cell office:value-type="float" office:value="0">
            <text:p>0</text:p>
          </table:table-cell>
          <table:table-cell/>
          <table:table-cell office:value-type="float" office:value="13.5">
            <text:p>13,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279">
            <text:p>4040056016279</text:p>
          </table:table-cell>
          <table:table-cell office:value-type="string">
            <text:p>Größe:500 ml</text:p>
          </table:table-cell>
          <table:table-cell office:value-type="string">
            <text:p>1017|1018|1051|1055|1517|1559|1849|1892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1625">
            <text:p>1625</text:p>
          </table:table-cell>
          <table:table-cell office:value-type="string">
            <text:p>Fit-BARF Bio-Futteröl</text:p>
          </table:table-cell>
          <table:table-cell office:value-type="string">
            <text:p>1 l</text:p>
          </table:table-cell>
          <table:table-cell office:value-type="string">
            <text:p>Fit-BARF</text:p>
          </table:table-cell>
          <table:table-cell office:value-type="float" office:value="5">
            <text:p>5</text:p>
          </table:table-cell>
          <table:table-cell office:value-type="float" office:value="34.95">
            <text:p>34,95</text:p>
          </table:table-cell>
          <table:table-cell office:value-type="float" office:value="24.5">
            <text:p>24,5</text:p>
          </table:table-cell>
          <table:table-cell office:value-type="float" office:value="0">
            <text:p>0</text:p>
          </table:table-cell>
          <table:table-cell/>
          <table:table-cell office:value-type="float" office:value="24.5">
            <text:p>24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16286">
            <text:p>4040056016286</text:p>
          </table:table-cell>
          <table:table-cell office:value-type="string">
            <text:p>Größe:1 l</text:p>
          </table:table-cell>
          <table:table-cell office:value-type="string">
            <text:p>1017|1018|1051|1055|1517|1559|1849|1892</text:p>
          </table:table-cell>
        </table:table-row>
        <table:table-row table:style-name="ro1">
          <table:table-cell office:value-type="float" office:value="652051">
            <text:p>652051</text:p>
          </table:table-cell>
          <table:table-cell office:value-type="float" office:value="652050">
            <text:p>652050</text:p>
          </table:table-cell>
          <table:table-cell office:value-type="string">
            <text:p>herbaBARF Premium Rind</text:p>
          </table:table-cell>
          <table:table-cell office:value-type="string">
            <text:p>3 kg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31.95">
            <text:p>31,95</text:p>
          </table:table-cell>
          <table:table-cell office:value-type="float" office:value="29.86">
            <text:p>29,86</text:p>
          </table:table-cell>
          <table:table-cell office:value-type="float" office:value="0">
            <text:p>0</text:p>
          </table:table-cell>
          <table:table-cell/>
          <table:table-cell office:value-type="float" office:value="29.86">
            <text:p>29,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520516">
            <text:p>4040056520516</text:p>
          </table:table-cell>
          <table:table-cell office:value-type="string">
            <text:p>Größe:3 kg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4472">
            <text:p>4472</text:p>
          </table:table-cell>
          <table:table-cell office:value-type="float" office:value="4470">
            <text:p>4470</text:p>
          </table:table-cell>
          <table:table-cell office:value-type="string">
            <text:p>Fit-Crock Premium Ente</text:p>
          </table:table-cell>
          <table:table-cell office:value-type="string">
            <text:p>10 kg</text:p>
          </table:table-cell>
          <table:table-cell office:value-type="string">
            <text:p>Fit-Crock</text:p>
          </table:table-cell>
          <table:table-cell office:value-type="float" office:value="5">
            <text:p>5</text:p>
          </table:table-cell>
          <table:table-cell office:value-type="float" office:value="99.9">
            <text:p>99,9</text:p>
          </table:table-cell>
          <table:table-cell office:value-type="float" office:value="79.5">
            <text:p>79,5</text:p>
          </table:table-cell>
          <table:table-cell office:value-type="float" office:value="0">
            <text:p>0</text:p>
          </table:table-cell>
          <table:table-cell/>
          <table:table-cell office:value-type="float" office:value="79.5">
            <text:p>79,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44722">
            <text:p>4040056044722</text:p>
          </table:table-cell>
          <table:table-cell office:value-type="string">
            <text:p>Größe:10 kg</text:p>
          </table:table-cell>
          <table:table-cell office:value-type="string">
            <text:p>1017|1018|1826</text:p>
          </table:table-cell>
        </table:table-row>
        <table:table-row table:style-name="ro1">
          <table:table-cell office:value-type="float" office:value="6018">
            <text:p>6018</text:p>
          </table:table-cell>
          <table:table-cell office:value-type="float" office:value="6019">
            <text:p>6019</text:p>
          </table:table-cell>
          <table:table-cell office:value-type="string">
            <text:p>ArthroGreen Lauf-Fit</text:p>
          </table:table-cell>
          <table:table-cell office:value-type="string">
            <text:p>100 ml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19.95">
            <text:p>19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60180">
            <text:p>4040056060180</text:p>
          </table:table-cell>
          <table:table-cell office:value-type="string">
            <text:p>Größe:100 ml</text:p>
          </table:table-cell>
          <table:table-cell office:value-type="string">
            <text:p>1018|1055|1104|1105|1127|1128|1142|1145|1651|1652|1655|1914</text:p>
          </table:table-cell>
        </table:table-row>
        <table:table-row table:style-name="ro1">
          <table:table-cell office:value-type="float" office:value="6005">
            <text:p>6005</text:p>
          </table:table-cell>
          <table:table-cell office:value-type="float" office:value="6019">
            <text:p>6019</text:p>
          </table:table-cell>
          <table:table-cell office:value-type="string">
            <text:p>ArthroGreen Lauf-Fit</text:p>
          </table:table-cell>
          <table:table-cell office:value-type="string">
            <text:p>250 ml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39.95">
            <text:p>39,95</text:p>
          </table:table-cell>
          <table:table-cell office:value-type="float" office:value="20.9">
            <text:p>20,9</text:p>
          </table:table-cell>
          <table:table-cell office:value-type="float" office:value="0">
            <text:p>0</text:p>
          </table:table-cell>
          <table:table-cell/>
          <table:table-cell office:value-type="float" office:value="20.9">
            <text:p>20,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60050">
            <text:p>4040056060050</text:p>
          </table:table-cell>
          <table:table-cell office:value-type="string">
            <text:p>Größe:250 ml</text:p>
          </table:table-cell>
          <table:table-cell office:value-type="string">
            <text:p>1018|1055|1104|1105|1127|1128|1142|1145|1651|1652|1655|1914</text:p>
          </table:table-cell>
        </table:table-row>
        <table:table-row table:style-name="ro1">
          <table:table-cell office:value-type="float" office:value="6006">
            <text:p>6006</text:p>
          </table:table-cell>
          <table:table-cell office:value-type="float" office:value="6019">
            <text:p>6019</text:p>
          </table:table-cell>
          <table:table-cell office:value-type="string">
            <text:p>ArthroGreen Lauf-Fit</text:p>
          </table:table-cell>
          <table:table-cell office:value-type="string">
            <text:p>500 ml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64.95">
            <text:p>64,95</text:p>
          </table:table-cell>
          <table:table-cell office:value-type="float" office:value="35.9">
            <text:p>35,9</text:p>
          </table:table-cell>
          <table:table-cell office:value-type="float" office:value="0">
            <text:p>0</text:p>
          </table:table-cell>
          <table:table-cell/>
          <table:table-cell office:value-type="float" office:value="35.9">
            <text:p>35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60067">
            <text:p>4040056060067</text:p>
          </table:table-cell>
          <table:table-cell office:value-type="string">
            <text:p>Größe:500 ml</text:p>
          </table:table-cell>
          <table:table-cell office:value-type="string">
            <text:p>1018|1055|1104|1105|1127|1128|1142|1145|1651|1652|1655|1914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float" office:value="6019">
            <text:p>6019</text:p>
          </table:table-cell>
          <table:table-cell office:value-type="string">
            <text:p>ArthroGreen Lauf-Fit</text:p>
          </table:table-cell>
          <table:table-cell office:value-type="string">
            <text:p>1 l</text:p>
          </table:table-cell>
          <table:table-cell office:value-type="string">
            <text:p>ArthroGreen</text:p>
          </table:table-cell>
          <table:table-cell office:value-type="float" office:value="5">
            <text:p>5</text:p>
          </table:table-cell>
          <table:table-cell office:value-type="float" office:value="109.9">
            <text:p>109,9</text:p>
          </table:table-cell>
          <table:table-cell office:value-type="float" office:value="59.9">
            <text:p>59,9</text:p>
          </table:table-cell>
          <table:table-cell office:value-type="float" office:value="0">
            <text:p>0</text:p>
          </table:table-cell>
          <table:table-cell/>
          <table:table-cell office:value-type="float" office:value="59.9">
            <text:p>59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60074">
            <text:p>4040056060074</text:p>
          </table:table-cell>
          <table:table-cell office:value-type="string">
            <text:p>Größe:1 l</text:p>
          </table:table-cell>
          <table:table-cell office:value-type="string">
            <text:p>1018|1055|1104|1105|1127|1128|1142|1145|1651|1652|1655|1914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1680">
            <text:p>1680</text:p>
          </table:table-cell>
          <table:table-cell office:value-type="string">
            <text:p>ArthroGreen Tenso-Gel</text:p>
          </table:table-cell>
          <table:table-cell office:value-type="string">
            <text:p>200 ml</text:p>
          </table:table-cell>
          <table:table-cell office:value-type="string">
            <text:p>ArthroGreen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811">
            <text:p>4040056016811</text:p>
          </table:table-cell>
          <table:table-cell office:value-type="string">
            <text:p>Größe:200 ml</text:p>
          </table:table-cell>
          <table:table-cell office:value-type="string">
            <text:p>1018|1055|1104|1106|1127|1130|1142|1145|1651|1652|1655|1914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1683">
            <text:p>1683</text:p>
          </table:table-cell>
          <table:table-cell office:value-type="string">
            <text:p>ArthroGreen Tenso Spray-Lotion</text:p>
          </table:table-cell>
          <table:table-cell office:value-type="string">
            <text:p>100 ml</text:p>
          </table:table-cell>
          <table:table-cell office:value-type="string">
            <text:p>ArthroGreen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/>
          <table:table-cell office:value-type="float" office:value="11.5">
            <text:p>11,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842">
            <text:p>4040056016842</text:p>
          </table:table-cell>
          <table:table-cell office:value-type="string">
            <text:p>Größe:100 ml</text:p>
          </table:table-cell>
          <table:table-cell office:value-type="string">
            <text:p>1018|1055|1104|1106|1127|1130|1142|1145|1651|1652|1655|1914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3332">
            <text:p>3332</text:p>
          </table:table-cell>
          <table:table-cell office:value-type="string">
            <text:p>cdDes</text:p>
          </table:table-cell>
          <table:table-cell office:value-type="string">
            <text:p>250 ml - Nachfül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1.9">
            <text:p>11,9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33306">
            <text:p>4040056033306</text:p>
          </table:table-cell>
          <table:table-cell office:value-type="string">
            <text:p>Größe:250 ml - Nachfüll</text:p>
          </table:table-cell>
          <table:table-cell office:value-type="string">
            <text:p>1005|1006|1007|1018|1055|1142|1417|1422|1431|1432|1433|1434|1651|1652|1655</text:p>
          </table:table-cell>
        </table:table-row>
        <table:table-row table:style-name="ro1">
          <table:table-cell office:value-type="float" office:value="3331">
            <text:p>3331</text:p>
          </table:table-cell>
          <table:table-cell office:value-type="float" office:value="3332">
            <text:p>3332</text:p>
          </table:table-cell>
          <table:table-cell office:value-type="string">
            <text:p>cdDes</text:p>
          </table:table-cell>
          <table:table-cell office:value-type="string">
            <text:p>500 ml - Nachfüll</text:p>
          </table:table-cell>
          <table:table-cell office:value-type="string">
            <text:p>Classic</text:p>
          </table:table-cell>
          <table:table-cell office:value-type="float" office:value="16">
            <text:p>16</text:p>
          </table:table-cell>
          <table:table-cell office:value-type="float" office:value="15.9">
            <text:p>15,9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33313">
            <text:p>4040056033313</text:p>
          </table:table-cell>
          <table:table-cell office:value-type="string">
            <text:p>Größe:500 ml - Nachfüll</text:p>
          </table:table-cell>
          <table:table-cell office:value-type="string">
            <text:p>1005|1006|1007|1018|1055|1142|1417|1422|1431|1432|1433|1434|1651|1652|1655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1670">
            <text:p>1670</text:p>
          </table:table-cell>
          <table:table-cell office:value-type="string">
            <text:p>Schonkost</text:p>
          </table:table-cell>
          <table:table-cell office:value-type="string">
            <text:p>7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712">
            <text:p>4040056016712</text:p>
          </table:table-cell>
          <table:table-cell office:value-type="string">
            <text:p>Größe:700 g</text:p>
          </table:table-cell>
          <table:table-cell office:value-type="string">
            <text:p>1017|1018|1515|1651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1670">
            <text:p>1670</text:p>
          </table:table-cell>
          <table:table-cell office:value-type="string">
            <text:p>Schonkost</text:p>
          </table:table-cell>
          <table:table-cell office:value-type="string">
            <text:p>2,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32.5">
            <text:p>32,5</text:p>
          </table:table-cell>
          <table:table-cell office:value-type="float" office:value="0">
            <text:p>0</text:p>
          </table:table-cell>
          <table:table-cell/>
          <table:table-cell office:value-type="float" office:value="32.5">
            <text:p>32,5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6729">
            <text:p>4040056016729</text:p>
          </table:table-cell>
          <table:table-cell office:value-type="string">
            <text:p>Größe:2,5 kg</text:p>
          </table:table-cell>
          <table:table-cell office:value-type="string">
            <text:p>1017|1018|1515|1651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1657">
            <text:p>1657</text:p>
          </table:table-cell>
          <table:table-cell office:value-type="string">
            <text:p>Bio-Futteröl</text:p>
          </table:table-cell>
          <table:table-cell office:value-type="string">
            <text:p>500 ml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1.95">
            <text:p>21,95</text:p>
          </table:table-cell>
          <table:table-cell office:value-type="float" office:value="13.5">
            <text:p>13,5</text:p>
          </table:table-cell>
          <table:table-cell office:value-type="float" office:value="0">
            <text:p>0</text:p>
          </table:table-cell>
          <table:table-cell/>
          <table:table-cell office:value-type="float" office:value="13.5">
            <text:p>13,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6583">
            <text:p>4040056016583</text:p>
          </table:table-cell>
          <table:table-cell office:value-type="string">
            <text:p>Größe:500 ml</text:p>
          </table:table-cell>
          <table:table-cell office:value-type="string">
            <text:p>1017|1018|1051|1055|1517|1559|1651|1652</text:p>
          </table:table-cell>
        </table:table-row>
        <table:table-row table:style-name="ro1">
          <table:table-cell office:value-type="float" office:value="4228">
            <text:p>4228</text:p>
          </table:table-cell>
          <table:table-cell office:value-type="float" office:value="4227">
            <text:p>4227</text:p>
          </table:table-cell>
          <table:table-cell office:value-type="string">
            <text:p>Fit-Hap Geweihmineral-Snack halb</text:p>
          </table:table-cell>
          <table:table-cell office:value-type="string">
            <text:p>Gr. S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8.45">
            <text:p>8,4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/>
          <table:table-cell office:value-type="float" office:value="5.9">
            <text:p>5,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285">
            <text:p>4040056042285</text:p>
          </table:table-cell>
          <table:table-cell office:value-type="string">
            <text:p>Größe:Gr. S</text:p>
          </table:table-cell>
          <table:table-cell office:value-type="string">
            <text:p>1017|1018|1651|1827</text:p>
          </table:table-cell>
        </table:table-row>
        <table:table-row table:style-name="ro1">
          <table:table-cell office:value-type="float" office:value="4229">
            <text:p>4229</text:p>
          </table:table-cell>
          <table:table-cell office:value-type="float" office:value="4227">
            <text:p>4227</text:p>
          </table:table-cell>
          <table:table-cell office:value-type="string">
            <text:p>Fit-Hap Geweihmineral-Snack halb</text:p>
          </table:table-cell>
          <table:table-cell office:value-type="string">
            <text:p>Gr. M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0.95">
            <text:p>10,95</text:p>
          </table:table-cell>
          <table:table-cell office:value-type="float" office:value="6.95">
            <text:p>6,95</text:p>
          </table:table-cell>
          <table:table-cell office:value-type="float" office:value="0">
            <text:p>0</text:p>
          </table:table-cell>
          <table:table-cell/>
          <table:table-cell office:value-type="float" office:value="6.95">
            <text:p>6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292">
            <text:p>4040056042292</text:p>
          </table:table-cell>
          <table:table-cell office:value-type="string">
            <text:p>Größe:Gr. M</text:p>
          </table:table-cell>
          <table:table-cell office:value-type="string">
            <text:p>1017|1018|1651|1827</text:p>
          </table:table-cell>
        </table:table-row>
        <table:table-row table:style-name="ro1">
          <table:table-cell office:value-type="float" office:value="4234">
            <text:p>4234</text:p>
          </table:table-cell>
          <table:table-cell office:value-type="float" office:value="4227">
            <text:p>4227</text:p>
          </table:table-cell>
          <table:table-cell office:value-type="string">
            <text:p>Fit-Hap Geweihmineral-Snack halb</text:p>
          </table:table-cell>
          <table:table-cell office:value-type="string">
            <text:p>Gr. L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15.9">
            <text:p>15,9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/>
          <table:table-cell office:value-type="float" office:value="9.7">
            <text:p>9,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346">
            <text:p>4040056042346</text:p>
          </table:table-cell>
          <table:table-cell office:value-type="string">
            <text:p>Größe:Gr. L</text:p>
          </table:table-cell>
          <table:table-cell office:value-type="string">
            <text:p>1017|1018|1651|1827</text:p>
          </table:table-cell>
        </table:table-row>
        <table:table-row table:style-name="ro1">
          <table:table-cell office:value-type="float" office:value="4238">
            <text:p>4238</text:p>
          </table:table-cell>
          <table:table-cell office:value-type="float" office:value="4227">
            <text:p>4227</text:p>
          </table:table-cell>
          <table:table-cell office:value-type="string">
            <text:p>Fit-Hap Geweihmineral-Snack halb</text:p>
          </table:table-cell>
          <table:table-cell office:value-type="string">
            <text:p>Gr. XL</text:p>
          </table:table-cell>
          <table:table-cell office:value-type="string">
            <text:p>Fit-Hap</text:p>
          </table:table-cell>
          <table:table-cell office:value-type="float" office:value="16">
            <text:p>16</text:p>
          </table:table-cell>
          <table:table-cell office:value-type="float" office:value="21.9">
            <text:p>21,9</text:p>
          </table:table-cell>
          <table:table-cell office:value-type="float" office:value="13.75">
            <text:p>13,75</text:p>
          </table:table-cell>
          <table:table-cell office:value-type="float" office:value="0">
            <text:p>0</text:p>
          </table:table-cell>
          <table:table-cell/>
          <table:table-cell office:value-type="float" office:value="13.75">
            <text:p>13,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9">
            <text:p>9</text:p>
          </table:table-cell>
          <table:table-cell office:value-type="float" office:value="4040056042384">
            <text:p>4040056042384</text:p>
          </table:table-cell>
          <table:table-cell office:value-type="string">
            <text:p>Größe:Gr. XL</text:p>
          </table:table-cell>
          <table:table-cell office:value-type="string">
            <text:p>1017|1018|1651|1827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1675">
            <text:p>1675</text:p>
          </table:table-cell>
          <table:table-cell office:value-type="string">
            <text:p>SättigungsMix</text:p>
          </table:table-cell>
          <table:table-cell office:value-type="string">
            <text:p>7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6767">
            <text:p>4040056016767</text:p>
          </table:table-cell>
          <table:table-cell office:value-type="string">
            <text:p>Größe:700 g</text:p>
          </table:table-cell>
          <table:table-cell office:value-type="string">
            <text:p>1017|1018|1515|1651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1610">
            <text:p>1610</text:p>
          </table:table-cell>
          <table:table-cell office:value-type="string">
            <text:p>Fit-Hap Bio-Lein-Sticks</text:p>
          </table:table-cell>
          <table:table-cell office:value-type="string">
            <text:p>1 k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/>
          <table:table-cell office:value-type="float" office:value="5.95">
            <text:p>5,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6118">
            <text:p>4040056016118</text:p>
          </table:table-cell>
          <table:table-cell office:value-type="string">
            <text:p>Größe:1 kg</text:p>
          </table:table-cell>
          <table:table-cell office:value-type="string">
            <text:p>1017|1018|1038|1142|1430|1651|1655|1827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1610">
            <text:p>1610</text:p>
          </table:table-cell>
          <table:table-cell office:value-type="string">
            <text:p>Fit-Hap Bio-Lein-Sticks</text:p>
          </table:table-cell>
          <table:table-cell office:value-type="string">
            <text:p>10 kg</text:p>
          </table:table-cell>
          <table:table-cell office:value-type="string">
            <text:p>Fit-Hap</text:p>
          </table:table-cell>
          <table:table-cell office:value-type="float" office:value="5">
            <text:p>5</text:p>
          </table:table-cell>
          <table:table-cell office:value-type="float" office:value="24.95">
            <text:p>24,95</text:p>
          </table:table-cell>
          <table:table-cell office:value-type="float" office:value="18.9">
            <text:p>18,9</text:p>
          </table:table-cell>
          <table:table-cell office:value-type="float" office:value="0">
            <text:p>0</text:p>
          </table:table-cell>
          <table:table-cell/>
          <table:table-cell office:value-type="float" office:value="18.9">
            <text:p>18,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6132">
            <text:p>4040056016132</text:p>
          </table:table-cell>
          <table:table-cell office:value-type="string">
            <text:p>Größe:10 kg</text:p>
          </table:table-cell>
          <table:table-cell office:value-type="string">
            <text:p>1017|1018|1038|1142|1430|1651|1655|1827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1675">
            <text:p>1675</text:p>
          </table:table-cell>
          <table:table-cell office:value-type="string">
            <text:p>SättigungsMix</text:p>
          </table:table-cell>
          <table:table-cell office:value-type="string">
            <text:p>2,5 k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49.95">
            <text:p>49,95</text:p>
          </table:table-cell>
          <table:table-cell office:value-type="float" office:value="32.5">
            <text:p>32,5</text:p>
          </table:table-cell>
          <table:table-cell office:value-type="float" office:value="0">
            <text:p>0</text:p>
          </table:table-cell>
          <table:table-cell/>
          <table:table-cell office:value-type="float" office:value="32.5">
            <text:p>32,5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6">
            <text:p>6</text:p>
          </table:table-cell>
          <table:table-cell office:value-type="float" office:value="4040056016774">
            <text:p>4040056016774</text:p>
          </table:table-cell>
          <table:table-cell office:value-type="string">
            <text:p>Größe:2,5 kg</text:p>
          </table:table-cell>
          <table:table-cell office:value-type="string">
            <text:p>1017|1018|1515|1651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2110">
            <text:p>2110</text:p>
          </table:table-cell>
          <table:table-cell office:value-type="string">
            <text:p>LunaLupis Basic Shampoo -NEU-</text:p>
          </table:table-cell>
          <table:table-cell office:value-type="string">
            <text:p>20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11.72">
            <text:p>11,72</text:p>
          </table:table-cell>
          <table:table-cell office:value-type="float" office:value="0">
            <text:p>0</text:p>
          </table:table-cell>
          <table:table-cell/>
          <table:table-cell office:value-type="float" office:value="11.72">
            <text:p>11,7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112">
            <text:p>4040056021112</text:p>
          </table:table-cell>
          <table:table-cell office:value-type="string">
            <text:p>Größe:200 ml</text:p>
          </table:table-cell>
          <table:table-cell office:value-type="string">
            <text:p>1018|1651|1834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2110">
            <text:p>2110</text:p>
          </table:table-cell>
          <table:table-cell office:value-type="string">
            <text:p>LunaLupis Basic Shampoo -NEU-</text:p>
          </table:table-cell>
          <table:table-cell office:value-type="string">
            <text:p>1 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36.95">
            <text:p>36,95</text:p>
          </table:table-cell>
          <table:table-cell office:value-type="float" office:value="31.05">
            <text:p>31,05</text:p>
          </table:table-cell>
          <table:table-cell office:value-type="float" office:value="0">
            <text:p>0</text:p>
          </table:table-cell>
          <table:table-cell/>
          <table:table-cell office:value-type="float" office:value="31.05">
            <text:p>31,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21129">
            <text:p>4040056021129</text:p>
          </table:table-cell>
          <table:table-cell office:value-type="string">
            <text:p>Größe:1 l</text:p>
          </table:table-cell>
          <table:table-cell office:value-type="string">
            <text:p>1018|1651|1834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office:value-type="float" office:value="2110">
            <text:p>2110</text:p>
          </table:table-cell>
          <table:table-cell office:value-type="string">
            <text:p>LunaLupis Basic Shampoo -NEU-</text:p>
          </table:table-cell>
          <table:table-cell office:value-type="string">
            <text:p>5 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39.95">
            <text:p>139,95</text:p>
          </table:table-cell>
          <table:table-cell office:value-type="float" office:value="117.6">
            <text:p>117,6</text:p>
          </table:table-cell>
          <table:table-cell office:value-type="float" office:value="0">
            <text:p>0</text:p>
          </table:table-cell>
          <table:table-cell/>
          <table:table-cell office:value-type="float" office:value="117.6">
            <text:p>117,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21136">
            <text:p>4040056021136</text:p>
          </table:table-cell>
          <table:table-cell office:value-type="string">
            <text:p>Größe:5 l</text:p>
          </table:table-cell>
          <table:table-cell office:value-type="string">
            <text:p>1018|1651|183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2155">
            <text:p>2155</text:p>
          </table:table-cell>
          <table:table-cell office:value-type="string">
            <text:p>LunaLupis Care Oil -NEU-</text:p>
          </table:table-cell>
          <table:table-cell office:value-type="string">
            <text:p>5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14.24">
            <text:p>14,24</text:p>
          </table:table-cell>
          <table:table-cell office:value-type="float" office:value="0">
            <text:p>0</text:p>
          </table:table-cell>
          <table:table-cell/>
          <table:table-cell office:value-type="float" office:value="14.24">
            <text:p>14,2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563">
            <text:p>4040056021563</text:p>
          </table:table-cell>
          <table:table-cell office:value-type="string">
            <text:p>Größe:50 ml</text:p>
          </table:table-cell>
          <table:table-cell office:value-type="string">
            <text:p>1018|1055|1651|1652|1834|1883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2125">
            <text:p>2125</text:p>
          </table:table-cell>
          <table:table-cell office:value-type="string">
            <text:p>LunaLupis Care Shampoo -NEU-</text:p>
          </table:table-cell>
          <table:table-cell office:value-type="string">
            <text:p>20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14.24">
            <text:p>14,24</text:p>
          </table:table-cell>
          <table:table-cell office:value-type="float" office:value="0">
            <text:p>0</text:p>
          </table:table-cell>
          <table:table-cell/>
          <table:table-cell office:value-type="float" office:value="14.24">
            <text:p>14,24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266">
            <text:p>4040056021266</text:p>
          </table:table-cell>
          <table:table-cell office:value-type="string">
            <text:p>Größe:200 ml</text:p>
          </table:table-cell>
          <table:table-cell office:value-type="string">
            <text:p>1018|1055|1651|1652|1834|1883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2125">
            <text:p>2125</text:p>
          </table:table-cell>
          <table:table-cell office:value-type="string">
            <text:p>LunaLupis Care Shampoo -NEU-</text:p>
          </table:table-cell>
          <table:table-cell office:value-type="string">
            <text:p>1 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69.95">
            <text:p>69,95</text:p>
          </table:table-cell>
          <table:table-cell office:value-type="float" office:value="58.78">
            <text:p>58,78</text:p>
          </table:table-cell>
          <table:table-cell office:value-type="float" office:value="0">
            <text:p>0</text:p>
          </table:table-cell>
          <table:table-cell/>
          <table:table-cell office:value-type="float" office:value="58.78">
            <text:p>58,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21273">
            <text:p>4040056021273</text:p>
          </table:table-cell>
          <table:table-cell office:value-type="string">
            <text:p>Größe:1 l</text:p>
          </table:table-cell>
          <table:table-cell office:value-type="string">
            <text:p>1018|1055|1651|1652|1834|1883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2125">
            <text:p>2125</text:p>
          </table:table-cell>
          <table:table-cell office:value-type="string">
            <text:p>LunaLupis Care Shampoo -NEU-</text:p>
          </table:table-cell>
          <table:table-cell office:value-type="string">
            <text:p>5 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175.63">
            <text:p>175,63</text:p>
          </table:table-cell>
          <table:table-cell office:value-type="float" office:value="0">
            <text:p>0</text:p>
          </table:table-cell>
          <table:table-cell/>
          <table:table-cell office:value-type="float" office:value="175.63">
            <text:p>175,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21280">
            <text:p>4040056021280</text:p>
          </table:table-cell>
          <table:table-cell office:value-type="string">
            <text:p>Größe:5 l</text:p>
          </table:table-cell>
          <table:table-cell office:value-type="string">
            <text:p>1018|1055|1651|1652|1834|1883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2135">
            <text:p>2135</text:p>
          </table:table-cell>
          <table:table-cell office:value-type="string">
            <text:p>LunaLupis Ear CCR Dog -NEU-</text:p>
          </table:table-cell>
          <table:table-cell office:value-type="string">
            <text:p>5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9.95">
            <text:p>19,95</text:p>
          </table:table-cell>
          <table:table-cell office:value-type="float" office:value="16.76">
            <text:p>16,76</text:p>
          </table:table-cell>
          <table:table-cell office:value-type="float" office:value="0">
            <text:p>0</text:p>
          </table:table-cell>
          <table:table-cell/>
          <table:table-cell office:value-type="float" office:value="16.76">
            <text:p>16,7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365">
            <text:p>4040056021365</text:p>
          </table:table-cell>
          <table:table-cell office:value-type="string">
            <text:p>Größe:50 ml</text:p>
          </table:table-cell>
          <table:table-cell office:value-type="string">
            <text:p>1018|1118|1651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2140">
            <text:p>2140</text:p>
          </table:table-cell>
          <table:table-cell office:value-type="string">
            <text:p>LunaLupis Hair&amp;Skin Spray -NEU-</text:p>
          </table:table-cell>
          <table:table-cell office:value-type="string">
            <text:p>10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5.95">
            <text:p>15,95</text:p>
          </table:table-cell>
          <table:table-cell office:value-type="float" office:value="13.4">
            <text:p>13,4</text:p>
          </table:table-cell>
          <table:table-cell office:value-type="float" office:value="0">
            <text:p>0</text:p>
          </table:table-cell>
          <table:table-cell/>
          <table:table-cell office:value-type="float" office:value="13.4">
            <text:p>13,4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419">
            <text:p>4040056021419</text:p>
          </table:table-cell>
          <table:table-cell office:value-type="string">
            <text:p>Größe:100 ml</text:p>
          </table:table-cell>
          <table:table-cell office:value-type="string">
            <text:p>1018|1651|1834|1950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2175">
            <text:p>2175</text:p>
          </table:table-cell>
          <table:table-cell office:value-type="string">
            <text:p>LunaLupis Hair&amp;Skin Vital -NEU-</text:p>
          </table:table-cell>
          <table:table-cell office:value-type="string">
            <text:p>500 g</text:p>
          </table:table-cell>
          <table:table-cell office:value-type="string">
            <text:p>LunaLupis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21.44">
            <text:p>21,44</text:p>
          </table:table-cell>
          <table:table-cell office:value-type="float" office:value="0">
            <text:p>0</text:p>
          </table:table-cell>
          <table:table-cell/>
          <table:table-cell office:value-type="float" office:value="21.44">
            <text:p>21,44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21761">
            <text:p>4040056021761</text:p>
          </table:table-cell>
          <table:table-cell office:value-type="string">
            <text:p>Größe:500 g</text:p>
          </table:table-cell>
          <table:table-cell office:value-type="string">
            <text:p>1018|1055|1517|1559|1651|1652|1834|1883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2120">
            <text:p>2120</text:p>
          </table:table-cell>
          <table:table-cell office:value-type="string">
            <text:p>LunaLupis ParasiteX Shampoo -NEU-</text:p>
          </table:table-cell>
          <table:table-cell office:value-type="string">
            <text:p>20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14.24">
            <text:p>14,24</text:p>
          </table:table-cell>
          <table:table-cell office:value-type="float" office:value="0">
            <text:p>0</text:p>
          </table:table-cell>
          <table:table-cell/>
          <table:table-cell office:value-type="float" office:value="14.24">
            <text:p>14,24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211">
            <text:p>4040056021211</text:p>
          </table:table-cell>
          <table:table-cell office:value-type="string">
            <text:p>Größe:200 ml</text:p>
          </table:table-cell>
          <table:table-cell office:value-type="string">
            <text:p>1018|1055|1103|1126|1950|1953|1954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2120">
            <text:p>2120</text:p>
          </table:table-cell>
          <table:table-cell office:value-type="string">
            <text:p>LunaLupis ParasiteX Shampoo -NEU-</text:p>
          </table:table-cell>
          <table:table-cell office:value-type="string">
            <text:p>1 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59.95">
            <text:p>59,95</text:p>
          </table:table-cell>
          <table:table-cell office:value-type="float" office:value="50.37">
            <text:p>50,37</text:p>
          </table:table-cell>
          <table:table-cell office:value-type="float" office:value="0">
            <text:p>0</text:p>
          </table:table-cell>
          <table:table-cell/>
          <table:table-cell office:value-type="float" office:value="50.37">
            <text:p>50,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21228">
            <text:p>4040056021228</text:p>
          </table:table-cell>
          <table:table-cell office:value-type="string">
            <text:p>Größe:1 l</text:p>
          </table:table-cell>
          <table:table-cell office:value-type="string">
            <text:p>1018|1055|1103|1126|1950|1953|1954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2185">
            <text:p>2185</text:p>
          </table:table-cell>
          <table:table-cell office:value-type="string">
            <text:p>LunaLupis SilverAid Spray -NEU-</text:p>
          </table:table-cell>
          <table:table-cell office:value-type="string">
            <text:p>50 ml</text:p>
          </table:table-cell>
          <table:table-cell office:value-type="string">
            <text:p>LunaLupis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11.72">
            <text:p>11,72</text:p>
          </table:table-cell>
          <table:table-cell office:value-type="float" office:value="0">
            <text:p>0</text:p>
          </table:table-cell>
          <table:table-cell/>
          <table:table-cell office:value-type="float" office:value="11.72">
            <text:p>11,7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21860">
            <text:p>4040056021860</text:p>
          </table:table-cell>
          <table:table-cell office:value-type="string">
            <text:p>Größe:50 ml</text:p>
          </table:table-cell>
          <table:table-cell office:value-type="string">
            <text:p>1018|1055|1651|1652|1834|1883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1554">
            <text:p>1554</text:p>
          </table:table-cell>
          <table:table-cell office:value-type="string">
            <text:p>insektoVet Combi Spray</text:p>
          </table:table-cell>
          <table:table-cell office:value-type="string">
            <text:p>5 l</text:p>
          </table:table-cell>
          <table:table-cell office:value-type="string">
            <text:p>insektoVet</text:p>
          </table:table-cell>
          <table:table-cell office:value-type="float" office:value="16">
            <text:p>16</text:p>
          </table:table-cell>
          <table:table-cell office:value-type="float" office:value="149.75">
            <text:p>149,75</text:p>
          </table:table-cell>
          <table:table-cell office:value-type="float" office:value="89.5">
            <text:p>89,5</text:p>
          </table:table-cell>
          <table:table-cell office:value-type="float" office:value="0">
            <text:p>0</text:p>
          </table:table-cell>
          <table:table-cell/>
          <table:table-cell office:value-type="float" office:value="89.5">
            <text:p>89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015586">
            <text:p>4040056015586</text:p>
          </table:table-cell>
          <table:table-cell office:value-type="string">
            <text:p>Größe:5 l</text:p>
          </table:table-cell>
          <table:table-cell office:value-type="string">
            <text:p>1008|1018|1055|1142|1950|1952|1953|1954|195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6">
            <text:p>196</text:p>
          </table:table-cell>
          <table:table-cell office:value-type="string">
            <text:p>VeaVet WundEx Spray</text:p>
          </table:table-cell>
          <table:table-cell office:value-type="string">
            <text:p>5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4.95">
            <text:p>14,95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/>
          <table:table-cell office:value-type="float" office:value="8.5">
            <text:p>8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01916">
            <text:p>4040056001916</text:p>
          </table:table-cell>
          <table:table-cell office:value-type="string">
            <text:p>Größe:50 ml</text:p>
          </table:table-cell>
          <table:table-cell office:value-type="string">
            <text:p>1005|1006|1018|1053|1055|1103|1126|1179|1215|1222|1416|1651|1652|1834|1883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1830">
            <text:p>1830</text:p>
          </table:table-cell>
          <table:table-cell office:value-type="string">
            <text:p>VeaVet Lebermoos Spray -NEU-</text:p>
          </table:table-cell>
          <table:table-cell office:value-type="string">
            <text:p>5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3.95">
            <text:p>13,9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/>
          <table:table-cell office:value-type="float" office:value="7.5">
            <text:p>7,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8310">
            <text:p>4040056018310</text:p>
          </table:table-cell>
          <table:table-cell office:value-type="string">
            <text:p>Größe:50 ml</text:p>
          </table:table-cell>
          <table:table-cell office:value-type="string">
            <text:p>1006|1018|1055|1179|1651|1652|1834|1883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1830">
            <text:p>1830</text:p>
          </table:table-cell>
          <table:table-cell office:value-type="string">
            <text:p>VeaVet Lebermoos Spray -NEU-</text:p>
          </table:table-cell>
          <table:table-cell office:value-type="string">
            <text:p>1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/>
          <table:table-cell office:value-type="float" office:value="8.9">
            <text:p>8,9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8327">
            <text:p>4040056018327</text:p>
          </table:table-cell>
          <table:table-cell office:value-type="string">
            <text:p>Größe:100 ml</text:p>
          </table:table-cell>
          <table:table-cell office:value-type="string">
            <text:p>1006|1018|1055|1179|1651|1652|1834|1883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1500">
            <text:p>1500</text:p>
          </table:table-cell>
          <table:table-cell office:value-type="string">
            <text:p>VeaVet Skin Mineral Spray -NEU-</text:p>
          </table:table-cell>
          <table:table-cell office:value-type="string">
            <text:p>1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16.95">
            <text:p>16,95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/>
          <table:table-cell office:value-type="float" office:value="9.95">
            <text:p>9,95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012">
            <text:p>4040056015012</text:p>
          </table:table-cell>
          <table:table-cell office:value-type="string">
            <text:p>Größe:100 ml</text:p>
          </table:table-cell>
          <table:table-cell office:value-type="string">
            <text:p>1005|1006|1018|1055|1103|1126|1142|1144|1179|1222|1651|1652|1655|1834|1883|1975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1500">
            <text:p>1500</text:p>
          </table:table-cell>
          <table:table-cell office:value-type="string">
            <text:p>VeaVet Skin Mineral Spray -NEU-</text:p>
          </table:table-cell>
          <table:table-cell office:value-type="string">
            <text:p>500 ml</text:p>
          </table:table-cell>
          <table:table-cell office:value-type="string">
            <text:p>VeaVet</text:p>
          </table:table-cell>
          <table:table-cell office:value-type="float" office:value="16">
            <text:p>16</text:p>
          </table:table-cell>
          <table:table-cell office:value-type="float" office:value="34.95">
            <text:p>34,95</text:p>
          </table:table-cell>
          <table:table-cell office:value-type="float" office:value="19.95">
            <text:p>19,95</text:p>
          </table:table-cell>
          <table:table-cell office:value-type="float" office:value="0">
            <text:p>0</text:p>
          </table:table-cell>
          <table:table-cell/>
          <table:table-cell office:value-type="float" office:value="19.95">
            <text:p>19,9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10">
            <text:p>10</text:p>
          </table:table-cell>
          <table:table-cell office:value-type="float" office:value="4040056015029">
            <text:p>4040056015029</text:p>
          </table:table-cell>
          <table:table-cell office:value-type="string">
            <text:p>Größe:500 ml</text:p>
          </table:table-cell>
          <table:table-cell office:value-type="string">
            <text:p>1005|1006|1018|1055|1103|1126|1142|1144|1179|1222|1651|1652|1655|1834|1883|1975</text:p>
          </table:table-cell>
        </table:table-row>
        <table:table-row table:style-name="ro1">
          <table:table-cell office:value-type="float" office:value="652009">
            <text:p>652009</text:p>
          </table:table-cell>
          <table:table-cell office:value-type="float" office:value="652001">
            <text:p>652001</text:p>
          </table:table-cell>
          <table:table-cell office:value-type="string">
            <text:p>herbaBARF Komplett Öl</text:p>
          </table:table-cell>
          <table:table-cell office:value-type="string">
            <text:p>5 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120.56">
            <text:p>120,56</text:p>
          </table:table-cell>
          <table:table-cell office:value-type="float" office:value="0">
            <text:p>0</text:p>
          </table:table-cell>
          <table:table-cell/>
          <table:table-cell office:value-type="float" office:value="120.56">
            <text:p>120,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520097">
            <text:p>4040056520097</text:p>
          </table:table-cell>
          <table:table-cell office:value-type="string">
            <text:p>Größe:5 l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652013">
            <text:p>652013</text:p>
          </table:table-cell>
          <table:table-cell office:value-type="float" office:value="652001">
            <text:p>652001</text:p>
          </table:table-cell>
          <table:table-cell office:value-type="string">
            <text:p>herbaBARF Komplett Öl</text:p>
          </table:table-cell>
          <table:table-cell office:value-type="string">
            <text:p>10 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office:value-type="float" office:value="223.36">
            <text:p>223,36</text:p>
          </table:table-cell>
          <table:table-cell office:value-type="float" office:value="0">
            <text:p>0</text:p>
          </table:table-cell>
          <table:table-cell/>
          <table:table-cell office:value-type="float" office:value="223.36">
            <text:p>223,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 office:value-type="float" office:value="404005620134">
            <text:p>404005620134</text:p>
          </table:table-cell>
          <table:table-cell office:value-type="string">
            <text:p>Größe:10 l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652014">
            <text:p>652014</text:p>
          </table:table-cell>
          <table:table-cell office:value-type="float" office:value="652010">
            <text:p>652010</text:p>
          </table:table-cell>
          <table:table-cell office:value-type="string">
            <text:p>herbaBARF D3-Öl-Komplex</text:p>
          </table:table-cell>
          <table:table-cell office:value-type="string">
            <text:p>5 l</text:p>
          </table:table-cell>
          <table:table-cell office:value-type="string">
            <text:p>herbaBARF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232.71">
            <text:p>232,71</text:p>
          </table:table-cell>
          <table:table-cell office:value-type="float" office:value="0">
            <text:p>0</text:p>
          </table:table-cell>
          <table:table-cell/>
          <table:table-cell office:value-type="float" office:value="232.71">
            <text:p>232,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ü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öße:5 l</text:p>
          </table:table-cell>
          <table:table-cell office:value-type="string">
            <text:p>1018|1055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1860">
            <text:p>1860</text:p>
          </table:table-cell>
          <table:table-cell office:value-type="string">
            <text:p>TriebRegulat -NEU-</text:p>
          </table:table-cell>
          <table:table-cell office:value-type="string">
            <text:p>300 g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 office:value-type="float" office:value="22.95">
            <text:p>22,95</text:p>
          </table:table-cell>
          <table:table-cell office:value-type="float" office:value="14.5">
            <text:p>14,5</text:p>
          </table:table-cell>
          <table:table-cell office:value-type="float" office:value="0">
            <text:p>0</text:p>
          </table:table-cell>
          <table:table-cell/>
          <table:table-cell office:value-type="float" office:value="14.5">
            <text:p>14,5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string">
            <text:p>Stück</text:p>
          </table:table-cell>
          <table:table-cell office:value-type="float" office:value="2">
            <text:p>2</text:p>
          </table:table-cell>
          <table:table-cell office:value-type="float" office:value="4040056018617">
            <text:p>4040056018617</text:p>
          </table:table-cell>
          <table:table-cell office:value-type="string">
            <text:p>Größe:300 g</text:p>
          </table:table-cell>
          <table:table-cell office:value-type="string">
            <text:p>1018|1105|1108|1211|1651</text:p>
          </table:table-cell>
        </table:table-row>
      </table:table>
      <table:table table:name="Tabelle2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row table:style-name="ro1">
          <table:table-cell office:value-type="string">
            <text:p>categoryId</text:p>
          </table:table-cell>
          <table:table-cell office:value-type="string">
            <text:p>parentID</text:p>
          </table:table-cell>
          <table:table-cell office:value-type="string">
            <text:p>description</text:p>
          </table:table-cell>
          <table:table-cell office:value-type="string">
            <text:p>position</text:p>
          </table:table-cell>
          <table:table-cell office:value-type="string">
            <text:p>metatitl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53">
            <text:p>653</text:p>
          </table:table-cell>
          <table:table-cell office:value-type="string">
            <text:p>Deutsch</text:p>
          </table:table-cell>
          <table:table-cell office:value-type="float" office:value="0">
            <text:p>0</text:p>
          </table:table-cell>
          <table:table-cell office:value-type="string">
            <text:p>Deutsch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3">
            <text:p>653</text:p>
          </table:table-cell>
          <table:table-cell office:value-type="string">
            <text:p>Englisch</text:p>
          </table:table-cell>
          <table:table-cell office:value-type="float" office:value="1">
            <text:p>1</text:p>
          </table:table-cell>
          <table:table-cell office:value-type="string">
            <text:p>Englisch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string">
            <text:p>SW</text:p>
          </table:table-cell>
          <table:table-cell office:value-type="float" office:value="0">
            <text:p>0</text:p>
          </table:table-cell>
          <table:table-cell office:value-type="string">
            <text:p>SW</text:p>
          </table:table-cell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3">
            <text:p>3</text:p>
          </table:table-cell>
          <table:table-cell office:value-type="string">
            <text:p>Shop</text:p>
          </table:table-cell>
          <table:table-cell office:value-type="float" office:value="0">
            <text:p>0</text:p>
          </table:table-cell>
          <table:table-cell office:value-type="string">
            <text:p>Shop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4">
            <text:p>4</text:p>
          </table:table-cell>
          <table:table-cell office:value-type="string">
            <text:p>Shop</text:p>
          </table:table-cell>
          <table:table-cell office:value-type="float" office:value="0">
            <text:p>0</text:p>
          </table:table-cell>
          <table:table-cell office:value-type="string">
            <text:p>Shop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653">
            <text:p>653</text:p>
          </table:table-cell>
          <table:table-cell office:value-type="string">
            <text:p>Frankreich</text:p>
          </table:table-cell>
          <table:table-cell office:value-type="float" office:value="2">
            <text:p>2</text:p>
          </table:table-cell>
          <table:table-cell office:value-type="string">
            <text:p>Frankreich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671">
            <text:p>671</text:p>
          </table:table-cell>
          <table:table-cell office:value-type="string">
            <text:p>Shop</text:p>
          </table:table-cell>
          <table:table-cell office:value-type="float" office:value="0">
            <text:p>0</text:p>
          </table:table-cell>
          <table:table-cell office:value-type="string">
            <text:p>Shop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653">
            <text:p>653</text:p>
          </table:table-cell>
          <table:table-cell office:value-type="string">
            <text:p>Niederlande</text:p>
          </table:table-cell>
          <table:table-cell office:value-type="float" office:value="3">
            <text:p>3</text:p>
          </table:table-cell>
          <table:table-cell office:value-type="string">
            <text:p>Niederlande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673">
            <text:p>673</text:p>
          </table:table-cell>
          <table:table-cell office:value-type="string">
            <text:p>Shop</text:p>
          </table:table-cell>
          <table:table-cell office:value-type="float" office:value="0">
            <text:p>0</text:p>
          </table:table-cell>
          <table:table-cell office:value-type="string">
            <text:p>Shop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656">
            <text:p>656</text:p>
          </table:table-cell>
          <table:table-cell office:value-type="string">
            <text:p>Kleintiere</text:p>
          </table:table-cell>
          <table:table-cell office:value-type="float" office:value="5">
            <text:p>5</text:p>
          </table:table-cell>
          <table:table-cell office:value-type="string">
            <text:p>Kleintiere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656">
            <text:p>656</text:p>
          </table:table-cell>
          <table:table-cell office:value-type="string">
            <text:p>Werbematerial</text:p>
          </table:table-cell>
          <table:table-cell office:value-type="float" office:value="10">
            <text:p>10</text:p>
          </table:table-cell>
          <table:table-cell office:value-type="string">
            <text:p>Werbematerial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656">
            <text:p>656</text:p>
          </table:table-cell>
          <table:table-cell office:value-type="string">
            <text:p>Angebote</text:p>
          </table:table-cell>
          <table:table-cell office:value-type="float" office:value="11">
            <text:p>11</text:p>
          </table:table-cell>
          <table:table-cell office:value-type="string">
            <text:p>Angebote</text:p>
          </table:table-cell>
        </table:table-row>
        <table:table-row table:style-name="ro2">
          <table:table-cell office:value-type="float" office:value="1416">
            <text:p>1416</text:p>
          </table:table-cell>
          <table:table-cell office:value-type="float" office:value="656">
            <text:p>656</text:p>
          </table:table-cell>
          <table:table-cell office:value-type="string">
            <text:p>Saisonartikel</text:p>
          </table:table-cell>
          <table:table-cell office:value-type="float" office:value="9">
            <text:p>9</text:p>
          </table:table-cell>
          <table:table-cell office:value-type="string">
            <text:p>Saisonartikel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656">
            <text:p>656</text:p>
          </table:table-cell>
          <table:table-cell office:value-type="string">
            <text:p>Haushalt, Garten</text:p>
          </table:table-cell>
          <table:table-cell office:value-type="float" office:value="7">
            <text:p>7</text:p>
          </table:table-cell>
          <table:table-cell office:value-type="string">
            <text:p>Haushalt, Garten</text:p>
          </table:table-cell>
        </table:table-row>
        <table:table-row table:style-name="ro2">
          <table:table-cell office:value-type="float" office:value="1431">
            <text:p>1431</text:p>
          </table:table-cell>
          <table:table-cell office:value-type="float" office:value="656">
            <text:p>656</text:p>
          </table:table-cell>
          <table:table-cell office:value-type="string">
            <text:p>Landwirtschaft</text:p>
          </table:table-cell>
          <table:table-cell office:value-type="float" office:value="4">
            <text:p>4</text:p>
          </table:table-cell>
          <table:table-cell office:value-type="string">
            <text:p>Landwirtschaft</text:p>
          </table:table-cell>
        </table:table-row>
        <table:table-row table:style-name="ro2">
          <table:table-cell office:value-type="float" office:value="1651">
            <text:p>1651</text:p>
          </table:table-cell>
          <table:table-cell office:value-type="float" office:value="656">
            <text:p>656</text:p>
          </table:table-cell>
          <table:table-cell office:value-type="string">
            <text:p>Hund</text:p>
          </table:table-cell>
          <table:table-cell office:value-type="float" office:value="2">
            <text:p>2</text:p>
          </table:table-cell>
          <table:table-cell office:value-type="string">
            <text:p>Produkte für die natürliche Gesundheit von Hunden</text:p>
          </table:table-cell>
        </table:table-row>
        <table:table-row table:style-name="ro2">
          <table:table-cell office:value-type="float" office:value="1652">
            <text:p>1652</text:p>
          </table:table-cell>
          <table:table-cell office:value-type="float" office:value="656">
            <text:p>656</text:p>
          </table:table-cell>
          <table:table-cell office:value-type="string">
            <text:p>Katze</text:p>
          </table:table-cell>
          <table:table-cell office:value-type="float" office:value="3">
            <text:p>3</text:p>
          </table:table-cell>
          <table:table-cell office:value-type="string">
            <text:p>Katze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office:value-type="float" office:value="656">
            <text:p>656</text:p>
          </table:table-cell>
          <table:table-cell office:value-type="string">
            <text:p>Pferd</text:p>
          </table:table-cell>
          <table:table-cell office:value-type="float" office:value="13">
            <text:p>13</text:p>
          </table:table-cell>
          <table:table-cell office:value-type="string">
            <text:p>Pferd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656">
            <text:p>656</text:p>
          </table:table-cell>
          <table:table-cell office:value-type="string">
            <text:p>Parasiten</text:p>
          </table:table-cell>
          <table:table-cell office:value-type="float" office:value="6">
            <text:p>6</text:p>
          </table:table-cell>
          <table:table-cell office:value-type="string">
            <text:p>Parasiten</text:p>
          </table:table-cell>
        </table:table-row>
        <table:table-row table:style-name="ro2">
          <table:table-cell office:value-type="float" office:value="2074">
            <text:p>2074</text:p>
          </table:table-cell>
          <table:table-cell office:value-type="float" office:value="656">
            <text:p>656</text:p>
          </table:table-cell>
          <table:table-cell office:value-type="string">
            <text:p>Angebote B2B</text:p>
          </table:table-cell>
          <table:table-cell office:value-type="float" office:value="12">
            <text:p>12</text:p>
          </table:table-cell>
          <table:table-cell office:value-type="string">
            <text:p>Angebote B2B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office:value-type="float" office:value="670">
            <text:p>670</text:p>
          </table:table-cell>
          <table:table-cell office:value-type="string">
            <text:p>Bird</text:p>
          </table:table-cell>
          <table:table-cell office:value-type="float" office:value="2">
            <text:p>2</text:p>
          </table:table-cell>
          <table:table-cell office:value-type="string">
            <text:p>Bird</text:p>
          </table:table-cell>
        </table:table-row>
        <table:table-row table:style-name="ro1">
          <table:table-cell office:value-type="float" office:value="3006">
            <text:p>3006</text:p>
          </table:table-cell>
          <table:table-cell office:value-type="float" office:value="670">
            <text:p>670</text:p>
          </table:table-cell>
          <table:table-cell office:value-type="string">
            <text:p>Rodent &amp; Co.</text:p>
          </table:table-cell>
          <table:table-cell office:value-type="float" office:value="9">
            <text:p>9</text:p>
          </table:table-cell>
          <table:table-cell office:value-type="string">
            <text:p>Rodent &amp; Co.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office:value-type="float" office:value="670">
            <text:p>670</text:p>
          </table:table-cell>
          <table:table-cell office:value-type="string">
            <text:p>Reptile</text:p>
          </table:table-cell>
          <table:table-cell office:value-type="float" office:value="8">
            <text:p>8</text:p>
          </table:table-cell>
          <table:table-cell office:value-type="string">
            <text:p>Reptile</text:p>
          </table:table-cell>
        </table:table-row>
        <table:table-row table:style-name="ro1">
          <table:table-cell office:value-type="float" office:value="3008">
            <text:p>3008</text:p>
          </table:table-cell>
          <table:table-cell office:value-type="float" office:value="670">
            <text:p>670</text:p>
          </table:table-cell>
          <table:table-cell office:value-type="string">
            <text:p>Aquaristics</text:p>
          </table:table-cell>
          <table:table-cell office:value-type="float" office:value="1">
            <text:p>1</text:p>
          </table:table-cell>
          <table:table-cell office:value-type="string">
            <text:p>Aquaristics</text:p>
          </table:table-cell>
        </table:table-row>
        <table:table-row table:style-name="ro1">
          <table:table-cell office:value-type="float" office:value="3011">
            <text:p>3011</text:p>
          </table:table-cell>
          <table:table-cell office:value-type="float" office:value="670">
            <text:p>670</text:p>
          </table:table-cell>
          <table:table-cell office:value-type="string">
            <text:p>Fit-BARF (BARF)</text:p>
          </table:table-cell>
          <table:table-cell office:value-type="float" office:value="16">
            <text:p>16</text:p>
          </table:table-cell>
          <table:table-cell office:value-type="string">
            <text:p>Fit-BARF (BARF)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office:value-type="float" office:value="670">
            <text:p>670</text:p>
          </table:table-cell>
          <table:table-cell office:value-type="string">
            <text:p>ZeckEx</text:p>
          </table:table-cell>
          <table:table-cell office:value-type="float" office:value="32">
            <text:p>32</text:p>
          </table:table-cell>
          <table:table-cell office:value-type="string">
            <text:p>ZeckEx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office:value-type="float" office:value="670">
            <text:p>670</text:p>
          </table:table-cell>
          <table:table-cell office:value-type="string">
            <text:p>Pigeon</text:p>
          </table:table-cell>
          <table:table-cell office:value-type="float" office:value="7">
            <text:p>7</text:p>
          </table:table-cell>
          <table:table-cell office:value-type="string">
            <text:p>Pigeon</text:p>
          </table:table-cell>
        </table:table-row>
        <table:table-row table:style-name="ro1">
          <table:table-cell office:value-type="float" office:value="3054">
            <text:p>3054</text:p>
          </table:table-cell>
          <table:table-cell office:value-type="float" office:value="670">
            <text:p>670</text:p>
          </table:table-cell>
          <table:table-cell office:value-type="string">
            <text:p>Interesting Books</text:p>
          </table:table-cell>
          <table:table-cell office:value-type="float" office:value="37">
            <text:p>37</text:p>
          </table:table-cell>
          <table:table-cell office:value-type="string">
            <text:p>Interesting Books</text:p>
          </table:table-cell>
        </table:table-row>
        <table:table-row table:style-name="ro2">
          <table:table-cell office:value-type="float" office:value="3057">
            <text:p>3057</text:p>
          </table:table-cell>
          <table:table-cell office:value-type="float" office:value="670">
            <text:p>670</text:p>
          </table:table-cell>
          <table:table-cell office:value-type="string">
            <text:p>Promotion Material</text:p>
          </table:table-cell>
          <table:table-cell office:value-type="float" office:value="38">
            <text:p>38</text:p>
          </table:table-cell>
          <table:table-cell office:value-type="string">
            <text:p>Promotion Material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office:value-type="float" office:value="670">
            <text:p>670</text:p>
          </table:table-cell>
          <table:table-cell office:value-type="string">
            <text:p>Special Offers</text:p>
          </table:table-cell>
          <table:table-cell office:value-type="float" office:value="39">
            <text:p>39</text:p>
          </table:table-cell>
          <table:table-cell office:value-type="string">
            <text:p>Special Offers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670">
            <text:p>670</text:p>
          </table:table-cell>
          <table:table-cell office:value-type="string">
            <text:p>Herbology</text:p>
          </table:table-cell>
          <table:table-cell office:value-type="float" office:value="36">
            <text:p>36</text:p>
          </table:table-cell>
          <table:table-cell office:value-type="string">
            <text:p>Herbology</text:p>
          </table:table-cell>
        </table:table-row>
        <table:table-row table:style-name="ro2">
          <table:table-cell office:value-type="float" office:value="3154">
            <text:p>3154</text:p>
          </table:table-cell>
          <table:table-cell office:value-type="float" office:value="670">
            <text:p>670</text:p>
          </table:table-cell>
          <table:table-cell office:value-type="string">
            <text:p>Tea4Vet</text:p>
          </table:table-cell>
          <table:table-cell office:value-type="float" office:value="30">
            <text:p>30</text:p>
          </table:table-cell>
          <table:table-cell office:value-type="string">
            <text:p>Tea4Vet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670">
            <text:p>670</text:p>
          </table:table-cell>
          <table:table-cell office:value-type="string">
            <text:p>Camel</text:p>
          </table:table-cell>
          <table:table-cell office:value-type="float" office:value="3">
            <text:p>3</text:p>
          </table:table-cell>
          <table:table-cell office:value-type="string">
            <text:p>Camel</text:p>
          </table:table-cell>
        </table:table-row>
        <table:table-row table:style-name="ro1">
          <table:table-cell office:value-type="float" office:value="3413">
            <text:p>3413</text:p>
          </table:table-cell>
          <table:table-cell office:value-type="float" office:value="670">
            <text:p>670</text:p>
          </table:table-cell>
          <table:table-cell office:value-type="string">
            <text:p>For Industry</text:p>
          </table:table-cell>
          <table:table-cell office:value-type="float" office:value="34">
            <text:p>34</text:p>
          </table:table-cell>
          <table:table-cell office:value-type="string">
            <text:p>For Industry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office:value-type="float" office:value="670">
            <text:p>670</text:p>
          </table:table-cell>
          <table:table-cell office:value-type="string">
            <text:p>Articles for Holidays</text:p>
          </table:table-cell>
          <table:table-cell office:value-type="float" office:value="35">
            <text:p>35</text:p>
          </table:table-cell>
          <table:table-cell office:value-type="string">
            <text:p>Articles for Holidays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office:value-type="float" office:value="670">
            <text:p>670</text:p>
          </table:table-cell>
          <table:table-cell office:value-type="string">
            <text:p>Household &amp; Garden</text:p>
          </table:table-cell>
          <table:table-cell office:value-type="float" office:value="33">
            <text:p>33</text:p>
          </table:table-cell>
          <table:table-cell office:value-type="string">
            <text:p>Household &amp; Garden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670">
            <text:p>670</text:p>
          </table:table-cell>
          <table:table-cell office:value-type="string">
            <text:p>Agriculture</text:p>
          </table:table-cell>
          <table:table-cell office:value-type="float" office:value="0">
            <text:p>0</text:p>
          </table:table-cell>
          <table:table-cell office:value-type="string">
            <text:p>Agriculture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office:value-type="float" office:value="670">
            <text:p>670</text:p>
          </table:table-cell>
          <table:table-cell office:value-type="string">
            <text:p>Organic Bach Flowers</text:p>
          </table:table-cell>
          <table:table-cell office:value-type="float" office:value="11">
            <text:p>11</text:p>
          </table:table-cell>
          <table:table-cell office:value-type="string">
            <text:p>Organic Bach Flowers</text:p>
          </table:table-cell>
        </table:table-row>
        <table:table-row table:style-name="ro1">
          <table:table-cell office:value-type="float" office:value="3558">
            <text:p>3558</text:p>
          </table:table-cell>
          <table:table-cell office:value-type="float" office:value="670">
            <text:p>670</text:p>
          </table:table-cell>
          <table:table-cell office:value-type="string">
            <text:p>Fit-Crock</text:p>
          </table:table-cell>
          <table:table-cell office:value-type="float" office:value="17">
            <text:p>17</text:p>
          </table:table-cell>
          <table:table-cell office:value-type="string">
            <text:p>Fit-Crock</text:p>
          </table:table-cell>
        </table:table-row>
        <table:table-row table:style-name="ro1">
          <table:table-cell office:value-type="float" office:value="3601">
            <text:p>3601</text:p>
          </table:table-cell>
          <table:table-cell office:value-type="float" office:value="670">
            <text:p>670</text:p>
          </table:table-cell>
          <table:table-cell office:value-type="string">
            <text:p>priVet Farming</text:p>
          </table:table-cell>
          <table:table-cell office:value-type="float" office:value="28">
            <text:p>28</text:p>
          </table:table-cell>
          <table:table-cell office:value-type="string">
            <text:p>priVet Farming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670">
            <text:p>670</text:p>
          </table:table-cell>
          <table:table-cell office:value-type="string">
            <text:p>VeaVet</text:p>
          </table:table-cell>
          <table:table-cell office:value-type="float" office:value="31">
            <text:p>31</text:p>
          </table:table-cell>
          <table:table-cell office:value-type="string">
            <text:p>VeaVet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670">
            <text:p>670</text:p>
          </table:table-cell>
          <table:table-cell office:value-type="string">
            <text:p>ArthroGreen</text:p>
          </table:table-cell>
          <table:table-cell office:value-type="float" office:value="10">
            <text:p>10</text:p>
          </table:table-cell>
          <table:table-cell office:value-type="string">
            <text:p>ArthroGreen</text:p>
          </table:table-cell>
        </table:table-row>
        <table:table-row table:style-name="ro1">
          <table:table-cell office:value-type="float" office:value="3633">
            <text:p>3633</text:p>
          </table:table-cell>
          <table:table-cell office:value-type="float" office:value="670">
            <text:p>670</text:p>
          </table:table-cell>
          <table:table-cell office:value-type="string">
            <text:p>dentaVet</text:p>
          </table:table-cell>
          <table:table-cell office:value-type="float" office:value="14">
            <text:p>14</text:p>
          </table:table-cell>
          <table:table-cell office:value-type="string">
            <text:p>dentaVet</text:p>
          </table:table-cell>
        </table:table-row>
        <table:table-row table:style-name="ro1">
          <table:table-cell office:value-type="float" office:value="3651">
            <text:p>3651</text:p>
          </table:table-cell>
          <table:table-cell office:value-type="float" office:value="670">
            <text:p>670</text:p>
          </table:table-cell>
          <table:table-cell office:value-type="string">
            <text:p>Dog</text:p>
          </table:table-cell>
          <table:table-cell office:value-type="float" office:value="5">
            <text:p>5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670">
            <text:p>670</text:p>
          </table:table-cell>
          <table:table-cell office:value-type="string">
            <text:p>Cat</text:p>
          </table:table-cell>
          <table:table-cell office:value-type="float" office:value="4">
            <text:p>4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3655">
            <text:p>3655</text:p>
          </table:table-cell>
          <table:table-cell office:value-type="float" office:value="670">
            <text:p>670</text:p>
          </table:table-cell>
          <table:table-cell office:value-type="string">
            <text:p>Horse</text:p>
          </table:table-cell>
          <table:table-cell office:value-type="float" office:value="6">
            <text:p>6</text:p>
          </table:table-cell>
          <table:table-cell office:value-type="string">
            <text:p>Horse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670">
            <text:p>670</text:p>
          </table:table-cell>
          <table:table-cell office:value-type="string">
            <text:p>HustaVet</text:p>
          </table:table-cell>
          <table:table-cell office:value-type="float" office:value="23">
            <text:p>23</text:p>
          </table:table-cell>
          <table:table-cell office:value-type="string">
            <text:p>HustaVet</text:p>
          </table:table-cell>
        </table:table-row>
        <table:table-row table:style-name="ro1">
          <table:table-cell office:value-type="float" office:value="3669">
            <text:p>3669</text:p>
          </table:table-cell>
          <table:table-cell office:value-type="float" office:value="670">
            <text:p>670</text:p>
          </table:table-cell>
          <table:table-cell office:value-type="string">
            <text:p>Christmas and New Year's Eve</text:p>
          </table:table-cell>
          <table:table-cell office:value-type="float" office:value="40">
            <text:p>40</text:p>
          </table:table-cell>
          <table:table-cell office:value-type="string">
            <text:p>Christmas and New Year's Eve</text:p>
          </table:table-cell>
        </table:table-row>
        <table:table-row table:style-name="ro1">
          <table:table-cell office:value-type="float" office:value="3724">
            <text:p>3724</text:p>
          </table:table-cell>
          <table:table-cell office:value-type="float" office:value="670">
            <text:p>670</text:p>
          </table:table-cell>
          <table:table-cell office:value-type="string">
            <text:p>Singulares</text:p>
          </table:table-cell>
          <table:table-cell office:value-type="float" office:value="29">
            <text:p>29</text:p>
          </table:table-cell>
          <table:table-cell office:value-type="string">
            <text:p>Singulares</text:p>
          </table:table-cell>
        </table:table-row>
        <table:table-row table:style-name="ro1">
          <table:table-cell office:value-type="float" office:value="3725">
            <text:p>3725</text:p>
          </table:table-cell>
          <table:table-cell office:value-type="float" office:value="670">
            <text:p>670</text:p>
          </table:table-cell>
          <table:table-cell office:value-type="string">
            <text:p>casaCare</text:p>
          </table:table-cell>
          <table:table-cell office:value-type="float" office:value="12">
            <text:p>12</text:p>
          </table:table-cell>
          <table:table-cell office:value-type="string">
            <text:p>casaCare</text:p>
          </table:table-cell>
        </table:table-row>
        <table:table-row table:style-name="ro1">
          <table:table-cell office:value-type="float" office:value="3727">
            <text:p>3727</text:p>
          </table:table-cell>
          <table:table-cell office:value-type="float" office:value="670">
            <text:p>670</text:p>
          </table:table-cell>
          <table:table-cell office:value-type="string">
            <text:p>insektoVet</text:p>
          </table:table-cell>
          <table:table-cell office:value-type="float" office:value="24">
            <text:p>24</text:p>
          </table:table-cell>
          <table:table-cell office:value-type="string">
            <text:p>insektoVet</text:p>
          </table:table-cell>
        </table:table-row>
        <table:table-row table:style-name="ro1">
          <table:table-cell office:value-type="float" office:value="3729">
            <text:p>3729</text:p>
          </table:table-cell>
          <table:table-cell office:value-type="float" office:value="670">
            <text:p>670</text:p>
          </table:table-cell>
          <table:table-cell office:value-type="string">
            <text:p>herbaVet</text:p>
          </table:table-cell>
          <table:table-cell office:value-type="float" office:value="21">
            <text:p>21</text:p>
          </table:table-cell>
          <table:table-cell office:value-type="string">
            <text:p>herbaVet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670">
            <text:p>670</text:p>
          </table:table-cell>
          <table:table-cell office:value-type="string">
            <text:p>test products</text:p>
          </table:table-cell>
          <table:table-cell office:value-type="float" office:value="41">
            <text:p>41</text:p>
          </table:table-cell>
          <table:table-cell office:value-type="string">
            <text:p>test products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office:value-type="float" office:value="670">
            <text:p>670</text:p>
          </table:table-cell>
          <table:table-cell office:value-type="string">
            <text:p>petGelato</text:p>
          </table:table-cell>
          <table:table-cell office:value-type="float" office:value="27">
            <text:p>27</text:p>
          </table:table-cell>
          <table:table-cell office:value-type="string">
            <text:p>petGelato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670">
            <text:p>670</text:p>
          </table:table-cell>
          <table:table-cell office:value-type="string">
            <text:p>Fit-Hap</text:p>
          </table:table-cell>
          <table:table-cell office:value-type="float" office:value="19">
            <text:p>19</text:p>
          </table:table-cell>
          <table:table-cell office:value-type="string">
            <text:p>Fit-Hap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670">
            <text:p>670</text:p>
          </table:table-cell>
          <table:table-cell office:value-type="string">
            <text:p>LunaLupis</text:p>
          </table:table-cell>
          <table:table-cell office:value-type="float" office:value="25">
            <text:p>25</text:p>
          </table:table-cell>
          <table:table-cell office:value-type="string">
            <text:p>LunaLupis</text:p>
          </table:table-cell>
        </table:table-row>
        <table:table-row table:style-name="ro1">
          <table:table-cell office:value-type="float" office:value="3941">
            <text:p>3941</text:p>
          </table:table-cell>
          <table:table-cell office:value-type="float" office:value="670">
            <text:p>670</text:p>
          </table:table-cell>
          <table:table-cell office:value-type="string">
            <text:p>ColumbaVet</text:p>
          </table:table-cell>
          <table:table-cell office:value-type="float" office:value="13">
            <text:p>13</text:p>
          </table:table-cell>
          <table:table-cell office:value-type="string">
            <text:p>ColumbaVet</text:p>
          </table:table-cell>
        </table:table-row>
        <table:table-row table:style-name="ro1">
          <table:table-cell office:value-type="float" office:value="3984">
            <text:p>3984</text:p>
          </table:table-cell>
          <table:table-cell office:value-type="float" office:value="670">
            <text:p>670</text:p>
          </table:table-cell>
          <table:table-cell office:value-type="string">
            <text:p>MelaVit</text:p>
          </table:table-cell>
          <table:table-cell office:value-type="float" office:value="26">
            <text:p>26</text:p>
          </table:table-cell>
          <table:table-cell office:value-type="string">
            <text:p>MelaVit</text:p>
          </table:table-cell>
        </table:table-row>
        <table:table-row table:style-name="ro1">
          <table:table-cell office:value-type="float" office:value="3991">
            <text:p>3991</text:p>
          </table:table-cell>
          <table:table-cell office:value-type="float" office:value="670">
            <text:p>670</text:p>
          </table:table-cell>
          <table:table-cell office:value-type="string">
            <text:p>HerbaBARF</text:p>
          </table:table-cell>
          <table:table-cell office:value-type="float" office:value="20">
            <text:p>20</text:p>
          </table:table-cell>
          <table:table-cell office:value-type="string">
            <text:p>HerbaBARF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office:value-type="float" office:value="670">
            <text:p>670</text:p>
          </table:table-cell>
          <table:table-cell office:value-type="string">
            <text:p>feliTATZ</text:p>
          </table:table-cell>
          <table:table-cell office:value-type="float" office:value="15">
            <text:p>15</text:p>
          </table:table-cell>
          <table:table-cell office:value-type="string">
            <text:p>feliTATZ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670">
            <text:p>670</text:p>
          </table:table-cell>
          <table:table-cell office:value-type="string">
            <text:p>Herbella</text:p>
          </table:table-cell>
          <table:table-cell office:value-type="float" office:value="22">
            <text:p>22</text:p>
          </table:table-cell>
          <table:table-cell office:value-type="string">
            <text:p>Herbella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office:value-type="float" office:value="670">
            <text:p>670</text:p>
          </table:table-cell>
          <table:table-cell office:value-type="string">
            <text:p>FishHap</text:p>
          </table:table-cell>
          <table:table-cell office:value-type="float" office:value="18">
            <text:p>18</text:p>
          </table:table-cell>
          <table:table-cell office:value-type="string">
            <text:p>FishHap</text:p>
          </table:table-cell>
        </table:table-row>
        <table:table-row table:style-name="ro1">
          <table:table-cell office:value-type="float" office:value="4005">
            <text:p>4005</text:p>
          </table:table-cell>
          <table:table-cell office:value-type="float" office:value="672">
            <text:p>672</text:p>
          </table:table-cell>
          <table:table-cell office:value-type="string">
            <text:p>Oiseaux</text:p>
          </table:table-cell>
          <table:table-cell office:value-type="float" office:value="6">
            <text:p>6</text:p>
          </table:table-cell>
          <table:table-cell office:value-type="string">
            <text:p>Oiseaux</text:p>
          </table:table-cell>
        </table:table-row>
        <table:table-row table:style-name="ro1">
          <table:table-cell office:value-type="float" office:value="4006">
            <text:p>4006</text:p>
          </table:table-cell>
          <table:table-cell office:value-type="float" office:value="672">
            <text:p>672</text:p>
          </table:table-cell>
          <table:table-cell office:value-type="string">
            <text:p>Rongeurs &amp; Co</text:p>
          </table:table-cell>
          <table:table-cell office:value-type="float" office:value="8">
            <text:p>8</text:p>
          </table:table-cell>
          <table:table-cell office:value-type="string">
            <text:p>Rongeurs &amp; Co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office:value-type="float" office:value="672">
            <text:p>672</text:p>
          </table:table-cell>
          <table:table-cell office:value-type="string">
            <text:p>Reptiles</text:p>
          </table:table-cell>
          <table:table-cell office:value-type="float" office:value="9">
            <text:p>9</text:p>
          </table:table-cell>
          <table:table-cell office:value-type="string">
            <text:p>Reptiles</text:p>
          </table:table-cell>
        </table:table-row>
        <table:table-row table:style-name="ro1">
          <table:table-cell office:value-type="float" office:value="4008">
            <text:p>4008</text:p>
          </table:table-cell>
          <table:table-cell office:value-type="float" office:value="672">
            <text:p>672</text:p>
          </table:table-cell>
          <table:table-cell office:value-type="string">
            <text:p>aquariophilie </text:p>
          </table:table-cell>
          <table:table-cell office:value-type="float" office:value="1">
            <text:p>1</text:p>
          </table:table-cell>
          <table:table-cell office:value-type="string">
            <text:p>aquariophilie 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672">
            <text:p>672</text:p>
          </table:table-cell>
          <table:table-cell office:value-type="string">
            <text:p>Fit-BARF (BARF)</text:p>
          </table:table-cell>
          <table:table-cell office:value-type="float" office:value="17">
            <text:p>17</text:p>
          </table:table-cell>
          <table:table-cell office:value-type="string">
            <text:p>Fit-BARF (BARF)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672">
            <text:p>672</text:p>
          </table:table-cell>
          <table:table-cell office:value-type="string">
            <text:p>ZeckEx</text:p>
          </table:table-cell>
          <table:table-cell office:value-type="float" office:value="30">
            <text:p>30</text:p>
          </table:table-cell>
          <table:table-cell office:value-type="string">
            <text:p>ZeckEx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672">
            <text:p>672</text:p>
          </table:table-cell>
          <table:table-cell office:value-type="string">
            <text:p>Pigeons</text:p>
          </table:table-cell>
          <table:table-cell office:value-type="float" office:value="7">
            <text:p>7</text:p>
          </table:table-cell>
          <table:table-cell office:value-type="string">
            <text:p>Pigeons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672">
            <text:p>672</text:p>
          </table:table-cell>
          <table:table-cell office:value-type="string">
            <text:p>Libres</text:p>
          </table:table-cell>
          <table:table-cell office:value-type="float" office:value="35">
            <text:p>35</text:p>
          </table:table-cell>
          <table:table-cell office:value-type="string">
            <text:p>Libres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672">
            <text:p>672</text:p>
          </table:table-cell>
          <table:table-cell office:value-type="string">
            <text:p>Matériel de publicité</text:p>
          </table:table-cell>
          <table:table-cell office:value-type="float" office:value="36">
            <text:p>36</text:p>
          </table:table-cell>
          <table:table-cell office:value-type="string">
            <text:p>Matériel de publicité</text:p>
          </table:table-cell>
        </table:table-row>
        <table:table-row table:style-name="ro2">
          <table:table-cell office:value-type="float" office:value="4074">
            <text:p>4074</text:p>
          </table:table-cell>
          <table:table-cell office:value-type="float" office:value="672">
            <text:p>672</text:p>
          </table:table-cell>
          <table:table-cell office:value-type="string">
            <text:p>Soldes</text:p>
          </table:table-cell>
          <table:table-cell office:value-type="float" office:value="37">
            <text:p>37</text:p>
          </table:table-cell>
          <table:table-cell office:value-type="string">
            <text:p>Soldes</text:p>
          </table:table-cell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672">
            <text:p>672</text:p>
          </table:table-cell>
          <table:table-cell office:value-type="string">
            <text:p>Herboristerie</text:p>
          </table:table-cell>
          <table:table-cell office:value-type="float" office:value="34">
            <text:p>34</text:p>
          </table:table-cell>
          <table:table-cell office:value-type="string">
            <text:p>Herboristerie</text:p>
          </table:table-cell>
        </table:table-row>
        <table:table-row table:style-name="ro2">
          <table:table-cell office:value-type="float" office:value="4154">
            <text:p>4154</text:p>
          </table:table-cell>
          <table:table-cell office:value-type="float" office:value="672">
            <text:p>672</text:p>
          </table:table-cell>
          <table:table-cell office:value-type="string">
            <text:p>Tea4Vet</text:p>
          </table:table-cell>
          <table:table-cell office:value-type="float" office:value="28">
            <text:p>28</text:p>
          </table:table-cell>
          <table:table-cell office:value-type="string">
            <text:p>Tea4Vet</text:p>
          </table:table-cell>
        </table:table-row>
        <table:table-row table:style-name="ro1">
          <table:table-cell office:value-type="float" office:value="4248">
            <text:p>4248</text:p>
          </table:table-cell>
          <table:table-cell office:value-type="float" office:value="672">
            <text:p>672</text:p>
          </table:table-cell>
          <table:table-cell office:value-type="string">
            <text:p>Chameau</text:p>
          </table:table-cell>
          <table:table-cell office:value-type="float" office:value="3">
            <text:p>3</text:p>
          </table:table-cell>
          <table:table-cell office:value-type="string">
            <text:p>Chameau</text:p>
          </table:table-cell>
        </table:table-row>
        <table:table-row table:style-name="ro1">
          <table:table-cell office:value-type="float" office:value="4413">
            <text:p>4413</text:p>
          </table:table-cell>
          <table:table-cell office:value-type="float" office:value="672">
            <text:p>672</text:p>
          </table:table-cell>
          <table:table-cell office:value-type="string">
            <text:p>Industriels</text:p>
          </table:table-cell>
          <table:table-cell office:value-type="float" office:value="32">
            <text:p>32</text:p>
          </table:table-cell>
          <table:table-cell office:value-type="string">
            <text:p>Industriels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office:value-type="float" office:value="672">
            <text:p>672</text:p>
          </table:table-cell>
          <table:table-cell office:value-type="string">
            <text:p>Article pour vacances</text:p>
          </table:table-cell>
          <table:table-cell office:value-type="float" office:value="33">
            <text:p>33</text:p>
          </table:table-cell>
          <table:table-cell office:value-type="string">
            <text:p>Article pour vacances</text:p>
          </table:table-cell>
        </table:table-row>
        <table:table-row table:style-name="ro1">
          <table:table-cell office:value-type="float" office:value="4417">
            <text:p>4417</text:p>
          </table:table-cell>
          <table:table-cell office:value-type="float" office:value="672">
            <text:p>672</text:p>
          </table:table-cell>
          <table:table-cell office:value-type="string">
            <text:p>Maison et Jardin</text:p>
          </table:table-cell>
          <table:table-cell office:value-type="float" office:value="31">
            <text:p>31</text:p>
          </table:table-cell>
          <table:table-cell office:value-type="string">
            <text:p>Maison et Jardin</text:p>
          </table:table-cell>
        </table:table-row>
        <table:table-row table:style-name="ro1">
          <table:table-cell office:value-type="float" office:value="4431">
            <text:p>4431</text:p>
          </table:table-cell>
          <table:table-cell office:value-type="float" office:value="672">
            <text:p>672</text:p>
          </table:table-cell>
          <table:table-cell office:value-type="string">
            <text:p>Agriculture</text:p>
          </table:table-cell>
          <table:table-cell office:value-type="float" office:value="0">
            <text:p>0</text:p>
          </table:table-cell>
          <table:table-cell office:value-type="string">
            <text:p>Agriculture</text:p>
          </table:table-cell>
        </table:table-row>
        <table:table-row table:style-name="ro1">
          <table:table-cell office:value-type="float" office:value="4488">
            <text:p>4488</text:p>
          </table:table-cell>
          <table:table-cell office:value-type="float" office:value="672">
            <text:p>672</text:p>
          </table:table-cell>
          <table:table-cell office:value-type="string">
            <text:p>Fleurs de Bach</text:p>
          </table:table-cell>
          <table:table-cell office:value-type="float" office:value="11">
            <text:p>11</text:p>
          </table:table-cell>
          <table:table-cell office:value-type="string">
            <text:p>Fleurs de Bach</text:p>
          </table:table-cell>
        </table:table-row>
        <table:table-row table:style-name="ro1">
          <table:table-cell office:value-type="float" office:value="4558">
            <text:p>4558</text:p>
          </table:table-cell>
          <table:table-cell office:value-type="float" office:value="672">
            <text:p>672</text:p>
          </table:table-cell>
          <table:table-cell office:value-type="string">
            <text:p>des troubles carentiel (supplément) (chat)</text:p>
          </table:table-cell>
          <table:table-cell office:value-type="float" office:value="15">
            <text:p>15</text:p>
          </table:table-cell>
          <table:table-cell office:value-type="string">
            <text:p>des troubles carentiel (supplément) (chat)</text:p>
          </table:table-cell>
        </table:table-row>
        <table:table-row table:style-name="ro1">
          <table:table-cell office:value-type="float" office:value="4629">
            <text:p>4629</text:p>
          </table:table-cell>
          <table:table-cell office:value-type="float" office:value="672">
            <text:p>672</text:p>
          </table:table-cell>
          <table:table-cell office:value-type="string">
            <text:p>VeaVet</text:p>
          </table:table-cell>
          <table:table-cell office:value-type="float" office:value="29">
            <text:p>29</text:p>
          </table:table-cell>
          <table:table-cell office:value-type="string">
            <text:p>VeaVet</text:p>
          </table:table-cell>
        </table:table-row>
        <table:table-row table:style-name="ro1">
          <table:table-cell office:value-type="float" office:value="4632">
            <text:p>4632</text:p>
          </table:table-cell>
          <table:table-cell office:value-type="float" office:value="672">
            <text:p>672</text:p>
          </table:table-cell>
          <table:table-cell office:value-type="string">
            <text:p>ArthroGreen</text:p>
          </table:table-cell>
          <table:table-cell office:value-type="float" office:value="10">
            <text:p>10</text:p>
          </table:table-cell>
          <table:table-cell office:value-type="string">
            <text:p>ArthroGreen</text:p>
          </table:table-cell>
        </table:table-row>
        <table:table-row table:style-name="ro1">
          <table:table-cell office:value-type="float" office:value="4633">
            <text:p>4633</text:p>
          </table:table-cell>
          <table:table-cell office:value-type="float" office:value="672">
            <text:p>672</text:p>
          </table:table-cell>
          <table:table-cell office:value-type="string">
            <text:p>dentaVet</text:p>
          </table:table-cell>
          <table:table-cell office:value-type="float" office:value="14">
            <text:p>14</text:p>
          </table:table-cell>
          <table:table-cell office:value-type="string">
            <text:p>dentaVet</text:p>
          </table:table-cell>
        </table:table-row>
        <table:table-row table:style-name="ro1">
          <table:table-cell office:value-type="float" office:value="4651">
            <text:p>4651</text:p>
          </table:table-cell>
          <table:table-cell office:value-type="float" office:value="672">
            <text:p>672</text:p>
          </table:table-cell>
          <table:table-cell office:value-type="string">
            <text:p>Chien</text:p>
          </table:table-cell>
          <table:table-cell office:value-type="float" office:value="5">
            <text:p>5</text:p>
          </table:table-cell>
          <table:table-cell office:value-type="string">
            <text:p>Chien</text:p>
          </table:table-cell>
        </table:table-row>
        <table:table-row table:style-name="ro2">
          <table:table-cell office:value-type="float" office:value="4652">
            <text:p>4652</text:p>
          </table:table-cell>
          <table:table-cell office:value-type="float" office:value="672">
            <text:p>672</text:p>
          </table:table-cell>
          <table:table-cell office:value-type="string">
            <text:p>Chat</text:p>
          </table:table-cell>
          <table:table-cell office:value-type="float" office:value="2">
            <text:p>2</text:p>
          </table:table-cell>
          <table:table-cell office:value-type="string">
            <text:p>Chat</text:p>
          </table:table-cell>
        </table:table-row>
        <table:table-row table:style-name="ro1">
          <table:table-cell office:value-type="float" office:value="4655">
            <text:p>4655</text:p>
          </table:table-cell>
          <table:table-cell office:value-type="float" office:value="672">
            <text:p>672</text:p>
          </table:table-cell>
          <table:table-cell office:value-type="string">
            <text:p>Cheval</text:p>
          </table:table-cell>
          <table:table-cell office:value-type="float" office:value="4">
            <text:p>4</text:p>
          </table:table-cell>
          <table:table-cell office:value-type="string">
            <text:p>Cheval</text:p>
          </table:table-cell>
        </table:table-row>
        <table:table-row table:style-name="ro1">
          <table:table-cell office:value-type="float" office:value="4656">
            <text:p>4656</text:p>
          </table:table-cell>
          <table:table-cell office:value-type="float" office:value="672">
            <text:p>672</text:p>
          </table:table-cell>
          <table:table-cell office:value-type="string">
            <text:p>HustaVet</text:p>
          </table:table-cell>
          <table:table-cell office:value-type="float" office:value="23">
            <text:p>23</text:p>
          </table:table-cell>
          <table:table-cell office:value-type="string">
            <text:p>HustaVet</text:p>
          </table:table-cell>
        </table:table-row>
        <table:table-row table:style-name="ro1">
          <table:table-cell office:value-type="float" office:value="4669">
            <text:p>4669</text:p>
          </table:table-cell>
          <table:table-cell office:value-type="float" office:value="672">
            <text:p>672</text:p>
          </table:table-cell>
          <table:table-cell office:value-type="string">
            <text:p>Noël/Saint-Sylvestre</text:p>
          </table:table-cell>
          <table:table-cell office:value-type="float" office:value="38">
            <text:p>38</text:p>
          </table:table-cell>
          <table:table-cell office:value-type="string">
            <text:p>Noël/Saint-Sylvestre</text:p>
          </table:table-cell>
        </table:table-row>
        <table:table-row table:style-name="ro1">
          <table:table-cell office:value-type="float" office:value="4724">
            <text:p>4724</text:p>
          </table:table-cell>
          <table:table-cell office:value-type="float" office:value="672">
            <text:p>672</text:p>
          </table:table-cell>
          <table:table-cell office:value-type="string">
            <text:p>Singulares</text:p>
          </table:table-cell>
          <table:table-cell office:value-type="float" office:value="27">
            <text:p>27</text:p>
          </table:table-cell>
          <table:table-cell office:value-type="string">
            <text:p>Singulares</text:p>
          </table:table-cell>
        </table:table-row>
        <table:table-row table:style-name="ro1">
          <table:table-cell office:value-type="float" office:value="4725">
            <text:p>4725</text:p>
          </table:table-cell>
          <table:table-cell office:value-type="float" office:value="672">
            <text:p>672</text:p>
          </table:table-cell>
          <table:table-cell office:value-type="string">
            <text:p>casaCare</text:p>
          </table:table-cell>
          <table:table-cell office:value-type="float" office:value="12">
            <text:p>12</text:p>
          </table:table-cell>
          <table:table-cell office:value-type="string">
            <text:p>casaCare</text:p>
          </table:table-cell>
        </table:table-row>
        <table:table-row table:style-name="ro1">
          <table:table-cell office:value-type="float" office:value="4727">
            <text:p>4727</text:p>
          </table:table-cell>
          <table:table-cell office:value-type="float" office:value="672">
            <text:p>672</text:p>
          </table:table-cell>
          <table:table-cell office:value-type="string">
            <text:p>insektoVet</text:p>
          </table:table-cell>
          <table:table-cell office:value-type="float" office:value="24">
            <text:p>24</text:p>
          </table:table-cell>
          <table:table-cell office:value-type="string">
            <text:p>insektoVet</text:p>
          </table:table-cell>
        </table:table-row>
        <table:table-row table:style-name="ro1">
          <table:table-cell office:value-type="float" office:value="4729">
            <text:p>4729</text:p>
          </table:table-cell>
          <table:table-cell office:value-type="float" office:value="672">
            <text:p>672</text:p>
          </table:table-cell>
          <table:table-cell office:value-type="string">
            <text:p>HerbaVet</text:p>
          </table:table-cell>
          <table:table-cell office:value-type="float" office:value="21">
            <text:p>21</text:p>
          </table:table-cell>
          <table:table-cell office:value-type="string">
            <text:p>HerbaVet</text:p>
          </table:table-cell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672">
            <text:p>672</text:p>
          </table:table-cell>
          <table:table-cell office:value-type="string">
            <text:p>test produit</text:p>
          </table:table-cell>
          <table:table-cell office:value-type="float" office:value="39">
            <text:p>39</text:p>
          </table:table-cell>
          <table:table-cell office:value-type="string">
            <text:p>test produit</text:p>
          </table:table-cell>
        </table:table-row>
        <table:table-row table:style-name="ro1">
          <table:table-cell office:value-type="float" office:value="4822">
            <text:p>4822</text:p>
          </table:table-cell>
          <table:table-cell office:value-type="float" office:value="672">
            <text:p>672</text:p>
          </table:table-cell>
          <table:table-cell office:value-type="string">
            <text:p>petGelato</text:p>
          </table:table-cell>
          <table:table-cell office:value-type="float" office:value="26">
            <text:p>26</text:p>
          </table:table-cell>
          <table:table-cell office:value-type="string">
            <text:p>petGelato</text:p>
          </table:table-cell>
        </table:table-row>
        <table:table-row table:style-name="ro1">
          <table:table-cell office:value-type="float" office:value="4906">
            <text:p>4906</text:p>
          </table:table-cell>
          <table:table-cell office:value-type="float" office:value="672">
            <text:p>672</text:p>
          </table:table-cell>
          <table:table-cell office:value-type="string">
            <text:p>Fit-Hap</text:p>
          </table:table-cell>
          <table:table-cell office:value-type="float" office:value="19">
            <text:p>19</text:p>
          </table:table-cell>
          <table:table-cell office:value-type="string">
            <text:p>Fit-Hap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672">
            <text:p>672</text:p>
          </table:table-cell>
          <table:table-cell office:value-type="string">
            <text:p>LunaLupis</text:p>
          </table:table-cell>
          <table:table-cell office:value-type="float" office:value="25">
            <text:p>25</text:p>
          </table:table-cell>
          <table:table-cell office:value-type="string">
            <text:p>LunaLupis</text:p>
          </table:table-cell>
        </table:table-row>
        <table:table-row table:style-name="ro1">
          <table:table-cell office:value-type="float" office:value="4941">
            <text:p>4941</text:p>
          </table:table-cell>
          <table:table-cell office:value-type="float" office:value="672">
            <text:p>672</text:p>
          </table:table-cell>
          <table:table-cell office:value-type="string">
            <text:p>ColumbaVet</text:p>
          </table:table-cell>
          <table:table-cell office:value-type="float" office:value="13">
            <text:p>13</text:p>
          </table:table-cell>
          <table:table-cell office:value-type="string">
            <text:p>ColumbaVet</text:p>
          </table:table-cell>
        </table:table-row>
        <table:table-row table:style-name="ro1">
          <table:table-cell office:value-type="float" office:value="4991">
            <text:p>4991</text:p>
          </table:table-cell>
          <table:table-cell office:value-type="float" office:value="672">
            <text:p>672</text:p>
          </table:table-cell>
          <table:table-cell office:value-type="string">
            <text:p>HerbaBARF</text:p>
          </table:table-cell>
          <table:table-cell office:value-type="float" office:value="20">
            <text:p>20</text:p>
          </table:table-cell>
          <table:table-cell office:value-type="string">
            <text:p>HerbaBARF</text:p>
          </table:table-cell>
        </table:table-row>
        <table:table-row table:style-name="ro1">
          <table:table-cell office:value-type="float" office:value="4995">
            <text:p>4995</text:p>
          </table:table-cell>
          <table:table-cell office:value-type="float" office:value="672">
            <text:p>672</text:p>
          </table:table-cell>
          <table:table-cell office:value-type="string">
            <text:p>feliTATZ</text:p>
          </table:table-cell>
          <table:table-cell office:value-type="float" office:value="16">
            <text:p>16</text:p>
          </table:table-cell>
          <table:table-cell office:value-type="string">
            <text:p>feliTATZ</text:p>
          </table:table-cell>
        </table:table-row>
        <table:table-row table:style-name="ro1">
          <table:table-cell office:value-type="float" office:value="4996">
            <text:p>4996</text:p>
          </table:table-cell>
          <table:table-cell office:value-type="float" office:value="672">
            <text:p>672</text:p>
          </table:table-cell>
          <table:table-cell office:value-type="string">
            <text:p>Herbella</text:p>
          </table:table-cell>
          <table:table-cell office:value-type="float" office:value="22">
            <text:p>22</text:p>
          </table:table-cell>
          <table:table-cell office:value-type="string">
            <text:p>Herbella</text:p>
          </table:table-cell>
        </table:table-row>
        <table:table-row table:style-name="ro1">
          <table:table-cell office:value-type="float" office:value="4997">
            <text:p>4997</text:p>
          </table:table-cell>
          <table:table-cell office:value-type="float" office:value="672">
            <text:p>672</text:p>
          </table:table-cell>
          <table:table-cell office:value-type="string">
            <text:p>FishHap</text:p>
          </table:table-cell>
          <table:table-cell office:value-type="float" office:value="18">
            <text:p>18</text:p>
          </table:table-cell>
          <table:table-cell office:value-type="string">
            <text:p>FishHap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1008">
            <text:p>1008</text:p>
          </table:table-cell>
          <table:table-cell office:value-type="string">
            <text:p>Vogel</text:p>
          </table:table-cell>
          <table:table-cell office:value-type="float" office:value="2">
            <text:p>2</text:p>
          </table:table-cell>
          <table:table-cell office:value-type="string">
            <text:p>Vogel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1008">
            <text:p>1008</text:p>
          </table:table-cell>
          <table:table-cell office:value-type="string">
            <text:p>Nager</text:p>
          </table:table-cell>
          <table:table-cell office:value-type="float" office:value="1">
            <text:p>1</text:p>
          </table:table-cell>
          <table:table-cell office:value-type="string">
            <text:p>Nager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1008">
            <text:p>1008</text:p>
          </table:table-cell>
          <table:table-cell office:value-type="string">
            <text:p>Reptilien</text:p>
          </table:table-cell>
          <table:table-cell office:value-type="float" office:value="3">
            <text:p>3</text:p>
          </table:table-cell>
          <table:table-cell office:value-type="string">
            <text:p>Reptilien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1103">
            <text:p>1103</text:p>
          </table:table-cell>
          <table:table-cell office:value-type="string">
            <text:p>Augenpflege</text:p>
          </table:table-cell>
          <table:table-cell office:value-type="float" office:value="1">
            <text:p>1</text:p>
          </table:table-cell>
          <table:table-cell office:value-type="string">
            <text:p>Augenpflege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1651">
            <text:p>1651</text:p>
          </table:table-cell>
          <table:table-cell office:value-type="string">
            <text:p>Hundefutter</text:p>
          </table:table-cell>
          <table:table-cell office:value-type="float" office:value="1">
            <text:p>1</text:p>
          </table:table-cell>
          <table:table-cell office:value-type="string">
            <text:p>Hundefutter</text:p>
          </table:table-cell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1651">
            <text:p>1651</text:p>
          </table:table-cell>
          <table:table-cell office:value-type="string">
            <text:p>Produkte A-Z</text:p>
          </table:table-cell>
          <table:table-cell office:value-type="float" office:value="6">
            <text:p>6</text:p>
          </table:table-cell>
          <table:table-cell office:value-type="string">
            <text:p>Produkte A-Z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1005">
            <text:p>1005</text:p>
          </table:table-cell>
          <table:table-cell office:value-type="string">
            <text:p>Innere Organe</text:p>
          </table:table-cell>
          <table:table-cell office:value-type="float" office:value="1">
            <text:p>1</text:p>
          </table:table-cell>
          <table:table-cell office:value-type="string">
            <text:p>Innere Organe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006">
            <text:p>1006</text:p>
          </table:table-cell>
          <table:table-cell office:value-type="string">
            <text:p>Innere Organe</text:p>
          </table:table-cell>
          <table:table-cell office:value-type="float" office:value="1">
            <text:p>1</text:p>
          </table:table-cell>
          <table:table-cell office:value-type="string">
            <text:p>Innere Organe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1847">
            <text:p>1847</text:p>
          </table:table-cell>
          <table:table-cell office:value-type="string">
            <text:p>Alter</text:p>
          </table:table-cell>
          <table:table-cell office:value-type="float" office:value="1">
            <text:p>1</text:p>
          </table:table-cell>
          <table:table-cell office:value-type="string">
            <text:p>Alter</text:p>
          </table:table-cell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1917">
            <text:p>1917</text:p>
          </table:table-cell>
          <table:table-cell office:value-type="string">
            <text:p>Alter</text:p>
          </table:table-cell>
          <table:table-cell office:value-type="float" office:value="1">
            <text:p>1</text:p>
          </table:table-cell>
          <table:table-cell office:value-type="string">
            <text:p>Alter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1655">
            <text:p>1655</text:p>
          </table:table-cell>
          <table:table-cell office:value-type="string">
            <text:p>Fütterung</text:p>
          </table:table-cell>
          <table:table-cell office:value-type="float" office:value="0">
            <text:p>0</text:p>
          </table:table-cell>
          <table:table-cell office:value-type="string">
            <text:p>Fütterung</text:p>
          </table:table-cell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1006">
            <text:p>1006</text:p>
          </table:table-cell>
          <table:table-cell office:value-type="string">
            <text:p>Immunsystem</text:p>
          </table:table-cell>
          <table:table-cell office:value-type="float" office:value="2">
            <text:p>2</text:p>
          </table:table-cell>
          <table:table-cell office:value-type="string">
            <text:p>Immunsystem</text:p>
          </table:table-cell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1652">
            <text:p>1652</text:p>
          </table:table-cell>
          <table:table-cell office:value-type="string">
            <text:p>Katzenfutter</text:p>
          </table:table-cell>
          <table:table-cell office:value-type="float" office:value="0">
            <text:p>0</text:p>
          </table:table-cell>
          <table:table-cell office:value-type="string">
            <text:p>Katzenfutter</text:p>
          </table:table-cell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1005">
            <text:p>1005</text:p>
          </table:table-cell>
          <table:table-cell office:value-type="string">
            <text:p>Ernährung</text:p>
          </table:table-cell>
          <table:table-cell office:value-type="float" office:value="0">
            <text:p>0</text:p>
          </table:table-cell>
          <table:table-cell office:value-type="string">
            <text:p>Ernährung</text:p>
          </table:table-cell>
        </table:table-row>
        <table:table-row table:style-name="ro2">
          <table:table-cell office:value-type="float" office:value="1053">
            <text:p>1053</text:p>
          </table:table-cell>
          <table:table-cell office:value-type="float" office:value="1008">
            <text:p>1008</text:p>
          </table:table-cell>
          <table:table-cell office:value-type="string">
            <text:p>Taube</text:p>
          </table:table-cell>
          <table:table-cell office:value-type="float" office:value="0">
            <text:p>0</text:p>
          </table:table-cell>
          <table:table-cell office:value-type="string">
            <text:p>Taube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1057">
            <text:p>1057</text:p>
          </table:table-cell>
          <table:table-cell office:value-type="string">
            <text:p>Bücher</text:p>
          </table:table-cell>
          <table:table-cell office:value-type="float" office:value="0">
            <text:p>0</text:p>
          </table:table-cell>
          <table:table-cell office:value-type="string">
            <text:p>Bücher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1652">
            <text:p>1652</text:p>
          </table:table-cell>
          <table:table-cell office:value-type="string">
            <text:p>Produkte A-Z</text:p>
          </table:table-cell>
          <table:table-cell office:value-type="float" office:value="5">
            <text:p>5</text:p>
          </table:table-cell>
          <table:table-cell office:value-type="string">
            <text:p>Produkte A-Z</text:p>
          </table:table-cell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1057">
            <text:p>1057</text:p>
          </table:table-cell>
          <table:table-cell office:value-type="string">
            <text:p>Broschüren / Flyer</text:p>
          </table:table-cell>
          <table:table-cell office:value-type="float" office:value="1">
            <text:p>1</text:p>
          </table:table-cell>
          <table:table-cell office:value-type="string">
            <text:p>Broschüren / Flyer</text:p>
          </table:table-cell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1057">
            <text:p>1057</text:p>
          </table:table-cell>
          <table:table-cell office:value-type="string">
            <text:p>Werbeartikel</text:p>
          </table:table-cell>
          <table:table-cell office:value-type="float" office:value="2">
            <text:p>2</text:p>
          </table:table-cell>
          <table:table-cell office:value-type="string">
            <text:p>Werbeartikel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1057">
            <text:p>1057</text:p>
          </table:table-cell>
          <table:table-cell office:value-type="string">
            <text:p>Display</text:p>
          </table:table-cell>
          <table:table-cell office:value-type="float" office:value="3">
            <text:p>3</text:p>
          </table:table-cell>
          <table:table-cell office:value-type="string">
            <text:p>Display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1101">
            <text:p>1101</text:p>
          </table:table-cell>
          <table:table-cell office:value-type="string">
            <text:p>Atemwege</text:p>
          </table:table-cell>
          <table:table-cell office:value-type="float" office:value="0">
            <text:p>0</text:p>
          </table:table-cell>
          <table:table-cell office:value-type="string">
            <text:p>Atemwege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1218">
            <text:p>1218</text:p>
          </table:table-cell>
          <table:table-cell office:value-type="string">
            <text:p>Lunge</text:p>
          </table:table-cell>
          <table:table-cell office:value-type="float" office:value="0">
            <text:p>0</text:p>
          </table:table-cell>
          <table:table-cell office:value-type="string">
            <text:p>Lunge</text:p>
          </table:table-cell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1023">
            <text:p>1023</text:p>
          </table:table-cell>
          <table:table-cell office:value-type="string">
            <text:p>Lunge</text:p>
          </table:table-cell>
          <table:table-cell office:value-type="float" office:value="0">
            <text:p>0</text:p>
          </table:table-cell>
          <table:table-cell office:value-type="string">
            <text:p>Lunge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1567">
            <text:p>1567</text:p>
          </table:table-cell>
          <table:table-cell office:value-type="string">
            <text:p>Alter</text:p>
          </table:table-cell>
          <table:table-cell office:value-type="float" office:value="1">
            <text:p>1</text:p>
          </table:table-cell>
          <table:table-cell office:value-type="string">
            <text:p>Alter</text:p>
          </table:table-cell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1024">
            <text:p>1024</text:p>
          </table:table-cell>
          <table:table-cell office:value-type="string">
            <text:p>Lunge</text:p>
          </table:table-cell>
          <table:table-cell office:value-type="float" office:value="0">
            <text:p>0</text:p>
          </table:table-cell>
          <table:table-cell office:value-type="string">
            <text:p>Lunge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1651">
            <text:p>1651</text:p>
          </table:table-cell>
          <table:table-cell office:value-type="string">
            <text:p>Gesundheit</text:p>
          </table:table-cell>
          <table:table-cell office:value-type="float" office:value="5">
            <text:p>5</text:p>
          </table:table-cell>
          <table:table-cell office:value-type="string">
            <text:p>Gesundheit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1651">
            <text:p>1651</text:p>
          </table:table-cell>
          <table:table-cell office:value-type="string">
            <text:p>Pflege &amp; Hygiene</text:p>
          </table:table-cell>
          <table:table-cell office:value-type="float" office:value="2">
            <text:p>2</text:p>
          </table:table-cell>
          <table:table-cell office:value-type="string">
            <text:p>Pflege &amp; Hygiene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1651">
            <text:p>1651</text:p>
          </table:table-cell>
          <table:table-cell office:value-type="string">
            <text:p>Bewegungsapparat</text:p>
          </table:table-cell>
          <table:table-cell office:value-type="float" office:value="3">
            <text:p>3</text:p>
          </table:table-cell>
          <table:table-cell office:value-type="string">
            <text:p>Bewegungsapparat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1104">
            <text:p>1104</text:p>
          </table:table-cell>
          <table:table-cell office:value-type="string">
            <text:p>Futterergänzung</text:p>
          </table:table-cell>
          <table:table-cell office:value-type="float" office:value="0">
            <text:p>0</text:p>
          </table:table-cell>
          <table:table-cell office:value-type="string">
            <text:p>Futterergänzung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string">
            <text:p>Pflege</text:p>
          </table:table-cell>
          <table:table-cell office:value-type="float" office:value="1">
            <text:p>1</text:p>
          </table:table-cell>
          <table:table-cell office:value-type="string">
            <text:p>Pflege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1101">
            <text:p>1101</text:p>
          </table:table-cell>
          <table:table-cell office:value-type="string">
            <text:p>Herz-Kreislauf</text:p>
          </table:table-cell>
          <table:table-cell office:value-type="float" office:value="1">
            <text:p>1</text:p>
          </table:table-cell>
          <table:table-cell office:value-type="string">
            <text:p>Herz-Kreislauf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1101">
            <text:p>1101</text:p>
          </table:table-cell>
          <table:table-cell office:value-type="string">
            <text:p>Stress</text:p>
          </table:table-cell>
          <table:table-cell office:value-type="float" office:value="5">
            <text:p>5</text:p>
          </table:table-cell>
          <table:table-cell office:value-type="string">
            <text:p>Stress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1144">
            <text:p>1144</text:p>
          </table:table-cell>
          <table:table-cell office:value-type="string">
            <text:p>Augen</text:p>
          </table:table-cell>
          <table:table-cell office:value-type="float" office:value="0">
            <text:p>0</text:p>
          </table:table-cell>
          <table:table-cell office:value-type="string">
            <text:p>Augen</text:p>
          </table:table-cell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1103">
            <text:p>1103</text:p>
          </table:table-cell>
          <table:table-cell office:value-type="string">
            <text:p>Ohrenpflege</text:p>
          </table:table-cell>
          <table:table-cell office:value-type="float" office:value="2">
            <text:p>2</text:p>
          </table:table-cell>
          <table:table-cell office:value-type="string">
            <text:p>Ohrenpflege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1124">
            <text:p>1124</text:p>
          </table:table-cell>
          <table:table-cell office:value-type="string">
            <text:p>Atemwege</text:p>
          </table:table-cell>
          <table:table-cell office:value-type="float" office:value="0">
            <text:p>0</text:p>
          </table:table-cell>
          <table:table-cell office:value-type="string">
            <text:p>Atemwege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1006">
            <text:p>1006</text:p>
          </table:table-cell>
          <table:table-cell office:value-type="string">
            <text:p>Ernährung</text:p>
          </table:table-cell>
          <table:table-cell office:value-type="float" office:value="0">
            <text:p>0</text:p>
          </table:table-cell>
          <table:table-cell office:value-type="string">
            <text:p>Ernährung</text:p>
          </table:table-cell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1124">
            <text:p>1124</text:p>
          </table:table-cell>
          <table:table-cell office:value-type="string">
            <text:p>Magen &amp; Darm</text:p>
          </table:table-cell>
          <table:table-cell office:value-type="float" office:value="2">
            <text:p>2</text:p>
          </table:table-cell>
          <table:table-cell office:value-type="string">
            <text:p>Magen &amp; Darm</text:p>
          </table:table-cell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1652">
            <text:p>1652</text:p>
          </table:table-cell>
          <table:table-cell office:value-type="string">
            <text:p>Gesundheit</text:p>
          </table:table-cell>
          <table:table-cell office:value-type="float" office:value="4">
            <text:p>4</text:p>
          </table:table-cell>
          <table:table-cell office:value-type="string">
            <text:p>Gesundheit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652">
            <text:p>1652</text:p>
          </table:table-cell>
          <table:table-cell office:value-type="string">
            <text:p>Pflege &amp; Hygiene</text:p>
          </table:table-cell>
          <table:table-cell office:value-type="float" office:value="1">
            <text:p>1</text:p>
          </table:table-cell>
          <table:table-cell office:value-type="string">
            <text:p>Pflege &amp; Hygiene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652">
            <text:p>1652</text:p>
          </table:table-cell>
          <table:table-cell office:value-type="string">
            <text:p>Bewegungsapparat</text:p>
          </table:table-cell>
          <table:table-cell office:value-type="float" office:value="2">
            <text:p>2</text:p>
          </table:table-cell>
          <table:table-cell office:value-type="string">
            <text:p>Bewegungsapparat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string">
            <text:p>Futter</text:p>
          </table:table-cell>
          <table:table-cell office:value-type="float" office:value="0">
            <text:p>0</text:p>
          </table:table-cell>
          <table:table-cell office:value-type="string">
            <text:p>Futter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4">
            <text:p>1124</text:p>
          </table:table-cell>
          <table:table-cell office:value-type="string">
            <text:p>Herz- &amp; Kreislauf</text:p>
          </table:table-cell>
          <table:table-cell office:value-type="float" office:value="1">
            <text:p>1</text:p>
          </table:table-cell>
          <table:table-cell office:value-type="string">
            <text:p>Herz- &amp; Kreislauf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string">
            <text:p>Pflege</text:p>
          </table:table-cell>
          <table:table-cell office:value-type="float" office:value="1">
            <text:p>1</text:p>
          </table:table-cell>
          <table:table-cell office:value-type="string">
            <text:p>Pflege</text:p>
          </table:table-cell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1103">
            <text:p>1103</text:p>
          </table:table-cell>
          <table:table-cell office:value-type="string">
            <text:p>Zahnpflege &amp; Maulhygiene</text:p>
          </table:table-cell>
          <table:table-cell office:value-type="float" office:value="3">
            <text:p>3</text:p>
          </table:table-cell>
          <table:table-cell office:value-type="string">
            <text:p>Zahnpflege &amp; Maulhygiene</text:p>
          </table:table-cell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1655">
            <text:p>1655</text:p>
          </table:table-cell>
          <table:table-cell office:value-type="string">
            <text:p>Produkte A-Z</text:p>
          </table:table-cell>
          <table:table-cell office:value-type="float" office:value="1">
            <text:p>1</text:p>
          </table:table-cell>
          <table:table-cell office:value-type="string">
            <text:p>Produkte A-Z</text:p>
          </table:table-cell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1917">
            <text:p>1917</text:p>
          </table:table-cell>
          <table:table-cell office:value-type="string">
            <text:p>Fohlen/Zucht</text:p>
          </table:table-cell>
          <table:table-cell office:value-type="float" office:value="0">
            <text:p>0</text:p>
          </table:table-cell>
          <table:table-cell office:value-type="string">
            <text:p>Fohlen/Zucht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1655">
            <text:p>1655</text:p>
          </table:table-cell>
          <table:table-cell office:value-type="string">
            <text:p>Fell &amp; Haut, Pflege</text:p>
          </table:table-cell>
          <table:table-cell office:value-type="float" office:value="2">
            <text:p>2</text:p>
          </table:table-cell>
          <table:table-cell office:value-type="string">
            <text:p>Fell &amp; Haut, Pflege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1655">
            <text:p>1655</text:p>
          </table:table-cell>
          <table:table-cell office:value-type="string">
            <text:p>Bewegungsapparat, Hufe</text:p>
          </table:table-cell>
          <table:table-cell office:value-type="float" office:value="3">
            <text:p>3</text:p>
          </table:table-cell>
          <table:table-cell office:value-type="string">
            <text:p>Bewegungsapparat, Hufe</text:p>
          </table:table-cell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1218">
            <text:p>1218</text:p>
          </table:table-cell>
          <table:table-cell office:value-type="string">
            <text:p>Herz-, Kreislauf</text:p>
          </table:table-cell>
          <table:table-cell office:value-type="float" office:value="1">
            <text:p>1</text:p>
          </table:table-cell>
          <table:table-cell office:value-type="string">
            <text:p>Herz-, Kreislauf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1126">
            <text:p>1126</text:p>
          </table:table-cell>
          <table:table-cell office:value-type="string">
            <text:p>Augenpflege</text:p>
          </table:table-cell>
          <table:table-cell office:value-type="float" office:value="1">
            <text:p>1</text:p>
          </table:table-cell>
          <table:table-cell office:value-type="string">
            <text:p>Augenpflege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1925">
            <text:p>1925</text:p>
          </table:table-cell>
          <table:table-cell office:value-type="string">
            <text:p>Immunsystem</text:p>
          </table:table-cell>
          <table:table-cell office:value-type="float" office:value="0">
            <text:p>0</text:p>
          </table:table-cell>
          <table:table-cell office:value-type="string">
            <text:p>Immunsystem</text:p>
          </table:table-cell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1126">
            <text:p>1126</text:p>
          </table:table-cell>
          <table:table-cell office:value-type="string">
            <text:p>Zahnpflege &amp; Maulhygiene</text:p>
          </table:table-cell>
          <table:table-cell office:value-type="float" office:value="3">
            <text:p>3</text:p>
          </table:table-cell>
          <table:table-cell office:value-type="string">
            <text:p>Zahnpflege &amp; Maulhygiene</text:p>
          </table:table-cell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1417">
            <text:p>1417</text:p>
          </table:table-cell>
          <table:table-cell office:value-type="string">
            <text:p>Feuchtigkeitsbindung</text:p>
          </table:table-cell>
          <table:table-cell office:value-type="float" office:value="6">
            <text:p>6</text:p>
          </table:table-cell>
          <table:table-cell office:value-type="string">
            <text:p>Feuchtigkeitsbindung</text:p>
          </table:table-cell>
        </table:table-row>
        <table:table-row table:style-name="ro2">
          <table:table-cell office:value-type="float" office:value="1164">
            <text:p>1164</text:p>
          </table:table-cell>
          <table:table-cell office:value-type="float" office:value="1023">
            <text:p>1023</text:p>
          </table:table-cell>
          <table:table-cell office:value-type="string">
            <text:p>Magen, Darm</text:p>
          </table:table-cell>
          <table:table-cell office:value-type="float" office:value="1">
            <text:p>1</text:p>
          </table:table-cell>
          <table:table-cell office:value-type="string">
            <text:p>Magen, Darm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1023">
            <text:p>1023</text:p>
          </table:table-cell>
          <table:table-cell office:value-type="string">
            <text:p>Leber, Nieren</text:p>
          </table:table-cell>
          <table:table-cell office:value-type="float" office:value="2">
            <text:p>2</text:p>
          </table:table-cell>
          <table:table-cell office:value-type="string">
            <text:p>Leber, Nieren</text:p>
          </table:table-cell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1052">
            <text:p>1052</text:p>
          </table:table-cell>
          <table:table-cell office:value-type="string">
            <text:p>Öle</text:p>
          </table:table-cell>
          <table:table-cell office:value-type="float" office:value="1">
            <text:p>1</text:p>
          </table:table-cell>
          <table:table-cell office:value-type="string">
            <text:p>Öle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1052">
            <text:p>1052</text:p>
          </table:table-cell>
          <table:table-cell office:value-type="string">
            <text:p>Mineralstoffe</text:p>
          </table:table-cell>
          <table:table-cell office:value-type="float" office:value="0">
            <text:p>0</text:p>
          </table:table-cell>
          <table:table-cell office:value-type="string">
            <text:p>Mineralstoffe</text:p>
          </table:table-cell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1126">
            <text:p>1126</text:p>
          </table:table-cell>
          <table:table-cell office:value-type="string">
            <text:p>Ohrenpflege</text:p>
          </table:table-cell>
          <table:table-cell office:value-type="float" office:value="2">
            <text:p>2</text:p>
          </table:table-cell>
          <table:table-cell office:value-type="string">
            <text:p>Ohrenpflege</text:p>
          </table:table-cell>
        </table:table-row>
        <table:table-row table:style-name="ro2">
          <table:table-cell office:value-type="float" office:value="1176">
            <text:p>1176</text:p>
          </table:table-cell>
          <table:table-cell office:value-type="float" office:value="1024">
            <text:p>1024</text:p>
          </table:table-cell>
          <table:table-cell office:value-type="string">
            <text:p>Magen, Darm</text:p>
          </table:table-cell>
          <table:table-cell office:value-type="float" office:value="1">
            <text:p>1</text:p>
          </table:table-cell>
          <table:table-cell office:value-type="string">
            <text:p>Magen, Darm</text:p>
          </table:table-cell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1122">
            <text:p>1122</text:p>
          </table:table-cell>
          <table:table-cell office:value-type="string">
            <text:p>Öle</text:p>
          </table:table-cell>
          <table:table-cell office:value-type="float" office:value="1">
            <text:p>1</text:p>
          </table:table-cell>
          <table:table-cell office:value-type="string">
            <text:p>Öle</text:p>
          </table:table-cell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1006">
            <text:p>1006</text:p>
          </table:table-cell>
          <table:table-cell office:value-type="string">
            <text:p>Fell &amp; Haut, Pflege</text:p>
          </table:table-cell>
          <table:table-cell office:value-type="float" office:value="3">
            <text:p>3</text:p>
          </table:table-cell>
          <table:table-cell office:value-type="string">
            <text:p>Fell &amp; Haut, Pflege</text:p>
          </table:table-cell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1122">
            <text:p>1122</text:p>
          </table:table-cell>
          <table:table-cell office:value-type="string">
            <text:p>Mineralstoffe</text:p>
          </table:table-cell>
          <table:table-cell office:value-type="float" office:value="0">
            <text:p>0</text:p>
          </table:table-cell>
          <table:table-cell office:value-type="string">
            <text:p>Mineralstoffe</text:p>
          </table:table-cell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1024">
            <text:p>1024</text:p>
          </table:table-cell>
          <table:table-cell office:value-type="string">
            <text:p>Leber, Nieren</text:p>
          </table:table-cell>
          <table:table-cell office:value-type="float" office:value="2">
            <text:p>2</text:p>
          </table:table-cell>
          <table:table-cell office:value-type="string">
            <text:p>Leber, Nieren</text:p>
          </table:table-cell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1500">
            <text:p>1500</text:p>
          </table:table-cell>
          <table:table-cell office:value-type="string">
            <text:p>Öle</text:p>
          </table:table-cell>
          <table:table-cell office:value-type="float" office:value="1">
            <text:p>1</text:p>
          </table:table-cell>
          <table:table-cell office:value-type="string">
            <text:p>Öle</text:p>
          </table:table-cell>
        </table:table-row>
        <table:table-row table:style-name="ro2">
          <table:table-cell office:value-type="float" office:value="1196">
            <text:p>1196</text:p>
          </table:table-cell>
          <table:table-cell office:value-type="float" office:value="1500">
            <text:p>1500</text:p>
          </table:table-cell>
          <table:table-cell office:value-type="string">
            <text:p>Mineralstoffe</text:p>
          </table:table-cell>
          <table:table-cell office:value-type="float" office:value="0">
            <text:p>0</text:p>
          </table:table-cell>
          <table:table-cell office:value-type="string">
            <text:p>Mineralstoffe</text:p>
          </table:table-cell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1847">
            <text:p>1847</text:p>
          </table:table-cell>
          <table:table-cell office:value-type="string">
            <text:p>Welpen/Zucht</text:p>
          </table:table-cell>
          <table:table-cell office:value-type="float" office:value="0">
            <text:p>0</text:p>
          </table:table-cell>
          <table:table-cell office:value-type="string">
            <text:p>Welpen/Zucht</text:p>
          </table:table-cell>
        </table:table-row>
        <table:table-row table:style-name="ro2">
          <table:table-cell office:value-type="float" office:value="1213">
            <text:p>1213</text:p>
          </table:table-cell>
          <table:table-cell office:value-type="float" office:value="1053">
            <text:p>1053</text:p>
          </table:table-cell>
          <table:table-cell office:value-type="string">
            <text:p>Lunge</text:p>
          </table:table-cell>
          <table:table-cell office:value-type="float" office:value="1">
            <text:p>1</text:p>
          </table:table-cell>
          <table:table-cell office:value-type="string">
            <text:p>Lunge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1053">
            <text:p>1053</text:p>
          </table:table-cell>
          <table:table-cell office:value-type="string">
            <text:p>Pflege</text:p>
          </table:table-cell>
          <table:table-cell office:value-type="float" office:value="5">
            <text:p>5</text:p>
          </table:table-cell>
          <table:table-cell office:value-type="string">
            <text:p>Pflege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053">
            <text:p>1053</text:p>
          </table:table-cell>
          <table:table-cell office:value-type="string">
            <text:p>Darmgesundheit</text:p>
          </table:table-cell>
          <table:table-cell office:value-type="float" office:value="2">
            <text:p>2</text:p>
          </table:table-cell>
          <table:table-cell office:value-type="string">
            <text:p>Darmgesundheit</text:p>
          </table:table-cell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1053">
            <text:p>1053</text:p>
          </table:table-cell>
          <table:table-cell office:value-type="string">
            <text:p>Stoffwechsel</text:p>
          </table:table-cell>
          <table:table-cell office:value-type="float" office:value="4">
            <text:p>4</text:p>
          </table:table-cell>
          <table:table-cell office:value-type="string">
            <text:p>Stoffwechsel</text:p>
          </table:table-cell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1655">
            <text:p>1655</text:p>
          </table:table-cell>
          <table:table-cell office:value-type="string">
            <text:p>Innere Organe</text:p>
          </table:table-cell>
          <table:table-cell office:value-type="float" office:value="4">
            <text:p>4</text:p>
          </table:table-cell>
          <table:table-cell office:value-type="string">
            <text:p>Innere Organe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1008">
            <text:p>1008</text:p>
          </table:table-cell>
          <table:table-cell office:value-type="string">
            <text:p>Fische</text:p>
          </table:table-cell>
          <table:table-cell office:value-type="float" office:value="4">
            <text:p>4</text:p>
          </table:table-cell>
          <table:table-cell office:value-type="string">
            <text:p>Fische</text:p>
          </table:table-cell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1005">
            <text:p>1005</text:p>
          </table:table-cell>
          <table:table-cell office:value-type="string">
            <text:p>Gefieder &amp; Haut, Pflege</text:p>
          </table:table-cell>
          <table:table-cell office:value-type="float" office:value="3">
            <text:p>3</text:p>
          </table:table-cell>
          <table:table-cell office:value-type="string">
            <text:p>Gefieder &amp; Haut, Pflege</text:p>
          </table:table-cell>
        </table:table-row>
        <table:table-row table:style-name="ro2">
          <table:table-cell office:value-type="float" office:value="1223">
            <text:p>1223</text:p>
          </table:table-cell>
          <table:table-cell office:value-type="float" office:value="1942">
            <text:p>1942</text:p>
          </table:table-cell>
          <table:table-cell office:value-type="string">
            <text:p>Öle</text:p>
          </table:table-cell>
          <table:table-cell office:value-type="float" office:value="1">
            <text:p>1</text:p>
          </table:table-cell>
          <table:table-cell office:value-type="string">
            <text:p>Öle</text:p>
          </table:table-cell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1005">
            <text:p>1005</text:p>
          </table:table-cell>
          <table:table-cell office:value-type="string">
            <text:p>Immunsystem</text:p>
          </table:table-cell>
          <table:table-cell office:value-type="float" office:value="2">
            <text:p>2</text:p>
          </table:table-cell>
          <table:table-cell office:value-type="string">
            <text:p>Immunsystem</text:p>
          </table:table-cell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1942">
            <text:p>1942</text:p>
          </table:table-cell>
          <table:table-cell office:value-type="string">
            <text:p>Mineralstoffe</text:p>
          </table:table-cell>
          <table:table-cell office:value-type="float" office:value="0">
            <text:p>0</text:p>
          </table:table-cell>
          <table:table-cell office:value-type="string">
            <text:p>Mineralstoffe</text:p>
          </table:table-cell>
        </table:table-row>
        <table:table-row table:style-name="ro2">
          <table:table-cell office:value-type="float" office:value="1254">
            <text:p>1254</text:p>
          </table:table-cell>
          <table:table-cell office:value-type="float" office:value="1925">
            <text:p>1925</text:p>
          </table:table-cell>
          <table:table-cell office:value-type="string">
            <text:p>Gemüt, Nerven</text:p>
          </table:table-cell>
          <table:table-cell office:value-type="float" office:value="1">
            <text:p>1</text:p>
          </table:table-cell>
          <table:table-cell office:value-type="string">
            <text:p>Gemüt, Nerven</text:p>
          </table:table-cell>
        </table:table-row>
        <table:table-row table:style-name="ro2">
          <table:table-cell office:value-type="float" office:value="1418">
            <text:p>1418</text:p>
          </table:table-cell>
          <table:table-cell office:value-type="float" office:value="1417">
            <text:p>1417</text:p>
          </table:table-cell>
          <table:table-cell office:value-type="string">
            <text:p>Kompost</text:p>
          </table:table-cell>
          <table:table-cell office:value-type="float" office:value="3">
            <text:p>3</text:p>
          </table:table-cell>
          <table:table-cell office:value-type="string">
            <text:p>Kompost</text:p>
          </table:table-cell>
        </table:table-row>
        <table:table-row table:style-name="ro2">
          <table:table-cell office:value-type="float" office:value="1419">
            <text:p>1419</text:p>
          </table:table-cell>
          <table:table-cell office:value-type="float" office:value="1417">
            <text:p>1417</text:p>
          </table:table-cell>
          <table:table-cell office:value-type="string">
            <text:p>Ungeziefer</text:p>
          </table:table-cell>
          <table:table-cell office:value-type="float" office:value="2">
            <text:p>2</text:p>
          </table:table-cell>
          <table:table-cell office:value-type="string">
            <text:p>Ungeziefer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1417">
            <text:p>1417</text:p>
          </table:table-cell>
          <table:table-cell office:value-type="string">
            <text:p>Gerüche</text:p>
          </table:table-cell>
          <table:table-cell office:value-type="float" office:value="4">
            <text:p>4</text:p>
          </table:table-cell>
          <table:table-cell office:value-type="string">
            <text:p>Gerüche</text:p>
          </table:table-cell>
        </table:table-row>
        <table:table-row table:style-name="ro2">
          <table:table-cell office:value-type="float" office:value="1421">
            <text:p>1421</text:p>
          </table:table-cell>
          <table:table-cell office:value-type="float" office:value="1417">
            <text:p>1417</text:p>
          </table:table-cell>
          <table:table-cell office:value-type="string">
            <text:p>Reinigung</text:p>
          </table:table-cell>
          <table:table-cell office:value-type="float" office:value="1">
            <text:p>1</text:p>
          </table:table-cell>
          <table:table-cell office:value-type="string">
            <text:p>Reinigung</text:p>
          </table:table-cell>
        </table:table-row>
        <table:table-row table:style-name="ro2">
          <table:table-cell office:value-type="float" office:value="1422">
            <text:p>1422</text:p>
          </table:table-cell>
          <table:table-cell office:value-type="float" office:value="1417">
            <text:p>1417</text:p>
          </table:table-cell>
          <table:table-cell office:value-type="string">
            <text:p>Desinfektionsmittel</text:p>
          </table:table-cell>
          <table:table-cell office:value-type="float" office:value="0">
            <text:p>0</text:p>
          </table:table-cell>
          <table:table-cell office:value-type="string">
            <text:p>Desinfektionsmittel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1038">
            <text:p>1038</text:p>
          </table:table-cell>
          <table:table-cell office:value-type="string">
            <text:p>Belohnung</text:p>
          </table:table-cell>
          <table:table-cell office:value-type="float" office:value="0">
            <text:p>0</text:p>
          </table:table-cell>
          <table:table-cell office:value-type="string">
            <text:p>Belohnung</text:p>
          </table:table-cell>
        </table:table-row>
        <table:table-row table:style-name="ro2">
          <table:table-cell office:value-type="float" office:value="1432">
            <text:p>1432</text:p>
          </table:table-cell>
          <table:table-cell office:value-type="float" office:value="1431">
            <text:p>1431</text:p>
          </table:table-cell>
          <table:table-cell office:value-type="string">
            <text:p>Rind</text:p>
          </table:table-cell>
          <table:table-cell office:value-type="float" office:value="0">
            <text:p>0</text:p>
          </table:table-cell>
          <table:table-cell office:value-type="string">
            <text:p>Rind</text:p>
          </table:table-cell>
        </table:table-row>
        <table:table-row table:style-name="ro2">
          <table:table-cell office:value-type="float" office:value="1433">
            <text:p>1433</text:p>
          </table:table-cell>
          <table:table-cell office:value-type="float" office:value="1431">
            <text:p>1431</text:p>
          </table:table-cell>
          <table:table-cell office:value-type="string">
            <text:p>Schweine</text:p>
          </table:table-cell>
          <table:table-cell office:value-type="float" office:value="1">
            <text:p>1</text:p>
          </table:table-cell>
          <table:table-cell office:value-type="string">
            <text:p>Schweine</text:p>
          </table:table-cell>
        </table:table-row>
        <table:table-row table:style-name="ro2">
          <table:table-cell office:value-type="float" office:value="1434">
            <text:p>1434</text:p>
          </table:table-cell>
          <table:table-cell office:value-type="float" office:value="1431">
            <text:p>1431</text:p>
          </table:table-cell>
          <table:table-cell office:value-type="string">
            <text:p>Geflügel</text:p>
          </table:table-cell>
          <table:table-cell office:value-type="float" office:value="2">
            <text:p>2</text:p>
          </table:table-cell>
          <table:table-cell office:value-type="string">
            <text:p>Geflügel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1549">
            <text:p>1549</text:p>
          </table:table-cell>
          <table:table-cell office:value-type="string">
            <text:p>Euter</text:p>
          </table:table-cell>
          <table:table-cell office:value-type="float" office:value="0">
            <text:p>0</text:p>
          </table:table-cell>
          <table:table-cell office:value-type="string">
            <text:p>Euter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1549">
            <text:p>1549</text:p>
          </table:table-cell>
          <table:table-cell office:value-type="string">
            <text:p>Klaue</text:p>
          </table:table-cell>
          <table:table-cell office:value-type="float" office:value="1">
            <text:p>1</text:p>
          </table:table-cell>
          <table:table-cell office:value-type="string">
            <text:p>Klaue</text:p>
          </table:table-cell>
        </table:table-row>
        <table:table-row table:style-name="ro2">
          <table:table-cell office:value-type="float" office:value="1444">
            <text:p>1444</text:p>
          </table:table-cell>
          <table:table-cell office:value-type="float" office:value="1432">
            <text:p>1432</text:p>
          </table:table-cell>
          <table:table-cell office:value-type="string">
            <text:p>Fütterung</text:p>
          </table:table-cell>
          <table:table-cell office:value-type="float" office:value="0">
            <text:p>0</text:p>
          </table:table-cell>
          <table:table-cell office:value-type="string">
            <text:p>Fütterung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417">
            <text:p>1417</text:p>
          </table:table-cell>
          <table:table-cell office:value-type="string">
            <text:p>Stallhygiene</text:p>
          </table:table-cell>
          <table:table-cell office:value-type="float" office:value="5">
            <text:p>5</text:p>
          </table:table-cell>
          <table:table-cell office:value-type="string">
            <text:p>Stallhygiene</text:p>
          </table:table-cell>
        </table:table-row>
        <table:table-row table:style-name="ro2">
          <table:table-cell office:value-type="float" office:value="1451">
            <text:p>1451</text:p>
          </table:table-cell>
          <table:table-cell office:value-type="float" office:value="1431">
            <text:p>1431</text:p>
          </table:table-cell>
          <table:table-cell office:value-type="string">
            <text:p>Alpaka, Kamel</text:p>
          </table:table-cell>
          <table:table-cell office:value-type="float" office:value="3">
            <text:p>3</text:p>
          </table:table-cell>
          <table:table-cell office:value-type="string">
            <text:p>Alpaka, Kamel</text:p>
          </table:table-cell>
        </table:table-row>
        <table:table-row table:style-name="ro2">
          <table:table-cell office:value-type="float" office:value="1466">
            <text:p>1466</text:p>
          </table:table-cell>
          <table:table-cell office:value-type="float" office:value="1433">
            <text:p>1433</text:p>
          </table:table-cell>
          <table:table-cell office:value-type="string">
            <text:p>Atemwege</text:p>
          </table:table-cell>
          <table:table-cell office:value-type="float" office:value="1">
            <text:p>1</text:p>
          </table:table-cell>
          <table:table-cell office:value-type="string">
            <text:p>Atemwege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433">
            <text:p>1433</text:p>
          </table:table-cell>
          <table:table-cell office:value-type="string">
            <text:p>Einstallphase</text:p>
          </table:table-cell>
          <table:table-cell office:value-type="float" office:value="3">
            <text:p>3</text:p>
          </table:table-cell>
          <table:table-cell office:value-type="string">
            <text:p>Einstallphase</text:p>
          </table:table-cell>
        </table:table-row>
        <table:table-row table:style-name="ro2">
          <table:table-cell office:value-type="float" office:value="1468">
            <text:p>1468</text:p>
          </table:table-cell>
          <table:table-cell office:value-type="float" office:value="1433">
            <text:p>1433</text:p>
          </table:table-cell>
          <table:table-cell office:value-type="string">
            <text:p>Darm, Verdauung</text:p>
          </table:table-cell>
          <table:table-cell office:value-type="float" office:value="2">
            <text:p>2</text:p>
          </table:table-cell>
          <table:table-cell office:value-type="string">
            <text:p>Darm, Verdauung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1434">
            <text:p>1434</text:p>
          </table:table-cell>
          <table:table-cell office:value-type="string">
            <text:p>Atemwege</text:p>
          </table:table-cell>
          <table:table-cell office:value-type="float" office:value="1">
            <text:p>1</text:p>
          </table:table-cell>
          <table:table-cell office:value-type="string">
            <text:p>Atemwege</text:p>
          </table:table-cell>
        </table:table-row>
        <table:table-row table:style-name="ro2">
          <table:table-cell office:value-type="float" office:value="1476">
            <text:p>1476</text:p>
          </table:table-cell>
          <table:table-cell office:value-type="float" office:value="1434">
            <text:p>1434</text:p>
          </table:table-cell>
          <table:table-cell office:value-type="string">
            <text:p>Darm, Verdauung</text:p>
          </table:table-cell>
          <table:table-cell office:value-type="float" office:value="2">
            <text:p>2</text:p>
          </table:table-cell>
          <table:table-cell office:value-type="string">
            <text:p>Darm, Verdauung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1124">
            <text:p>1124</text:p>
          </table:table-cell>
          <table:table-cell office:value-type="string">
            <text:p>Stress</text:p>
          </table:table-cell>
          <table:table-cell office:value-type="float" office:value="5">
            <text:p>5</text:p>
          </table:table-cell>
          <table:table-cell office:value-type="string">
            <text:p>Stress</text:p>
          </table:table-cell>
        </table:table-row>
        <table:table-row table:style-name="ro2">
          <table:table-cell office:value-type="float" office:value="1497">
            <text:p>1497</text:p>
          </table:table-cell>
          <table:table-cell office:value-type="float" office:value="1101">
            <text:p>1101</text:p>
          </table:table-cell>
          <table:table-cell office:value-type="string">
            <text:p>Stoffwechsel &amp; Leber</text:p>
          </table:table-cell>
          <table:table-cell office:value-type="float" office:value="3">
            <text:p>3</text:p>
          </table:table-cell>
          <table:table-cell office:value-type="string">
            <text:p>Stoffwechsel &amp; Leber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007">
            <text:p>1007</text:p>
          </table:table-cell>
          <table:table-cell office:value-type="string">
            <text:p>Ernährung</text:p>
          </table:table-cell>
          <table:table-cell office:value-type="float" office:value="0">
            <text:p>0</text:p>
          </table:table-cell>
          <table:table-cell office:value-type="string">
            <text:p>Ernährung</text:p>
          </table:table-cell>
        </table:table-row>
        <table:table-row table:style-name="ro2">
          <table:table-cell office:value-type="float" office:value="1501">
            <text:p>1501</text:p>
          </table:table-cell>
          <table:table-cell office:value-type="float" office:value="1007">
            <text:p>1007</text:p>
          </table:table-cell>
          <table:table-cell office:value-type="string">
            <text:p>Innere Organe</text:p>
          </table:table-cell>
          <table:table-cell office:value-type="float" office:value="1">
            <text:p>1</text:p>
          </table:table-cell>
          <table:table-cell office:value-type="string">
            <text:p>Innere Organe</text:p>
          </table:table-cell>
        </table:table-row>
        <table:table-row table:style-name="ro2">
          <table:table-cell office:value-type="float" office:value="1503">
            <text:p>1503</text:p>
          </table:table-cell>
          <table:table-cell office:value-type="float" office:value="1434">
            <text:p>1434</text:p>
          </table:table-cell>
          <table:table-cell office:value-type="string">
            <text:p>Mineralstoffe, Stoffwechsel</text:p>
          </table:table-cell>
          <table:table-cell office:value-type="float" office:value="0">
            <text:p>0</text:p>
          </table:table-cell>
          <table:table-cell office:value-type="string">
            <text:p>Mineralstoffe, Stoffwechsel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office:value-type="float" office:value="1101">
            <text:p>1101</text:p>
          </table:table-cell>
          <table:table-cell office:value-type="string">
            <text:p>Magen &amp; Darm</text:p>
          </table:table-cell>
          <table:table-cell office:value-type="float" office:value="2">
            <text:p>2</text:p>
          </table:table-cell>
          <table:table-cell office:value-type="string">
            <text:p>Magen &amp; Darm</text:p>
          </table:table-cell>
        </table:table-row>
        <table:table-row table:style-name="ro2">
          <table:table-cell office:value-type="float" office:value="1517">
            <text:p>1517</text:p>
          </table:table-cell>
          <table:table-cell office:value-type="float" office:value="1017">
            <text:p>1017</text:p>
          </table:table-cell>
          <table:table-cell office:value-type="string">
            <text:p>Futterergänzung</text:p>
          </table:table-cell>
          <table:table-cell office:value-type="float" office:value="3">
            <text:p>3</text:p>
          </table:table-cell>
          <table:table-cell office:value-type="string">
            <text:p>Futterergänzung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1501">
            <text:p>1501</text:p>
          </table:table-cell>
          <table:table-cell office:value-type="string">
            <text:p>Lunge</text:p>
          </table:table-cell>
          <table:table-cell office:value-type="float" office:value="0">
            <text:p>0</text:p>
          </table:table-cell>
          <table:table-cell office:value-type="string">
            <text:p>Lunge</text:p>
          </table:table-cell>
        </table:table-row>
        <table:table-row table:style-name="ro2">
          <table:table-cell office:value-type="float" office:value="1529">
            <text:p>1529</text:p>
          </table:table-cell>
          <table:table-cell office:value-type="float" office:value="1847">
            <text:p>1847</text:p>
          </table:table-cell>
          <table:table-cell office:value-type="string">
            <text:p>Zucht</text:p>
          </table:table-cell>
          <table:table-cell office:value-type="float" office:value="1">
            <text:p>1</text:p>
          </table:table-cell>
          <table:table-cell office:value-type="string">
            <text:p>Zucht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office:value-type="float" office:value="1501">
            <text:p>1501</text:p>
          </table:table-cell>
          <table:table-cell office:value-type="string">
            <text:p>Magen, Darm</text:p>
          </table:table-cell>
          <table:table-cell office:value-type="float" office:value="1">
            <text:p>1</text:p>
          </table:table-cell>
          <table:table-cell office:value-type="string">
            <text:p>Magen, Darm</text:p>
          </table:table-cell>
        </table:table-row>
        <table:table-row table:style-name="ro2">
          <table:table-cell office:value-type="float" office:value="1539">
            <text:p>1539</text:p>
          </table:table-cell>
          <table:table-cell office:value-type="float" office:value="1501">
            <text:p>1501</text:p>
          </table:table-cell>
          <table:table-cell office:value-type="string">
            <text:p>Leber, Nieren</text:p>
          </table:table-cell>
          <table:table-cell office:value-type="float" office:value="2">
            <text:p>2</text:p>
          </table:table-cell>
          <table:table-cell office:value-type="string">
            <text:p>Leber, Nieren</text:p>
          </table:table-cell>
        </table:table-row>
        <table:table-row table:style-name="ro2">
          <table:table-cell office:value-type="float" office:value="1548">
            <text:p>1548</text:p>
          </table:table-cell>
          <table:table-cell office:value-type="float" office:value="1444">
            <text:p>1444</text:p>
          </table:table-cell>
          <table:table-cell office:value-type="string">
            <text:p>Futter</text:p>
          </table:table-cell>
          <table:table-cell office:value-type="float" office:value="1">
            <text:p>1</text:p>
          </table:table-cell>
          <table:table-cell office:value-type="string">
            <text:p>Futter</text:p>
          </table:table-cell>
        </table:table-row>
        <table:table-row table:style-name="ro2">
          <table:table-cell office:value-type="float" office:value="1549">
            <text:p>1549</text:p>
          </table:table-cell>
          <table:table-cell office:value-type="float" office:value="1432">
            <text:p>1432</text:p>
          </table:table-cell>
          <table:table-cell office:value-type="string">
            <text:p>Pflege</text:p>
          </table:table-cell>
          <table:table-cell office:value-type="float" office:value="3">
            <text:p>3</text:p>
          </table:table-cell>
          <table:table-cell office:value-type="string">
            <text:p>Pflege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1432">
            <text:p>1432</text:p>
          </table:table-cell>
          <table:table-cell office:value-type="string">
            <text:p>Atemwege</text:p>
          </table:table-cell>
          <table:table-cell office:value-type="float" office:value="1">
            <text:p>1</text:p>
          </table:table-cell>
          <table:table-cell office:value-type="string">
            <text:p>Atemwege</text:p>
          </table:table-cell>
        </table:table-row>
        <table:table-row table:style-name="ro2">
          <table:table-cell office:value-type="float" office:value="1552">
            <text:p>1552</text:p>
          </table:table-cell>
          <table:table-cell office:value-type="float" office:value="1432">
            <text:p>1432</text:p>
          </table:table-cell>
          <table:table-cell office:value-type="string">
            <text:p>Darm, Pansen, Verdauung</text:p>
          </table:table-cell>
          <table:table-cell office:value-type="float" office:value="2">
            <text:p>2</text:p>
          </table:table-cell>
          <table:table-cell office:value-type="string">
            <text:p>Darm, Pansen, Verdauung</text:p>
          </table:table-cell>
        </table:table-row>
        <table:table-row table:style-name="ro2">
          <table:table-cell office:value-type="float" office:value="1553">
            <text:p>1553</text:p>
          </table:table-cell>
          <table:table-cell office:value-type="float" office:value="1444">
            <text:p>1444</text:p>
          </table:table-cell>
          <table:table-cell office:value-type="string">
            <text:p>Mineralstoffe, Stoffwechsel</text:p>
          </table:table-cell>
          <table:table-cell office:value-type="float" office:value="0">
            <text:p>0</text:p>
          </table:table-cell>
          <table:table-cell office:value-type="string">
            <text:p>Mineralstoffe, Stoffwechsel</text:p>
          </table:table-cell>
        </table:table-row>
        <table:table-row table:style-name="ro2">
          <table:table-cell office:value-type="float" office:value="1559">
            <text:p>1559</text:p>
          </table:table-cell>
          <table:table-cell office:value-type="float" office:value="1051">
            <text:p>1051</text:p>
          </table:table-cell>
          <table:table-cell office:value-type="string">
            <text:p>Futterergänzung</text:p>
          </table:table-cell>
          <table:table-cell office:value-type="float" office:value="2">
            <text:p>2</text:p>
          </table:table-cell>
          <table:table-cell office:value-type="string">
            <text:p>Futterergänzung</text:p>
          </table:table-cell>
        </table:table-row>
        <table:table-row table:style-name="ro2">
          <table:table-cell office:value-type="float" office:value="1567">
            <text:p>1567</text:p>
          </table:table-cell>
          <table:table-cell office:value-type="float" office:value="1652">
            <text:p>1652</text:p>
          </table:table-cell>
          <table:table-cell office:value-type="string">
            <text:p>Kitten/Zucht &amp; Alter</text:p>
          </table:table-cell>
          <table:table-cell office:value-type="float" office:value="3">
            <text:p>3</text:p>
          </table:table-cell>
          <table:table-cell office:value-type="string">
            <text:p>Kitten/Zucht &amp; Alter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1007">
            <text:p>1007</text:p>
          </table:table-cell>
          <table:table-cell office:value-type="string">
            <text:p>Immunsystem</text:p>
          </table:table-cell>
          <table:table-cell office:value-type="float" office:value="2">
            <text:p>2</text:p>
          </table:table-cell>
          <table:table-cell office:value-type="string">
            <text:p>Immunsystem</text:p>
          </table:table-cell>
        </table:table-row>
        <table:table-row table:style-name="ro2">
          <table:table-cell office:value-type="float" office:value="1578">
            <text:p>1578</text:p>
          </table:table-cell>
          <table:table-cell office:value-type="float" office:value="1007">
            <text:p>1007</text:p>
          </table:table-cell>
          <table:table-cell office:value-type="string">
            <text:p>Haut &amp; Pflege</text:p>
          </table:table-cell>
          <table:table-cell office:value-type="float" office:value="3">
            <text:p>3</text:p>
          </table:table-cell>
          <table:table-cell office:value-type="string">
            <text:p>Haut &amp; Pflege</text:p>
          </table:table-cell>
        </table:table-row>
        <table:table-row table:style-name="ro2">
          <table:table-cell office:value-type="float" office:value="1601">
            <text:p>1601</text:p>
          </table:table-cell>
          <table:table-cell office:value-type="float" office:value="1431">
            <text:p>1431</text:p>
          </table:table-cell>
          <table:table-cell office:value-type="string">
            <text:p>für den kleinen Bedarf</text:p>
          </table:table-cell>
          <table:table-cell office:value-type="float" office:value="5">
            <text:p>5</text:p>
          </table:table-cell>
          <table:table-cell office:value-type="string">
            <text:p>für den kleinen Bedarf</text:p>
          </table:table-cell>
        </table:table-row>
        <table:table-row table:style-name="ro2">
          <table:table-cell office:value-type="float" office:value="1616">
            <text:p>1616</text:p>
          </table:table-cell>
          <table:table-cell office:value-type="float" office:value="1145">
            <text:p>1145</text:p>
          </table:table-cell>
          <table:table-cell office:value-type="string">
            <text:p>Hufe</text:p>
          </table:table-cell>
          <table:table-cell office:value-type="float" office:value="0">
            <text:p>0</text:p>
          </table:table-cell>
          <table:table-cell office:value-type="string">
            <text:p>Hufe</text:p>
          </table:table-cell>
        </table:table-row>
        <table:table-row table:style-name="ro2">
          <table:table-cell office:value-type="float" office:value="1621">
            <text:p>1621</text:p>
          </table:table-cell>
          <table:table-cell office:value-type="float" office:value="1218">
            <text:p>1218</text:p>
          </table:table-cell>
          <table:table-cell office:value-type="string">
            <text:p>Leber</text:p>
          </table:table-cell>
          <table:table-cell office:value-type="float" office:value="2">
            <text:p>2</text:p>
          </table:table-cell>
          <table:table-cell office:value-type="string">
            <text:p>Leber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office:value-type="float" office:value="1925">
            <text:p>1925</text:p>
          </table:table-cell>
          <table:table-cell office:value-type="string">
            <text:p>Leistung</text:p>
          </table:table-cell>
          <table:table-cell office:value-type="float" office:value="2">
            <text:p>2</text:p>
          </table:table-cell>
          <table:table-cell office:value-type="string">
            <text:p>Leistung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1218">
            <text:p>1218</text:p>
          </table:table-cell>
          <table:table-cell office:value-type="string">
            <text:p>Magen, Darm</text:p>
          </table:table-cell>
          <table:table-cell office:value-type="float" office:value="3">
            <text:p>3</text:p>
          </table:table-cell>
          <table:table-cell office:value-type="string">
            <text:p>Magen, Darm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1431">
            <text:p>1431</text:p>
          </table:table-cell>
          <table:table-cell office:value-type="string">
            <text:p>Fütterungstechnik, Stallhygiene</text:p>
          </table:table-cell>
          <table:table-cell office:value-type="float" office:value="4">
            <text:p>4</text:p>
          </table:table-cell>
          <table:table-cell office:value-type="string">
            <text:p>Fütterungstechnik, Stallhygiene</text:p>
          </table:table-cell>
        </table:table-row>
        <table:table-row table:style-name="ro2">
          <table:table-cell office:value-type="float" office:value="1786">
            <text:p>1786</text:p>
          </table:table-cell>
          <table:table-cell office:value-type="float" office:value="1433">
            <text:p>1433</text:p>
          </table:table-cell>
          <table:table-cell office:value-type="string">
            <text:p>Fütterung</text:p>
          </table:table-cell>
          <table:table-cell office:value-type="float" office:value="0">
            <text:p>0</text:p>
          </table:table-cell>
          <table:table-cell office:value-type="string">
            <text:p>Fütterung</text:p>
          </table:table-cell>
        </table:table-row>
        <table:table-row table:style-name="ro2">
          <table:table-cell office:value-type="float" office:value="1798">
            <text:p>1798</text:p>
          </table:table-cell>
          <table:table-cell office:value-type="float" office:value="1786">
            <text:p>1786</text:p>
          </table:table-cell>
          <table:table-cell office:value-type="string">
            <text:p>Mineralstoffe, Stoffwechsel</text:p>
          </table:table-cell>
          <table:table-cell office:value-type="float" office:value="0">
            <text:p>0</text:p>
          </table:table-cell>
          <table:table-cell office:value-type="string">
            <text:p>Mineralstoffe, Stoffwechsel</text:p>
          </table:table-cell>
        </table:table-row>
        <table:table-row table:style-name="ro2">
          <table:table-cell office:value-type="float" office:value="1826">
            <text:p>1826</text:p>
          </table:table-cell>
          <table:table-cell office:value-type="float" office:value="1017">
            <text:p>1017</text:p>
          </table:table-cell>
          <table:table-cell office:value-type="string">
            <text:p>Trockenfutter</text:p>
          </table:table-cell>
          <table:table-cell office:value-type="float" office:value="1">
            <text:p>1</text:p>
          </table:table-cell>
          <table:table-cell office:value-type="string">
            <text:p>Trockenfutter</text:p>
          </table:table-cell>
        </table:table-row>
        <table:table-row table:style-name="ro2">
          <table:table-cell office:value-type="float" office:value="1827">
            <text:p>1827</text:p>
          </table:table-cell>
          <table:table-cell office:value-type="float" office:value="1017">
            <text:p>1017</text:p>
          </table:table-cell>
          <table:table-cell office:value-type="string">
            <text:p>Snacks &amp; Leckerlis</text:p>
          </table:table-cell>
          <table:table-cell office:value-type="float" office:value="4">
            <text:p>4</text:p>
          </table:table-cell>
          <table:table-cell office:value-type="string">
            <text:p>Snacks &amp; Leckerlis</text:p>
          </table:table-cell>
        </table:table-row>
        <table:table-row table:style-name="ro2">
          <table:table-cell office:value-type="float" office:value="1834">
            <text:p>1834</text:p>
          </table:table-cell>
          <table:table-cell office:value-type="float" office:value="1103">
            <text:p>1103</text:p>
          </table:table-cell>
          <table:table-cell office:value-type="string">
            <text:p>Fell- &amp; Hautpflege</text:p>
          </table:table-cell>
          <table:table-cell office:value-type="float" office:value="0">
            <text:p>0</text:p>
          </table:table-cell>
          <table:table-cell office:value-type="string">
            <text:p>Fell- &amp; Hautpflege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1101">
            <text:p>1101</text:p>
          </table:table-cell>
          <table:table-cell office:value-type="string">
            <text:p>Immunsystem</text:p>
          </table:table-cell>
          <table:table-cell office:value-type="float" office:value="4">
            <text:p>4</text:p>
          </table:table-cell>
          <table:table-cell office:value-type="string">
            <text:p>Immunsystem</text:p>
          </table:table-cell>
        </table:table-row>
        <table:table-row table:style-name="ro2">
          <table:table-cell office:value-type="float" office:value="1847">
            <text:p>1847</text:p>
          </table:table-cell>
          <table:table-cell office:value-type="float" office:value="1651">
            <text:p>1651</text:p>
          </table:table-cell>
          <table:table-cell office:value-type="string">
            <text:p>Welpen/Zucht &amp; Alter</text:p>
          </table:table-cell>
          <table:table-cell office:value-type="float" office:value="3">
            <text:p>3</text:p>
          </table:table-cell>
          <table:table-cell office:value-type="string">
            <text:p>Welpen/Zucht &amp; Alter</text:p>
          </table:table-cell>
        </table:table-row>
        <table:table-row table:style-name="ro2">
          <table:table-cell office:value-type="float" office:value="1849">
            <text:p>1849</text:p>
          </table:table-cell>
          <table:table-cell office:value-type="float" office:value="1017">
            <text:p>1017</text:p>
          </table:table-cell>
          <table:table-cell office:value-type="string">
            <text:p>BARF &amp; Frostfutter</text:p>
          </table:table-cell>
          <table:table-cell office:value-type="float" office:value="2">
            <text:p>2</text:p>
          </table:table-cell>
          <table:table-cell office:value-type="string">
            <text:p>BARF &amp; Frostfutter</text:p>
          </table:table-cell>
        </table:table-row>
        <table:table-row table:style-name="ro2">
          <table:table-cell office:value-type="float" office:value="1866">
            <text:p>1866</text:p>
          </table:table-cell>
          <table:table-cell office:value-type="float" office:value="1124">
            <text:p>1124</text:p>
          </table:table-cell>
          <table:table-cell office:value-type="string">
            <text:p>Stoffwechsel &amp; Leber</text:p>
          </table:table-cell>
          <table:table-cell office:value-type="float" office:value="3">
            <text:p>3</text:p>
          </table:table-cell>
          <table:table-cell office:value-type="string">
            <text:p>Stoffwechsel &amp; Leber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1567">
            <text:p>1567</text:p>
          </table:table-cell>
          <table:table-cell office:value-type="string">
            <text:p>Kitten</text:p>
          </table:table-cell>
          <table:table-cell office:value-type="float" office:value="0">
            <text:p>0</text:p>
          </table:table-cell>
          <table:table-cell office:value-type="string">
            <text:p>Kitten</text:p>
          </table:table-cell>
        </table:table-row>
        <table:table-row table:style-name="ro2">
          <table:table-cell office:value-type="float" office:value="1872">
            <text:p>1872</text:p>
          </table:table-cell>
          <table:table-cell office:value-type="float" office:value="1567">
            <text:p>1567</text:p>
          </table:table-cell>
          <table:table-cell office:value-type="string">
            <text:p>Kitten/Zucht</text:p>
          </table:table-cell>
          <table:table-cell office:value-type="float" office:value="0">
            <text:p>0</text:p>
          </table:table-cell>
          <table:table-cell office:value-type="string">
            <text:p>Kitten/Zucht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124">
            <text:p>1124</text:p>
          </table:table-cell>
          <table:table-cell office:value-type="string">
            <text:p>Immunsystem</text:p>
          </table:table-cell>
          <table:table-cell office:value-type="float" office:value="4">
            <text:p>4</text:p>
          </table:table-cell>
          <table:table-cell office:value-type="string">
            <text:p>Immunsystem</text:p>
          </table:table-cell>
        </table:table-row>
        <table:table-row table:style-name="ro2">
          <table:table-cell office:value-type="float" office:value="1879">
            <text:p>1879</text:p>
          </table:table-cell>
          <table:table-cell office:value-type="float" office:value="1051">
            <text:p>1051</text:p>
          </table:table-cell>
          <table:table-cell office:value-type="string">
            <text:p>Trockenfutter</text:p>
          </table:table-cell>
          <table:table-cell office:value-type="float" office:value="0">
            <text:p>0</text:p>
          </table:table-cell>
          <table:table-cell office:value-type="string">
            <text:p>Trockenfutter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1051">
            <text:p>1051</text:p>
          </table:table-cell>
          <table:table-cell office:value-type="string">
            <text:p>Snacks &amp; Leckerlis</text:p>
          </table:table-cell>
          <table:table-cell office:value-type="float" office:value="3">
            <text:p>3</text:p>
          </table:table-cell>
          <table:table-cell office:value-type="string">
            <text:p>Snacks &amp; Leckerlis</text:p>
          </table:table-cell>
        </table:table-row>
        <table:table-row table:style-name="ro2">
          <table:table-cell office:value-type="float" office:value="1883">
            <text:p>1883</text:p>
          </table:table-cell>
          <table:table-cell office:value-type="float" office:value="1126">
            <text:p>1126</text:p>
          </table:table-cell>
          <table:table-cell office:value-type="string">
            <text:p>Fell-&amp; Hautpflege</text:p>
          </table:table-cell>
          <table:table-cell office:value-type="float" office:value="0">
            <text:p>0</text:p>
          </table:table-cell>
          <table:table-cell office:value-type="string">
            <text:p>Fell-&amp; Hautpflege</text:p>
          </table:table-cell>
        </table:table-row>
        <table:table-row table:style-name="ro2">
          <table:table-cell office:value-type="float" office:value="1892">
            <text:p>1892</text:p>
          </table:table-cell>
          <table:table-cell office:value-type="float" office:value="1051">
            <text:p>1051</text:p>
          </table:table-cell>
          <table:table-cell office:value-type="string">
            <text:p>BARF &amp; Frostfutter</text:p>
          </table:table-cell>
          <table:table-cell office:value-type="float" office:value="1">
            <text:p>1</text:p>
          </table:table-cell>
          <table:table-cell office:value-type="string">
            <text:p>BARF &amp; Frostfutter</text:p>
          </table:table-cell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1145">
            <text:p>1145</text:p>
          </table:table-cell>
          <table:table-cell office:value-type="string">
            <text:p>Sehnen, Bänder</text:p>
          </table:table-cell>
          <table:table-cell office:value-type="float" office:value="1">
            <text:p>1</text:p>
          </table:table-cell>
          <table:table-cell office:value-type="string">
            <text:p>Sehnen, Bänder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1144">
            <text:p>1144</text:p>
          </table:table-cell>
          <table:table-cell office:value-type="string">
            <text:p>Zähne, Maul</text:p>
          </table:table-cell>
          <table:table-cell office:value-type="float" office:value="1">
            <text:p>1</text:p>
          </table:table-cell>
          <table:table-cell office:value-type="string">
            <text:p>Zähne, Maul</text:p>
          </table:table-cell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1917">
            <text:p>1917</text:p>
          </table:table-cell>
          <table:table-cell office:value-type="string">
            <text:p>Fohlen</text:p>
          </table:table-cell>
          <table:table-cell office:value-type="float" office:value="2">
            <text:p>2</text:p>
          </table:table-cell>
          <table:table-cell office:value-type="string">
            <text:p>Fohlen</text:p>
          </table:table-cell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1655">
            <text:p>1655</text:p>
          </table:table-cell>
          <table:table-cell office:value-type="string">
            <text:p>Jugend/Zucht &amp; Alter</text:p>
          </table:table-cell>
          <table:table-cell office:value-type="float" office:value="5">
            <text:p>5</text:p>
          </table:table-cell>
          <table:table-cell office:value-type="string">
            <text:p>Jugend/Zucht &amp; Alter</text:p>
          </table:table-cell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1144">
            <text:p>1144</text:p>
          </table:table-cell>
          <table:table-cell office:value-type="string">
            <text:p>Ohren</text:p>
          </table:table-cell>
          <table:table-cell office:value-type="float" office:value="2">
            <text:p>2</text:p>
          </table:table-cell>
          <table:table-cell office:value-type="string">
            <text:p>Ohren</text:p>
          </table:table-cell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1038">
            <text:p>1038</text:p>
          </table:table-cell>
          <table:table-cell office:value-type="string">
            <text:p>Kraftfutter</text:p>
          </table:table-cell>
          <table:table-cell office:value-type="float" office:value="1">
            <text:p>1</text:p>
          </table:table-cell>
          <table:table-cell office:value-type="string">
            <text:p>Kraftfutter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1038">
            <text:p>1038</text:p>
          </table:table-cell>
          <table:table-cell office:value-type="string">
            <text:p>Öle</text:p>
          </table:table-cell>
          <table:table-cell office:value-type="float" office:value="2">
            <text:p>2</text:p>
          </table:table-cell>
          <table:table-cell office:value-type="string">
            <text:p>Öle</text:p>
          </table:table-cell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1038">
            <text:p>1038</text:p>
          </table:table-cell>
          <table:table-cell office:value-type="string">
            <text:p>Mineralstoffe</text:p>
          </table:table-cell>
          <table:table-cell office:value-type="float" office:value="3">
            <text:p>3</text:p>
          </table:table-cell>
          <table:table-cell office:value-type="string">
            <text:p>Mineralstoffe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1655">
            <text:p>1655</text:p>
          </table:table-cell>
          <table:table-cell office:value-type="string">
            <text:p>Immunsystem, Nerven, Leistung</text:p>
          </table:table-cell>
          <table:table-cell office:value-type="float" office:value="6">
            <text:p>6</text:p>
          </table:table-cell>
          <table:table-cell office:value-type="string">
            <text:p>Immunsystem, Nerven, Leistung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1053">
            <text:p>1053</text:p>
          </table:table-cell>
          <table:table-cell office:value-type="string">
            <text:p>Ernährung</text:p>
          </table:table-cell>
          <table:table-cell office:value-type="float" office:value="0">
            <text:p>0</text:p>
          </table:table-cell>
          <table:table-cell office:value-type="string">
            <text:p>Ernährung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053">
            <text:p>1053</text:p>
          </table:table-cell>
          <table:table-cell office:value-type="string">
            <text:p>Reise, Zucht</text:p>
          </table:table-cell>
          <table:table-cell office:value-type="float" office:value="3">
            <text:p>3</text:p>
          </table:table-cell>
          <table:table-cell office:value-type="string">
            <text:p>Reise, Zucht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950">
            <text:p>1950</text:p>
          </table:table-cell>
          <table:table-cell office:value-type="string">
            <text:p>Würmer</text:p>
          </table:table-cell>
          <table:table-cell office:value-type="float" office:value="3">
            <text:p>3</text:p>
          </table:table-cell>
          <table:table-cell office:value-type="string">
            <text:p>Würmer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1950">
            <text:p>1950</text:p>
          </table:table-cell>
          <table:table-cell office:value-type="string">
            <text:p>Zecken</text:p>
          </table:table-cell>
          <table:table-cell office:value-type="float" office:value="0">
            <text:p>0</text:p>
          </table:table-cell>
          <table:table-cell office:value-type="string">
            <text:p>Zecken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1950">
            <text:p>1950</text:p>
          </table:table-cell>
          <table:table-cell office:value-type="string">
            <text:p>Flöhe</text:p>
          </table:table-cell>
          <table:table-cell office:value-type="float" office:value="1">
            <text:p>1</text:p>
          </table:table-cell>
          <table:table-cell office:value-type="string">
            <text:p>Flöhe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1950">
            <text:p>1950</text:p>
          </table:table-cell>
          <table:table-cell office:value-type="string">
            <text:p>Milben</text:p>
          </table:table-cell>
          <table:table-cell office:value-type="float" office:value="2">
            <text:p>2</text:p>
          </table:table-cell>
          <table:table-cell office:value-type="string">
            <text:p>Milben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1950">
            <text:p>1950</text:p>
          </table:table-cell>
          <table:table-cell office:value-type="string">
            <text:p>Bremsen, Fliegen, Mücken</text:p>
          </table:table-cell>
          <table:table-cell office:value-type="float" office:value="4">
            <text:p>4</text:p>
          </table:table-cell>
          <table:table-cell office:value-type="string">
            <text:p>Bremsen, Fliegen, Mücken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1144">
            <text:p>1144</text:p>
          </table:table-cell>
          <table:table-cell office:value-type="string">
            <text:p>Fell &amp; Haut</text:p>
          </table:table-cell>
          <table:table-cell office:value-type="float" office:value="3">
            <text:p>3</text:p>
          </table:table-cell>
          <table:table-cell office:value-type="string">
            <text:p>Fell &amp; Haut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1218">
            <text:p>1218</text:p>
          </table:table-cell>
          <table:table-cell office:value-type="string">
            <text:p>Blase, Nieren</text:p>
          </table:table-cell>
          <table:table-cell office:value-type="float" office:value="4">
            <text:p>4</text:p>
          </table:table-cell>
          <table:table-cell office:value-type="string">
            <text:p>Blase, Nieren</text:p>
          </table:table-cell>
        </table:table-row>
        <table:table-row table:style-name="ro2">
          <table:table-cell office:value-type="float" office:value="3009">
            <text:p>3009</text:p>
          </table:table-cell>
          <table:table-cell office:value-type="float" office:value="3998">
            <text:p>3998</text:p>
          </table:table-cell>
          <table:table-cell office:value-type="string">
            <text:p>Geflügel</text:p>
          </table:table-cell>
          <table:table-cell office:value-type="float" office:value="2">
            <text:p>2</text:p>
          </table:table-cell>
          <table:table-cell office:value-type="string">
            <text:p>Geflügel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3076">
            <text:p>3076</text:p>
          </table:table-cell>
          <table:table-cell office:value-type="string">
            <text:p>flyer english</text:p>
          </table:table-cell>
          <table:table-cell office:value-type="float" office:value="0">
            <text:p>0</text:p>
          </table:table-cell>
          <table:table-cell office:value-type="string">
            <text:p>flyer english</text:p>
          </table:table-cell>
        </table:table-row>
        <table:table-row table:style-name="ro2">
          <table:table-cell office:value-type="float" office:value="3012">
            <text:p>3012</text:p>
          </table:table-cell>
          <table:table-cell office:value-type="float" office:value="3998">
            <text:p>3998</text:p>
          </table:table-cell>
          <table:table-cell office:value-type="string">
            <text:p>Schwein</text:p>
          </table:table-cell>
          <table:table-cell office:value-type="float" office:value="1">
            <text:p>1</text:p>
          </table:table-cell>
          <table:table-cell office:value-type="string">
            <text:p>Schwein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3120">
            <text:p>3120</text:p>
          </table:table-cell>
          <table:table-cell office:value-type="string">
            <text:p>collagen</text:p>
          </table:table-cell>
          <table:table-cell office:value-type="float" office:value="35">
            <text:p>35</text:p>
          </table:table-cell>
          <table:table-cell office:value-type="string">
            <text:p>collagen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3651">
            <text:p>3651</text:p>
          </table:table-cell>
          <table:table-cell office:value-type="string">
            <text:p>insects</text:p>
          </table:table-cell>
          <table:table-cell office:value-type="float" office:value="9">
            <text:p>9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office:value-type="float" office:value="3011">
            <text:p>3011</text:p>
          </table:table-cell>
          <table:table-cell office:value-type="string">
            <text:p>individual supplements</text:p>
          </table:table-cell>
          <table:table-cell office:value-type="float" office:value="0">
            <text:p>0</text:p>
          </table:table-cell>
          <table:table-cell office:value-type="string">
            <text:p>individual supplements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office:value-type="float" office:value="3844">
            <text:p>3844</text:p>
          </table:table-cell>
          <table:table-cell office:value-type="string">
            <text:p>eyes</text:p>
          </table:table-cell>
          <table:table-cell office:value-type="float" office:value="3">
            <text:p>3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017">
            <text:p>3017</text:p>
          </table:table-cell>
          <table:table-cell office:value-type="float" office:value="3651">
            <text:p>3651</text:p>
          </table:table-cell>
          <table:table-cell office:value-type="string">
            <text:p>Food</text:p>
          </table:table-cell>
          <table:table-cell office:value-type="float" office:value="4">
            <text:p>4</text:p>
          </table:table-cell>
          <table:table-cell office:value-type="string">
            <text:p>Food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office:value-type="float" office:value="3651">
            <text:p>3651</text:p>
          </table:table-cell>
          <table:table-cell office:value-type="string">
            <text:p>hygiene/cleaning</text:p>
          </table:table-cell>
          <table:table-cell office:value-type="float" office:value="6">
            <text:p>6</text:p>
          </table:table-cell>
          <table:table-cell office:value-type="string">
            <text:p>hygiene/cleaning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office:value-type="float" office:value="3652">
            <text:p>3652</text:p>
          </table:table-cell>
          <table:table-cell office:value-type="string">
            <text:p>insects</text:p>
          </table:table-cell>
          <table:table-cell office:value-type="float" office:value="2">
            <text:p>2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3254">
            <text:p>3254</text:p>
          </table:table-cell>
          <table:table-cell office:value-type="string">
            <text:p>Silvester/rapid support</text:p>
          </table:table-cell>
          <table:table-cell office:value-type="float" office:value="2">
            <text:p>2</text:p>
          </table:table-cell>
          <table:table-cell office:value-type="string">
            <text:p>Silvester/rapid support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office:value-type="float" office:value="3254">
            <text:p>3254</text:p>
          </table:table-cell>
          <table:table-cell office:value-type="string">
            <text:p>feeding</text:p>
          </table:table-cell>
          <table:table-cell office:value-type="float" office:value="1">
            <text:p>1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office:value-type="float" office:value="3005">
            <text:p>3005</text:p>
          </table:table-cell>
          <table:table-cell office:value-type="string">
            <text:p>natural animal health</text:p>
          </table:table-cell>
          <table:table-cell office:value-type="float" office:value="0">
            <text:p>0</text:p>
          </table:table-cell>
          <table:table-cell office:value-type="string">
            <text:p>natural animal health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office:value-type="float" office:value="3006">
            <text:p>3006</text:p>
          </table:table-cell>
          <table:table-cell office:value-type="string">
            <text:p>natural ainmal health</text:p>
          </table:table-cell>
          <table:table-cell office:value-type="float" office:value="0">
            <text:p>0</text:p>
          </table:table-cell>
          <table:table-cell office:value-type="string">
            <text:p>natural ainmal health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office:value-type="float" office:value="3500">
            <text:p>3500</text:p>
          </table:table-cell>
          <table:table-cell office:value-type="string">
            <text:p>complementary feed ( reptiles )</text:p>
          </table:table-cell>
          <table:table-cell office:value-type="float" office:value="0">
            <text:p>0</text:p>
          </table:table-cell>
          <table:table-cell office:value-type="string">
            <text:p>complementary feed ( reptiles )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office:value-type="float" office:value="3076">
            <text:p>3076</text:p>
          </table:table-cell>
          <table:table-cell office:value-type="string">
            <text:p>dog &amp; cat flyer</text:p>
          </table:table-cell>
          <table:table-cell office:value-type="float" office:value="1">
            <text:p>1</text:p>
          </table:table-cell>
          <table:table-cell office:value-type="string">
            <text:p>dog &amp; cat flyer</text:p>
          </table:table-cell>
        </table:table-row>
        <table:table-row table:style-name="ro1">
          <table:table-cell office:value-type="float" office:value="3027">
            <text:p>3027</text:p>
          </table:table-cell>
          <table:table-cell office:value-type="float" office:value="3655">
            <text:p>3655</text:p>
          </table:table-cell>
          <table:table-cell office:value-type="string">
            <text:p>insects</text:p>
          </table:table-cell>
          <table:table-cell office:value-type="float" office:value="2">
            <text:p>2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office:value-type="float" office:value="3006">
            <text:p>3006</text:p>
          </table:table-cell>
          <table:table-cell office:value-type="string">
            <text:p>insects</text:p>
          </table:table-cell>
          <table:table-cell office:value-type="float" office:value="1">
            <text:p>1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029">
            <text:p>3029</text:p>
          </table:table-cell>
          <table:table-cell office:value-type="float" office:value="3005">
            <text:p>3005</text:p>
          </table:table-cell>
          <table:table-cell office:value-type="string">
            <text:p>insects</text:p>
          </table:table-cell>
          <table:table-cell office:value-type="float" office:value="1">
            <text:p>1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030">
            <text:p>3030</text:p>
          </table:table-cell>
          <table:table-cell office:value-type="float" office:value="3500">
            <text:p>3500</text:p>
          </table:table-cell>
          <table:table-cell office:value-type="string">
            <text:p>insects</text:p>
          </table:table-cell>
          <table:table-cell office:value-type="float" office:value="1">
            <text:p>1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office:value-type="float" office:value="3076">
            <text:p>3076</text:p>
          </table:table-cell>
          <table:table-cell office:value-type="string">
            <text:p>seminars flyer</text:p>
          </table:table-cell>
          <table:table-cell office:value-type="float" office:value="2">
            <text:p>2</text:p>
          </table:table-cell>
          <table:table-cell office:value-type="string">
            <text:p>seminars flyer</text:p>
          </table:table-cell>
        </table:table-row>
        <table:table-row table:style-name="ro1">
          <table:table-cell office:value-type="float" office:value="3032">
            <text:p>3032</text:p>
          </table:table-cell>
          <table:table-cell office:value-type="float" office:value="3612">
            <text:p>3612</text:p>
          </table:table-cell>
          <table:table-cell office:value-type="string">
            <text:p>fertility</text:p>
          </table:table-cell>
          <table:table-cell office:value-type="float" office:value="1">
            <text:p>1</text:p>
          </table:table-cell>
          <table:table-cell office:value-type="string">
            <text:p>fertility</text:p>
          </table:table-cell>
        </table:table-row>
        <table:table-row table:style-name="ro1">
          <table:table-cell office:value-type="float" office:value="3033">
            <text:p>3033</text:p>
          </table:table-cell>
          <table:table-cell office:value-type="float" office:value="3076">
            <text:p>3076</text:p>
          </table:table-cell>
          <table:table-cell office:value-type="string">
            <text:p>birds flyer</text:p>
          </table:table-cell>
          <table:table-cell office:value-type="float" office:value="3">
            <text:p>3</text:p>
          </table:table-cell>
          <table:table-cell office:value-type="string">
            <text:p>birds flyer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3847">
            <text:p>3847</text:p>
          </table:table-cell>
          <table:table-cell office:value-type="string">
            <text:p>translucent pregnant</text:p>
          </table:table-cell>
          <table:table-cell office:value-type="float" office:value="2">
            <text:p>2</text:p>
          </table:table-cell>
          <table:table-cell office:value-type="string">
            <text:p>translucent pregnant</text:p>
          </table:table-cell>
        </table:table-row>
        <table:table-row table:style-name="ro1">
          <table:table-cell office:value-type="float" office:value="3037">
            <text:p>3037</text:p>
          </table:table-cell>
          <table:table-cell office:value-type="float" office:value="3655">
            <text:p>3655</text:p>
          </table:table-cell>
          <table:table-cell office:value-type="string">
            <text:p>hygiene/cleaning</text:p>
          </table:table-cell>
          <table:table-cell office:value-type="float" office:value="9">
            <text:p>9</text:p>
          </table:table-cell>
          <table:table-cell office:value-type="string">
            <text:p>hygiene/cleaning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float" office:value="3655">
            <text:p>3655</text:p>
          </table:table-cell>
          <table:table-cell office:value-type="string">
            <text:p>feeding/rewards</text:p>
          </table:table-cell>
          <table:table-cell office:value-type="float" office:value="6">
            <text:p>6</text:p>
          </table:table-cell>
          <table:table-cell office:value-type="string">
            <text:p>feeding/rewards</text:p>
          </table:table-cell>
        </table:table-row>
        <table:table-row table:style-name="ro1">
          <table:table-cell office:value-type="float" office:value="3039">
            <text:p>3039</text:p>
          </table:table-cell>
          <table:table-cell office:value-type="float" office:value="3006">
            <text:p>3006</text:p>
          </table:table-cell>
          <table:table-cell office:value-type="string">
            <text:p>hygiene/disinfection</text:p>
          </table:table-cell>
          <table:table-cell office:value-type="float" office:value="2">
            <text:p>2</text:p>
          </table:table-cell>
          <table:table-cell office:value-type="string">
            <text:p>hygiene/disinfection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3007">
            <text:p>3007</text:p>
          </table:table-cell>
          <table:table-cell office:value-type="string">
            <text:p>hygiene</text:p>
          </table:table-cell>
          <table:table-cell office:value-type="float" office:value="0">
            <text:p>0</text:p>
          </table:table-cell>
          <table:table-cell office:value-type="string">
            <text:p>hygiene</text:p>
          </table:table-cell>
        </table:table-row>
        <table:table-row table:style-name="ro1">
          <table:table-cell office:value-type="float" office:value="3042">
            <text:p>3042</text:p>
          </table:table-cell>
          <table:table-cell office:value-type="float" office:value="3076">
            <text:p>3076</text:p>
          </table:table-cell>
          <table:table-cell office:value-type="string">
            <text:p>horses flyer</text:p>
          </table:table-cell>
          <table:table-cell office:value-type="float" office:value="4">
            <text:p>4</text:p>
          </table:table-cell>
          <table:table-cell office:value-type="string">
            <text:p>horses flyer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office:value-type="float" office:value="3076">
            <text:p>3076</text:p>
          </table:table-cell>
          <table:table-cell office:value-type="string">
            <text:p>rodent flyer</text:p>
          </table:table-cell>
          <table:table-cell office:value-type="float" office:value="5">
            <text:p>5</text:p>
          </table:table-cell>
          <table:table-cell office:value-type="string">
            <text:p>rodent flyer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office:value-type="float" office:value="3076">
            <text:p>3076</text:p>
          </table:table-cell>
          <table:table-cell office:value-type="string">
            <text:p>reptiles flyer</text:p>
          </table:table-cell>
          <table:table-cell office:value-type="float" office:value="6">
            <text:p>6</text:p>
          </table:table-cell>
          <table:table-cell office:value-type="string">
            <text:p>reptiles flyer</text:p>
          </table:table-cell>
        </table:table-row>
        <table:table-row table:style-name="ro1">
          <table:table-cell office:value-type="float" office:value="3045">
            <text:p>3045</text:p>
          </table:table-cell>
          <table:table-cell office:value-type="float" office:value="3076">
            <text:p>3076</text:p>
          </table:table-cell>
          <table:table-cell office:value-type="string">
            <text:p>fishes flyer</text:p>
          </table:table-cell>
          <table:table-cell office:value-type="float" office:value="7">
            <text:p>7</text:p>
          </table:table-cell>
          <table:table-cell office:value-type="string">
            <text:p>fishes flyer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office:value-type="float" office:value="3076">
            <text:p>3076</text:p>
          </table:table-cell>
          <table:table-cell office:value-type="string">
            <text:p>miscellaneous flyer</text:p>
          </table:table-cell>
          <table:table-cell office:value-type="float" office:value="8">
            <text:p>8</text:p>
          </table:table-cell>
          <table:table-cell office:value-type="string">
            <text:p>miscellaneous flyer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3076">
            <text:p>3076</text:p>
          </table:table-cell>
          <table:table-cell office:value-type="string">
            <text:p>parasitic flyer</text:p>
          </table:table-cell>
          <table:table-cell office:value-type="float" office:value="9">
            <text:p>9</text:p>
          </table:table-cell>
          <table:table-cell office:value-type="string">
            <text:p>parasitic flyer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3076">
            <text:p>3076</text:p>
          </table:table-cell>
          <table:table-cell office:value-type="string">
            <text:p>barf flyer</text:p>
          </table:table-cell>
          <table:table-cell office:value-type="float" office:value="10">
            <text:p>10</text:p>
          </table:table-cell>
          <table:table-cell office:value-type="string">
            <text:p>barf flyer</text:p>
          </table:table-cell>
        </table:table-row>
        <table:table-row table:style-name="ro1">
          <table:table-cell office:value-type="float" office:value="3049">
            <text:p>3049</text:p>
          </table:table-cell>
          <table:table-cell office:value-type="float" office:value="3076">
            <text:p>3076</text:p>
          </table:table-cell>
          <table:table-cell office:value-type="string">
            <text:p>new releases flyer</text:p>
          </table:table-cell>
          <table:table-cell office:value-type="float" office:value="11">
            <text:p>11</text:p>
          </table:table-cell>
          <table:table-cell office:value-type="string">
            <text:p>new releases flyer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3006">
            <text:p>3006</text:p>
          </table:table-cell>
          <table:table-cell office:value-type="string">
            <text:p>treats</text:p>
          </table:table-cell>
          <table:table-cell office:value-type="float" office:value="3">
            <text:p>3</text:p>
          </table:table-cell>
          <table:table-cell office:value-type="string">
            <text:p>treats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office:value-type="float" office:value="3652">
            <text:p>3652</text:p>
          </table:table-cell>
          <table:table-cell office:value-type="string">
            <text:p>Food</text:p>
          </table:table-cell>
          <table:table-cell office:value-type="float" office:value="3">
            <text:p>3</text:p>
          </table:table-cell>
          <table:table-cell office:value-type="string">
            <text:p>Food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3005">
            <text:p>3005</text:p>
          </table:table-cell>
          <table:table-cell office:value-type="string">
            <text:p>hygiene/disinfection</text:p>
          </table:table-cell>
          <table:table-cell office:value-type="float" office:value="2">
            <text:p>2</text:p>
          </table:table-cell>
          <table:table-cell office:value-type="string">
            <text:p>hygiene/disinfection</text:p>
          </table:table-cell>
        </table:table-row>
        <table:table-row table:style-name="ro1">
          <table:table-cell office:value-type="float" office:value="3055">
            <text:p>3055</text:p>
          </table:table-cell>
          <table:table-cell office:value-type="float" office:value="3652">
            <text:p>3652</text:p>
          </table:table-cell>
          <table:table-cell office:value-type="string">
            <text:p>hygiene/cleaning</text:p>
          </table:table-cell>
          <table:table-cell office:value-type="float" office:value="5">
            <text:p>5</text:p>
          </table:table-cell>
          <table:table-cell office:value-type="string">
            <text:p>hygiene/cleaning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3057">
            <text:p>3057</text:p>
          </table:table-cell>
          <table:table-cell office:value-type="string">
            <text:p>brochures</text:p>
          </table:table-cell>
          <table:table-cell office:value-type="float" office:value="0">
            <text:p>0</text:p>
          </table:table-cell>
          <table:table-cell office:value-type="string">
            <text:p>brochures</text:p>
          </table:table-cell>
        </table:table-row>
        <table:table-row table:style-name="ro1">
          <table:table-cell office:value-type="float" office:value="3059">
            <text:p>3059</text:p>
          </table:table-cell>
          <table:table-cell office:value-type="float" office:value="3057">
            <text:p>3057</text:p>
          </table:table-cell>
          <table:table-cell office:value-type="string">
            <text:p>posters</text:p>
          </table:table-cell>
          <table:table-cell office:value-type="float" office:value="1">
            <text:p>1</text:p>
          </table:table-cell>
          <table:table-cell office:value-type="string">
            <text:p>posters</text:p>
          </table:table-cell>
        </table:table-row>
        <table:table-row table:style-name="ro1">
          <table:table-cell office:value-type="float" office:value="3062">
            <text:p>3062</text:p>
          </table:table-cell>
          <table:table-cell office:value-type="float" office:value="3057">
            <text:p>3057</text:p>
          </table:table-cell>
          <table:table-cell office:value-type="string">
            <text:p>miscellaneous</text:p>
          </table:table-cell>
          <table:table-cell office:value-type="float" office:value="2">
            <text:p>2</text:p>
          </table:table-cell>
          <table:table-cell office:value-type="string">
            <text:p>miscellaneous</text:p>
          </table:table-cell>
        </table:table-row>
        <table:table-row table:style-name="ro1">
          <table:table-cell office:value-type="float" office:value="3076">
            <text:p>3076</text:p>
          </table:table-cell>
          <table:table-cell office:value-type="float" office:value="3057">
            <text:p>3057</text:p>
          </table:table-cell>
          <table:table-cell office:value-type="string">
            <text:p>flyer</text:p>
          </table:table-cell>
          <table:table-cell office:value-type="float" office:value="3">
            <text:p>3</text:p>
          </table:table-cell>
          <table:table-cell office:value-type="string">
            <text:p>flyer</text:p>
          </table:table-cell>
        </table:table-row>
        <table:table-row table:style-name="ro1">
          <table:table-cell office:value-type="float" office:value="3077">
            <text:p>3077</text:p>
          </table:table-cell>
          <table:table-cell office:value-type="float" office:value="3057">
            <text:p>3057</text:p>
          </table:table-cell>
          <table:table-cell office:value-type="string">
            <text:p>pricelists</text:p>
          </table:table-cell>
          <table:table-cell office:value-type="float" office:value="4">
            <text:p>4</text:p>
          </table:table-cell>
          <table:table-cell office:value-type="string">
            <text:p>pricelists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3076">
            <text:p>3076</text:p>
          </table:table-cell>
          <table:table-cell office:value-type="string">
            <text:p>flyer agriculture</text:p>
          </table:table-cell>
          <table:table-cell office:value-type="float" office:value="12">
            <text:p>12</text:p>
          </table:table-cell>
          <table:table-cell office:value-type="string">
            <text:p>flyer agriculture</text:p>
          </table:table-cell>
        </table:table-row>
        <table:table-row table:style-name="ro1">
          <table:table-cell office:value-type="float" office:value="3081">
            <text:p>3081</text:p>
          </table:table-cell>
          <table:table-cell office:value-type="float" office:value="3058">
            <text:p>3058</text:p>
          </table:table-cell>
          <table:table-cell office:value-type="string">
            <text:p>brochures english</text:p>
          </table:table-cell>
          <table:table-cell office:value-type="float" office:value="0">
            <text:p>0</text:p>
          </table:table-cell>
          <table:table-cell office:value-type="string">
            <text:p>brochures english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651">
            <text:p>3651</text:p>
          </table:table-cell>
          <table:table-cell office:value-type="string">
            <text:p>respiratory system</text:p>
          </table:table-cell>
          <table:table-cell office:value-type="float" office:value="11">
            <text:p>11</text:p>
          </table:table-cell>
          <table:table-cell office:value-type="string">
            <text:p>respiratory system</text:p>
          </table:table-cell>
        </table:table-row>
        <table:table-row table:style-name="ro1">
          <table:table-cell office:value-type="float" office:value="3093">
            <text:p>3093</text:p>
          </table:table-cell>
          <table:table-cell office:value-type="float" office:value="3655">
            <text:p>3655</text:p>
          </table:table-cell>
          <table:table-cell office:value-type="string">
            <text:p>respiratory tract</text:p>
          </table:table-cell>
          <table:table-cell office:value-type="float" office:value="13">
            <text:p>13</text:p>
          </table:table-cell>
          <table:table-cell office:value-type="string">
            <text:p>respiratory tract</text:p>
          </table:table-cell>
        </table:table-row>
        <table:table-row table:style-name="ro1">
          <table:table-cell office:value-type="float" office:value="3094">
            <text:p>3094</text:p>
          </table:table-cell>
          <table:table-cell office:value-type="float" office:value="3023">
            <text:p>3023</text:p>
          </table:table-cell>
          <table:table-cell office:value-type="string">
            <text:p>respiratory tract</text:p>
          </table:table-cell>
          <table:table-cell office:value-type="float" office:value="0">
            <text:p>0</text:p>
          </table:table-cell>
          <table:table-cell office:value-type="string">
            <text:p>respiratory tract</text:p>
          </table:table-cell>
        </table:table-row>
        <table:table-row table:style-name="ro1">
          <table:table-cell office:value-type="float" office:value="3095">
            <text:p>3095</text:p>
          </table:table-cell>
          <table:table-cell office:value-type="float" office:value="3652">
            <text:p>3652</text:p>
          </table:table-cell>
          <table:table-cell office:value-type="string">
            <text:p>repiratory tract</text:p>
          </table:table-cell>
          <table:table-cell office:value-type="float" office:value="9">
            <text:p>9</text:p>
          </table:table-cell>
          <table:table-cell office:value-type="string">
            <text:p>repiratory tract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office:value-type="float" office:value="3024">
            <text:p>3024</text:p>
          </table:table-cell>
          <table:table-cell office:value-type="string">
            <text:p>respiratory tract</text:p>
          </table:table-cell>
          <table:table-cell office:value-type="float" office:value="0">
            <text:p>0</text:p>
          </table:table-cell>
          <table:table-cell office:value-type="string">
            <text:p>respiratory tract</text:p>
          </table:table-cell>
        </table:table-row>
        <table:table-row table:style-name="ro1">
          <table:table-cell office:value-type="float" office:value="3097">
            <text:p>3097</text:p>
          </table:table-cell>
          <table:table-cell office:value-type="float" office:value="3025">
            <text:p>3025</text:p>
          </table:table-cell>
          <table:table-cell office:value-type="string">
            <text:p>respiratory tract ( reptiles )</text:p>
          </table:table-cell>
          <table:table-cell office:value-type="float" office:value="0">
            <text:p>0</text:p>
          </table:table-cell>
          <table:table-cell office:value-type="string">
            <text:p>respiratory tract ( reptiles )</text:p>
          </table:table-cell>
        </table:table-row>
        <table:table-row table:style-name="ro1">
          <table:table-cell office:value-type="float" office:value="3098">
            <text:p>3098</text:p>
          </table:table-cell>
          <table:table-cell office:value-type="float" office:value="3651">
            <text:p>3651</text:p>
          </table:table-cell>
          <table:table-cell office:value-type="string">
            <text:p>constitution/performance</text:p>
          </table:table-cell>
          <table:table-cell office:value-type="float" office:value="3">
            <text:p>3</text:p>
          </table:table-cell>
          <table:table-cell office:value-type="string">
            <text:p>constitution/performance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office:value-type="float" office:value="3651">
            <text:p>3651</text:p>
          </table:table-cell>
          <table:table-cell office:value-type="string">
            <text:p>metabolism</text:p>
          </table:table-cell>
          <table:table-cell office:value-type="float" office:value="8">
            <text:p>8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office:value-type="float" office:value="3017">
            <text:p>3017</text:p>
          </table:table-cell>
          <table:table-cell office:value-type="string">
            <text:p>essential fatty acids</text:p>
          </table:table-cell>
          <table:table-cell office:value-type="float" office:value="2">
            <text:p>2</text:p>
          </table:table-cell>
          <table:table-cell office:value-type="string">
            <text:p>essential fatty acids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office:value-type="float" office:value="3651">
            <text:p>3651</text:p>
          </table:table-cell>
          <table:table-cell office:value-type="string">
            <text:p>coat/skin</text:p>
          </table:table-cell>
          <table:table-cell office:value-type="float" office:value="2">
            <text:p>2</text:p>
          </table:table-cell>
          <table:table-cell office:value-type="string">
            <text:p>coat/skin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office:value-type="float" office:value="3651">
            <text:p>3651</text:p>
          </table:table-cell>
          <table:table-cell office:value-type="string">
            <text:p>joints/ligaments</text:p>
          </table:table-cell>
          <table:table-cell office:value-type="float" office:value="7">
            <text:p>7</text:p>
          </table:table-cell>
          <table:table-cell office:value-type="string">
            <text:p>joints/ligaments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float" office:value="3103">
            <text:p>3103</text:p>
          </table:table-cell>
          <table:table-cell office:value-type="string">
            <text:p>bath soak</text:p>
          </table:table-cell>
          <table:table-cell office:value-type="float" office:value="0">
            <text:p>0</text:p>
          </table:table-cell>
          <table:table-cell office:value-type="string">
            <text:p>bath soak</text:p>
          </table:table-cell>
        </table:table-row>
        <table:table-row table:style-name="ro1">
          <table:table-cell office:value-type="float" office:value="3107">
            <text:p>3107</text:p>
          </table:table-cell>
          <table:table-cell office:value-type="float" office:value="3651">
            <text:p>3651</text:p>
          </table:table-cell>
          <table:table-cell office:value-type="string">
            <text:p>heart/blood circulation</text:p>
          </table:table-cell>
          <table:table-cell office:value-type="float" office:value="5">
            <text:p>5</text:p>
          </table:table-cell>
          <table:table-cell office:value-type="string">
            <text:p>heart/blood circulation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office:value-type="float" office:value="3844">
            <text:p>3844</text:p>
          </table:table-cell>
          <table:table-cell office:value-type="string">
            <text:p>paws</text:p>
          </table:table-cell>
          <table:table-cell office:value-type="float" office:value="5">
            <text:p>5</text:p>
          </table:table-cell>
          <table:table-cell office:value-type="string">
            <text:p>paws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3655">
            <text:p>3655</text:p>
          </table:table-cell>
          <table:table-cell office:value-type="string">
            <text:p>eyes</text:p>
          </table:table-cell>
          <table:table-cell office:value-type="float" office:value="5">
            <text:p>5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3844">
            <text:p>3844</text:p>
          </table:table-cell>
          <table:table-cell office:value-type="string">
            <text:p>ears</text:p>
          </table:table-cell>
          <table:table-cell office:value-type="float" office:value="2">
            <text:p>2</text:p>
          </table:table-cell>
          <table:table-cell office:value-type="string">
            <text:p>ears</text:p>
          </table:table-cell>
        </table:table-row>
        <table:table-row table:style-name="ro1">
          <table:table-cell office:value-type="float" office:value="3119">
            <text:p>3119</text:p>
          </table:table-cell>
          <table:table-cell office:value-type="float" office:value="3652">
            <text:p>3652</text:p>
          </table:table-cell>
          <table:table-cell office:value-type="string">
            <text:p>bladder (urinary tract)</text:p>
          </table:table-cell>
          <table:table-cell office:value-type="float" office:value="0">
            <text:p>0</text:p>
          </table:table-cell>
          <table:table-cell office:value-type="string">
            <text:p>bladder (urinary tract)</text:p>
          </table:table-cell>
        </table:table-row>
        <table:table-row table:style-name="ro1">
          <table:table-cell office:value-type="float" office:value="3121">
            <text:p>3121</text:p>
          </table:table-cell>
          <table:table-cell office:value-type="float" office:value="3844">
            <text:p>3844</text:p>
          </table:table-cell>
          <table:table-cell office:value-type="string">
            <text:p>foreskin</text:p>
          </table:table-cell>
          <table:table-cell office:value-type="float" office:value="4">
            <text:p>4</text:p>
          </table:table-cell>
          <table:table-cell office:value-type="string">
            <text:p>foreskin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float" office:value="3028">
            <text:p>3028</text:p>
          </table:table-cell>
          <table:table-cell office:value-type="string">
            <text:p>flys</text:p>
          </table:table-cell>
          <table:table-cell office:value-type="float" office:value="0">
            <text:p>0</text:p>
          </table:table-cell>
          <table:table-cell office:value-type="string">
            <text:p>flys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3652">
            <text:p>3652</text:p>
          </table:table-cell>
          <table:table-cell office:value-type="string">
            <text:p>stomach/intestine</text:p>
          </table:table-cell>
          <table:table-cell office:value-type="float" office:value="11">
            <text:p>11</text:p>
          </table:table-cell>
          <table:table-cell office:value-type="string">
            <text:p>stomach/intestine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3652">
            <text:p>3652</text:p>
          </table:table-cell>
          <table:table-cell office:value-type="string">
            <text:p>metabolism</text:p>
          </table:table-cell>
          <table:table-cell office:value-type="float" office:value="7">
            <text:p>7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office:value-type="float" office:value="3051">
            <text:p>3051</text:p>
          </table:table-cell>
          <table:table-cell office:value-type="string">
            <text:p>essential fatty acids</text:p>
          </table:table-cell>
          <table:table-cell office:value-type="float" office:value="2">
            <text:p>2</text:p>
          </table:table-cell>
          <table:table-cell office:value-type="string">
            <text:p>essential fatty acids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3886">
            <text:p>3886</text:p>
          </table:table-cell>
          <table:table-cell office:value-type="string">
            <text:p>coat/skin</text:p>
          </table:table-cell>
          <table:table-cell office:value-type="float" office:value="0">
            <text:p>0</text:p>
          </table:table-cell>
          <table:table-cell office:value-type="string">
            <text:p>coat/skin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3652">
            <text:p>3652</text:p>
          </table:table-cell>
          <table:table-cell office:value-type="string">
            <text:p>joints/ligaments</text:p>
          </table:table-cell>
          <table:table-cell office:value-type="float" office:value="6">
            <text:p>6</text:p>
          </table:table-cell>
          <table:table-cell office:value-type="string">
            <text:p>joints/ligaments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3011">
            <text:p>3011</text:p>
          </table:table-cell>
          <table:table-cell office:value-type="string">
            <text:p>calcium</text:p>
          </table:table-cell>
          <table:table-cell office:value-type="float" office:value="1">
            <text:p>1</text:p>
          </table:table-cell>
          <table:table-cell office:value-type="string">
            <text:p>calcium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office:value-type="float" office:value="3652">
            <text:p>3652</text:p>
          </table:table-cell>
          <table:table-cell office:value-type="string">
            <text:p>heart/blood circulation</text:p>
          </table:table-cell>
          <table:table-cell office:value-type="float" office:value="4">
            <text:p>4</text:p>
          </table:table-cell>
          <table:table-cell office:value-type="string">
            <text:p>heart/blood circulation</text:p>
          </table:table-cell>
        </table:table-row>
        <table:table-row table:style-name="ro1">
          <table:table-cell office:value-type="float" office:value="3132">
            <text:p>3132</text:p>
          </table:table-cell>
          <table:table-cell office:value-type="float" office:value="3011">
            <text:p>3011</text:p>
          </table:table-cell>
          <table:table-cell office:value-type="string">
            <text:p>vegetable/fruits</text:p>
          </table:table-cell>
          <table:table-cell office:value-type="float" office:value="2">
            <text:p>2</text:p>
          </table:table-cell>
          <table:table-cell office:value-type="string">
            <text:p>vegetable/fruits</text:p>
          </table:table-cell>
        </table:table-row>
        <table:table-row table:style-name="ro1">
          <table:table-cell office:value-type="float" office:value="3133">
            <text:p>3133</text:p>
          </table:table-cell>
          <table:table-cell office:value-type="float" office:value="3027">
            <text:p>3027</text:p>
          </table:table-cell>
          <table:table-cell office:value-type="string">
            <text:p>nits</text:p>
          </table:table-cell>
          <table:table-cell office:value-type="float" office:value="0">
            <text:p>0</text:p>
          </table:table-cell>
          <table:table-cell office:value-type="string">
            <text:p>nits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office:value-type="float" office:value="3027">
            <text:p>3027</text:p>
          </table:table-cell>
          <table:table-cell office:value-type="string">
            <text:p>mites</text:p>
          </table:table-cell>
          <table:table-cell office:value-type="float" office:value="1">
            <text:p>1</text:p>
          </table:table-cell>
          <table:table-cell office:value-type="string">
            <text:p>mites</text:p>
          </table:table-cell>
        </table:table-row>
        <table:table-row table:style-name="ro1">
          <table:table-cell office:value-type="float" office:value="3138">
            <text:p>3138</text:p>
          </table:table-cell>
          <table:table-cell office:value-type="float" office:value="3844">
            <text:p>3844</text:p>
          </table:table-cell>
          <table:table-cell office:value-type="string">
            <text:p>teeth/mouth</text:p>
          </table:table-cell>
          <table:table-cell office:value-type="float" office:value="6">
            <text:p>6</text:p>
          </table:table-cell>
          <table:table-cell office:value-type="string">
            <text:p>teeth/mouth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float" office:value="3027">
            <text:p>3027</text:p>
          </table:table-cell>
          <table:table-cell office:value-type="string">
            <text:p>ticks</text:p>
          </table:table-cell>
          <table:table-cell office:value-type="float" office:value="2">
            <text:p>2</text:p>
          </table:table-cell>
          <table:table-cell office:value-type="string">
            <text:p>ticks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3144">
            <text:p>3144</text:p>
          </table:table-cell>
          <table:table-cell office:value-type="string">
            <text:p>wash additives</text:p>
          </table:table-cell>
          <table:table-cell office:value-type="float" office:value="1">
            <text:p>1</text:p>
          </table:table-cell>
          <table:table-cell office:value-type="string">
            <text:p>wash additives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3655">
            <text:p>3655</text:p>
          </table:table-cell>
          <table:table-cell office:value-type="string">
            <text:p>essential fatty acids</text:p>
          </table:table-cell>
          <table:table-cell office:value-type="float" office:value="4">
            <text:p>4</text:p>
          </table:table-cell>
          <table:table-cell office:value-type="string">
            <text:p>essential fatty acids</text:p>
          </table:table-cell>
        </table:table-row>
        <table:table-row table:style-name="ro1">
          <table:table-cell office:value-type="float" office:value="3143">
            <text:p>3143</text:p>
          </table:table-cell>
          <table:table-cell office:value-type="float" office:value="3655">
            <text:p>3655</text:p>
          </table:table-cell>
          <table:table-cell office:value-type="string">
            <text:p>birth/pragnency</text:p>
          </table:table-cell>
          <table:table-cell office:value-type="float" office:value="0">
            <text:p>0</text:p>
          </table:table-cell>
          <table:table-cell office:value-type="string">
            <text:p>birth/pragnency</text:p>
          </table:table-cell>
        </table:table-row>
        <table:table-row table:style-name="ro1">
          <table:table-cell office:value-type="float" office:value="3144">
            <text:p>3144</text:p>
          </table:table-cell>
          <table:table-cell office:value-type="float" office:value="3655">
            <text:p>3655</text:p>
          </table:table-cell>
          <table:table-cell office:value-type="string">
            <text:p>coat/skin</text:p>
          </table:table-cell>
          <table:table-cell office:value-type="float" office:value="1">
            <text:p>1</text:p>
          </table:table-cell>
          <table:table-cell office:value-type="string">
            <text:p>coat/skin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office:value-type="float" office:value="3655">
            <text:p>3655</text:p>
          </table:table-cell>
          <table:table-cell office:value-type="string">
            <text:p>joints/ligaments</text:p>
          </table:table-cell>
          <table:table-cell office:value-type="float" office:value="10">
            <text:p>10</text:p>
          </table:table-cell>
          <table:table-cell office:value-type="string">
            <text:p>joints/ligaments</text:p>
          </table:table-cell>
        </table:table-row>
        <table:table-row table:style-name="ro1">
          <table:table-cell office:value-type="float" office:value="3147">
            <text:p>3147</text:p>
          </table:table-cell>
          <table:table-cell office:value-type="float" office:value="3655">
            <text:p>3655</text:p>
          </table:table-cell>
          <table:table-cell office:value-type="string">
            <text:p>heart and circulation</text:p>
          </table:table-cell>
          <table:table-cell office:value-type="float" office:value="7">
            <text:p>7</text:p>
          </table:table-cell>
          <table:table-cell office:value-type="string">
            <text:p>heart and circulation</text:p>
          </table:table-cell>
        </table:table-row>
        <table:table-row table:style-name="ro1">
          <table:table-cell office:value-type="float" office:value="3148">
            <text:p>3148</text:p>
          </table:table-cell>
          <table:table-cell office:value-type="float" office:value="3886">
            <text:p>3886</text:p>
          </table:table-cell>
          <table:table-cell office:value-type="string">
            <text:p>eyes</text:p>
          </table:table-cell>
          <table:table-cell office:value-type="float" office:value="2">
            <text:p>2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149">
            <text:p>3149</text:p>
          </table:table-cell>
          <table:table-cell office:value-type="float" office:value="3655">
            <text:p>3655</text:p>
          </table:table-cell>
          <table:table-cell office:value-type="string">
            <text:p>micronutrients/vitaminen</text:p>
          </table:table-cell>
          <table:table-cell office:value-type="float" office:value="12">
            <text:p>12</text:p>
          </table:table-cell>
          <table:table-cell office:value-type="string">
            <text:p>micronutrients/vitaminen</text:p>
          </table:table-cell>
        </table:table-row>
        <table:table-row table:style-name="ro1">
          <table:table-cell office:value-type="float" office:value="3151">
            <text:p>3151</text:p>
          </table:table-cell>
          <table:table-cell office:value-type="float" office:value="3886">
            <text:p>3886</text:p>
          </table:table-cell>
          <table:table-cell office:value-type="string">
            <text:p>care of paws</text:p>
          </table:table-cell>
          <table:table-cell office:value-type="float" office:value="3">
            <text:p>3</text:p>
          </table:table-cell>
          <table:table-cell office:value-type="string">
            <text:p>care of paws</text:p>
          </table:table-cell>
        </table:table-row>
        <table:table-row table:style-name="ro1">
          <table:table-cell office:value-type="float" office:value="3153">
            <text:p>3153</text:p>
          </table:table-cell>
          <table:table-cell office:value-type="float" office:value="3886">
            <text:p>3886</text:p>
          </table:table-cell>
          <table:table-cell office:value-type="string">
            <text:p>teeth/mouth</text:p>
          </table:table-cell>
          <table:table-cell office:value-type="float" office:value="4">
            <text:p>4</text:p>
          </table:table-cell>
          <table:table-cell office:value-type="string">
            <text:p>teeth/mouth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3011">
            <text:p>3011</text:p>
          </table:table-cell>
          <table:table-cell office:value-type="string">
            <text:p>mikro nutrients</text:p>
          </table:table-cell>
          <table:table-cell office:value-type="float" office:value="3">
            <text:p>3</text:p>
          </table:table-cell>
          <table:table-cell office:value-type="string">
            <text:p>mikro nutrients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3558">
            <text:p>3558</text:p>
          </table:table-cell>
          <table:table-cell office:value-type="string">
            <text:p>cat feeding</text:p>
          </table:table-cell>
          <table:table-cell office:value-type="float" office:value="0">
            <text:p>0</text:p>
          </table:table-cell>
          <table:table-cell office:value-type="string">
            <text:p>cat feeding</text:p>
          </table:table-cell>
        </table:table-row>
        <table:table-row table:style-name="ro1">
          <table:table-cell office:value-type="float" office:value="3158">
            <text:p>3158</text:p>
          </table:table-cell>
          <table:table-cell office:value-type="float" office:value="3558">
            <text:p>3558</text:p>
          </table:table-cell>
          <table:table-cell office:value-type="string">
            <text:p>remaining stock</text:p>
          </table:table-cell>
          <table:table-cell office:value-type="float" office:value="1">
            <text:p>1</text:p>
          </table:table-cell>
          <table:table-cell office:value-type="string">
            <text:p>remaining stock</text:p>
          </table:table-cell>
        </table:table-row>
        <table:table-row table:style-name="ro1">
          <table:table-cell office:value-type="float" office:value="3159">
            <text:p>3159</text:p>
          </table:table-cell>
          <table:table-cell office:value-type="float" office:value="3601">
            <text:p>3601</text:p>
          </table:table-cell>
          <table:table-cell office:value-type="string">
            <text:p>Rabbits</text:p>
          </table:table-cell>
          <table:table-cell office:value-type="float" office:value="3">
            <text:p>3</text:p>
          </table:table-cell>
          <table:table-cell office:value-type="string">
            <text:p>Rabbits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3120">
            <text:p>3120</text:p>
          </table:table-cell>
          <table:table-cell office:value-type="string">
            <text:p>ribwort</text:p>
          </table:table-cell>
          <table:table-cell office:value-type="float" office:value="115">
            <text:p>115</text:p>
          </table:table-cell>
          <table:table-cell office:value-type="string">
            <text:p>ribwort</text:p>
          </table:table-cell>
        </table:table-row>
        <table:table-row table:style-name="ro2">
          <table:table-cell office:value-type="float" office:value="3161">
            <text:p>3161</text:p>
          </table:table-cell>
          <table:table-cell office:value-type="float" office:value="3159">
            <text:p>3159</text:p>
          </table:table-cell>
          <table:table-cell office:value-type="string">
            <text:p>gastrointestinal</text:p>
          </table:table-cell>
          <table:table-cell office:value-type="float" office:value="0">
            <text:p>0</text:p>
          </table:table-cell>
          <table:table-cell office:value-type="string">
            <text:p>gastrointestinal</text:p>
          </table:table-cell>
        </table:table-row>
        <table:table-row table:style-name="ro1">
          <table:table-cell office:value-type="float" office:value="3162">
            <text:p>3162</text:p>
          </table:table-cell>
          <table:table-cell office:value-type="float" office:value="3120">
            <text:p>3120</text:p>
          </table:table-cell>
          <table:table-cell office:value-type="string">
            <text:p>thyme</text:p>
          </table:table-cell>
          <table:table-cell office:value-type="float" office:value="136">
            <text:p>136</text:p>
          </table:table-cell>
          <table:table-cell office:value-type="string">
            <text:p>thyme</text:p>
          </table:table-cell>
        </table:table-row>
        <table:table-row table:style-name="ro1">
          <table:table-cell office:value-type="float" office:value="3163">
            <text:p>3163</text:p>
          </table:table-cell>
          <table:table-cell office:value-type="float" office:value="3120">
            <text:p>3120</text:p>
          </table:table-cell>
          <table:table-cell office:value-type="string">
            <text:p>anise</text:p>
          </table:table-cell>
          <table:table-cell office:value-type="float" office:value="6">
            <text:p>6</text:p>
          </table:table-cell>
          <table:table-cell office:value-type="string">
            <text:p>anise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office:value-type="float" office:value="3023">
            <text:p>3023</text:p>
          </table:table-cell>
          <table:table-cell office:value-type="string">
            <text:p>stomach/intestine</text:p>
          </table:table-cell>
          <table:table-cell office:value-type="float" office:value="1">
            <text:p>1</text:p>
          </table:table-cell>
          <table:table-cell office:value-type="string">
            <text:p>stomach/intestine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office:value-type="float" office:value="3023">
            <text:p>3023</text:p>
          </table:table-cell>
          <table:table-cell office:value-type="string">
            <text:p>metabolism</text:p>
          </table:table-cell>
          <table:table-cell office:value-type="float" office:value="2">
            <text:p>2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166">
            <text:p>3166</text:p>
          </table:table-cell>
          <table:table-cell office:value-type="float" office:value="3023">
            <text:p>3023</text:p>
          </table:table-cell>
          <table:table-cell office:value-type="string">
            <text:p>essential fatty acids</text:p>
          </table:table-cell>
          <table:table-cell office:value-type="float" office:value="3">
            <text:p>3</text:p>
          </table:table-cell>
          <table:table-cell office:value-type="string">
            <text:p>essential fatty acids</text:p>
          </table:table-cell>
        </table:table-row>
        <table:table-row table:style-name="ro2">
          <table:table-cell office:value-type="float" office:value="3168">
            <text:p>3168</text:p>
          </table:table-cell>
          <table:table-cell office:value-type="float" office:value="3120">
            <text:p>3120</text:p>
          </table:table-cell>
          <table:table-cell office:value-type="string">
            <text:p>sage</text:p>
          </table:table-cell>
          <table:table-cell office:value-type="float" office:value="120">
            <text:p>120</text:p>
          </table:table-cell>
          <table:table-cell office:value-type="string">
            <text:p>sage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3023">
            <text:p>3023</text:p>
          </table:table-cell>
          <table:table-cell office:value-type="string">
            <text:p>micronutrients/vitamins</text:p>
          </table:table-cell>
          <table:table-cell office:value-type="float" office:value="4">
            <text:p>4</text:p>
          </table:table-cell>
          <table:table-cell office:value-type="string">
            <text:p>micronutrients/vitamins</text:p>
          </table:table-cell>
        </table:table-row>
        <table:table-row table:style-name="ro1">
          <table:table-cell office:value-type="float" office:value="3173">
            <text:p>3173</text:p>
          </table:table-cell>
          <table:table-cell office:value-type="float" office:value="3886">
            <text:p>3886</text:p>
          </table:table-cell>
          <table:table-cell office:value-type="string">
            <text:p>ears</text:p>
          </table:table-cell>
          <table:table-cell office:value-type="float" office:value="1">
            <text:p>1</text:p>
          </table:table-cell>
          <table:table-cell office:value-type="string">
            <text:p>ears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office:value-type="float" office:value="3120">
            <text:p>3120</text:p>
          </table:table-cell>
          <table:table-cell office:value-type="string">
            <text:p>peppermint</text:p>
          </table:table-cell>
          <table:table-cell office:value-type="float" office:value="104">
            <text:p>104</text:p>
          </table:table-cell>
          <table:table-cell office:value-type="string">
            <text:p>peppermint</text:p>
          </table:table-cell>
        </table:table-row>
        <table:table-row table:style-name="ro1">
          <table:table-cell office:value-type="float" office:value="3175">
            <text:p>3175</text:p>
          </table:table-cell>
          <table:table-cell office:value-type="float" office:value="3011">
            <text:p>3011</text:p>
          </table:table-cell>
          <table:table-cell office:value-type="string">
            <text:p>oils</text:p>
          </table:table-cell>
          <table:table-cell office:value-type="float" office:value="4">
            <text:p>4</text:p>
          </table:table-cell>
          <table:table-cell office:value-type="string">
            <text:p>oils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office:value-type="float" office:value="3024">
            <text:p>3024</text:p>
          </table:table-cell>
          <table:table-cell office:value-type="string">
            <text:p>stomach/intestine</text:p>
          </table:table-cell>
          <table:table-cell office:value-type="float" office:value="1">
            <text:p>1</text:p>
          </table:table-cell>
          <table:table-cell office:value-type="string">
            <text:p>stomach/intestine</text:p>
          </table:table-cell>
        </table:table-row>
        <table:table-row table:style-name="ro1">
          <table:table-cell office:value-type="float" office:value="3178">
            <text:p>3178</text:p>
          </table:table-cell>
          <table:table-cell office:value-type="float" office:value="3024">
            <text:p>3024</text:p>
          </table:table-cell>
          <table:table-cell office:value-type="string">
            <text:p>essential fatty acids</text:p>
          </table:table-cell>
          <table:table-cell office:value-type="float" office:value="2">
            <text:p>2</text:p>
          </table:table-cell>
          <table:table-cell office:value-type="string">
            <text:p>essential fatty acids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office:value-type="float" office:value="3024">
            <text:p>3024</text:p>
          </table:table-cell>
          <table:table-cell office:value-type="string">
            <text:p>coat/skin</text:p>
          </table:table-cell>
          <table:table-cell office:value-type="float" office:value="3">
            <text:p>3</text:p>
          </table:table-cell>
          <table:table-cell office:value-type="string">
            <text:p>coat/skin</text:p>
          </table:table-cell>
        </table:table-row>
        <table:table-row table:style-name="ro1">
          <table:table-cell office:value-type="float" office:value="3181">
            <text:p>3181</text:p>
          </table:table-cell>
          <table:table-cell office:value-type="float" office:value="3024">
            <text:p>3024</text:p>
          </table:table-cell>
          <table:table-cell office:value-type="string">
            <text:p>micronutrients/vitamins</text:p>
          </table:table-cell>
          <table:table-cell office:value-type="float" office:value="4">
            <text:p>4</text:p>
          </table:table-cell>
          <table:table-cell office:value-type="string">
            <text:p>micronutrients/vitamins</text:p>
          </table:table-cell>
        </table:table-row>
        <table:table-row table:style-name="ro1">
          <table:table-cell office:value-type="float" office:value="3182">
            <text:p>3182</text:p>
          </table:table-cell>
          <table:table-cell office:value-type="float" office:value="3024">
            <text:p>3024</text:p>
          </table:table-cell>
          <table:table-cell office:value-type="string">
            <text:p>metabolism</text:p>
          </table:table-cell>
          <table:table-cell office:value-type="float" office:value="5">
            <text:p>5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office:value-type="float" office:value="3029">
            <text:p>3029</text:p>
          </table:table-cell>
          <table:table-cell office:value-type="string">
            <text:p>nit</text:p>
          </table:table-cell>
          <table:table-cell office:value-type="float" office:value="0">
            <text:p>0</text:p>
          </table:table-cell>
          <table:table-cell office:value-type="string">
            <text:p>nit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3120">
            <text:p>3120</text:p>
          </table:table-cell>
          <table:table-cell office:value-type="string">
            <text:p>fennel</text:p>
          </table:table-cell>
          <table:table-cell office:value-type="float" office:value="51">
            <text:p>51</text:p>
          </table:table-cell>
          <table:table-cell office:value-type="string">
            <text:p>fennel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3432">
            <text:p>3432</text:p>
          </table:table-cell>
          <table:table-cell office:value-type="string">
            <text:p>shanks/ udder</text:p>
          </table:table-cell>
          <table:table-cell office:value-type="float" office:value="0">
            <text:p>0</text:p>
          </table:table-cell>
          <table:table-cell office:value-type="string">
            <text:p>shanks/ udder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3011">
            <text:p>3011</text:p>
          </table:table-cell>
          <table:table-cell office:value-type="string">
            <text:p>barf for beginners</text:p>
          </table:table-cell>
          <table:table-cell office:value-type="float" office:value="5">
            <text:p>5</text:p>
          </table:table-cell>
          <table:table-cell office:value-type="string">
            <text:p>barf for beginners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3025">
            <text:p>3025</text:p>
          </table:table-cell>
          <table:table-cell office:value-type="string">
            <text:p>gutproblems ( reptiles )</text:p>
          </table:table-cell>
          <table:table-cell office:value-type="float" office:value="1">
            <text:p>1</text:p>
          </table:table-cell>
          <table:table-cell office:value-type="string">
            <text:p>gutproblems ( reptiles )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office:value-type="float" office:value="3120">
            <text:p>3120</text:p>
          </table:table-cell>
          <table:table-cell office:value-type="string">
            <text:p>yarrow</text:p>
          </table:table-cell>
          <table:table-cell office:value-type="float" office:value="146">
            <text:p>146</text:p>
          </table:table-cell>
          <table:table-cell office:value-type="string">
            <text:p>yarrow</text:p>
          </table:table-cell>
        </table:table-row>
        <table:table-row table:style-name="ro1">
          <table:table-cell office:value-type="float" office:value="3193">
            <text:p>3193</text:p>
          </table:table-cell>
          <table:table-cell office:value-type="float" office:value="3025">
            <text:p>3025</text:p>
          </table:table-cell>
          <table:table-cell office:value-type="string">
            <text:p>essential fatty acids <text:s/>( reptiles )</text:p>
          </table:table-cell>
          <table:table-cell office:value-type="float" office:value="2">
            <text:p>2</text:p>
          </table:table-cell>
          <table:table-cell office:value-type="string">
            <text:p>essential fatty acids <text:s/>( reptiles )</text:p>
          </table:table-cell>
        </table:table-row>
        <table:table-row table:style-name="ro1">
          <table:table-cell office:value-type="float" office:value="3194">
            <text:p>3194</text:p>
          </table:table-cell>
          <table:table-cell office:value-type="float" office:value="3120">
            <text:p>3120</text:p>
          </table:table-cell>
          <table:table-cell office:value-type="string">
            <text:p>lady´s mantle</text:p>
          </table:table-cell>
          <table:table-cell office:value-type="float" office:value="77">
            <text:p>77</text:p>
          </table:table-cell>
          <table:table-cell office:value-type="string">
            <text:p>lady´s mantle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office:value-type="float" office:value="3025">
            <text:p>3025</text:p>
          </table:table-cell>
          <table:table-cell office:value-type="string">
            <text:p>micronutrients supply <text:s/>( reptiles )</text:p>
          </table:table-cell>
          <table:table-cell office:value-type="float" office:value="3">
            <text:p>3</text:p>
          </table:table-cell>
          <table:table-cell office:value-type="string">
            <text:p>micronutrients supply <text:s/>( reptiles )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120">
            <text:p>3120</text:p>
          </table:table-cell>
          <table:table-cell office:value-type="string">
            <text:p>stinging nettle</text:p>
          </table:table-cell>
          <table:table-cell office:value-type="float" office:value="131">
            <text:p>131</text:p>
          </table:table-cell>
          <table:table-cell office:value-type="string">
            <text:p>stinging nettle</text:p>
          </table:table-cell>
        </table:table-row>
        <table:table-row table:style-name="ro1">
          <table:table-cell office:value-type="float" office:value="3201">
            <text:p>3201</text:p>
          </table:table-cell>
          <table:table-cell office:value-type="float" office:value="3120">
            <text:p>3120</text:p>
          </table:table-cell>
          <table:table-cell office:value-type="string">
            <text:p>fruit vinegar</text:p>
          </table:table-cell>
          <table:table-cell office:value-type="float" office:value="55">
            <text:p>55</text:p>
          </table:table-cell>
          <table:table-cell office:value-type="string">
            <text:p>fruit vinegar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3120">
            <text:p>3120</text:p>
          </table:table-cell>
          <table:table-cell office:value-type="string">
            <text:p>common horsetail</text:p>
          </table:table-cell>
          <table:table-cell office:value-type="float" office:value="37">
            <text:p>37</text:p>
          </table:table-cell>
          <table:table-cell office:value-type="string">
            <text:p>common horsetail</text:p>
          </table:table-cell>
        </table:table-row>
        <table:table-row table:style-name="ro1">
          <table:table-cell office:value-type="float" office:value="3203">
            <text:p>3203</text:p>
          </table:table-cell>
          <table:table-cell office:value-type="float" office:value="3011">
            <text:p>3011</text:p>
          </table:table-cell>
          <table:table-cell office:value-type="string">
            <text:p>gut flora</text:p>
          </table:table-cell>
          <table:table-cell office:value-type="float" office:value="6">
            <text:p>6</text:p>
          </table:table-cell>
          <table:table-cell office:value-type="string">
            <text:p>gut flora</text:p>
          </table:table-cell>
        </table:table-row>
        <table:table-row table:style-name="ro1">
          <table:table-cell office:value-type="float" office:value="3204">
            <text:p>3204</text:p>
          </table:table-cell>
          <table:table-cell office:value-type="float" office:value="3011">
            <text:p>3011</text:p>
          </table:table-cell>
          <table:table-cell office:value-type="string">
            <text:p>partial barf</text:p>
          </table:table-cell>
          <table:table-cell office:value-type="float" office:value="7">
            <text:p>7</text:p>
          </table:table-cell>
          <table:table-cell office:value-type="string">
            <text:p>partial barf</text:p>
          </table:table-cell>
        </table:table-row>
        <table:table-row table:style-name="ro1">
          <table:table-cell office:value-type="float" office:value="3205">
            <text:p>3205</text:p>
          </table:table-cell>
          <table:table-cell office:value-type="float" office:value="3029">
            <text:p>3029</text:p>
          </table:table-cell>
          <table:table-cell office:value-type="string">
            <text:p>mites</text:p>
          </table:table-cell>
          <table:table-cell office:value-type="float" office:value="1">
            <text:p>1</text:p>
          </table:table-cell>
          <table:table-cell office:value-type="string">
            <text:p>mites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3120">
            <text:p>3120</text:p>
          </table:table-cell>
          <table:table-cell office:value-type="string">
            <text:p>artichoke</text:p>
          </table:table-cell>
          <table:table-cell office:value-type="float" office:value="11">
            <text:p>11</text:p>
          </table:table-cell>
          <table:table-cell office:value-type="string">
            <text:p>artichoke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3120">
            <text:p>3120</text:p>
          </table:table-cell>
          <table:table-cell office:value-type="string">
            <text:p>birch</text:p>
          </table:table-cell>
          <table:table-cell office:value-type="float" office:value="16">
            <text:p>16</text:p>
          </table:table-cell>
          <table:table-cell office:value-type="string">
            <text:p>birch</text:p>
          </table:table-cell>
        </table:table-row>
        <table:table-row table:style-name="ro1">
          <table:table-cell office:value-type="float" office:value="3211">
            <text:p>3211</text:p>
          </table:table-cell>
          <table:table-cell office:value-type="float" office:value="3847">
            <text:p>3847</text:p>
          </table:table-cell>
          <table:table-cell office:value-type="string">
            <text:p>birth</text:p>
          </table:table-cell>
          <table:table-cell office:value-type="float" office:value="0">
            <text:p>0</text:p>
          </table:table-cell>
          <table:table-cell office:value-type="string">
            <text:p>birth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office:value-type="float" office:value="3053">
            <text:p>3053</text:p>
          </table:table-cell>
          <table:table-cell office:value-type="string">
            <text:p>respiratory tract</text:p>
          </table:table-cell>
          <table:table-cell office:value-type="float" office:value="13">
            <text:p>13</text:p>
          </table:table-cell>
          <table:table-cell office:value-type="string">
            <text:p>respiratory tract</text:p>
          </table:table-cell>
        </table:table-row>
        <table:table-row table:style-name="ro1">
          <table:table-cell office:value-type="float" office:value="3215">
            <text:p>3215</text:p>
          </table:table-cell>
          <table:table-cell office:value-type="float" office:value="3053">
            <text:p>3053</text:p>
          </table:table-cell>
          <table:table-cell office:value-type="string">
            <text:p>care</text:p>
          </table:table-cell>
          <table:table-cell office:value-type="float" office:value="2">
            <text:p>2</text:p>
          </table:table-cell>
          <table:table-cell office:value-type="string">
            <text:p>care</text:p>
          </table:table-cell>
        </table:table-row>
        <table:table-row table:style-name="ro1">
          <table:table-cell office:value-type="float" office:value="3216">
            <text:p>3216</text:p>
          </table:table-cell>
          <table:table-cell office:value-type="float" office:value="3053">
            <text:p>3053</text:p>
          </table:table-cell>
          <table:table-cell office:value-type="string">
            <text:p>intestine</text:p>
          </table:table-cell>
          <table:table-cell office:value-type="float" office:value="8">
            <text:p>8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3053">
            <text:p>3053</text:p>
          </table:table-cell>
          <table:table-cell office:value-type="string">
            <text:p>metabolism</text:p>
          </table:table-cell>
          <table:table-cell office:value-type="float" office:value="10">
            <text:p>10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3655">
            <text:p>3655</text:p>
          </table:table-cell>
          <table:table-cell office:value-type="string">
            <text:p>metabolism</text:p>
          </table:table-cell>
          <table:table-cell office:value-type="float" office:value="11">
            <text:p>11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office:value-type="float" office:value="3025">
            <text:p>3025</text:p>
          </table:table-cell>
          <table:table-cell office:value-type="string">
            <text:p>metabolism (generally) ( reptiles )</text:p>
          </table:table-cell>
          <table:table-cell office:value-type="float" office:value="4">
            <text:p>4</text:p>
          </table:table-cell>
          <table:table-cell office:value-type="string">
            <text:p>metabolism (generally) ( reptiles )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3008">
            <text:p>3008</text:p>
          </table:table-cell>
          <table:table-cell office:value-type="string">
            <text:p>agility/performance</text:p>
          </table:table-cell>
          <table:table-cell office:value-type="float" office:value="0">
            <text:p>0</text:p>
          </table:table-cell>
          <table:table-cell office:value-type="string">
            <text:p>agility/performance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office:value-type="float" office:value="3024">
            <text:p>3024</text:p>
          </table:table-cell>
          <table:table-cell office:value-type="string">
            <text:p>eyes</text:p>
          </table:table-cell>
          <table:table-cell office:value-type="float" office:value="6">
            <text:p>6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222">
            <text:p>3222</text:p>
          </table:table-cell>
          <table:table-cell office:value-type="float" office:value="3023">
            <text:p>3023</text:p>
          </table:table-cell>
          <table:table-cell office:value-type="string">
            <text:p>plumage/skin</text:p>
          </table:table-cell>
          <table:table-cell office:value-type="float" office:value="5">
            <text:p>5</text:p>
          </table:table-cell>
          <table:table-cell office:value-type="string">
            <text:p>plumage/skin</text:p>
          </table:table-cell>
        </table:table-row>
        <table:table-row table:style-name="ro1">
          <table:table-cell office:value-type="float" office:value="3223">
            <text:p>3223</text:p>
          </table:table-cell>
          <table:table-cell office:value-type="float" office:value="3053">
            <text:p>3053</text:p>
          </table:table-cell>
          <table:table-cell office:value-type="string">
            <text:p>essential fatty acids</text:p>
          </table:table-cell>
          <table:table-cell office:value-type="float" office:value="5">
            <text:p>5</text:p>
          </table:table-cell>
          <table:table-cell office:value-type="string">
            <text:p>essential fatty acids</text:p>
          </table:table-cell>
        </table:table-row>
        <table:table-row table:style-name="ro1">
          <table:table-cell office:value-type="float" office:value="3224">
            <text:p>3224</text:p>
          </table:table-cell>
          <table:table-cell office:value-type="float" office:value="3120">
            <text:p>3120</text:p>
          </table:table-cell>
          <table:table-cell office:value-type="string">
            <text:p>fenugreek</text:p>
          </table:table-cell>
          <table:table-cell office:value-type="float" office:value="52">
            <text:p>52</text:p>
          </table:table-cell>
          <table:table-cell office:value-type="string">
            <text:p>fenugreek</text:p>
          </table:table-cell>
        </table:table-row>
        <table:table-row table:style-name="ro1">
          <table:table-cell office:value-type="float" office:value="3225">
            <text:p>3225</text:p>
          </table:table-cell>
          <table:table-cell office:value-type="float" office:value="3025">
            <text:p>3025</text:p>
          </table:table-cell>
          <table:table-cell office:value-type="string">
            <text:p>eyes</text:p>
          </table:table-cell>
          <table:table-cell office:value-type="float" office:value="5">
            <text:p>5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228">
            <text:p>3228</text:p>
          </table:table-cell>
          <table:table-cell office:value-type="float" office:value="3028">
            <text:p>3028</text:p>
          </table:table-cell>
          <table:table-cell office:value-type="string">
            <text:p>mites</text:p>
          </table:table-cell>
          <table:table-cell office:value-type="float" office:value="1">
            <text:p>1</text:p>
          </table:table-cell>
          <table:table-cell office:value-type="string">
            <text:p>mites</text:p>
          </table:table-cell>
        </table:table-row>
        <table:table-row table:style-name="ro1">
          <table:table-cell office:value-type="float" office:value="3229">
            <text:p>3229</text:p>
          </table:table-cell>
          <table:table-cell office:value-type="float" office:value="3023">
            <text:p>3023</text:p>
          </table:table-cell>
          <table:table-cell office:value-type="string">
            <text:p>eyes</text:p>
          </table:table-cell>
          <table:table-cell office:value-type="float" office:value="6">
            <text:p>6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230">
            <text:p>3230</text:p>
          </table:table-cell>
          <table:table-cell office:value-type="float" office:value="3025">
            <text:p>3025</text:p>
          </table:table-cell>
          <table:table-cell office:value-type="string">
            <text:p>urinary tract ( reptiles )</text:p>
          </table:table-cell>
          <table:table-cell office:value-type="float" office:value="6">
            <text:p>6</text:p>
          </table:table-cell>
          <table:table-cell office:value-type="string">
            <text:p>urinary tract ( reptiles )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office:value-type="float" office:value="3025">
            <text:p>3025</text:p>
          </table:table-cell>
          <table:table-cell office:value-type="string">
            <text:p>eyes</text:p>
          </table:table-cell>
          <table:table-cell office:value-type="float" office:value="7">
            <text:p>7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office:value-type="float" office:value="3655">
            <text:p>3655</text:p>
          </table:table-cell>
          <table:table-cell office:value-type="string">
            <text:p>worms</text:p>
          </table:table-cell>
          <table:table-cell office:value-type="float" office:value="17">
            <text:p>17</text:p>
          </table:table-cell>
          <table:table-cell office:value-type="string">
            <text:p>worms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office:value-type="float" office:value="3651">
            <text:p>3651</text:p>
          </table:table-cell>
          <table:table-cell office:value-type="string">
            <text:p>worm</text:p>
          </table:table-cell>
          <table:table-cell office:value-type="float" office:value="15">
            <text:p>15</text:p>
          </table:table-cell>
          <table:table-cell office:value-type="string">
            <text:p>worm</text:p>
          </table:table-cell>
        </table:table-row>
        <table:table-row table:style-name="ro1">
          <table:table-cell office:value-type="float" office:value="3242">
            <text:p>3242</text:p>
          </table:table-cell>
          <table:table-cell office:value-type="float" office:value="3652">
            <text:p>3652</text:p>
          </table:table-cell>
          <table:table-cell office:value-type="string">
            <text:p>worm</text:p>
          </table:table-cell>
          <table:table-cell office:value-type="float" office:value="13">
            <text:p>13</text:p>
          </table:table-cell>
          <table:table-cell office:value-type="string">
            <text:p>worm</text:p>
          </table:table-cell>
        </table:table-row>
        <table:table-row table:style-name="ro1">
          <table:table-cell office:value-type="float" office:value="3245">
            <text:p>3245</text:p>
          </table:table-cell>
          <table:table-cell office:value-type="float" office:value="3014">
            <text:p>3014</text:p>
          </table:table-cell>
          <table:table-cell office:value-type="string">
            <text:p>Spot On</text:p>
          </table:table-cell>
          <table:table-cell office:value-type="float" office:value="3">
            <text:p>3</text:p>
          </table:table-cell>
          <table:table-cell office:value-type="string">
            <text:p>Spot On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office:value-type="float" office:value="3008">
            <text:p>3008</text:p>
          </table:table-cell>
          <table:table-cell office:value-type="string">
            <text:p>micronutrient supply</text:p>
          </table:table-cell>
          <table:table-cell office:value-type="float" office:value="1">
            <text:p>1</text:p>
          </table:table-cell>
          <table:table-cell office:value-type="string">
            <text:p>micronutrient supply</text:p>
          </table:table-cell>
        </table:table-row>
        <table:table-row table:style-name="ro1">
          <table:table-cell office:value-type="float" office:value="3252">
            <text:p>3252</text:p>
          </table:table-cell>
          <table:table-cell office:value-type="float" office:value="3053">
            <text:p>3053</text:p>
          </table:table-cell>
          <table:table-cell office:value-type="string">
            <text:p>micronutrients</text:p>
          </table:table-cell>
          <table:table-cell office:value-type="float" office:value="11">
            <text:p>11</text:p>
          </table:table-cell>
          <table:table-cell office:value-type="string">
            <text:p>micronutrients</text:p>
          </table:table-cell>
        </table:table-row>
        <table:table-row table:style-name="ro1">
          <table:table-cell office:value-type="float" office:value="3253">
            <text:p>3253</text:p>
          </table:table-cell>
          <table:table-cell office:value-type="float" office:value="3651">
            <text:p>3651</text:p>
          </table:table-cell>
          <table:table-cell office:value-type="string">
            <text:p>nervousness</text:p>
          </table:table-cell>
          <table:table-cell office:value-type="float" office:value="10">
            <text:p>10</text:p>
          </table:table-cell>
          <table:table-cell office:value-type="string">
            <text:p>nervousness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3655">
            <text:p>3655</text:p>
          </table:table-cell>
          <table:table-cell office:value-type="string">
            <text:p>disposition/nervousness</text:p>
          </table:table-cell>
          <table:table-cell office:value-type="float" office:value="3">
            <text:p>3</text:p>
          </table:table-cell>
          <table:table-cell office:value-type="string">
            <text:p>disposition/nervousness</text:p>
          </table:table-cell>
        </table:table-row>
        <table:table-row table:style-name="ro2">
          <table:table-cell office:value-type="float" office:value="3255">
            <text:p>3255</text:p>
          </table:table-cell>
          <table:table-cell office:value-type="float" office:value="3014">
            <text:p>3014</text:p>
          </table:table-cell>
          <table:table-cell office:value-type="string">
            <text:p>Spray</text:p>
          </table:table-cell>
          <table:table-cell office:value-type="float" office:value="4">
            <text:p>4</text:p>
          </table:table-cell>
          <table:table-cell office:value-type="string">
            <text:p>Spray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float" office:value="3451">
            <text:p>3451</text:p>
          </table:table-cell>
          <table:table-cell office:value-type="string">
            <text:p>performance</text:p>
          </table:table-cell>
          <table:table-cell office:value-type="float" office:value="0">
            <text:p>0</text:p>
          </table:table-cell>
          <table:table-cell office:value-type="string">
            <text:p>performance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3053">
            <text:p>3053</text:p>
          </table:table-cell>
          <table:table-cell office:value-type="string">
            <text:p>binding of toxins</text:p>
          </table:table-cell>
          <table:table-cell office:value-type="float" office:value="0">
            <text:p>0</text:p>
          </table:table-cell>
          <table:table-cell office:value-type="string">
            <text:p>binding of toxins</text:p>
          </table:table-cell>
        </table:table-row>
        <table:table-row table:style-name="ro1">
          <table:table-cell office:value-type="float" office:value="3281">
            <text:p>3281</text:p>
          </table:table-cell>
          <table:table-cell office:value-type="float" office:value="3008">
            <text:p>3008</text:p>
          </table:table-cell>
          <table:table-cell office:value-type="string">
            <text:p>quality of water</text:p>
          </table:table-cell>
          <table:table-cell office:value-type="float" office:value="2">
            <text:p>2</text:p>
          </table:table-cell>
          <table:table-cell office:value-type="string">
            <text:p>quality of water</text:p>
          </table:table-cell>
        </table:table-row>
        <table:table-row table:style-name="ro1">
          <table:table-cell office:value-type="float" office:value="3283">
            <text:p>3283</text:p>
          </table:table-cell>
          <table:table-cell office:value-type="float" office:value="3014">
            <text:p>3014</text:p>
          </table:table-cell>
          <table:table-cell office:value-type="string">
            <text:p>feeding</text:p>
          </table:table-cell>
          <table:table-cell office:value-type="float" office:value="2">
            <text:p>2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3053">
            <text:p>3053</text:p>
          </table:table-cell>
          <table:table-cell office:value-type="string">
            <text:p>quality of water</text:p>
          </table:table-cell>
          <table:table-cell office:value-type="float" office:value="14">
            <text:p>14</text:p>
          </table:table-cell>
          <table:table-cell office:value-type="string">
            <text:p>quality of water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014">
            <text:p>3014</text:p>
          </table:table-cell>
          <table:table-cell office:value-type="string">
            <text:p>treatement of the environment</text:p>
          </table:table-cell>
          <table:table-cell office:value-type="float" office:value="5">
            <text:p>5</text:p>
          </table:table-cell>
          <table:table-cell office:value-type="string">
            <text:p>treatement of the environment</text:p>
          </table:table-cell>
        </table:table-row>
        <table:table-row table:style-name="ro1">
          <table:table-cell office:value-type="float" office:value="3304">
            <text:p>3304</text:p>
          </table:table-cell>
          <table:table-cell office:value-type="float" office:value="3058">
            <text:p>3058</text:p>
          </table:table-cell>
          <table:table-cell office:value-type="string">
            <text:p>brochures agriculture</text:p>
          </table:table-cell>
          <table:table-cell office:value-type="float" office:value="1">
            <text:p>1</text:p>
          </table:table-cell>
          <table:table-cell office:value-type="string">
            <text:p>brochures agriculture</text:p>
          </table:table-cell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3120">
            <text:p>3120</text:p>
          </table:table-cell>
          <table:table-cell office:value-type="string">
            <text:p>watercress</text:p>
          </table:table-cell>
          <table:table-cell office:value-type="float" office:value="139">
            <text:p>139</text:p>
          </table:table-cell>
          <table:table-cell office:value-type="string">
            <text:p>watercress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3120">
            <text:p>3120</text:p>
          </table:table-cell>
          <table:table-cell office:value-type="string">
            <text:p>echinacea (coneflower)</text:p>
          </table:table-cell>
          <table:table-cell office:value-type="float" office:value="46">
            <text:p>46</text:p>
          </table:table-cell>
          <table:table-cell office:value-type="string">
            <text:p>echinacea (coneflower)</text:p>
          </table:table-cell>
        </table:table-row>
        <table:table-row table:style-name="ro1">
          <table:table-cell office:value-type="float" office:value="3307">
            <text:p>3307</text:p>
          </table:table-cell>
          <table:table-cell office:value-type="float" office:value="3120">
            <text:p>3120</text:p>
          </table:table-cell>
          <table:table-cell office:value-type="string">
            <text:p>marshmallow</text:p>
          </table:table-cell>
          <table:table-cell office:value-type="float" office:value="90">
            <text:p>90</text:p>
          </table:table-cell>
          <table:table-cell office:value-type="string">
            <text:p>marshmallow</text:p>
          </table:table-cell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3120">
            <text:p>3120</text:p>
          </table:table-cell>
          <table:table-cell office:value-type="string">
            <text:p>oak</text:p>
          </table:table-cell>
          <table:table-cell office:value-type="float" office:value="99">
            <text:p>99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office:value-type="float" office:value="3120">
            <text:p>3120</text:p>
          </table:table-cell>
          <table:table-cell office:value-type="string">
            <text:p>gentian</text:p>
          </table:table-cell>
          <table:table-cell office:value-type="float" office:value="57">
            <text:p>57</text:p>
          </table:table-cell>
          <table:table-cell office:value-type="string">
            <text:p>gentian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3120">
            <text:p>3120</text:p>
          </table:table-cell>
          <table:table-cell office:value-type="string">
            <text:p>eucalyptus</text:p>
          </table:table-cell>
          <table:table-cell office:value-type="float" office:value="49">
            <text:p>49</text:p>
          </table:table-cell>
          <table:table-cell office:value-type="string">
            <text:p>eucalyptus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3120">
            <text:p>3120</text:p>
          </table:table-cell>
          <table:table-cell office:value-type="string">
            <text:p>spruce</text:p>
          </table:table-cell>
          <table:table-cell office:value-type="float" office:value="127">
            <text:p>127</text:p>
          </table:table-cell>
          <table:table-cell office:value-type="string">
            <text:p>spruce</text:p>
          </table:table-cell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3120">
            <text:p>3120</text:p>
          </table:table-cell>
          <table:table-cell office:value-type="string">
            <text:p>curcuma</text:p>
          </table:table-cell>
          <table:table-cell office:value-type="float" office:value="41">
            <text:p>41</text:p>
          </table:table-cell>
          <table:table-cell office:value-type="string">
            <text:p>curcuma</text:p>
          </table:table-cell>
        </table:table-row>
        <table:table-row table:style-name="ro1">
          <table:table-cell office:value-type="float" office:value="3313">
            <text:p>3313</text:p>
          </table:table-cell>
          <table:table-cell office:value-type="float" office:value="3120">
            <text:p>3120</text:p>
          </table:table-cell>
          <table:table-cell office:value-type="string">
            <text:p>ginkgo</text:p>
          </table:table-cell>
          <table:table-cell office:value-type="float" office:value="61">
            <text:p>61</text:p>
          </table:table-cell>
          <table:table-cell office:value-type="string">
            <text:p>ginkgo</text:p>
          </table:table-cell>
        </table:table-row>
        <table:table-row table:style-name="ro1">
          <table:table-cell office:value-type="float" office:value="3314">
            <text:p>3314</text:p>
          </table:table-cell>
          <table:table-cell office:value-type="float" office:value="3120">
            <text:p>3120</text:p>
          </table:table-cell>
          <table:table-cell office:value-type="string">
            <text:p>goldenrod</text:p>
          </table:table-cell>
          <table:table-cell office:value-type="float" office:value="63">
            <text:p>63</text:p>
          </table:table-cell>
          <table:table-cell office:value-type="string">
            <text:p>goldenrod</text:p>
          </table:table-cell>
        </table:table-row>
        <table:table-row table:style-name="ro1">
          <table:table-cell office:value-type="float" office:value="3315">
            <text:p>3315</text:p>
          </table:table-cell>
          <table:table-cell office:value-type="float" office:value="3120">
            <text:p>3120</text:p>
          </table:table-cell>
          <table:table-cell office:value-type="string">
            <text:p>elder</text:p>
          </table:table-cell>
          <table:table-cell office:value-type="float" office:value="48">
            <text:p>48</text:p>
          </table:table-cell>
          <table:table-cell office:value-type="string">
            <text:p>elder</text:p>
          </table:table-cell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3120">
            <text:p>3120</text:p>
          </table:table-cell>
          <table:table-cell office:value-type="string">
            <text:p>st. john´s wort</text:p>
          </table:table-cell>
          <table:table-cell office:value-type="float" office:value="129">
            <text:p>129</text:p>
          </table:table-cell>
          <table:table-cell office:value-type="string">
            <text:p>st. john´s wort</text:p>
          </table:table-cell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3120">
            <text:p>3120</text:p>
          </table:table-cell>
          <table:table-cell office:value-type="string">
            <text:p>flax seed</text:p>
          </table:table-cell>
          <table:table-cell office:value-type="float" office:value="54">
            <text:p>54</text:p>
          </table:table-cell>
          <table:table-cell office:value-type="string">
            <text:p>flax seed</text:p>
          </table:table-cell>
        </table:table-row>
        <table:table-row table:style-name="ro2">
          <table:table-cell office:value-type="float" office:value="3318">
            <text:p>3318</text:p>
          </table:table-cell>
          <table:table-cell office:value-type="float" office:value="3120">
            <text:p>3120</text:p>
          </table:table-cell>
          <table:table-cell office:value-type="string">
            <text:p>linden</text:p>
          </table:table-cell>
          <table:table-cell office:value-type="float" office:value="82">
            <text:p>82</text:p>
          </table:table-cell>
          <table:table-cell office:value-type="string">
            <text:p>linden</text:p>
          </table:table-cell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3120">
            <text:p>3120</text:p>
          </table:table-cell>
          <table:table-cell office:value-type="string">
            <text:p>dandelion</text:p>
          </table:table-cell>
          <table:table-cell office:value-type="float" office:value="42">
            <text:p>42</text:p>
          </table:table-cell>
          <table:table-cell office:value-type="string">
            <text:p>dandelion</text:p>
          </table:table-cell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3120">
            <text:p>3120</text:p>
          </table:table-cell>
          <table:table-cell office:value-type="string">
            <text:p>melissa</text:p>
          </table:table-cell>
          <table:table-cell office:value-type="float" office:value="91">
            <text:p>91</text:p>
          </table:table-cell>
          <table:table-cell office:value-type="string">
            <text:p>melissa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3120">
            <text:p>3120</text:p>
          </table:table-cell>
          <table:table-cell office:value-type="string">
            <text:p>mistletoe</text:p>
          </table:table-cell>
          <table:table-cell office:value-type="float" office:value="92">
            <text:p>92</text:p>
          </table:table-cell>
          <table:table-cell office:value-type="string">
            <text:p>mistletoe</text:p>
          </table:table-cell>
        </table:table-row>
        <table:table-row table:style-name="ro1">
          <table:table-cell office:value-type="float" office:value="3323">
            <text:p>3323</text:p>
          </table:table-cell>
          <table:table-cell office:value-type="float" office:value="3120">
            <text:p>3120</text:p>
          </table:table-cell>
          <table:table-cell office:value-type="string">
            <text:p>oregano</text:p>
          </table:table-cell>
          <table:table-cell office:value-type="float" office:value="101">
            <text:p>101</text:p>
          </table:table-cell>
          <table:table-cell office:value-type="string">
            <text:p>oregano</text:p>
          </table:table-cell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3120">
            <text:p>3120</text:p>
          </table:table-cell>
          <table:table-cell office:value-type="string">
            <text:p>pieplant wort</text:p>
          </table:table-cell>
          <table:table-cell office:value-type="float" office:value="105">
            <text:p>105</text:p>
          </table:table-cell>
          <table:table-cell office:value-type="string">
            <text:p>pieplant wort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3120">
            <text:p>3120</text:p>
          </table:table-cell>
          <table:table-cell office:value-type="string">
            <text:p>calendula</text:p>
          </table:table-cell>
          <table:table-cell office:value-type="float" office:value="23">
            <text:p>23</text:p>
          </table:table-cell>
          <table:table-cell office:value-type="string">
            <text:p>calendula</text:p>
          </table:table-cell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3120">
            <text:p>3120</text:p>
          </table:table-cell>
          <table:table-cell office:value-type="string">
            <text:p>horse chestnut</text:p>
          </table:table-cell>
          <table:table-cell office:value-type="float" office:value="71">
            <text:p>71</text:p>
          </table:table-cell>
          <table:table-cell office:value-type="string">
            <text:p>horse chestnut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office:value-type="float" office:value="3120">
            <text:p>3120</text:p>
          </table:table-cell>
          <table:table-cell office:value-type="string">
            <text:p>sea buckthorn</text:p>
          </table:table-cell>
          <table:table-cell office:value-type="float" office:value="121">
            <text:p>121</text:p>
          </table:table-cell>
          <table:table-cell office:value-type="string">
            <text:p>sea buckthorn</text:p>
          </table:table-cell>
        </table:table-row>
        <table:table-row table:style-name="ro1">
          <table:table-cell office:value-type="float" office:value="3329">
            <text:p>3329</text:p>
          </table:table-cell>
          <table:table-cell office:value-type="float" office:value="3120">
            <text:p>3120</text:p>
          </table:table-cell>
          <table:table-cell office:value-type="string">
            <text:p>liqurice wort</text:p>
          </table:table-cell>
          <table:table-cell office:value-type="float" office:value="85">
            <text:p>85</text:p>
          </table:table-cell>
          <table:table-cell office:value-type="string">
            <text:p>liqurice wort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3120">
            <text:p>3120</text:p>
          </table:table-cell>
          <table:table-cell office:value-type="string">
            <text:p>deadnettle</text:p>
          </table:table-cell>
          <table:table-cell office:value-type="float" office:value="43">
            <text:p>43</text:p>
          </table:table-cell>
          <table:table-cell office:value-type="string">
            <text:p>deadnettle</text:p>
          </table:table-cell>
        </table:table-row>
        <table:table-row table:style-name="ro1">
          <table:table-cell office:value-type="float" office:value="3331">
            <text:p>3331</text:p>
          </table:table-cell>
          <table:table-cell office:value-type="float" office:value="3120">
            <text:p>3120</text:p>
          </table:table-cell>
          <table:table-cell office:value-type="string">
            <text:p>devil´s claw</text:p>
          </table:table-cell>
          <table:table-cell office:value-type="float" office:value="44">
            <text:p>44</text:p>
          </table:table-cell>
          <table:table-cell office:value-type="string">
            <text:p>devil´s claw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office:value-type="float" office:value="3120">
            <text:p>3120</text:p>
          </table:table-cell>
          <table:table-cell office:value-type="string">
            <text:p>juniper berry</text:p>
          </table:table-cell>
          <table:table-cell office:value-type="float" office:value="73">
            <text:p>73</text:p>
          </table:table-cell>
          <table:table-cell office:value-type="string">
            <text:p>juniper berry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office:value-type="float" office:value="3120">
            <text:p>3120</text:p>
          </table:table-cell>
          <table:table-cell office:value-type="string">
            <text:p>willow</text:p>
          </table:table-cell>
          <table:table-cell office:value-type="float" office:value="144">
            <text:p>144</text:p>
          </table:table-cell>
          <table:table-cell office:value-type="string">
            <text:p>willow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office:value-type="float" office:value="3120">
            <text:p>3120</text:p>
          </table:table-cell>
          <table:table-cell office:value-type="string">
            <text:p>whitethorn</text:p>
          </table:table-cell>
          <table:table-cell office:value-type="float" office:value="143">
            <text:p>143</text:p>
          </table:table-cell>
          <table:table-cell office:value-type="string">
            <text:p>whitethorn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3120">
            <text:p>3120</text:p>
          </table:table-cell>
          <table:table-cell office:value-type="string">
            <text:p>bt-yeast</text:p>
          </table:table-cell>
          <table:table-cell office:value-type="float" office:value="22">
            <text:p>22</text:p>
          </table:table-cell>
          <table:table-cell office:value-type="string">
            <text:p>bt-yeast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3120">
            <text:p>3120</text:p>
          </table:table-cell>
          <table:table-cell office:value-type="string">
            <text:p>rosemary</text:p>
          </table:table-cell>
          <table:table-cell office:value-type="float" office:value="118">
            <text:p>118</text:p>
          </table:table-cell>
          <table:table-cell office:value-type="string">
            <text:p>rosemary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3120">
            <text:p>3120</text:p>
          </table:table-cell>
          <table:table-cell office:value-type="string">
            <text:p>green-lipped mussel</text:p>
          </table:table-cell>
          <table:table-cell office:value-type="float" office:value="66">
            <text:p>66</text:p>
          </table:table-cell>
          <table:table-cell office:value-type="string">
            <text:p>green-lipped mussel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3120">
            <text:p>3120</text:p>
          </table:table-cell>
          <table:table-cell office:value-type="string">
            <text:p>grape seed</text:p>
          </table:table-cell>
          <table:table-cell office:value-type="float" office:value="64">
            <text:p>64</text:p>
          </table:table-cell>
          <table:table-cell office:value-type="string">
            <text:p>grape seed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3120">
            <text:p>3120</text:p>
          </table:table-cell>
          <table:table-cell office:value-type="string">
            <text:p>spirulina</text:p>
          </table:table-cell>
          <table:table-cell office:value-type="float" office:value="126">
            <text:p>126</text:p>
          </table:table-cell>
          <table:table-cell office:value-type="string">
            <text:p>spirulina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3120">
            <text:p>3120</text:p>
          </table:table-cell>
          <table:table-cell office:value-type="string">
            <text:p>ginger</text:p>
          </table:table-cell>
          <table:table-cell office:value-type="float" office:value="59">
            <text:p>59</text:p>
          </table:table-cell>
          <table:table-cell office:value-type="string">
            <text:p>ginger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3120">
            <text:p>3120</text:p>
          </table:table-cell>
          <table:table-cell office:value-type="string">
            <text:p>beetroot</text:p>
          </table:table-cell>
          <table:table-cell office:value-type="float" office:value="15">
            <text:p>15</text:p>
          </table:table-cell>
          <table:table-cell office:value-type="string">
            <text:p>beetroot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3120">
            <text:p>3120</text:p>
          </table:table-cell>
          <table:table-cell office:value-type="string">
            <text:p>fermented grain</text:p>
          </table:table-cell>
          <table:table-cell office:value-type="float" office:value="53">
            <text:p>53</text:p>
          </table:table-cell>
          <table:table-cell office:value-type="string">
            <text:p>fermented grain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3120">
            <text:p>3120</text:p>
          </table:table-cell>
          <table:table-cell office:value-type="string">
            <text:p>dextrose</text:p>
          </table:table-cell>
          <table:table-cell office:value-type="float" office:value="45">
            <text:p>45</text:p>
          </table:table-cell>
          <table:table-cell office:value-type="string">
            <text:p>dextrose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3120">
            <text:p>3120</text:p>
          </table:table-cell>
          <table:table-cell office:value-type="string">
            <text:p>lactose</text:p>
          </table:table-cell>
          <table:table-cell office:value-type="float" office:value="75">
            <text:p>75</text:p>
          </table:table-cell>
          <table:table-cell office:value-type="string">
            <text:p>lactose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3120">
            <text:p>3120</text:p>
          </table:table-cell>
          <table:table-cell office:value-type="string">
            <text:p>grape seed exctract</text:p>
          </table:table-cell>
          <table:table-cell office:value-type="float" office:value="65">
            <text:p>65</text:p>
          </table:table-cell>
          <table:table-cell office:value-type="string">
            <text:p>grape seed exctract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3120">
            <text:p>3120</text:p>
          </table:table-cell>
          <table:table-cell office:value-type="string">
            <text:p>aloe</text:p>
          </table:table-cell>
          <table:table-cell office:value-type="float" office:value="4">
            <text:p>4</text:p>
          </table:table-cell>
          <table:table-cell office:value-type="string">
            <text:p>aloe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3120">
            <text:p>3120</text:p>
          </table:table-cell>
          <table:table-cell office:value-type="string">
            <text:p>wormwood</text:p>
          </table:table-cell>
          <table:table-cell office:value-type="float" office:value="145">
            <text:p>145</text:p>
          </table:table-cell>
          <table:table-cell office:value-type="string">
            <text:p>wormwood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3120">
            <text:p>3120</text:p>
          </table:table-cell>
          <table:table-cell office:value-type="string">
            <text:p>black cumin</text:p>
          </table:table-cell>
          <table:table-cell office:value-type="float" office:value="18">
            <text:p>18</text:p>
          </table:table-cell>
          <table:table-cell office:value-type="string">
            <text:p>black cumin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3120">
            <text:p>3120</text:p>
          </table:table-cell>
          <table:table-cell office:value-type="string">
            <text:p>arnica</text:p>
          </table:table-cell>
          <table:table-cell office:value-type="float" office:value="8">
            <text:p>8</text:p>
          </table:table-cell>
          <table:table-cell office:value-type="string">
            <text:p>arnica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3120">
            <text:p>3120</text:p>
          </table:table-cell>
          <table:table-cell office:value-type="string">
            <text:p>lbt-yeast</text:p>
          </table:table-cell>
          <table:table-cell office:value-type="float" office:value="79">
            <text:p>79</text:p>
          </table:table-cell>
          <table:table-cell office:value-type="string">
            <text:p>lbt-yeast</text:p>
          </table:table-cell>
        </table:table-row>
        <table:table-row table:style-name="ro1">
          <table:table-cell office:value-type="float" office:value="3351">
            <text:p>3351</text:p>
          </table:table-cell>
          <table:table-cell office:value-type="float" office:value="3120">
            <text:p>3120</text:p>
          </table:table-cell>
          <table:table-cell office:value-type="string">
            <text:p>primrose</text:p>
          </table:table-cell>
          <table:table-cell office:value-type="float" office:value="109">
            <text:p>109</text:p>
          </table:table-cell>
          <table:table-cell office:value-type="string">
            <text:p>primrose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3120">
            <text:p>3120</text:p>
          </table:table-cell>
          <table:table-cell office:value-type="string">
            <text:p>lungwort</text:p>
          </table:table-cell>
          <table:table-cell office:value-type="float" office:value="86">
            <text:p>86</text:p>
          </table:table-cell>
          <table:table-cell office:value-type="string">
            <text:p>lungwort</text:p>
          </table:table-cell>
        </table:table-row>
        <table:table-row table:style-name="ro1">
          <table:table-cell office:value-type="float" office:value="3353">
            <text:p>3353</text:p>
          </table:table-cell>
          <table:table-cell office:value-type="float" office:value="3120">
            <text:p>3120</text:p>
          </table:table-cell>
          <table:table-cell office:value-type="string">
            <text:p>carrots</text:p>
          </table:table-cell>
          <table:table-cell office:value-type="float" office:value="25">
            <text:p>25</text:p>
          </table:table-cell>
          <table:table-cell office:value-type="string">
            <text:p>carrots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3120">
            <text:p>3120</text:p>
          </table:table-cell>
          <table:table-cell office:value-type="string">
            <text:p>apple</text:p>
          </table:table-cell>
          <table:table-cell office:value-type="float" office:value="9">
            <text:p>9</text:p>
          </table:table-cell>
          <table:table-cell office:value-type="string">
            <text:p>apple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3120">
            <text:p>3120</text:p>
          </table:table-cell>
          <table:table-cell office:value-type="string">
            <text:p>algal lime</text:p>
          </table:table-cell>
          <table:table-cell office:value-type="float" office:value="1">
            <text:p>1</text:p>
          </table:table-cell>
          <table:table-cell office:value-type="string">
            <text:p>algal lime</text:p>
          </table:table-cell>
        </table:table-row>
        <table:table-row table:style-name="ro1">
          <table:table-cell office:value-type="float" office:value="3356">
            <text:p>3356</text:p>
          </table:table-cell>
          <table:table-cell office:value-type="float" office:value="3120">
            <text:p>3120</text:p>
          </table:table-cell>
          <table:table-cell office:value-type="string">
            <text:p>brewer´s yeast</text:p>
          </table:table-cell>
          <table:table-cell office:value-type="float" office:value="20">
            <text:p>20</text:p>
          </table:table-cell>
          <table:table-cell office:value-type="string">
            <text:p>brewer´s yeast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office:value-type="float" office:value="3120">
            <text:p>3120</text:p>
          </table:table-cell>
          <table:table-cell office:value-type="string">
            <text:p>algea</text:p>
          </table:table-cell>
          <table:table-cell office:value-type="float" office:value="2">
            <text:p>2</text:p>
          </table:table-cell>
          <table:table-cell office:value-type="string">
            <text:p>algea</text:p>
          </table:table-cell>
        </table:table-row>
        <table:table-row table:style-name="ro1">
          <table:table-cell office:value-type="float" office:value="3358">
            <text:p>3358</text:p>
          </table:table-cell>
          <table:table-cell office:value-type="float" office:value="3120">
            <text:p>3120</text:p>
          </table:table-cell>
          <table:table-cell office:value-type="string">
            <text:p>maltgerm</text:p>
          </table:table-cell>
          <table:table-cell office:value-type="float" office:value="87">
            <text:p>87</text:p>
          </table:table-cell>
          <table:table-cell office:value-type="string">
            <text:p>maltgerm</text:p>
          </table:table-cell>
        </table:table-row>
        <table:table-row table:style-name="ro1">
          <table:table-cell office:value-type="float" office:value="3359">
            <text:p>3359</text:p>
          </table:table-cell>
          <table:table-cell office:value-type="float" office:value="3120">
            <text:p>3120</text:p>
          </table:table-cell>
          <table:table-cell office:value-type="string">
            <text:p>molasses yeast</text:p>
          </table:table-cell>
          <table:table-cell office:value-type="float" office:value="93">
            <text:p>93</text:p>
          </table:table-cell>
          <table:table-cell office:value-type="string">
            <text:p>molasses yeast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3120">
            <text:p>3120</text:p>
          </table:table-cell>
          <table:table-cell office:value-type="string">
            <text:p>glucose</text:p>
          </table:table-cell>
          <table:table-cell office:value-type="float" office:value="62">
            <text:p>62</text:p>
          </table:table-cell>
          <table:table-cell office:value-type="string">
            <text:p>glucose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float" office:value="3120">
            <text:p>3120</text:p>
          </table:table-cell>
          <table:table-cell office:value-type="string">
            <text:p>linseed oil</text:p>
          </table:table-cell>
          <table:table-cell office:value-type="float" office:value="84">
            <text:p>84</text:p>
          </table:table-cell>
          <table:table-cell office:value-type="string">
            <text:p>linseed oil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3120">
            <text:p>3120</text:p>
          </table:table-cell>
          <table:table-cell office:value-type="string">
            <text:p>evening primrose</text:p>
          </table:table-cell>
          <table:table-cell office:value-type="float" office:value="50">
            <text:p>50</text:p>
          </table:table-cell>
          <table:table-cell office:value-type="string">
            <text:p>evening primrose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3120">
            <text:p>3120</text:p>
          </table:table-cell>
          <table:table-cell office:value-type="string">
            <text:p>wheat germ oil</text:p>
          </table:table-cell>
          <table:table-cell office:value-type="float" office:value="141">
            <text:p>141</text:p>
          </table:table-cell>
          <table:table-cell office:value-type="string">
            <text:p>wheat germ oil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office:value-type="float" office:value="3120">
            <text:p>3120</text:p>
          </table:table-cell>
          <table:table-cell office:value-type="string">
            <text:p>pumpkin seed oil</text:p>
          </table:table-cell>
          <table:table-cell office:value-type="float" office:value="112">
            <text:p>112</text:p>
          </table:table-cell>
          <table:table-cell office:value-type="string">
            <text:p>pumpkin seed oil</text:p>
          </table:table-cell>
        </table:table-row>
        <table:table-row table:style-name="ro1">
          <table:table-cell office:value-type="float" office:value="3365">
            <text:p>3365</text:p>
          </table:table-cell>
          <table:table-cell office:value-type="float" office:value="3120">
            <text:p>3120</text:p>
          </table:table-cell>
          <table:table-cell office:value-type="string">
            <text:p>argan oil</text:p>
          </table:table-cell>
          <table:table-cell office:value-type="float" office:value="7">
            <text:p>7</text:p>
          </table:table-cell>
          <table:table-cell office:value-type="string">
            <text:p>argan oil</text:p>
          </table:table-cell>
        </table:table-row>
        <table:table-row table:style-name="ro1">
          <table:table-cell office:value-type="float" office:value="3366">
            <text:p>3366</text:p>
          </table:table-cell>
          <table:table-cell office:value-type="float" office:value="3120">
            <text:p>3120</text:p>
          </table:table-cell>
          <table:table-cell office:value-type="string">
            <text:p>viola tricolor</text:p>
          </table:table-cell>
          <table:table-cell office:value-type="float" office:value="138">
            <text:p>138</text:p>
          </table:table-cell>
          <table:table-cell office:value-type="string">
            <text:p>viola tricolor</text:p>
          </table:table-cell>
        </table:table-row>
        <table:table-row table:style-name="ro1">
          <table:table-cell office:value-type="float" office:value="3367">
            <text:p>3367</text:p>
          </table:table-cell>
          <table:table-cell office:value-type="float" office:value="3120">
            <text:p>3120</text:p>
          </table:table-cell>
          <table:table-cell office:value-type="string">
            <text:p>couch grass oil</text:p>
          </table:table-cell>
          <table:table-cell office:value-type="float" office:value="39">
            <text:p>39</text:p>
          </table:table-cell>
          <table:table-cell office:value-type="string">
            <text:p>couch grass oil</text:p>
          </table:table-cell>
        </table:table-row>
        <table:table-row table:style-name="ro1">
          <table:table-cell office:value-type="float" office:value="3368">
            <text:p>3368</text:p>
          </table:table-cell>
          <table:table-cell office:value-type="float" office:value="3120">
            <text:p>3120</text:p>
          </table:table-cell>
          <table:table-cell office:value-type="string">
            <text:p>alfa alfa</text:p>
          </table:table-cell>
          <table:table-cell office:value-type="float" office:value="0">
            <text:p>0</text:p>
          </table:table-cell>
          <table:table-cell office:value-type="string">
            <text:p>alfa alfa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office:value-type="float" office:value="3120">
            <text:p>3120</text:p>
          </table:table-cell>
          <table:table-cell office:value-type="string">
            <text:p>beanshell</text:p>
          </table:table-cell>
          <table:table-cell office:value-type="float" office:value="12">
            <text:p>12</text:p>
          </table:table-cell>
          <table:table-cell office:value-type="string">
            <text:p>beanshell</text:p>
          </table:table-cell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3120">
            <text:p>3120</text:p>
          </table:table-cell>
          <table:table-cell office:value-type="string">
            <text:p>blackberry</text:p>
          </table:table-cell>
          <table:table-cell office:value-type="float" office:value="17">
            <text:p>17</text:p>
          </table:table-cell>
          <table:table-cell office:value-type="string">
            <text:p>blackberry</text:p>
          </table:table-cell>
        </table:table-row>
        <table:table-row table:style-name="ro1">
          <table:table-cell office:value-type="float" office:value="3371">
            <text:p>3371</text:p>
          </table:table-cell>
          <table:table-cell office:value-type="float" office:value="3120">
            <text:p>3120</text:p>
          </table:table-cell>
          <table:table-cell office:value-type="string">
            <text:p>propolis</text:p>
          </table:table-cell>
          <table:table-cell office:value-type="float" office:value="110">
            <text:p>110</text:p>
          </table:table-cell>
          <table:table-cell office:value-type="string">
            <text:p>propolis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office:value-type="float" office:value="3120">
            <text:p>3120</text:p>
          </table:table-cell>
          <table:table-cell office:value-type="string">
            <text:p>gingseng</text:p>
          </table:table-cell>
          <table:table-cell office:value-type="float" office:value="60">
            <text:p>60</text:p>
          </table:table-cell>
          <table:table-cell office:value-type="string">
            <text:p>gingseng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3120">
            <text:p>3120</text:p>
          </table:table-cell>
          <table:table-cell office:value-type="string">
            <text:p>hemp-agrimony</text:p>
          </table:table-cell>
          <table:table-cell office:value-type="float" office:value="68">
            <text:p>68</text:p>
          </table:table-cell>
          <table:table-cell office:value-type="string">
            <text:p>hemp-agrimony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office:value-type="float" office:value="3120">
            <text:p>3120</text:p>
          </table:table-cell>
          <table:table-cell office:value-type="string">
            <text:p>vine leaf</text:p>
          </table:table-cell>
          <table:table-cell office:value-type="float" office:value="137">
            <text:p>137</text:p>
          </table:table-cell>
          <table:table-cell office:value-type="string">
            <text:p>vine leaf</text:p>
          </table:table-cell>
        </table:table-row>
        <table:table-row table:style-name="ro1">
          <table:table-cell office:value-type="float" office:value="3375">
            <text:p>3375</text:p>
          </table:table-cell>
          <table:table-cell office:value-type="float" office:value="3120">
            <text:p>3120</text:p>
          </table:table-cell>
          <table:table-cell office:value-type="string">
            <text:p>chamomile</text:p>
          </table:table-cell>
          <table:table-cell office:value-type="float" office:value="27">
            <text:p>27</text:p>
          </table:table-cell>
          <table:table-cell office:value-type="string">
            <text:p>chamomile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office:value-type="float" office:value="3120">
            <text:p>3120</text:p>
          </table:table-cell>
          <table:table-cell office:value-type="string">
            <text:p>garlic</text:p>
          </table:table-cell>
          <table:table-cell office:value-type="float" office:value="56">
            <text:p>56</text:p>
          </table:table-cell>
          <table:table-cell office:value-type="string">
            <text:p>garlic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3120">
            <text:p>3120</text:p>
          </table:table-cell>
          <table:table-cell office:value-type="string">
            <text:p>apple vinegar</text:p>
          </table:table-cell>
          <table:table-cell office:value-type="float" office:value="10">
            <text:p>10</text:p>
          </table:table-cell>
          <table:table-cell office:value-type="string">
            <text:p>apple vinegar</text:p>
          </table:table-cell>
        </table:table-row>
        <table:table-row table:style-name="ro1">
          <table:table-cell office:value-type="float" office:value="3378">
            <text:p>3378</text:p>
          </table:table-cell>
          <table:table-cell office:value-type="float" office:value="3120">
            <text:p>3120</text:p>
          </table:table-cell>
          <table:table-cell office:value-type="string">
            <text:p>cod liver oil</text:p>
          </table:table-cell>
          <table:table-cell office:value-type="float" office:value="34">
            <text:p>34</text:p>
          </table:table-cell>
          <table:table-cell office:value-type="string">
            <text:p>cod liver oil</text:p>
          </table:table-cell>
        </table:table-row>
        <table:table-row table:style-name="ro1">
          <table:table-cell office:value-type="float" office:value="3379">
            <text:p>3379</text:p>
          </table:table-cell>
          <table:table-cell office:value-type="float" office:value="3120">
            <text:p>3120</text:p>
          </table:table-cell>
          <table:table-cell office:value-type="string">
            <text:p>rose hip</text:p>
          </table:table-cell>
          <table:table-cell office:value-type="float" office:value="117">
            <text:p>117</text:p>
          </table:table-cell>
          <table:table-cell office:value-type="string">
            <text:p>rose hip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3120">
            <text:p>3120</text:p>
          </table:table-cell>
          <table:table-cell office:value-type="string">
            <text:p>raspberry leaf</text:p>
          </table:table-cell>
          <table:table-cell office:value-type="float" office:value="114">
            <text:p>114</text:p>
          </table:table-cell>
          <table:table-cell office:value-type="string">
            <text:p>raspberry leaf</text:p>
          </table:table-cell>
        </table:table-row>
        <table:table-row table:style-name="ro1">
          <table:table-cell office:value-type="float" office:value="3381">
            <text:p>3381</text:p>
          </table:table-cell>
          <table:table-cell office:value-type="float" office:value="3120">
            <text:p>3120</text:p>
          </table:table-cell>
          <table:table-cell office:value-type="string">
            <text:p>potato</text:p>
          </table:table-cell>
          <table:table-cell office:value-type="float" office:value="108">
            <text:p>108</text:p>
          </table:table-cell>
          <table:table-cell office:value-type="string">
            <text:p>potato</text:p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3120">
            <text:p>3120</text:p>
          </table:table-cell>
          <table:table-cell office:value-type="string">
            <text:p>sunchoke</text:p>
          </table:table-cell>
          <table:table-cell office:value-type="float" office:value="133">
            <text:p>133</text:p>
          </table:table-cell>
          <table:table-cell office:value-type="string">
            <text:p>sunchoke</text:p>
          </table:table-cell>
        </table:table-row>
        <table:table-row table:style-name="ro1">
          <table:table-cell office:value-type="float" office:value="3383">
            <text:p>3383</text:p>
          </table:table-cell>
          <table:table-cell office:value-type="float" office:value="3120">
            <text:p>3120</text:p>
          </table:table-cell>
          <table:table-cell office:value-type="string">
            <text:p>wheat seedling</text:p>
          </table:table-cell>
          <table:table-cell office:value-type="float" office:value="142">
            <text:p>142</text:p>
          </table:table-cell>
          <table:table-cell office:value-type="string">
            <text:p>wheat seedling</text:p>
          </table:table-cell>
        </table:table-row>
        <table:table-row table:style-name="ro1">
          <table:table-cell office:value-type="float" office:value="3384">
            <text:p>3384</text:p>
          </table:table-cell>
          <table:table-cell office:value-type="float" office:value="3120">
            <text:p>3120</text:p>
          </table:table-cell>
          <table:table-cell office:value-type="string">
            <text:p>choke berry</text:p>
          </table:table-cell>
          <table:table-cell office:value-type="float" office:value="29">
            <text:p>29</text:p>
          </table:table-cell>
          <table:table-cell office:value-type="string">
            <text:p>choke berry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3120">
            <text:p>3120</text:p>
          </table:table-cell>
          <table:table-cell office:value-type="string">
            <text:p>strawberry</text:p>
          </table:table-cell>
          <table:table-cell office:value-type="float" office:value="132">
            <text:p>132</text:p>
          </table:table-cell>
          <table:table-cell office:value-type="string">
            <text:p>strawberry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3120">
            <text:p>3120</text:p>
          </table:table-cell>
          <table:table-cell office:value-type="string">
            <text:p>black currant</text:p>
          </table:table-cell>
          <table:table-cell office:value-type="float" office:value="19">
            <text:p>19</text:p>
          </table:table-cell>
          <table:table-cell office:value-type="string">
            <text:p>black currant</text:p>
          </table:table-cell>
        </table:table-row>
        <table:table-row table:style-name="ro1">
          <table:table-cell office:value-type="float" office:value="3387">
            <text:p>3387</text:p>
          </table:table-cell>
          <table:table-cell office:value-type="float" office:value="3120">
            <text:p>3120</text:p>
          </table:table-cell>
          <table:table-cell office:value-type="string">
            <text:p>tea tree oil</text:p>
          </table:table-cell>
          <table:table-cell office:value-type="float" office:value="135">
            <text:p>135</text:p>
          </table:table-cell>
          <table:table-cell office:value-type="string">
            <text:p>tea tree oil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3120">
            <text:p>3120</text:p>
          </table:table-cell>
          <table:table-cell office:value-type="string">
            <text:p>jojoba oil</text:p>
          </table:table-cell>
          <table:table-cell office:value-type="float" office:value="72">
            <text:p>72</text:p>
          </table:table-cell>
          <table:table-cell office:value-type="string">
            <text:p>jojoba oil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office:value-type="float" office:value="3120">
            <text:p>3120</text:p>
          </table:table-cell>
          <table:table-cell office:value-type="string">
            <text:p>lavender</text:p>
          </table:table-cell>
          <table:table-cell office:value-type="float" office:value="78">
            <text:p>78</text:p>
          </table:table-cell>
          <table:table-cell office:value-type="string">
            <text:p>lavender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3120">
            <text:p>3120</text:p>
          </table:table-cell>
          <table:table-cell office:value-type="string">
            <text:p>geranium oil</text:p>
          </table:table-cell>
          <table:table-cell office:value-type="float" office:value="58">
            <text:p>58</text:p>
          </table:table-cell>
          <table:table-cell office:value-type="string">
            <text:p>geranium oil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3120">
            <text:p>3120</text:p>
          </table:table-cell>
          <table:table-cell office:value-type="string">
            <text:p>neem oil</text:p>
          </table:table-cell>
          <table:table-cell office:value-type="float" office:value="97">
            <text:p>97</text:p>
          </table:table-cell>
          <table:table-cell office:value-type="string">
            <text:p>neem oil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office:value-type="float" office:value="3120">
            <text:p>3120</text:p>
          </table:table-cell>
          <table:table-cell office:value-type="string">
            <text:p>manuka oil</text:p>
          </table:table-cell>
          <table:table-cell office:value-type="float" office:value="88">
            <text:p>88</text:p>
          </table:table-cell>
          <table:table-cell office:value-type="string">
            <text:p>manuka oil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3120">
            <text:p>3120</text:p>
          </table:table-cell>
          <table:table-cell office:value-type="string">
            <text:p>star anis oil</text:p>
          </table:table-cell>
          <table:table-cell office:value-type="float" office:value="128">
            <text:p>128</text:p>
          </table:table-cell>
          <table:table-cell office:value-type="string">
            <text:p>star anis oil</text:p>
          </table:table-cell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3120">
            <text:p>3120</text:p>
          </table:table-cell>
          <table:table-cell office:value-type="string">
            <text:p>wheat germ</text:p>
          </table:table-cell>
          <table:table-cell office:value-type="float" office:value="140">
            <text:p>140</text:p>
          </table:table-cell>
          <table:table-cell office:value-type="string">
            <text:p>wheat germ</text:p>
          </table:table-cell>
        </table:table-row>
        <table:table-row table:style-name="ro1">
          <table:table-cell office:value-type="float" office:value="3395">
            <text:p>3395</text:p>
          </table:table-cell>
          <table:table-cell office:value-type="float" office:value="3120">
            <text:p>3120</text:p>
          </table:table-cell>
          <table:table-cell office:value-type="string">
            <text:p>motherwort</text:p>
          </table:table-cell>
          <table:table-cell office:value-type="float" office:value="96">
            <text:p>96</text:p>
          </table:table-cell>
          <table:table-cell office:value-type="string">
            <text:p>motherwort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office:value-type="float" office:value="3120">
            <text:p>3120</text:p>
          </table:table-cell>
          <table:table-cell office:value-type="string">
            <text:p>linseed</text:p>
          </table:table-cell>
          <table:table-cell office:value-type="float" office:value="83">
            <text:p>83</text:p>
          </table:table-cell>
          <table:table-cell office:value-type="string">
            <text:p>linseed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3120">
            <text:p>3120</text:p>
          </table:table-cell>
          <table:table-cell office:value-type="string">
            <text:p>sea salt</text:p>
          </table:table-cell>
          <table:table-cell office:value-type="float" office:value="122">
            <text:p>122</text:p>
          </table:table-cell>
          <table:table-cell office:value-type="string">
            <text:p>sea salt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office:value-type="float" office:value="3120">
            <text:p>3120</text:p>
          </table:table-cell>
          <table:table-cell office:value-type="string">
            <text:p>almond oil</text:p>
          </table:table-cell>
          <table:table-cell office:value-type="float" office:value="3">
            <text:p>3</text:p>
          </table:table-cell>
          <table:table-cell office:value-type="string">
            <text:p>almond oil</text:p>
          </table:table-cell>
        </table:table-row>
        <table:table-row table:style-name="ro1">
          <table:table-cell office:value-type="float" office:value="3399">
            <text:p>3399</text:p>
          </table:table-cell>
          <table:table-cell office:value-type="float" office:value="3120">
            <text:p>3120</text:p>
          </table:table-cell>
          <table:table-cell office:value-type="string">
            <text:p>st. john´s wort oil</text:p>
          </table:table-cell>
          <table:table-cell office:value-type="float" office:value="130">
            <text:p>130</text:p>
          </table:table-cell>
          <table:table-cell office:value-type="string">
            <text:p>st. john´s wort oil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120">
            <text:p>3120</text:p>
          </table:table-cell>
          <table:table-cell office:value-type="string">
            <text:p>ripewood water</text:p>
          </table:table-cell>
          <table:table-cell office:value-type="float" office:value="116">
            <text:p>116</text:p>
          </table:table-cell>
          <table:table-cell office:value-type="string">
            <text:p>ripewood water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3120">
            <text:p>3120</text:p>
          </table:table-cell>
          <table:table-cell office:value-type="string">
            <text:p>lemon eucalyptus</text:p>
          </table:table-cell>
          <table:table-cell office:value-type="float" office:value="81">
            <text:p>81</text:p>
          </table:table-cell>
          <table:table-cell office:value-type="string">
            <text:p>lemon eucalyptus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3120">
            <text:p>3120</text:p>
          </table:table-cell>
          <table:table-cell office:value-type="string">
            <text:p>clove oil</text:p>
          </table:table-cell>
          <table:table-cell office:value-type="float" office:value="30">
            <text:p>30</text:p>
          </table:table-cell>
          <table:table-cell office:value-type="string">
            <text:p>clove oil</text:p>
          </table:table-cell>
        </table:table-row>
        <table:table-row table:style-name="ro1">
          <table:table-cell office:value-type="float" office:value="3403">
            <text:p>3403</text:p>
          </table:table-cell>
          <table:table-cell office:value-type="float" office:value="3120">
            <text:p>3120</text:p>
          </table:table-cell>
          <table:table-cell office:value-type="string">
            <text:p>citronella</text:p>
          </table:table-cell>
          <table:table-cell office:value-type="float" office:value="32">
            <text:p>32</text:p>
          </table:table-cell>
          <table:table-cell office:value-type="string">
            <text:p>citronella</text:p>
          </table:table-cell>
        </table:table-row>
        <table:table-row table:style-name="ro1">
          <table:table-cell office:value-type="float" office:value="3404">
            <text:p>3404</text:p>
          </table:table-cell>
          <table:table-cell office:value-type="float" office:value="3120">
            <text:p>3120</text:p>
          </table:table-cell>
          <table:table-cell office:value-type="string">
            <text:p>sunflower oil</text:p>
          </table:table-cell>
          <table:table-cell office:value-type="float" office:value="134">
            <text:p>134</text:p>
          </table:table-cell>
          <table:table-cell office:value-type="string">
            <text:p>sunflower oil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3120">
            <text:p>3120</text:p>
          </table:table-cell>
          <table:table-cell office:value-type="string">
            <text:p>niaouli oil</text:p>
          </table:table-cell>
          <table:table-cell office:value-type="float" office:value="98">
            <text:p>98</text:p>
          </table:table-cell>
          <table:table-cell office:value-type="string">
            <text:p>niaouli oil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office:value-type="float" office:value="3120">
            <text:p>3120</text:p>
          </table:table-cell>
          <table:table-cell office:value-type="string">
            <text:p>coconut</text:p>
          </table:table-cell>
          <table:table-cell office:value-type="float" office:value="33">
            <text:p>33</text:p>
          </table:table-cell>
          <table:table-cell office:value-type="string">
            <text:p>coconut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3120">
            <text:p>3120</text:p>
          </table:table-cell>
          <table:table-cell office:value-type="string">
            <text:p>beeswax</text:p>
          </table:table-cell>
          <table:table-cell office:value-type="float" office:value="14">
            <text:p>14</text:p>
          </table:table-cell>
          <table:table-cell office:value-type="string">
            <text:p>beeswax</text:p>
          </table:table-cell>
        </table:table-row>
        <table:table-row table:style-name="ro1">
          <table:table-cell office:value-type="float" office:value="3408">
            <text:p>3408</text:p>
          </table:table-cell>
          <table:table-cell office:value-type="float" office:value="3120">
            <text:p>3120</text:p>
          </table:table-cell>
          <table:table-cell office:value-type="string">
            <text:p>pomelo oil</text:p>
          </table:table-cell>
          <table:table-cell office:value-type="float" office:value="107">
            <text:p>107</text:p>
          </table:table-cell>
          <table:table-cell office:value-type="string">
            <text:p>pomelo oil</text:p>
          </table:table-cell>
        </table:table-row>
        <table:table-row table:style-name="ro1">
          <table:table-cell office:value-type="float" office:value="3409">
            <text:p>3409</text:p>
          </table:table-cell>
          <table:table-cell office:value-type="float" office:value="3120">
            <text:p>3120</text:p>
          </table:table-cell>
          <table:table-cell office:value-type="string">
            <text:p>citric oil</text:p>
          </table:table-cell>
          <table:table-cell office:value-type="float" office:value="31">
            <text:p>31</text:p>
          </table:table-cell>
          <table:table-cell office:value-type="string">
            <text:p>citric oil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120">
            <text:p>3120</text:p>
          </table:table-cell>
          <table:table-cell office:value-type="string">
            <text:p>olibanum oil</text:p>
          </table:table-cell>
          <table:table-cell office:value-type="float" office:value="100">
            <text:p>100</text:p>
          </table:table-cell>
          <table:table-cell office:value-type="string">
            <text:p>olibanum oil</text:p>
          </table:table-cell>
        </table:table-row>
        <table:table-row table:style-name="ro1">
          <table:table-cell office:value-type="float" office:value="3411">
            <text:p>3411</text:p>
          </table:table-cell>
          <table:table-cell office:value-type="float" office:value="3025">
            <text:p>3025</text:p>
          </table:table-cell>
          <table:table-cell office:value-type="string">
            <text:p>teeth/mouth</text:p>
          </table:table-cell>
          <table:table-cell office:value-type="float" office:value="8">
            <text:p>8</text:p>
          </table:table-cell>
          <table:table-cell office:value-type="string">
            <text:p>teeth/mouth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3057">
            <text:p>3057</text:p>
          </table:table-cell>
          <table:table-cell office:value-type="string">
            <text:p>miscellaneous</text:p>
          </table:table-cell>
          <table:table-cell office:value-type="float" office:value="5">
            <text:p>5</text:p>
          </table:table-cell>
          <table:table-cell office:value-type="string">
            <text:p>miscellaneous</text:p>
          </table:table-cell>
        </table:table-row>
        <table:table-row table:style-name="ro1">
          <table:table-cell office:value-type="float" office:value="3414">
            <text:p>3414</text:p>
          </table:table-cell>
          <table:table-cell office:value-type="float" office:value="3058">
            <text:p>3058</text:p>
          </table:table-cell>
          <table:table-cell office:value-type="string">
            <text:p>dutch brochure</text:p>
          </table:table-cell>
          <table:table-cell office:value-type="float" office:value="2">
            <text:p>2</text:p>
          </table:table-cell>
          <table:table-cell office:value-type="string">
            <text:p>dutch brochure</text:p>
          </table:table-cell>
        </table:table-row>
        <table:table-row table:style-name="ro1">
          <table:table-cell office:value-type="float" office:value="3415">
            <text:p>3415</text:p>
          </table:table-cell>
          <table:table-cell office:value-type="float" office:value="3057">
            <text:p>3057</text:p>
          </table:table-cell>
          <table:table-cell office:value-type="string">
            <text:p>sticker</text:p>
          </table:table-cell>
          <table:table-cell office:value-type="float" office:value="6">
            <text:p>6</text:p>
          </table:table-cell>
          <table:table-cell office:value-type="string">
            <text:p>sticker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3417">
            <text:p>3417</text:p>
          </table:table-cell>
          <table:table-cell office:value-type="string">
            <text:p>compost (house and garden)</text:p>
          </table:table-cell>
          <table:table-cell office:value-type="float" office:value="0">
            <text:p>0</text:p>
          </table:table-cell>
          <table:table-cell office:value-type="string">
            <text:p>compost (house and garden)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3417">
            <text:p>3417</text:p>
          </table:table-cell>
          <table:table-cell office:value-type="string">
            <text:p>desinfection (house and garden)</text:p>
          </table:table-cell>
          <table:table-cell office:value-type="float" office:value="1">
            <text:p>1</text:p>
          </table:table-cell>
          <table:table-cell office:value-type="string">
            <text:p>desinfection (house and garden)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3417">
            <text:p>3417</text:p>
          </table:table-cell>
          <table:table-cell office:value-type="string">
            <text:p>odour (house and garden)</text:p>
          </table:table-cell>
          <table:table-cell office:value-type="float" office:value="2">
            <text:p>2</text:p>
          </table:table-cell>
          <table:table-cell office:value-type="string">
            <text:p>odour (house and garden)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office:value-type="float" office:value="3417">
            <text:p>3417</text:p>
          </table:table-cell>
          <table:table-cell office:value-type="string">
            <text:p>cleansing (house and garden)</text:p>
          </table:table-cell>
          <table:table-cell office:value-type="float" office:value="3">
            <text:p>3</text:p>
          </table:table-cell>
          <table:table-cell office:value-type="string">
            <text:p>cleansing (house and garden)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3431">
            <text:p>3431</text:p>
          </table:table-cell>
          <table:table-cell office:value-type="string">
            <text:p>sheep</text:p>
          </table:table-cell>
          <table:table-cell office:value-type="float" office:value="0">
            <text:p>0</text:p>
          </table:table-cell>
          <table:table-cell office:value-type="string">
            <text:p>sheep</text:p>
          </table:table-cell>
        </table:table-row>
        <table:table-row table:style-name="ro1">
          <table:table-cell office:value-type="float" office:value="3425">
            <text:p>3425</text:p>
          </table:table-cell>
          <table:table-cell office:value-type="float" office:value="3058">
            <text:p>3058</text:p>
          </table:table-cell>
          <table:table-cell office:value-type="string">
            <text:p>brochures dog &amp; cat</text:p>
          </table:table-cell>
          <table:table-cell office:value-type="float" office:value="3">
            <text:p>3</text:p>
          </table:table-cell>
          <table:table-cell office:value-type="string">
            <text:p>brochures dog &amp; cat</text:p>
          </table:table-cell>
        </table:table-row>
        <table:table-row table:style-name="ro1">
          <table:table-cell office:value-type="float" office:value="3426">
            <text:p>3426</text:p>
          </table:table-cell>
          <table:table-cell office:value-type="float" office:value="3058">
            <text:p>3058</text:p>
          </table:table-cell>
          <table:table-cell office:value-type="string">
            <text:p>brochures horse</text:p>
          </table:table-cell>
          <table:table-cell office:value-type="float" office:value="4">
            <text:p>4</text:p>
          </table:table-cell>
          <table:table-cell office:value-type="string">
            <text:p>brochures horse</text:p>
          </table:table-cell>
        </table:table-row>
        <table:table-row table:style-name="ro1">
          <table:table-cell office:value-type="float" office:value="3427">
            <text:p>3427</text:p>
          </table:table-cell>
          <table:table-cell office:value-type="float" office:value="3053">
            <text:p>3053</text:p>
          </table:table-cell>
          <table:table-cell office:value-type="string">
            <text:p>insects</text:p>
          </table:table-cell>
          <table:table-cell office:value-type="float" office:value="4">
            <text:p>4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office:value-type="float" office:value="3019">
            <text:p>3019</text:p>
          </table:table-cell>
          <table:table-cell office:value-type="string">
            <text:p>spot on</text:p>
          </table:table-cell>
          <table:table-cell office:value-type="float" office:value="2">
            <text:p>2</text:p>
          </table:table-cell>
          <table:table-cell office:value-type="string">
            <text:p>spot on</text:p>
          </table:table-cell>
        </table:table-row>
        <table:table-row table:style-name="ro1">
          <table:table-cell office:value-type="float" office:value="3429">
            <text:p>3429</text:p>
          </table:table-cell>
          <table:table-cell office:value-type="float" office:value="3019">
            <text:p>3019</text:p>
          </table:table-cell>
          <table:table-cell office:value-type="string">
            <text:p>spray</text:p>
          </table:table-cell>
          <table:table-cell office:value-type="float" office:value="3">
            <text:p>3</text:p>
          </table:table-cell>
          <table:table-cell office:value-type="string">
            <text:p>spray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3038">
            <text:p>3038</text:p>
          </table:table-cell>
          <table:table-cell office:value-type="string">
            <text:p>treats</text:p>
          </table:table-cell>
          <table:table-cell office:value-type="float" office:value="3">
            <text:p>3</text:p>
          </table:table-cell>
          <table:table-cell office:value-type="string">
            <text:p>treats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3431">
            <text:p>3431</text:p>
          </table:table-cell>
          <table:table-cell office:value-type="string">
            <text:p>cattle</text:p>
          </table:table-cell>
          <table:table-cell office:value-type="float" office:value="1">
            <text:p>1</text:p>
          </table:table-cell>
          <table:table-cell office:value-type="string">
            <text:p>cattle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3431">
            <text:p>3431</text:p>
          </table:table-cell>
          <table:table-cell office:value-type="string">
            <text:p>pigs</text:p>
          </table:table-cell>
          <table:table-cell office:value-type="float" office:value="2">
            <text:p>2</text:p>
          </table:table-cell>
          <table:table-cell office:value-type="string">
            <text:p>pigs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3431">
            <text:p>3431</text:p>
          </table:table-cell>
          <table:table-cell office:value-type="string">
            <text:p>poultry</text:p>
          </table:table-cell>
          <table:table-cell office:value-type="float" office:value="3">
            <text:p>3</text:p>
          </table:table-cell>
          <table:table-cell office:value-type="string">
            <text:p>poultry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3432">
            <text:p>3432</text:p>
          </table:table-cell>
          <table:table-cell office:value-type="string">
            <text:p>udder</text:p>
          </table:table-cell>
          <table:table-cell office:value-type="float" office:value="1">
            <text:p>1</text:p>
          </table:table-cell>
          <table:table-cell office:value-type="string">
            <text:p>udder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3019">
            <text:p>3019</text:p>
          </table:table-cell>
          <table:table-cell office:value-type="string">
            <text:p>treatment of environment</text:p>
          </table:table-cell>
          <table:table-cell office:value-type="float" office:value="4">
            <text:p>4</text:p>
          </table:table-cell>
          <table:table-cell office:value-type="string">
            <text:p>treatment of environment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office:value-type="float" office:value="3435">
            <text:p>3435</text:p>
          </table:table-cell>
          <table:table-cell office:value-type="string">
            <text:p>dipping</text:p>
          </table:table-cell>
          <table:table-cell office:value-type="float" office:value="0">
            <text:p>0</text:p>
          </table:table-cell>
          <table:table-cell office:value-type="string">
            <text:p>dipping</text:p>
          </table:table-cell>
        </table:table-row>
        <table:table-row table:style-name="ro1">
          <table:table-cell office:value-type="float" office:value="3438">
            <text:p>3438</text:p>
          </table:table-cell>
          <table:table-cell office:value-type="float" office:value="3423">
            <text:p>3423</text:p>
          </table:table-cell>
          <table:table-cell office:value-type="string">
            <text:p>repiratory tract</text:p>
          </table:table-cell>
          <table:table-cell office:value-type="float" office:value="0">
            <text:p>0</text:p>
          </table:table-cell>
          <table:table-cell office:value-type="string">
            <text:p>repiratory tract</text:p>
          </table:table-cell>
        </table:table-row>
        <table:table-row table:style-name="ro1">
          <table:table-cell office:value-type="float" office:value="3439">
            <text:p>3439</text:p>
          </table:table-cell>
          <table:table-cell office:value-type="float" office:value="3248">
            <text:p>3248</text:p>
          </table:table-cell>
          <table:table-cell office:value-type="string">
            <text:p>camel</text:p>
          </table:table-cell>
          <table:table-cell office:value-type="float" office:value="0">
            <text:p>0</text:p>
          </table:table-cell>
          <table:table-cell office:value-type="string">
            <text:p>camel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3432">
            <text:p>3432</text:p>
          </table:table-cell>
          <table:table-cell office:value-type="string">
            <text:p>claws/Mortellaro</text:p>
          </table:table-cell>
          <table:table-cell office:value-type="float" office:value="2">
            <text:p>2</text:p>
          </table:table-cell>
          <table:table-cell office:value-type="string">
            <text:p>claws/Mortellaro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3432">
            <text:p>3432</text:p>
          </table:table-cell>
          <table:table-cell office:value-type="string">
            <text:p>rumen</text:p>
          </table:table-cell>
          <table:table-cell office:value-type="float" office:value="3">
            <text:p>3</text:p>
          </table:table-cell>
          <table:table-cell office:value-type="string">
            <text:p>rumen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office:value-type="float" office:value="3432">
            <text:p>3432</text:p>
          </table:table-cell>
          <table:table-cell office:value-type="string">
            <text:p>fertility</text:p>
          </table:table-cell>
          <table:table-cell office:value-type="float" office:value="4">
            <text:p>4</text:p>
          </table:table-cell>
          <table:table-cell office:value-type="string">
            <text:p>fertility</text:p>
          </table:table-cell>
        </table:table-row>
        <table:table-row table:style-name="ro1">
          <table:table-cell office:value-type="float" office:value="3444">
            <text:p>3444</text:p>
          </table:table-cell>
          <table:table-cell office:value-type="float" office:value="3432">
            <text:p>3432</text:p>
          </table:table-cell>
          <table:table-cell office:value-type="string">
            <text:p>forage performance</text:p>
          </table:table-cell>
          <table:table-cell office:value-type="float" office:value="5">
            <text:p>5</text:p>
          </table:table-cell>
          <table:table-cell office:value-type="string">
            <text:p>forage performance</text:p>
          </table:table-cell>
        </table:table-row>
        <table:table-row table:style-name="ro1">
          <table:table-cell office:value-type="float" office:value="3445">
            <text:p>3445</text:p>
          </table:table-cell>
          <table:table-cell office:value-type="float" office:value="3432">
            <text:p>3432</text:p>
          </table:table-cell>
          <table:table-cell office:value-type="string">
            <text:p>hygiene at the stable</text:p>
          </table:table-cell>
          <table:table-cell office:value-type="float" office:value="6">
            <text:p>6</text:p>
          </table:table-cell>
          <table:table-cell office:value-type="string">
            <text:p>hygiene at the stable</text:p>
          </table:table-cell>
        </table:table-row>
        <table:table-row table:style-name="ro1">
          <table:table-cell office:value-type="float" office:value="3446">
            <text:p>3446</text:p>
          </table:table-cell>
          <table:table-cell office:value-type="float" office:value="3432">
            <text:p>3432</text:p>
          </table:table-cell>
          <table:table-cell office:value-type="string">
            <text:p>liquid manure - treatment</text:p>
          </table:table-cell>
          <table:table-cell office:value-type="float" office:value="7">
            <text:p>7</text:p>
          </table:table-cell>
          <table:table-cell office:value-type="string">
            <text:p>liquid manure - treatment</text:p>
          </table:table-cell>
        </table:table-row>
        <table:table-row table:style-name="ro1">
          <table:table-cell office:value-type="float" office:value="3447">
            <text:p>3447</text:p>
          </table:table-cell>
          <table:table-cell office:value-type="float" office:value="3432">
            <text:p>3432</text:p>
          </table:table-cell>
          <table:table-cell office:value-type="string">
            <text:p>calves</text:p>
          </table:table-cell>
          <table:table-cell office:value-type="float" office:value="8">
            <text:p>8</text:p>
          </table:table-cell>
          <table:table-cell office:value-type="string">
            <text:p>calves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office:value-type="float" office:value="3447">
            <text:p>3447</text:p>
          </table:table-cell>
          <table:table-cell office:value-type="string">
            <text:p>intestine</text:p>
          </table:table-cell>
          <table:table-cell office:value-type="float" office:value="0">
            <text:p>0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3449">
            <text:p>3449</text:p>
          </table:table-cell>
          <table:table-cell office:value-type="float" office:value="3447">
            <text:p>3447</text:p>
          </table:table-cell>
          <table:table-cell office:value-type="string">
            <text:p>airways</text:p>
          </table:table-cell>
          <table:table-cell office:value-type="float" office:value="1">
            <text:p>1</text:p>
          </table:table-cell>
          <table:table-cell office:value-type="string">
            <text:p>airways</text:p>
          </table:table-cell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3447">
            <text:p>3447</text:p>
          </table:table-cell>
          <table:table-cell office:value-type="string">
            <text:p>feeding/rumen development</text:p>
          </table:table-cell>
          <table:table-cell office:value-type="float" office:value="2">
            <text:p>2</text:p>
          </table:table-cell>
          <table:table-cell office:value-type="string">
            <text:p>feeding/rumen development</text:p>
          </table:table-cell>
        </table:table-row>
        <table:table-row table:style-name="ro1">
          <table:table-cell office:value-type="float" office:value="3451">
            <text:p>3451</text:p>
          </table:table-cell>
          <table:table-cell office:value-type="float" office:value="3248">
            <text:p>3248</text:p>
          </table:table-cell>
          <table:table-cell office:value-type="string">
            <text:p>alpaca</text:p>
          </table:table-cell>
          <table:table-cell office:value-type="float" office:value="1">
            <text:p>1</text:p>
          </table:table-cell>
          <table:table-cell office:value-type="string">
            <text:p>alpaca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office:value-type="float" office:value="3447">
            <text:p>3447</text:p>
          </table:table-cell>
          <table:table-cell office:value-type="string">
            <text:p>calf starter</text:p>
          </table:table-cell>
          <table:table-cell office:value-type="float" office:value="3">
            <text:p>3</text:p>
          </table:table-cell>
          <table:table-cell office:value-type="string">
            <text:p>calf starter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3433">
            <text:p>3433</text:p>
          </table:table-cell>
          <table:table-cell office:value-type="string">
            <text:p>sows</text:p>
          </table:table-cell>
          <table:table-cell office:value-type="float" office:value="0">
            <text:p>0</text:p>
          </table:table-cell>
          <table:table-cell office:value-type="string">
            <text:p>sows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3453">
            <text:p>3453</text:p>
          </table:table-cell>
          <table:table-cell office:value-type="string">
            <text:p>fertility</text:p>
          </table:table-cell>
          <table:table-cell office:value-type="float" office:value="2">
            <text:p>2</text:p>
          </table:table-cell>
          <table:table-cell office:value-type="string">
            <text:p>fertility</text:p>
          </table:table-cell>
        </table:table-row>
        <table:table-row table:style-name="ro1">
          <table:table-cell office:value-type="float" office:value="3457">
            <text:p>3457</text:p>
          </table:table-cell>
          <table:table-cell office:value-type="float" office:value="3453">
            <text:p>3453</text:p>
          </table:table-cell>
          <table:table-cell office:value-type="string">
            <text:p>airways</text:p>
          </table:table-cell>
          <table:table-cell office:value-type="float" office:value="0">
            <text:p>0</text:p>
          </table:table-cell>
          <table:table-cell office:value-type="string">
            <text:p>airways</text:p>
          </table:table-cell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3453">
            <text:p>3453</text:p>
          </table:table-cell>
          <table:table-cell office:value-type="string">
            <text:p>stable flora</text:p>
          </table:table-cell>
          <table:table-cell office:value-type="float" office:value="5">
            <text:p>5</text:p>
          </table:table-cell>
          <table:table-cell office:value-type="string">
            <text:p>stable flora</text:p>
          </table:table-cell>
        </table:table-row>
        <table:table-row table:style-name="ro1">
          <table:table-cell office:value-type="float" office:value="3459">
            <text:p>3459</text:p>
          </table:table-cell>
          <table:table-cell office:value-type="float" office:value="3453">
            <text:p>3453</text:p>
          </table:table-cell>
          <table:table-cell office:value-type="string">
            <text:p>intestinal flora</text:p>
          </table:table-cell>
          <table:table-cell office:value-type="float" office:value="3">
            <text:p>3</text:p>
          </table:table-cell>
          <table:table-cell office:value-type="string">
            <text:p>intestinal flora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3433">
            <text:p>3433</text:p>
          </table:table-cell>
          <table:table-cell office:value-type="string">
            <text:p>piglets</text:p>
          </table:table-cell>
          <table:table-cell office:value-type="float" office:value="1">
            <text:p>1</text:p>
          </table:table-cell>
          <table:table-cell office:value-type="string">
            <text:p>piglets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office:value-type="float" office:value="3460">
            <text:p>3460</text:p>
          </table:table-cell>
          <table:table-cell office:value-type="string">
            <text:p>airways</text:p>
          </table:table-cell>
          <table:table-cell office:value-type="float" office:value="0">
            <text:p>0</text:p>
          </table:table-cell>
          <table:table-cell office:value-type="string">
            <text:p>airways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3460">
            <text:p>3460</text:p>
          </table:table-cell>
          <table:table-cell office:value-type="string">
            <text:p>intestine</text:p>
          </table:table-cell>
          <table:table-cell office:value-type="float" office:value="1">
            <text:p>1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float" office:value="3433">
            <text:p>3433</text:p>
          </table:table-cell>
          <table:table-cell office:value-type="string">
            <text:p>mast</text:p>
          </table:table-cell>
          <table:table-cell office:value-type="float" office:value="2">
            <text:p>2</text:p>
          </table:table-cell>
          <table:table-cell office:value-type="string">
            <text:p>mast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office:value-type="float" office:value="3465">
            <text:p>3465</text:p>
          </table:table-cell>
          <table:table-cell office:value-type="string">
            <text:p>airways</text:p>
          </table:table-cell>
          <table:table-cell office:value-type="float" office:value="0">
            <text:p>0</text:p>
          </table:table-cell>
          <table:table-cell office:value-type="string">
            <text:p>airways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3465">
            <text:p>3465</text:p>
          </table:table-cell>
          <table:table-cell office:value-type="string">
            <text:p>stabling nixture</text:p>
          </table:table-cell>
          <table:table-cell office:value-type="float" office:value="1">
            <text:p>1</text:p>
          </table:table-cell>
          <table:table-cell office:value-type="string">
            <text:p>stabling nixture</text:p>
          </table:table-cell>
        </table:table-row>
        <table:table-row table:style-name="ro2">
          <table:table-cell office:value-type="float" office:value="3468">
            <text:p>3468</text:p>
          </table:table-cell>
          <table:table-cell office:value-type="float" office:value="3465">
            <text:p>3465</text:p>
          </table:table-cell>
          <table:table-cell office:value-type="string">
            <text:p>intestinal</text:p>
          </table:table-cell>
          <table:table-cell office:value-type="float" office:value="2">
            <text:p>2</text:p>
          </table:table-cell>
          <table:table-cell office:value-type="string">
            <text:p>intestinal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office:value-type="float" office:value="3433">
            <text:p>3433</text:p>
          </table:table-cell>
          <table:table-cell office:value-type="string">
            <text:p>fogging - air cleaning</text:p>
          </table:table-cell>
          <table:table-cell office:value-type="float" office:value="3">
            <text:p>3</text:p>
          </table:table-cell>
          <table:table-cell office:value-type="string">
            <text:p>fogging - air cleaning</text:p>
          </table:table-cell>
        </table:table-row>
        <table:table-row table:style-name="ro1">
          <table:table-cell office:value-type="float" office:value="3470">
            <text:p>3470</text:p>
          </table:table-cell>
          <table:table-cell office:value-type="float" office:value="3433">
            <text:p>3433</text:p>
          </table:table-cell>
          <table:table-cell office:value-type="string">
            <text:p>liquid manure - treatment</text:p>
          </table:table-cell>
          <table:table-cell office:value-type="float" office:value="4">
            <text:p>4</text:p>
          </table:table-cell>
          <table:table-cell office:value-type="string">
            <text:p>liquid manure - treatment</text:p>
          </table:table-cell>
        </table:table-row>
        <table:table-row table:style-name="ro1">
          <table:table-cell office:value-type="float" office:value="3471">
            <text:p>3471</text:p>
          </table:table-cell>
          <table:table-cell office:value-type="float" office:value="3433">
            <text:p>3433</text:p>
          </table:table-cell>
          <table:table-cell office:value-type="string">
            <text:p>cleaning of the stable</text:p>
          </table:table-cell>
          <table:table-cell office:value-type="float" office:value="5">
            <text:p>5</text:p>
          </table:table-cell>
          <table:table-cell office:value-type="string">
            <text:p>cleaning of the stable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office:value-type="float" office:value="3433">
            <text:p>3433</text:p>
          </table:table-cell>
          <table:table-cell office:value-type="string">
            <text:p>flora of the stable</text:p>
          </table:table-cell>
          <table:table-cell office:value-type="float" office:value="6">
            <text:p>6</text:p>
          </table:table-cell>
          <table:table-cell office:value-type="string">
            <text:p>flora of the stable</text:p>
          </table:table-cell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3433">
            <text:p>3433</text:p>
          </table:table-cell>
          <table:table-cell office:value-type="string">
            <text:p>emission-reduction</text:p>
          </table:table-cell>
          <table:table-cell office:value-type="float" office:value="7">
            <text:p>7</text:p>
          </table:table-cell>
          <table:table-cell office:value-type="string">
            <text:p>emission-reduction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office:value-type="float" office:value="3434">
            <text:p>3434</text:p>
          </table:table-cell>
          <table:table-cell office:value-type="string">
            <text:p>repiratory tract</text:p>
          </table:table-cell>
          <table:table-cell office:value-type="float" office:value="2">
            <text:p>2</text:p>
          </table:table-cell>
          <table:table-cell office:value-type="string">
            <text:p>repiratory tract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3434">
            <text:p>3434</text:p>
          </table:table-cell>
          <table:table-cell office:value-type="string">
            <text:p>intestine</text:p>
          </table:table-cell>
          <table:table-cell office:value-type="float" office:value="1">
            <text:p>1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3434">
            <text:p>3434</text:p>
          </table:table-cell>
          <table:table-cell office:value-type="string">
            <text:p>ammonia binding</text:p>
          </table:table-cell>
          <table:table-cell office:value-type="float" office:value="0">
            <text:p>0</text:p>
          </table:table-cell>
          <table:table-cell office:value-type="string">
            <text:p>ammonia binding</text:p>
          </table:table-cell>
        </table:table-row>
        <table:table-row table:style-name="ro1">
          <table:table-cell office:value-type="float" office:value="3479">
            <text:p>3479</text:p>
          </table:table-cell>
          <table:table-cell office:value-type="float" office:value="3434">
            <text:p>3434</text:p>
          </table:table-cell>
          <table:table-cell office:value-type="string">
            <text:p>obfuscation</text:p>
          </table:table-cell>
          <table:table-cell office:value-type="float" office:value="8">
            <text:p>8</text:p>
          </table:table-cell>
          <table:table-cell office:value-type="string">
            <text:p>obfuscation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office:value-type="float" office:value="3597">
            <text:p>3597</text:p>
          </table:table-cell>
          <table:table-cell office:value-type="string">
            <text:p>nibblering &amp; -bar</text:p>
          </table:table-cell>
          <table:table-cell office:value-type="float" office:value="0">
            <text:p>0</text:p>
          </table:table-cell>
          <table:table-cell office:value-type="string">
            <text:p>nibblering &amp; -bar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office:value-type="float" office:value="3453">
            <text:p>3453</text:p>
          </table:table-cell>
          <table:table-cell office:value-type="string">
            <text:p>barrn cleaner</text:p>
          </table:table-cell>
          <table:table-cell office:value-type="float" office:value="1">
            <text:p>1</text:p>
          </table:table-cell>
          <table:table-cell office:value-type="string">
            <text:p>barrn cleaner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office:value-type="float" office:value="3014">
            <text:p>3014</text:p>
          </table:table-cell>
          <table:table-cell office:value-type="string">
            <text:p>bath soak/ care</text:p>
          </table:table-cell>
          <table:table-cell office:value-type="float" office:value="0">
            <text:p>0</text:p>
          </table:table-cell>
          <table:table-cell office:value-type="string">
            <text:p>bath soak/ care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office:value-type="float" office:value="3488">
            <text:p>3488</text:p>
          </table:table-cell>
          <table:table-cell office:value-type="string">
            <text:p>dog</text:p>
          </table:table-cell>
          <table:table-cell office:value-type="float" office:value="0">
            <text:p>0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float" office:value="3491">
            <text:p>3491</text:p>
          </table:table-cell>
          <table:table-cell office:value-type="float" office:value="3488">
            <text:p>3488</text:p>
          </table:table-cell>
          <table:table-cell office:value-type="string">
            <text:p>cat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3492">
            <text:p>3492</text:p>
          </table:table-cell>
          <table:table-cell office:value-type="float" office:value="3488">
            <text:p>3488</text:p>
          </table:table-cell>
          <table:table-cell office:value-type="string">
            <text:p>dog/cat/horse</text:p>
          </table:table-cell>
          <table:table-cell office:value-type="float" office:value="2">
            <text:p>2</text:p>
          </table:table-cell>
          <table:table-cell office:value-type="string">
            <text:p>dog/cat/horse</text:p>
          </table:table-cell>
        </table:table-row>
        <table:table-row table:style-name="ro1">
          <table:table-cell office:value-type="float" office:value="3493">
            <text:p>3493</text:p>
          </table:table-cell>
          <table:table-cell office:value-type="float" office:value="3253">
            <text:p>3253</text:p>
          </table:table-cell>
          <table:table-cell office:value-type="string">
            <text:p>bach flowers</text:p>
          </table:table-cell>
          <table:table-cell office:value-type="float" office:value="0">
            <text:p>0</text:p>
          </table:table-cell>
          <table:table-cell office:value-type="string">
            <text:p>bach flowers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office:value-type="float" office:value="3876">
            <text:p>3876</text:p>
          </table:table-cell>
          <table:table-cell office:value-type="string">
            <text:p>bach flowers</text:p>
          </table:table-cell>
          <table:table-cell office:value-type="float" office:value="0">
            <text:p>0</text:p>
          </table:table-cell>
          <table:table-cell office:value-type="string">
            <text:p>bach flowers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office:value-type="float" office:value="3651">
            <text:p>3651</text:p>
          </table:table-cell>
          <table:table-cell office:value-type="string">
            <text:p>bladder (urinaray tract)</text:p>
          </table:table-cell>
          <table:table-cell office:value-type="float" office:value="0">
            <text:p>0</text:p>
          </table:table-cell>
          <table:table-cell office:value-type="string">
            <text:p>bladder (urinaray tract)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office:value-type="float" office:value="3254">
            <text:p>3254</text:p>
          </table:table-cell>
          <table:table-cell office:value-type="string">
            <text:p>bach flowers</text:p>
          </table:table-cell>
          <table:table-cell office:value-type="float" office:value="0">
            <text:p>0</text:p>
          </table:table-cell>
          <table:table-cell office:value-type="string">
            <text:p>bach flowers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007">
            <text:p>3007</text:p>
          </table:table-cell>
          <table:table-cell office:value-type="string">
            <text:p>bearded dragon</text:p>
          </table:table-cell>
          <table:table-cell office:value-type="float" office:value="1">
            <text:p>1</text:p>
          </table:table-cell>
          <table:table-cell office:value-type="string">
            <text:p>bearded dragon</text:p>
          </table:table-cell>
        </table:table-row>
        <table:table-row table:style-name="ro1">
          <table:table-cell office:value-type="float" office:value="3501">
            <text:p>3501</text:p>
          </table:table-cell>
          <table:table-cell office:value-type="float" office:value="3007">
            <text:p>3007</text:p>
          </table:table-cell>
          <table:table-cell office:value-type="string">
            <text:p>chameleon</text:p>
          </table:table-cell>
          <table:table-cell office:value-type="float" office:value="2">
            <text:p>2</text:p>
          </table:table-cell>
          <table:table-cell office:value-type="string">
            <text:p>chameleon</text:p>
          </table:table-cell>
        </table:table-row>
        <table:table-row table:style-name="ro1">
          <table:table-cell office:value-type="float" office:value="3502">
            <text:p>3502</text:p>
          </table:table-cell>
          <table:table-cell office:value-type="float" office:value="3007">
            <text:p>3007</text:p>
          </table:table-cell>
          <table:table-cell office:value-type="string">
            <text:p>iguana</text:p>
          </table:table-cell>
          <table:table-cell office:value-type="float" office:value="3">
            <text:p>3</text:p>
          </table:table-cell>
          <table:table-cell office:value-type="string">
            <text:p>iguana</text:p>
          </table:table-cell>
        </table:table-row>
        <table:table-row table:style-name="ro1">
          <table:table-cell office:value-type="float" office:value="3503">
            <text:p>3503</text:p>
          </table:table-cell>
          <table:table-cell office:value-type="float" office:value="3434">
            <text:p>3434</text:p>
          </table:table-cell>
          <table:table-cell office:value-type="string">
            <text:p>nutrient supply</text:p>
          </table:table-cell>
          <table:table-cell office:value-type="float" office:value="10">
            <text:p>10</text:p>
          </table:table-cell>
          <table:table-cell office:value-type="string">
            <text:p>nutrient supply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float" office:value="3501">
            <text:p>3501</text:p>
          </table:table-cell>
          <table:table-cell office:value-type="string">
            <text:p>insects</text:p>
          </table:table-cell>
          <table:table-cell office:value-type="float" office:value="0">
            <text:p>0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3501">
            <text:p>3501</text:p>
          </table:table-cell>
          <table:table-cell office:value-type="string">
            <text:p>complementary feed ( reptiles )</text:p>
          </table:table-cell>
          <table:table-cell office:value-type="float" office:value="1">
            <text:p>1</text:p>
          </table:table-cell>
          <table:table-cell office:value-type="string">
            <text:p>complementary feed ( reptiles )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office:value-type="float" office:value="3502">
            <text:p>3502</text:p>
          </table:table-cell>
          <table:table-cell office:value-type="string">
            <text:p>insects</text:p>
          </table:table-cell>
          <table:table-cell office:value-type="float" office:value="0">
            <text:p>0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office:value-type="float" office:value="3502">
            <text:p>3502</text:p>
          </table:table-cell>
          <table:table-cell office:value-type="string">
            <text:p>complementary feed ( reptiles )</text:p>
          </table:table-cell>
          <table:table-cell office:value-type="float" office:value="1">
            <text:p>1</text:p>
          </table:table-cell>
          <table:table-cell office:value-type="string">
            <text:p>complementary feed ( reptiles )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705">
            <text:p>3705</text:p>
          </table:table-cell>
          <table:table-cell office:value-type="string">
            <text:p>insects</text:p>
          </table:table-cell>
          <table:table-cell office:value-type="float" office:value="0">
            <text:p>0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3705">
            <text:p>3705</text:p>
          </table:table-cell>
          <table:table-cell office:value-type="string">
            <text:p>complementary feed ( reptiles )</text:p>
          </table:table-cell>
          <table:table-cell office:value-type="float" office:value="1">
            <text:p>1</text:p>
          </table:table-cell>
          <table:table-cell office:value-type="string">
            <text:p>complementary feed ( reptiles )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office:value-type="float" office:value="3101">
            <text:p>3101</text:p>
          </table:table-cell>
          <table:table-cell office:value-type="string">
            <text:p>liver/kidney detoxication</text:p>
          </table:table-cell>
          <table:table-cell office:value-type="float" office:value="0">
            <text:p>0</text:p>
          </table:table-cell>
          <table:table-cell office:value-type="string">
            <text:p>liver/kidney detoxication</text:p>
          </table:table-cell>
        </table:table-row>
        <table:table-row table:style-name="ro1">
          <table:table-cell office:value-type="float" office:value="3515">
            <text:p>3515</text:p>
          </table:table-cell>
          <table:table-cell office:value-type="float" office:value="3651">
            <text:p>3651</text:p>
          </table:table-cell>
          <table:table-cell office:value-type="string">
            <text:p>stomach/intestine</text:p>
          </table:table-cell>
          <table:table-cell office:value-type="float" office:value="13">
            <text:p>13</text:p>
          </table:table-cell>
          <table:table-cell office:value-type="string">
            <text:p>stomach/intestine</text:p>
          </table:table-cell>
        </table:table-row>
        <table:table-row table:style-name="ro1">
          <table:table-cell office:value-type="float" office:value="3517">
            <text:p>3517</text:p>
          </table:table-cell>
          <table:table-cell office:value-type="float" office:value="3017">
            <text:p>3017</text:p>
          </table:table-cell>
          <table:table-cell office:value-type="string">
            <text:p>micronutrients</text:p>
          </table:table-cell>
          <table:table-cell office:value-type="float" office:value="3">
            <text:p>3</text:p>
          </table:table-cell>
          <table:table-cell office:value-type="string">
            <text:p>micronutrients</text:p>
          </table:table-cell>
        </table:table-row>
        <table:table-row table:style-name="ro1">
          <table:table-cell office:value-type="float" office:value="3521">
            <text:p>3521</text:p>
          </table:table-cell>
          <table:table-cell office:value-type="float" office:value="3706">
            <text:p>3706</text:p>
          </table:table-cell>
          <table:table-cell office:value-type="string">
            <text:p>insects</text:p>
          </table:table-cell>
          <table:table-cell office:value-type="float" office:value="0">
            <text:p>0</text:p>
          </table:table-cell>
          <table:table-cell office:value-type="string">
            <text:p>insects</text:p>
          </table:table-cell>
        </table:table-row>
        <table:table-row table:style-name="ro1">
          <table:table-cell office:value-type="float" office:value="3523">
            <text:p>3523</text:p>
          </table:table-cell>
          <table:table-cell office:value-type="float" office:value="3434">
            <text:p>3434</text:p>
          </table:table-cell>
          <table:table-cell office:value-type="string">
            <text:p>natural defence of insects</text:p>
          </table:table-cell>
          <table:table-cell office:value-type="float" office:value="11">
            <text:p>11</text:p>
          </table:table-cell>
          <table:table-cell office:value-type="string">
            <text:p>natural defence of insects</text:p>
          </table:table-cell>
        </table:table-row>
        <table:table-row table:style-name="ro1">
          <table:table-cell office:value-type="float" office:value="3524">
            <text:p>3524</text:p>
          </table:table-cell>
          <table:table-cell office:value-type="float" office:value="3706">
            <text:p>3706</text:p>
          </table:table-cell>
          <table:table-cell office:value-type="string">
            <text:p>complementary feed ( reptiles )</text:p>
          </table:table-cell>
          <table:table-cell office:value-type="float" office:value="1">
            <text:p>1</text:p>
          </table:table-cell>
          <table:table-cell office:value-type="string">
            <text:p>complementary feed ( reptiles )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3505">
            <text:p>3505</text:p>
          </table:table-cell>
          <table:table-cell office:value-type="string">
            <text:p>respiratory tract ( reptiles )</text:p>
          </table:table-cell>
          <table:table-cell office:value-type="float" office:value="0">
            <text:p>0</text:p>
          </table:table-cell>
          <table:table-cell office:value-type="string">
            <text:p>respiratory tract ( reptiles )</text:p>
          </table:table-cell>
        </table:table-row>
        <table:table-row table:style-name="ro1">
          <table:table-cell office:value-type="float" office:value="3526">
            <text:p>3526</text:p>
          </table:table-cell>
          <table:table-cell office:value-type="float" office:value="3505">
            <text:p>3505</text:p>
          </table:table-cell>
          <table:table-cell office:value-type="string">
            <text:p>eyes</text:p>
          </table:table-cell>
          <table:table-cell office:value-type="float" office:value="1">
            <text:p>1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office:value-type="float" office:value="3505">
            <text:p>3505</text:p>
          </table:table-cell>
          <table:table-cell office:value-type="string">
            <text:p>essential fatty acids <text:s/>( reptiles )</text:p>
          </table:table-cell>
          <table:table-cell office:value-type="float" office:value="2">
            <text:p>2</text:p>
          </table:table-cell>
          <table:table-cell office:value-type="string">
            <text:p>essential fatty acids <text:s/>( reptiles )</text:p>
          </table:table-cell>
        </table:table-row>
        <table:table-row table:style-name="ro1">
          <table:table-cell office:value-type="float" office:value="3529">
            <text:p>3529</text:p>
          </table:table-cell>
          <table:table-cell office:value-type="float" office:value="3847">
            <text:p>3847</text:p>
          </table:table-cell>
          <table:table-cell office:value-type="string">
            <text:p>upbreeding of puppies</text:p>
          </table:table-cell>
          <table:table-cell office:value-type="float" office:value="3">
            <text:p>3</text:p>
          </table:table-cell>
          <table:table-cell office:value-type="string">
            <text:p>upbreeding of puppies</text:p>
          </table:table-cell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3505">
            <text:p>3505</text:p>
          </table:table-cell>
          <table:table-cell office:value-type="string">
            <text:p>urinary tract ( reptiles )</text:p>
          </table:table-cell>
          <table:table-cell office:value-type="float" office:value="3">
            <text:p>3</text:p>
          </table:table-cell>
          <table:table-cell office:value-type="string">
            <text:p>urinary tract ( reptiles )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3505">
            <text:p>3505</text:p>
          </table:table-cell>
          <table:table-cell office:value-type="string">
            <text:p>skin / sloughing</text:p>
          </table:table-cell>
          <table:table-cell office:value-type="float" office:value="4">
            <text:p>4</text:p>
          </table:table-cell>
          <table:table-cell office:value-type="string">
            <text:p>skin / sloughing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3505">
            <text:p>3505</text:p>
          </table:table-cell>
          <table:table-cell office:value-type="string">
            <text:p>gutproblems ( reptiles )</text:p>
          </table:table-cell>
          <table:table-cell office:value-type="float" office:value="5">
            <text:p>5</text:p>
          </table:table-cell>
          <table:table-cell office:value-type="string">
            <text:p>gutproblems ( reptiles )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office:value-type="float" office:value="3505">
            <text:p>3505</text:p>
          </table:table-cell>
          <table:table-cell office:value-type="string">
            <text:p>micronutrients supply <text:s/>( reptiles )</text:p>
          </table:table-cell>
          <table:table-cell office:value-type="float" office:value="6">
            <text:p>6</text:p>
          </table:table-cell>
          <table:table-cell office:value-type="string">
            <text:p>micronutrients supply <text:s/>( reptiles )</text:p>
          </table:table-cell>
        </table:table-row>
        <table:table-row table:style-name="ro1">
          <table:table-cell office:value-type="float" office:value="3539">
            <text:p>3539</text:p>
          </table:table-cell>
          <table:table-cell office:value-type="float" office:value="3505">
            <text:p>3505</text:p>
          </table:table-cell>
          <table:table-cell office:value-type="string">
            <text:p>metabolism (generally) ( reptiles )</text:p>
          </table:table-cell>
          <table:table-cell office:value-type="float" office:value="7">
            <text:p>7</text:p>
          </table:table-cell>
          <table:table-cell office:value-type="string">
            <text:p>metabolism (generally) ( reptiles )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3505">
            <text:p>3505</text:p>
          </table:table-cell>
          <table:table-cell office:value-type="string">
            <text:p>teeth/mouth</text:p>
          </table:table-cell>
          <table:table-cell office:value-type="float" office:value="8">
            <text:p>8</text:p>
          </table:table-cell>
          <table:table-cell office:value-type="string">
            <text:p>teeth/mouth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3509">
            <text:p>3509</text:p>
          </table:table-cell>
          <table:table-cell office:value-type="string">
            <text:p>respiratory tract ( reptiles )</text:p>
          </table:table-cell>
          <table:table-cell office:value-type="float" office:value="0">
            <text:p>0</text:p>
          </table:table-cell>
          <table:table-cell office:value-type="string">
            <text:p>respiratory tract ( reptiles )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3826">
            <text:p>3826</text:p>
          </table:table-cell>
          <table:table-cell office:value-type="string">
            <text:p>free of grain</text:p>
          </table:table-cell>
          <table:table-cell office:value-type="float" office:value="2">
            <text:p>2</text:p>
          </table:table-cell>
          <table:table-cell office:value-type="string">
            <text:p>free of grain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float" office:value="3826">
            <text:p>3826</text:p>
          </table:table-cell>
          <table:table-cell office:value-type="string">
            <text:p>tcvm</text:p>
          </table:table-cell>
          <table:table-cell office:value-type="float" office:value="3">
            <text:p>3</text:p>
          </table:table-cell>
          <table:table-cell office:value-type="string">
            <text:p>tcvm</text:p>
          </table:table-cell>
        </table:table-row>
        <table:table-row table:style-name="ro1">
          <table:table-cell office:value-type="float" office:value="3547">
            <text:p>3547</text:p>
          </table:table-cell>
          <table:table-cell office:value-type="float" office:value="3826">
            <text:p>3826</text:p>
          </table:table-cell>
          <table:table-cell office:value-type="string">
            <text:p>basic feed</text:p>
          </table:table-cell>
          <table:table-cell office:value-type="float" office:value="0">
            <text:p>0</text:p>
          </table:table-cell>
          <table:table-cell office:value-type="string">
            <text:p>basic feed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office:value-type="float" office:value="3432">
            <text:p>3432</text:p>
          </table:table-cell>
          <table:table-cell office:value-type="string">
            <text:p>natural insect defence</text:p>
          </table:table-cell>
          <table:table-cell office:value-type="float" office:value="9">
            <text:p>9</text:p>
          </table:table-cell>
          <table:table-cell office:value-type="string">
            <text:p>natural insect defence</text:p>
          </table:table-cell>
        </table:table-row>
        <table:table-row table:style-name="ro1">
          <table:table-cell office:value-type="float" office:value="3549">
            <text:p>3549</text:p>
          </table:table-cell>
          <table:table-cell office:value-type="float" office:value="3432">
            <text:p>3432</text:p>
          </table:table-cell>
          <table:table-cell office:value-type="string">
            <text:p>care-products</text:p>
          </table:table-cell>
          <table:table-cell office:value-type="float" office:value="10">
            <text:p>10</text:p>
          </table:table-cell>
          <table:table-cell office:value-type="string">
            <text:p>care-products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3432">
            <text:p>3432</text:p>
          </table:table-cell>
          <table:table-cell office:value-type="string">
            <text:p>repiratory tract</text:p>
          </table:table-cell>
          <table:table-cell office:value-type="float" office:value="11">
            <text:p>11</text:p>
          </table:table-cell>
          <table:table-cell office:value-type="string">
            <text:p>repiratory tract</text:p>
          </table:table-cell>
        </table:table-row>
        <table:table-row table:style-name="ro1">
          <table:table-cell office:value-type="float" office:value="3552">
            <text:p>3552</text:p>
          </table:table-cell>
          <table:table-cell office:value-type="float" office:value="3432">
            <text:p>3432</text:p>
          </table:table-cell>
          <table:table-cell office:value-type="string">
            <text:p>intestine</text:p>
          </table:table-cell>
          <table:table-cell office:value-type="float" office:value="12">
            <text:p>12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3553">
            <text:p>3553</text:p>
          </table:table-cell>
          <table:table-cell office:value-type="float" office:value="3432">
            <text:p>3432</text:p>
          </table:table-cell>
          <table:table-cell office:value-type="string">
            <text:p>metabolism</text:p>
          </table:table-cell>
          <table:table-cell office:value-type="float" office:value="14">
            <text:p>14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office:value-type="float" office:value="3826">
            <text:p>3826</text:p>
          </table:table-cell>
          <table:table-cell office:value-type="string">
            <text:p>feeding of puppies</text:p>
          </table:table-cell>
          <table:table-cell office:value-type="float" office:value="1">
            <text:p>1</text:p>
          </table:table-cell>
          <table:table-cell office:value-type="string">
            <text:p>feeding of puppies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office:value-type="float" office:value="3509">
            <text:p>3509</text:p>
          </table:table-cell>
          <table:table-cell office:value-type="string">
            <text:p>eyes</text:p>
          </table:table-cell>
          <table:table-cell office:value-type="float" office:value="1">
            <text:p>1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office:value-type="float" office:value="3509">
            <text:p>3509</text:p>
          </table:table-cell>
          <table:table-cell office:value-type="string">
            <text:p>essential fatty acids <text:s/>( reptiles )</text:p>
          </table:table-cell>
          <table:table-cell office:value-type="float" office:value="2">
            <text:p>2</text:p>
          </table:table-cell>
          <table:table-cell office:value-type="string">
            <text:p>essential fatty acids <text:s/>( reptiles )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office:value-type="float" office:value="3051">
            <text:p>3051</text:p>
          </table:table-cell>
          <table:table-cell office:value-type="string">
            <text:p>micronutrients</text:p>
          </table:table-cell>
          <table:table-cell office:value-type="float" office:value="3">
            <text:p>3</text:p>
          </table:table-cell>
          <table:table-cell office:value-type="string">
            <text:p>micronutrients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office:value-type="float" office:value="3509">
            <text:p>3509</text:p>
          </table:table-cell>
          <table:table-cell office:value-type="string">
            <text:p>urinary tract ( reptiles )</text:p>
          </table:table-cell>
          <table:table-cell office:value-type="float" office:value="3">
            <text:p>3</text:p>
          </table:table-cell>
          <table:table-cell office:value-type="string">
            <text:p>urinary tract ( reptiles )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office:value-type="float" office:value="3509">
            <text:p>3509</text:p>
          </table:table-cell>
          <table:table-cell office:value-type="string">
            <text:p>skin / sloughing</text:p>
          </table:table-cell>
          <table:table-cell office:value-type="float" office:value="4">
            <text:p>4</text:p>
          </table:table-cell>
          <table:table-cell office:value-type="string">
            <text:p>skin / sloughing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office:value-type="float" office:value="3652">
            <text:p>3652</text:p>
          </table:table-cell>
          <table:table-cell office:value-type="string">
            <text:p>breeding</text:p>
          </table:table-cell>
          <table:table-cell office:value-type="float" office:value="1">
            <text:p>1</text:p>
          </table:table-cell>
          <table:table-cell office:value-type="string">
            <text:p>breeding</text:p>
          </table:table-cell>
        </table:table-row>
        <table:table-row table:style-name="ro1">
          <table:table-cell office:value-type="float" office:value="3568">
            <text:p>3568</text:p>
          </table:table-cell>
          <table:table-cell office:value-type="float" office:value="3509">
            <text:p>3509</text:p>
          </table:table-cell>
          <table:table-cell office:value-type="string">
            <text:p>gutproblems ( reptiles )</text:p>
          </table:table-cell>
          <table:table-cell office:value-type="float" office:value="5">
            <text:p>5</text:p>
          </table:table-cell>
          <table:table-cell office:value-type="string">
            <text:p>gutproblems ( reptiles )</text:p>
          </table:table-cell>
        </table:table-row>
        <table:table-row table:style-name="ro1">
          <table:table-cell office:value-type="float" office:value="3569">
            <text:p>3569</text:p>
          </table:table-cell>
          <table:table-cell office:value-type="float" office:value="3509">
            <text:p>3509</text:p>
          </table:table-cell>
          <table:table-cell office:value-type="string">
            <text:p>micronutrients supply <text:s/>( reptiles )</text:p>
          </table:table-cell>
          <table:table-cell office:value-type="float" office:value="6">
            <text:p>6</text:p>
          </table:table-cell>
          <table:table-cell office:value-type="string">
            <text:p>micronutrients supply <text:s/>( reptiles )</text:p>
          </table:table-cell>
        </table:table-row>
        <table:table-row table:style-name="ro1">
          <table:table-cell office:value-type="float" office:value="3570">
            <text:p>3570</text:p>
          </table:table-cell>
          <table:table-cell office:value-type="float" office:value="3509">
            <text:p>3509</text:p>
          </table:table-cell>
          <table:table-cell office:value-type="string">
            <text:p>metabolism (generally) ( reptiles )</text:p>
          </table:table-cell>
          <table:table-cell office:value-type="float" office:value="7">
            <text:p>7</text:p>
          </table:table-cell>
          <table:table-cell office:value-type="string">
            <text:p>metabolism (generally) ( reptiles )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3509">
            <text:p>3509</text:p>
          </table:table-cell>
          <table:table-cell office:value-type="string">
            <text:p>mouth</text:p>
          </table:table-cell>
          <table:table-cell office:value-type="float" office:value="8">
            <text:p>8</text:p>
          </table:table-cell>
          <table:table-cell office:value-type="string">
            <text:p>mouth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float" office:value="3512">
            <text:p>3512</text:p>
          </table:table-cell>
          <table:table-cell office:value-type="string">
            <text:p>respiratory tract ( reptiles )</text:p>
          </table:table-cell>
          <table:table-cell office:value-type="float" office:value="0">
            <text:p>0</text:p>
          </table:table-cell>
          <table:table-cell office:value-type="string">
            <text:p>respiratory tract ( reptiles )</text:p>
          </table:table-cell>
        </table:table-row>
        <table:table-row table:style-name="ro1">
          <table:table-cell office:value-type="float" office:value="3575">
            <text:p>3575</text:p>
          </table:table-cell>
          <table:table-cell office:value-type="float" office:value="3512">
            <text:p>3512</text:p>
          </table:table-cell>
          <table:table-cell office:value-type="string">
            <text:p>eyes</text:p>
          </table:table-cell>
          <table:table-cell office:value-type="float" office:value="1">
            <text:p>1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office:value-type="float" office:value="3512">
            <text:p>3512</text:p>
          </table:table-cell>
          <table:table-cell office:value-type="string">
            <text:p>essential fatty acids <text:s/>( reptiles )</text:p>
          </table:table-cell>
          <table:table-cell office:value-type="float" office:value="2">
            <text:p>2</text:p>
          </table:table-cell>
          <table:table-cell office:value-type="string">
            <text:p>essential fatty acids <text:s/>( reptiles )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office:value-type="float" office:value="3524">
            <text:p>3524</text:p>
          </table:table-cell>
          <table:table-cell office:value-type="string">
            <text:p>urinary tract ( reptiles )</text:p>
          </table:table-cell>
          <table:table-cell office:value-type="float" office:value="0">
            <text:p>0</text:p>
          </table:table-cell>
          <table:table-cell office:value-type="string">
            <text:p>urinary tract ( reptiles )</text:p>
          </table:table-cell>
        </table:table-row>
        <table:table-row table:style-name="ro1">
          <table:table-cell office:value-type="float" office:value="3578">
            <text:p>3578</text:p>
          </table:table-cell>
          <table:table-cell office:value-type="float" office:value="3512">
            <text:p>3512</text:p>
          </table:table-cell>
          <table:table-cell office:value-type="string">
            <text:p>skin / sloughing</text:p>
          </table:table-cell>
          <table:table-cell office:value-type="float" office:value="3">
            <text:p>3</text:p>
          </table:table-cell>
          <table:table-cell office:value-type="string">
            <text:p>skin / sloughing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office:value-type="float" office:value="3512">
            <text:p>3512</text:p>
          </table:table-cell>
          <table:table-cell office:value-type="string">
            <text:p>gutproblems ( reptiles )</text:p>
          </table:table-cell>
          <table:table-cell office:value-type="float" office:value="4">
            <text:p>4</text:p>
          </table:table-cell>
          <table:table-cell office:value-type="string">
            <text:p>gutproblems ( reptiles )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3512">
            <text:p>3512</text:p>
          </table:table-cell>
          <table:table-cell office:value-type="string">
            <text:p>micronutrients supply <text:s/>( reptiles )</text:p>
          </table:table-cell>
          <table:table-cell office:value-type="float" office:value="5">
            <text:p>5</text:p>
          </table:table-cell>
          <table:table-cell office:value-type="string">
            <text:p>micronutrients supply <text:s/>( reptiles )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office:value-type="float" office:value="3512">
            <text:p>3512</text:p>
          </table:table-cell>
          <table:table-cell office:value-type="string">
            <text:p>metabolism (generally) ( reptiles )</text:p>
          </table:table-cell>
          <table:table-cell office:value-type="float" office:value="6">
            <text:p>6</text:p>
          </table:table-cell>
          <table:table-cell office:value-type="string">
            <text:p>metabolism (generally) ( reptiles )</text:p>
          </table:table-cell>
        </table:table-row>
        <table:table-row table:style-name="ro1">
          <table:table-cell office:value-type="float" office:value="3582">
            <text:p>3582</text:p>
          </table:table-cell>
          <table:table-cell office:value-type="float" office:value="3512">
            <text:p>3512</text:p>
          </table:table-cell>
          <table:table-cell office:value-type="string">
            <text:p>teeth/mouth</text:p>
          </table:table-cell>
          <table:table-cell office:value-type="float" office:value="7">
            <text:p>7</text:p>
          </table:table-cell>
          <table:table-cell office:value-type="string">
            <text:p>teeth/mouth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3524">
            <text:p>3524</text:p>
          </table:table-cell>
          <table:table-cell office:value-type="string">
            <text:p>respiratory tract ( reptiles )</text:p>
          </table:table-cell>
          <table:table-cell office:value-type="float" office:value="1">
            <text:p>1</text:p>
          </table:table-cell>
          <table:table-cell office:value-type="string">
            <text:p>respiratory tract ( reptiles )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3524">
            <text:p>3524</text:p>
          </table:table-cell>
          <table:table-cell office:value-type="string">
            <text:p>eyes</text:p>
          </table:table-cell>
          <table:table-cell office:value-type="float" office:value="2">
            <text:p>2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float" office:value="3524">
            <text:p>3524</text:p>
          </table:table-cell>
          <table:table-cell office:value-type="string">
            <text:p>essential fatty acids <text:s/>( reptiles )</text:p>
          </table:table-cell>
          <table:table-cell office:value-type="float" office:value="3">
            <text:p>3</text:p>
          </table:table-cell>
          <table:table-cell office:value-type="string">
            <text:p>essential fatty acids <text:s/>( reptiles )</text:p>
          </table:table-cell>
        </table:table-row>
        <table:table-row table:style-name="ro1">
          <table:table-cell office:value-type="float" office:value="3586">
            <text:p>3586</text:p>
          </table:table-cell>
          <table:table-cell office:value-type="float" office:value="3512">
            <text:p>3512</text:p>
          </table:table-cell>
          <table:table-cell office:value-type="string">
            <text:p>urinary tract ( reptiles )</text:p>
          </table:table-cell>
          <table:table-cell office:value-type="float" office:value="8">
            <text:p>8</text:p>
          </table:table-cell>
          <table:table-cell office:value-type="string">
            <text:p>urinary tract ( reptiles )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3524">
            <text:p>3524</text:p>
          </table:table-cell>
          <table:table-cell office:value-type="string">
            <text:p>gutproblems ( reptiles )</text:p>
          </table:table-cell>
          <table:table-cell office:value-type="float" office:value="4">
            <text:p>4</text:p>
          </table:table-cell>
          <table:table-cell office:value-type="string">
            <text:p>gutproblems ( reptiles )</text:p>
          </table:table-cell>
        </table:table-row>
        <table:table-row table:style-name="ro1">
          <table:table-cell office:value-type="float" office:value="3588">
            <text:p>3588</text:p>
          </table:table-cell>
          <table:table-cell office:value-type="float" office:value="3524">
            <text:p>3524</text:p>
          </table:table-cell>
          <table:table-cell office:value-type="string">
            <text:p>micronutrients supply <text:s/>( reptiles )</text:p>
          </table:table-cell>
          <table:table-cell office:value-type="float" office:value="5">
            <text:p>5</text:p>
          </table:table-cell>
          <table:table-cell office:value-type="string">
            <text:p>micronutrients supply <text:s/>( reptiles )</text:p>
          </table:table-cell>
        </table:table-row>
        <table:table-row table:style-name="ro1">
          <table:table-cell office:value-type="float" office:value="3589">
            <text:p>3589</text:p>
          </table:table-cell>
          <table:table-cell office:value-type="float" office:value="3524">
            <text:p>3524</text:p>
          </table:table-cell>
          <table:table-cell office:value-type="string">
            <text:p>metabolism (generally) ( reptiles )</text:p>
          </table:table-cell>
          <table:table-cell office:value-type="float" office:value="6">
            <text:p>6</text:p>
          </table:table-cell>
          <table:table-cell office:value-type="string">
            <text:p>metabolism (generally) ( reptiles )</text:p>
          </table:table-cell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3524">
            <text:p>3524</text:p>
          </table:table-cell>
          <table:table-cell office:value-type="string">
            <text:p>teeth/mouth</text:p>
          </table:table-cell>
          <table:table-cell office:value-type="float" office:value="7">
            <text:p>7</text:p>
          </table:table-cell>
          <table:table-cell office:value-type="string">
            <text:p>teeth/mouth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office:value-type="float" office:value="3524">
            <text:p>3524</text:p>
          </table:table-cell>
          <table:table-cell office:value-type="string">
            <text:p>skin / sloughing</text:p>
          </table:table-cell>
          <table:table-cell office:value-type="float" office:value="8">
            <text:p>8</text:p>
          </table:table-cell>
          <table:table-cell office:value-type="string">
            <text:p>skin / sloughing</text:p>
          </table:table-cell>
        </table:table-row>
        <table:table-row table:style-name="ro1">
          <table:table-cell office:value-type="float" office:value="3597">
            <text:p>3597</text:p>
          </table:table-cell>
          <table:table-cell office:value-type="float" office:value="3006">
            <text:p>3006</text:p>
          </table:table-cell>
          <table:table-cell office:value-type="string">
            <text:p>nibbeling healthy with cdvet</text:p>
          </table:table-cell>
          <table:table-cell office:value-type="float" office:value="4">
            <text:p>4</text:p>
          </table:table-cell>
          <table:table-cell office:value-type="string">
            <text:p>nibbeling healthy with cdvet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3597">
            <text:p>3597</text:p>
          </table:table-cell>
          <table:table-cell office:value-type="string">
            <text:p>herb-ball</text:p>
          </table:table-cell>
          <table:table-cell office:value-type="float" office:value="1">
            <text:p>1</text:p>
          </table:table-cell>
          <table:table-cell office:value-type="string">
            <text:p>herb-ball</text:p>
          </table:table-cell>
        </table:table-row>
        <table:table-row table:style-name="ro1">
          <table:table-cell office:value-type="float" office:value="3599">
            <text:p>3599</text:p>
          </table:table-cell>
          <table:table-cell office:value-type="float" office:value="3597">
            <text:p>3597</text:p>
          </table:table-cell>
          <table:table-cell office:value-type="string">
            <text:p>muesli-treat</text:p>
          </table:table-cell>
          <table:table-cell office:value-type="float" office:value="2">
            <text:p>2</text:p>
          </table:table-cell>
          <table:table-cell office:value-type="string">
            <text:p>muesli-treat</text:p>
          </table:table-cell>
        </table:table-row>
        <table:table-row table:style-name="ro1">
          <table:table-cell office:value-type="float" office:value="3602">
            <text:p>3602</text:p>
          </table:table-cell>
          <table:table-cell office:value-type="float" office:value="3601">
            <text:p>3601</text:p>
          </table:table-cell>
          <table:table-cell office:value-type="string">
            <text:p>alpaca</text:p>
          </table:table-cell>
          <table:table-cell office:value-type="float" office:value="0">
            <text:p>0</text:p>
          </table:table-cell>
          <table:table-cell office:value-type="string">
            <text:p>alpaca</text:p>
          </table:table-cell>
        </table:table-row>
        <table:table-row table:style-name="ro1">
          <table:table-cell office:value-type="float" office:value="3603">
            <text:p>3603</text:p>
          </table:table-cell>
          <table:table-cell office:value-type="float" office:value="3602">
            <text:p>3602</text:p>
          </table:table-cell>
          <table:table-cell office:value-type="string">
            <text:p>parasites</text:p>
          </table:table-cell>
          <table:table-cell office:value-type="float" office:value="9">
            <text:p>9</text:p>
          </table:table-cell>
          <table:table-cell office:value-type="string">
            <text:p>parasites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office:value-type="float" office:value="3602">
            <text:p>3602</text:p>
          </table:table-cell>
          <table:table-cell office:value-type="string">
            <text:p>hygiene</text:p>
          </table:table-cell>
          <table:table-cell office:value-type="float" office:value="6">
            <text:p>6</text:p>
          </table:table-cell>
          <table:table-cell office:value-type="string">
            <text:p>hygiene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3601">
            <text:p>3601</text:p>
          </table:table-cell>
          <table:table-cell office:value-type="string">
            <text:p>poultry</text:p>
          </table:table-cell>
          <table:table-cell office:value-type="float" office:value="1">
            <text:p>1</text:p>
          </table:table-cell>
          <table:table-cell office:value-type="string">
            <text:p>poultry</text:p>
          </table:table-cell>
        </table:table-row>
        <table:table-row table:style-name="ro1">
          <table:table-cell office:value-type="float" office:value="3607">
            <text:p>3607</text:p>
          </table:table-cell>
          <table:table-cell office:value-type="float" office:value="3027">
            <text:p>3027</text:p>
          </table:table-cell>
          <table:table-cell office:value-type="string">
            <text:p>horsefly</text:p>
          </table:table-cell>
          <table:table-cell office:value-type="float" office:value="3">
            <text:p>3</text:p>
          </table:table-cell>
          <table:table-cell office:value-type="string">
            <text:p>horsefly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3027">
            <text:p>3027</text:p>
          </table:table-cell>
          <table:table-cell office:value-type="string">
            <text:p>treatment of environment</text:p>
          </table:table-cell>
          <table:table-cell office:value-type="float" office:value="4">
            <text:p>4</text:p>
          </table:table-cell>
          <table:table-cell office:value-type="string">
            <text:p>treatment of environment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float" office:value="3606">
            <text:p>3606</text:p>
          </table:table-cell>
          <table:table-cell office:value-type="string">
            <text:p>parasites</text:p>
          </table:table-cell>
          <table:table-cell office:value-type="float" office:value="5">
            <text:p>5</text:p>
          </table:table-cell>
          <table:table-cell office:value-type="string">
            <text:p>parasites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3606">
            <text:p>3606</text:p>
          </table:table-cell>
          <table:table-cell office:value-type="string">
            <text:p>disinfection</text:p>
          </table:table-cell>
          <table:table-cell office:value-type="float" office:value="1">
            <text:p>1</text:p>
          </table:table-cell>
          <table:table-cell office:value-type="string">
            <text:p>disinfection</text:p>
          </table:table-cell>
        </table:table-row>
        <table:table-row table:style-name="ro2">
          <table:table-cell office:value-type="float" office:value="3612">
            <text:p>3612</text:p>
          </table:table-cell>
          <table:table-cell office:value-type="float" office:value="3601">
            <text:p>3601</text:p>
          </table:table-cell>
          <table:table-cell office:value-type="string">
            <text:p>bovine</text:p>
          </table:table-cell>
          <table:table-cell office:value-type="float" office:value="2">
            <text:p>2</text:p>
          </table:table-cell>
          <table:table-cell office:value-type="string">
            <text:p>bovine</text:p>
          </table:table-cell>
        </table:table-row>
        <table:table-row table:style-name="ro1">
          <table:table-cell office:value-type="float" office:value="3613">
            <text:p>3613</text:p>
          </table:table-cell>
          <table:table-cell office:value-type="float" office:value="3612">
            <text:p>3612</text:p>
          </table:table-cell>
          <table:table-cell office:value-type="string">
            <text:p>parasites</text:p>
          </table:table-cell>
          <table:table-cell office:value-type="float" office:value="5">
            <text:p>5</text:p>
          </table:table-cell>
          <table:table-cell office:value-type="string">
            <text:p>parasites</text:p>
          </table:table-cell>
        </table:table-row>
        <table:table-row table:style-name="ro1">
          <table:table-cell office:value-type="float" office:value="3615">
            <text:p>3615</text:p>
          </table:table-cell>
          <table:table-cell office:value-type="float" office:value="3612">
            <text:p>3612</text:p>
          </table:table-cell>
          <table:table-cell office:value-type="string">
            <text:p>disinfection</text:p>
          </table:table-cell>
          <table:table-cell office:value-type="float" office:value="0">
            <text:p>0</text:p>
          </table:table-cell>
          <table:table-cell office:value-type="string">
            <text:p>disinfection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float" office:value="3655">
            <text:p>3655</text:p>
          </table:table-cell>
          <table:table-cell office:value-type="string">
            <text:p>hooves</text:p>
          </table:table-cell>
          <table:table-cell office:value-type="float" office:value="8">
            <text:p>8</text:p>
          </table:table-cell>
          <table:table-cell office:value-type="string">
            <text:p>hooves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office:value-type="float" office:value="3612">
            <text:p>3612</text:p>
          </table:table-cell>
          <table:table-cell office:value-type="string">
            <text:p>odour/ hygiene</text:p>
          </table:table-cell>
          <table:table-cell office:value-type="float" office:value="4">
            <text:p>4</text:p>
          </table:table-cell>
          <table:table-cell office:value-type="string">
            <text:p>odour/ hygiene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3601">
            <text:p>3601</text:p>
          </table:table-cell>
          <table:table-cell office:value-type="string">
            <text:p>pigs</text:p>
          </table:table-cell>
          <table:table-cell office:value-type="float" office:value="4">
            <text:p>4</text:p>
          </table:table-cell>
          <table:table-cell office:value-type="string">
            <text:p>pigs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office:value-type="float" office:value="3618">
            <text:p>3618</text:p>
          </table:table-cell>
          <table:table-cell office:value-type="string">
            <text:p>disinfection</text:p>
          </table:table-cell>
          <table:table-cell office:value-type="float" office:value="0">
            <text:p>0</text:p>
          </table:table-cell>
          <table:table-cell office:value-type="string">
            <text:p>disinfection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618">
            <text:p>3618</text:p>
          </table:table-cell>
          <table:table-cell office:value-type="string">
            <text:p>odour/ hygiene</text:p>
          </table:table-cell>
          <table:table-cell office:value-type="float" office:value="1">
            <text:p>1</text:p>
          </table:table-cell>
          <table:table-cell office:value-type="string">
            <text:p>odour/ hygiene</text:p>
          </table:table-cell>
        </table:table-row>
        <table:table-row table:style-name="ro1">
          <table:table-cell office:value-type="float" office:value="3621">
            <text:p>3621</text:p>
          </table:table-cell>
          <table:table-cell office:value-type="float" office:value="3218">
            <text:p>3218</text:p>
          </table:table-cell>
          <table:table-cell office:value-type="string">
            <text:p>liver/kidney detoxification</text:p>
          </table:table-cell>
          <table:table-cell office:value-type="float" office:value="1">
            <text:p>1</text:p>
          </table:table-cell>
          <table:table-cell office:value-type="string">
            <text:p>liver/kidney detoxification</text:p>
          </table:table-cell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3601">
            <text:p>3601</text:p>
          </table:table-cell>
          <table:table-cell office:value-type="string">
            <text:p>goat/sheep</text:p>
          </table:table-cell>
          <table:table-cell office:value-type="float" office:value="5">
            <text:p>5</text:p>
          </table:table-cell>
          <table:table-cell office:value-type="string">
            <text:p>goat/sheep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float" office:value="3623">
            <text:p>3623</text:p>
          </table:table-cell>
          <table:table-cell office:value-type="string">
            <text:p>disinfection</text:p>
          </table:table-cell>
          <table:table-cell office:value-type="float" office:value="0">
            <text:p>0</text:p>
          </table:table-cell>
          <table:table-cell office:value-type="string">
            <text:p>disinfection</text:p>
          </table:table-cell>
        </table:table-row>
        <table:table-row table:style-name="ro1">
          <table:table-cell office:value-type="float" office:value="3625">
            <text:p>3625</text:p>
          </table:table-cell>
          <table:table-cell office:value-type="float" office:value="3655">
            <text:p>3655</text:p>
          </table:table-cell>
          <table:table-cell office:value-type="string">
            <text:p>tournament/performance</text:p>
          </table:table-cell>
          <table:table-cell office:value-type="float" office:value="16">
            <text:p>16</text:p>
          </table:table-cell>
          <table:table-cell office:value-type="string">
            <text:p>tournament/performance</text:p>
          </table:table-cell>
        </table:table-row>
        <table:table-row table:style-name="ro1">
          <table:table-cell office:value-type="float" office:value="3628">
            <text:p>3628</text:p>
          </table:table-cell>
          <table:table-cell office:value-type="float" office:value="3623">
            <text:p>3623</text:p>
          </table:table-cell>
          <table:table-cell office:value-type="string">
            <text:p>odour/ hygiene</text:p>
          </table:table-cell>
          <table:table-cell office:value-type="float" office:value="1">
            <text:p>1</text:p>
          </table:table-cell>
          <table:table-cell office:value-type="string">
            <text:p>odour/ hygiene</text:p>
          </table:table-cell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3655">
            <text:p>3655</text:p>
          </table:table-cell>
          <table:table-cell office:value-type="string">
            <text:p>stomach/intestine</text:p>
          </table:table-cell>
          <table:table-cell office:value-type="float" office:value="15">
            <text:p>15</text:p>
          </table:table-cell>
          <table:table-cell office:value-type="string">
            <text:p>stomach/intestine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office:value-type="float" office:value="3602">
            <text:p>3602</text:p>
          </table:table-cell>
          <table:table-cell office:value-type="string">
            <text:p>repiratory tract</text:p>
          </table:table-cell>
          <table:table-cell office:value-type="float" office:value="10">
            <text:p>10</text:p>
          </table:table-cell>
          <table:table-cell office:value-type="string">
            <text:p>repiratory tract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office:value-type="float" office:value="3602">
            <text:p>3602</text:p>
          </table:table-cell>
          <table:table-cell office:value-type="string">
            <text:p>basic supply/ micronutrients</text:p>
          </table:table-cell>
          <table:table-cell office:value-type="float" office:value="0">
            <text:p>0</text:p>
          </table:table-cell>
          <table:table-cell office:value-type="string">
            <text:p>basic supply/ micronutrients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3618">
            <text:p>3618</text:p>
          </table:table-cell>
          <table:table-cell office:value-type="string">
            <text:p>stomach/ intestine</text:p>
          </table:table-cell>
          <table:table-cell office:value-type="float" office:value="2">
            <text:p>2</text:p>
          </table:table-cell>
          <table:table-cell office:value-type="string">
            <text:p>stomach/ intestine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3618">
            <text:p>3618</text:p>
          </table:table-cell>
          <table:table-cell office:value-type="string">
            <text:p>minerals/ metabolism</text:p>
          </table:table-cell>
          <table:table-cell office:value-type="float" office:value="3">
            <text:p>3</text:p>
          </table:table-cell>
          <table:table-cell office:value-type="string">
            <text:p>minerals/ metabolism</text:p>
          </table:table-cell>
        </table:table-row>
        <table:table-row table:style-name="ro1">
          <table:table-cell office:value-type="float" office:value="3643">
            <text:p>3643</text:p>
          </table:table-cell>
          <table:table-cell office:value-type="float" office:value="3725">
            <text:p>3725</text:p>
          </table:table-cell>
          <table:table-cell office:value-type="string">
            <text:p>disinfection</text:p>
          </table:table-cell>
          <table:table-cell office:value-type="float" office:value="1">
            <text:p>1</text:p>
          </table:table-cell>
          <table:table-cell office:value-type="string">
            <text:p>disinfection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office:value-type="float" office:value="3725">
            <text:p>3725</text:p>
          </table:table-cell>
          <table:table-cell office:value-type="string">
            <text:p>cleansing</text:p>
          </table:table-cell>
          <table:table-cell office:value-type="float" office:value="0">
            <text:p>0</text:p>
          </table:table-cell>
          <table:table-cell office:value-type="string">
            <text:p>cleansing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3725">
            <text:p>3725</text:p>
          </table:table-cell>
          <table:table-cell office:value-type="string">
            <text:p>hygiene for beds</text:p>
          </table:table-cell>
          <table:table-cell office:value-type="float" office:value="3">
            <text:p>3</text:p>
          </table:table-cell>
          <table:table-cell office:value-type="string">
            <text:p>hygiene for beds</text:p>
          </table:table-cell>
        </table:table-row>
        <table:table-row table:style-name="ro1">
          <table:table-cell office:value-type="float" office:value="3646">
            <text:p>3646</text:p>
          </table:table-cell>
          <table:table-cell office:value-type="float" office:value="3725">
            <text:p>3725</text:p>
          </table:table-cell>
          <table:table-cell office:value-type="string">
            <text:p>winter/ ice age</text:p>
          </table:table-cell>
          <table:table-cell office:value-type="float" office:value="6">
            <text:p>6</text:p>
          </table:table-cell>
          <table:table-cell office:value-type="string">
            <text:p>winter/ ice age</text:p>
          </table:table-cell>
        </table:table-row>
        <table:table-row table:style-name="ro1">
          <table:table-cell office:value-type="float" office:value="3647">
            <text:p>3647</text:p>
          </table:table-cell>
          <table:table-cell office:value-type="float" office:value="3725">
            <text:p>3725</text:p>
          </table:table-cell>
          <table:table-cell office:value-type="string">
            <text:p>household helpers</text:p>
          </table:table-cell>
          <table:table-cell office:value-type="float" office:value="2">
            <text:p>2</text:p>
          </table:table-cell>
          <table:table-cell office:value-type="string">
            <text:p>household helpers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office:value-type="float" office:value="3120">
            <text:p>3120</text:p>
          </table:table-cell>
          <table:table-cell office:value-type="string">
            <text:p>seaweed meal</text:p>
          </table:table-cell>
          <table:table-cell office:value-type="float" office:value="123">
            <text:p>123</text:p>
          </table:table-cell>
          <table:table-cell office:value-type="string">
            <text:p>seaweed meal</text:p>
          </table:table-cell>
        </table:table-row>
        <table:table-row table:style-name="ro1">
          <table:table-cell office:value-type="float" office:value="3649">
            <text:p>3649</text:p>
          </table:table-cell>
          <table:table-cell office:value-type="float" office:value="3120">
            <text:p>3120</text:p>
          </table:table-cell>
          <table:table-cell office:value-type="string">
            <text:p>colostrum</text:p>
          </table:table-cell>
          <table:table-cell office:value-type="float" office:value="36">
            <text:p>36</text:p>
          </table:table-cell>
          <table:table-cell office:value-type="string">
            <text:p>colostrum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3655">
            <text:p>3655</text:p>
          </table:table-cell>
          <table:table-cell office:value-type="string">
            <text:p>seniority</text:p>
          </table:table-cell>
          <table:table-cell office:value-type="float" office:value="14">
            <text:p>14</text:p>
          </table:table-cell>
          <table:table-cell office:value-type="string">
            <text:p>seniority</text:p>
          </table:table-cell>
        </table:table-row>
        <table:table-row table:style-name="ro1">
          <table:table-cell office:value-type="float" office:value="3675">
            <text:p>3675</text:p>
          </table:table-cell>
          <table:table-cell office:value-type="float" office:value="3827">
            <text:p>3827</text:p>
          </table:table-cell>
          <table:table-cell office:value-type="string">
            <text:p>PetGelato</text:p>
          </table:table-cell>
          <table:table-cell office:value-type="float" office:value="1">
            <text:p>1</text:p>
          </table:table-cell>
          <table:table-cell office:value-type="string">
            <text:p>PetGelato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office:value-type="float" office:value="3880">
            <text:p>3880</text:p>
          </table:table-cell>
          <table:table-cell office:value-type="string">
            <text:p>PetGelato</text:p>
          </table:table-cell>
          <table:table-cell office:value-type="float" office:value="1">
            <text:p>1</text:p>
          </table:table-cell>
          <table:table-cell office:value-type="string">
            <text:p>PetGelato</text:p>
          </table:table-cell>
        </table:table-row>
        <table:table-row table:style-name="ro1">
          <table:table-cell office:value-type="float" office:value="3677">
            <text:p>3677</text:p>
          </table:table-cell>
          <table:table-cell office:value-type="float" office:value="3038">
            <text:p>3038</text:p>
          </table:table-cell>
          <table:table-cell office:value-type="string">
            <text:p>PetGelato</text:p>
          </table:table-cell>
          <table:table-cell office:value-type="float" office:value="4">
            <text:p>4</text:p>
          </table:table-cell>
          <table:table-cell office:value-type="string">
            <text:p>PetGelato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office:value-type="float" office:value="3024">
            <text:p>3024</text:p>
          </table:table-cell>
          <table:table-cell office:value-type="string">
            <text:p>hygiene of mouth and teeth</text:p>
          </table:table-cell>
          <table:table-cell office:value-type="float" office:value="7">
            <text:p>7</text:p>
          </table:table-cell>
          <table:table-cell office:value-type="string">
            <text:p>hygiene of mouth and teeth</text:p>
          </table:table-cell>
        </table:table-row>
        <table:table-row table:style-name="ro1">
          <table:table-cell office:value-type="float" office:value="3702">
            <text:p>3702</text:p>
          </table:table-cell>
          <table:table-cell office:value-type="float" office:value="3024">
            <text:p>3024</text:p>
          </table:table-cell>
          <table:table-cell office:value-type="string">
            <text:p>ears</text:p>
          </table:table-cell>
          <table:table-cell office:value-type="float" office:value="8">
            <text:p>8</text:p>
          </table:table-cell>
          <table:table-cell office:value-type="string">
            <text:p>ears</text:p>
          </table:table-cell>
        </table:table-row>
        <table:table-row table:style-name="ro1">
          <table:table-cell office:value-type="float" office:value="3703">
            <text:p>3703</text:p>
          </table:table-cell>
          <table:table-cell office:value-type="float" office:value="3439">
            <text:p>343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string">
            <text:p>power</text:p>
          </table:table-cell>
        </table:table-row>
        <table:table-row table:style-name="ro2">
          <table:table-cell office:value-type="float" office:value="3705">
            <text:p>3705</text:p>
          </table:table-cell>
          <table:table-cell office:value-type="float" office:value="3007">
            <text:p>3007</text:p>
          </table:table-cell>
          <table:table-cell office:value-type="string">
            <text:p>turtle</text:p>
          </table:table-cell>
          <table:table-cell office:value-type="float" office:value="4">
            <text:p>4</text:p>
          </table:table-cell>
          <table:table-cell office:value-type="string">
            <text:p>turtle</text:p>
          </table:table-cell>
        </table:table-row>
        <table:table-row table:style-name="ro1">
          <table:table-cell office:value-type="float" office:value="3706">
            <text:p>3706</text:p>
          </table:table-cell>
          <table:table-cell office:value-type="float" office:value="3007">
            <text:p>3007</text:p>
          </table:table-cell>
          <table:table-cell office:value-type="string">
            <text:p>snake</text:p>
          </table:table-cell>
          <table:table-cell office:value-type="float" office:value="5">
            <text:p>5</text:p>
          </table:table-cell>
          <table:table-cell office:value-type="string">
            <text:p>snake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office:value-type="float" office:value="3597">
            <text:p>3597</text:p>
          </table:table-cell>
          <table:table-cell office:value-type="string">
            <text:p>breathfit ball</text:p>
          </table:table-cell>
          <table:table-cell office:value-type="float" office:value="3">
            <text:p>3</text:p>
          </table:table-cell>
          <table:table-cell office:value-type="string">
            <text:p>breathfit ball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3606">
            <text:p>3606</text:p>
          </table:table-cell>
          <table:table-cell office:value-type="string">
            <text:p>hygiene at the stable</text:p>
          </table:table-cell>
          <table:table-cell office:value-type="float" office:value="2">
            <text:p>2</text:p>
          </table:table-cell>
          <table:table-cell office:value-type="string">
            <text:p>hygiene at the stable</text:p>
          </table:table-cell>
        </table:table-row>
        <table:table-row table:style-name="ro1">
          <table:table-cell office:value-type="float" office:value="3709">
            <text:p>3709</text:p>
          </table:table-cell>
          <table:table-cell office:value-type="float" office:value="3618">
            <text:p>3618</text:p>
          </table:table-cell>
          <table:table-cell office:value-type="string">
            <text:p>parasites</text:p>
          </table:table-cell>
          <table:table-cell office:value-type="float" office:value="4">
            <text:p>4</text:p>
          </table:table-cell>
          <table:table-cell office:value-type="string">
            <text:p>parasites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3623">
            <text:p>3623</text:p>
          </table:table-cell>
          <table:table-cell office:value-type="string">
            <text:p>parasites</text:p>
          </table:table-cell>
          <table:table-cell office:value-type="float" office:value="2">
            <text:p>2</text:p>
          </table:table-cell>
          <table:table-cell office:value-type="string">
            <text:p>parasites</text:p>
          </table:table-cell>
        </table:table-row>
        <table:table-row table:style-name="ro1">
          <table:table-cell office:value-type="float" office:value="3711">
            <text:p>3711</text:p>
          </table:table-cell>
          <table:table-cell office:value-type="float" office:value="3602">
            <text:p>3602</text:p>
          </table:table-cell>
          <table:table-cell office:value-type="string">
            <text:p>intestine</text:p>
          </table:table-cell>
          <table:table-cell office:value-type="float" office:value="7">
            <text:p>7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3606">
            <text:p>3606</text:p>
          </table:table-cell>
          <table:table-cell office:value-type="string">
            <text:p>repiratory tract</text:p>
          </table:table-cell>
          <table:table-cell office:value-type="float" office:value="6">
            <text:p>6</text:p>
          </table:table-cell>
          <table:table-cell office:value-type="string">
            <text:p>repiratory tract</text:p>
          </table:table-cell>
        </table:table-row>
        <table:table-row table:style-name="ro1">
          <table:table-cell office:value-type="float" office:value="3713">
            <text:p>3713</text:p>
          </table:table-cell>
          <table:table-cell office:value-type="float" office:value="3606">
            <text:p>3606</text:p>
          </table:table-cell>
          <table:table-cell office:value-type="string">
            <text:p>stomach/ intestine</text:p>
          </table:table-cell>
          <table:table-cell office:value-type="float" office:value="8">
            <text:p>8</text:p>
          </table:table-cell>
          <table:table-cell office:value-type="string">
            <text:p>stomach/ intestine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office:value-type="float" office:value="3606">
            <text:p>3606</text:p>
          </table:table-cell>
          <table:table-cell office:value-type="string">
            <text:p>minerals</text:p>
          </table:table-cell>
          <table:table-cell office:value-type="float" office:value="3">
            <text:p>3</text:p>
          </table:table-cell>
          <table:table-cell office:value-type="string">
            <text:p>minerals</text:p>
          </table:table-cell>
        </table:table-row>
        <table:table-row table:style-name="ro1">
          <table:table-cell office:value-type="float" office:value="3715">
            <text:p>3715</text:p>
          </table:table-cell>
          <table:table-cell office:value-type="float" office:value="3612">
            <text:p>3612</text:p>
          </table:table-cell>
          <table:table-cell office:value-type="string">
            <text:p>repiratory tract</text:p>
          </table:table-cell>
          <table:table-cell office:value-type="float" office:value="7">
            <text:p>7</text:p>
          </table:table-cell>
          <table:table-cell office:value-type="string">
            <text:p>repiratory tract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office:value-type="float" office:value="3612">
            <text:p>3612</text:p>
          </table:table-cell>
          <table:table-cell office:value-type="string">
            <text:p>intestine/digestion</text:p>
          </table:table-cell>
          <table:table-cell office:value-type="float" office:value="2">
            <text:p>2</text:p>
          </table:table-cell>
          <table:table-cell office:value-type="string">
            <text:p>intestine/digestion</text:p>
          </table:table-cell>
        </table:table-row>
        <table:table-row table:style-name="ro1">
          <table:table-cell office:value-type="float" office:value="3717">
            <text:p>3717</text:p>
          </table:table-cell>
          <table:table-cell office:value-type="float" office:value="3612">
            <text:p>3612</text:p>
          </table:table-cell>
          <table:table-cell office:value-type="string">
            <text:p>minerals/ metabolism</text:p>
          </table:table-cell>
          <table:table-cell office:value-type="float" office:value="3">
            <text:p>3</text:p>
          </table:table-cell>
          <table:table-cell office:value-type="string">
            <text:p>minerals/ metabolism</text:p>
          </table:table-cell>
        </table:table-row>
        <table:table-row table:style-name="ro1">
          <table:table-cell office:value-type="float" office:value="3718">
            <text:p>3718</text:p>
          </table:table-cell>
          <table:table-cell office:value-type="float" office:value="3612">
            <text:p>3612</text:p>
          </table:table-cell>
          <table:table-cell office:value-type="string">
            <text:p>rumen</text:p>
          </table:table-cell>
          <table:table-cell office:value-type="float" office:value="8">
            <text:p>8</text:p>
          </table:table-cell>
          <table:table-cell office:value-type="string">
            <text:p>rumen</text:p>
          </table:table-cell>
        </table:table-row>
        <table:table-row table:style-name="ro1">
          <table:table-cell office:value-type="float" office:value="3719">
            <text:p>3719</text:p>
          </table:table-cell>
          <table:table-cell office:value-type="float" office:value="3618">
            <text:p>3618</text:p>
          </table:table-cell>
          <table:table-cell office:value-type="string">
            <text:p>repiratory tract</text:p>
          </table:table-cell>
          <table:table-cell office:value-type="float" office:value="5">
            <text:p>5</text:p>
          </table:table-cell>
          <table:table-cell office:value-type="string">
            <text:p>repiratory tract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3623">
            <text:p>3623</text:p>
          </table:table-cell>
          <table:table-cell office:value-type="string">
            <text:p>repiratory tract</text:p>
          </table:table-cell>
          <table:table-cell office:value-type="float" office:value="3">
            <text:p>3</text:p>
          </table:table-cell>
          <table:table-cell office:value-type="string">
            <text:p>repiratory tract</text:p>
          </table:table-cell>
        </table:table-row>
        <table:table-row table:style-name="ro1">
          <table:table-cell office:value-type="float" office:value="3721">
            <text:p>3721</text:p>
          </table:table-cell>
          <table:table-cell office:value-type="float" office:value="3623">
            <text:p>3623</text:p>
          </table:table-cell>
          <table:table-cell office:value-type="string">
            <text:p>intestine/ rumen</text:p>
          </table:table-cell>
          <table:table-cell office:value-type="float" office:value="4">
            <text:p>4</text:p>
          </table:table-cell>
          <table:table-cell office:value-type="string">
            <text:p>intestine/ rumen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office:value-type="float" office:value="3623">
            <text:p>3623</text:p>
          </table:table-cell>
          <table:table-cell office:value-type="string">
            <text:p>minerals/ metabolism</text:p>
          </table:table-cell>
          <table:table-cell office:value-type="float" office:value="5">
            <text:p>5</text:p>
          </table:table-cell>
          <table:table-cell office:value-type="string">
            <text:p>minerals/ metabolism</text:p>
          </table:table-cell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3827">
            <text:p>3827</text:p>
          </table:table-cell>
          <table:table-cell office:value-type="string">
            <text:p>chewing articles/treats</text:p>
          </table:table-cell>
          <table:table-cell office:value-type="float" office:value="0">
            <text:p>0</text:p>
          </table:table-cell>
          <table:table-cell office:value-type="string">
            <text:p>chewing articles/treats</text:p>
          </table:table-cell>
        </table:table-row>
        <table:table-row table:style-name="ro1">
          <table:table-cell office:value-type="float" office:value="3726">
            <text:p>3726</text:p>
          </table:table-cell>
          <table:table-cell office:value-type="float" office:value="3725">
            <text:p>3725</text:p>
          </table:table-cell>
          <table:table-cell office:value-type="string">
            <text:p>odours</text:p>
          </table:table-cell>
          <table:table-cell office:value-type="float" office:value="4">
            <text:p>4</text:p>
          </table:table-cell>
          <table:table-cell office:value-type="string">
            <text:p>odours</text:p>
          </table:table-cell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3625">
            <text:p>3625</text:p>
          </table:table-cell>
          <table:table-cell office:value-type="string">
            <text:p>doping yes or no</text:p>
          </table:table-cell>
          <table:table-cell office:value-type="float" office:value="1">
            <text:p>1</text:p>
          </table:table-cell>
          <table:table-cell office:value-type="string">
            <text:p>doping yes or no</text:p>
          </table:table-cell>
        </table:table-row>
        <table:table-row table:style-name="ro1">
          <table:table-cell office:value-type="float" office:value="3731">
            <text:p>3731</text:p>
          </table:table-cell>
          <table:table-cell office:value-type="float" office:value="3729">
            <text:p>3729</text:p>
          </table:table-cell>
          <table:table-cell office:value-type="string">
            <text:p>DosArom</text:p>
          </table:table-cell>
          <table:table-cell office:value-type="float" office:value="0">
            <text:p>0</text:p>
          </table:table-cell>
          <table:table-cell office:value-type="string">
            <text:p>DosArom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3435">
            <text:p>3435</text:p>
          </table:table-cell>
          <table:table-cell office:value-type="string">
            <text:p>spray</text:p>
          </table:table-cell>
          <table:table-cell office:value-type="float" office:value="1">
            <text:p>1</text:p>
          </table:table-cell>
          <table:table-cell office:value-type="string">
            <text:p>spray</text:p>
          </table:table-cell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3435">
            <text:p>3435</text:p>
          </table:table-cell>
          <table:table-cell office:value-type="string">
            <text:p>rub in</text:p>
          </table:table-cell>
          <table:table-cell office:value-type="float" office:value="2">
            <text:p>2</text:p>
          </table:table-cell>
          <table:table-cell office:value-type="string">
            <text:p>rub in</text:p>
          </table:table-cell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3435">
            <text:p>3435</text:p>
          </table:table-cell>
          <table:table-cell office:value-type="string">
            <text:p>feeding</text:p>
          </table:table-cell>
          <table:table-cell office:value-type="float" office:value="3">
            <text:p>3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735">
            <text:p>3735</text:p>
          </table:table-cell>
          <table:table-cell office:value-type="float" office:value="3440">
            <text:p>3440</text:p>
          </table:table-cell>
          <table:table-cell office:value-type="string">
            <text:p>individual care</text:p>
          </table:table-cell>
          <table:table-cell office:value-type="float" office:value="0">
            <text:p>0</text:p>
          </table:table-cell>
          <table:table-cell office:value-type="string">
            <text:p>individual care</text:p>
          </table:table-cell>
        </table:table-row>
        <table:table-row table:style-name="ro1">
          <table:table-cell office:value-type="float" office:value="3736">
            <text:p>3736</text:p>
          </table:table-cell>
          <table:table-cell office:value-type="float" office:value="3440">
            <text:p>3440</text:p>
          </table:table-cell>
          <table:table-cell office:value-type="string">
            <text:p>stall cleaning</text:p>
          </table:table-cell>
          <table:table-cell office:value-type="float" office:value="1">
            <text:p>1</text:p>
          </table:table-cell>
          <table:table-cell office:value-type="string">
            <text:p>stall cleaning</text:p>
          </table:table-cell>
        </table:table-row>
        <table:table-row table:style-name="ro1">
          <table:table-cell office:value-type="float" office:value="3737">
            <text:p>3737</text:p>
          </table:table-cell>
          <table:table-cell office:value-type="float" office:value="3440">
            <text:p>3440</text:p>
          </table:table-cell>
          <table:table-cell office:value-type="string">
            <text:p>feeding</text:p>
          </table:table-cell>
          <table:table-cell office:value-type="float" office:value="2">
            <text:p>2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3445">
            <text:p>3445</text:p>
          </table:table-cell>
          <table:table-cell office:value-type="string">
            <text:p>cleaning</text:p>
          </table:table-cell>
          <table:table-cell office:value-type="float" office:value="0">
            <text:p>0</text:p>
          </table:table-cell>
          <table:table-cell office:value-type="string">
            <text:p>cleaning</text:p>
          </table:table-cell>
        </table:table-row>
        <table:table-row table:style-name="ro1">
          <table:table-cell office:value-type="float" office:value="3739">
            <text:p>3739</text:p>
          </table:table-cell>
          <table:table-cell office:value-type="float" office:value="3445">
            <text:p>3445</text:p>
          </table:table-cell>
          <table:table-cell office:value-type="string">
            <text:p>stable treatment</text:p>
          </table:table-cell>
          <table:table-cell office:value-type="float" office:value="1">
            <text:p>1</text:p>
          </table:table-cell>
          <table:table-cell office:value-type="string">
            <text:p>stable treatment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3445">
            <text:p>3445</text:p>
          </table:table-cell>
          <table:table-cell office:value-type="string">
            <text:p>fumigation</text:p>
          </table:table-cell>
          <table:table-cell office:value-type="float" office:value="2">
            <text:p>2</text:p>
          </table:table-cell>
          <table:table-cell office:value-type="string">
            <text:p>fumigation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office:value-type="float" office:value="3445">
            <text:p>3445</text:p>
          </table:table-cell>
          <table:table-cell office:value-type="string">
            <text:p>natural insect defence</text:p>
          </table:table-cell>
          <table:table-cell office:value-type="float" office:value="3">
            <text:p>3</text:p>
          </table:table-cell>
          <table:table-cell office:value-type="string">
            <text:p>natural insect defence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3448">
            <text:p>3448</text:p>
          </table:table-cell>
          <table:table-cell office:value-type="string">
            <text:p>milk</text:p>
          </table:table-cell>
          <table:table-cell office:value-type="float" office:value="0">
            <text:p>0</text:p>
          </table:table-cell>
          <table:table-cell office:value-type="string">
            <text:p>milk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3742">
            <text:p>3742</text:p>
          </table:table-cell>
          <table:table-cell office:value-type="string">
            <text:p>build up a healthy intestinal flora</text:p>
          </table:table-cell>
          <table:table-cell office:value-type="float" office:value="0">
            <text:p>0</text:p>
          </table:table-cell>
          <table:table-cell office:value-type="string">
            <text:p>build up a healthy intestinal flora</text:p>
          </table:table-cell>
        </table:table-row>
        <table:table-row table:style-name="ro1">
          <table:table-cell office:value-type="float" office:value="3744">
            <text:p>3744</text:p>
          </table:table-cell>
          <table:table-cell office:value-type="float" office:value="3742">
            <text:p>3742</text:p>
          </table:table-cell>
          <table:table-cell office:value-type="string">
            <text:p>de-spin the intestinal flora</text:p>
          </table:table-cell>
          <table:table-cell office:value-type="float" office:value="1">
            <text:p>1</text:p>
          </table:table-cell>
          <table:table-cell office:value-type="string">
            <text:p>de-spin the intestinal flora</text:p>
          </table:table-cell>
        </table:table-row>
        <table:table-row table:style-name="ro1">
          <table:table-cell office:value-type="float" office:value="3745">
            <text:p>3745</text:p>
          </table:table-cell>
          <table:table-cell office:value-type="float" office:value="3742">
            <text:p>3742</text:p>
          </table:table-cell>
          <table:table-cell office:value-type="string">
            <text:p>stimulate a healthy intestinal flora</text:p>
          </table:table-cell>
          <table:table-cell office:value-type="float" office:value="2">
            <text:p>2</text:p>
          </table:table-cell>
          <table:table-cell office:value-type="string">
            <text:p>stimulate a healthy intestinal flora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3448">
            <text:p>3448</text:p>
          </table:table-cell>
          <table:table-cell office:value-type="string">
            <text:p>food/milk powder</text:p>
          </table:table-cell>
          <table:table-cell office:value-type="float" office:value="1">
            <text:p>1</text:p>
          </table:table-cell>
          <table:table-cell office:value-type="string">
            <text:p>food/milk powder</text:p>
          </table:table-cell>
        </table:table-row>
        <table:table-row table:style-name="ro1">
          <table:table-cell office:value-type="float" office:value="3747">
            <text:p>3747</text:p>
          </table:table-cell>
          <table:table-cell office:value-type="float" office:value="3746">
            <text:p>3746</text:p>
          </table:table-cell>
          <table:table-cell office:value-type="string">
            <text:p>build up a healthy intestinal flora</text:p>
          </table:table-cell>
          <table:table-cell office:value-type="float" office:value="0">
            <text:p>0</text:p>
          </table:table-cell>
          <table:table-cell office:value-type="string">
            <text:p>build up a healthy intestinal flora</text:p>
          </table:table-cell>
        </table:table-row>
        <table:table-row table:style-name="ro1">
          <table:table-cell office:value-type="float" office:value="3748">
            <text:p>3748</text:p>
          </table:table-cell>
          <table:table-cell office:value-type="float" office:value="3746">
            <text:p>3746</text:p>
          </table:table-cell>
          <table:table-cell office:value-type="string">
            <text:p>composition for the stabulation</text:p>
          </table:table-cell>
          <table:table-cell office:value-type="float" office:value="1">
            <text:p>1</text:p>
          </table:table-cell>
          <table:table-cell office:value-type="string">
            <text:p>composition for the stabulation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office:value-type="float" office:value="3449">
            <text:p>3449</text:p>
          </table:table-cell>
          <table:table-cell office:value-type="string">
            <text:p>milk</text:p>
          </table:table-cell>
          <table:table-cell office:value-type="float" office:value="0">
            <text:p>0</text:p>
          </table:table-cell>
          <table:table-cell office:value-type="string">
            <text:p>milk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3449">
            <text:p>3449</text:p>
          </table:table-cell>
          <table:table-cell office:value-type="string">
            <text:p>food/milk powder</text:p>
          </table:table-cell>
          <table:table-cell office:value-type="float" office:value="1">
            <text:p>1</text:p>
          </table:table-cell>
          <table:table-cell office:value-type="string">
            <text:p>food/milk powder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office:value-type="float" office:value="3449">
            <text:p>3449</text:p>
          </table:table-cell>
          <table:table-cell office:value-type="string">
            <text:p>air at the stable</text:p>
          </table:table-cell>
          <table:table-cell office:value-type="float" office:value="2">
            <text:p>2</text:p>
          </table:table-cell>
          <table:table-cell office:value-type="string">
            <text:p>air at the stable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3550">
            <text:p>3550</text:p>
          </table:table-cell>
          <table:table-cell office:value-type="string">
            <text:p>feeding</text:p>
          </table:table-cell>
          <table:table-cell office:value-type="float" office:value="0">
            <text:p>0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754">
            <text:p>3754</text:p>
          </table:table-cell>
          <table:table-cell office:value-type="float" office:value="3550">
            <text:p>3550</text:p>
          </table:table-cell>
          <table:table-cell office:value-type="string">
            <text:p>air at the stable</text:p>
          </table:table-cell>
          <table:table-cell office:value-type="float" office:value="1">
            <text:p>1</text:p>
          </table:table-cell>
          <table:table-cell office:value-type="string">
            <text:p>air at the stable</text:p>
          </table:table-cell>
        </table:table-row>
        <table:table-row table:style-name="ro1">
          <table:table-cell office:value-type="float" office:value="3755">
            <text:p>3755</text:p>
          </table:table-cell>
          <table:table-cell office:value-type="float" office:value="3552">
            <text:p>3552</text:p>
          </table:table-cell>
          <table:table-cell office:value-type="string">
            <text:p>build up a healthy intestinal flora</text:p>
          </table:table-cell>
          <table:table-cell office:value-type="float" office:value="0">
            <text:p>0</text:p>
          </table:table-cell>
          <table:table-cell office:value-type="string">
            <text:p>build up a healthy intestinal flora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3552">
            <text:p>3552</text:p>
          </table:table-cell>
          <table:table-cell office:value-type="string">
            <text:p>de-spin the intestinal flora</text:p>
          </table:table-cell>
          <table:table-cell office:value-type="float" office:value="1">
            <text:p>1</text:p>
          </table:table-cell>
          <table:table-cell office:value-type="string">
            <text:p>de-spin the intestinal flora</text:p>
          </table:table-cell>
        </table:table-row>
        <table:table-row table:style-name="ro1">
          <table:table-cell office:value-type="float" office:value="3757">
            <text:p>3757</text:p>
          </table:table-cell>
          <table:table-cell office:value-type="float" office:value="3552">
            <text:p>3552</text:p>
          </table:table-cell>
          <table:table-cell office:value-type="string">
            <text:p>stimulate a healthy intestinal flora</text:p>
          </table:table-cell>
          <table:table-cell office:value-type="float" office:value="2">
            <text:p>2</text:p>
          </table:table-cell>
          <table:table-cell office:value-type="string">
            <text:p>stimulate a healthy intestinal flora</text:p>
          </table:table-cell>
        </table:table-row>
        <table:table-row table:style-name="ro1">
          <table:table-cell office:value-type="float" office:value="3758">
            <text:p>3758</text:p>
          </table:table-cell>
          <table:table-cell office:value-type="float" office:value="3552">
            <text:p>3552</text:p>
          </table:table-cell>
          <table:table-cell office:value-type="string">
            <text:p>composition for the stabulation</text:p>
          </table:table-cell>
          <table:table-cell office:value-type="float" office:value="3">
            <text:p>3</text:p>
          </table:table-cell>
          <table:table-cell office:value-type="string">
            <text:p>composition for the stabulation</text:p>
          </table:table-cell>
        </table:table-row>
        <table:table-row table:style-name="ro1">
          <table:table-cell office:value-type="float" office:value="3759">
            <text:p>3759</text:p>
          </table:table-cell>
          <table:table-cell office:value-type="float" office:value="3432">
            <text:p>3432</text:p>
          </table:table-cell>
          <table:table-cell office:value-type="string">
            <text:p>special products/accessories</text:p>
          </table:table-cell>
          <table:table-cell office:value-type="float" office:value="13">
            <text:p>13</text:p>
          </table:table-cell>
          <table:table-cell office:value-type="string">
            <text:p>special products/accessories</text:p>
          </table:table-cell>
        </table:table-row>
        <table:table-row table:style-name="ro1">
          <table:table-cell office:value-type="float" office:value="3762">
            <text:p>3762</text:p>
          </table:table-cell>
          <table:table-cell office:value-type="float" office:value="3457">
            <text:p>3457</text:p>
          </table:table-cell>
          <table:table-cell office:value-type="string">
            <text:p>drinking trough</text:p>
          </table:table-cell>
          <table:table-cell office:value-type="float" office:value="0">
            <text:p>0</text:p>
          </table:table-cell>
          <table:table-cell office:value-type="string">
            <text:p>drinking trough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office:value-type="float" office:value="3457">
            <text:p>3457</text:p>
          </table:table-cell>
          <table:table-cell office:value-type="string">
            <text:p>liquid feeding</text:p>
          </table:table-cell>
          <table:table-cell office:value-type="float" office:value="1">
            <text:p>1</text:p>
          </table:table-cell>
          <table:table-cell office:value-type="string">
            <text:p>liquid feeding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3457">
            <text:p>3457</text:p>
          </table:table-cell>
          <table:table-cell office:value-type="string">
            <text:p>mush automat</text:p>
          </table:table-cell>
          <table:table-cell office:value-type="float" office:value="2">
            <text:p>2</text:p>
          </table:table-cell>
          <table:table-cell office:value-type="string">
            <text:p>mush automat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457">
            <text:p>3457</text:p>
          </table:table-cell>
          <table:table-cell office:value-type="string">
            <text:p>dry feeding</text:p>
          </table:table-cell>
          <table:table-cell office:value-type="float" office:value="3">
            <text:p>3</text:p>
          </table:table-cell>
          <table:table-cell office:value-type="string">
            <text:p>dry feeding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office:value-type="float" office:value="3457">
            <text:p>3457</text:p>
          </table:table-cell>
          <table:table-cell office:value-type="string">
            <text:p>air at the stable</text:p>
          </table:table-cell>
          <table:table-cell office:value-type="float" office:value="4">
            <text:p>4</text:p>
          </table:table-cell>
          <table:table-cell office:value-type="string">
            <text:p>air at the stable</text:p>
          </table:table-cell>
        </table:table-row>
        <table:table-row table:style-name="ro1">
          <table:table-cell office:value-type="float" office:value="3768">
            <text:p>3768</text:p>
          </table:table-cell>
          <table:table-cell office:value-type="float" office:value="3766">
            <text:p>3766</text:p>
          </table:table-cell>
          <table:table-cell office:value-type="string">
            <text:p>fumigation</text:p>
          </table:table-cell>
          <table:table-cell office:value-type="float" office:value="0">
            <text:p>0</text:p>
          </table:table-cell>
          <table:table-cell office:value-type="string">
            <text:p>fumigation</text:p>
          </table:table-cell>
        </table:table-row>
        <table:table-row table:style-name="ro1">
          <table:table-cell office:value-type="float" office:value="3769">
            <text:p>3769</text:p>
          </table:table-cell>
          <table:table-cell office:value-type="float" office:value="3766">
            <text:p>3766</text:p>
          </table:table-cell>
          <table:table-cell office:value-type="string">
            <text:p>stall cleaning</text:p>
          </table:table-cell>
          <table:table-cell office:value-type="float" office:value="1">
            <text:p>1</text:p>
          </table:table-cell>
          <table:table-cell office:value-type="string">
            <text:p>stall cleaning</text:p>
          </table:table-cell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3458">
            <text:p>3458</text:p>
          </table:table-cell>
          <table:table-cell office:value-type="string">
            <text:p>cleaning</text:p>
          </table:table-cell>
          <table:table-cell office:value-type="float" office:value="0">
            <text:p>0</text:p>
          </table:table-cell>
          <table:table-cell office:value-type="string">
            <text:p>cleaning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office:value-type="float" office:value="3458">
            <text:p>3458</text:p>
          </table:table-cell>
          <table:table-cell office:value-type="string">
            <text:p>stall cleaning</text:p>
          </table:table-cell>
          <table:table-cell office:value-type="float" office:value="1">
            <text:p>1</text:p>
          </table:table-cell>
          <table:table-cell office:value-type="string">
            <text:p>stall cleaning</text:p>
          </table:table-cell>
        </table:table-row>
        <table:table-row table:style-name="ro1">
          <table:table-cell office:value-type="float" office:value="3772">
            <text:p>3772</text:p>
          </table:table-cell>
          <table:table-cell office:value-type="float" office:value="3458">
            <text:p>3458</text:p>
          </table:table-cell>
          <table:table-cell office:value-type="string">
            <text:p>fumigation</text:p>
          </table:table-cell>
          <table:table-cell office:value-type="float" office:value="2">
            <text:p>2</text:p>
          </table:table-cell>
          <table:table-cell office:value-type="string">
            <text:p>fumigation</text:p>
          </table:table-cell>
        </table:table-row>
        <table:table-row table:style-name="ro1">
          <table:table-cell office:value-type="float" office:value="3773">
            <text:p>3773</text:p>
          </table:table-cell>
          <table:table-cell office:value-type="float" office:value="3459">
            <text:p>3459</text:p>
          </table:table-cell>
          <table:table-cell office:value-type="string">
            <text:p>stimulate a healthy intestinal flora</text:p>
          </table:table-cell>
          <table:table-cell office:value-type="float" office:value="0">
            <text:p>0</text:p>
          </table:table-cell>
          <table:table-cell office:value-type="string">
            <text:p>stimulate a healthy intestinal flora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3459">
            <text:p>3459</text:p>
          </table:table-cell>
          <table:table-cell office:value-type="string">
            <text:p>build up a healthy intestinal flora</text:p>
          </table:table-cell>
          <table:table-cell office:value-type="float" office:value="1">
            <text:p>1</text:p>
          </table:table-cell>
          <table:table-cell office:value-type="string">
            <text:p>build up a healthy intestinal flora</text:p>
          </table:table-cell>
        </table:table-row>
        <table:table-row table:style-name="ro1">
          <table:table-cell office:value-type="float" office:value="3775">
            <text:p>3775</text:p>
          </table:table-cell>
          <table:table-cell office:value-type="float" office:value="3453">
            <text:p>3453</text:p>
          </table:table-cell>
          <table:table-cell office:value-type="string">
            <text:p>metabolism</text:p>
          </table:table-cell>
          <table:table-cell office:value-type="float" office:value="4">
            <text:p>4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776">
            <text:p>3776</text:p>
          </table:table-cell>
          <table:table-cell office:value-type="float" office:value="3461">
            <text:p>3461</text:p>
          </table:table-cell>
          <table:table-cell office:value-type="string">
            <text:p>drinking trough</text:p>
          </table:table-cell>
          <table:table-cell office:value-type="float" office:value="0">
            <text:p>0</text:p>
          </table:table-cell>
          <table:table-cell office:value-type="string">
            <text:p>drinking trough</text:p>
          </table:table-cell>
        </table:table-row>
        <table:table-row table:style-name="ro1">
          <table:table-cell office:value-type="float" office:value="3777">
            <text:p>3777</text:p>
          </table:table-cell>
          <table:table-cell office:value-type="float" office:value="3461">
            <text:p>3461</text:p>
          </table:table-cell>
          <table:table-cell office:value-type="string">
            <text:p>liquid feeding</text:p>
          </table:table-cell>
          <table:table-cell office:value-type="float" office:value="1">
            <text:p>1</text:p>
          </table:table-cell>
          <table:table-cell office:value-type="string">
            <text:p>liquid feeding</text:p>
          </table:table-cell>
        </table:table-row>
        <table:table-row table:style-name="ro1">
          <table:table-cell office:value-type="float" office:value="3778">
            <text:p>3778</text:p>
          </table:table-cell>
          <table:table-cell office:value-type="float" office:value="3461">
            <text:p>3461</text:p>
          </table:table-cell>
          <table:table-cell office:value-type="string">
            <text:p>mush automat</text:p>
          </table:table-cell>
          <table:table-cell office:value-type="float" office:value="2">
            <text:p>2</text:p>
          </table:table-cell>
          <table:table-cell office:value-type="string">
            <text:p>mush automat</text:p>
          </table:table-cell>
        </table:table-row>
        <table:table-row table:style-name="ro1">
          <table:table-cell office:value-type="float" office:value="3779">
            <text:p>3779</text:p>
          </table:table-cell>
          <table:table-cell office:value-type="float" office:value="3461">
            <text:p>3461</text:p>
          </table:table-cell>
          <table:table-cell office:value-type="string">
            <text:p>dry feeding</text:p>
          </table:table-cell>
          <table:table-cell office:value-type="float" office:value="3">
            <text:p>3</text:p>
          </table:table-cell>
          <table:table-cell office:value-type="string">
            <text:p>dry feeding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3461">
            <text:p>3461</text:p>
          </table:table-cell>
          <table:table-cell office:value-type="string">
            <text:p>air at the stable</text:p>
          </table:table-cell>
          <table:table-cell office:value-type="float" office:value="4">
            <text:p>4</text:p>
          </table:table-cell>
          <table:table-cell office:value-type="string">
            <text:p>air at the stable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3780">
            <text:p>3780</text:p>
          </table:table-cell>
          <table:table-cell office:value-type="string">
            <text:p>fumigation</text:p>
          </table:table-cell>
          <table:table-cell office:value-type="float" office:value="0">
            <text:p>0</text:p>
          </table:table-cell>
          <table:table-cell office:value-type="string">
            <text:p>fumigation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office:value-type="float" office:value="3780">
            <text:p>3780</text:p>
          </table:table-cell>
          <table:table-cell office:value-type="string">
            <text:p>stall cleaning</text:p>
          </table:table-cell>
          <table:table-cell office:value-type="float" office:value="1">
            <text:p>1</text:p>
          </table:table-cell>
          <table:table-cell office:value-type="string">
            <text:p>stall cleaning</text:p>
          </table:table-cell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3462">
            <text:p>3462</text:p>
          </table:table-cell>
          <table:table-cell office:value-type="string">
            <text:p>stimulate a healthy intestinal flora</text:p>
          </table:table-cell>
          <table:table-cell office:value-type="float" office:value="0">
            <text:p>0</text:p>
          </table:table-cell>
          <table:table-cell office:value-type="string">
            <text:p>stimulate a healthy intestinal flora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3462">
            <text:p>3462</text:p>
          </table:table-cell>
          <table:table-cell office:value-type="string">
            <text:p>build up a healthy intestinal flora</text:p>
          </table:table-cell>
          <table:table-cell office:value-type="float" office:value="1">
            <text:p>1</text:p>
          </table:table-cell>
          <table:table-cell office:value-type="string">
            <text:p>build up a healthy intestinal flora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office:value-type="float" office:value="3462">
            <text:p>3462</text:p>
          </table:table-cell>
          <table:table-cell office:value-type="string">
            <text:p>composition for the stabulation</text:p>
          </table:table-cell>
          <table:table-cell office:value-type="float" office:value="2">
            <text:p>2</text:p>
          </table:table-cell>
          <table:table-cell office:value-type="string">
            <text:p>composition for the stabulation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office:value-type="float" office:value="3460">
            <text:p>3460</text:p>
          </table:table-cell>
          <table:table-cell office:value-type="string">
            <text:p>composition for the stabulation</text:p>
          </table:table-cell>
          <table:table-cell office:value-type="float" office:value="2">
            <text:p>2</text:p>
          </table:table-cell>
          <table:table-cell office:value-type="string">
            <text:p>composition for the stabulation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3460">
            <text:p>3460</text:p>
          </table:table-cell>
          <table:table-cell office:value-type="string">
            <text:p>metabolism</text:p>
          </table:table-cell>
          <table:table-cell office:value-type="float" office:value="3">
            <text:p>3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3466">
            <text:p>3466</text:p>
          </table:table-cell>
          <table:table-cell office:value-type="string">
            <text:p>drinking trough</text:p>
          </table:table-cell>
          <table:table-cell office:value-type="float" office:value="0">
            <text:p>0</text:p>
          </table:table-cell>
          <table:table-cell office:value-type="string">
            <text:p>drinking trough</text:p>
          </table:table-cell>
        </table:table-row>
        <table:table-row table:style-name="ro1">
          <table:table-cell office:value-type="float" office:value="3789">
            <text:p>3789</text:p>
          </table:table-cell>
          <table:table-cell office:value-type="float" office:value="3466">
            <text:p>3466</text:p>
          </table:table-cell>
          <table:table-cell office:value-type="string">
            <text:p>liquid feeding</text:p>
          </table:table-cell>
          <table:table-cell office:value-type="float" office:value="1">
            <text:p>1</text:p>
          </table:table-cell>
          <table:table-cell office:value-type="string">
            <text:p>liquid feeding</text:p>
          </table:table-cell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3466">
            <text:p>3466</text:p>
          </table:table-cell>
          <table:table-cell office:value-type="string">
            <text:p>mush automat</text:p>
          </table:table-cell>
          <table:table-cell office:value-type="float" office:value="2">
            <text:p>2</text:p>
          </table:table-cell>
          <table:table-cell office:value-type="string">
            <text:p>mush automat</text:p>
          </table:table-cell>
        </table:table-row>
        <table:table-row table:style-name="ro1">
          <table:table-cell office:value-type="float" office:value="3791">
            <text:p>3791</text:p>
          </table:table-cell>
          <table:table-cell office:value-type="float" office:value="3466">
            <text:p>3466</text:p>
          </table:table-cell>
          <table:table-cell office:value-type="string">
            <text:p>dry feeding</text:p>
          </table:table-cell>
          <table:table-cell office:value-type="float" office:value="3">
            <text:p>3</text:p>
          </table:table-cell>
          <table:table-cell office:value-type="string">
            <text:p>dry feeding</text:p>
          </table:table-cell>
        </table:table-row>
        <table:table-row table:style-name="ro1">
          <table:table-cell office:value-type="float" office:value="3792">
            <text:p>3792</text:p>
          </table:table-cell>
          <table:table-cell office:value-type="float" office:value="3466">
            <text:p>3466</text:p>
          </table:table-cell>
          <table:table-cell office:value-type="string">
            <text:p>air at the stable</text:p>
          </table:table-cell>
          <table:table-cell office:value-type="float" office:value="4">
            <text:p>4</text:p>
          </table:table-cell>
          <table:table-cell office:value-type="string">
            <text:p>air at the stable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3792">
            <text:p>3792</text:p>
          </table:table-cell>
          <table:table-cell office:value-type="string">
            <text:p>fumigation</text:p>
          </table:table-cell>
          <table:table-cell office:value-type="float" office:value="0">
            <text:p>0</text:p>
          </table:table-cell>
          <table:table-cell office:value-type="string">
            <text:p>fumigation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office:value-type="float" office:value="3792">
            <text:p>3792</text:p>
          </table:table-cell>
          <table:table-cell office:value-type="string">
            <text:p>stall cleaning</text:p>
          </table:table-cell>
          <table:table-cell office:value-type="float" office:value="1">
            <text:p>1</text:p>
          </table:table-cell>
          <table:table-cell office:value-type="string">
            <text:p>stall cleaning</text:p>
          </table:table-cell>
        </table:table-row>
        <table:table-row table:style-name="ro1">
          <table:table-cell office:value-type="float" office:value="3795">
            <text:p>3795</text:p>
          </table:table-cell>
          <table:table-cell office:value-type="float" office:value="3468">
            <text:p>3468</text:p>
          </table:table-cell>
          <table:table-cell office:value-type="string">
            <text:p>stimulate a healthy intestinal flora</text:p>
          </table:table-cell>
          <table:table-cell office:value-type="float" office:value="0">
            <text:p>0</text:p>
          </table:table-cell>
          <table:table-cell office:value-type="string">
            <text:p>stimulate a healthy intestinal flora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office:value-type="float" office:value="3468">
            <text:p>3468</text:p>
          </table:table-cell>
          <table:table-cell office:value-type="string">
            <text:p>build up a healthy intestinal flora</text:p>
          </table:table-cell>
          <table:table-cell office:value-type="float" office:value="1">
            <text:p>1</text:p>
          </table:table-cell>
          <table:table-cell office:value-type="string">
            <text:p>build up a healthy intestinal flora</text:p>
          </table:table-cell>
        </table:table-row>
        <table:table-row table:style-name="ro1">
          <table:table-cell office:value-type="float" office:value="3797">
            <text:p>3797</text:p>
          </table:table-cell>
          <table:table-cell office:value-type="float" office:value="3468">
            <text:p>3468</text:p>
          </table:table-cell>
          <table:table-cell office:value-type="string">
            <text:p>stabling nixture</text:p>
          </table:table-cell>
          <table:table-cell office:value-type="float" office:value="2">
            <text:p>2</text:p>
          </table:table-cell>
          <table:table-cell office:value-type="string">
            <text:p>stabling nixture</text:p>
          </table:table-cell>
        </table:table-row>
        <table:table-row table:style-name="ro1">
          <table:table-cell office:value-type="float" office:value="3798">
            <text:p>3798</text:p>
          </table:table-cell>
          <table:table-cell office:value-type="float" office:value="3465">
            <text:p>3465</text:p>
          </table:table-cell>
          <table:table-cell office:value-type="string">
            <text:p>gain per day</text:p>
          </table:table-cell>
          <table:table-cell office:value-type="float" office:value="3">
            <text:p>3</text:p>
          </table:table-cell>
          <table:table-cell office:value-type="string">
            <text:p>gain per day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3472">
            <text:p>3472</text:p>
          </table:table-cell>
          <table:table-cell office:value-type="string">
            <text:p>cleaning</text:p>
          </table:table-cell>
          <table:table-cell office:value-type="float" office:value="0">
            <text:p>0</text:p>
          </table:table-cell>
          <table:table-cell office:value-type="string">
            <text:p>cleaning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472">
            <text:p>3472</text:p>
          </table:table-cell>
          <table:table-cell office:value-type="string">
            <text:p>stall treatment</text:p>
          </table:table-cell>
          <table:table-cell office:value-type="float" office:value="1">
            <text:p>1</text:p>
          </table:table-cell>
          <table:table-cell office:value-type="string">
            <text:p>stall treatment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office:value-type="float" office:value="3472">
            <text:p>3472</text:p>
          </table:table-cell>
          <table:table-cell office:value-type="string">
            <text:p>fumigation</text:p>
          </table:table-cell>
          <table:table-cell office:value-type="float" office:value="2">
            <text:p>2</text:p>
          </table:table-cell>
          <table:table-cell office:value-type="string">
            <text:p>fumigation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office:value-type="float" office:value="3433">
            <text:p>3433</text:p>
          </table:table-cell>
          <table:table-cell office:value-type="string">
            <text:p>special products/accessories</text:p>
          </table:table-cell>
          <table:table-cell office:value-type="float" office:value="8">
            <text:p>8</text:p>
          </table:table-cell>
          <table:table-cell office:value-type="string">
            <text:p>special products/accessories</text:p>
          </table:table-cell>
        </table:table-row>
        <table:table-row table:style-name="ro1">
          <table:table-cell office:value-type="float" office:value="3803">
            <text:p>3803</text:p>
          </table:table-cell>
          <table:table-cell office:value-type="float" office:value="3475">
            <text:p>3475</text:p>
          </table:table-cell>
          <table:table-cell office:value-type="string">
            <text:p>drinking trough</text:p>
          </table:table-cell>
          <table:table-cell office:value-type="float" office:value="0">
            <text:p>0</text:p>
          </table:table-cell>
          <table:table-cell office:value-type="string">
            <text:p>drinking trough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office:value-type="float" office:value="3475">
            <text:p>3475</text:p>
          </table:table-cell>
          <table:table-cell office:value-type="string">
            <text:p>air at the stable</text:p>
          </table:table-cell>
          <table:table-cell office:value-type="float" office:value="1">
            <text:p>1</text:p>
          </table:table-cell>
          <table:table-cell office:value-type="string">
            <text:p>air at the stable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office:value-type="float" office:value="3804">
            <text:p>3804</text:p>
          </table:table-cell>
          <table:table-cell office:value-type="string">
            <text:p>fumigation</text:p>
          </table:table-cell>
          <table:table-cell office:value-type="float" office:value="0">
            <text:p>0</text:p>
          </table:table-cell>
          <table:table-cell office:value-type="string">
            <text:p>fumigation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3804">
            <text:p>3804</text:p>
          </table:table-cell>
          <table:table-cell office:value-type="string">
            <text:p>stall cleaning</text:p>
          </table:table-cell>
          <table:table-cell office:value-type="float" office:value="1">
            <text:p>1</text:p>
          </table:table-cell>
          <table:table-cell office:value-type="string">
            <text:p>stall cleaning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3476">
            <text:p>3476</text:p>
          </table:table-cell>
          <table:table-cell office:value-type="string">
            <text:p>de-spin the intestinal flora</text:p>
          </table:table-cell>
          <table:table-cell office:value-type="float" office:value="0">
            <text:p>0</text:p>
          </table:table-cell>
          <table:table-cell office:value-type="string">
            <text:p>de-spin the intestinal flora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office:value-type="float" office:value="3476">
            <text:p>3476</text:p>
          </table:table-cell>
          <table:table-cell office:value-type="string">
            <text:p>build up a healthy intestinal flora</text:p>
          </table:table-cell>
          <table:table-cell office:value-type="float" office:value="1">
            <text:p>1</text:p>
          </table:table-cell>
          <table:table-cell office:value-type="string">
            <text:p>build up a healthy intestinal flora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office:value-type="float" office:value="3478">
            <text:p>3478</text:p>
          </table:table-cell>
          <table:table-cell office:value-type="string">
            <text:p>stall cleaning</text:p>
          </table:table-cell>
          <table:table-cell office:value-type="float" office:value="0">
            <text:p>0</text:p>
          </table:table-cell>
          <table:table-cell office:value-type="string">
            <text:p>stall cleaning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3478">
            <text:p>3478</text:p>
          </table:table-cell>
          <table:table-cell office:value-type="string">
            <text:p>fumigation</text:p>
          </table:table-cell>
          <table:table-cell office:value-type="float" office:value="1">
            <text:p>1</text:p>
          </table:table-cell>
          <table:table-cell office:value-type="string">
            <text:p>fumigation</text:p>
          </table:table-cell>
        </table:table-row>
        <table:table-row table:style-name="ro1">
          <table:table-cell office:value-type="float" office:value="3811">
            <text:p>3811</text:p>
          </table:table-cell>
          <table:table-cell office:value-type="float" office:value="3434">
            <text:p>3434</text:p>
          </table:table-cell>
          <table:table-cell office:value-type="string">
            <text:p>stability of the eggshell</text:p>
          </table:table-cell>
          <table:table-cell office:value-type="float" office:value="12">
            <text:p>12</text:p>
          </table:table-cell>
          <table:table-cell office:value-type="string">
            <text:p>stability of the eggshell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office:value-type="float" office:value="3434">
            <text:p>3434</text:p>
          </table:table-cell>
          <table:table-cell office:value-type="string">
            <text:p>egg production</text:p>
          </table:table-cell>
          <table:table-cell office:value-type="float" office:value="7">
            <text:p>7</text:p>
          </table:table-cell>
          <table:table-cell office:value-type="string">
            <text:p>egg production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office:value-type="float" office:value="3434">
            <text:p>3434</text:p>
          </table:table-cell>
          <table:table-cell office:value-type="string">
            <text:p>bone structure</text:p>
          </table:table-cell>
          <table:table-cell office:value-type="float" office:value="5">
            <text:p>5</text:p>
          </table:table-cell>
          <table:table-cell office:value-type="string">
            <text:p>bone structure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office:value-type="float" office:value="3434">
            <text:p>3434</text:p>
          </table:table-cell>
          <table:table-cell office:value-type="string">
            <text:p>broiler fatten</text:p>
          </table:table-cell>
          <table:table-cell office:value-type="float" office:value="3">
            <text:p>3</text:p>
          </table:table-cell>
          <table:table-cell office:value-type="string">
            <text:p>broiler fatten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3814">
            <text:p>3814</text:p>
          </table:table-cell>
          <table:table-cell office:value-type="string">
            <text:p>respiratory tract</text:p>
          </table:table-cell>
          <table:table-cell office:value-type="float" office:value="0">
            <text:p>0</text:p>
          </table:table-cell>
          <table:table-cell office:value-type="string">
            <text:p>respiratory tract</text:p>
          </table:table-cell>
        </table:table-row>
        <table:table-row table:style-name="ro1">
          <table:table-cell office:value-type="float" office:value="3816">
            <text:p>3816</text:p>
          </table:table-cell>
          <table:table-cell office:value-type="float" office:value="3814">
            <text:p>3814</text:p>
          </table:table-cell>
          <table:table-cell office:value-type="string">
            <text:p>Intestine</text:p>
          </table:table-cell>
          <table:table-cell office:value-type="float" office:value="1">
            <text:p>1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3434">
            <text:p>3434</text:p>
          </table:table-cell>
          <table:table-cell office:value-type="string">
            <text:p>turkey fatten</text:p>
          </table:table-cell>
          <table:table-cell office:value-type="float" office:value="4">
            <text:p>4</text:p>
          </table:table-cell>
          <table:table-cell office:value-type="string">
            <text:p>turkey fatten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office:value-type="float" office:value="3817">
            <text:p>3817</text:p>
          </table:table-cell>
          <table:table-cell office:value-type="string">
            <text:p>respiratory tract</text:p>
          </table:table-cell>
          <table:table-cell office:value-type="float" office:value="0">
            <text:p>0</text:p>
          </table:table-cell>
          <table:table-cell office:value-type="string">
            <text:p>respiratory tract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float" office:value="3817">
            <text:p>3817</text:p>
          </table:table-cell>
          <table:table-cell office:value-type="string">
            <text:p>Intestine</text:p>
          </table:table-cell>
          <table:table-cell office:value-type="float" office:value="1">
            <text:p>1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434">
            <text:p>3434</text:p>
          </table:table-cell>
          <table:table-cell office:value-type="string">
            <text:p>cleaning</text:p>
          </table:table-cell>
          <table:table-cell office:value-type="float" office:value="6">
            <text:p>6</text:p>
          </table:table-cell>
          <table:table-cell office:value-type="string">
            <text:p>cleaning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float" office:value="3434">
            <text:p>3434</text:p>
          </table:table-cell>
          <table:table-cell office:value-type="string">
            <text:p>special products/accessories</text:p>
          </table:table-cell>
          <table:table-cell office:value-type="float" office:value="9">
            <text:p>9</text:p>
          </table:table-cell>
          <table:table-cell office:value-type="string">
            <text:p>special products/accessories</text:p>
          </table:table-cell>
        </table:table-row>
        <table:table-row table:style-name="ro1">
          <table:table-cell office:value-type="float" office:value="3823">
            <text:p>3823</text:p>
          </table:table-cell>
          <table:table-cell office:value-type="float" office:value="3729">
            <text:p>3729</text:p>
          </table:table-cell>
          <table:table-cell office:value-type="string">
            <text:p>HerbaVet</text:p>
          </table:table-cell>
          <table:table-cell office:value-type="float" office:value="1">
            <text:p>1</text:p>
          </table:table-cell>
          <table:table-cell office:value-type="string">
            <text:p>HerbaVet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3014">
            <text:p>3014</text:p>
          </table:table-cell>
          <table:table-cell office:value-type="string">
            <text:p>ears</text:p>
          </table:table-cell>
          <table:table-cell office:value-type="float" office:value="1">
            <text:p>1</text:p>
          </table:table-cell>
          <table:table-cell office:value-type="string">
            <text:p>ears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float" office:value="3017">
            <text:p>3017</text:p>
          </table:table-cell>
          <table:table-cell office:value-type="string">
            <text:p>dried animal food</text:p>
          </table:table-cell>
          <table:table-cell office:value-type="float" office:value="1">
            <text:p>1</text:p>
          </table:table-cell>
          <table:table-cell office:value-type="string">
            <text:p>dried animal food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float" office:value="3651">
            <text:p>3651</text:p>
          </table:table-cell>
          <table:table-cell office:value-type="string">
            <text:p>reward</text:p>
          </table:table-cell>
          <table:table-cell office:value-type="float" office:value="12">
            <text:p>12</text:p>
          </table:table-cell>
          <table:table-cell office:value-type="string">
            <text:p>reward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3101">
            <text:p>3101</text:p>
          </table:table-cell>
          <table:table-cell office:value-type="string">
            <text:p>immune system</text:p>
          </table:table-cell>
          <table:table-cell office:value-type="float" office:value="1">
            <text:p>1</text:p>
          </table:table-cell>
          <table:table-cell office:value-type="string">
            <text:p>immune system</text:p>
          </table:table-cell>
        </table:table-row>
        <table:table-row table:style-name="ro1">
          <table:table-cell office:value-type="float" office:value="3829">
            <text:p>3829</text:p>
          </table:table-cell>
          <table:table-cell office:value-type="float" office:value="3101">
            <text:p>3101</text:p>
          </table:table-cell>
          <table:table-cell office:value-type="string">
            <text:p>primary metabolism</text:p>
          </table:table-cell>
          <table:table-cell office:value-type="float" office:value="2">
            <text:p>2</text:p>
          </table:table-cell>
          <table:table-cell office:value-type="string">
            <text:p>primary metabolism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3104">
            <text:p>3104</text:p>
          </table:table-cell>
          <table:table-cell office:value-type="string">
            <text:p>old bones</text:p>
          </table:table-cell>
          <table:table-cell office:value-type="float" office:value="0">
            <text:p>0</text:p>
          </table:table-cell>
          <table:table-cell office:value-type="string">
            <text:p>old bones</text:p>
          </table:table-cell>
        </table:table-row>
        <table:table-row table:style-name="ro1">
          <table:table-cell office:value-type="float" office:value="3831">
            <text:p>3831</text:p>
          </table:table-cell>
          <table:table-cell office:value-type="float" office:value="3104">
            <text:p>3104</text:p>
          </table:table-cell>
          <table:table-cell office:value-type="string">
            <text:p>young bones</text:p>
          </table:table-cell>
          <table:table-cell office:value-type="float" office:value="1">
            <text:p>1</text:p>
          </table:table-cell>
          <table:table-cell office:value-type="string">
            <text:p>young bones</text:p>
          </table:table-cell>
        </table:table-row>
        <table:table-row table:style-name="ro1">
          <table:table-cell office:value-type="float" office:value="3832">
            <text:p>3832</text:p>
          </table:table-cell>
          <table:table-cell office:value-type="float" office:value="3104">
            <text:p>3104</text:p>
          </table:table-cell>
          <table:table-cell office:value-type="string">
            <text:p>yearn/bands</text:p>
          </table:table-cell>
          <table:table-cell office:value-type="float" office:value="2">
            <text:p>2</text:p>
          </table:table-cell>
          <table:table-cell office:value-type="string">
            <text:p>yearn/bands</text:p>
          </table:table-cell>
        </table:table-row>
        <table:table-row table:style-name="ro1">
          <table:table-cell office:value-type="float" office:value="3833">
            <text:p>3833</text:p>
          </table:table-cell>
          <table:table-cell office:value-type="float" office:value="3104">
            <text:p>3104</text:p>
          </table:table-cell>
          <table:table-cell office:value-type="string">
            <text:p>care</text:p>
          </table:table-cell>
          <table:table-cell office:value-type="float" office:value="3">
            <text:p>3</text:p>
          </table:table-cell>
          <table:table-cell office:value-type="string">
            <text:p>care</text:p>
          </table:table-cell>
        </table:table-row>
        <table:table-row table:style-name="ro1">
          <table:table-cell office:value-type="float" office:value="3834">
            <text:p>3834</text:p>
          </table:table-cell>
          <table:table-cell office:value-type="float" office:value="3103">
            <text:p>3103</text:p>
          </table:table-cell>
          <table:table-cell office:value-type="string">
            <text:p>care</text:p>
          </table:table-cell>
          <table:table-cell office:value-type="float" office:value="1">
            <text:p>1</text:p>
          </table:table-cell>
          <table:table-cell office:value-type="string">
            <text:p>care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3103">
            <text:p>3103</text:p>
          </table:table-cell>
          <table:table-cell office:value-type="string">
            <text:p>care for skin with allergy</text:p>
          </table:table-cell>
          <table:table-cell office:value-type="float" office:value="2">
            <text:p>2</text:p>
          </table:table-cell>
          <table:table-cell office:value-type="string">
            <text:p>care for skin with allergy</text:p>
          </table:table-cell>
        </table:table-row>
        <table:table-row table:style-name="ro1">
          <table:table-cell office:value-type="float" office:value="3836">
            <text:p>3836</text:p>
          </table:table-cell>
          <table:table-cell office:value-type="float" office:value="3103">
            <text:p>3103</text:p>
          </table:table-cell>
          <table:table-cell office:value-type="string">
            <text:p>feeding</text:p>
          </table:table-cell>
          <table:table-cell office:value-type="float" office:value="3">
            <text:p>3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837">
            <text:p>3837</text:p>
          </table:table-cell>
          <table:table-cell office:value-type="float" office:value="3253">
            <text:p>3253</text:p>
          </table:table-cell>
          <table:table-cell office:value-type="string">
            <text:p>Silvester/rapid support</text:p>
          </table:table-cell>
          <table:table-cell office:value-type="float" office:value="2">
            <text:p>2</text:p>
          </table:table-cell>
          <table:table-cell office:value-type="string">
            <text:p>Silvester/rapid support</text:p>
          </table:table-cell>
        </table:table-row>
        <table:table-row table:style-name="ro1">
          <table:table-cell office:value-type="float" office:value="3838">
            <text:p>3838</text:p>
          </table:table-cell>
          <table:table-cell office:value-type="float" office:value="3253">
            <text:p>3253</text:p>
          </table:table-cell>
          <table:table-cell office:value-type="string">
            <text:p>Feeding</text:p>
          </table:table-cell>
          <table:table-cell office:value-type="float" office:value="1">
            <text:p>1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839">
            <text:p>3839</text:p>
          </table:table-cell>
          <table:table-cell office:value-type="float" office:value="3092">
            <text:p>3092</text:p>
          </table:table-cell>
          <table:table-cell office:value-type="string">
            <text:p>upper respiratory tract</text:p>
          </table:table-cell>
          <table:table-cell office:value-type="float" office:value="0">
            <text:p>0</text:p>
          </table:table-cell>
          <table:table-cell office:value-type="string">
            <text:p>upper respiratory tract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3092">
            <text:p>3092</text:p>
          </table:table-cell>
          <table:table-cell office:value-type="string">
            <text:p>lower respiratory tract</text:p>
          </table:table-cell>
          <table:table-cell office:value-type="float" office:value="1">
            <text:p>1</text:p>
          </table:table-cell>
          <table:table-cell office:value-type="string">
            <text:p>lower respiratory tract</text:p>
          </table:table-cell>
        </table:table-row>
        <table:table-row table:style-name="ro1">
          <table:table-cell office:value-type="float" office:value="3841">
            <text:p>3841</text:p>
          </table:table-cell>
          <table:table-cell office:value-type="float" office:value="3515">
            <text:p>3515</text:p>
          </table:table-cell>
          <table:table-cell office:value-type="string">
            <text:p>bowel cleanse</text:p>
          </table:table-cell>
          <table:table-cell office:value-type="float" office:value="0">
            <text:p>0</text:p>
          </table:table-cell>
          <table:table-cell office:value-type="string">
            <text:p>bowel cleanse</text:p>
          </table:table-cell>
        </table:table-row>
        <table:table-row table:style-name="ro1">
          <table:table-cell office:value-type="float" office:value="3842">
            <text:p>3842</text:p>
          </table:table-cell>
          <table:table-cell office:value-type="float" office:value="3515">
            <text:p>3515</text:p>
          </table:table-cell>
          <table:table-cell office:value-type="string">
            <text:p>build up the intestinal flora</text:p>
          </table:table-cell>
          <table:table-cell office:value-type="float" office:value="1">
            <text:p>1</text:p>
          </table:table-cell>
          <table:table-cell office:value-type="string">
            <text:p>build up the intestinal flora</text:p>
          </table:table-cell>
        </table:table-row>
        <table:table-row table:style-name="ro1">
          <table:table-cell office:value-type="float" office:value="3843">
            <text:p>3843</text:p>
          </table:table-cell>
          <table:table-cell office:value-type="float" office:value="3515">
            <text:p>3515</text:p>
          </table:table-cell>
          <table:table-cell office:value-type="string">
            <text:p>Feeding</text:p>
          </table:table-cell>
          <table:table-cell office:value-type="float" office:value="2">
            <text:p>2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3651">
            <text:p>3651</text:p>
          </table:table-cell>
          <table:table-cell office:value-type="string">
            <text:p>Wellness/Care</text:p>
          </table:table-cell>
          <table:table-cell office:value-type="float" office:value="14">
            <text:p>14</text:p>
          </table:table-cell>
          <table:table-cell office:value-type="string">
            <text:p>Wellness/Care</text:p>
          </table:table-cell>
        </table:table-row>
        <table:table-row table:style-name="ro1">
          <table:table-cell office:value-type="float" office:value="3845">
            <text:p>3845</text:p>
          </table:table-cell>
          <table:table-cell office:value-type="float" office:value="3844">
            <text:p>3844</text:p>
          </table:table-cell>
          <table:table-cell office:value-type="string">
            <text:p>bath</text:p>
          </table:table-cell>
          <table:table-cell office:value-type="float" office:value="0">
            <text:p>0</text:p>
          </table:table-cell>
          <table:table-cell office:value-type="string">
            <text:p>bath</text:p>
          </table:table-cell>
        </table:table-row>
        <table:table-row table:style-name="ro2">
          <table:table-cell office:value-type="float" office:value="3846">
            <text:p>3846</text:p>
          </table:table-cell>
          <table:table-cell office:value-type="float" office:value="3844">
            <text:p>3844</text:p>
          </table:table-cell>
          <table:table-cell office:value-type="string">
            <text:p>Coat/Skin</text:p>
          </table:table-cell>
          <table:table-cell office:value-type="float" office:value="1">
            <text:p>1</text:p>
          </table:table-cell>
          <table:table-cell office:value-type="string">
            <text:p>Coat/Skin</text:p>
          </table:table-cell>
        </table:table-row>
        <table:table-row table:style-name="ro1">
          <table:table-cell office:value-type="float" office:value="3847">
            <text:p>3847</text:p>
          </table:table-cell>
          <table:table-cell office:value-type="float" office:value="3651">
            <text:p>3651</text:p>
          </table:table-cell>
          <table:table-cell office:value-type="string">
            <text:p>breeding</text:p>
          </table:table-cell>
          <table:table-cell office:value-type="float" office:value="1">
            <text:p>1</text:p>
          </table:table-cell>
          <table:table-cell office:value-type="string">
            <text:p>breeding</text:p>
          </table:table-cell>
        </table:table-row>
        <table:table-row table:style-name="ro1">
          <table:table-cell office:value-type="float" office:value="3848">
            <text:p>3848</text:p>
          </table:table-cell>
          <table:table-cell office:value-type="float" office:value="3847">
            <text:p>3847</text:p>
          </table:table-cell>
          <table:table-cell office:value-type="string">
            <text:p>pregnancy</text:p>
          </table:table-cell>
          <table:table-cell office:value-type="float" office:value="1">
            <text:p>1</text:p>
          </table:table-cell>
          <table:table-cell office:value-type="string">
            <text:p>pregnancy</text:p>
          </table:table-cell>
        </table:table-row>
        <table:table-row table:style-name="ro2">
          <table:table-cell office:value-type="float" office:value="3849">
            <text:p>3849</text:p>
          </table:table-cell>
          <table:table-cell office:value-type="float" office:value="3017">
            <text:p>3017</text:p>
          </table:table-cell>
          <table:table-cell office:value-type="string">
            <text:p>BARF</text:p>
          </table:table-cell>
          <table:table-cell office:value-type="float" office:value="0">
            <text:p>0</text:p>
          </table:table-cell>
          <table:table-cell office:value-type="string">
            <text:p>BARF</text:p>
          </table:table-cell>
        </table:table-row>
        <table:table-row table:style-name="ro1">
          <table:table-cell office:value-type="float" office:value="3851">
            <text:p>3851</text:p>
          </table:table-cell>
          <table:table-cell office:value-type="float" office:value="3849">
            <text:p>3849</text:p>
          </table:table-cell>
          <table:table-cell office:value-type="string">
            <text:p>oil/fat</text:p>
          </table:table-cell>
          <table:table-cell office:value-type="float" office:value="5">
            <text:p>5</text:p>
          </table:table-cell>
          <table:table-cell office:value-type="string">
            <text:p>oil/fat</text:p>
          </table:table-cell>
        </table:table-row>
        <table:table-row table:style-name="ro1">
          <table:table-cell office:value-type="float" office:value="3852">
            <text:p>3852</text:p>
          </table:table-cell>
          <table:table-cell office:value-type="float" office:value="3851">
            <text:p>3851</text:p>
          </table:table-cell>
          <table:table-cell office:value-type="string">
            <text:p>oilmixtures</text:p>
          </table:table-cell>
          <table:table-cell office:value-type="float" office:value="1">
            <text:p>1</text:p>
          </table:table-cell>
          <table:table-cell office:value-type="string">
            <text:p>oilmixtures</text:p>
          </table:table-cell>
        </table:table-row>
        <table:table-row table:style-name="ro1">
          <table:table-cell office:value-type="float" office:value="3853">
            <text:p>3853</text:p>
          </table:table-cell>
          <table:table-cell office:value-type="float" office:value="3851">
            <text:p>3851</text:p>
          </table:table-cell>
          <table:table-cell office:value-type="string">
            <text:p>fat</text:p>
          </table:table-cell>
          <table:table-cell office:value-type="float" office:value="0">
            <text:p>0</text:p>
          </table:table-cell>
          <table:table-cell office:value-type="string">
            <text:p>fat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float" office:value="3851">
            <text:p>3851</text:p>
          </table:table-cell>
          <table:table-cell office:value-type="string">
            <text:p>single oil</text:p>
          </table:table-cell>
          <table:table-cell office:value-type="float" office:value="2">
            <text:p>2</text:p>
          </table:table-cell>
          <table:table-cell office:value-type="string">
            <text:p>single oil</text:p>
          </table:table-cell>
        </table:table-row>
        <table:table-row table:style-name="ro1">
          <table:table-cell office:value-type="float" office:value="3855">
            <text:p>3855</text:p>
          </table:table-cell>
          <table:table-cell office:value-type="float" office:value="3849">
            <text:p>3849</text:p>
          </table:table-cell>
          <table:table-cell office:value-type="string">
            <text:p>flakes</text:p>
          </table:table-cell>
          <table:table-cell office:value-type="float" office:value="0">
            <text:p>0</text:p>
          </table:table-cell>
          <table:table-cell office:value-type="string">
            <text:p>flakes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3849">
            <text:p>3849</text:p>
          </table:table-cell>
          <table:table-cell office:value-type="string">
            <text:p>vegetable/fruit</text:p>
          </table:table-cell>
          <table:table-cell office:value-type="float" office:value="6">
            <text:p>6</text:p>
          </table:table-cell>
          <table:table-cell office:value-type="string">
            <text:p>vegetable/fruit</text:p>
          </table:table-cell>
        </table:table-row>
        <table:table-row table:style-name="ro1">
          <table:table-cell office:value-type="float" office:value="3857">
            <text:p>3857</text:p>
          </table:table-cell>
          <table:table-cell office:value-type="float" office:value="3849">
            <text:p>3849</text:p>
          </table:table-cell>
          <table:table-cell office:value-type="string">
            <text:p>micronutrients</text:p>
          </table:table-cell>
          <table:table-cell office:value-type="float" office:value="4">
            <text:p>4</text:p>
          </table:table-cell>
          <table:table-cell office:value-type="string">
            <text:p>micronutrients</text:p>
          </table:table-cell>
        </table:table-row>
        <table:table-row table:style-name="ro1">
          <table:table-cell office:value-type="float" office:value="3858">
            <text:p>3858</text:p>
          </table:table-cell>
          <table:table-cell office:value-type="float" office:value="3857">
            <text:p>3857</text:p>
          </table:table-cell>
          <table:table-cell office:value-type="string">
            <text:p>basics</text:p>
          </table:table-cell>
          <table:table-cell office:value-type="float" office:value="1">
            <text:p>1</text:p>
          </table:table-cell>
          <table:table-cell office:value-type="string">
            <text:p>basics</text:p>
          </table:table-cell>
        </table:table-row>
        <table:table-row table:style-name="ro1">
          <table:table-cell office:value-type="float" office:value="3859">
            <text:p>3859</text:p>
          </table:table-cell>
          <table:table-cell office:value-type="float" office:value="3857">
            <text:p>3857</text:p>
          </table:table-cell>
          <table:table-cell office:value-type="string">
            <text:p>single products</text:p>
          </table:table-cell>
          <table:table-cell office:value-type="float" office:value="3">
            <text:p>3</text:p>
          </table:table-cell>
          <table:table-cell office:value-type="string">
            <text:p>single products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3857">
            <text:p>3857</text:p>
          </table:table-cell>
          <table:table-cell office:value-type="string">
            <text:p>alga</text:p>
          </table:table-cell>
          <table:table-cell office:value-type="float" office:value="0">
            <text:p>0</text:p>
          </table:table-cell>
          <table:table-cell office:value-type="string">
            <text:p>alga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3857">
            <text:p>3857</text:p>
          </table:table-cell>
          <table:table-cell office:value-type="string">
            <text:p>calcium</text:p>
          </table:table-cell>
          <table:table-cell office:value-type="float" office:value="2">
            <text:p>2</text:p>
          </table:table-cell>
          <table:table-cell office:value-type="string">
            <text:p>calcium</text:p>
          </table:table-cell>
        </table:table-row>
        <table:table-row table:style-name="ro2">
          <table:table-cell office:value-type="float" office:value="3862">
            <text:p>3862</text:p>
          </table:table-cell>
          <table:table-cell office:value-type="float" office:value="3849">
            <text:p>3849</text:p>
          </table:table-cell>
          <table:table-cell office:value-type="string">
            <text:p>half B.a.r.f</text:p>
          </table:table-cell>
          <table:table-cell office:value-type="float" office:value="3">
            <text:p>3</text:p>
          </table:table-cell>
          <table:table-cell office:value-type="string">
            <text:p>half B.a.r.f</text:p>
          </table:table-cell>
        </table:table-row>
        <table:table-row table:style-name="ro1">
          <table:table-cell office:value-type="float" office:value="3863">
            <text:p>3863</text:p>
          </table:table-cell>
          <table:table-cell office:value-type="float" office:value="3849">
            <text:p>3849</text:p>
          </table:table-cell>
          <table:table-cell office:value-type="string">
            <text:p>flora of the intestine</text:p>
          </table:table-cell>
          <table:table-cell office:value-type="float" office:value="1">
            <text:p>1</text:p>
          </table:table-cell>
          <table:table-cell office:value-type="string">
            <text:p>flora of the intestine</text:p>
          </table:table-cell>
        </table:table-row>
        <table:table-row table:style-name="ro1">
          <table:table-cell office:value-type="float" office:value="3864">
            <text:p>3864</text:p>
          </table:table-cell>
          <table:table-cell office:value-type="float" office:value="3849">
            <text:p>3849</text:p>
          </table:table-cell>
          <table:table-cell office:value-type="string">
            <text:p>get started</text:p>
          </table:table-cell>
          <table:table-cell office:value-type="float" office:value="2">
            <text:p>2</text:p>
          </table:table-cell>
          <table:table-cell office:value-type="string">
            <text:p>get started</text:p>
          </table:table-cell>
        </table:table-row>
        <table:table-row table:style-name="ro1">
          <table:table-cell office:value-type="float" office:value="3865">
            <text:p>3865</text:p>
          </table:table-cell>
          <table:table-cell office:value-type="float" office:value="3124">
            <text:p>3124</text:p>
          </table:table-cell>
          <table:table-cell office:value-type="string">
            <text:p>immune system</text:p>
          </table:table-cell>
          <table:table-cell office:value-type="float" office:value="0">
            <text:p>0</text:p>
          </table:table-cell>
          <table:table-cell office:value-type="string">
            <text:p>immune system</text:p>
          </table:table-cell>
        </table:table-row>
        <table:table-row table:style-name="ro1">
          <table:table-cell office:value-type="float" office:value="3866">
            <text:p>3866</text:p>
          </table:table-cell>
          <table:table-cell office:value-type="float" office:value="3124">
            <text:p>3124</text:p>
          </table:table-cell>
          <table:table-cell office:value-type="string">
            <text:p>Liver/Kidney detoxification</text:p>
          </table:table-cell>
          <table:table-cell office:value-type="float" office:value="1">
            <text:p>1</text:p>
          </table:table-cell>
          <table:table-cell office:value-type="string">
            <text:p>Liver/Kidney detoxification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office:value-type="float" office:value="3124">
            <text:p>3124</text:p>
          </table:table-cell>
          <table:table-cell office:value-type="string">
            <text:p>primary metabolism</text:p>
          </table:table-cell>
          <table:table-cell office:value-type="float" office:value="2">
            <text:p>2</text:p>
          </table:table-cell>
          <table:table-cell office:value-type="string">
            <text:p>primary metabolism</text:p>
          </table:table-cell>
        </table:table-row>
        <table:table-row table:style-name="ro1">
          <table:table-cell office:value-type="float" office:value="3868">
            <text:p>3868</text:p>
          </table:table-cell>
          <table:table-cell office:value-type="float" office:value="3019">
            <text:p>3019</text:p>
          </table:table-cell>
          <table:table-cell office:value-type="string">
            <text:p>ears</text:p>
          </table:table-cell>
          <table:table-cell office:value-type="float" office:value="1">
            <text:p>1</text:p>
          </table:table-cell>
          <table:table-cell office:value-type="string">
            <text:p>ears</text:p>
          </table:table-cell>
        </table:table-row>
        <table:table-row table:style-name="ro1">
          <table:table-cell office:value-type="float" office:value="3869">
            <text:p>3869</text:p>
          </table:table-cell>
          <table:table-cell office:value-type="float" office:value="3019">
            <text:p>3019</text:p>
          </table:table-cell>
          <table:table-cell office:value-type="string">
            <text:p>bath soak/ care</text:p>
          </table:table-cell>
          <table:table-cell office:value-type="float" office:value="0">
            <text:p>0</text:p>
          </table:table-cell>
          <table:table-cell office:value-type="string">
            <text:p>bath soak/ care</text:p>
          </table:table-cell>
        </table:table-row>
        <table:table-row table:style-name="ro1">
          <table:table-cell office:value-type="float" office:value="3870">
            <text:p>3870</text:p>
          </table:table-cell>
          <table:table-cell office:value-type="float" office:value="3567">
            <text:p>3567</text:p>
          </table:table-cell>
          <table:table-cell office:value-type="string">
            <text:p>birth</text:p>
          </table:table-cell>
          <table:table-cell office:value-type="float" office:value="0">
            <text:p>0</text:p>
          </table:table-cell>
          <table:table-cell office:value-type="string">
            <text:p>birth</text:p>
          </table:table-cell>
        </table:table-row>
        <table:table-row table:style-name="ro1">
          <table:table-cell office:value-type="float" office:value="3871">
            <text:p>3871</text:p>
          </table:table-cell>
          <table:table-cell office:value-type="float" office:value="3567">
            <text:p>3567</text:p>
          </table:table-cell>
          <table:table-cell office:value-type="string">
            <text:p>pregnancy</text:p>
          </table:table-cell>
          <table:table-cell office:value-type="float" office:value="1">
            <text:p>1</text:p>
          </table:table-cell>
          <table:table-cell office:value-type="string">
            <text:p>pregnancy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3567">
            <text:p>3567</text:p>
          </table:table-cell>
          <table:table-cell office:value-type="string">
            <text:p>upbreeding of puppies</text:p>
          </table:table-cell>
          <table:table-cell office:value-type="float" office:value="2">
            <text:p>2</text:p>
          </table:table-cell>
          <table:table-cell office:value-type="string">
            <text:p>upbreeding of puppies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3127">
            <text:p>3127</text:p>
          </table:table-cell>
          <table:table-cell office:value-type="string">
            <text:p>old bones</text:p>
          </table:table-cell>
          <table:table-cell office:value-type="float" office:value="0">
            <text:p>0</text:p>
          </table:table-cell>
          <table:table-cell office:value-type="string">
            <text:p>old bones</text:p>
          </table:table-cell>
        </table:table-row>
        <table:table-row table:style-name="ro1">
          <table:table-cell office:value-type="float" office:value="3874">
            <text:p>3874</text:p>
          </table:table-cell>
          <table:table-cell office:value-type="float" office:value="3127">
            <text:p>3127</text:p>
          </table:table-cell>
          <table:table-cell office:value-type="string">
            <text:p>young bones</text:p>
          </table:table-cell>
          <table:table-cell office:value-type="float" office:value="1">
            <text:p>1</text:p>
          </table:table-cell>
          <table:table-cell office:value-type="string">
            <text:p>young bones</text:p>
          </table:table-cell>
        </table:table-row>
        <table:table-row table:style-name="ro1">
          <table:table-cell office:value-type="float" office:value="3875">
            <text:p>3875</text:p>
          </table:table-cell>
          <table:table-cell office:value-type="float" office:value="3127">
            <text:p>3127</text:p>
          </table:table-cell>
          <table:table-cell office:value-type="string">
            <text:p>yearn/bands</text:p>
          </table:table-cell>
          <table:table-cell office:value-type="float" office:value="2">
            <text:p>2</text:p>
          </table:table-cell>
          <table:table-cell office:value-type="string">
            <text:p>yearn/bands</text:p>
          </table:table-cell>
        </table:table-row>
        <table:table-row table:style-name="ro1">
          <table:table-cell office:value-type="float" office:value="3876">
            <text:p>3876</text:p>
          </table:table-cell>
          <table:table-cell office:value-type="float" office:value="3652">
            <text:p>3652</text:p>
          </table:table-cell>
          <table:table-cell office:value-type="string">
            <text:p>nervousness/mind</text:p>
          </table:table-cell>
          <table:table-cell office:value-type="float" office:value="8">
            <text:p>8</text:p>
          </table:table-cell>
          <table:table-cell office:value-type="string">
            <text:p>nervousness/mind</text:p>
          </table:table-cell>
        </table:table-row>
        <table:table-row table:style-name="ro1">
          <table:table-cell office:value-type="float" office:value="3877">
            <text:p>3877</text:p>
          </table:table-cell>
          <table:table-cell office:value-type="float" office:value="3876">
            <text:p>3876</text:p>
          </table:table-cell>
          <table:table-cell office:value-type="string">
            <text:p>New years eve/rapid support</text:p>
          </table:table-cell>
          <table:table-cell office:value-type="float" office:value="2">
            <text:p>2</text:p>
          </table:table-cell>
          <table:table-cell office:value-type="string">
            <text:p>New years eve/rapid support</text:p>
          </table:table-cell>
        </table:table-row>
        <table:table-row table:style-name="ro1">
          <table:table-cell office:value-type="float" office:value="3878">
            <text:p>3878</text:p>
          </table:table-cell>
          <table:table-cell office:value-type="float" office:value="3876">
            <text:p>3876</text:p>
          </table:table-cell>
          <table:table-cell office:value-type="string">
            <text:p>feeding</text:p>
          </table:table-cell>
          <table:table-cell office:value-type="float" office:value="1">
            <text:p>1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879">
            <text:p>3879</text:p>
          </table:table-cell>
          <table:table-cell office:value-type="float" office:value="3051">
            <text:p>3051</text:p>
          </table:table-cell>
          <table:table-cell office:value-type="string">
            <text:p>dried animal food</text:p>
          </table:table-cell>
          <table:table-cell office:value-type="float" office:value="1">
            <text:p>1</text:p>
          </table:table-cell>
          <table:table-cell office:value-type="string">
            <text:p>dried animal food</text:p>
          </table:table-cell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3652">
            <text:p>3652</text:p>
          </table:table-cell>
          <table:table-cell office:value-type="string">
            <text:p>reward</text:p>
          </table:table-cell>
          <table:table-cell office:value-type="float" office:value="10">
            <text:p>10</text:p>
          </table:table-cell>
          <table:table-cell office:value-type="string">
            <text:p>reward</text:p>
          </table:table-cell>
        </table:table-row>
        <table:table-row table:style-name="ro1">
          <table:table-cell office:value-type="float" office:value="3881">
            <text:p>3881</text:p>
          </table:table-cell>
          <table:table-cell office:value-type="float" office:value="3880">
            <text:p>3880</text:p>
          </table:table-cell>
          <table:table-cell office:value-type="string">
            <text:p>chewing articles/reward</text:p>
          </table:table-cell>
          <table:table-cell office:value-type="float" office:value="0">
            <text:p>0</text:p>
          </table:table-cell>
          <table:table-cell office:value-type="string">
            <text:p>chewing articles/reward</text:p>
          </table:table-cell>
        </table:table-row>
        <table:table-row table:style-name="ro1">
          <table:table-cell office:value-type="float" office:value="3882">
            <text:p>3882</text:p>
          </table:table-cell>
          <table:table-cell office:value-type="float" office:value="3126">
            <text:p>3126</text:p>
          </table:table-cell>
          <table:table-cell office:value-type="string">
            <text:p>Bath soak</text:p>
          </table:table-cell>
          <table:table-cell office:value-type="float" office:value="0">
            <text:p>0</text:p>
          </table:table-cell>
          <table:table-cell office:value-type="string">
            <text:p>Bath soak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office:value-type="float" office:value="3126">
            <text:p>3126</text:p>
          </table:table-cell>
          <table:table-cell office:value-type="string">
            <text:p>feeding</text:p>
          </table:table-cell>
          <table:table-cell office:value-type="float" office:value="3">
            <text:p>3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884">
            <text:p>3884</text:p>
          </table:table-cell>
          <table:table-cell office:value-type="float" office:value="3126">
            <text:p>3126</text:p>
          </table:table-cell>
          <table:table-cell office:value-type="string">
            <text:p>care</text:p>
          </table:table-cell>
          <table:table-cell office:value-type="float" office:value="1">
            <text:p>1</text:p>
          </table:table-cell>
          <table:table-cell office:value-type="string">
            <text:p>care</text:p>
          </table:table-cell>
        </table:table-row>
        <table:table-row table:style-name="ro1">
          <table:table-cell office:value-type="float" office:value="3885">
            <text:p>3885</text:p>
          </table:table-cell>
          <table:table-cell office:value-type="float" office:value="3126">
            <text:p>3126</text:p>
          </table:table-cell>
          <table:table-cell office:value-type="string">
            <text:p>care for skin with allergy</text:p>
          </table:table-cell>
          <table:table-cell office:value-type="float" office:value="2">
            <text:p>2</text:p>
          </table:table-cell>
          <table:table-cell office:value-type="string">
            <text:p>care for skin with allergy</text:p>
          </table:table-cell>
        </table:table-row>
        <table:table-row table:style-name="ro1">
          <table:table-cell office:value-type="float" office:value="3886">
            <text:p>3886</text:p>
          </table:table-cell>
          <table:table-cell office:value-type="float" office:value="3652">
            <text:p>3652</text:p>
          </table:table-cell>
          <table:table-cell office:value-type="string">
            <text:p>wellness/care</text:p>
          </table:table-cell>
          <table:table-cell office:value-type="float" office:value="12">
            <text:p>12</text:p>
          </table:table-cell>
          <table:table-cell office:value-type="string">
            <text:p>wellness/care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3123">
            <text:p>3123</text:p>
          </table:table-cell>
          <table:table-cell office:value-type="string">
            <text:p>bowel cleanse</text:p>
          </table:table-cell>
          <table:table-cell office:value-type="float" office:value="0">
            <text:p>0</text:p>
          </table:table-cell>
          <table:table-cell office:value-type="string">
            <text:p>bowel cleanse</text:p>
          </table:table-cell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3123">
            <text:p>3123</text:p>
          </table:table-cell>
          <table:table-cell office:value-type="string">
            <text:p>build up the intestinal flora</text:p>
          </table:table-cell>
          <table:table-cell office:value-type="float" office:value="1">
            <text:p>1</text:p>
          </table:table-cell>
          <table:table-cell office:value-type="string">
            <text:p>build up the intestinal flora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3123">
            <text:p>3123</text:p>
          </table:table-cell>
          <table:table-cell office:value-type="string">
            <text:p>Feeding</text:p>
          </table:table-cell>
          <table:table-cell office:value-type="float" office:value="2">
            <text:p>2</text:p>
          </table:table-cell>
          <table:table-cell office:value-type="string">
            <text:p>Feeding</text:p>
          </table:table-cell>
        </table:table-row>
        <table:table-row table:style-name="ro2">
          <table:table-cell office:value-type="float" office:value="3892">
            <text:p>3892</text:p>
          </table:table-cell>
          <table:table-cell office:value-type="float" office:value="3051">
            <text:p>3051</text:p>
          </table:table-cell>
          <table:table-cell office:value-type="string">
            <text:p>BARF</text:p>
          </table:table-cell>
          <table:table-cell office:value-type="float" office:value="0">
            <text:p>0</text:p>
          </table:table-cell>
          <table:table-cell office:value-type="string">
            <text:p>BARF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3892">
            <text:p>3892</text:p>
          </table:table-cell>
          <table:table-cell office:value-type="string">
            <text:p>flora of the intestine</text:p>
          </table:table-cell>
          <table:table-cell office:value-type="float" office:value="0">
            <text:p>0</text:p>
          </table:table-cell>
          <table:table-cell office:value-type="string">
            <text:p>flora of the intestine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3892">
            <text:p>3892</text:p>
          </table:table-cell>
          <table:table-cell office:value-type="string">
            <text:p>get started</text:p>
          </table:table-cell>
          <table:table-cell office:value-type="float" office:value="2">
            <text:p>2</text:p>
          </table:table-cell>
          <table:table-cell office:value-type="string">
            <text:p>get started</text:p>
          </table:table-cell>
        </table:table-row>
        <table:table-row table:style-name="ro1">
          <table:table-cell office:value-type="float" office:value="3895">
            <text:p>3895</text:p>
          </table:table-cell>
          <table:table-cell office:value-type="float" office:value="3892">
            <text:p>3892</text:p>
          </table:table-cell>
          <table:table-cell office:value-type="string">
            <text:p>oil/fat</text:p>
          </table:table-cell>
          <table:table-cell office:value-type="float" office:value="4">
            <text:p>4</text:p>
          </table:table-cell>
          <table:table-cell office:value-type="string">
            <text:p>oil/fat</text:p>
          </table:table-cell>
        </table:table-row>
        <table:table-row table:style-name="ro1">
          <table:table-cell office:value-type="float" office:value="3896">
            <text:p>3896</text:p>
          </table:table-cell>
          <table:table-cell office:value-type="float" office:value="3895">
            <text:p>3895</text:p>
          </table:table-cell>
          <table:table-cell office:value-type="string">
            <text:p>single oil</text:p>
          </table:table-cell>
          <table:table-cell office:value-type="float" office:value="0">
            <text:p>0</text:p>
          </table:table-cell>
          <table:table-cell office:value-type="string">
            <text:p>single oil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office:value-type="float" office:value="3895">
            <text:p>3895</text:p>
          </table:table-cell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string">
            <text:p>fat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float" office:value="3895">
            <text:p>3895</text:p>
          </table:table-cell>
          <table:table-cell office:value-type="string">
            <text:p>oilmixtures</text:p>
          </table:table-cell>
          <table:table-cell office:value-type="float" office:value="2">
            <text:p>2</text:p>
          </table:table-cell>
          <table:table-cell office:value-type="string">
            <text:p>oilmixtures</text:p>
          </table:table-cell>
        </table:table-row>
        <table:table-row table:style-name="ro1">
          <table:table-cell office:value-type="float" office:value="3899">
            <text:p>3899</text:p>
          </table:table-cell>
          <table:table-cell office:value-type="float" office:value="3892">
            <text:p>3892</text:p>
          </table:table-cell>
          <table:table-cell office:value-type="string">
            <text:p>fibers</text:p>
          </table:table-cell>
          <table:table-cell office:value-type="float" office:value="1">
            <text:p>1</text:p>
          </table:table-cell>
          <table:table-cell office:value-type="string">
            <text:p>fibers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892">
            <text:p>3892</text:p>
          </table:table-cell>
          <table:table-cell office:value-type="string">
            <text:p>micronutrients</text:p>
          </table:table-cell>
          <table:table-cell office:value-type="float" office:value="3">
            <text:p>3</text:p>
          </table:table-cell>
          <table:table-cell office:value-type="string">
            <text:p>micronutrients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office:value-type="float" office:value="3900">
            <text:p>3900</text:p>
          </table:table-cell>
          <table:table-cell office:value-type="string">
            <text:p>alga</text:p>
          </table:table-cell>
          <table:table-cell office:value-type="float" office:value="0">
            <text:p>0</text:p>
          </table:table-cell>
          <table:table-cell office:value-type="string">
            <text:p>alga</text:p>
          </table:table-cell>
        </table:table-row>
        <table:table-row table:style-name="ro1">
          <table:table-cell office:value-type="float" office:value="3902">
            <text:p>3902</text:p>
          </table:table-cell>
          <table:table-cell office:value-type="float" office:value="3900">
            <text:p>3900</text:p>
          </table:table-cell>
          <table:table-cell office:value-type="string">
            <text:p>single products</text:p>
          </table:table-cell>
          <table:table-cell office:value-type="float" office:value="3">
            <text:p>3</text:p>
          </table:table-cell>
          <table:table-cell office:value-type="string">
            <text:p>single products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3900">
            <text:p>3900</text:p>
          </table:table-cell>
          <table:table-cell office:value-type="string">
            <text:p>basics</text:p>
          </table:table-cell>
          <table:table-cell office:value-type="float" office:value="1">
            <text:p>1</text:p>
          </table:table-cell>
          <table:table-cell office:value-type="string">
            <text:p>basics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float" office:value="3900">
            <text:p>3900</text:p>
          </table:table-cell>
          <table:table-cell office:value-type="string">
            <text:p>calcium</text:p>
          </table:table-cell>
          <table:table-cell office:value-type="float" office:value="2">
            <text:p>2</text:p>
          </table:table-cell>
          <table:table-cell office:value-type="string">
            <text:p>calcium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3900">
            <text:p>3900</text:p>
          </table:table-cell>
          <table:table-cell office:value-type="string">
            <text:p>taurin</text:p>
          </table:table-cell>
          <table:table-cell office:value-type="float" office:value="4">
            <text:p>4</text:p>
          </table:table-cell>
          <table:table-cell office:value-type="string">
            <text:p>taurin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3014">
            <text:p>3014</text:p>
          </table:table-cell>
          <table:table-cell office:value-type="string">
            <text:p>teasers from A -Z</text:p>
          </table:table-cell>
          <table:table-cell office:value-type="float" office:value="6">
            <text:p>6</text:p>
          </table:table-cell>
          <table:table-cell office:value-type="string">
            <text:p>teasers from A -Z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office:value-type="float" office:value="3907">
            <text:p>3907</text:p>
          </table:table-cell>
          <table:table-cell office:value-type="string">
            <text:p>ticks</text:p>
          </table:table-cell>
          <table:table-cell office:value-type="float" office:value="2">
            <text:p>2</text:p>
          </table:table-cell>
          <table:table-cell office:value-type="string">
            <text:p>ticks</text:p>
          </table:table-cell>
        </table:table-row>
        <table:table-row table:style-name="ro1">
          <table:table-cell office:value-type="float" office:value="3909">
            <text:p>3909</text:p>
          </table:table-cell>
          <table:table-cell office:value-type="float" office:value="3907">
            <text:p>3907</text:p>
          </table:table-cell>
          <table:table-cell office:value-type="string">
            <text:p>acarian</text:p>
          </table:table-cell>
          <table:table-cell office:value-type="float" office:value="0">
            <text:p>0</text:p>
          </table:table-cell>
          <table:table-cell office:value-type="string">
            <text:p>acarian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3907">
            <text:p>3907</text:p>
          </table:table-cell>
          <table:table-cell office:value-type="string">
            <text:p>fleas</text:p>
          </table:table-cell>
          <table:table-cell office:value-type="float" office:value="1">
            <text:p>1</text:p>
          </table:table-cell>
          <table:table-cell office:value-type="string">
            <text:p>fleas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office:value-type="float" office:value="3093">
            <text:p>3093</text:p>
          </table:table-cell>
          <table:table-cell office:value-type="string">
            <text:p>upper respiratory tract</text:p>
          </table:table-cell>
          <table:table-cell office:value-type="float" office:value="0">
            <text:p>0</text:p>
          </table:table-cell>
          <table:table-cell office:value-type="string">
            <text:p>upper respiratory tract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office:value-type="float" office:value="3093">
            <text:p>3093</text:p>
          </table:table-cell>
          <table:table-cell office:value-type="string">
            <text:p>lower respiratory tract</text:p>
          </table:table-cell>
          <table:table-cell office:value-type="float" office:value="1">
            <text:p>1</text:p>
          </table:table-cell>
          <table:table-cell office:value-type="string">
            <text:p>lower respiratory tract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office:value-type="float" office:value="3145">
            <text:p>3145</text:p>
          </table:table-cell>
          <table:table-cell office:value-type="string">
            <text:p>old bones</text:p>
          </table:table-cell>
          <table:table-cell office:value-type="float" office:value="0">
            <text:p>0</text:p>
          </table:table-cell>
          <table:table-cell office:value-type="string">
            <text:p>old bones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3145">
            <text:p>3145</text:p>
          </table:table-cell>
          <table:table-cell office:value-type="string">
            <text:p>young bones</text:p>
          </table:table-cell>
          <table:table-cell office:value-type="float" office:value="1">
            <text:p>1</text:p>
          </table:table-cell>
          <table:table-cell office:value-type="string">
            <text:p>young bones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3145">
            <text:p>3145</text:p>
          </table:table-cell>
          <table:table-cell office:value-type="string">
            <text:p>yearn/bands</text:p>
          </table:table-cell>
          <table:table-cell office:value-type="float" office:value="2">
            <text:p>2</text:p>
          </table:table-cell>
          <table:table-cell office:value-type="string">
            <text:p>yearn/bands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3145">
            <text:p>3145</text:p>
          </table:table-cell>
          <table:table-cell office:value-type="string">
            <text:p>tourney</text:p>
          </table:table-cell>
          <table:table-cell office:value-type="float" office:value="3">
            <text:p>3</text:p>
          </table:table-cell>
          <table:table-cell office:value-type="string">
            <text:p>tourney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3145">
            <text:p>3145</text:p>
          </table:table-cell>
          <table:table-cell office:value-type="string">
            <text:p>care</text:p>
          </table:table-cell>
          <table:table-cell office:value-type="float" office:value="4">
            <text:p>4</text:p>
          </table:table-cell>
          <table:table-cell office:value-type="string">
            <text:p>care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3625">
            <text:p>3625</text:p>
          </table:table-cell>
          <table:table-cell office:value-type="string">
            <text:p>muscle building/regeneration</text:p>
          </table:table-cell>
          <table:table-cell office:value-type="float" office:value="0">
            <text:p>0</text:p>
          </table:table-cell>
          <table:table-cell office:value-type="string">
            <text:p>muscle building/regeneration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office:value-type="float" office:value="3038">
            <text:p>3038</text:p>
          </table:table-cell>
          <table:table-cell office:value-type="string">
            <text:p>muesli</text:p>
          </table:table-cell>
          <table:table-cell office:value-type="float" office:value="2">
            <text:p>2</text:p>
          </table:table-cell>
          <table:table-cell office:value-type="string">
            <text:p>muesli</text:p>
          </table:table-cell>
        </table:table-row>
        <table:table-row table:style-name="ro1">
          <table:table-cell office:value-type="float" office:value="3923">
            <text:p>3923</text:p>
          </table:table-cell>
          <table:table-cell office:value-type="float" office:value="3038">
            <text:p>3038</text:p>
          </table:table-cell>
          <table:table-cell office:value-type="string">
            <text:p>essential fatty acids</text:p>
          </table:table-cell>
          <table:table-cell office:value-type="float" office:value="0">
            <text:p>0</text:p>
          </table:table-cell>
          <table:table-cell office:value-type="string">
            <text:p>essential fatty acids</text:p>
          </table:table-cell>
        </table:table-row>
        <table:table-row table:style-name="ro1">
          <table:table-cell office:value-type="float" office:value="3924">
            <text:p>3924</text:p>
          </table:table-cell>
          <table:table-cell office:value-type="float" office:value="3038">
            <text:p>3038</text:p>
          </table:table-cell>
          <table:table-cell office:value-type="string">
            <text:p>micronutrients</text:p>
          </table:table-cell>
          <table:table-cell office:value-type="float" office:value="1">
            <text:p>1</text:p>
          </table:table-cell>
          <table:table-cell office:value-type="string">
            <text:p>micronutrients</text:p>
          </table:table-cell>
        </table:table-row>
        <table:table-row table:style-name="ro1">
          <table:table-cell office:value-type="float" office:value="3925">
            <text:p>3925</text:p>
          </table:table-cell>
          <table:table-cell office:value-type="float" office:value="3218">
            <text:p>3218</text:p>
          </table:table-cell>
          <table:table-cell office:value-type="string">
            <text:p>immune system</text:p>
          </table:table-cell>
          <table:table-cell office:value-type="float" office:value="0">
            <text:p>0</text:p>
          </table:table-cell>
          <table:table-cell office:value-type="string">
            <text:p>immune system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3218">
            <text:p>3218</text:p>
          </table:table-cell>
          <table:table-cell office:value-type="string">
            <text:p>primary metabolism</text:p>
          </table:table-cell>
          <table:table-cell office:value-type="float" office:value="2">
            <text:p>2</text:p>
          </table:table-cell>
          <table:table-cell office:value-type="string">
            <text:p>primary metabolism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office:value-type="float" office:value="3630">
            <text:p>3630</text:p>
          </table:table-cell>
          <table:table-cell office:value-type="string">
            <text:p>bowel cleanse</text:p>
          </table:table-cell>
          <table:table-cell office:value-type="float" office:value="0">
            <text:p>0</text:p>
          </table:table-cell>
          <table:table-cell office:value-type="string">
            <text:p>bowel cleanse</text:p>
          </table:table-cell>
        </table:table-row>
        <table:table-row table:style-name="ro1">
          <table:table-cell office:value-type="float" office:value="3928">
            <text:p>3928</text:p>
          </table:table-cell>
          <table:table-cell office:value-type="float" office:value="3630">
            <text:p>3630</text:p>
          </table:table-cell>
          <table:table-cell office:value-type="string">
            <text:p>build up the intestinal flora</text:p>
          </table:table-cell>
          <table:table-cell office:value-type="float" office:value="1">
            <text:p>1</text:p>
          </table:table-cell>
          <table:table-cell office:value-type="string">
            <text:p>build up the intestinal flora</text:p>
          </table:table-cell>
        </table:table-row>
        <table:table-row table:style-name="ro1">
          <table:table-cell office:value-type="float" office:value="3929">
            <text:p>3929</text:p>
          </table:table-cell>
          <table:table-cell office:value-type="float" office:value="3630">
            <text:p>3630</text:p>
          </table:table-cell>
          <table:table-cell office:value-type="string">
            <text:p>feeding</text:p>
          </table:table-cell>
          <table:table-cell office:value-type="float" office:value="2">
            <text:p>2</text:p>
          </table:table-cell>
          <table:table-cell office:value-type="string">
            <text:p>feeding</text:p>
          </table:table-cell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3616">
            <text:p>3616</text:p>
          </table:table-cell>
          <table:table-cell office:value-type="string">
            <text:p>care</text:p>
          </table:table-cell>
          <table:table-cell office:value-type="float" office:value="0">
            <text:p>0</text:p>
          </table:table-cell>
          <table:table-cell office:value-type="string">
            <text:p>care</text:p>
          </table:table-cell>
        </table:table-row>
        <table:table-row table:style-name="ro1">
          <table:table-cell office:value-type="float" office:value="3931">
            <text:p>3931</text:p>
          </table:table-cell>
          <table:table-cell office:value-type="float" office:value="3930">
            <text:p>3930</text:p>
          </table:table-cell>
          <table:table-cell office:value-type="string">
            <text:p>frog</text:p>
          </table:table-cell>
          <table:table-cell office:value-type="float" office:value="0">
            <text:p>0</text:p>
          </table:table-cell>
          <table:table-cell office:value-type="string">
            <text:p>frog</text:p>
          </table:table-cell>
        </table:table-row>
        <table:table-row table:style-name="ro1">
          <table:table-cell office:value-type="float" office:value="3932">
            <text:p>3932</text:p>
          </table:table-cell>
          <table:table-cell office:value-type="float" office:value="3930">
            <text:p>3930</text:p>
          </table:table-cell>
          <table:table-cell office:value-type="string">
            <text:p>pastern</text:p>
          </table:table-cell>
          <table:table-cell office:value-type="float" office:value="1">
            <text:p>1</text:p>
          </table:table-cell>
          <table:table-cell office:value-type="string">
            <text:p>pastern</text:p>
          </table:table-cell>
        </table:table-row>
        <table:table-row table:style-name="ro1">
          <table:table-cell office:value-type="float" office:value="3933">
            <text:p>3933</text:p>
          </table:table-cell>
          <table:table-cell office:value-type="float" office:value="3120">
            <text:p>3120</text:p>
          </table:table-cell>
          <table:table-cell office:value-type="string">
            <text:p>amaranth</text:p>
          </table:table-cell>
          <table:table-cell office:value-type="float" office:value="5">
            <text:p>5</text:p>
          </table:table-cell>
          <table:table-cell office:value-type="string">
            <text:p>amaranth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office:value-type="float" office:value="3120">
            <text:p>3120</text:p>
          </table:table-cell>
          <table:table-cell office:value-type="string">
            <text:p>ramson</text:p>
          </table:table-cell>
          <table:table-cell office:value-type="float" office:value="113">
            <text:p>113</text:p>
          </table:table-cell>
          <table:table-cell office:value-type="string">
            <text:p>ramson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office:value-type="float" office:value="3120">
            <text:p>3120</text:p>
          </table:table-cell>
          <table:table-cell office:value-type="string">
            <text:p>broccoli</text:p>
          </table:table-cell>
          <table:table-cell office:value-type="float" office:value="21">
            <text:p>21</text:p>
          </table:table-cell>
          <table:table-cell office:value-type="string">
            <text:p>broccoli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float" office:value="3120">
            <text:p>3120</text:p>
          </table:table-cell>
          <table:table-cell office:value-type="string">
            <text:p>chlorella</text:p>
          </table:table-cell>
          <table:table-cell office:value-type="float" office:value="28">
            <text:p>28</text:p>
          </table:table-cell>
          <table:table-cell office:value-type="string">
            <text:p>chlorella</text:p>
          </table:table-cell>
        </table:table-row>
        <table:table-row table:style-name="ro1">
          <table:table-cell office:value-type="float" office:value="3937">
            <text:p>3937</text:p>
          </table:table-cell>
          <table:table-cell office:value-type="float" office:value="3120">
            <text:p>3120</text:p>
          </table:table-cell>
          <table:table-cell office:value-type="string">
            <text:p>spelt</text:p>
          </table:table-cell>
          <table:table-cell office:value-type="float" office:value="125">
            <text:p>125</text:p>
          </table:table-cell>
          <table:table-cell office:value-type="string">
            <text:p>spelt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office:value-type="float" office:value="3120">
            <text:p>3120</text:p>
          </table:table-cell>
          <table:table-cell office:value-type="string">
            <text:p>lad's love</text:p>
          </table:table-cell>
          <table:table-cell office:value-type="float" office:value="76">
            <text:p>76</text:p>
          </table:table-cell>
          <table:table-cell office:value-type="string">
            <text:p>lad's love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3120">
            <text:p>3120</text:p>
          </table:table-cell>
          <table:table-cell office:value-type="string">
            <text:p>psyllium</text:p>
          </table:table-cell>
          <table:table-cell office:value-type="float" office:value="111">
            <text:p>111</text:p>
          </table:table-cell>
          <table:table-cell office:value-type="string">
            <text:p>psyllium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3120">
            <text:p>3120</text:p>
          </table:table-cell>
          <table:table-cell office:value-type="string">
            <text:p>hempseed oil</text:p>
          </table:table-cell>
          <table:table-cell office:value-type="float" office:value="69">
            <text:p>69</text:p>
          </table:table-cell>
          <table:table-cell office:value-type="string">
            <text:p>hempseed oil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office:value-type="float" office:value="3053">
            <text:p>3053</text:p>
          </table:table-cell>
          <table:table-cell office:value-type="string">
            <text:p>vitamins</text:p>
          </table:table-cell>
          <table:table-cell office:value-type="float" office:value="15">
            <text:p>15</text:p>
          </table:table-cell>
          <table:table-cell office:value-type="string">
            <text:p>vitamins</text:p>
          </table:table-cell>
        </table:table-row>
        <table:table-row table:style-name="ro1">
          <table:table-cell office:value-type="float" office:value="3943">
            <text:p>3943</text:p>
          </table:table-cell>
          <table:table-cell office:value-type="float" office:value="3053">
            <text:p>3053</text:p>
          </table:table-cell>
          <table:table-cell office:value-type="string">
            <text:p>Immune system</text:p>
          </table:table-cell>
          <table:table-cell office:value-type="float" office:value="7">
            <text:p>7</text:p>
          </table:table-cell>
          <table:table-cell office:value-type="string">
            <text:p>Immune system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office:value-type="float" office:value="3053">
            <text:p>3053</text:p>
          </table:table-cell>
          <table:table-cell office:value-type="string">
            <text:p>moult</text:p>
          </table:table-cell>
          <table:table-cell office:value-type="float" office:value="12">
            <text:p>12</text:p>
          </table:table-cell>
          <table:table-cell office:value-type="string">
            <text:p>moult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office:value-type="float" office:value="3053">
            <text:p>3053</text:p>
          </table:table-cell>
          <table:table-cell office:value-type="string">
            <text:p>journey</text:p>
          </table:table-cell>
          <table:table-cell office:value-type="float" office:value="9">
            <text:p>9</text:p>
          </table:table-cell>
          <table:table-cell office:value-type="string">
            <text:p>journey</text:p>
          </table:table-cell>
        </table:table-row>
        <table:table-row table:style-name="ro1">
          <table:table-cell office:value-type="float" office:value="3946">
            <text:p>3946</text:p>
          </table:table-cell>
          <table:table-cell office:value-type="float" office:value="3053">
            <text:p>3053</text:p>
          </table:table-cell>
          <table:table-cell office:value-type="string">
            <text:p>breed</text:p>
          </table:table-cell>
          <table:table-cell office:value-type="float" office:value="1">
            <text:p>1</text:p>
          </table:table-cell>
          <table:table-cell office:value-type="string">
            <text:p>breed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3946">
            <text:p>3946</text:p>
          </table:table-cell>
          <table:table-cell office:value-type="string">
            <text:p>rearing</text:p>
          </table:table-cell>
          <table:table-cell office:value-type="float" office:value="0">
            <text:p>0</text:p>
          </table:table-cell>
          <table:table-cell office:value-type="string">
            <text:p>rearing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3053">
            <text:p>3053</text:p>
          </table:table-cell>
          <table:table-cell office:value-type="string">
            <text:p>climate</text:p>
          </table:table-cell>
          <table:table-cell office:value-type="float" office:value="3">
            <text:p>3</text:p>
          </table:table-cell>
          <table:table-cell office:value-type="string">
            <text:p>climate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3053">
            <text:p>3053</text:p>
          </table:table-cell>
          <table:table-cell office:value-type="string">
            <text:p>hygiene</text:p>
          </table:table-cell>
          <table:table-cell office:value-type="float" office:value="6">
            <text:p>6</text:p>
          </table:table-cell>
          <table:table-cell office:value-type="string">
            <text:p>hygiene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3120">
            <text:p>3120</text:p>
          </table:table-cell>
          <table:table-cell office:value-type="string">
            <text:p>hibiscus</text:p>
          </table:table-cell>
          <table:table-cell office:value-type="float" office:value="70">
            <text:p>70</text:p>
          </table:table-cell>
          <table:table-cell office:value-type="string">
            <text:p>hibiscus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3120">
            <text:p>3120</text:p>
          </table:table-cell>
          <table:table-cell office:value-type="string">
            <text:p>Kieselguhr</text:p>
          </table:table-cell>
          <table:table-cell office:value-type="float" office:value="74">
            <text:p>74</text:p>
          </table:table-cell>
          <table:table-cell office:value-type="string">
            <text:p>Kieselguhr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3120">
            <text:p>3120</text:p>
          </table:table-cell>
          <table:table-cell office:value-type="string">
            <text:p>coriander</text:p>
          </table:table-cell>
          <table:table-cell office:value-type="float" office:value="38">
            <text:p>38</text:p>
          </table:table-cell>
          <table:table-cell office:value-type="string">
            <text:p>coriander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3120">
            <text:p>3120</text:p>
          </table:table-cell>
          <table:table-cell office:value-type="string">
            <text:p>caraway seed</text:p>
          </table:table-cell>
          <table:table-cell office:value-type="float" office:value="24">
            <text:p>24</text:p>
          </table:table-cell>
          <table:table-cell office:value-type="string">
            <text:p>caraway seed</text:p>
          </table:table-cell>
        </table:table-row>
        <table:table-row table:style-name="ro1">
          <table:table-cell office:value-type="float" office:value="3961">
            <text:p>3961</text:p>
          </table:table-cell>
          <table:table-cell office:value-type="float" office:value="3120">
            <text:p>3120</text:p>
          </table:table-cell>
          <table:table-cell office:value-type="string">
            <text:p>bedstraw</text:p>
          </table:table-cell>
          <table:table-cell office:value-type="float" office:value="13">
            <text:p>13</text:p>
          </table:table-cell>
          <table:table-cell office:value-type="string">
            <text:p>bedstraw</text:p>
          </table:table-cell>
        </table:table-row>
        <table:table-row table:style-name="ro1">
          <table:table-cell office:value-type="float" office:value="3962">
            <text:p>3962</text:p>
          </table:table-cell>
          <table:table-cell office:value-type="float" office:value="3120">
            <text:p>3120</text:p>
          </table:table-cell>
          <table:table-cell office:value-type="string">
            <text:p>marjoram</text:p>
          </table:table-cell>
          <table:table-cell office:value-type="float" office:value="89">
            <text:p>89</text:p>
          </table:table-cell>
          <table:table-cell office:value-type="string">
            <text:p>marjoram</text:p>
          </table:table-cell>
        </table:table-row>
        <table:table-row table:style-name="ro1">
          <table:table-cell office:value-type="float" office:value="3963">
            <text:p>3963</text:p>
          </table:table-cell>
          <table:table-cell office:value-type="float" office:value="3120">
            <text:p>3120</text:p>
          </table:table-cell>
          <table:table-cell office:value-type="string">
            <text:p>Shilajit</text:p>
          </table:table-cell>
          <table:table-cell office:value-type="float" office:value="124">
            <text:p>124</text:p>
          </table:table-cell>
          <table:table-cell office:value-type="string">
            <text:p>Shilajit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float" office:value="3120">
            <text:p>3120</text:p>
          </table:table-cell>
          <table:table-cell office:value-type="string">
            <text:p>moringa</text:p>
          </table:table-cell>
          <table:table-cell office:value-type="float" office:value="95">
            <text:p>95</text:p>
          </table:table-cell>
          <table:table-cell office:value-type="string">
            <text:p>moringa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3120">
            <text:p>3120</text:p>
          </table:table-cell>
          <table:table-cell office:value-type="string">
            <text:p>parsnip</text:p>
          </table:table-cell>
          <table:table-cell office:value-type="float" office:value="102">
            <text:p>102</text:p>
          </table:table-cell>
          <table:table-cell office:value-type="string">
            <text:p>parsnip</text:p>
          </table:table-cell>
        </table:table-row>
        <table:table-row table:style-name="ro1">
          <table:table-cell office:value-type="float" office:value="3966">
            <text:p>3966</text:p>
          </table:table-cell>
          <table:table-cell office:value-type="float" office:value="3120">
            <text:p>3120</text:p>
          </table:table-cell>
          <table:table-cell office:value-type="string">
            <text:p>peony root</text:p>
          </table:table-cell>
          <table:table-cell office:value-type="float" office:value="103">
            <text:p>103</text:p>
          </table:table-cell>
          <table:table-cell office:value-type="string">
            <text:p>peony root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3120">
            <text:p>3120</text:p>
          </table:table-cell>
          <table:table-cell office:value-type="string">
            <text:p>pine oil</text:p>
          </table:table-cell>
          <table:table-cell office:value-type="float" office:value="106">
            <text:p>106</text:p>
          </table:table-cell>
          <table:table-cell office:value-type="string">
            <text:p>pine oil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office:value-type="float" office:value="3120">
            <text:p>3120</text:p>
          </table:table-cell>
          <table:table-cell office:value-type="string">
            <text:p>sacha inchi</text:p>
          </table:table-cell>
          <table:table-cell office:value-type="float" office:value="119">
            <text:p>119</text:p>
          </table:table-cell>
          <table:table-cell office:value-type="string">
            <text:p>sacha inchi</text:p>
          </table:table-cell>
        </table:table-row>
        <table:table-row table:style-name="ro1">
          <table:table-cell office:value-type="float" office:value="3969">
            <text:p>3969</text:p>
          </table:table-cell>
          <table:table-cell office:value-type="float" office:value="3120">
            <text:p>3120</text:p>
          </table:table-cell>
          <table:table-cell office:value-type="string">
            <text:p>cedar</text:p>
          </table:table-cell>
          <table:table-cell office:value-type="float" office:value="26">
            <text:p>26</text:p>
          </table:table-cell>
          <table:table-cell office:value-type="string">
            <text:p>cedar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3120">
            <text:p>3120</text:p>
          </table:table-cell>
          <table:table-cell office:value-type="string">
            <text:p>lemon balm</text:p>
          </table:table-cell>
          <table:table-cell office:value-type="float" office:value="80">
            <text:p>80</text:p>
          </table:table-cell>
          <table:table-cell office:value-type="string">
            <text:p>lemon balm</text:p>
          </table:table-cell>
        </table:table-row>
        <table:table-row table:style-name="ro1">
          <table:table-cell office:value-type="float" office:value="3971">
            <text:p>3971</text:p>
          </table:table-cell>
          <table:table-cell office:value-type="float" office:value="3120">
            <text:p>3120</text:p>
          </table:table-cell>
          <table:table-cell office:value-type="string">
            <text:p>courgette</text:p>
          </table:table-cell>
          <table:table-cell office:value-type="float" office:value="40">
            <text:p>40</text:p>
          </table:table-cell>
          <table:table-cell office:value-type="string">
            <text:p>courgette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3120">
            <text:p>3120</text:p>
          </table:table-cell>
          <table:table-cell office:value-type="string">
            <text:p>green oats</text:p>
          </table:table-cell>
          <table:table-cell office:value-type="float" office:value="67">
            <text:p>67</text:p>
          </table:table-cell>
          <table:table-cell office:value-type="string">
            <text:p>green oats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office:value-type="float" office:value="3120">
            <text:p>3120</text:p>
          </table:table-cell>
          <table:table-cell office:value-type="string">
            <text:p>monk's pepper</text:p>
          </table:table-cell>
          <table:table-cell office:value-type="float" office:value="94">
            <text:p>94</text:p>
          </table:table-cell>
          <table:table-cell office:value-type="string">
            <text:p>monk's pepper</text:p>
          </table:table-cell>
        </table:table-row>
        <table:table-row table:style-name="ro1">
          <table:table-cell office:value-type="float" office:value="3975">
            <text:p>3975</text:p>
          </table:table-cell>
          <table:table-cell office:value-type="float" office:value="3144">
            <text:p>3144</text:p>
          </table:table-cell>
          <table:table-cell office:value-type="string">
            <text:p>care</text:p>
          </table:table-cell>
          <table:table-cell office:value-type="float" office:value="0">
            <text:p>0</text:p>
          </table:table-cell>
          <table:table-cell office:value-type="string">
            <text:p>care</text:p>
          </table:table-cell>
        </table:table-row>
        <table:table-row table:style-name="ro1">
          <table:table-cell office:value-type="float" office:value="3976">
            <text:p>3976</text:p>
          </table:table-cell>
          <table:table-cell office:value-type="float" office:value="3827">
            <text:p>3827</text:p>
          </table:table-cell>
          <table:table-cell office:value-type="string">
            <text:p>Smoothies</text:p>
          </table:table-cell>
          <table:table-cell office:value-type="float" office:value="2">
            <text:p>2</text:p>
          </table:table-cell>
          <table:table-cell office:value-type="string">
            <text:p>Smoothies</text:p>
          </table:table-cell>
        </table:table-row>
        <table:table-row table:style-name="ro1">
          <table:table-cell office:value-type="float" office:value="3977">
            <text:p>3977</text:p>
          </table:table-cell>
          <table:table-cell office:value-type="float" office:value="3218">
            <text:p>3218</text:p>
          </table:table-cell>
          <table:table-cell office:value-type="string">
            <text:p>regulation</text:p>
          </table:table-cell>
          <table:table-cell office:value-type="float" office:value="3">
            <text:p>3</text:p>
          </table:table-cell>
          <table:table-cell office:value-type="string">
            <text:p>regulation</text:p>
          </table:table-cell>
        </table:table-row>
        <table:table-row table:style-name="ro1">
          <table:table-cell office:value-type="float" office:value="3978">
            <text:p>3978</text:p>
          </table:table-cell>
          <table:table-cell office:value-type="float" office:value="3602">
            <text:p>3602</text:p>
          </table:table-cell>
          <table:table-cell office:value-type="string">
            <text:p>cria</text:p>
          </table:table-cell>
          <table:table-cell office:value-type="float" office:value="3">
            <text:p>3</text:p>
          </table:table-cell>
          <table:table-cell office:value-type="string">
            <text:p>cria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3602">
            <text:p>3602</text:p>
          </table:table-cell>
          <table:table-cell office:value-type="string">
            <text:p>fertility</text:p>
          </table:table-cell>
          <table:table-cell office:value-type="float" office:value="5">
            <text:p>5</text:p>
          </table:table-cell>
          <table:table-cell office:value-type="string">
            <text:p>fertility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3602">
            <text:p>3602</text:p>
          </table:table-cell>
          <table:table-cell office:value-type="string">
            <text:p>care products</text:p>
          </table:table-cell>
          <table:table-cell office:value-type="float" office:value="2">
            <text:p>2</text:p>
          </table:table-cell>
          <table:table-cell office:value-type="string">
            <text:p>care products</text:p>
          </table:table-cell>
        </table:table-row>
        <table:table-row table:style-name="ro1">
          <table:table-cell office:value-type="float" office:value="3981">
            <text:p>3981</text:p>
          </table:table-cell>
          <table:table-cell office:value-type="float" office:value="3602">
            <text:p>3602</text:p>
          </table:table-cell>
          <table:table-cell office:value-type="string">
            <text:p>calluses soles</text:p>
          </table:table-cell>
          <table:table-cell office:value-type="float" office:value="1">
            <text:p>1</text:p>
          </table:table-cell>
          <table:table-cell office:value-type="string">
            <text:p>calluses soles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float" office:value="3602">
            <text:p>3602</text:p>
          </table:table-cell>
          <table:table-cell office:value-type="string">
            <text:p>metabolism</text:p>
          </table:table-cell>
          <table:table-cell office:value-type="float" office:value="8">
            <text:p>8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3602">
            <text:p>3602</text:p>
          </table:table-cell>
          <table:table-cell office:value-type="string">
            <text:p>desinfection</text:p>
          </table:table-cell>
          <table:table-cell office:value-type="float" office:value="4">
            <text:p>4</text:p>
          </table:table-cell>
          <table:table-cell office:value-type="string">
            <text:p>desinfection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float" office:value="3606">
            <text:p>3606</text:p>
          </table:table-cell>
          <table:table-cell office:value-type="string">
            <text:p>moult/plumage</text:p>
          </table:table-cell>
          <table:table-cell office:value-type="float" office:value="4">
            <text:p>4</text:p>
          </table:table-cell>
          <table:table-cell office:value-type="string">
            <text:p>moult/plumage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office:value-type="float" office:value="3606">
            <text:p>3606</text:p>
          </table:table-cell>
          <table:table-cell office:value-type="string">
            <text:p>care</text:p>
          </table:table-cell>
          <table:table-cell office:value-type="float" office:value="0">
            <text:p>0</text:p>
          </table:table-cell>
          <table:table-cell office:value-type="string">
            <text:p>care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office:value-type="float" office:value="3612">
            <text:p>3612</text:p>
          </table:table-cell>
          <table:table-cell office:value-type="string">
            <text:p>peel strength</text:p>
          </table:table-cell>
          <table:table-cell office:value-type="float" office:value="6">
            <text:p>6</text:p>
          </table:table-cell>
          <table:table-cell office:value-type="string">
            <text:p>peel strength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office:value-type="float" office:value="3606">
            <text:p>3606</text:p>
          </table:table-cell>
          <table:table-cell office:value-type="string">
            <text:p>metabolism</text:p>
          </table:table-cell>
          <table:table-cell office:value-type="float" office:value="9">
            <text:p>9</text:p>
          </table:table-cell>
          <table:table-cell office:value-type="string">
            <text:p>metabolism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3725">
            <text:p>3725</text:p>
          </table:table-cell>
          <table:table-cell office:value-type="string">
            <text:p>pest control</text:p>
          </table:table-cell>
          <table:table-cell office:value-type="float" office:value="5">
            <text:p>5</text:p>
          </table:table-cell>
          <table:table-cell office:value-type="string">
            <text:p>pest control</text:p>
          </table:table-cell>
        </table:table-row>
        <table:table-row table:style-name="ro1">
          <table:table-cell office:value-type="float" office:value="3992">
            <text:p>3992</text:p>
          </table:table-cell>
          <table:table-cell office:value-type="float" office:value="3120">
            <text:p>3120</text:p>
          </table:table-cell>
          <table:table-cell office:value-type="string">
            <text:p>eggshell</text:p>
          </table:table-cell>
          <table:table-cell office:value-type="float" office:value="47">
            <text:p>47</text:p>
          </table:table-cell>
          <table:table-cell office:value-type="string">
            <text:p>eggshell</text:p>
          </table:table-cell>
        </table:table-row>
        <table:table-row table:style-name="ro1">
          <table:table-cell office:value-type="float" office:value="3994">
            <text:p>3994</text:p>
          </table:table-cell>
          <table:table-cell office:value-type="float" office:value="3606">
            <text:p>3606</text:p>
          </table:table-cell>
          <table:table-cell office:value-type="string">
            <text:p>stable hygiene</text:p>
          </table:table-cell>
          <table:table-cell office:value-type="float" office:value="7">
            <text:p>7</text:p>
          </table:table-cell>
          <table:table-cell office:value-type="string">
            <text:p>stable hygiene</text:p>
          </table:table-cell>
        </table:table-row>
        <table:table-row table:style-name="ro2">
          <table:table-cell office:value-type="float" office:value="3998">
            <text:p>3998</text:p>
          </table:table-cell>
          <table:table-cell office:value-type="float" office:value="3431">
            <text:p>3431</text:p>
          </table:table-cell>
          <table:table-cell office:value-type="string">
            <text:p>für Bio-Betriebe geeignet</text:p>
          </table:table-cell>
          <table:table-cell office:value-type="float" office:value="4">
            <text:p>4</text:p>
          </table:table-cell>
          <table:table-cell office:value-type="string">
            <text:p>für Bio-Betriebe geeignet</text:p>
          </table:table-cell>
        </table:table-row>
        <table:table-row table:style-name="ro2">
          <table:table-cell office:value-type="float" office:value="3999">
            <text:p>3999</text:p>
          </table:table-cell>
          <table:table-cell office:value-type="float" office:value="3998">
            <text:p>3998</text:p>
          </table:table-cell>
          <table:table-cell office:value-type="string">
            <text:p>Rind</text:p>
          </table:table-cell>
          <table:table-cell office:value-type="float" office:value="0">
            <text:p>0</text:p>
          </table:table-cell>
          <table:table-cell office:value-type="string">
            <text:p>Rind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4011">
            <text:p>4011</text:p>
          </table:table-cell>
          <table:table-cell office:value-type="string">
            <text:p>singulier/supplément single</text:p>
          </table:table-cell>
          <table:table-cell office:value-type="float" office:value="0">
            <text:p>0</text:p>
          </table:table-cell>
          <table:table-cell office:value-type="string">
            <text:p>singulier/supplément single</text:p>
          </table:table-cell>
        </table:table-row>
        <table:table-row table:style-name="ro1">
          <table:table-cell office:value-type="float" office:value="4023">
            <text:p>4023</text:p>
          </table:table-cell>
          <table:table-cell office:value-type="float" office:value="4005">
            <text:p>4005</text:p>
          </table:table-cell>
          <table:table-cell office:value-type="string">
            <text:p>nourriture complèmentaire (Oiseaux)</text:p>
          </table:table-cell>
          <table:table-cell office:value-type="float" office:value="0">
            <text:p>0</text:p>
          </table:table-cell>
          <table:table-cell office:value-type="string">
            <text:p>nourriture complèmentaire (Oiseaux)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office:value-type="float" office:value="4006">
            <text:p>4006</text:p>
          </table:table-cell>
          <table:table-cell office:value-type="string">
            <text:p>nourriture complèmentaire (Rongeurs &amp; Co)</text:p>
          </table:table-cell>
          <table:table-cell office:value-type="float" office:value="0">
            <text:p>0</text:p>
          </table:table-cell>
          <table:table-cell office:value-type="string">
            <text:p>nourriture complèmentaire (Rongeurs &amp; Co)</text:p>
          </table:table-cell>
        </table:table-row>
        <table:table-row table:style-name="ro1">
          <table:table-cell office:value-type="float" office:value="4028">
            <text:p>4028</text:p>
          </table:table-cell>
          <table:table-cell office:value-type="float" office:value="4006">
            <text:p>4006</text:p>
          </table:table-cell>
          <table:table-cell office:value-type="string">
            <text:p>Défense d'insects (Rongeurs &amp; Co)</text:p>
          </table:table-cell>
          <table:table-cell office:value-type="float" office:value="1">
            <text:p>1</text:p>
          </table:table-cell>
          <table:table-cell office:value-type="string">
            <text:p>Défense d'insects (Rongeurs &amp; Co)</text:p>
          </table:table-cell>
        </table:table-row>
        <table:table-row table:style-name="ro1">
          <table:table-cell office:value-type="float" office:value="4029">
            <text:p>4029</text:p>
          </table:table-cell>
          <table:table-cell office:value-type="float" office:value="4005">
            <text:p>4005</text:p>
          </table:table-cell>
          <table:table-cell office:value-type="string">
            <text:p>Défense d'insects (Oiseaux)</text:p>
          </table:table-cell>
          <table:table-cell office:value-type="float" office:value="1">
            <text:p>1</text:p>
          </table:table-cell>
          <table:table-cell office:value-type="string">
            <text:p>Défense d'insects (Oiseaux)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4006">
            <text:p>4006</text:p>
          </table:table-cell>
          <table:table-cell office:value-type="string">
            <text:p>Produits spéciaux (Rongeurs &amp; Co)</text:p>
          </table:table-cell>
          <table:table-cell office:value-type="float" office:value="2">
            <text:p>2</text:p>
          </table:table-cell>
          <table:table-cell office:value-type="string">
            <text:p>Produits spéciaux (Rongeurs &amp; Co)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4007">
            <text:p>4007</text:p>
          </table:table-cell>
          <table:table-cell office:value-type="string">
            <text:p>Produits spéciaux (Reptiles)</text:p>
          </table:table-cell>
          <table:table-cell office:value-type="float" office:value="0">
            <text:p>0</text:p>
          </table:table-cell>
          <table:table-cell office:value-type="string">
            <text:p>Produits spéciaux (Reptiles)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4006">
            <text:p>4006</text:p>
          </table:table-cell>
          <table:table-cell office:value-type="string">
            <text:p>Petit plaisir</text:p>
          </table:table-cell>
          <table:table-cell office:value-type="float" office:value="3">
            <text:p>3</text:p>
          </table:table-cell>
          <table:table-cell office:value-type="string">
            <text:p>Petit plaisir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005">
            <text:p>4005</text:p>
          </table:table-cell>
          <table:table-cell office:value-type="string">
            <text:p>Produits spéciaux (Oiseaux)</text:p>
          </table:table-cell>
          <table:table-cell office:value-type="float" office:value="2">
            <text:p>2</text:p>
          </table:table-cell>
          <table:table-cell office:value-type="string">
            <text:p>Produits spéciaux (Oiseaux)</text:p>
          </table:table-cell>
        </table:table-row>
        <table:table-row table:style-name="ro1">
          <table:table-cell office:value-type="float" office:value="4102">
            <text:p>4102</text:p>
          </table:table-cell>
          <table:table-cell office:value-type="float" office:value="4017">
            <text:p>4017</text:p>
          </table:table-cell>
          <table:table-cell office:value-type="string">
            <text:p>acides gras essentiels</text:p>
          </table:table-cell>
          <table:table-cell office:value-type="float" office:value="2">
            <text:p>2</text:p>
          </table:table-cell>
          <table:table-cell office:value-type="string">
            <text:p>acides gras essentiels</text:p>
          </table:table-cell>
        </table:table-row>
        <table:table-row table:style-name="ro2">
          <table:table-cell office:value-type="float" office:value="4128">
            <text:p>4128</text:p>
          </table:table-cell>
          <table:table-cell office:value-type="float" office:value="4011">
            <text:p>4011</text:p>
          </table:table-cell>
          <table:table-cell office:value-type="string">
            <text:p>Calcium</text:p>
          </table:table-cell>
          <table:table-cell office:value-type="float" office:value="1">
            <text:p>1</text:p>
          </table:table-cell>
          <table:table-cell office:value-type="string">
            <text:p>Calcium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office:value-type="float" office:value="4011">
            <text:p>4011</text:p>
          </table:table-cell>
          <table:table-cell office:value-type="string">
            <text:p>Légumes/Fruits</text:p>
          </table:table-cell>
          <table:table-cell office:value-type="float" office:value="2">
            <text:p>2</text:p>
          </table:table-cell>
          <table:table-cell office:value-type="string">
            <text:p>Légumes/Fruits</text:p>
          </table:table-cell>
        </table:table-row>
        <table:table-row table:style-name="ro1">
          <table:table-cell office:value-type="float" office:value="4155">
            <text:p>4155</text:p>
          </table:table-cell>
          <table:table-cell office:value-type="float" office:value="4011">
            <text:p>4011</text:p>
          </table:table-cell>
          <table:table-cell office:value-type="string">
            <text:p>approvisionnement micronutriments</text:p>
          </table:table-cell>
          <table:table-cell office:value-type="float" office:value="3">
            <text:p>3</text:p>
          </table:table-cell>
          <table:table-cell office:value-type="string">
            <text:p>approvisionnement micronutriments</text:p>
          </table:table-cell>
        </table:table-row>
        <table:table-row table:style-name="ro1">
          <table:table-cell office:value-type="float" office:value="4175">
            <text:p>4175</text:p>
          </table:table-cell>
          <table:table-cell office:value-type="float" office:value="4011">
            <text:p>4011</text:p>
          </table:table-cell>
          <table:table-cell office:value-type="string">
            <text:p>Huiles</text:p>
          </table:table-cell>
          <table:table-cell office:value-type="float" office:value="4">
            <text:p>4</text:p>
          </table:table-cell>
          <table:table-cell office:value-type="string">
            <text:p>Huiles</text:p>
          </table:table-cell>
        </table:table-row>
        <table:table-row table:style-name="ro1">
          <table:table-cell office:value-type="float" office:value="4190">
            <text:p>4190</text:p>
          </table:table-cell>
          <table:table-cell office:value-type="float" office:value="4011">
            <text:p>4011</text:p>
          </table:table-cell>
          <table:table-cell office:value-type="string">
            <text:p>BARF pour débutants</text:p>
          </table:table-cell>
          <table:table-cell office:value-type="float" office:value="5">
            <text:p>5</text:p>
          </table:table-cell>
          <table:table-cell office:value-type="string">
            <text:p>BARF pour débutants</text:p>
          </table:table-cell>
        </table:table-row>
        <table:table-row table:style-name="ro1">
          <table:table-cell office:value-type="float" office:value="4203">
            <text:p>4203</text:p>
          </table:table-cell>
          <table:table-cell office:value-type="float" office:value="4011">
            <text:p>4011</text:p>
          </table:table-cell>
          <table:table-cell office:value-type="string">
            <text:p>Flore intestinale</text:p>
          </table:table-cell>
          <table:table-cell office:value-type="float" office:value="6">
            <text:p>6</text:p>
          </table:table-cell>
          <table:table-cell office:value-type="string">
            <text:p>Flore intestinale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4011">
            <text:p>4011</text:p>
          </table:table-cell>
          <table:table-cell office:value-type="string">
            <text:p>BARF en partie</text:p>
          </table:table-cell>
          <table:table-cell office:value-type="float" office:value="7">
            <text:p>7</text:p>
          </table:table-cell>
          <table:table-cell office:value-type="string">
            <text:p>BARF en partie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office:value-type="float" office:value="4008">
            <text:p>4008</text:p>
          </table:table-cell>
          <table:table-cell office:value-type="string">
            <text:p>métabolisme (aquariophilie)</text:p>
          </table:table-cell>
          <table:table-cell office:value-type="float" office:value="0">
            <text:p>0</text:p>
          </table:table-cell>
          <table:table-cell office:value-type="string">
            <text:p>métabolisme (aquariophilie)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office:value-type="float" office:value="4014">
            <text:p>4014</text:p>
          </table:table-cell>
          <table:table-cell office:value-type="string">
            <text:p>repérer sur</text:p>
          </table:table-cell>
          <table:table-cell office:value-type="float" office:value="2">
            <text:p>2</text:p>
          </table:table-cell>
          <table:table-cell office:value-type="string">
            <text:p>repérer sur</text:p>
          </table:table-cell>
        </table:table-row>
        <table:table-row table:style-name="ro1">
          <table:table-cell office:value-type="float" office:value="4251">
            <text:p>4251</text:p>
          </table:table-cell>
          <table:table-cell office:value-type="float" office:value="4008">
            <text:p>4008</text:p>
          </table:table-cell>
          <table:table-cell office:value-type="string">
            <text:p>approvisionnement micronutriments (aquariophilie)</text:p>
          </table:table-cell>
          <table:table-cell office:value-type="float" office:value="1">
            <text:p>1</text:p>
          </table:table-cell>
          <table:table-cell office:value-type="string">
            <text:p>approvisionnement micronutriments (aquariophilie)</text:p>
          </table:table-cell>
        </table:table-row>
        <table:table-row table:style-name="ro1">
          <table:table-cell office:value-type="float" office:value="4255">
            <text:p>4255</text:p>
          </table:table-cell>
          <table:table-cell office:value-type="float" office:value="4014">
            <text:p>4014</text:p>
          </table:table-cell>
          <table:table-cell office:value-type="string">
            <text:p>vaporiser</text:p>
          </table:table-cell>
          <table:table-cell office:value-type="float" office:value="5">
            <text:p>5</text:p>
          </table:table-cell>
          <table:table-cell office:value-type="string">
            <text:p>vaporiser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office:value-type="float" office:value="4008">
            <text:p>4008</text:p>
          </table:table-cell>
          <table:table-cell office:value-type="string">
            <text:p>qualité de l'eau</text:p>
          </table:table-cell>
          <table:table-cell office:value-type="float" office:value="2">
            <text:p>2</text:p>
          </table:table-cell>
          <table:table-cell office:value-type="string">
            <text:p>qualité de l'eau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4014">
            <text:p>4014</text:p>
          </table:table-cell>
          <table:table-cell office:value-type="string">
            <text:p>alimentation</text:p>
          </table:table-cell>
          <table:table-cell office:value-type="float" office:value="0">
            <text:p>0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284">
            <text:p>4284</text:p>
          </table:table-cell>
          <table:table-cell office:value-type="float" office:value="4019">
            <text:p>4019</text:p>
          </table:table-cell>
          <table:table-cell office:value-type="string">
            <text:p>alimentation</text:p>
          </table:table-cell>
          <table:table-cell office:value-type="float" office:value="1">
            <text:p>1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4014">
            <text:p>4014</text:p>
          </table:table-cell>
          <table:table-cell office:value-type="string">
            <text:p>traitment d'entourage</text:p>
          </table:table-cell>
          <table:table-cell office:value-type="float" office:value="4">
            <text:p>4</text:p>
          </table:table-cell>
          <table:table-cell office:value-type="string">
            <text:p>traitment d'entourage</text:p>
          </table:table-cell>
        </table:table-row>
        <table:table-row table:style-name="ro1">
          <table:table-cell office:value-type="float" office:value="4489">
            <text:p>4489</text:p>
          </table:table-cell>
          <table:table-cell office:value-type="float" office:value="4014">
            <text:p>4014</text:p>
          </table:table-cell>
          <table:table-cell office:value-type="string">
            <text:p>sels de bain</text:p>
          </table:table-cell>
          <table:table-cell office:value-type="float" office:value="3">
            <text:p>3</text:p>
          </table:table-cell>
          <table:table-cell office:value-type="string">
            <text:p>sels de bain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007">
            <text:p>4007</text:p>
          </table:table-cell>
          <table:table-cell office:value-type="string">
            <text:p>Bartagame</text:p>
          </table:table-cell>
          <table:table-cell office:value-type="float" office:value="1">
            <text:p>1</text:p>
          </table:table-cell>
          <table:table-cell office:value-type="string">
            <text:p>Bartagame</text:p>
          </table:table-cell>
        </table:table-row>
        <table:table-row table:style-name="ro1">
          <table:table-cell office:value-type="float" office:value="4501">
            <text:p>4501</text:p>
          </table:table-cell>
          <table:table-cell office:value-type="float" office:value="4007">
            <text:p>4007</text:p>
          </table:table-cell>
          <table:table-cell office:value-type="string">
            <text:p>Caméléon</text:p>
          </table:table-cell>
          <table:table-cell office:value-type="float" office:value="2">
            <text:p>2</text:p>
          </table:table-cell>
          <table:table-cell office:value-type="string">
            <text:p>Caméléon</text:p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4007">
            <text:p>4007</text:p>
          </table:table-cell>
          <table:table-cell office:value-type="string">
            <text:p>Iguane</text:p>
          </table:table-cell>
          <table:table-cell office:value-type="float" office:value="3">
            <text:p>3</text:p>
          </table:table-cell>
          <table:table-cell office:value-type="string">
            <text:p>Iguane</text:p>
          </table:table-cell>
        </table:table-row>
        <table:table-row table:style-name="ro1">
          <table:table-cell office:value-type="float" office:value="4517">
            <text:p>4517</text:p>
          </table:table-cell>
          <table:table-cell office:value-type="float" office:value="4017">
            <text:p>4017</text:p>
          </table:table-cell>
          <table:table-cell office:value-type="string">
            <text:p>approvisionnement micronutriments</text:p>
          </table:table-cell>
          <table:table-cell office:value-type="float" office:value="3">
            <text:p>3</text:p>
          </table:table-cell>
          <table:table-cell office:value-type="string">
            <text:p>approvisionnement micronutriments</text:p>
          </table:table-cell>
        </table:table-row>
        <table:table-row table:style-name="ro1">
          <table:table-cell office:value-type="float" office:value="4597">
            <text:p>4597</text:p>
          </table:table-cell>
          <table:table-cell office:value-type="float" office:value="4006">
            <text:p>4006</text:p>
          </table:table-cell>
          <table:table-cell office:value-type="string">
            <text:p>récompenser sain avec cdVet</text:p>
          </table:table-cell>
          <table:table-cell office:value-type="float" office:value="4">
            <text:p>4</text:p>
          </table:table-cell>
          <table:table-cell office:value-type="string">
            <text:p>récompenser sain avec cdVet</text:p>
          </table:table-cell>
        </table:table-row>
        <table:table-row table:style-name="ro1">
          <table:table-cell office:value-type="float" office:value="4705">
            <text:p>4705</text:p>
          </table:table-cell>
          <table:table-cell office:value-type="float" office:value="4007">
            <text:p>4007</text:p>
          </table:table-cell>
          <table:table-cell office:value-type="string">
            <text:p>Tortue</text:p>
          </table:table-cell>
          <table:table-cell office:value-type="float" office:value="4">
            <text:p>4</text:p>
          </table:table-cell>
          <table:table-cell office:value-type="string">
            <text:p>Tortue</text:p>
          </table:table-cell>
        </table:table-row>
        <table:table-row table:style-name="ro1">
          <table:table-cell office:value-type="float" office:value="4706">
            <text:p>4706</text:p>
          </table:table-cell>
          <table:table-cell office:value-type="float" office:value="4007">
            <text:p>4007</text:p>
          </table:table-cell>
          <table:table-cell office:value-type="string">
            <text:p>Serpent</text:p>
          </table:table-cell>
          <table:table-cell office:value-type="float" office:value="5">
            <text:p>5</text:p>
          </table:table-cell>
          <table:table-cell office:value-type="string">
            <text:p>Serpent</text:p>
          </table:table-cell>
        </table:table-row>
        <table:table-row table:style-name="ro1">
          <table:table-cell office:value-type="float" office:value="4825">
            <text:p>4825</text:p>
          </table:table-cell>
          <table:table-cell office:value-type="float" office:value="4014">
            <text:p>4014</text:p>
          </table:table-cell>
          <table:table-cell office:value-type="string">
            <text:p>ouïe</text:p>
          </table:table-cell>
          <table:table-cell office:value-type="float" office:value="1">
            <text:p>1</text:p>
          </table:table-cell>
          <table:table-cell office:value-type="string">
            <text:p>ouïe</text:p>
          </table:table-cell>
        </table:table-row>
        <table:table-row table:style-name="ro1">
          <table:table-cell office:value-type="float" office:value="4826">
            <text:p>4826</text:p>
          </table:table-cell>
          <table:table-cell office:value-type="float" office:value="4017">
            <text:p>4017</text:p>
          </table:table-cell>
          <table:table-cell office:value-type="string">
            <text:p>fourrage <text:s/>sec</text:p>
          </table:table-cell>
          <table:table-cell office:value-type="float" office:value="1">
            <text:p>1</text:p>
          </table:table-cell>
          <table:table-cell office:value-type="string">
            <text:p>fourrage <text:s/>sec</text:p>
          </table:table-cell>
        </table:table-row>
        <table:table-row table:style-name="ro2">
          <table:table-cell office:value-type="float" office:value="4849">
            <text:p>4849</text:p>
          </table:table-cell>
          <table:table-cell office:value-type="float" office:value="4017">
            <text:p>4017</text:p>
          </table:table-cell>
          <table:table-cell office:value-type="string">
            <text:p>BARF</text:p>
          </table:table-cell>
          <table:table-cell office:value-type="float" office:value="0">
            <text:p>0</text:p>
          </table:table-cell>
          <table:table-cell office:value-type="string">
            <text:p>BARF</text:p>
          </table:table-cell>
        </table:table-row>
        <table:table-row table:style-name="ro1">
          <table:table-cell office:value-type="float" office:value="4907">
            <text:p>4907</text:p>
          </table:table-cell>
          <table:table-cell office:value-type="float" office:value="4014">
            <text:p>4014</text:p>
          </table:table-cell>
          <table:table-cell office:value-type="string">
            <text:p>sale bestiole</text:p>
          </table:table-cell>
          <table:table-cell office:value-type="float" office:value="6">
            <text:p>6</text:p>
          </table:table-cell>
          <table:table-cell office:value-type="string">
            <text:p>sale bestiole</text:p>
          </table:table-cell>
        </table:table-row>
        <table:table-row table:style-name="ro2">
          <table:table-cell office:value-type="float" office:value="307416">
            <text:p>307416</text:p>
          </table:table-cell>
          <table:table-cell office:value-type="float" office:value="656">
            <text:p>656</text:p>
          </table:table-cell>
          <table:table-cell office:value-type="string">
            <text:p>Magazin</text:p>
          </table:table-cell>
          <table:table-cell office:value-type="float" office:value="14">
            <text:p>14</text:p>
          </table:table-cell>
          <table:table-cell office:value-type="string">
            <text:p>Magazin</text:p>
          </table:table-cell>
        </table:table-row>
        <table:table-row table:style-name="ro2">
          <table:table-cell office:value-type="float" office:value="307417">
            <text:p>307417</text:p>
          </table:table-cell>
          <table:table-cell office:value-type="float" office:value="656">
            <text:p>656</text:p>
          </table:table-cell>
          <table:table-cell office:value-type="string">
            <text:p>Veranstaltungen</text:p>
          </table:table-cell>
          <table:table-cell office:value-type="float" office:value="16">
            <text:p>16</text:p>
          </table:table-cell>
          <table:table-cell office:value-type="string">
            <text:p>Veranstaltungen Online und Offline mit Vet4Events</text:p>
          </table:table-cell>
        </table:table-row>
        <table:table-row table:style-name="ro2">
          <table:table-cell office:value-type="float" office:value="307418">
            <text:p>307418</text:p>
          </table:table-cell>
          <table:table-cell office:value-type="float" office:value="656">
            <text:p>656</text:p>
          </table:table-cell>
          <table:table-cell office:value-type="string">
            <text:p>Markenwelten</text:p>
          </table:table-cell>
          <table:table-cell office:value-type="float" office:value="17">
            <text:p>17</text:p>
          </table:table-cell>
          <table:table-cell office:value-type="string">
            <text:p>Markenwelten</text:p>
          </table:table-cell>
        </table:table-row>
        <table:table-row table:style-name="ro2">
          <table:table-cell office:value-type="float" office:value="307424">
            <text:p>307424</text:p>
          </table:table-cell>
          <table:table-cell office:value-type="float" office:value="656">
            <text:p>656</text:p>
          </table:table-cell>
          <table:table-cell office:value-type="string">
            <text:p>Downloads</text:p>
          </table:table-cell>
          <table:table-cell office:value-type="float" office:value="1">
            <text:p>1</text:p>
          </table:table-cell>
          <table:table-cell office:value-type="string">
            <text:p>Downloads</text:p>
          </table:table-cell>
        </table:table-row>
        <table:table-row table:style-name="ro1">
          <table:table-cell office:value-type="float" office:value="307429">
            <text:p>307429</text:p>
          </table:table-cell>
          <table:table-cell office:value-type="float" office:value="656">
            <text:p>656</text:p>
          </table:table-cell>
          <table:table-cell office:value-type="string">
            <text:p>Hobbyfarming</text:p>
          </table:table-cell>
          <table:table-cell office:value-type="float" office:value="8">
            <text:p>8</text:p>
          </table:table-cell>
          <table:table-cell office:value-type="string">
            <text:p>Hobbyfarming</text:p>
          </table:table-cell>
        </table:table-row>
        <table:table-row table:style-name="ro2">
          <table:table-cell office:value-type="float" office:value="307456">
            <text:p>307456</text:p>
          </table:table-cell>
          <table:table-cell office:value-type="float" office:value="656">
            <text:p>656</text:p>
          </table:table-cell>
          <table:table-cell office:value-type="string">
            <text:p>Unternehm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7464">
            <text:p>307464</text:p>
          </table:table-cell>
          <table:table-cell office:value-type="float" office:value="656">
            <text:p>656</text:p>
          </table:table-cell>
          <table:table-cell office:value-type="string">
            <text:p>Neuheiten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307423">
            <text:p>307423</text:p>
          </table:table-cell>
          <table:table-cell office:value-type="float" office:value="1017">
            <text:p>1017</text:p>
          </table:table-cell>
          <table:table-cell office:value-type="string">
            <text:p>BARF Rechner</text:p>
          </table:table-cell>
          <table:table-cell office:value-type="float" office:value="0">
            <text:p>0</text:p>
          </table:table-cell>
          <table:table-cell office:value-type="string">
            <text:p>Barf Rechner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4550">
            <text:p>4550</text:p>
          </table:table-cell>
          <table:table-cell office:value-type="string">
            <text:p>nourrir</text:p>
          </table:table-cell>
          <table:table-cell office:value-type="float" office:value="0">
            <text:p>0</text:p>
          </table:table-cell>
          <table:table-cell office:value-type="string">
            <text:p>nourrir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4651">
            <text:p>4651</text:p>
          </table:table-cell>
          <table:table-cell office:value-type="string">
            <text:p>Défense d'insects</text:p>
          </table:table-cell>
          <table:table-cell office:value-type="float" office:value="4">
            <text:p>4</text:p>
          </table:table-cell>
          <table:table-cell office:value-type="string">
            <text:p>Défense d'insects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float" office:value="4844">
            <text:p>4844</text:p>
          </table:table-cell>
          <table:table-cell office:value-type="string">
            <text:p>yeux</text:p>
          </table:table-cell>
          <table:table-cell office:value-type="float" office:value="6">
            <text:p>6</text:p>
          </table:table-cell>
          <table:table-cell office:value-type="string">
            <text:p>yeux</text:p>
          </table:table-cell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4651">
            <text:p>4651</text:p>
          </table:table-cell>
          <table:table-cell office:value-type="string">
            <text:p>alimentation</text:p>
          </table:table-cell>
          <table:table-cell office:value-type="float" office:value="0">
            <text:p>0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018">
            <text:p>4018</text:p>
          </table:table-cell>
          <table:table-cell office:value-type="float" office:value="4651">
            <text:p>4651</text:p>
          </table:table-cell>
          <table:table-cell office:value-type="string">
            <text:p>produits spéciaux/nettoyage</text:p>
          </table:table-cell>
          <table:table-cell office:value-type="float" office:value="10">
            <text:p>10</text:p>
          </table:table-cell>
          <table:table-cell office:value-type="string">
            <text:p>produits spéciaux/nettoyage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4652">
            <text:p>4652</text:p>
          </table:table-cell>
          <table:table-cell office:value-type="string">
            <text:p>Défense d'insects</text:p>
          </table:table-cell>
          <table:table-cell office:value-type="float" office:value="3">
            <text:p>3</text:p>
          </table:table-cell>
          <table:table-cell office:value-type="string">
            <text:p>Défense d'insects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4254">
            <text:p>4254</text:p>
          </table:table-cell>
          <table:table-cell office:value-type="string">
            <text:p>Saint-Silvestre</text:p>
          </table:table-cell>
          <table:table-cell office:value-type="float" office:value="2">
            <text:p>2</text:p>
          </table:table-cell>
          <table:table-cell office:value-type="string">
            <text:p>Saint-Silvestre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4254">
            <text:p>4254</text:p>
          </table:table-cell>
          <table:table-cell office:value-type="string">
            <text:p>alimentation</text:p>
          </table:table-cell>
          <table:table-cell office:value-type="float" office:value="1">
            <text:p>1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office:value-type="float" office:value="4500">
            <text:p>4500</text:p>
          </table:table-cell>
          <table:table-cell office:value-type="string">
            <text:p>nourriture complèmentaire (Reptiles)</text:p>
          </table:table-cell>
          <table:table-cell office:value-type="float" office:value="0">
            <text:p>0</text:p>
          </table:table-cell>
          <table:table-cell office:value-type="string">
            <text:p>nourriture complèmentaire (Reptiles)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4058">
            <text:p>4058</text:p>
          </table:table-cell>
          <table:table-cell office:value-type="string">
            <text:p>flyer des chiens et chats</text:p>
          </table:table-cell>
          <table:table-cell office:value-type="float" office:value="0">
            <text:p>0</text:p>
          </table:table-cell>
          <table:table-cell office:value-type="string">
            <text:p>flyer des chiens et chats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float" office:value="4655">
            <text:p>4655</text:p>
          </table:table-cell>
          <table:table-cell office:value-type="string">
            <text:p>Défense d'insects (cheval)</text:p>
          </table:table-cell>
          <table:table-cell office:value-type="float" office:value="3">
            <text:p>3</text:p>
          </table:table-cell>
          <table:table-cell office:value-type="string">
            <text:p>Défense d'insects (cheval)</text:p>
          </table:table-cell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4500">
            <text:p>4500</text:p>
          </table:table-cell>
          <table:table-cell office:value-type="string">
            <text:p>Défense d'insects (Reptiles)</text:p>
          </table:table-cell>
          <table:table-cell office:value-type="float" office:value="1">
            <text:p>1</text:p>
          </table:table-cell>
          <table:table-cell office:value-type="string">
            <text:p>Défense d'insects (Reptiles)</text:p>
          </table:table-cell>
        </table:table-row>
        <table:table-row table:style-name="ro1">
          <table:table-cell office:value-type="float" office:value="4035">
            <text:p>4035</text:p>
          </table:table-cell>
          <table:table-cell office:value-type="float" office:value="4847">
            <text:p>4847</text:p>
          </table:table-cell>
          <table:table-cell office:value-type="string">
            <text:p>translucide enceinte</text:p>
          </table:table-cell>
          <table:table-cell office:value-type="float" office:value="3">
            <text:p>3</text:p>
          </table:table-cell>
          <table:table-cell office:value-type="string">
            <text:p>translucide enceinte</text:p>
          </table:table-cell>
        </table:table-row>
        <table:table-row table:style-name="ro1">
          <table:table-cell office:value-type="float" office:value="4037">
            <text:p>4037</text:p>
          </table:table-cell>
          <table:table-cell office:value-type="float" office:value="4655">
            <text:p>4655</text:p>
          </table:table-cell>
          <table:table-cell office:value-type="string">
            <text:p>Produits spéciaux (cheval)</text:p>
          </table:table-cell>
          <table:table-cell office:value-type="float" office:value="9">
            <text:p>9</text:p>
          </table:table-cell>
          <table:table-cell office:value-type="string">
            <text:p>Produits spéciaux (cheval)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4655">
            <text:p>4655</text:p>
          </table:table-cell>
          <table:table-cell office:value-type="string">
            <text:p>alimentation/récompenser</text:p>
          </table:table-cell>
          <table:table-cell office:value-type="float" office:value="1">
            <text:p>1</text:p>
          </table:table-cell>
          <table:table-cell office:value-type="string">
            <text:p>alimentation/récompenser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4058">
            <text:p>4058</text:p>
          </table:table-cell>
          <table:table-cell office:value-type="string">
            <text:p>flyer des chevaux</text:p>
          </table:table-cell>
          <table:table-cell office:value-type="float" office:value="1">
            <text:p>1</text:p>
          </table:table-cell>
          <table:table-cell office:value-type="string">
            <text:p>flyer des chevaux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4058">
            <text:p>4058</text:p>
          </table:table-cell>
          <table:table-cell office:value-type="string">
            <text:p>flyer des rongeurs</text:p>
          </table:table-cell>
          <table:table-cell office:value-type="float" office:value="2">
            <text:p>2</text:p>
          </table:table-cell>
          <table:table-cell office:value-type="string">
            <text:p>flyer des rongeurs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4058">
            <text:p>4058</text:p>
          </table:table-cell>
          <table:table-cell office:value-type="string">
            <text:p>flyer des reptiles</text:p>
          </table:table-cell>
          <table:table-cell office:value-type="float" office:value="3">
            <text:p>3</text:p>
          </table:table-cell>
          <table:table-cell office:value-type="string">
            <text:p>flyer des reptiles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4058">
            <text:p>4058</text:p>
          </table:table-cell>
          <table:table-cell office:value-type="string">
            <text:p>flyer des poissons</text:p>
          </table:table-cell>
          <table:table-cell office:value-type="float" office:value="4">
            <text:p>4</text:p>
          </table:table-cell>
          <table:table-cell office:value-type="string">
            <text:p>flyer des poissons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4058">
            <text:p>4058</text:p>
          </table:table-cell>
          <table:table-cell office:value-type="string">
            <text:p>plusieurs flyers</text:p>
          </table:table-cell>
          <table:table-cell office:value-type="float" office:value="5">
            <text:p>5</text:p>
          </table:table-cell>
          <table:table-cell office:value-type="string">
            <text:p>plusieurs flyers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4058">
            <text:p>4058</text:p>
          </table:table-cell>
          <table:table-cell office:value-type="string">
            <text:p>flyer d'antiparasitaire</text:p>
          </table:table-cell>
          <table:table-cell office:value-type="float" office:value="6">
            <text:p>6</text:p>
          </table:table-cell>
          <table:table-cell office:value-type="string">
            <text:p>flyer d'antiparasitaire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4652">
            <text:p>4652</text:p>
          </table:table-cell>
          <table:table-cell office:value-type="string">
            <text:p>Nourriture</text:p>
          </table:table-cell>
          <table:table-cell office:value-type="float" office:value="9">
            <text:p>9</text:p>
          </table:table-cell>
          <table:table-cell office:value-type="string">
            <text:p>Nourriture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652">
            <text:p>4652</text:p>
          </table:table-cell>
          <table:table-cell office:value-type="string">
            <text:p>Produits spéciaux (chat)</text:p>
          </table:table-cell>
          <table:table-cell office:value-type="float" office:value="11">
            <text:p>11</text:p>
          </table:table-cell>
          <table:table-cell office:value-type="string">
            <text:p>Produits spéciaux (chat)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057">
            <text:p>4057</text:p>
          </table:table-cell>
          <table:table-cell office:value-type="string">
            <text:p>Brochures</text:p>
          </table:table-cell>
          <table:table-cell office:value-type="float" office:value="0">
            <text:p>0</text:p>
          </table:table-cell>
          <table:table-cell office:value-type="string">
            <text:p>Brochures</text:p>
          </table:table-cell>
        </table:table-row>
        <table:table-row table:style-name="ro2">
          <table:table-cell office:value-type="float" office:value="4062">
            <text:p>4062</text:p>
          </table:table-cell>
          <table:table-cell office:value-type="float" office:value="4057">
            <text:p>4057</text:p>
          </table:table-cell>
          <table:table-cell office:value-type="string">
            <text:p>Divers</text:p>
          </table:table-cell>
          <table:table-cell office:value-type="float" office:value="1">
            <text:p>1</text:p>
          </table:table-cell>
          <table:table-cell office:value-type="string">
            <text:p>Divers</text:p>
          </table:table-cell>
        </table:table-row>
        <table:table-row table:style-name="ro1">
          <table:table-cell office:value-type="float" office:value="4077">
            <text:p>4077</text:p>
          </table:table-cell>
          <table:table-cell office:value-type="float" office:value="4057">
            <text:p>4057</text:p>
          </table:table-cell>
          <table:table-cell office:value-type="string">
            <text:p>Listes des Prix</text:p>
          </table:table-cell>
          <table:table-cell office:value-type="float" office:value="2">
            <text:p>2</text:p>
          </table:table-cell>
          <table:table-cell office:value-type="string">
            <text:p>Listes des Prix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4058">
            <text:p>4058</text:p>
          </table:table-cell>
          <table:table-cell office:value-type="string">
            <text:p>Prospectus Agriculture</text:p>
          </table:table-cell>
          <table:table-cell office:value-type="float" office:value="7">
            <text:p>7</text:p>
          </table:table-cell>
          <table:table-cell office:value-type="string">
            <text:p>Prospectus Agriculture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4058">
            <text:p>4058</text:p>
          </table:table-cell>
          <table:table-cell office:value-type="string">
            <text:p>Brochures Anglaises</text:p>
          </table:table-cell>
          <table:table-cell office:value-type="float" office:value="8">
            <text:p>8</text:p>
          </table:table-cell>
          <table:table-cell office:value-type="string">
            <text:p>Brochures Anglaises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4651">
            <text:p>4651</text:p>
          </table:table-cell>
          <table:table-cell office:value-type="string">
            <text:p>Voies respiratoires</text:p>
          </table:table-cell>
          <table:table-cell office:value-type="float" office:value="15">
            <text:p>15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093">
            <text:p>4093</text:p>
          </table:table-cell>
          <table:table-cell office:value-type="float" office:value="4655">
            <text:p>4655</text:p>
          </table:table-cell>
          <table:table-cell office:value-type="string">
            <text:p>Voies respiratoires</text:p>
          </table:table-cell>
          <table:table-cell office:value-type="float" office:value="15">
            <text:p>15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office:value-type="float" office:value="4023">
            <text:p>4023</text:p>
          </table:table-cell>
          <table:table-cell office:value-type="string">
            <text:p>Voies respiratoires</text:p>
          </table:table-cell>
          <table:table-cell office:value-type="float" office:value="0">
            <text:p>0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4652">
            <text:p>4652</text:p>
          </table:table-cell>
          <table:table-cell office:value-type="string">
            <text:p>Voies respiratoires</text:p>
          </table:table-cell>
          <table:table-cell office:value-type="float" office:value="15">
            <text:p>15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024">
            <text:p>4024</text:p>
          </table:table-cell>
          <table:table-cell office:value-type="string">
            <text:p>Voies respiratoires</text:p>
          </table:table-cell>
          <table:table-cell office:value-type="float" office:value="0">
            <text:p>0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097">
            <text:p>4097</text:p>
          </table:table-cell>
          <table:table-cell office:value-type="float" office:value="4025">
            <text:p>4025</text:p>
          </table:table-cell>
          <table:table-cell office:value-type="string">
            <text:p>Voies respiratoires (reptiles)</text:p>
          </table:table-cell>
          <table:table-cell office:value-type="float" office:value="0">
            <text:p>0</text:p>
          </table:table-cell>
          <table:table-cell office:value-type="string">
            <text:p>Voies respiratoires (reptiles)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4651">
            <text:p>4651</text:p>
          </table:table-cell>
          <table:table-cell office:value-type="string">
            <text:p>structure/rendement</text:p>
          </table:table-cell>
          <table:table-cell office:value-type="float" office:value="12">
            <text:p>12</text:p>
          </table:table-cell>
          <table:table-cell office:value-type="string">
            <text:p>structure/rendement</text:p>
          </table:table-cell>
        </table:table-row>
        <table:table-row table:style-name="ro1">
          <table:table-cell office:value-type="float" office:value="4101">
            <text:p>4101</text:p>
          </table:table-cell>
          <table:table-cell office:value-type="float" office:value="4651">
            <text:p>4651</text:p>
          </table:table-cell>
          <table:table-cell office:value-type="string">
            <text:p>Métabolisme (chien)</text:p>
          </table:table-cell>
          <table:table-cell office:value-type="float" office:value="7">
            <text:p>7</text:p>
          </table:table-cell>
          <table:table-cell office:value-type="string">
            <text:p>Métabolisme (chien)</text:p>
          </table:table-cell>
        </table:table-row>
        <table:table-row table:style-name="ro1">
          <table:table-cell office:value-type="float" office:value="4103">
            <text:p>4103</text:p>
          </table:table-cell>
          <table:table-cell office:value-type="float" office:value="4651">
            <text:p>4651</text:p>
          </table:table-cell>
          <table:table-cell office:value-type="string">
            <text:p>Pelage/Peau</text:p>
          </table:table-cell>
          <table:table-cell office:value-type="float" office:value="9">
            <text:p>9</text:p>
          </table:table-cell>
          <table:table-cell office:value-type="string">
            <text:p>Pelage/Peau</text:p>
          </table:table-cell>
        </table:table-row>
        <table:table-row table:style-name="ro1">
          <table:table-cell office:value-type="float" office:value="4104">
            <text:p>4104</text:p>
          </table:table-cell>
          <table:table-cell office:value-type="float" office:value="4651">
            <text:p>4651</text:p>
          </table:table-cell>
          <table:table-cell office:value-type="string">
            <text:p>Articulations/Tendons/Ligaments</text:p>
          </table:table-cell>
          <table:table-cell office:value-type="float" office:value="1">
            <text:p>1</text:p>
          </table:table-cell>
          <table:table-cell office:value-type="string">
            <text:p>Articulations/Tendons/Ligaments</text:p>
          </table:table-cell>
        </table:table-row>
        <table:table-row table:style-name="ro1">
          <table:table-cell office:value-type="float" office:value="4105">
            <text:p>4105</text:p>
          </table:table-cell>
          <table:table-cell office:value-type="float" office:value="4103">
            <text:p>4103</text:p>
          </table:table-cell>
          <table:table-cell office:value-type="string">
            <text:p>sels de bain</text:p>
          </table:table-cell>
          <table:table-cell office:value-type="float" office:value="1">
            <text:p>1</text:p>
          </table:table-cell>
          <table:table-cell office:value-type="string">
            <text:p>sels de bain</text:p>
          </table:table-cell>
        </table:table-row>
        <table:table-row table:style-name="ro1">
          <table:table-cell office:value-type="float" office:value="4107">
            <text:p>4107</text:p>
          </table:table-cell>
          <table:table-cell office:value-type="float" office:value="4651">
            <text:p>4651</text:p>
          </table:table-cell>
          <table:table-cell office:value-type="string">
            <text:p>cœur/circulation sanguine</text:p>
          </table:table-cell>
          <table:table-cell office:value-type="float" office:value="3">
            <text:p>3</text:p>
          </table:table-cell>
          <table:table-cell office:value-type="string">
            <text:p>cœur/circulation sanguine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office:value-type="float" office:value="4844">
            <text:p>4844</text:p>
          </table:table-cell>
          <table:table-cell office:value-type="string">
            <text:p>Patte de chien</text:p>
          </table:table-cell>
          <table:table-cell office:value-type="float" office:value="2">
            <text:p>2</text:p>
          </table:table-cell>
          <table:table-cell office:value-type="string">
            <text:p>Patte de chien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4655">
            <text:p>4655</text:p>
          </table:table-cell>
          <table:table-cell office:value-type="string">
            <text:p>yeux</text:p>
          </table:table-cell>
          <table:table-cell office:value-type="float" office:value="16">
            <text:p>16</text:p>
          </table:table-cell>
          <table:table-cell office:value-type="string">
            <text:p>yeux</text:p>
          </table:table-cell>
        </table:table-row>
        <table:table-row table:style-name="ro1">
          <table:table-cell office:value-type="float" office:value="4118">
            <text:p>4118</text:p>
          </table:table-cell>
          <table:table-cell office:value-type="float" office:value="4844">
            <text:p>4844</text:p>
          </table:table-cell>
          <table:table-cell office:value-type="string">
            <text:p>oreille</text:p>
          </table:table-cell>
          <table:table-cell office:value-type="float" office:value="5">
            <text:p>5</text:p>
          </table:table-cell>
          <table:table-cell office:value-type="string">
            <text:p>oreille</text:p>
          </table:table-cell>
        </table:table-row>
        <table:table-row table:style-name="ro1">
          <table:table-cell office:value-type="float" office:value="4119">
            <text:p>4119</text:p>
          </table:table-cell>
          <table:table-cell office:value-type="float" office:value="4652">
            <text:p>4652</text:p>
          </table:table-cell>
          <table:table-cell office:value-type="string">
            <text:p>vessie (voies urinaires)</text:p>
          </table:table-cell>
          <table:table-cell office:value-type="float" office:value="14">
            <text:p>14</text:p>
          </table:table-cell>
          <table:table-cell office:value-type="string">
            <text:p>vessie (voies urinaires)</text:p>
          </table:table-cell>
        </table:table-row>
        <table:table-row table:style-name="ro1">
          <table:table-cell office:value-type="float" office:value="4121">
            <text:p>4121</text:p>
          </table:table-cell>
          <table:table-cell office:value-type="float" office:value="4844">
            <text:p>4844</text:p>
          </table:table-cell>
          <table:table-cell office:value-type="string">
            <text:p>prépuce</text:p>
          </table:table-cell>
          <table:table-cell office:value-type="float" office:value="4">
            <text:p>4</text:p>
          </table:table-cell>
          <table:table-cell office:value-type="string">
            <text:p>prépuce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float" office:value="4028">
            <text:p>4028</text:p>
          </table:table-cell>
          <table:table-cell office:value-type="string">
            <text:p>mouches</text:p>
          </table:table-cell>
          <table:table-cell office:value-type="float" office:value="0">
            <text:p>0</text:p>
          </table:table-cell>
          <table:table-cell office:value-type="string">
            <text:p>mouches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office:value-type="float" office:value="4652">
            <text:p>4652</text:p>
          </table:table-cell>
          <table:table-cell office:value-type="string">
            <text:p>estomac/intestin</text:p>
          </table:table-cell>
          <table:table-cell office:value-type="float" office:value="5">
            <text:p>5</text:p>
          </table:table-cell>
          <table:table-cell office:value-type="string">
            <text:p>estomac/intestin</text:p>
          </table:table-cell>
        </table:table-row>
        <table:table-row table:style-name="ro1">
          <table:table-cell office:value-type="float" office:value="4124">
            <text:p>4124</text:p>
          </table:table-cell>
          <table:table-cell office:value-type="float" office:value="4652">
            <text:p>4652</text:p>
          </table:table-cell>
          <table:table-cell office:value-type="string">
            <text:p>Métabolisme</text:p>
          </table:table-cell>
          <table:table-cell office:value-type="float" office:value="6">
            <text:p>6</text:p>
          </table:table-cell>
          <table:table-cell office:value-type="string">
            <text:p>Métabolisme</text:p>
          </table:table-cell>
        </table:table-row>
        <table:table-row table:style-name="ro1">
          <table:table-cell office:value-type="float" office:value="4125">
            <text:p>4125</text:p>
          </table:table-cell>
          <table:table-cell office:value-type="float" office:value="4051">
            <text:p>4051</text:p>
          </table:table-cell>
          <table:table-cell office:value-type="string">
            <text:p>acides gras essentiels</text:p>
          </table:table-cell>
          <table:table-cell office:value-type="float" office:value="0">
            <text:p>0</text:p>
          </table:table-cell>
          <table:table-cell office:value-type="string">
            <text:p>acides gras essentiels</text:p>
          </table:table-cell>
        </table:table-row>
        <table:table-row table:style-name="ro1">
          <table:table-cell office:value-type="float" office:value="4126">
            <text:p>4126</text:p>
          </table:table-cell>
          <table:table-cell office:value-type="float" office:value="4886">
            <text:p>4886</text:p>
          </table:table-cell>
          <table:table-cell office:value-type="string">
            <text:p>pelage/peau</text:p>
          </table:table-cell>
          <table:table-cell office:value-type="float" office:value="3">
            <text:p>3</text:p>
          </table:table-cell>
          <table:table-cell office:value-type="string">
            <text:p>pelage/peau</text:p>
          </table:table-cell>
        </table:table-row>
        <table:table-row table:style-name="ro1">
          <table:table-cell office:value-type="float" office:value="4127">
            <text:p>4127</text:p>
          </table:table-cell>
          <table:table-cell office:value-type="float" office:value="4652">
            <text:p>4652</text:p>
          </table:table-cell>
          <table:table-cell office:value-type="string">
            <text:p>articulations</text:p>
          </table:table-cell>
          <table:table-cell office:value-type="float" office:value="0">
            <text:p>0</text:p>
          </table:table-cell>
          <table:table-cell office:value-type="string">
            <text:p>articulations</text:p>
          </table:table-cell>
        </table:table-row>
        <table:table-row table:style-name="ro1">
          <table:table-cell office:value-type="float" office:value="4129">
            <text:p>4129</text:p>
          </table:table-cell>
          <table:table-cell office:value-type="float" office:value="4652">
            <text:p>4652</text:p>
          </table:table-cell>
          <table:table-cell office:value-type="string">
            <text:p>cœur/circulation sanguine</text:p>
          </table:table-cell>
          <table:table-cell office:value-type="float" office:value="2">
            <text:p>2</text:p>
          </table:table-cell>
          <table:table-cell office:value-type="string">
            <text:p>cœur/circulation sanguine</text:p>
          </table:table-cell>
        </table:table-row>
        <table:table-row table:style-name="ro1">
          <table:table-cell office:value-type="float" office:value="4133">
            <text:p>4133</text:p>
          </table:table-cell>
          <table:table-cell office:value-type="float" office:value="4027">
            <text:p>4027</text:p>
          </table:table-cell>
          <table:table-cell office:value-type="string">
            <text:p>animal ravageurs</text:p>
          </table:table-cell>
          <table:table-cell office:value-type="float" office:value="0">
            <text:p>0</text:p>
          </table:table-cell>
          <table:table-cell office:value-type="string">
            <text:p>animal ravageurs</text:p>
          </table:table-cell>
        </table:table-row>
        <table:table-row table:style-name="ro1">
          <table:table-cell office:value-type="float" office:value="4137">
            <text:p>4137</text:p>
          </table:table-cell>
          <table:table-cell office:value-type="float" office:value="4027">
            <text:p>4027</text:p>
          </table:table-cell>
          <table:table-cell office:value-type="string">
            <text:p>Acarien</text:p>
          </table:table-cell>
          <table:table-cell office:value-type="float" office:value="1">
            <text:p>1</text:p>
          </table:table-cell>
          <table:table-cell office:value-type="string">
            <text:p>Acarien</text:p>
          </table:table-cell>
        </table:table-row>
        <table:table-row table:style-name="ro1">
          <table:table-cell office:value-type="float" office:value="4138">
            <text:p>4138</text:p>
          </table:table-cell>
          <table:table-cell office:value-type="float" office:value="4844">
            <text:p>4844</text:p>
          </table:table-cell>
          <table:table-cell office:value-type="string">
            <text:p>dents/gueule</text:p>
          </table:table-cell>
          <table:table-cell office:value-type="float" office:value="0">
            <text:p>0</text:p>
          </table:table-cell>
          <table:table-cell office:value-type="string">
            <text:p>dents/gueule</text:p>
          </table:table-cell>
        </table:table-row>
        <table:table-row table:style-name="ro1">
          <table:table-cell office:value-type="float" office:value="4139">
            <text:p>4139</text:p>
          </table:table-cell>
          <table:table-cell office:value-type="float" office:value="4027">
            <text:p>4027</text:p>
          </table:table-cell>
          <table:table-cell office:value-type="string">
            <text:p>Tique</text:p>
          </table:table-cell>
          <table:table-cell office:value-type="float" office:value="2">
            <text:p>2</text:p>
          </table:table-cell>
          <table:table-cell office:value-type="string">
            <text:p>Tique</text:p>
          </table:table-cell>
        </table:table-row>
        <table:table-row table:style-name="ro1">
          <table:table-cell office:value-type="float" office:value="4141">
            <text:p>4141</text:p>
          </table:table-cell>
          <table:table-cell office:value-type="float" office:value="4144">
            <text:p>4144</text:p>
          </table:table-cell>
          <table:table-cell office:value-type="string">
            <text:p>sels de bain</text:p>
          </table:table-cell>
          <table:table-cell office:value-type="float" office:value="1">
            <text:p>1</text:p>
          </table:table-cell>
          <table:table-cell office:value-type="string">
            <text:p>sels de bain</text:p>
          </table:table-cell>
        </table:table-row>
        <table:table-row table:style-name="ro1">
          <table:table-cell office:value-type="float" office:value="4142">
            <text:p>4142</text:p>
          </table:table-cell>
          <table:table-cell office:value-type="float" office:value="4655">
            <text:p>4655</text:p>
          </table:table-cell>
          <table:table-cell office:value-type="string">
            <text:p>acides gras essentiels</text:p>
          </table:table-cell>
          <table:table-cell office:value-type="float" office:value="0">
            <text:p>0</text:p>
          </table:table-cell>
          <table:table-cell office:value-type="string">
            <text:p>acides gras essentiels</text:p>
          </table:table-cell>
        </table:table-row>
        <table:table-row table:style-name="ro1">
          <table:table-cell office:value-type="float" office:value="4143">
            <text:p>4143</text:p>
          </table:table-cell>
          <table:table-cell office:value-type="float" office:value="4655">
            <text:p>4655</text:p>
          </table:table-cell>
          <table:table-cell office:value-type="string">
            <text:p>naissance/gestation</text:p>
          </table:table-cell>
          <table:table-cell office:value-type="float" office:value="7">
            <text:p>7</text:p>
          </table:table-cell>
          <table:table-cell office:value-type="string">
            <text:p>naissance/gestation</text:p>
          </table:table-cell>
        </table:table-row>
        <table:table-row table:style-name="ro1">
          <table:table-cell office:value-type="float" office:value="4144">
            <text:p>4144</text:p>
          </table:table-cell>
          <table:table-cell office:value-type="float" office:value="4655">
            <text:p>4655</text:p>
          </table:table-cell>
          <table:table-cell office:value-type="string">
            <text:p>Renouvellement du pelage (cheval)</text:p>
          </table:table-cell>
          <table:table-cell office:value-type="float" office:value="10">
            <text:p>10</text:p>
          </table:table-cell>
          <table:table-cell office:value-type="string">
            <text:p>Renouvellement du pelage (cheval)</text:p>
          </table:table-cell>
        </table:table-row>
        <table:table-row table:style-name="ro1">
          <table:table-cell office:value-type="float" office:value="4145">
            <text:p>4145</text:p>
          </table:table-cell>
          <table:table-cell office:value-type="float" office:value="4655">
            <text:p>4655</text:p>
          </table:table-cell>
          <table:table-cell office:value-type="string">
            <text:p>Articulations (cheval)</text:p>
          </table:table-cell>
          <table:table-cell office:value-type="float" office:value="2">
            <text:p>2</text:p>
          </table:table-cell>
          <table:table-cell office:value-type="string">
            <text:p>Articulations (cheval)</text:p>
          </table:table-cell>
        </table:table-row>
        <table:table-row table:style-name="ro1">
          <table:table-cell office:value-type="float" office:value="4147">
            <text:p>4147</text:p>
          </table:table-cell>
          <table:table-cell office:value-type="float" office:value="4655">
            <text:p>4655</text:p>
          </table:table-cell>
          <table:table-cell office:value-type="string">
            <text:p>système cardio- vasculaire</text:p>
          </table:table-cell>
          <table:table-cell office:value-type="float" office:value="12">
            <text:p>12</text:p>
          </table:table-cell>
          <table:table-cell office:value-type="string">
            <text:p>système cardio- vasculaire</text:p>
          </table:table-cell>
        </table:table-row>
        <table:table-row table:style-name="ro1">
          <table:table-cell office:value-type="float" office:value="4148">
            <text:p>4148</text:p>
          </table:table-cell>
          <table:table-cell office:value-type="float" office:value="4886">
            <text:p>4886</text:p>
          </table:table-cell>
          <table:table-cell office:value-type="string">
            <text:p>yeux</text:p>
          </table:table-cell>
          <table:table-cell office:value-type="float" office:value="4">
            <text:p>4</text:p>
          </table:table-cell>
          <table:table-cell office:value-type="string">
            <text:p>yeux</text:p>
          </table:table-cell>
        </table:table-row>
        <table:table-row table:style-name="ro1">
          <table:table-cell office:value-type="float" office:value="4149">
            <text:p>4149</text:p>
          </table:table-cell>
          <table:table-cell office:value-type="float" office:value="4655">
            <text:p>4655</text:p>
          </table:table-cell>
          <table:table-cell office:value-type="string">
            <text:p>micronutriments</text:p>
          </table:table-cell>
          <table:table-cell office:value-type="float" office:value="6">
            <text:p>6</text:p>
          </table:table-cell>
          <table:table-cell office:value-type="string">
            <text:p>micronutriments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4886">
            <text:p>4886</text:p>
          </table:table-cell>
          <table:table-cell office:value-type="string">
            <text:p>Patte de chat</text:p>
          </table:table-cell>
          <table:table-cell office:value-type="float" office:value="5">
            <text:p>5</text:p>
          </table:table-cell>
          <table:table-cell office:value-type="string">
            <text:p>Patte de chat</text:p>
          </table:table-cell>
        </table:table-row>
        <table:table-row table:style-name="ro1">
          <table:table-cell office:value-type="float" office:value="4153">
            <text:p>4153</text:p>
          </table:table-cell>
          <table:table-cell office:value-type="float" office:value="4886">
            <text:p>4886</text:p>
          </table:table-cell>
          <table:table-cell office:value-type="string">
            <text:p>dents/gueule</text:p>
          </table:table-cell>
          <table:table-cell office:value-type="float" office:value="0">
            <text:p>0</text:p>
          </table:table-cell>
          <table:table-cell office:value-type="string">
            <text:p>dents/gueule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4120">
            <text:p>4120</text:p>
          </table:table-cell>
          <table:table-cell office:value-type="string">
            <text:p>plantain lancéolé</text:p>
          </table:table-cell>
          <table:table-cell office:value-type="float" office:value="118">
            <text:p>118</text:p>
          </table:table-cell>
          <table:table-cell office:value-type="string">
            <text:p>plantain lancéolé</text:p>
          </table:table-cell>
        </table:table-row>
        <table:table-row table:style-name="ro1">
          <table:table-cell office:value-type="float" office:value="4162">
            <text:p>4162</text:p>
          </table:table-cell>
          <table:table-cell office:value-type="float" office:value="4120">
            <text:p>4120</text:p>
          </table:table-cell>
          <table:table-cell office:value-type="string">
            <text:p>Thym</text:p>
          </table:table-cell>
          <table:table-cell office:value-type="float" office:value="139">
            <text:p>139</text:p>
          </table:table-cell>
          <table:table-cell office:value-type="string">
            <text:p>Thym</text:p>
          </table:table-cell>
        </table:table-row>
        <table:table-row table:style-name="ro2">
          <table:table-cell office:value-type="float" office:value="4163">
            <text:p>4163</text:p>
          </table:table-cell>
          <table:table-cell office:value-type="float" office:value="4120">
            <text:p>4120</text:p>
          </table:table-cell>
          <table:table-cell office:value-type="string">
            <text:p>Anis</text:p>
          </table:table-cell>
          <table:table-cell office:value-type="float" office:value="8">
            <text:p>8</text:p>
          </table:table-cell>
          <table:table-cell office:value-type="string">
            <text:p>Anis</text:p>
          </table:table-cell>
        </table:table-row>
        <table:table-row table:style-name="ro1">
          <table:table-cell office:value-type="float" office:value="4164">
            <text:p>4164</text:p>
          </table:table-cell>
          <table:table-cell office:value-type="float" office:value="4023">
            <text:p>4023</text:p>
          </table:table-cell>
          <table:table-cell office:value-type="string">
            <text:p>intestinaux</text:p>
          </table:table-cell>
          <table:table-cell office:value-type="float" office:value="1">
            <text:p>1</text:p>
          </table:table-cell>
          <table:table-cell office:value-type="string">
            <text:p>intestinaux</text:p>
          </table:table-cell>
        </table:table-row>
        <table:table-row table:style-name="ro1">
          <table:table-cell office:value-type="float" office:value="4165">
            <text:p>4165</text:p>
          </table:table-cell>
          <table:table-cell office:value-type="float" office:value="4023">
            <text:p>4023</text:p>
          </table:table-cell>
          <table:table-cell office:value-type="string">
            <text:p>metabolisme</text:p>
          </table:table-cell>
          <table:table-cell office:value-type="float" office:value="2">
            <text:p>2</text:p>
          </table:table-cell>
          <table:table-cell office:value-type="string">
            <text:p>metabolisme</text:p>
          </table:table-cell>
        </table:table-row>
        <table:table-row table:style-name="ro1">
          <table:table-cell office:value-type="float" office:value="4166">
            <text:p>4166</text:p>
          </table:table-cell>
          <table:table-cell office:value-type="float" office:value="4023">
            <text:p>4023</text:p>
          </table:table-cell>
          <table:table-cell office:value-type="string">
            <text:p>acides gras essentiels</text:p>
          </table:table-cell>
          <table:table-cell office:value-type="float" office:value="3">
            <text:p>3</text:p>
          </table:table-cell>
          <table:table-cell office:value-type="string">
            <text:p>acides gras essentiels</text:p>
          </table:table-cell>
        </table:table-row>
        <table:table-row table:style-name="ro2">
          <table:table-cell office:value-type="float" office:value="4168">
            <text:p>4168</text:p>
          </table:table-cell>
          <table:table-cell office:value-type="float" office:value="4120">
            <text:p>4120</text:p>
          </table:table-cell>
          <table:table-cell office:value-type="string">
            <text:p>Sauge</text:p>
          </table:table-cell>
          <table:table-cell office:value-type="float" office:value="133">
            <text:p>133</text:p>
          </table:table-cell>
          <table:table-cell office:value-type="string">
            <text:p>Sauge</text:p>
          </table:table-cell>
        </table:table-row>
        <table:table-row table:style-name="ro1">
          <table:table-cell office:value-type="float" office:value="4170">
            <text:p>4170</text:p>
          </table:table-cell>
          <table:table-cell office:value-type="float" office:value="4023">
            <text:p>4023</text:p>
          </table:table-cell>
          <table:table-cell office:value-type="string">
            <text:p>micronutriments</text:p>
          </table:table-cell>
          <table:table-cell office:value-type="float" office:value="4">
            <text:p>4</text:p>
          </table:table-cell>
          <table:table-cell office:value-type="string">
            <text:p>micronutriments</text:p>
          </table:table-cell>
        </table:table-row>
        <table:table-row table:style-name="ro1">
          <table:table-cell office:value-type="float" office:value="4173">
            <text:p>4173</text:p>
          </table:table-cell>
          <table:table-cell office:value-type="float" office:value="4886">
            <text:p>4886</text:p>
          </table:table-cell>
          <table:table-cell office:value-type="string">
            <text:p>oreille</text:p>
          </table:table-cell>
          <table:table-cell office:value-type="float" office:value="2">
            <text:p>2</text:p>
          </table:table-cell>
          <table:table-cell office:value-type="string">
            <text:p>oreille</text:p>
          </table:table-cell>
        </table:table-row>
        <table:table-row table:style-name="ro1">
          <table:table-cell office:value-type="float" office:value="4174">
            <text:p>4174</text:p>
          </table:table-cell>
          <table:table-cell office:value-type="float" office:value="4120">
            <text:p>4120</text:p>
          </table:table-cell>
          <table:table-cell office:value-type="string">
            <text:p>menthe poivrée</text:p>
          </table:table-cell>
          <table:table-cell office:value-type="float" office:value="105">
            <text:p>105</text:p>
          </table:table-cell>
          <table:table-cell office:value-type="string">
            <text:p>menthe poivrée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office:value-type="float" office:value="4024">
            <text:p>4024</text:p>
          </table:table-cell>
          <table:table-cell office:value-type="string">
            <text:p>problèmes intestinaux (rongeurs &amp; Co)</text:p>
          </table:table-cell>
          <table:table-cell office:value-type="float" office:value="1">
            <text:p>1</text:p>
          </table:table-cell>
          <table:table-cell office:value-type="string">
            <text:p>problèmes intestinaux (rongeurs &amp; Co)</text:p>
          </table:table-cell>
        </table:table-row>
        <table:table-row table:style-name="ro1">
          <table:table-cell office:value-type="float" office:value="4178">
            <text:p>4178</text:p>
          </table:table-cell>
          <table:table-cell office:value-type="float" office:value="4024">
            <text:p>4024</text:p>
          </table:table-cell>
          <table:table-cell office:value-type="string">
            <text:p>acides gras essentiels <text:s/>(rongeurs &amp; Co)</text:p>
          </table:table-cell>
          <table:table-cell office:value-type="float" office:value="2">
            <text:p>2</text:p>
          </table:table-cell>
          <table:table-cell office:value-type="string">
            <text:p>acides gras essentiels <text:s/>(rongeurs &amp; Co)</text:p>
          </table:table-cell>
        </table:table-row>
        <table:table-row table:style-name="ro1">
          <table:table-cell office:value-type="float" office:value="4179">
            <text:p>4179</text:p>
          </table:table-cell>
          <table:table-cell office:value-type="float" office:value="4024">
            <text:p>4024</text:p>
          </table:table-cell>
          <table:table-cell office:value-type="string">
            <text:p>Renouvellement du pelage (rongeurs &amp; co)</text:p>
          </table:table-cell>
          <table:table-cell office:value-type="float" office:value="3">
            <text:p>3</text:p>
          </table:table-cell>
          <table:table-cell office:value-type="string">
            <text:p>Renouvellement du pelage (rongeurs &amp; co)</text:p>
          </table:table-cell>
        </table:table-row>
        <table:table-row table:style-name="ro1">
          <table:table-cell office:value-type="float" office:value="4181">
            <text:p>4181</text:p>
          </table:table-cell>
          <table:table-cell office:value-type="float" office:value="4024">
            <text:p>4024</text:p>
          </table:table-cell>
          <table:table-cell office:value-type="string">
            <text:p>micronutriments</text:p>
          </table:table-cell>
          <table:table-cell office:value-type="float" office:value="4">
            <text:p>4</text:p>
          </table:table-cell>
          <table:table-cell office:value-type="string">
            <text:p>micronutriments</text:p>
          </table:table-cell>
        </table:table-row>
        <table:table-row table:style-name="ro1">
          <table:table-cell office:value-type="float" office:value="4182">
            <text:p>4182</text:p>
          </table:table-cell>
          <table:table-cell office:value-type="float" office:value="4024">
            <text:p>4024</text:p>
          </table:table-cell>
          <table:table-cell office:value-type="string">
            <text:p>micronutriments</text:p>
          </table:table-cell>
          <table:table-cell office:value-type="float" office:value="5">
            <text:p>5</text:p>
          </table:table-cell>
          <table:table-cell office:value-type="string">
            <text:p>micronutriments</text:p>
          </table:table-cell>
        </table:table-row>
        <table:table-row table:style-name="ro1">
          <table:table-cell office:value-type="float" office:value="4187">
            <text:p>4187</text:p>
          </table:table-cell>
          <table:table-cell office:value-type="float" office:value="4029">
            <text:p>4029</text:p>
          </table:table-cell>
          <table:table-cell office:value-type="string">
            <text:p>métabolisme</text:p>
          </table:table-cell>
          <table:table-cell office:value-type="float" office:value="0">
            <text:p>0</text:p>
          </table:table-cell>
          <table:table-cell office:value-type="string">
            <text:p>métabolisme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4120">
            <text:p>4120</text:p>
          </table:table-cell>
          <table:table-cell office:value-type="string">
            <text:p>Fenouil</text:p>
          </table:table-cell>
          <table:table-cell office:value-type="float" office:value="47">
            <text:p>47</text:p>
          </table:table-cell>
          <table:table-cell office:value-type="string">
            <text:p>Fenouil</text:p>
          </table:table-cell>
        </table:table-row>
        <table:table-row table:style-name="ro1">
          <table:table-cell office:value-type="float" office:value="4189">
            <text:p>4189</text:p>
          </table:table-cell>
          <table:table-cell office:value-type="float" office:value="4432">
            <text:p>4432</text:p>
          </table:table-cell>
          <table:table-cell office:value-type="string">
            <text:p>pis</text:p>
          </table:table-cell>
          <table:table-cell office:value-type="float" office:value="0">
            <text:p>0</text:p>
          </table:table-cell>
          <table:table-cell office:value-type="string">
            <text:p>pis</text:p>
          </table:table-cell>
        </table:table-row>
        <table:table-row table:style-name="ro1">
          <table:table-cell office:value-type="float" office:value="4191">
            <text:p>4191</text:p>
          </table:table-cell>
          <table:table-cell office:value-type="float" office:value="4025">
            <text:p>4025</text:p>
          </table:table-cell>
          <table:table-cell office:value-type="string">
            <text:p>problèmes intestinaux (reptiles)</text:p>
          </table:table-cell>
          <table:table-cell office:value-type="float" office:value="1">
            <text:p>1</text:p>
          </table:table-cell>
          <table:table-cell office:value-type="string">
            <text:p>problèmes intestinaux (reptiles)</text:p>
          </table:table-cell>
        </table:table-row>
        <table:table-row table:style-name="ro1">
          <table:table-cell office:value-type="float" office:value="4192">
            <text:p>4192</text:p>
          </table:table-cell>
          <table:table-cell office:value-type="float" office:value="4120">
            <text:p>4120</text:p>
          </table:table-cell>
          <table:table-cell office:value-type="string">
            <text:p>Achillée millefeuille</text:p>
          </table:table-cell>
          <table:table-cell office:value-type="float" office:value="0">
            <text:p>0</text:p>
          </table:table-cell>
          <table:table-cell office:value-type="string">
            <text:p>Achillée millefeuille</text:p>
          </table:table-cell>
        </table:table-row>
        <table:table-row table:style-name="ro1">
          <table:table-cell office:value-type="float" office:value="4193">
            <text:p>4193</text:p>
          </table:table-cell>
          <table:table-cell office:value-type="float" office:value="4025">
            <text:p>4025</text:p>
          </table:table-cell>
          <table:table-cell office:value-type="string">
            <text:p>acides gras essentiels (reptiles)</text:p>
          </table:table-cell>
          <table:table-cell office:value-type="float" office:value="2">
            <text:p>2</text:p>
          </table:table-cell>
          <table:table-cell office:value-type="string">
            <text:p>acides gras essentiels (reptiles)</text:p>
          </table:table-cell>
        </table:table-row>
        <table:table-row table:style-name="ro1">
          <table:table-cell office:value-type="float" office:value="4194">
            <text:p>4194</text:p>
          </table:table-cell>
          <table:table-cell office:value-type="float" office:value="4120">
            <text:p>4120</text:p>
          </table:table-cell>
          <table:table-cell office:value-type="string">
            <text:p>Alchémille</text:p>
          </table:table-cell>
          <table:table-cell office:value-type="float" office:value="4">
            <text:p>4</text:p>
          </table:table-cell>
          <table:table-cell office:value-type="string">
            <text:p>Alchémille</text:p>
          </table:table-cell>
        </table:table-row>
        <table:table-row table:style-name="ro1">
          <table:table-cell office:value-type="float" office:value="4196">
            <text:p>4196</text:p>
          </table:table-cell>
          <table:table-cell office:value-type="float" office:value="4025">
            <text:p>4025</text:p>
          </table:table-cell>
          <table:table-cell office:value-type="string">
            <text:p>approvisionnement micronutriments (reptiles)</text:p>
          </table:table-cell>
          <table:table-cell office:value-type="float" office:value="3">
            <text:p>3</text:p>
          </table:table-cell>
          <table:table-cell office:value-type="string">
            <text:p>approvisionnement micronutriments (reptiles)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4120">
            <text:p>4120</text:p>
          </table:table-cell>
          <table:table-cell office:value-type="string">
            <text:p>Ortie</text:p>
          </table:table-cell>
          <table:table-cell office:value-type="float" office:value="113">
            <text:p>113</text:p>
          </table:table-cell>
          <table:table-cell office:value-type="string">
            <text:p>Ortie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4120">
            <text:p>4120</text:p>
          </table:table-cell>
          <table:table-cell office:value-type="string">
            <text:p>Vinaigre du fruits</text:p>
          </table:table-cell>
          <table:table-cell office:value-type="float" office:value="146">
            <text:p>146</text:p>
          </table:table-cell>
          <table:table-cell office:value-type="string">
            <text:p>Vinaigre du fruits</text:p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4120">
            <text:p>4120</text:p>
          </table:table-cell>
          <table:table-cell office:value-type="string">
            <text:p>Prêle des champs</text:p>
          </table:table-cell>
          <table:table-cell office:value-type="float" office:value="121">
            <text:p>121</text:p>
          </table:table-cell>
          <table:table-cell office:value-type="string">
            <text:p>Prêle des champs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4029">
            <text:p>4029</text:p>
          </table:table-cell>
          <table:table-cell office:value-type="string">
            <text:p>Acarien</text:p>
          </table:table-cell>
          <table:table-cell office:value-type="float" office:value="1">
            <text:p>1</text:p>
          </table:table-cell>
          <table:table-cell office:value-type="string">
            <text:p>Acarien</text:p>
          </table:table-cell>
        </table:table-row>
        <table:table-row table:style-name="ro1">
          <table:table-cell office:value-type="float" office:value="4209">
            <text:p>4209</text:p>
          </table:table-cell>
          <table:table-cell office:value-type="float" office:value="4120">
            <text:p>4120</text:p>
          </table:table-cell>
          <table:table-cell office:value-type="string">
            <text:p>Artichaud</text:p>
          </table:table-cell>
          <table:table-cell office:value-type="float" office:value="11">
            <text:p>11</text:p>
          </table:table-cell>
          <table:table-cell office:value-type="string">
            <text:p>Artichaud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4120">
            <text:p>4120</text:p>
          </table:table-cell>
          <table:table-cell office:value-type="string">
            <text:p>Bouleau</text:p>
          </table:table-cell>
          <table:table-cell office:value-type="float" office:value="16">
            <text:p>16</text:p>
          </table:table-cell>
          <table:table-cell office:value-type="string">
            <text:p>Bouleau</text:p>
          </table:table-cell>
        </table:table-row>
        <table:table-row table:style-name="ro1">
          <table:table-cell office:value-type="float" office:value="4211">
            <text:p>4211</text:p>
          </table:table-cell>
          <table:table-cell office:value-type="float" office:value="4847">
            <text:p>4847</text:p>
          </table:table-cell>
          <table:table-cell office:value-type="string">
            <text:p>Mise-Bas</text:p>
          </table:table-cell>
          <table:table-cell office:value-type="float" office:value="2">
            <text:p>2</text:p>
          </table:table-cell>
          <table:table-cell office:value-type="string">
            <text:p>Mise-Bas</text:p>
          </table:table-cell>
        </table:table-row>
        <table:table-row table:style-name="ro1">
          <table:table-cell office:value-type="float" office:value="4213">
            <text:p>4213</text:p>
          </table:table-cell>
          <table:table-cell office:value-type="float" office:value="4053">
            <text:p>4053</text:p>
          </table:table-cell>
          <table:table-cell office:value-type="string">
            <text:p>Voies respiratoires</text:p>
          </table:table-cell>
          <table:table-cell office:value-type="float" office:value="14">
            <text:p>14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215">
            <text:p>4215</text:p>
          </table:table-cell>
          <table:table-cell office:value-type="float" office:value="4053">
            <text:p>4053</text:p>
          </table:table-cell>
          <table:table-cell office:value-type="string">
            <text:p>entretien</text:p>
          </table:table-cell>
          <table:table-cell office:value-type="float" office:value="6">
            <text:p>6</text:p>
          </table:table-cell>
          <table:table-cell office:value-type="string">
            <text:p>entretien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office:value-type="float" office:value="4053">
            <text:p>4053</text:p>
          </table:table-cell>
          <table:table-cell office:value-type="string">
            <text:p>problèmes intestinaux</text:p>
          </table:table-cell>
          <table:table-cell office:value-type="float" office:value="2">
            <text:p>2</text:p>
          </table:table-cell>
          <table:table-cell office:value-type="string">
            <text:p>problèmes intestinaux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4053">
            <text:p>4053</text:p>
          </table:table-cell>
          <table:table-cell office:value-type="string">
            <text:p>métabolisme</text:p>
          </table:table-cell>
          <table:table-cell office:value-type="float" office:value="8">
            <text:p>8</text:p>
          </table:table-cell>
          <table:table-cell office:value-type="string">
            <text:p>métabolisme</text:p>
          </table:table-cell>
        </table:table-row>
        <table:table-row table:style-name="ro1">
          <table:table-cell office:value-type="float" office:value="4218">
            <text:p>4218</text:p>
          </table:table-cell>
          <table:table-cell office:value-type="float" office:value="4655">
            <text:p>4655</text:p>
          </table:table-cell>
          <table:table-cell office:value-type="string">
            <text:p>métabolisme (généralement) (cheval)</text:p>
          </table:table-cell>
          <table:table-cell office:value-type="float" office:value="5">
            <text:p>5</text:p>
          </table:table-cell>
          <table:table-cell office:value-type="string">
            <text:p>métabolisme (généralement) (cheval)</text:p>
          </table:table-cell>
        </table:table-row>
        <table:table-row table:style-name="ro1">
          <table:table-cell office:value-type="float" office:value="4219">
            <text:p>4219</text:p>
          </table:table-cell>
          <table:table-cell office:value-type="float" office:value="4025">
            <text:p>4025</text:p>
          </table:table-cell>
          <table:table-cell office:value-type="string">
            <text:p>métabolisme (généralement) (reptiles)</text:p>
          </table:table-cell>
          <table:table-cell office:value-type="float" office:value="4">
            <text:p>4</text:p>
          </table:table-cell>
          <table:table-cell office:value-type="string">
            <text:p>métabolisme (généralement) (reptiles)</text:p>
          </table:table-cell>
        </table:table-row>
        <table:table-row table:style-name="ro1">
          <table:table-cell office:value-type="float" office:value="4221">
            <text:p>4221</text:p>
          </table:table-cell>
          <table:table-cell office:value-type="float" office:value="4024">
            <text:p>4024</text:p>
          </table:table-cell>
          <table:table-cell office:value-type="string">
            <text:p>yeux</text:p>
          </table:table-cell>
          <table:table-cell office:value-type="float" office:value="6">
            <text:p>6</text:p>
          </table:table-cell>
          <table:table-cell office:value-type="string">
            <text:p>yeux</text:p>
          </table:table-cell>
        </table:table-row>
        <table:table-row table:style-name="ro1">
          <table:table-cell office:value-type="float" office:value="4222">
            <text:p>4222</text:p>
          </table:table-cell>
          <table:table-cell office:value-type="float" office:value="4023">
            <text:p>4023</text:p>
          </table:table-cell>
          <table:table-cell office:value-type="string">
            <text:p>plumage</text:p>
          </table:table-cell>
          <table:table-cell office:value-type="float" office:value="5">
            <text:p>5</text:p>
          </table:table-cell>
          <table:table-cell office:value-type="string">
            <text:p>plumage</text:p>
          </table:table-cell>
        </table:table-row>
        <table:table-row table:style-name="ro1">
          <table:table-cell office:value-type="float" office:value="4223">
            <text:p>4223</text:p>
          </table:table-cell>
          <table:table-cell office:value-type="float" office:value="4053">
            <text:p>4053</text:p>
          </table:table-cell>
          <table:table-cell office:value-type="string">
            <text:p>acides gras essentiels</text:p>
          </table:table-cell>
          <table:table-cell office:value-type="float" office:value="0">
            <text:p>0</text:p>
          </table:table-cell>
          <table:table-cell office:value-type="string">
            <text:p>acides gras essentiels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4120">
            <text:p>4120</text:p>
          </table:table-cell>
          <table:table-cell office:value-type="string">
            <text:p>fenugrec</text:p>
          </table:table-cell>
          <table:table-cell office:value-type="float" office:value="48">
            <text:p>48</text:p>
          </table:table-cell>
          <table:table-cell office:value-type="string">
            <text:p>fenugrec</text:p>
          </table:table-cell>
        </table:table-row>
        <table:table-row table:style-name="ro1">
          <table:table-cell office:value-type="float" office:value="4225">
            <text:p>4225</text:p>
          </table:table-cell>
          <table:table-cell office:value-type="float" office:value="4025">
            <text:p>4025</text:p>
          </table:table-cell>
          <table:table-cell office:value-type="string">
            <text:p>les yeux (reptiles)</text:p>
          </table:table-cell>
          <table:table-cell office:value-type="float" office:value="5">
            <text:p>5</text:p>
          </table:table-cell>
          <table:table-cell office:value-type="string">
            <text:p>les yeux (reptiles)</text:p>
          </table:table-cell>
        </table:table-row>
        <table:table-row table:style-name="ro1">
          <table:table-cell office:value-type="float" office:value="4228">
            <text:p>4228</text:p>
          </table:table-cell>
          <table:table-cell office:value-type="float" office:value="4028">
            <text:p>4028</text:p>
          </table:table-cell>
          <table:table-cell office:value-type="string">
            <text:p>Acarien</text:p>
          </table:table-cell>
          <table:table-cell office:value-type="float" office:value="1">
            <text:p>1</text:p>
          </table:table-cell>
          <table:table-cell office:value-type="string">
            <text:p>Acarien</text:p>
          </table:table-cell>
        </table:table-row>
        <table:table-row table:style-name="ro1">
          <table:table-cell office:value-type="float" office:value="4229">
            <text:p>4229</text:p>
          </table:table-cell>
          <table:table-cell office:value-type="float" office:value="4023">
            <text:p>4023</text:p>
          </table:table-cell>
          <table:table-cell office:value-type="string">
            <text:p>yeux</text:p>
          </table:table-cell>
          <table:table-cell office:value-type="float" office:value="6">
            <text:p>6</text:p>
          </table:table-cell>
          <table:table-cell office:value-type="string">
            <text:p>yeux</text:p>
          </table:table-cell>
        </table:table-row>
        <table:table-row table:style-name="ro1">
          <table:table-cell office:value-type="float" office:value="4230">
            <text:p>4230</text:p>
          </table:table-cell>
          <table:table-cell office:value-type="float" office:value="4025">
            <text:p>4025</text:p>
          </table:table-cell>
          <table:table-cell office:value-type="string">
            <text:p>voies urinaires (reptiles)</text:p>
          </table:table-cell>
          <table:table-cell office:value-type="float" office:value="6">
            <text:p>6</text:p>
          </table:table-cell>
          <table:table-cell office:value-type="string">
            <text:p>voies urinaires (reptiles)</text:p>
          </table:table-cell>
        </table:table-row>
        <table:table-row table:style-name="ro1">
          <table:table-cell office:value-type="float" office:value="4232">
            <text:p>4232</text:p>
          </table:table-cell>
          <table:table-cell office:value-type="float" office:value="4025">
            <text:p>4025</text:p>
          </table:table-cell>
          <table:table-cell office:value-type="string">
            <text:p>peau (reptiles)</text:p>
          </table:table-cell>
          <table:table-cell office:value-type="float" office:value="7">
            <text:p>7</text:p>
          </table:table-cell>
          <table:table-cell office:value-type="string">
            <text:p>peau (reptiles)</text:p>
          </table:table-cell>
        </table:table-row>
        <table:table-row table:style-name="ro1">
          <table:table-cell office:value-type="float" office:value="4235">
            <text:p>4235</text:p>
          </table:table-cell>
          <table:table-cell office:value-type="float" office:value="4655">
            <text:p>4655</text:p>
          </table:table-cell>
          <table:table-cell office:value-type="string">
            <text:p>ver bas</text:p>
          </table:table-cell>
          <table:table-cell office:value-type="float" office:value="14">
            <text:p>14</text:p>
          </table:table-cell>
          <table:table-cell office:value-type="string">
            <text:p>ver bas</text:p>
          </table:table-cell>
        </table:table-row>
        <table:table-row table:style-name="ro1">
          <table:table-cell office:value-type="float" office:value="4238">
            <text:p>4238</text:p>
          </table:table-cell>
          <table:table-cell office:value-type="float" office:value="4651">
            <text:p>4651</text:p>
          </table:table-cell>
          <table:table-cell office:value-type="string">
            <text:p>ver bas</text:p>
          </table:table-cell>
          <table:table-cell office:value-type="float" office:value="13">
            <text:p>13</text:p>
          </table:table-cell>
          <table:table-cell office:value-type="string">
            <text:p>ver bas</text:p>
          </table:table-cell>
        </table:table-row>
        <table:table-row table:style-name="ro1">
          <table:table-cell office:value-type="float" office:value="4242">
            <text:p>4242</text:p>
          </table:table-cell>
          <table:table-cell office:value-type="float" office:value="4652">
            <text:p>4652</text:p>
          </table:table-cell>
          <table:table-cell office:value-type="string">
            <text:p>ver bas</text:p>
          </table:table-cell>
          <table:table-cell office:value-type="float" office:value="13">
            <text:p>13</text:p>
          </table:table-cell>
          <table:table-cell office:value-type="string">
            <text:p>ver bas</text:p>
          </table:table-cell>
        </table:table-row>
        <table:table-row table:style-name="ro1">
          <table:table-cell office:value-type="float" office:value="4252">
            <text:p>4252</text:p>
          </table:table-cell>
          <table:table-cell office:value-type="float" office:value="4053">
            <text:p>4053</text:p>
          </table:table-cell>
          <table:table-cell office:value-type="string">
            <text:p>approvisionnement micronutriments</text:p>
          </table:table-cell>
          <table:table-cell office:value-type="float" office:value="1">
            <text:p>1</text:p>
          </table:table-cell>
          <table:table-cell office:value-type="string">
            <text:p>approvisionnement micronutriments</text:p>
          </table:table-cell>
        </table:table-row>
        <table:table-row table:style-name="ro1">
          <table:table-cell office:value-type="float" office:value="4253">
            <text:p>4253</text:p>
          </table:table-cell>
          <table:table-cell office:value-type="float" office:value="4651">
            <text:p>4651</text:p>
          </table:table-cell>
          <table:table-cell office:value-type="string">
            <text:p>nervosité</text:p>
          </table:table-cell>
          <table:table-cell office:value-type="float" office:value="8">
            <text:p>8</text:p>
          </table:table-cell>
          <table:table-cell office:value-type="string">
            <text:p>nervosité</text:p>
          </table:table-cell>
        </table:table-row>
        <table:table-row table:style-name="ro1">
          <table:table-cell office:value-type="float" office:value="4254">
            <text:p>4254</text:p>
          </table:table-cell>
          <table:table-cell office:value-type="float" office:value="4655">
            <text:p>4655</text:p>
          </table:table-cell>
          <table:table-cell office:value-type="string">
            <text:p>nervosité</text:p>
          </table:table-cell>
          <table:table-cell office:value-type="float" office:value="8">
            <text:p>8</text:p>
          </table:table-cell>
          <table:table-cell office:value-type="string">
            <text:p>nervosité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office:value-type="float" office:value="4451">
            <text:p>4451</text:p>
          </table:table-cell>
          <table:table-cell office:value-type="string">
            <text:p>puissance</text:p>
          </table:table-cell>
          <table:table-cell office:value-type="float" office:value="0">
            <text:p>0</text:p>
          </table:table-cell>
          <table:table-cell office:value-type="string">
            <text:p>puissance</text:p>
          </table:table-cell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4053">
            <text:p>4053</text:p>
          </table:table-cell>
          <table:table-cell office:value-type="string">
            <text:p>toxine contraignant</text:p>
          </table:table-cell>
          <table:table-cell office:value-type="float" office:value="12">
            <text:p>12</text:p>
          </table:table-cell>
          <table:table-cell office:value-type="string">
            <text:p>toxine contraignant</text:p>
          </table:table-cell>
        </table:table-row>
        <table:table-row table:style-name="ro1">
          <table:table-cell office:value-type="float" office:value="4286">
            <text:p>4286</text:p>
          </table:table-cell>
          <table:table-cell office:value-type="float" office:value="4053">
            <text:p>4053</text:p>
          </table:table-cell>
          <table:table-cell office:value-type="string">
            <text:p>qualité de l'eau</text:p>
          </table:table-cell>
          <table:table-cell office:value-type="float" office:value="11">
            <text:p>11</text:p>
          </table:table-cell>
          <table:table-cell office:value-type="string">
            <text:p>qualité de l'eau</text:p>
          </table:table-cell>
        </table:table-row>
        <table:table-row table:style-name="ro1">
          <table:table-cell office:value-type="float" office:value="4305">
            <text:p>4305</text:p>
          </table:table-cell>
          <table:table-cell office:value-type="float" office:value="4120">
            <text:p>4120</text:p>
          </table:table-cell>
          <table:table-cell office:value-type="string">
            <text:p>cresson</text:p>
          </table:table-cell>
          <table:table-cell office:value-type="float" office:value="33">
            <text:p>33</text:p>
          </table:table-cell>
          <table:table-cell office:value-type="string">
            <text:p>cresson</text:p>
          </table:table-cell>
        </table:table-row>
        <table:table-row table:style-name="ro1">
          <table:table-cell office:value-type="float" office:value="4306">
            <text:p>4306</text:p>
          </table:table-cell>
          <table:table-cell office:value-type="float" office:value="4120">
            <text:p>4120</text:p>
          </table:table-cell>
          <table:table-cell office:value-type="string">
            <text:p>échinacée</text:p>
          </table:table-cell>
          <table:table-cell office:value-type="float" office:value="38">
            <text:p>38</text:p>
          </table:table-cell>
          <table:table-cell office:value-type="string">
            <text:p>échinacée</text:p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120">
            <text:p>4120</text:p>
          </table:table-cell>
          <table:table-cell office:value-type="string">
            <text:p>guimauve</text:p>
          </table:table-cell>
          <table:table-cell office:value-type="float" office:value="67">
            <text:p>67</text:p>
          </table:table-cell>
          <table:table-cell office:value-type="string">
            <text:p>guimauve</text:p>
          </table:table-cell>
        </table:table-row>
        <table:table-row table:style-name="ro1">
          <table:table-cell office:value-type="float" office:value="4308">
            <text:p>4308</text:p>
          </table:table-cell>
          <table:table-cell office:value-type="float" office:value="4120">
            <text:p>4120</text:p>
          </table:table-cell>
          <table:table-cell office:value-type="string">
            <text:p>chêne</text:p>
          </table:table-cell>
          <table:table-cell office:value-type="float" office:value="26">
            <text:p>26</text:p>
          </table:table-cell>
          <table:table-cell office:value-type="string">
            <text:p>chêne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office:value-type="float" office:value="4120">
            <text:p>4120</text:p>
          </table:table-cell>
          <table:table-cell office:value-type="string">
            <text:p>gentiane</text:p>
          </table:table-cell>
          <table:table-cell office:value-type="float" office:value="56">
            <text:p>56</text:p>
          </table:table-cell>
          <table:table-cell office:value-type="string">
            <text:p>gentiane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4120">
            <text:p>4120</text:p>
          </table:table-cell>
          <table:table-cell office:value-type="string">
            <text:p>eucalyptus</text:p>
          </table:table-cell>
          <table:table-cell office:value-type="float" office:value="40">
            <text:p>40</text:p>
          </table:table-cell>
          <table:table-cell office:value-type="string">
            <text:p>eucalyptus</text:p>
          </table:table-cell>
        </table:table-row>
        <table:table-row table:style-name="ro1">
          <table:table-cell office:value-type="float" office:value="4311">
            <text:p>4311</text:p>
          </table:table-cell>
          <table:table-cell office:value-type="float" office:value="4120">
            <text:p>4120</text:p>
          </table:table-cell>
          <table:table-cell office:value-type="string">
            <text:p>épicéa</text:p>
          </table:table-cell>
          <table:table-cell office:value-type="float" office:value="44">
            <text:p>44</text:p>
          </table:table-cell>
          <table:table-cell office:value-type="string">
            <text:p>épicéa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4120">
            <text:p>4120</text:p>
          </table:table-cell>
          <table:table-cell office:value-type="string">
            <text:p>curcuma</text:p>
          </table:table-cell>
          <table:table-cell office:value-type="float" office:value="35">
            <text:p>35</text:p>
          </table:table-cell>
          <table:table-cell office:value-type="string">
            <text:p>curcuma</text:p>
          </table:table-cell>
        </table:table-row>
        <table:table-row table:style-name="ro2">
          <table:table-cell office:value-type="float" office:value="4313">
            <text:p>4313</text:p>
          </table:table-cell>
          <table:table-cell office:value-type="float" office:value="4120">
            <text:p>4120</text:p>
          </table:table-cell>
          <table:table-cell office:value-type="string">
            <text:p>Ginkgo</text:p>
          </table:table-cell>
          <table:table-cell office:value-type="float" office:value="60">
            <text:p>60</text:p>
          </table:table-cell>
          <table:table-cell office:value-type="string">
            <text:p>Ginkgo</text:p>
          </table:table-cell>
        </table:table-row>
        <table:table-row table:style-name="ro1">
          <table:table-cell office:value-type="float" office:value="4314">
            <text:p>4314</text:p>
          </table:table-cell>
          <table:table-cell office:value-type="float" office:value="4120">
            <text:p>4120</text:p>
          </table:table-cell>
          <table:table-cell office:value-type="string">
            <text:p>verge d'or</text:p>
          </table:table-cell>
          <table:table-cell office:value-type="float" office:value="143">
            <text:p>143</text:p>
          </table:table-cell>
          <table:table-cell office:value-type="string">
            <text:p>verge d'or</text:p>
          </table:table-cell>
        </table:table-row>
        <table:table-row table:style-name="ro1">
          <table:table-cell office:value-type="float" office:value="4315">
            <text:p>4315</text:p>
          </table:table-cell>
          <table:table-cell office:value-type="float" office:value="4120">
            <text:p>4120</text:p>
          </table:table-cell>
          <table:table-cell office:value-type="string">
            <text:p>Sureau</text:p>
          </table:table-cell>
          <table:table-cell office:value-type="float" office:value="138">
            <text:p>138</text:p>
          </table:table-cell>
          <table:table-cell office:value-type="string">
            <text:p>Sureau</text:p>
          </table:table-cell>
        </table:table-row>
        <table:table-row table:style-name="ro1">
          <table:table-cell office:value-type="float" office:value="4316">
            <text:p>4316</text:p>
          </table:table-cell>
          <table:table-cell office:value-type="float" office:value="4120">
            <text:p>4120</text:p>
          </table:table-cell>
          <table:table-cell office:value-type="string">
            <text:p>mille-pertuis</text:p>
          </table:table-cell>
          <table:table-cell office:value-type="float" office:value="106">
            <text:p>106</text:p>
          </table:table-cell>
          <table:table-cell office:value-type="string">
            <text:p>mille-pertuis</text:p>
          </table:table-cell>
        </table:table-row>
        <table:table-row table:style-name="ro1">
          <table:table-cell office:value-type="float" office:value="4317">
            <text:p>4317</text:p>
          </table:table-cell>
          <table:table-cell office:value-type="float" office:value="4120">
            <text:p>4120</text:p>
          </table:table-cell>
          <table:table-cell office:value-type="string">
            <text:p>graine de lin</text:p>
          </table:table-cell>
          <table:table-cell office:value-type="float" office:value="64">
            <text:p>64</text:p>
          </table:table-cell>
          <table:table-cell office:value-type="string">
            <text:p>graine de lin</text:p>
          </table:table-cell>
        </table:table-row>
        <table:table-row table:style-name="ro1">
          <table:table-cell office:value-type="float" office:value="4318">
            <text:p>4318</text:p>
          </table:table-cell>
          <table:table-cell office:value-type="float" office:value="4120">
            <text:p>4120</text:p>
          </table:table-cell>
          <table:table-cell office:value-type="string">
            <text:p>tilleul</text:p>
          </table:table-cell>
          <table:table-cell office:value-type="float" office:value="140">
            <text:p>140</text:p>
          </table:table-cell>
          <table:table-cell office:value-type="string">
            <text:p>tilleul</text:p>
          </table:table-cell>
        </table:table-row>
        <table:table-row table:style-name="ro1">
          <table:table-cell office:value-type="float" office:value="4319">
            <text:p>4319</text:p>
          </table:table-cell>
          <table:table-cell office:value-type="float" office:value="4120">
            <text:p>4120</text:p>
          </table:table-cell>
          <table:table-cell office:value-type="string">
            <text:p>pissenlit</text:p>
          </table:table-cell>
          <table:table-cell office:value-type="float" office:value="117">
            <text:p>117</text:p>
          </table:table-cell>
          <table:table-cell office:value-type="string">
            <text:p>pissenlit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4120">
            <text:p>4120</text:p>
          </table:table-cell>
          <table:table-cell office:value-type="string">
            <text:p>Le chardon-Marie</text:p>
          </table:table-cell>
          <table:table-cell office:value-type="float" office:value="87">
            <text:p>87</text:p>
          </table:table-cell>
          <table:table-cell office:value-type="string">
            <text:p>Le chardon-Marie</text:p>
          </table:table-cell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4120">
            <text:p>4120</text:p>
          </table:table-cell>
          <table:table-cell office:value-type="string">
            <text:p>mélisse</text:p>
          </table:table-cell>
          <table:table-cell office:value-type="float" office:value="104">
            <text:p>104</text:p>
          </table:table-cell>
          <table:table-cell office:value-type="string">
            <text:p>mélisse</text:p>
          </table:table-cell>
        </table:table-row>
        <table:table-row table:style-name="ro1">
          <table:table-cell office:value-type="float" office:value="4322">
            <text:p>4322</text:p>
          </table:table-cell>
          <table:table-cell office:value-type="float" office:value="4120">
            <text:p>4120</text:p>
          </table:table-cell>
          <table:table-cell office:value-type="string">
            <text:p>gui</text:p>
          </table:table-cell>
          <table:table-cell office:value-type="float" office:value="66">
            <text:p>66</text:p>
          </table:table-cell>
          <table:table-cell office:value-type="string">
            <text:p>gui</text:p>
          </table:table-cell>
        </table:table-row>
        <table:table-row table:style-name="ro1">
          <table:table-cell office:value-type="float" office:value="4323">
            <text:p>4323</text:p>
          </table:table-cell>
          <table:table-cell office:value-type="float" office:value="4120">
            <text:p>4120</text:p>
          </table:table-cell>
          <table:table-cell office:value-type="string">
            <text:p>origan</text:p>
          </table:table-cell>
          <table:table-cell office:value-type="float" office:value="112">
            <text:p>112</text:p>
          </table:table-cell>
          <table:table-cell office:value-type="string">
            <text:p>origan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4120">
            <text:p>4120</text:p>
          </table:table-cell>
          <table:table-cell office:value-type="string">
            <text:p>rhubarbe</text:p>
          </table:table-cell>
          <table:table-cell office:value-type="float" office:value="129">
            <text:p>129</text:p>
          </table:table-cell>
          <table:table-cell office:value-type="string">
            <text:p>rhubarbe</text:p>
          </table:table-cell>
        </table:table-row>
        <table:table-row table:style-name="ro1">
          <table:table-cell office:value-type="float" office:value="4325">
            <text:p>4325</text:p>
          </table:table-cell>
          <table:table-cell office:value-type="float" office:value="4120">
            <text:p>4120</text:p>
          </table:table-cell>
          <table:table-cell office:value-type="string">
            <text:p>calendula</text:p>
          </table:table-cell>
          <table:table-cell office:value-type="float" office:value="18">
            <text:p>18</text:p>
          </table:table-cell>
          <table:table-cell office:value-type="string">
            <text:p>calendula</text:p>
          </table:table-cell>
        </table:table-row>
        <table:table-row table:style-name="ro1">
          <table:table-cell office:value-type="float" office:value="4326">
            <text:p>4326</text:p>
          </table:table-cell>
          <table:table-cell office:value-type="float" office:value="4120">
            <text:p>4120</text:p>
          </table:table-cell>
          <table:table-cell office:value-type="string">
            <text:p>marron</text:p>
          </table:table-cell>
          <table:table-cell office:value-type="float" office:value="103">
            <text:p>103</text:p>
          </table:table-cell>
          <table:table-cell office:value-type="string">
            <text:p>marron</text:p>
          </table:table-cell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4120">
            <text:p>4120</text:p>
          </table:table-cell>
          <table:table-cell office:value-type="string">
            <text:p>l'argousier</text:p>
          </table:table-cell>
          <table:table-cell office:value-type="float" office:value="84">
            <text:p>84</text:p>
          </table:table-cell>
          <table:table-cell office:value-type="string">
            <text:p>l'argousier</text:p>
          </table:table-cell>
        </table:table-row>
        <table:table-row table:style-name="ro1">
          <table:table-cell office:value-type="float" office:value="4329">
            <text:p>4329</text:p>
          </table:table-cell>
          <table:table-cell office:value-type="float" office:value="4120">
            <text:p>4120</text:p>
          </table:table-cell>
          <table:table-cell office:value-type="string">
            <text:p>racine du bois de réglisse</text:p>
          </table:table-cell>
          <table:table-cell office:value-type="float" office:value="128">
            <text:p>128</text:p>
          </table:table-cell>
          <table:table-cell office:value-type="string">
            <text:p>racine du bois de réglisse</text:p>
          </table:table-cell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4120">
            <text:p>4120</text:p>
          </table:table-cell>
          <table:table-cell office:value-type="string">
            <text:p>lamier</text:p>
          </table:table-cell>
          <table:table-cell office:value-type="float" office:value="83">
            <text:p>83</text:p>
          </table:table-cell>
          <table:table-cell office:value-type="string">
            <text:p>lamier</text:p>
          </table:table-cell>
        </table:table-row>
        <table:table-row table:style-name="ro1">
          <table:table-cell office:value-type="float" office:value="4331">
            <text:p>4331</text:p>
          </table:table-cell>
          <table:table-cell office:value-type="float" office:value="4120">
            <text:p>4120</text:p>
          </table:table-cell>
          <table:table-cell office:value-type="string">
            <text:p>griffe du diable</text:p>
          </table:table-cell>
          <table:table-cell office:value-type="float" office:value="65">
            <text:p>65</text:p>
          </table:table-cell>
          <table:table-cell office:value-type="string">
            <text:p>griffe du diable</text:p>
          </table:table-cell>
        </table:table-row>
        <table:table-row table:style-name="ro1">
          <table:table-cell office:value-type="float" office:value="4332">
            <text:p>4332</text:p>
          </table:table-cell>
          <table:table-cell office:value-type="float" office:value="4120">
            <text:p>4120</text:p>
          </table:table-cell>
          <table:table-cell office:value-type="string">
            <text:p>genièvre</text:p>
          </table:table-cell>
          <table:table-cell office:value-type="float" office:value="55">
            <text:p>55</text:p>
          </table:table-cell>
          <table:table-cell office:value-type="string">
            <text:p>genièvre</text:p>
          </table:table-cell>
        </table:table-row>
        <table:table-row table:style-name="ro1">
          <table:table-cell office:value-type="float" office:value="4333">
            <text:p>4333</text:p>
          </table:table-cell>
          <table:table-cell office:value-type="float" office:value="4120">
            <text:p>4120</text:p>
          </table:table-cell>
          <table:table-cell office:value-type="string">
            <text:p>saule</text:p>
          </table:table-cell>
          <table:table-cell office:value-type="float" office:value="134">
            <text:p>134</text:p>
          </table:table-cell>
          <table:table-cell office:value-type="string">
            <text:p>saule</text:p>
          </table:table-cell>
        </table:table-row>
        <table:table-row table:style-name="ro1">
          <table:table-cell office:value-type="float" office:value="4334">
            <text:p>4334</text:p>
          </table:table-cell>
          <table:table-cell office:value-type="float" office:value="4120">
            <text:p>4120</text:p>
          </table:table-cell>
          <table:table-cell office:value-type="string">
            <text:p>aubépine</text:p>
          </table:table-cell>
          <table:table-cell office:value-type="float" office:value="13">
            <text:p>13</text:p>
          </table:table-cell>
          <table:table-cell office:value-type="string">
            <text:p>aubépine</text:p>
          </table:table-cell>
        </table:table-row>
        <table:table-row table:style-name="ro1">
          <table:table-cell office:value-type="float" office:value="4335">
            <text:p>4335</text:p>
          </table:table-cell>
          <table:table-cell office:value-type="float" office:value="4120">
            <text:p>4120</text:p>
          </table:table-cell>
          <table:table-cell office:value-type="string">
            <text:p>levure de bière marc</text:p>
          </table:table-cell>
          <table:table-cell office:value-type="float" office:value="89">
            <text:p>89</text:p>
          </table:table-cell>
          <table:table-cell office:value-type="string">
            <text:p>levure de bière marc</text:p>
          </table:table-cell>
        </table:table-row>
        <table:table-row table:style-name="ro1">
          <table:table-cell office:value-type="float" office:value="4336">
            <text:p>4336</text:p>
          </table:table-cell>
          <table:table-cell office:value-type="float" office:value="4120">
            <text:p>4120</text:p>
          </table:table-cell>
          <table:table-cell office:value-type="string">
            <text:p>romarin</text:p>
          </table:table-cell>
          <table:table-cell office:value-type="float" office:value="130">
            <text:p>130</text:p>
          </table:table-cell>
          <table:table-cell office:value-type="string">
            <text:p>romarin</text:p>
          </table:table-cell>
        </table:table-row>
        <table:table-row table:style-name="ro1">
          <table:table-cell office:value-type="float" office:value="4337">
            <text:p>4337</text:p>
          </table:table-cell>
          <table:table-cell office:value-type="float" office:value="4120">
            <text:p>4120</text:p>
          </table:table-cell>
          <table:table-cell office:value-type="string">
            <text:p>moule verte</text:p>
          </table:table-cell>
          <table:table-cell office:value-type="float" office:value="109">
            <text:p>109</text:p>
          </table:table-cell>
          <table:table-cell office:value-type="string">
            <text:p>moule verte</text:p>
          </table:table-cell>
        </table:table-row>
        <table:table-row table:style-name="ro1">
          <table:table-cell office:value-type="float" office:value="4338">
            <text:p>4338</text:p>
          </table:table-cell>
          <table:table-cell office:value-type="float" office:value="4120">
            <text:p>4120</text:p>
          </table:table-cell>
          <table:table-cell office:value-type="string">
            <text:p>pépins de raisins</text:p>
          </table:table-cell>
          <table:table-cell office:value-type="float" office:value="116">
            <text:p>116</text:p>
          </table:table-cell>
          <table:table-cell office:value-type="string">
            <text:p>pépins de raisins</text:p>
          </table:table-cell>
        </table:table-row>
        <table:table-row table:style-name="ro1">
          <table:table-cell office:value-type="float" office:value="4339">
            <text:p>4339</text:p>
          </table:table-cell>
          <table:table-cell office:value-type="float" office:value="4120">
            <text:p>4120</text:p>
          </table:table-cell>
          <table:table-cell office:value-type="string">
            <text:p>spiruline</text:p>
          </table:table-cell>
          <table:table-cell office:value-type="float" office:value="137">
            <text:p>137</text:p>
          </table:table-cell>
          <table:table-cell office:value-type="string">
            <text:p>spiruline</text:p>
          </table:table-cell>
        </table:table-row>
        <table:table-row table:style-name="ro1">
          <table:table-cell office:value-type="float" office:value="4340">
            <text:p>4340</text:p>
          </table:table-cell>
          <table:table-cell office:value-type="float" office:value="4120">
            <text:p>4120</text:p>
          </table:table-cell>
          <table:table-cell office:value-type="string">
            <text:p>gingembre</text:p>
          </table:table-cell>
          <table:table-cell office:value-type="float" office:value="58">
            <text:p>58</text:p>
          </table:table-cell>
          <table:table-cell office:value-type="string">
            <text:p>gingembre</text:p>
          </table:table-cell>
        </table:table-row>
        <table:table-row table:style-name="ro1">
          <table:table-cell office:value-type="float" office:value="4341">
            <text:p>4341</text:p>
          </table:table-cell>
          <table:table-cell office:value-type="float" office:value="4120">
            <text:p>4120</text:p>
          </table:table-cell>
          <table:table-cell office:value-type="string">
            <text:p>betterave rouge</text:p>
          </table:table-cell>
          <table:table-cell office:value-type="float" office:value="15">
            <text:p>15</text:p>
          </table:table-cell>
          <table:table-cell office:value-type="string">
            <text:p>betterave rouge</text:p>
          </table:table-cell>
        </table:table-row>
        <table:table-row table:style-name="ro1">
          <table:table-cell office:value-type="float" office:value="4342">
            <text:p>4342</text:p>
          </table:table-cell>
          <table:table-cell office:value-type="float" office:value="4120">
            <text:p>4120</text:p>
          </table:table-cell>
          <table:table-cell office:value-type="string">
            <text:p>céréales fermentées</text:p>
          </table:table-cell>
          <table:table-cell office:value-type="float" office:value="24">
            <text:p>24</text:p>
          </table:table-cell>
          <table:table-cell office:value-type="string">
            <text:p>céréales fermentées</text:p>
          </table:table-cell>
        </table:table-row>
        <table:table-row table:style-name="ro2">
          <table:table-cell office:value-type="float" office:value="4343">
            <text:p>4343</text:p>
          </table:table-cell>
          <table:table-cell office:value-type="float" office:value="4120">
            <text:p>4120</text:p>
          </table:table-cell>
          <table:table-cell office:value-type="string">
            <text:p>Dextrose</text:p>
          </table:table-cell>
          <table:table-cell office:value-type="float" office:value="36">
            <text:p>36</text:p>
          </table:table-cell>
          <table:table-cell office:value-type="string">
            <text:p>Dextrose</text:p>
          </table:table-cell>
        </table:table-row>
        <table:table-row table:style-name="ro2">
          <table:table-cell office:value-type="float" office:value="4344">
            <text:p>4344</text:p>
          </table:table-cell>
          <table:table-cell office:value-type="float" office:value="4120">
            <text:p>4120</text:p>
          </table:table-cell>
          <table:table-cell office:value-type="string">
            <text:p>Lactose</text:p>
          </table:table-cell>
          <table:table-cell office:value-type="float" office:value="82">
            <text:p>82</text:p>
          </table:table-cell>
          <table:table-cell office:value-type="string">
            <text:p>Lactose</text:p>
          </table:table-cell>
        </table:table-row>
        <table:table-row table:style-name="ro1">
          <table:table-cell office:value-type="float" office:value="4345">
            <text:p>4345</text:p>
          </table:table-cell>
          <table:table-cell office:value-type="float" office:value="4120">
            <text:p>4120</text:p>
          </table:table-cell>
          <table:table-cell office:value-type="string">
            <text:p>extrait de pépins de pamplemousse</text:p>
          </table:table-cell>
          <table:table-cell office:value-type="float" office:value="45">
            <text:p>45</text:p>
          </table:table-cell>
          <table:table-cell office:value-type="string">
            <text:p>extrait de pépins de pamplemousse</text:p>
          </table:table-cell>
        </table:table-row>
        <table:table-row table:style-name="ro1">
          <table:table-cell office:value-type="float" office:value="4346">
            <text:p>4346</text:p>
          </table:table-cell>
          <table:table-cell office:value-type="float" office:value="4120">
            <text:p>4120</text:p>
          </table:table-cell>
          <table:table-cell office:value-type="string">
            <text:p>Aloès</text:p>
          </table:table-cell>
          <table:table-cell office:value-type="float" office:value="6">
            <text:p>6</text:p>
          </table:table-cell>
          <table:table-cell office:value-type="string">
            <text:p>Aloès</text:p>
          </table:table-cell>
        </table:table-row>
        <table:table-row table:style-name="ro1">
          <table:table-cell office:value-type="float" office:value="4347">
            <text:p>4347</text:p>
          </table:table-cell>
          <table:table-cell office:value-type="float" office:value="4120">
            <text:p>4120</text:p>
          </table:table-cell>
          <table:table-cell office:value-type="string">
            <text:p>Vermout</text:p>
          </table:table-cell>
          <table:table-cell office:value-type="float" office:value="144">
            <text:p>144</text:p>
          </table:table-cell>
          <table:table-cell office:value-type="string">
            <text:p>Vermout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4120">
            <text:p>4120</text:p>
          </table:table-cell>
          <table:table-cell office:value-type="string">
            <text:p>Cumin Noir</text:p>
          </table:table-cell>
          <table:table-cell office:value-type="float" office:value="34">
            <text:p>34</text:p>
          </table:table-cell>
          <table:table-cell office:value-type="string">
            <text:p>Cumin Noir</text:p>
          </table:table-cell>
        </table:table-row>
        <table:table-row table:style-name="ro1">
          <table:table-cell office:value-type="float" office:value="4349">
            <text:p>4349</text:p>
          </table:table-cell>
          <table:table-cell office:value-type="float" office:value="4120">
            <text:p>4120</text:p>
          </table:table-cell>
          <table:table-cell office:value-type="string">
            <text:p>Arnica</text:p>
          </table:table-cell>
          <table:table-cell office:value-type="float" office:value="9">
            <text:p>9</text:p>
          </table:table-cell>
          <table:table-cell office:value-type="string">
            <text:p>Arnica</text:p>
          </table:table-cell>
        </table:table-row>
        <table:table-row table:style-name="ro2">
          <table:table-cell office:value-type="float" office:value="4350">
            <text:p>4350</text:p>
          </table:table-cell>
          <table:table-cell office:value-type="float" office:value="4120">
            <text:p>4120</text:p>
          </table:table-cell>
          <table:table-cell office:value-type="string">
            <text:p>LBT- Hefe</text:p>
          </table:table-cell>
          <table:table-cell office:value-type="float" office:value="86">
            <text:p>86</text:p>
          </table:table-cell>
          <table:table-cell office:value-type="string">
            <text:p>LBT- Hefe</text:p>
          </table:table-cell>
        </table:table-row>
        <table:table-row table:style-name="ro1">
          <table:table-cell office:value-type="float" office:value="4351">
            <text:p>4351</text:p>
          </table:table-cell>
          <table:table-cell office:value-type="float" office:value="4120">
            <text:p>4120</text:p>
          </table:table-cell>
          <table:table-cell office:value-type="string">
            <text:p>Primevère</text:p>
          </table:table-cell>
          <table:table-cell office:value-type="float" office:value="122">
            <text:p>122</text:p>
          </table:table-cell>
          <table:table-cell office:value-type="string">
            <text:p>Primevère</text:p>
          </table:table-cell>
        </table:table-row>
        <table:table-row table:style-name="ro1">
          <table:table-cell office:value-type="float" office:value="4352">
            <text:p>4352</text:p>
          </table:table-cell>
          <table:table-cell office:value-type="float" office:value="4120">
            <text:p>4120</text:p>
          </table:table-cell>
          <table:table-cell office:value-type="string">
            <text:p>pulmonaire</text:p>
          </table:table-cell>
          <table:table-cell office:value-type="float" office:value="125">
            <text:p>125</text:p>
          </table:table-cell>
          <table:table-cell office:value-type="string">
            <text:p>pulmonaire</text:p>
          </table:table-cell>
        </table:table-row>
        <table:table-row table:style-name="ro1">
          <table:table-cell office:value-type="float" office:value="4353">
            <text:p>4353</text:p>
          </table:table-cell>
          <table:table-cell office:value-type="float" office:value="4120">
            <text:p>4120</text:p>
          </table:table-cell>
          <table:table-cell office:value-type="string">
            <text:p>Carotte</text:p>
          </table:table-cell>
          <table:table-cell office:value-type="float" office:value="20">
            <text:p>20</text:p>
          </table:table-cell>
          <table:table-cell office:value-type="string">
            <text:p>Carotte</text:p>
          </table:table-cell>
        </table:table-row>
        <table:table-row table:style-name="ro1">
          <table:table-cell office:value-type="float" office:value="4354">
            <text:p>4354</text:p>
          </table:table-cell>
          <table:table-cell office:value-type="float" office:value="4120">
            <text:p>4120</text:p>
          </table:table-cell>
          <table:table-cell office:value-type="string">
            <text:p>Pomme</text:p>
          </table:table-cell>
          <table:table-cell office:value-type="float" office:value="119">
            <text:p>119</text:p>
          </table:table-cell>
          <table:table-cell office:value-type="string">
            <text:p>Pomme</text:p>
          </table:table-cell>
        </table:table-row>
        <table:table-row table:style-name="ro1">
          <table:table-cell office:value-type="float" office:value="4355">
            <text:p>4355</text:p>
          </table:table-cell>
          <table:table-cell office:value-type="float" office:value="4120">
            <text:p>4120</text:p>
          </table:table-cell>
          <table:table-cell office:value-type="string">
            <text:p>chaux d'algues</text:p>
          </table:table-cell>
          <table:table-cell office:value-type="float" office:value="25">
            <text:p>25</text:p>
          </table:table-cell>
          <table:table-cell office:value-type="string">
            <text:p>chaux d'algues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4120">
            <text:p>4120</text:p>
          </table:table-cell>
          <table:table-cell office:value-type="string">
            <text:p>levure de bière</text:p>
          </table:table-cell>
          <table:table-cell office:value-type="float" office:value="90">
            <text:p>90</text:p>
          </table:table-cell>
          <table:table-cell office:value-type="string">
            <text:p>levure de bière</text:p>
          </table:table-cell>
        </table:table-row>
        <table:table-row table:style-name="ro1">
          <table:table-cell office:value-type="float" office:value="4357">
            <text:p>4357</text:p>
          </table:table-cell>
          <table:table-cell office:value-type="float" office:value="4120">
            <text:p>4120</text:p>
          </table:table-cell>
          <table:table-cell office:value-type="string">
            <text:p>Algues</text:p>
          </table:table-cell>
          <table:table-cell office:value-type="float" office:value="5">
            <text:p>5</text:p>
          </table:table-cell>
          <table:table-cell office:value-type="string">
            <text:p>Algues</text:p>
          </table:table-cell>
        </table:table-row>
        <table:table-row table:style-name="ro1">
          <table:table-cell office:value-type="float" office:value="4358">
            <text:p>4358</text:p>
          </table:table-cell>
          <table:table-cell office:value-type="float" office:value="4120">
            <text:p>4120</text:p>
          </table:table-cell>
          <table:table-cell office:value-type="string">
            <text:p>touraillons</text:p>
          </table:table-cell>
          <table:table-cell office:value-type="float" office:value="142">
            <text:p>142</text:p>
          </table:table-cell>
          <table:table-cell office:value-type="string">
            <text:p>touraillons</text:p>
          </table:table-cell>
        </table:table-row>
        <table:table-row table:style-name="ro1">
          <table:table-cell office:value-type="float" office:value="4359">
            <text:p>4359</text:p>
          </table:table-cell>
          <table:table-cell office:value-type="float" office:value="4120">
            <text:p>4120</text:p>
          </table:table-cell>
          <table:table-cell office:value-type="string">
            <text:p>levure de mélasse</text:p>
          </table:table-cell>
          <table:table-cell office:value-type="float" office:value="91">
            <text:p>91</text:p>
          </table:table-cell>
          <table:table-cell office:value-type="string">
            <text:p>levure de mélasse</text:p>
          </table:table-cell>
        </table:table-row>
        <table:table-row table:style-name="ro2">
          <table:table-cell office:value-type="float" office:value="4360">
            <text:p>4360</text:p>
          </table:table-cell>
          <table:table-cell office:value-type="float" office:value="4120">
            <text:p>4120</text:p>
          </table:table-cell>
          <table:table-cell office:value-type="string">
            <text:p>Glucose</text:p>
          </table:table-cell>
          <table:table-cell office:value-type="float" office:value="61">
            <text:p>61</text:p>
          </table:table-cell>
          <table:table-cell office:value-type="string">
            <text:p>Glucose</text:p>
          </table:table-cell>
        </table:table-row>
        <table:table-row table:style-name="ro1">
          <table:table-cell office:value-type="float" office:value="4361">
            <text:p>4361</text:p>
          </table:table-cell>
          <table:table-cell office:value-type="float" office:value="4120">
            <text:p>4120</text:p>
          </table:table-cell>
          <table:table-cell office:value-type="string">
            <text:p>Huile de lin</text:p>
          </table:table-cell>
          <table:table-cell office:value-type="float" office:value="75">
            <text:p>75</text:p>
          </table:table-cell>
          <table:table-cell office:value-type="string">
            <text:p>Huile de lin</text:p>
          </table:table-cell>
        </table:table-row>
        <table:table-row table:style-name="ro1">
          <table:table-cell office:value-type="float" office:value="4362">
            <text:p>4362</text:p>
          </table:table-cell>
          <table:table-cell office:value-type="float" office:value="4120">
            <text:p>4120</text:p>
          </table:table-cell>
          <table:table-cell office:value-type="string">
            <text:p>Onagre</text:p>
          </table:table-cell>
          <table:table-cell office:value-type="float" office:value="111">
            <text:p>111</text:p>
          </table:table-cell>
          <table:table-cell office:value-type="string">
            <text:p>Onagre</text:p>
          </table:table-cell>
        </table:table-row>
        <table:table-row table:style-name="ro1">
          <table:table-cell office:value-type="float" office:value="4363">
            <text:p>4363</text:p>
          </table:table-cell>
          <table:table-cell office:value-type="float" office:value="4120">
            <text:p>4120</text:p>
          </table:table-cell>
          <table:table-cell office:value-type="string">
            <text:p>Huile de germe de blé</text:p>
          </table:table-cell>
          <table:table-cell office:value-type="float" office:value="72">
            <text:p>72</text:p>
          </table:table-cell>
          <table:table-cell office:value-type="string">
            <text:p>Huile de germe de blé</text:p>
          </table:table-cell>
        </table:table-row>
        <table:table-row table:style-name="ro1">
          <table:table-cell office:value-type="float" office:value="4364">
            <text:p>4364</text:p>
          </table:table-cell>
          <table:table-cell office:value-type="float" office:value="4120">
            <text:p>4120</text:p>
          </table:table-cell>
          <table:table-cell office:value-type="string">
            <text:p>Huile de graines de courges</text:p>
          </table:table-cell>
          <table:table-cell office:value-type="float" office:value="73">
            <text:p>73</text:p>
          </table:table-cell>
          <table:table-cell office:value-type="string">
            <text:p>Huile de graines de courges</text:p>
          </table:table-cell>
        </table:table-row>
        <table:table-row table:style-name="ro1">
          <table:table-cell office:value-type="float" office:value="4365">
            <text:p>4365</text:p>
          </table:table-cell>
          <table:table-cell office:value-type="float" office:value="4120">
            <text:p>4120</text:p>
          </table:table-cell>
          <table:table-cell office:value-type="string">
            <text:p>Huile d'Argan</text:p>
          </table:table-cell>
          <table:table-cell office:value-type="float" office:value="70">
            <text:p>70</text:p>
          </table:table-cell>
          <table:table-cell office:value-type="string">
            <text:p>Huile d'Argan</text:p>
          </table:table-cell>
        </table:table-row>
        <table:table-row table:style-name="ro1">
          <table:table-cell office:value-type="float" office:value="4366">
            <text:p>4366</text:p>
          </table:table-cell>
          <table:table-cell office:value-type="float" office:value="4120">
            <text:p>4120</text:p>
          </table:table-cell>
          <table:table-cell office:value-type="string">
            <text:p>Pensée</text:p>
          </table:table-cell>
          <table:table-cell office:value-type="float" office:value="115">
            <text:p>115</text:p>
          </table:table-cell>
          <table:table-cell office:value-type="string">
            <text:p>Pensée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4120">
            <text:p>4120</text:p>
          </table:table-cell>
          <table:table-cell office:value-type="string">
            <text:p>racines de chiendent</text:p>
          </table:table-cell>
          <table:table-cell office:value-type="float" office:value="126">
            <text:p>126</text:p>
          </table:table-cell>
          <table:table-cell office:value-type="string">
            <text:p>racines de chiendent</text:p>
          </table:table-cell>
        </table:table-row>
        <table:table-row table:style-name="ro2">
          <table:table-cell office:value-type="float" office:value="4368">
            <text:p>4368</text:p>
          </table:table-cell>
          <table:table-cell office:value-type="float" office:value="4120">
            <text:p>4120</text:p>
          </table:table-cell>
          <table:table-cell office:value-type="string">
            <text:p>Luzerne</text:p>
          </table:table-cell>
          <table:table-cell office:value-type="float" office:value="101">
            <text:p>101</text:p>
          </table:table-cell>
          <table:table-cell office:value-type="string">
            <text:p>Luzerne</text:p>
          </table:table-cell>
        </table:table-row>
        <table:table-row table:style-name="ro1">
          <table:table-cell office:value-type="float" office:value="4369">
            <text:p>4369</text:p>
          </table:table-cell>
          <table:table-cell office:value-type="float" office:value="4120">
            <text:p>4120</text:p>
          </table:table-cell>
          <table:table-cell office:value-type="string">
            <text:p>Gousse de Haricots</text:p>
          </table:table-cell>
          <table:table-cell office:value-type="float" office:value="62">
            <text:p>62</text:p>
          </table:table-cell>
          <table:table-cell office:value-type="string">
            <text:p>Gousse de Haricots</text:p>
          </table:table-cell>
        </table:table-row>
        <table:table-row table:style-name="ro1">
          <table:table-cell office:value-type="float" office:value="4370">
            <text:p>4370</text:p>
          </table:table-cell>
          <table:table-cell office:value-type="float" office:value="4120">
            <text:p>4120</text:p>
          </table:table-cell>
          <table:table-cell office:value-type="string">
            <text:p>Feuilles de mûrs</text:p>
          </table:table-cell>
          <table:table-cell office:value-type="float" office:value="50">
            <text:p>50</text:p>
          </table:table-cell>
          <table:table-cell office:value-type="string">
            <text:p>Feuilles de mûrs</text:p>
          </table:table-cell>
        </table:table-row>
        <table:table-row table:style-name="ro1">
          <table:table-cell office:value-type="float" office:value="4371">
            <text:p>4371</text:p>
          </table:table-cell>
          <table:table-cell office:value-type="float" office:value="4120">
            <text:p>4120</text:p>
          </table:table-cell>
          <table:table-cell office:value-type="string">
            <text:p>Propolis</text:p>
          </table:table-cell>
          <table:table-cell office:value-type="float" office:value="123">
            <text:p>123</text:p>
          </table:table-cell>
          <table:table-cell office:value-type="string">
            <text:p>Propolis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office:value-type="float" office:value="4120">
            <text:p>4120</text:p>
          </table:table-cell>
          <table:table-cell office:value-type="string">
            <text:p>ginseng</text:p>
          </table:table-cell>
          <table:table-cell office:value-type="float" office:value="59">
            <text:p>59</text:p>
          </table:table-cell>
          <table:table-cell office:value-type="string">
            <text:p>ginseng</text:p>
          </table:table-cell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4120">
            <text:p>4120</text:p>
          </table:table-cell>
          <table:table-cell office:value-type="string">
            <text:p>eupatoire</text:p>
          </table:table-cell>
          <table:table-cell office:value-type="float" office:value="42">
            <text:p>42</text:p>
          </table:table-cell>
          <table:table-cell office:value-type="string">
            <text:p>eupatoire</text:p>
          </table:table-cell>
        </table:table-row>
        <table:table-row table:style-name="ro1">
          <table:table-cell office:value-type="float" office:value="4374">
            <text:p>4374</text:p>
          </table:table-cell>
          <table:table-cell office:value-type="float" office:value="4120">
            <text:p>4120</text:p>
          </table:table-cell>
          <table:table-cell office:value-type="string">
            <text:p>feuilles de vigne</text:p>
          </table:table-cell>
          <table:table-cell office:value-type="float" office:value="51">
            <text:p>51</text:p>
          </table:table-cell>
          <table:table-cell office:value-type="string">
            <text:p>feuilles de vigne</text:p>
          </table:table-cell>
        </table:table-row>
        <table:table-row table:style-name="ro1">
          <table:table-cell office:value-type="float" office:value="4375">
            <text:p>4375</text:p>
          </table:table-cell>
          <table:table-cell office:value-type="float" office:value="4120">
            <text:p>4120</text:p>
          </table:table-cell>
          <table:table-cell office:value-type="string">
            <text:p>Camomille</text:p>
          </table:table-cell>
          <table:table-cell office:value-type="float" office:value="19">
            <text:p>19</text:p>
          </table:table-cell>
          <table:table-cell office:value-type="string">
            <text:p>Camomille</text:p>
          </table:table-cell>
        </table:table-row>
        <table:table-row table:style-name="ro1">
          <table:table-cell office:value-type="float" office:value="4376">
            <text:p>4376</text:p>
          </table:table-cell>
          <table:table-cell office:value-type="float" office:value="4120">
            <text:p>4120</text:p>
          </table:table-cell>
          <table:table-cell office:value-type="string">
            <text:p>Ail</text:p>
          </table:table-cell>
          <table:table-cell office:value-type="float" office:value="2">
            <text:p>2</text:p>
          </table:table-cell>
          <table:table-cell office:value-type="string">
            <text:p>Ail</text:p>
          </table:table-cell>
        </table:table-row>
        <table:table-row table:style-name="ro1">
          <table:table-cell office:value-type="float" office:value="4377">
            <text:p>4377</text:p>
          </table:table-cell>
          <table:table-cell office:value-type="float" office:value="4120">
            <text:p>4120</text:p>
          </table:table-cell>
          <table:table-cell office:value-type="string">
            <text:p>vinaigre de cidre</text:p>
          </table:table-cell>
          <table:table-cell office:value-type="float" office:value="145">
            <text:p>145</text:p>
          </table:table-cell>
          <table:table-cell office:value-type="string">
            <text:p>vinaigre de cidre</text:p>
          </table:table-cell>
        </table:table-row>
        <table:table-row table:style-name="ro1">
          <table:table-cell office:value-type="float" office:value="4378">
            <text:p>4378</text:p>
          </table:table-cell>
          <table:table-cell office:value-type="float" office:value="4120">
            <text:p>4120</text:p>
          </table:table-cell>
          <table:table-cell office:value-type="string">
            <text:p>foie de cabillaud</text:p>
          </table:table-cell>
          <table:table-cell office:value-type="float" office:value="52">
            <text:p>52</text:p>
          </table:table-cell>
          <table:table-cell office:value-type="string">
            <text:p>foie de cabillaud</text:p>
          </table:table-cell>
        </table:table-row>
        <table:table-row table:style-name="ro1">
          <table:table-cell office:value-type="float" office:value="4379">
            <text:p>4379</text:p>
          </table:table-cell>
          <table:table-cell office:value-type="float" office:value="4120">
            <text:p>4120</text:p>
          </table:table-cell>
          <table:table-cell office:value-type="string">
            <text:p>Èglantier</text:p>
          </table:table-cell>
          <table:table-cell office:value-type="float" office:value="39">
            <text:p>39</text:p>
          </table:table-cell>
          <table:table-cell office:value-type="string">
            <text:p>Èglantier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4120">
            <text:p>4120</text:p>
          </table:table-cell>
          <table:table-cell office:value-type="string">
            <text:p>feuille de framboise</text:p>
          </table:table-cell>
          <table:table-cell office:value-type="float" office:value="49">
            <text:p>49</text:p>
          </table:table-cell>
          <table:table-cell office:value-type="string">
            <text:p>feuille de framboise</text:p>
          </table:table-cell>
        </table:table-row>
        <table:table-row table:style-name="ro1">
          <table:table-cell office:value-type="float" office:value="4381">
            <text:p>4381</text:p>
          </table:table-cell>
          <table:table-cell office:value-type="float" office:value="4120">
            <text:p>4120</text:p>
          </table:table-cell>
          <table:table-cell office:value-type="string">
            <text:p>Pomme de Terre</text:p>
          </table:table-cell>
          <table:table-cell office:value-type="float" office:value="120">
            <text:p>120</text:p>
          </table:table-cell>
          <table:table-cell office:value-type="string">
            <text:p>Pomme de Terre</text:p>
          </table:table-cell>
        </table:table-row>
        <table:table-row table:style-name="ro1">
          <table:table-cell office:value-type="float" office:value="4382">
            <text:p>4382</text:p>
          </table:table-cell>
          <table:table-cell office:value-type="float" office:value="4120">
            <text:p>4120</text:p>
          </table:table-cell>
          <table:table-cell office:value-type="string">
            <text:p>topinambour</text:p>
          </table:table-cell>
          <table:table-cell office:value-type="float" office:value="141">
            <text:p>141</text:p>
          </table:table-cell>
          <table:table-cell office:value-type="string">
            <text:p>topinambour</text:p>
          </table:table-cell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4120">
            <text:p>4120</text:p>
          </table:table-cell>
          <table:table-cell office:value-type="string">
            <text:p>semis de blé</text:p>
          </table:table-cell>
          <table:table-cell office:value-type="float" office:value="135">
            <text:p>135</text:p>
          </table:table-cell>
          <table:table-cell office:value-type="string">
            <text:p>semis de blé</text:p>
          </table:table-cell>
        </table:table-row>
        <table:table-row table:style-name="ro1">
          <table:table-cell office:value-type="float" office:value="4384">
            <text:p>4384</text:p>
          </table:table-cell>
          <table:table-cell office:value-type="float" office:value="4120">
            <text:p>4120</text:p>
          </table:table-cell>
          <table:table-cell office:value-type="string">
            <text:p>aronia</text:p>
          </table:table-cell>
          <table:table-cell office:value-type="float" office:value="10">
            <text:p>10</text:p>
          </table:table-cell>
          <table:table-cell office:value-type="string">
            <text:p>aronia</text:p>
          </table:table-cell>
        </table:table-row>
        <table:table-row table:style-name="ro1">
          <table:table-cell office:value-type="float" office:value="4385">
            <text:p>4385</text:p>
          </table:table-cell>
          <table:table-cell office:value-type="float" office:value="4120">
            <text:p>4120</text:p>
          </table:table-cell>
          <table:table-cell office:value-type="string">
            <text:p>fraise</text:p>
          </table:table-cell>
          <table:table-cell office:value-type="float" office:value="53">
            <text:p>53</text:p>
          </table:table-cell>
          <table:table-cell office:value-type="string">
            <text:p>fraise</text:p>
          </table:table-cell>
        </table:table-row>
        <table:table-row table:style-name="ro1">
          <table:table-cell office:value-type="float" office:value="4386">
            <text:p>4386</text:p>
          </table:table-cell>
          <table:table-cell office:value-type="float" office:value="4120">
            <text:p>4120</text:p>
          </table:table-cell>
          <table:table-cell office:value-type="string">
            <text:p>cassis</text:p>
          </table:table-cell>
          <table:table-cell office:value-type="float" office:value="22">
            <text:p>22</text:p>
          </table:table-cell>
          <table:table-cell office:value-type="string">
            <text:p>cassis</text:p>
          </table:table-cell>
        </table:table-row>
        <table:table-row table:style-name="ro1">
          <table:table-cell office:value-type="float" office:value="4387">
            <text:p>4387</text:p>
          </table:table-cell>
          <table:table-cell office:value-type="float" office:value="4120">
            <text:p>4120</text:p>
          </table:table-cell>
          <table:table-cell office:value-type="string">
            <text:p>l'huile essentielle de l'arbre à thé</text:p>
          </table:table-cell>
          <table:table-cell office:value-type="float" office:value="100">
            <text:p>100</text:p>
          </table:table-cell>
          <table:table-cell office:value-type="string">
            <text:p>l'huile essentielle de l'arbre à thé</text:p>
          </table:table-cell>
        </table:table-row>
        <table:table-row table:style-name="ro1">
          <table:table-cell office:value-type="float" office:value="4388">
            <text:p>4388</text:p>
          </table:table-cell>
          <table:table-cell office:value-type="float" office:value="4120">
            <text:p>4120</text:p>
          </table:table-cell>
          <table:table-cell office:value-type="string">
            <text:p>Huile de jujube</text:p>
          </table:table-cell>
          <table:table-cell office:value-type="float" office:value="74">
            <text:p>74</text:p>
          </table:table-cell>
          <table:table-cell office:value-type="string">
            <text:p>Huile de jujube</text:p>
          </table:table-cell>
        </table:table-row>
        <table:table-row table:style-name="ro1">
          <table:table-cell office:value-type="float" office:value="4389">
            <text:p>4389</text:p>
          </table:table-cell>
          <table:table-cell office:value-type="float" office:value="4120">
            <text:p>4120</text:p>
          </table:table-cell>
          <table:table-cell office:value-type="string">
            <text:p>Lavande</text:p>
          </table:table-cell>
          <table:table-cell office:value-type="float" office:value="85">
            <text:p>85</text:p>
          </table:table-cell>
          <table:table-cell office:value-type="string">
            <text:p>Lavande</text:p>
          </table:table-cell>
        </table:table-row>
        <table:table-row table:style-name="ro1">
          <table:table-cell office:value-type="float" office:value="4390">
            <text:p>4390</text:p>
          </table:table-cell>
          <table:table-cell office:value-type="float" office:value="4120">
            <text:p>4120</text:p>
          </table:table-cell>
          <table:table-cell office:value-type="string">
            <text:p>l'huile de géranium</text:p>
          </table:table-cell>
          <table:table-cell office:value-type="float" office:value="96">
            <text:p>96</text:p>
          </table:table-cell>
          <table:table-cell office:value-type="string">
            <text:p>l'huile de géranium</text:p>
          </table:table-cell>
        </table:table-row>
        <table:table-row table:style-name="ro1">
          <table:table-cell office:value-type="float" office:value="4391">
            <text:p>4391</text:p>
          </table:table-cell>
          <table:table-cell office:value-type="float" office:value="4120">
            <text:p>4120</text:p>
          </table:table-cell>
          <table:table-cell office:value-type="string">
            <text:p>huile de neem</text:p>
          </table:table-cell>
          <table:table-cell office:value-type="float" office:value="77">
            <text:p>77</text:p>
          </table:table-cell>
          <table:table-cell office:value-type="string">
            <text:p>huile de neem</text:p>
          </table:table-cell>
        </table:table-row>
        <table:table-row table:style-name="ro1">
          <table:table-cell office:value-type="float" office:value="4392">
            <text:p>4392</text:p>
          </table:table-cell>
          <table:table-cell office:value-type="float" office:value="4120">
            <text:p>4120</text:p>
          </table:table-cell>
          <table:table-cell office:value-type="string">
            <text:p>huile de manuka</text:p>
          </table:table-cell>
          <table:table-cell office:value-type="float" office:value="76">
            <text:p>76</text:p>
          </table:table-cell>
          <table:table-cell office:value-type="string">
            <text:p>huile de manuka</text:p>
          </table:table-cell>
        </table:table-row>
        <table:table-row table:style-name="ro1">
          <table:table-cell office:value-type="float" office:value="4393">
            <text:p>4393</text:p>
          </table:table-cell>
          <table:table-cell office:value-type="float" office:value="4120">
            <text:p>4120</text:p>
          </table:table-cell>
          <table:table-cell office:value-type="string">
            <text:p>huile d'anis étoilé</text:p>
          </table:table-cell>
          <table:table-cell office:value-type="float" office:value="69">
            <text:p>69</text:p>
          </table:table-cell>
          <table:table-cell office:value-type="string">
            <text:p>huile d'anis étoilé</text:p>
          </table:table-cell>
        </table:table-row>
        <table:table-row table:style-name="ro1">
          <table:table-cell office:value-type="float" office:value="4394">
            <text:p>4394</text:p>
          </table:table-cell>
          <table:table-cell office:value-type="float" office:value="4120">
            <text:p>4120</text:p>
          </table:table-cell>
          <table:table-cell office:value-type="string">
            <text:p>germe de blé</text:p>
          </table:table-cell>
          <table:table-cell office:value-type="float" office:value="57">
            <text:p>57</text:p>
          </table:table-cell>
          <table:table-cell office:value-type="string">
            <text:p>germe de blé</text:p>
          </table:table-cell>
        </table:table-row>
        <table:table-row table:style-name="ro1">
          <table:table-cell office:value-type="float" office:value="4395">
            <text:p>4395</text:p>
          </table:table-cell>
          <table:table-cell office:value-type="float" office:value="4120">
            <text:p>4120</text:p>
          </table:table-cell>
          <table:table-cell office:value-type="string">
            <text:p>agripaume</text:p>
          </table:table-cell>
          <table:table-cell office:value-type="float" office:value="1">
            <text:p>1</text:p>
          </table:table-cell>
          <table:table-cell office:value-type="string">
            <text:p>agripaume</text:p>
          </table:table-cell>
        </table:table-row>
        <table:table-row table:style-name="ro1">
          <table:table-cell office:value-type="float" office:value="4396">
            <text:p>4396</text:p>
          </table:table-cell>
          <table:table-cell office:value-type="float" office:value="4120">
            <text:p>4120</text:p>
          </table:table-cell>
          <table:table-cell office:value-type="string">
            <text:p>graines de lin</text:p>
          </table:table-cell>
          <table:table-cell office:value-type="float" office:value="63">
            <text:p>63</text:p>
          </table:table-cell>
          <table:table-cell office:value-type="string">
            <text:p>graines de lin</text:p>
          </table:table-cell>
        </table:table-row>
        <table:table-row table:style-name="ro1">
          <table:table-cell office:value-type="float" office:value="4397">
            <text:p>4397</text:p>
          </table:table-cell>
          <table:table-cell office:value-type="float" office:value="4120">
            <text:p>4120</text:p>
          </table:table-cell>
          <table:table-cell office:value-type="string">
            <text:p>sal de mer</text:p>
          </table:table-cell>
          <table:table-cell office:value-type="float" office:value="132">
            <text:p>132</text:p>
          </table:table-cell>
          <table:table-cell office:value-type="string">
            <text:p>sal de mer</text:p>
          </table:table-cell>
        </table:table-row>
        <table:table-row table:style-name="ro1">
          <table:table-cell office:value-type="float" office:value="4398">
            <text:p>4398</text:p>
          </table:table-cell>
          <table:table-cell office:value-type="float" office:value="4120">
            <text:p>4120</text:p>
          </table:table-cell>
          <table:table-cell office:value-type="string">
            <text:p>l'huile d'amande</text:p>
          </table:table-cell>
          <table:table-cell office:value-type="float" office:value="93">
            <text:p>93</text:p>
          </table:table-cell>
          <table:table-cell office:value-type="string">
            <text:p>l'huile d'amande</text:p>
          </table:table-cell>
        </table:table-row>
        <table:table-row table:style-name="ro1">
          <table:table-cell office:value-type="float" office:value="4399">
            <text:p>4399</text:p>
          </table:table-cell>
          <table:table-cell office:value-type="float" office:value="4120">
            <text:p>4120</text:p>
          </table:table-cell>
          <table:table-cell office:value-type="string">
            <text:p>l'huile de mille-pertuis</text:p>
          </table:table-cell>
          <table:table-cell office:value-type="float" office:value="98">
            <text:p>98</text:p>
          </table:table-cell>
          <table:table-cell office:value-type="string">
            <text:p>l'huile de mille-pertuis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4120">
            <text:p>4120</text:p>
          </table:table-cell>
          <table:table-cell office:value-type="string">
            <text:p>eau de duramen</text:p>
          </table:table-cell>
          <table:table-cell office:value-type="float" office:value="37">
            <text:p>37</text:p>
          </table:table-cell>
          <table:table-cell office:value-type="string">
            <text:p>eau de duramen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office:value-type="float" office:value="4120">
            <text:p>4120</text:p>
          </table:table-cell>
          <table:table-cell office:value-type="string">
            <text:p>eucalyptus citronné</text:p>
          </table:table-cell>
          <table:table-cell office:value-type="float" office:value="41">
            <text:p>41</text:p>
          </table:table-cell>
          <table:table-cell office:value-type="string">
            <text:p>eucalyptus citronné</text:p>
          </table:table-cell>
        </table:table-row>
        <table:table-row table:style-name="ro1">
          <table:table-cell office:value-type="float" office:value="4402">
            <text:p>4402</text:p>
          </table:table-cell>
          <table:table-cell office:value-type="float" office:value="4120">
            <text:p>4120</text:p>
          </table:table-cell>
          <table:table-cell office:value-type="string">
            <text:p>l'huile de girofle</text:p>
          </table:table-cell>
          <table:table-cell office:value-type="float" office:value="97">
            <text:p>97</text:p>
          </table:table-cell>
          <table:table-cell office:value-type="string">
            <text:p>l'huile de girofle</text:p>
          </table:table-cell>
        </table:table-row>
        <table:table-row table:style-name="ro1">
          <table:table-cell office:value-type="float" office:value="4403">
            <text:p>4403</text:p>
          </table:table-cell>
          <table:table-cell office:value-type="float" office:value="4120">
            <text:p>4120</text:p>
          </table:table-cell>
          <table:table-cell office:value-type="string">
            <text:p>l'huile de citronnelle</text:p>
          </table:table-cell>
          <table:table-cell office:value-type="float" office:value="95">
            <text:p>95</text:p>
          </table:table-cell>
          <table:table-cell office:value-type="string">
            <text:p>l'huile de citronnelle</text:p>
          </table:table-cell>
        </table:table-row>
        <table:table-row table:style-name="ro1">
          <table:table-cell office:value-type="float" office:value="4404">
            <text:p>4404</text:p>
          </table:table-cell>
          <table:table-cell office:value-type="float" office:value="4120">
            <text:p>4120</text:p>
          </table:table-cell>
          <table:table-cell office:value-type="string">
            <text:p>huile de tournesol</text:p>
          </table:table-cell>
          <table:table-cell office:value-type="float" office:value="80">
            <text:p>80</text:p>
          </table:table-cell>
          <table:table-cell office:value-type="string">
            <text:p>huile de tournesol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office:value-type="float" office:value="4120">
            <text:p>4120</text:p>
          </table:table-cell>
          <table:table-cell office:value-type="string">
            <text:p>huile de niaouli</text:p>
          </table:table-cell>
          <table:table-cell office:value-type="float" office:value="78">
            <text:p>78</text:p>
          </table:table-cell>
          <table:table-cell office:value-type="string">
            <text:p>huile de niaouli</text:p>
          </table:table-cell>
        </table:table-row>
        <table:table-row table:style-name="ro1">
          <table:table-cell office:value-type="float" office:value="4406">
            <text:p>4406</text:p>
          </table:table-cell>
          <table:table-cell office:value-type="float" office:value="4120">
            <text:p>4120</text:p>
          </table:table-cell>
          <table:table-cell office:value-type="string">
            <text:p>noix de coco</text:p>
          </table:table-cell>
          <table:table-cell office:value-type="float" office:value="110">
            <text:p>110</text:p>
          </table:table-cell>
          <table:table-cell office:value-type="string">
            <text:p>noix de coco</text:p>
          </table:table-cell>
        </table:table-row>
        <table:table-row table:style-name="ro1">
          <table:table-cell office:value-type="float" office:value="4407">
            <text:p>4407</text:p>
          </table:table-cell>
          <table:table-cell office:value-type="float" office:value="4120">
            <text:p>4120</text:p>
          </table:table-cell>
          <table:table-cell office:value-type="string">
            <text:p>cire d'abeille</text:p>
          </table:table-cell>
          <table:table-cell office:value-type="float" office:value="28">
            <text:p>28</text:p>
          </table:table-cell>
          <table:table-cell office:value-type="string">
            <text:p>cire d'abeille</text:p>
          </table:table-cell>
        </table:table-row>
        <table:table-row table:style-name="ro1">
          <table:table-cell office:value-type="float" office:value="4408">
            <text:p>4408</text:p>
          </table:table-cell>
          <table:table-cell office:value-type="float" office:value="4120">
            <text:p>4120</text:p>
          </table:table-cell>
          <table:table-cell office:value-type="string">
            <text:p>huile de pamplemousse</text:p>
          </table:table-cell>
          <table:table-cell office:value-type="float" office:value="99">
            <text:p>99</text:p>
          </table:table-cell>
          <table:table-cell office:value-type="string">
            <text:p>huile de pamplemousse</text:p>
          </table:table-cell>
        </table:table-row>
        <table:table-row table:style-name="ro1">
          <table:table-cell office:value-type="float" office:value="4409">
            <text:p>4409</text:p>
          </table:table-cell>
          <table:table-cell office:value-type="float" office:value="4120">
            <text:p>4120</text:p>
          </table:table-cell>
          <table:table-cell office:value-type="string">
            <text:p>l'huile d'agrumes</text:p>
          </table:table-cell>
          <table:table-cell office:value-type="float" office:value="92">
            <text:p>92</text:p>
          </table:table-cell>
          <table:table-cell office:value-type="string">
            <text:p>l'huile d'agrumes</text:p>
          </table:table-cell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4120">
            <text:p>4120</text:p>
          </table:table-cell>
          <table:table-cell office:value-type="string">
            <text:p>l'huile d'oliban</text:p>
          </table:table-cell>
          <table:table-cell office:value-type="float" office:value="94">
            <text:p>94</text:p>
          </table:table-cell>
          <table:table-cell office:value-type="string">
            <text:p>l'huile d'oliban</text:p>
          </table:table-cell>
        </table:table-row>
        <table:table-row table:style-name="ro1">
          <table:table-cell office:value-type="float" office:value="4411">
            <text:p>4411</text:p>
          </table:table-cell>
          <table:table-cell office:value-type="float" office:value="4025">
            <text:p>4025</text:p>
          </table:table-cell>
          <table:table-cell office:value-type="string">
            <text:p>dents/gueule</text:p>
          </table:table-cell>
          <table:table-cell office:value-type="float" office:value="8">
            <text:p>8</text:p>
          </table:table-cell>
          <table:table-cell office:value-type="string">
            <text:p>dents/gueule</text:p>
          </table:table-cell>
        </table:table-row>
        <table:table-row table:style-name="ro1">
          <table:table-cell office:value-type="float" office:value="4415">
            <text:p>4415</text:p>
          </table:table-cell>
          <table:table-cell office:value-type="float" office:value="4062">
            <text:p>4062</text:p>
          </table:table-cell>
          <table:table-cell office:value-type="string">
            <text:p>autocollant</text:p>
          </table:table-cell>
          <table:table-cell office:value-type="float" office:value="0">
            <text:p>0</text:p>
          </table:table-cell>
          <table:table-cell office:value-type="string">
            <text:p>autocollant</text:p>
          </table:table-cell>
        </table:table-row>
        <table:table-row table:style-name="ro1">
          <table:table-cell office:value-type="float" office:value="4418">
            <text:p>4418</text:p>
          </table:table-cell>
          <table:table-cell office:value-type="float" office:value="4417">
            <text:p>4417</text:p>
          </table:table-cell>
          <table:table-cell office:value-type="string">
            <text:p>Compost (maison et jardin)</text:p>
          </table:table-cell>
          <table:table-cell office:value-type="float" office:value="0">
            <text:p>0</text:p>
          </table:table-cell>
          <table:table-cell office:value-type="string">
            <text:p>Compost (maison et jardin)</text:p>
          </table:table-cell>
        </table:table-row>
        <table:table-row table:style-name="ro1">
          <table:table-cell office:value-type="float" office:value="4419">
            <text:p>4419</text:p>
          </table:table-cell>
          <table:table-cell office:value-type="float" office:value="4417">
            <text:p>4417</text:p>
          </table:table-cell>
          <table:table-cell office:value-type="string">
            <text:p>Désinfection (maison et jardin)</text:p>
          </table:table-cell>
          <table:table-cell office:value-type="float" office:value="1">
            <text:p>1</text:p>
          </table:table-cell>
          <table:table-cell office:value-type="string">
            <text:p>Désinfection (maison et jardin)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office:value-type="float" office:value="4417">
            <text:p>4417</text:p>
          </table:table-cell>
          <table:table-cell office:value-type="string">
            <text:p>Odour (maison et jardin)</text:p>
          </table:table-cell>
          <table:table-cell office:value-type="float" office:value="2">
            <text:p>2</text:p>
          </table:table-cell>
          <table:table-cell office:value-type="string">
            <text:p>Odour (maison et jardin)</text:p>
          </table:table-cell>
        </table:table-row>
        <table:table-row table:style-name="ro1">
          <table:table-cell office:value-type="float" office:value="4421">
            <text:p>4421</text:p>
          </table:table-cell>
          <table:table-cell office:value-type="float" office:value="4417">
            <text:p>4417</text:p>
          </table:table-cell>
          <table:table-cell office:value-type="string">
            <text:p>Purification (maison et jardin)</text:p>
          </table:table-cell>
          <table:table-cell office:value-type="float" office:value="3">
            <text:p>3</text:p>
          </table:table-cell>
          <table:table-cell office:value-type="string">
            <text:p>Purification (maison et jardin)</text:p>
          </table:table-cell>
        </table:table-row>
        <table:table-row table:style-name="ro1">
          <table:table-cell office:value-type="float" office:value="4422">
            <text:p>4422</text:p>
          </table:table-cell>
          <table:table-cell office:value-type="float" office:value="4062">
            <text:p>4062</text:p>
          </table:table-cell>
          <table:table-cell office:value-type="string">
            <text:p>voies respiratoires/ l'ammoniaque contraignant (cheval) (produits speciaux)</text:p>
          </table:table-cell>
          <table:table-cell office:value-type="float" office:value="1">
            <text:p>1</text:p>
          </table:table-cell>
          <table:table-cell office:value-type="string">
            <text:p>voies respiratoires/ l'ammoniaque contraignant (cheval) (produits speciaux)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office:value-type="float" office:value="4431">
            <text:p>4431</text:p>
          </table:table-cell>
          <table:table-cell office:value-type="string">
            <text:p>Mouton</text:p>
          </table:table-cell>
          <table:table-cell office:value-type="float" office:value="0">
            <text:p>0</text:p>
          </table:table-cell>
          <table:table-cell office:value-type="string">
            <text:p>Mouton</text:p>
          </table:table-cell>
        </table:table-row>
        <table:table-row table:style-name="ro1">
          <table:table-cell office:value-type="float" office:value="4424">
            <text:p>4424</text:p>
          </table:table-cell>
          <table:table-cell office:value-type="float" office:value="4062">
            <text:p>4062</text:p>
          </table:table-cell>
          <table:table-cell office:value-type="string">
            <text:p>voies respiratoires/ l'ammoniaque contraignant (rongeurs &amp; Co.) (produits speciaux)</text:p>
          </table:table-cell>
          <table:table-cell office:value-type="float" office:value="2">
            <text:p>2</text:p>
          </table:table-cell>
          <table:table-cell office:value-type="string">
            <text:p>voies respiratoires/ l'ammoniaque contraignant (rongeurs &amp; Co.) (produits speciaux)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office:value-type="float" office:value="4053">
            <text:p>4053</text:p>
          </table:table-cell>
          <table:table-cell office:value-type="string">
            <text:p>Défense d'insects</text:p>
          </table:table-cell>
          <table:table-cell office:value-type="float" office:value="4">
            <text:p>4</text:p>
          </table:table-cell>
          <table:table-cell office:value-type="string">
            <text:p>Défense d'insects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office:value-type="float" office:value="4019">
            <text:p>4019</text:p>
          </table:table-cell>
          <table:table-cell office:value-type="string">
            <text:p>repérer sur</text:p>
          </table:table-cell>
          <table:table-cell office:value-type="float" office:value="3">
            <text:p>3</text:p>
          </table:table-cell>
          <table:table-cell office:value-type="string">
            <text:p>repérer sur</text:p>
          </table:table-cell>
        </table:table-row>
        <table:table-row table:style-name="ro1">
          <table:table-cell office:value-type="float" office:value="4429">
            <text:p>4429</text:p>
          </table:table-cell>
          <table:table-cell office:value-type="float" office:value="4019">
            <text:p>4019</text:p>
          </table:table-cell>
          <table:table-cell office:value-type="string">
            <text:p>vaporiser</text:p>
          </table:table-cell>
          <table:table-cell office:value-type="float" office:value="5">
            <text:p>5</text:p>
          </table:table-cell>
          <table:table-cell office:value-type="string">
            <text:p>vaporiser</text:p>
          </table:table-cell>
        </table:table-row>
        <table:table-row table:style-name="ro1">
          <table:table-cell office:value-type="float" office:value="4430">
            <text:p>4430</text:p>
          </table:table-cell>
          <table:table-cell office:value-type="float" office:value="4038">
            <text:p>4038</text:p>
          </table:table-cell>
          <table:table-cell office:value-type="string">
            <text:p>Petit plaisir</text:p>
          </table:table-cell>
          <table:table-cell office:value-type="float" office:value="3">
            <text:p>3</text:p>
          </table:table-cell>
          <table:table-cell office:value-type="string">
            <text:p>Petit plaisir</text:p>
          </table:table-cell>
        </table:table-row>
        <table:table-row table:style-name="ro2">
          <table:table-cell office:value-type="float" office:value="4432">
            <text:p>4432</text:p>
          </table:table-cell>
          <table:table-cell office:value-type="float" office:value="4431">
            <text:p>4431</text:p>
          </table:table-cell>
          <table:table-cell office:value-type="string">
            <text:p>Bovin</text:p>
          </table:table-cell>
          <table:table-cell office:value-type="float" office:value="1">
            <text:p>1</text:p>
          </table:table-cell>
          <table:table-cell office:value-type="string">
            <text:p>Bovin</text:p>
          </table:table-cell>
        </table:table-row>
        <table:table-row table:style-name="ro1">
          <table:table-cell office:value-type="float" office:value="4433">
            <text:p>4433</text:p>
          </table:table-cell>
          <table:table-cell office:value-type="float" office:value="4431">
            <text:p>4431</text:p>
          </table:table-cell>
          <table:table-cell office:value-type="string">
            <text:p>Cochon</text:p>
          </table:table-cell>
          <table:table-cell office:value-type="float" office:value="2">
            <text:p>2</text:p>
          </table:table-cell>
          <table:table-cell office:value-type="string">
            <text:p>Cochon</text:p>
          </table:table-cell>
        </table:table-row>
        <table:table-row table:style-name="ro1">
          <table:table-cell office:value-type="float" office:value="4434">
            <text:p>4434</text:p>
          </table:table-cell>
          <table:table-cell office:value-type="float" office:value="4431">
            <text:p>4431</text:p>
          </table:table-cell>
          <table:table-cell office:value-type="string">
            <text:p>Volaille</text:p>
          </table:table-cell>
          <table:table-cell office:value-type="float" office:value="3">
            <text:p>3</text:p>
          </table:table-cell>
          <table:table-cell office:value-type="string">
            <text:p>Volaille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office:value-type="float" office:value="4432">
            <text:p>4432</text:p>
          </table:table-cell>
          <table:table-cell office:value-type="string">
            <text:p>pis</text:p>
          </table:table-cell>
          <table:table-cell office:value-type="float" office:value="1">
            <text:p>1</text:p>
          </table:table-cell>
          <table:table-cell office:value-type="string">
            <text:p>pis</text:p>
          </table:table-cell>
        </table:table-row>
        <table:table-row table:style-name="ro1">
          <table:table-cell office:value-type="float" office:value="4436">
            <text:p>4436</text:p>
          </table:table-cell>
          <table:table-cell office:value-type="float" office:value="4019">
            <text:p>4019</text:p>
          </table:table-cell>
          <table:table-cell office:value-type="string">
            <text:p>traitement d'entourage</text:p>
          </table:table-cell>
          <table:table-cell office:value-type="float" office:value="4">
            <text:p>4</text:p>
          </table:table-cell>
          <table:table-cell office:value-type="string">
            <text:p>traitement d'entourage</text:p>
          </table:table-cell>
        </table:table-row>
        <table:table-row table:style-name="ro1">
          <table:table-cell office:value-type="float" office:value="4437">
            <text:p>4437</text:p>
          </table:table-cell>
          <table:table-cell office:value-type="float" office:value="4435">
            <text:p>4435</text:p>
          </table:table-cell>
          <table:table-cell office:value-type="string">
            <text:p>tremper</text:p>
          </table:table-cell>
          <table:table-cell office:value-type="float" office:value="0">
            <text:p>0</text:p>
          </table:table-cell>
          <table:table-cell office:value-type="string">
            <text:p>tremper</text:p>
          </table:table-cell>
        </table:table-row>
        <table:table-row table:style-name="ro1">
          <table:table-cell office:value-type="float" office:value="4438">
            <text:p>4438</text:p>
          </table:table-cell>
          <table:table-cell office:value-type="float" office:value="4423">
            <text:p>4423</text:p>
          </table:table-cell>
          <table:table-cell office:value-type="string">
            <text:p>Voies respiratoires</text:p>
          </table:table-cell>
          <table:table-cell office:value-type="float" office:value="0">
            <text:p>0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439">
            <text:p>4439</text:p>
          </table:table-cell>
          <table:table-cell office:value-type="float" office:value="4248">
            <text:p>4248</text:p>
          </table:table-cell>
          <table:table-cell office:value-type="string">
            <text:p>Chameau</text:p>
          </table:table-cell>
          <table:table-cell office:value-type="float" office:value="0">
            <text:p>0</text:p>
          </table:table-cell>
          <table:table-cell office:value-type="string">
            <text:p>Chameau</text:p>
          </table:table-cell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4432">
            <text:p>4432</text:p>
          </table:table-cell>
          <table:table-cell office:value-type="string">
            <text:p>griffe</text:p>
          </table:table-cell>
          <table:table-cell office:value-type="float" office:value="2">
            <text:p>2</text:p>
          </table:table-cell>
          <table:table-cell office:value-type="string">
            <text:p>griffe</text:p>
          </table:table-cell>
        </table:table-row>
        <table:table-row table:style-name="ro1">
          <table:table-cell office:value-type="float" office:value="4441">
            <text:p>4441</text:p>
          </table:table-cell>
          <table:table-cell office:value-type="float" office:value="4062">
            <text:p>4062</text:p>
          </table:table-cell>
          <table:table-cell office:value-type="string">
            <text:p>tödlich (griffes (bovins (agricole) ))</text:p>
          </table:table-cell>
          <table:table-cell office:value-type="float" office:value="3">
            <text:p>3</text:p>
          </table:table-cell>
          <table:table-cell office:value-type="string">
            <text:p>tödlich (griffes (bovins (agricole) ))</text:p>
          </table:table-cell>
        </table:table-row>
        <table:table-row table:style-name="ro1">
          <table:table-cell office:value-type="float" office:value="4442">
            <text:p>4442</text:p>
          </table:table-cell>
          <table:table-cell office:value-type="float" office:value="4432">
            <text:p>4432</text:p>
          </table:table-cell>
          <table:table-cell office:value-type="string">
            <text:p>panse</text:p>
          </table:table-cell>
          <table:table-cell office:value-type="float" office:value="3">
            <text:p>3</text:p>
          </table:table-cell>
          <table:table-cell office:value-type="string">
            <text:p>panse</text:p>
          </table:table-cell>
        </table:table-row>
        <table:table-row table:style-name="ro1">
          <table:table-cell office:value-type="float" office:value="4443">
            <text:p>4443</text:p>
          </table:table-cell>
          <table:table-cell office:value-type="float" office:value="4432">
            <text:p>4432</text:p>
          </table:table-cell>
          <table:table-cell office:value-type="string">
            <text:p>fécondité</text:p>
          </table:table-cell>
          <table:table-cell office:value-type="float" office:value="4">
            <text:p>4</text:p>
          </table:table-cell>
          <table:table-cell office:value-type="string">
            <text:p>fécondité</text:p>
          </table:table-cell>
        </table:table-row>
        <table:table-row table:style-name="ro1">
          <table:table-cell office:value-type="float" office:value="4444">
            <text:p>4444</text:p>
          </table:table-cell>
          <table:table-cell office:value-type="float" office:value="4432">
            <text:p>4432</text:p>
          </table:table-cell>
          <table:table-cell office:value-type="string">
            <text:p>performance d'alimentation de base</text:p>
          </table:table-cell>
          <table:table-cell office:value-type="float" office:value="5">
            <text:p>5</text:p>
          </table:table-cell>
          <table:table-cell office:value-type="string">
            <text:p>performance d'alimentation de base</text:p>
          </table:table-cell>
        </table:table-row>
        <table:table-row table:style-name="ro1">
          <table:table-cell office:value-type="float" office:value="4445">
            <text:p>4445</text:p>
          </table:table-cell>
          <table:table-cell office:value-type="float" office:value="4432">
            <text:p>4432</text:p>
          </table:table-cell>
          <table:table-cell office:value-type="string">
            <text:p>l'hygiène de stable</text:p>
          </table:table-cell>
          <table:table-cell office:value-type="float" office:value="6">
            <text:p>6</text:p>
          </table:table-cell>
          <table:table-cell office:value-type="string">
            <text:p>l'hygiène de stable</text:p>
          </table:table-cell>
        </table:table-row>
        <table:table-row table:style-name="ro1">
          <table:table-cell office:value-type="float" office:value="4446">
            <text:p>4446</text:p>
          </table:table-cell>
          <table:table-cell office:value-type="float" office:value="4432">
            <text:p>4432</text:p>
          </table:table-cell>
          <table:table-cell office:value-type="string">
            <text:p>traitement de lisier</text:p>
          </table:table-cell>
          <table:table-cell office:value-type="float" office:value="7">
            <text:p>7</text:p>
          </table:table-cell>
          <table:table-cell office:value-type="string">
            <text:p>traitement de lisier</text:p>
          </table:table-cell>
        </table:table-row>
        <table:table-row table:style-name="ro1">
          <table:table-cell office:value-type="float" office:value="4447">
            <text:p>4447</text:p>
          </table:table-cell>
          <table:table-cell office:value-type="float" office:value="4432">
            <text:p>4432</text:p>
          </table:table-cell>
          <table:table-cell office:value-type="string">
            <text:p>veaux</text:p>
          </table:table-cell>
          <table:table-cell office:value-type="float" office:value="8">
            <text:p>8</text:p>
          </table:table-cell>
          <table:table-cell office:value-type="string">
            <text:p>veaux</text:p>
          </table:table-cell>
        </table:table-row>
        <table:table-row table:style-name="ro1">
          <table:table-cell office:value-type="float" office:value="4448">
            <text:p>4448</text:p>
          </table:table-cell>
          <table:table-cell office:value-type="float" office:value="4447">
            <text:p>4447</text:p>
          </table:table-cell>
          <table:table-cell office:value-type="string">
            <text:p>intestine</text:p>
          </table:table-cell>
          <table:table-cell office:value-type="float" office:value="0">
            <text:p>0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4449">
            <text:p>4449</text:p>
          </table:table-cell>
          <table:table-cell office:value-type="float" office:value="4447">
            <text:p>4447</text:p>
          </table:table-cell>
          <table:table-cell office:value-type="string">
            <text:p>voies respiratoires</text:p>
          </table:table-cell>
          <table:table-cell office:value-type="float" office:value="1">
            <text:p>1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4447">
            <text:p>4447</text:p>
          </table:table-cell>
          <table:table-cell office:value-type="string">
            <text:p>nourrir/développement de panse</text:p>
          </table:table-cell>
          <table:table-cell office:value-type="float" office:value="2">
            <text:p>2</text:p>
          </table:table-cell>
          <table:table-cell office:value-type="string">
            <text:p>nourrir/développement de panse</text:p>
          </table:table-cell>
        </table:table-row>
        <table:table-row table:style-name="ro1">
          <table:table-cell office:value-type="float" office:value="4451">
            <text:p>4451</text:p>
          </table:table-cell>
          <table:table-cell office:value-type="float" office:value="4248">
            <text:p>4248</text:p>
          </table:table-cell>
          <table:table-cell office:value-type="string">
            <text:p>Alpaga</text:p>
          </table:table-cell>
          <table:table-cell office:value-type="float" office:value="1">
            <text:p>1</text:p>
          </table:table-cell>
          <table:table-cell office:value-type="string">
            <text:p>Alpaga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4447">
            <text:p>4447</text:p>
          </table:table-cell>
          <table:table-cell office:value-type="string">
            <text:p>démarreur de veau</text:p>
          </table:table-cell>
          <table:table-cell office:value-type="float" office:value="3">
            <text:p>3</text:p>
          </table:table-cell>
          <table:table-cell office:value-type="string">
            <text:p>démarreur de veau</text:p>
          </table:table-cell>
        </table:table-row>
        <table:table-row table:style-name="ro1">
          <table:table-cell office:value-type="float" office:value="4453">
            <text:p>4453</text:p>
          </table:table-cell>
          <table:table-cell office:value-type="float" office:value="4433">
            <text:p>4433</text:p>
          </table:table-cell>
          <table:table-cell office:value-type="string">
            <text:p>faire des saloperies</text:p>
          </table:table-cell>
          <table:table-cell office:value-type="float" office:value="0">
            <text:p>0</text:p>
          </table:table-cell>
          <table:table-cell office:value-type="string">
            <text:p>faire des saloperies</text:p>
          </table:table-cell>
        </table:table-row>
        <table:table-row table:style-name="ro1">
          <table:table-cell office:value-type="float" office:value="4455">
            <text:p>4455</text:p>
          </table:table-cell>
          <table:table-cell office:value-type="float" office:value="4453">
            <text:p>4453</text:p>
          </table:table-cell>
          <table:table-cell office:value-type="string">
            <text:p>fécondité</text:p>
          </table:table-cell>
          <table:table-cell office:value-type="float" office:value="0">
            <text:p>0</text:p>
          </table:table-cell>
          <table:table-cell office:value-type="string">
            <text:p>fécondité</text:p>
          </table:table-cell>
        </table:table-row>
        <table:table-row table:style-name="ro1">
          <table:table-cell office:value-type="float" office:value="4457">
            <text:p>4457</text:p>
          </table:table-cell>
          <table:table-cell office:value-type="float" office:value="4453">
            <text:p>4453</text:p>
          </table:table-cell>
          <table:table-cell office:value-type="string">
            <text:p>voies respiratoires</text:p>
          </table:table-cell>
          <table:table-cell office:value-type="float" office:value="5">
            <text:p>5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458">
            <text:p>4458</text:p>
          </table:table-cell>
          <table:table-cell office:value-type="float" office:value="4453">
            <text:p>4453</text:p>
          </table:table-cell>
          <table:table-cell office:value-type="string">
            <text:p>flore du stable</text:p>
          </table:table-cell>
          <table:table-cell office:value-type="float" office:value="1">
            <text:p>1</text:p>
          </table:table-cell>
          <table:table-cell office:value-type="string">
            <text:p>flore du stable</text:p>
          </table:table-cell>
        </table:table-row>
        <table:table-row table:style-name="ro1">
          <table:table-cell office:value-type="float" office:value="4459">
            <text:p>4459</text:p>
          </table:table-cell>
          <table:table-cell office:value-type="float" office:value="4453">
            <text:p>4453</text:p>
          </table:table-cell>
          <table:table-cell office:value-type="string">
            <text:p>flore d'intestine</text:p>
          </table:table-cell>
          <table:table-cell office:value-type="float" office:value="2">
            <text:p>2</text:p>
          </table:table-cell>
          <table:table-cell office:value-type="string">
            <text:p>flore d'intestine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4433">
            <text:p>4433</text:p>
          </table:table-cell>
          <table:table-cell office:value-type="string">
            <text:p>porcelet</text:p>
          </table:table-cell>
          <table:table-cell office:value-type="float" office:value="1">
            <text:p>1</text:p>
          </table:table-cell>
          <table:table-cell office:value-type="string">
            <text:p>porcelet</text:p>
          </table:table-cell>
        </table:table-row>
        <table:table-row table:style-name="ro1">
          <table:table-cell office:value-type="float" office:value="4461">
            <text:p>4461</text:p>
          </table:table-cell>
          <table:table-cell office:value-type="float" office:value="4460">
            <text:p>4460</text:p>
          </table:table-cell>
          <table:table-cell office:value-type="string">
            <text:p>voies respiratoires</text:p>
          </table:table-cell>
          <table:table-cell office:value-type="float" office:value="0">
            <text:p>0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462">
            <text:p>4462</text:p>
          </table:table-cell>
          <table:table-cell office:value-type="float" office:value="4460">
            <text:p>4460</text:p>
          </table:table-cell>
          <table:table-cell office:value-type="string">
            <text:p>intestine</text:p>
          </table:table-cell>
          <table:table-cell office:value-type="float" office:value="1">
            <text:p>1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4465">
            <text:p>4465</text:p>
          </table:table-cell>
          <table:table-cell office:value-type="float" office:value="4433">
            <text:p>4433</text:p>
          </table:table-cell>
          <table:table-cell office:value-type="string">
            <text:p>pylône</text:p>
          </table:table-cell>
          <table:table-cell office:value-type="float" office:value="2">
            <text:p>2</text:p>
          </table:table-cell>
          <table:table-cell office:value-type="string">
            <text:p>pylône</text:p>
          </table:table-cell>
        </table:table-row>
        <table:table-row table:style-name="ro1">
          <table:table-cell office:value-type="float" office:value="4466">
            <text:p>4466</text:p>
          </table:table-cell>
          <table:table-cell office:value-type="float" office:value="4465">
            <text:p>4465</text:p>
          </table:table-cell>
          <table:table-cell office:value-type="string">
            <text:p>voies respiratoires</text:p>
          </table:table-cell>
          <table:table-cell office:value-type="float" office:value="0">
            <text:p>0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467">
            <text:p>4467</text:p>
          </table:table-cell>
          <table:table-cell office:value-type="float" office:value="4465">
            <text:p>4465</text:p>
          </table:table-cell>
          <table:table-cell office:value-type="string">
            <text:p>mélange d'un stable</text:p>
          </table:table-cell>
          <table:table-cell office:value-type="float" office:value="1">
            <text:p>1</text:p>
          </table:table-cell>
          <table:table-cell office:value-type="string">
            <text:p>mélange d'un stable</text:p>
          </table:table-cell>
        </table:table-row>
        <table:table-row table:style-name="ro1">
          <table:table-cell office:value-type="float" office:value="4468">
            <text:p>4468</text:p>
          </table:table-cell>
          <table:table-cell office:value-type="float" office:value="4465">
            <text:p>4465</text:p>
          </table:table-cell>
          <table:table-cell office:value-type="string">
            <text:p>intestine</text:p>
          </table:table-cell>
          <table:table-cell office:value-type="float" office:value="2">
            <text:p>2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4469">
            <text:p>4469</text:p>
          </table:table-cell>
          <table:table-cell office:value-type="float" office:value="4433">
            <text:p>4433</text:p>
          </table:table-cell>
          <table:table-cell office:value-type="string">
            <text:p>opération commando - traitement de l'air</text:p>
          </table:table-cell>
          <table:table-cell office:value-type="float" office:value="3">
            <text:p>3</text:p>
          </table:table-cell>
          <table:table-cell office:value-type="string">
            <text:p>opération commando - traitement de l'air</text:p>
          </table:table-cell>
        </table:table-row>
        <table:table-row table:style-name="ro1">
          <table:table-cell office:value-type="float" office:value="4470">
            <text:p>4470</text:p>
          </table:table-cell>
          <table:table-cell office:value-type="float" office:value="4433">
            <text:p>4433</text:p>
          </table:table-cell>
          <table:table-cell office:value-type="string">
            <text:p>traitement de lisier</text:p>
          </table:table-cell>
          <table:table-cell office:value-type="float" office:value="4">
            <text:p>4</text:p>
          </table:table-cell>
          <table:table-cell office:value-type="string">
            <text:p>traitement de lisier</text:p>
          </table:table-cell>
        </table:table-row>
        <table:table-row table:style-name="ro1">
          <table:table-cell office:value-type="float" office:value="4471">
            <text:p>4471</text:p>
          </table:table-cell>
          <table:table-cell office:value-type="float" office:value="4433">
            <text:p>4433</text:p>
          </table:table-cell>
          <table:table-cell office:value-type="string">
            <text:p>nettoyage du stable</text:p>
          </table:table-cell>
          <table:table-cell office:value-type="float" office:value="5">
            <text:p>5</text:p>
          </table:table-cell>
          <table:table-cell office:value-type="string">
            <text:p>nettoyage du stable</text:p>
          </table:table-cell>
        </table:table-row>
        <table:table-row table:style-name="ro1">
          <table:table-cell office:value-type="float" office:value="4472">
            <text:p>4472</text:p>
          </table:table-cell>
          <table:table-cell office:value-type="float" office:value="4433">
            <text:p>4433</text:p>
          </table:table-cell>
          <table:table-cell office:value-type="string">
            <text:p>flore du stable</text:p>
          </table:table-cell>
          <table:table-cell office:value-type="float" office:value="6">
            <text:p>6</text:p>
          </table:table-cell>
          <table:table-cell office:value-type="string">
            <text:p>flore du stable</text:p>
          </table:table-cell>
        </table:table-row>
        <table:table-row table:style-name="ro1">
          <table:table-cell office:value-type="float" office:value="4473">
            <text:p>4473</text:p>
          </table:table-cell>
          <table:table-cell office:value-type="float" office:value="4433">
            <text:p>4433</text:p>
          </table:table-cell>
          <table:table-cell office:value-type="string">
            <text:p>réduction des émissions</text:p>
          </table:table-cell>
          <table:table-cell office:value-type="float" office:value="7">
            <text:p>7</text:p>
          </table:table-cell>
          <table:table-cell office:value-type="string">
            <text:p>réduction des émissions</text:p>
          </table:table-cell>
        </table:table-row>
        <table:table-row table:style-name="ro1">
          <table:table-cell office:value-type="float" office:value="4475">
            <text:p>4475</text:p>
          </table:table-cell>
          <table:table-cell office:value-type="float" office:value="4434">
            <text:p>4434</text:p>
          </table:table-cell>
          <table:table-cell office:value-type="string">
            <text:p>Voies respiratoires</text:p>
          </table:table-cell>
          <table:table-cell office:value-type="float" office:value="0">
            <text:p>0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476">
            <text:p>4476</text:p>
          </table:table-cell>
          <table:table-cell office:value-type="float" office:value="4434">
            <text:p>4434</text:p>
          </table:table-cell>
          <table:table-cell office:value-type="string">
            <text:p>intestine</text:p>
          </table:table-cell>
          <table:table-cell office:value-type="float" office:value="1">
            <text:p>1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4478">
            <text:p>4478</text:p>
          </table:table-cell>
          <table:table-cell office:value-type="float" office:value="4434">
            <text:p>4434</text:p>
          </table:table-cell>
          <table:table-cell office:value-type="string">
            <text:p>engagement d'ammoniak</text:p>
          </table:table-cell>
          <table:table-cell office:value-type="float" office:value="2">
            <text:p>2</text:p>
          </table:table-cell>
          <table:table-cell office:value-type="string">
            <text:p>engagement d'ammoniak</text:p>
          </table:table-cell>
        </table:table-row>
        <table:table-row table:style-name="ro1">
          <table:table-cell office:value-type="float" office:value="4479">
            <text:p>4479</text:p>
          </table:table-cell>
          <table:table-cell office:value-type="float" office:value="4434">
            <text:p>4434</text:p>
          </table:table-cell>
          <table:table-cell office:value-type="string">
            <text:p>brumisation</text:p>
          </table:table-cell>
          <table:table-cell office:value-type="float" office:value="5">
            <text:p>5</text:p>
          </table:table-cell>
          <table:table-cell office:value-type="string">
            <text:p>brumisation</text:p>
          </table:table-cell>
        </table:table-row>
        <table:table-row table:style-name="ro1">
          <table:table-cell office:value-type="float" office:value="4481">
            <text:p>4481</text:p>
          </table:table-cell>
          <table:table-cell office:value-type="float" office:value="4597">
            <text:p>4597</text:p>
          </table:table-cell>
          <table:table-cell office:value-type="string">
            <text:p>anneaux et des rames de grignotage</text:p>
          </table:table-cell>
          <table:table-cell office:value-type="float" office:value="0">
            <text:p>0</text:p>
          </table:table-cell>
          <table:table-cell office:value-type="string">
            <text:p>anneaux et des rames de grignotage</text:p>
          </table:table-cell>
        </table:table-row>
        <table:table-row table:style-name="ro1">
          <table:table-cell office:value-type="float" office:value="4483">
            <text:p>4483</text:p>
          </table:table-cell>
          <table:table-cell office:value-type="float" office:value="4062">
            <text:p>4062</text:p>
          </table:table-cell>
          <table:table-cell office:value-type="string">
            <text:p>article d'action de Noël</text:p>
          </table:table-cell>
          <table:table-cell office:value-type="float" office:value="4">
            <text:p>4</text:p>
          </table:table-cell>
          <table:table-cell office:value-type="string">
            <text:p>article d'action de Noël</text:p>
          </table:table-cell>
        </table:table-row>
        <table:table-row table:style-name="ro1">
          <table:table-cell office:value-type="float" office:value="4484">
            <text:p>4484</text:p>
          </table:table-cell>
          <table:table-cell office:value-type="float" office:value="4453">
            <text:p>4453</text:p>
          </table:table-cell>
          <table:table-cell office:value-type="string">
            <text:p>nettoyage du stable</text:p>
          </table:table-cell>
          <table:table-cell office:value-type="float" office:value="4">
            <text:p>4</text:p>
          </table:table-cell>
          <table:table-cell office:value-type="string">
            <text:p>nettoyage du stable</text:p>
          </table:table-cell>
        </table:table-row>
        <table:table-row table:style-name="ro1">
          <table:table-cell office:value-type="float" office:value="4485">
            <text:p>4485</text:p>
          </table:table-cell>
          <table:table-cell office:value-type="float" office:value="4652">
            <text:p>4652</text:p>
          </table:table-cell>
          <table:table-cell office:value-type="string">
            <text:p>naissance/gestation</text:p>
          </table:table-cell>
          <table:table-cell office:value-type="float" office:value="7">
            <text:p>7</text:p>
          </table:table-cell>
          <table:table-cell office:value-type="string">
            <text:p>naissance/gestation</text:p>
          </table:table-cell>
        </table:table-row>
        <table:table-row table:style-name="ro1">
          <table:table-cell office:value-type="float" office:value="4486">
            <text:p>4486</text:p>
          </table:table-cell>
          <table:table-cell office:value-type="float" office:value="4062">
            <text:p>4062</text:p>
          </table:table-cell>
          <table:table-cell office:value-type="string">
            <text:p>flore d'intestine sain (supplément) (chat)</text:p>
          </table:table-cell>
          <table:table-cell office:value-type="float" office:value="5">
            <text:p>5</text:p>
          </table:table-cell>
          <table:table-cell office:value-type="string">
            <text:p>flore d'intestine sain (supplément) (chat)</text:p>
          </table:table-cell>
        </table:table-row>
        <table:table-row table:style-name="ro1">
          <table:table-cell office:value-type="float" office:value="4487">
            <text:p>4487</text:p>
          </table:table-cell>
          <table:table-cell office:value-type="float" office:value="4062">
            <text:p>4062</text:p>
          </table:table-cell>
          <table:table-cell office:value-type="string">
            <text:p>changement du poil (supplément) (chat)</text:p>
          </table:table-cell>
          <table:table-cell office:value-type="float" office:value="6">
            <text:p>6</text:p>
          </table:table-cell>
          <table:table-cell office:value-type="string">
            <text:p>changement du poil (supplément) (chat)</text:p>
          </table:table-cell>
        </table:table-row>
        <table:table-row table:style-name="ro1">
          <table:table-cell office:value-type="float" office:value="4490">
            <text:p>4490</text:p>
          </table:table-cell>
          <table:table-cell office:value-type="float" office:value="4488">
            <text:p>4488</text:p>
          </table:table-cell>
          <table:table-cell office:value-type="string">
            <text:p>Chien</text:p>
          </table:table-cell>
          <table:table-cell office:value-type="float" office:value="0">
            <text:p>0</text:p>
          </table:table-cell>
          <table:table-cell office:value-type="string">
            <text:p>Chien</text:p>
          </table:table-cell>
        </table:table-row>
        <table:table-row table:style-name="ro2">
          <table:table-cell office:value-type="float" office:value="4491">
            <text:p>4491</text:p>
          </table:table-cell>
          <table:table-cell office:value-type="float" office:value="4488">
            <text:p>4488</text:p>
          </table:table-cell>
          <table:table-cell office:value-type="string">
            <text:p>Chat</text:p>
          </table:table-cell>
          <table:table-cell office:value-type="float" office:value="1">
            <text:p>1</text:p>
          </table:table-cell>
          <table:table-cell office:value-type="string">
            <text:p>Chat</text:p>
          </table:table-cell>
        </table:table-row>
        <table:table-row table:style-name="ro1">
          <table:table-cell office:value-type="float" office:value="4492">
            <text:p>4492</text:p>
          </table:table-cell>
          <table:table-cell office:value-type="float" office:value="4488">
            <text:p>4488</text:p>
          </table:table-cell>
          <table:table-cell office:value-type="string">
            <text:p>Chien/Chat/Cheval</text:p>
          </table:table-cell>
          <table:table-cell office:value-type="float" office:value="2">
            <text:p>2</text:p>
          </table:table-cell>
          <table:table-cell office:value-type="string">
            <text:p>Chien/Chat/Cheval</text:p>
          </table:table-cell>
        </table:table-row>
        <table:table-row table:style-name="ro1">
          <table:table-cell office:value-type="float" office:value="4493">
            <text:p>4493</text:p>
          </table:table-cell>
          <table:table-cell office:value-type="float" office:value="4253">
            <text:p>4253</text:p>
          </table:table-cell>
          <table:table-cell office:value-type="string">
            <text:p>Fleurs de Bach</text:p>
          </table:table-cell>
          <table:table-cell office:value-type="float" office:value="1">
            <text:p>1</text:p>
          </table:table-cell>
          <table:table-cell office:value-type="string">
            <text:p>Fleurs de Bach</text:p>
          </table:table-cell>
        </table:table-row>
        <table:table-row table:style-name="ro1">
          <table:table-cell office:value-type="float" office:value="4495">
            <text:p>4495</text:p>
          </table:table-cell>
          <table:table-cell office:value-type="float" office:value="4876">
            <text:p>4876</text:p>
          </table:table-cell>
          <table:table-cell office:value-type="string">
            <text:p>fleurs de Bach</text:p>
          </table:table-cell>
          <table:table-cell office:value-type="float" office:value="1">
            <text:p>1</text:p>
          </table:table-cell>
          <table:table-cell office:value-type="string">
            <text:p>fleurs de Bach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office:value-type="float" office:value="4651">
            <text:p>4651</text:p>
          </table:table-cell>
          <table:table-cell office:value-type="string">
            <text:p>vessie (voies urinaires)</text:p>
          </table:table-cell>
          <table:table-cell office:value-type="float" office:value="14">
            <text:p>14</text:p>
          </table:table-cell>
          <table:table-cell office:value-type="string">
            <text:p>vessie (voies urinaires)</text:p>
          </table:table-cell>
        </table:table-row>
        <table:table-row table:style-name="ro1">
          <table:table-cell office:value-type="float" office:value="4498">
            <text:p>4498</text:p>
          </table:table-cell>
          <table:table-cell office:value-type="float" office:value="4254">
            <text:p>4254</text:p>
          </table:table-cell>
          <table:table-cell office:value-type="string">
            <text:p>Fleurs de Bach</text:p>
          </table:table-cell>
          <table:table-cell office:value-type="float" office:value="0">
            <text:p>0</text:p>
          </table:table-cell>
          <table:table-cell office:value-type="string">
            <text:p>Fleurs de Bach</text:p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float" office:value="4434">
            <text:p>4434</text:p>
          </table:table-cell>
          <table:table-cell office:value-type="string">
            <text:p>approvisionnement en nutrients</text:p>
          </table:table-cell>
          <table:table-cell office:value-type="float" office:value="10">
            <text:p>10</text:p>
          </table:table-cell>
          <table:table-cell office:value-type="string">
            <text:p>approvisionnement en nutrients</text:p>
          </table:table-cell>
        </table:table-row>
        <table:table-row table:style-name="ro1">
          <table:table-cell office:value-type="float" office:value="4504">
            <text:p>4504</text:p>
          </table:table-cell>
          <table:table-cell office:value-type="float" office:value="4501">
            <text:p>4501</text:p>
          </table:table-cell>
          <table:table-cell office:value-type="string">
            <text:p>Défense d'insects (Reptiles)</text:p>
          </table:table-cell>
          <table:table-cell office:value-type="float" office:value="0">
            <text:p>0</text:p>
          </table:table-cell>
          <table:table-cell office:value-type="string">
            <text:p>Défense d'insects (Reptiles)</text:p>
          </table:table-cell>
        </table:table-row>
        <table:table-row table:style-name="ro1">
          <table:table-cell office:value-type="float" office:value="4505">
            <text:p>4505</text:p>
          </table:table-cell>
          <table:table-cell office:value-type="float" office:value="4501">
            <text:p>4501</text:p>
          </table:table-cell>
          <table:table-cell office:value-type="string">
            <text:p>nourriture complèmentaire (Reptiles)</text:p>
          </table:table-cell>
          <table:table-cell office:value-type="float" office:value="1">
            <text:p>1</text:p>
          </table:table-cell>
          <table:table-cell office:value-type="string">
            <text:p>nourriture complèmentaire (Reptiles)</text:p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4502">
            <text:p>4502</text:p>
          </table:table-cell>
          <table:table-cell office:value-type="string">
            <text:p>Défense d'insects (Reptiles)</text:p>
          </table:table-cell>
          <table:table-cell office:value-type="float" office:value="0">
            <text:p>0</text:p>
          </table:table-cell>
          <table:table-cell office:value-type="string">
            <text:p>Défense d'insects (Reptiles)</text:p>
          </table:table-cell>
        </table:table-row>
        <table:table-row table:style-name="ro1">
          <table:table-cell office:value-type="float" office:value="4509">
            <text:p>4509</text:p>
          </table:table-cell>
          <table:table-cell office:value-type="float" office:value="4502">
            <text:p>4502</text:p>
          </table:table-cell>
          <table:table-cell office:value-type="string">
            <text:p>nourriture complèmentaire (Reptiles)</text:p>
          </table:table-cell>
          <table:table-cell office:value-type="float" office:value="1">
            <text:p>1</text:p>
          </table:table-cell>
          <table:table-cell office:value-type="string">
            <text:p>nourriture complèmentaire (Reptiles)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4705">
            <text:p>4705</text:p>
          </table:table-cell>
          <table:table-cell office:value-type="string">
            <text:p>Défense d'insects (Reptiles)</text:p>
          </table:table-cell>
          <table:table-cell office:value-type="float" office:value="0">
            <text:p>0</text:p>
          </table:table-cell>
          <table:table-cell office:value-type="string">
            <text:p>Défense d'insects (Reptiles)</text:p>
          </table:table-cell>
        </table:table-row>
        <table:table-row table:style-name="ro1">
          <table:table-cell office:value-type="float" office:value="4512">
            <text:p>4512</text:p>
          </table:table-cell>
          <table:table-cell office:value-type="float" office:value="4705">
            <text:p>4705</text:p>
          </table:table-cell>
          <table:table-cell office:value-type="string">
            <text:p>nourriture complèmentaire (Reptiles)</text:p>
          </table:table-cell>
          <table:table-cell office:value-type="float" office:value="1">
            <text:p>1</text:p>
          </table:table-cell>
          <table:table-cell office:value-type="string">
            <text:p>nourriture complèmentaire (Reptiles)</text:p>
          </table:table-cell>
        </table:table-row>
        <table:table-row table:style-name="ro1">
          <table:table-cell office:value-type="float" office:value="4513">
            <text:p>4513</text:p>
          </table:table-cell>
          <table:table-cell office:value-type="float" office:value="4101">
            <text:p>4101</text:p>
          </table:table-cell>
          <table:table-cell office:value-type="string">
            <text:p>Foie/Reins épuration</text:p>
          </table:table-cell>
          <table:table-cell office:value-type="float" office:value="0">
            <text:p>0</text:p>
          </table:table-cell>
          <table:table-cell office:value-type="string">
            <text:p>Foie/Reins épuration</text:p>
          </table:table-cell>
        </table:table-row>
        <table:table-row table:style-name="ro1">
          <table:table-cell office:value-type="float" office:value="4515">
            <text:p>4515</text:p>
          </table:table-cell>
          <table:table-cell office:value-type="float" office:value="4651">
            <text:p>4651</text:p>
          </table:table-cell>
          <table:table-cell office:value-type="string">
            <text:p>Flore Intestinale/Regeneration Intestinale</text:p>
          </table:table-cell>
          <table:table-cell office:value-type="float" office:value="6">
            <text:p>6</text:p>
          </table:table-cell>
          <table:table-cell office:value-type="string">
            <text:p>Flore Intestinale/Regeneration Intestinale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4706">
            <text:p>4706</text:p>
          </table:table-cell>
          <table:table-cell office:value-type="string">
            <text:p>Défense d'insects (Reptiles)</text:p>
          </table:table-cell>
          <table:table-cell office:value-type="float" office:value="0">
            <text:p>0</text:p>
          </table:table-cell>
          <table:table-cell office:value-type="string">
            <text:p>Défense d'insects (Reptiles)</text:p>
          </table:table-cell>
        </table:table-row>
        <table:table-row table:style-name="ro1">
          <table:table-cell office:value-type="float" office:value="4523">
            <text:p>4523</text:p>
          </table:table-cell>
          <table:table-cell office:value-type="float" office:value="4434">
            <text:p>4434</text:p>
          </table:table-cell>
          <table:table-cell office:value-type="string">
            <text:p>pour combattre les parasites</text:p>
          </table:table-cell>
          <table:table-cell office:value-type="float" office:value="12">
            <text:p>12</text:p>
          </table:table-cell>
          <table:table-cell office:value-type="string">
            <text:p>pour combattre les parasites</text:p>
          </table:table-cell>
        </table:table-row>
        <table:table-row table:style-name="ro1">
          <table:table-cell office:value-type="float" office:value="4524">
            <text:p>4524</text:p>
          </table:table-cell>
          <table:table-cell office:value-type="float" office:value="4706">
            <text:p>4706</text:p>
          </table:table-cell>
          <table:table-cell office:value-type="string">
            <text:p>nourriture complèmentaire (Reptiles)</text:p>
          </table:table-cell>
          <table:table-cell office:value-type="float" office:value="1">
            <text:p>1</text:p>
          </table:table-cell>
          <table:table-cell office:value-type="string">
            <text:p>nourriture complèmentaire (Reptiles)</text:p>
          </table:table-cell>
        </table:table-row>
        <table:table-row table:style-name="ro1">
          <table:table-cell office:value-type="float" office:value="4525">
            <text:p>4525</text:p>
          </table:table-cell>
          <table:table-cell office:value-type="float" office:value="4505">
            <text:p>4505</text:p>
          </table:table-cell>
          <table:table-cell office:value-type="string">
            <text:p>Voies respiratoires (reptiles)</text:p>
          </table:table-cell>
          <table:table-cell office:value-type="float" office:value="0">
            <text:p>0</text:p>
          </table:table-cell>
          <table:table-cell office:value-type="string">
            <text:p>Voies respiratoires (reptiles)</text:p>
          </table:table-cell>
        </table:table-row>
        <table:table-row table:style-name="ro1">
          <table:table-cell office:value-type="float" office:value="4526">
            <text:p>4526</text:p>
          </table:table-cell>
          <table:table-cell office:value-type="float" office:value="4505">
            <text:p>4505</text:p>
          </table:table-cell>
          <table:table-cell office:value-type="string">
            <text:p>les yeux (reptiles)</text:p>
          </table:table-cell>
          <table:table-cell office:value-type="float" office:value="1">
            <text:p>1</text:p>
          </table:table-cell>
          <table:table-cell office:value-type="string">
            <text:p>les yeux (reptiles)</text:p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4505">
            <text:p>4505</text:p>
          </table:table-cell>
          <table:table-cell office:value-type="string">
            <text:p>acides gras essentiels (reptiles)</text:p>
          </table:table-cell>
          <table:table-cell office:value-type="float" office:value="2">
            <text:p>2</text:p>
          </table:table-cell>
          <table:table-cell office:value-type="string">
            <text:p>acides gras essentiels (reptiles)</text:p>
          </table:table-cell>
        </table:table-row>
        <table:table-row table:style-name="ro1">
          <table:table-cell office:value-type="float" office:value="4529">
            <text:p>4529</text:p>
          </table:table-cell>
          <table:table-cell office:value-type="float" office:value="4847">
            <text:p>4847</text:p>
          </table:table-cell>
          <table:table-cell office:value-type="string">
            <text:p>l'élevage des chiots</text:p>
          </table:table-cell>
          <table:table-cell office:value-type="float" office:value="1">
            <text:p>1</text:p>
          </table:table-cell>
          <table:table-cell office:value-type="string">
            <text:p>l'élevage des chiots</text:p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505">
            <text:p>4505</text:p>
          </table:table-cell>
          <table:table-cell office:value-type="string">
            <text:p>voies urinaires (reptiles)</text:p>
          </table:table-cell>
          <table:table-cell office:value-type="float" office:value="3">
            <text:p>3</text:p>
          </table:table-cell>
          <table:table-cell office:value-type="string">
            <text:p>voies urinaires (reptiles)</text:p>
          </table:table-cell>
        </table:table-row>
        <table:table-row table:style-name="ro1">
          <table:table-cell office:value-type="float" office:value="4531">
            <text:p>4531</text:p>
          </table:table-cell>
          <table:table-cell office:value-type="float" office:value="4505">
            <text:p>4505</text:p>
          </table:table-cell>
          <table:table-cell office:value-type="string">
            <text:p>peau/desquamation de la peau</text:p>
          </table:table-cell>
          <table:table-cell office:value-type="float" office:value="4">
            <text:p>4</text:p>
          </table:table-cell>
          <table:table-cell office:value-type="string">
            <text:p>peau/desquamation de la peau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office:value-type="float" office:value="4505">
            <text:p>4505</text:p>
          </table:table-cell>
          <table:table-cell office:value-type="string">
            <text:p>problèmes intestinaux (reptiles)</text:p>
          </table:table-cell>
          <table:table-cell office:value-type="float" office:value="5">
            <text:p>5</text:p>
          </table:table-cell>
          <table:table-cell office:value-type="string">
            <text:p>problèmes intestinaux (reptiles)</text:p>
          </table:table-cell>
        </table:table-row>
        <table:table-row table:style-name="ro1">
          <table:table-cell office:value-type="float" office:value="4537">
            <text:p>4537</text:p>
          </table:table-cell>
          <table:table-cell office:value-type="float" office:value="4505">
            <text:p>4505</text:p>
          </table:table-cell>
          <table:table-cell office:value-type="string">
            <text:p>approvisionnement micronutriments (reptiles)</text:p>
          </table:table-cell>
          <table:table-cell office:value-type="float" office:value="6">
            <text:p>6</text:p>
          </table:table-cell>
          <table:table-cell office:value-type="string">
            <text:p>approvisionnement micronutriments (reptiles)</text:p>
          </table:table-cell>
        </table:table-row>
        <table:table-row table:style-name="ro1">
          <table:table-cell office:value-type="float" office:value="4539">
            <text:p>4539</text:p>
          </table:table-cell>
          <table:table-cell office:value-type="float" office:value="4505">
            <text:p>4505</text:p>
          </table:table-cell>
          <table:table-cell office:value-type="string">
            <text:p>métabolisme (généralement) (reptiles)</text:p>
          </table:table-cell>
          <table:table-cell office:value-type="float" office:value="7">
            <text:p>7</text:p>
          </table:table-cell>
          <table:table-cell office:value-type="string">
            <text:p>métabolisme (généralement) (reptiles)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4505">
            <text:p>4505</text:p>
          </table:table-cell>
          <table:table-cell office:value-type="string">
            <text:p>dents/gueule</text:p>
          </table:table-cell>
          <table:table-cell office:value-type="float" office:value="8">
            <text:p>8</text:p>
          </table:table-cell>
          <table:table-cell office:value-type="string">
            <text:p>dents/gueule</text:p>
          </table:table-cell>
        </table:table-row>
        <table:table-row table:style-name="ro1">
          <table:table-cell office:value-type="float" office:value="4542">
            <text:p>4542</text:p>
          </table:table-cell>
          <table:table-cell office:value-type="float" office:value="4509">
            <text:p>4509</text:p>
          </table:table-cell>
          <table:table-cell office:value-type="string">
            <text:p>Voies respiratoires (reptiles)</text:p>
          </table:table-cell>
          <table:table-cell office:value-type="float" office:value="0">
            <text:p>0</text:p>
          </table:table-cell>
          <table:table-cell office:value-type="string">
            <text:p>Voies respiratoires (reptiles)</text:p>
          </table:table-cell>
        </table:table-row>
        <table:table-row table:style-name="ro1">
          <table:table-cell office:value-type="float" office:value="4545">
            <text:p>4545</text:p>
          </table:table-cell>
          <table:table-cell office:value-type="float" office:value="4826">
            <text:p>4826</text:p>
          </table:table-cell>
          <table:table-cell office:value-type="string">
            <text:p>sans céréales</text:p>
          </table:table-cell>
          <table:table-cell office:value-type="float" office:value="2">
            <text:p>2</text:p>
          </table:table-cell>
          <table:table-cell office:value-type="string">
            <text:p>sans céréales</text:p>
          </table:table-cell>
        </table:table-row>
        <table:table-row table:style-name="ro2">
          <table:table-cell office:value-type="float" office:value="4546">
            <text:p>4546</text:p>
          </table:table-cell>
          <table:table-cell office:value-type="float" office:value="4826">
            <text:p>4826</text:p>
          </table:table-cell>
          <table:table-cell office:value-type="string">
            <text:p>TCVM</text:p>
          </table:table-cell>
          <table:table-cell office:value-type="float" office:value="3">
            <text:p>3</text:p>
          </table:table-cell>
          <table:table-cell office:value-type="string">
            <text:p>TCVM</text:p>
          </table:table-cell>
        </table:table-row>
        <table:table-row table:style-name="ro1">
          <table:table-cell office:value-type="float" office:value="4547">
            <text:p>4547</text:p>
          </table:table-cell>
          <table:table-cell office:value-type="float" office:value="4826">
            <text:p>4826</text:p>
          </table:table-cell>
          <table:table-cell office:value-type="string">
            <text:p>fourrage de base</text:p>
          </table:table-cell>
          <table:table-cell office:value-type="float" office:value="0">
            <text:p>0</text:p>
          </table:table-cell>
          <table:table-cell office:value-type="string">
            <text:p>fourrage de base</text:p>
          </table:table-cell>
        </table:table-row>
        <table:table-row table:style-name="ro1">
          <table:table-cell office:value-type="float" office:value="4548">
            <text:p>4548</text:p>
          </table:table-cell>
          <table:table-cell office:value-type="float" office:value="4432">
            <text:p>4432</text:p>
          </table:table-cell>
          <table:table-cell office:value-type="string">
            <text:p>défense contre les insectes</text:p>
          </table:table-cell>
          <table:table-cell office:value-type="float" office:value="9">
            <text:p>9</text:p>
          </table:table-cell>
          <table:table-cell office:value-type="string">
            <text:p>défense contre les insectes</text:p>
          </table:table-cell>
        </table:table-row>
        <table:table-row table:style-name="ro1">
          <table:table-cell office:value-type="float" office:value="4549">
            <text:p>4549</text:p>
          </table:table-cell>
          <table:table-cell office:value-type="float" office:value="4432">
            <text:p>4432</text:p>
          </table:table-cell>
          <table:table-cell office:value-type="string">
            <text:p>produit d'entretien</text:p>
          </table:table-cell>
          <table:table-cell office:value-type="float" office:value="10">
            <text:p>10</text:p>
          </table:table-cell>
          <table:table-cell office:value-type="string">
            <text:p>produit d'entretien</text:p>
          </table:table-cell>
        </table:table-row>
        <table:table-row table:style-name="ro1">
          <table:table-cell office:value-type="float" office:value="4550">
            <text:p>4550</text:p>
          </table:table-cell>
          <table:table-cell office:value-type="float" office:value="4432">
            <text:p>4432</text:p>
          </table:table-cell>
          <table:table-cell office:value-type="string">
            <text:p>Voies respiratoires</text:p>
          </table:table-cell>
          <table:table-cell office:value-type="float" office:value="11">
            <text:p>11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552">
            <text:p>4552</text:p>
          </table:table-cell>
          <table:table-cell office:value-type="float" office:value="4432">
            <text:p>4432</text:p>
          </table:table-cell>
          <table:table-cell office:value-type="string">
            <text:p>intestine</text:p>
          </table:table-cell>
          <table:table-cell office:value-type="float" office:value="12">
            <text:p>12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4553">
            <text:p>4553</text:p>
          </table:table-cell>
          <table:table-cell office:value-type="float" office:value="4432">
            <text:p>4432</text:p>
          </table:table-cell>
          <table:table-cell office:value-type="string">
            <text:p>métabolisme</text:p>
          </table:table-cell>
          <table:table-cell office:value-type="float" office:value="14">
            <text:p>14</text:p>
          </table:table-cell>
          <table:table-cell office:value-type="string">
            <text:p>métabolisme</text:p>
          </table:table-cell>
        </table:table-row>
        <table:table-row table:style-name="ro1">
          <table:table-cell office:value-type="float" office:value="4554">
            <text:p>4554</text:p>
          </table:table-cell>
          <table:table-cell office:value-type="float" office:value="4826">
            <text:p>4826</text:p>
          </table:table-cell>
          <table:table-cell office:value-type="string">
            <text:p>Fourage de chiot</text:p>
          </table:table-cell>
          <table:table-cell office:value-type="float" office:value="1">
            <text:p>1</text:p>
          </table:table-cell>
          <table:table-cell office:value-type="string">
            <text:p>Fourage de chiot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4509">
            <text:p>4509</text:p>
          </table:table-cell>
          <table:table-cell office:value-type="string">
            <text:p>les yeux</text:p>
          </table:table-cell>
          <table:table-cell office:value-type="float" office:value="1">
            <text:p>1</text:p>
          </table:table-cell>
          <table:table-cell office:value-type="string">
            <text:p>les yeux</text:p>
          </table:table-cell>
        </table:table-row>
        <table:table-row table:style-name="ro1">
          <table:table-cell office:value-type="float" office:value="4556">
            <text:p>4556</text:p>
          </table:table-cell>
          <table:table-cell office:value-type="float" office:value="4509">
            <text:p>4509</text:p>
          </table:table-cell>
          <table:table-cell office:value-type="string">
            <text:p>acides gras essentiels (reptiles)</text:p>
          </table:table-cell>
          <table:table-cell office:value-type="float" office:value="2">
            <text:p>2</text:p>
          </table:table-cell>
          <table:table-cell office:value-type="string">
            <text:p>acides gras essentiels (reptiles)</text:p>
          </table:table-cell>
        </table:table-row>
        <table:table-row table:style-name="ro1">
          <table:table-cell office:value-type="float" office:value="4559">
            <text:p>4559</text:p>
          </table:table-cell>
          <table:table-cell office:value-type="float" office:value="4051">
            <text:p>4051</text:p>
          </table:table-cell>
          <table:table-cell office:value-type="string">
            <text:p>approvisionnement micronutriments</text:p>
          </table:table-cell>
          <table:table-cell office:value-type="float" office:value="1">
            <text:p>1</text:p>
          </table:table-cell>
          <table:table-cell office:value-type="string">
            <text:p>approvisionnement micronutriments</text:p>
          </table:table-cell>
        </table:table-row>
        <table:table-row table:style-name="ro1">
          <table:table-cell office:value-type="float" office:value="4563">
            <text:p>4563</text:p>
          </table:table-cell>
          <table:table-cell office:value-type="float" office:value="4509">
            <text:p>4509</text:p>
          </table:table-cell>
          <table:table-cell office:value-type="string">
            <text:p>voies urinaires (reptiles)</text:p>
          </table:table-cell>
          <table:table-cell office:value-type="float" office:value="3">
            <text:p>3</text:p>
          </table:table-cell>
          <table:table-cell office:value-type="string">
            <text:p>voies urinaires (reptiles)</text:p>
          </table:table-cell>
        </table:table-row>
        <table:table-row table:style-name="ro1">
          <table:table-cell office:value-type="float" office:value="4565">
            <text:p>4565</text:p>
          </table:table-cell>
          <table:table-cell office:value-type="float" office:value="4509">
            <text:p>4509</text:p>
          </table:table-cell>
          <table:table-cell office:value-type="string">
            <text:p>peau/desquamation de la peau</text:p>
          </table:table-cell>
          <table:table-cell office:value-type="float" office:value="4">
            <text:p>4</text:p>
          </table:table-cell>
          <table:table-cell office:value-type="string">
            <text:p>peau/desquamation de la peau</text:p>
          </table:table-cell>
        </table:table-row>
        <table:table-row table:style-name="ro1">
          <table:table-cell office:value-type="float" office:value="4567">
            <text:p>4567</text:p>
          </table:table-cell>
          <table:table-cell office:value-type="float" office:value="4652">
            <text:p>4652</text:p>
          </table:table-cell>
          <table:table-cell office:value-type="string">
            <text:p>élevage</text:p>
          </table:table-cell>
          <table:table-cell office:value-type="float" office:value="4">
            <text:p>4</text:p>
          </table:table-cell>
          <table:table-cell office:value-type="string">
            <text:p>élevage</text:p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4509">
            <text:p>4509</text:p>
          </table:table-cell>
          <table:table-cell office:value-type="string">
            <text:p>problèmes intestinaux (reptiles)</text:p>
          </table:table-cell>
          <table:table-cell office:value-type="float" office:value="5">
            <text:p>5</text:p>
          </table:table-cell>
          <table:table-cell office:value-type="string">
            <text:p>problèmes intestinaux (reptiles)</text:p>
          </table:table-cell>
        </table:table-row>
        <table:table-row table:style-name="ro1">
          <table:table-cell office:value-type="float" office:value="4569">
            <text:p>4569</text:p>
          </table:table-cell>
          <table:table-cell office:value-type="float" office:value="4509">
            <text:p>4509</text:p>
          </table:table-cell>
          <table:table-cell office:value-type="string">
            <text:p>approvisionnement micronutriments (reptiles)</text:p>
          </table:table-cell>
          <table:table-cell office:value-type="float" office:value="6">
            <text:p>6</text:p>
          </table:table-cell>
          <table:table-cell office:value-type="string">
            <text:p>approvisionnement micronutriments (reptiles)</text:p>
          </table:table-cell>
        </table:table-row>
        <table:table-row table:style-name="ro1">
          <table:table-cell office:value-type="float" office:value="4570">
            <text:p>4570</text:p>
          </table:table-cell>
          <table:table-cell office:value-type="float" office:value="4509">
            <text:p>4509</text:p>
          </table:table-cell>
          <table:table-cell office:value-type="string">
            <text:p>métabolisme (généralement) (reptiles)</text:p>
          </table:table-cell>
          <table:table-cell office:value-type="float" office:value="7">
            <text:p>7</text:p>
          </table:table-cell>
          <table:table-cell office:value-type="string">
            <text:p>métabolisme (généralement) (reptiles)</text:p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4509">
            <text:p>4509</text:p>
          </table:table-cell>
          <table:table-cell office:value-type="string">
            <text:p>dents/gueule</text:p>
          </table:table-cell>
          <table:table-cell office:value-type="float" office:value="8">
            <text:p>8</text:p>
          </table:table-cell>
          <table:table-cell office:value-type="string">
            <text:p>dents/gueule</text:p>
          </table:table-cell>
        </table:table-row>
        <table:table-row table:style-name="ro1">
          <table:table-cell office:value-type="float" office:value="4574">
            <text:p>4574</text:p>
          </table:table-cell>
          <table:table-cell office:value-type="float" office:value="4512">
            <text:p>4512</text:p>
          </table:table-cell>
          <table:table-cell office:value-type="string">
            <text:p>Voies respiratoires (reptiles)</text:p>
          </table:table-cell>
          <table:table-cell office:value-type="float" office:value="0">
            <text:p>0</text:p>
          </table:table-cell>
          <table:table-cell office:value-type="string">
            <text:p>Voies respiratoires (reptiles)</text:p>
          </table:table-cell>
        </table:table-row>
        <table:table-row table:style-name="ro1">
          <table:table-cell office:value-type="float" office:value="4575">
            <text:p>4575</text:p>
          </table:table-cell>
          <table:table-cell office:value-type="float" office:value="4512">
            <text:p>4512</text:p>
          </table:table-cell>
          <table:table-cell office:value-type="string">
            <text:p>les yeux</text:p>
          </table:table-cell>
          <table:table-cell office:value-type="float" office:value="1">
            <text:p>1</text:p>
          </table:table-cell>
          <table:table-cell office:value-type="string">
            <text:p>les yeux</text:p>
          </table:table-cell>
        </table:table-row>
        <table:table-row table:style-name="ro1">
          <table:table-cell office:value-type="float" office:value="4576">
            <text:p>4576</text:p>
          </table:table-cell>
          <table:table-cell office:value-type="float" office:value="4512">
            <text:p>4512</text:p>
          </table:table-cell>
          <table:table-cell office:value-type="string">
            <text:p>acides gras essentiels (reptiles)</text:p>
          </table:table-cell>
          <table:table-cell office:value-type="float" office:value="2">
            <text:p>2</text:p>
          </table:table-cell>
          <table:table-cell office:value-type="string">
            <text:p>acides gras essentiels (reptiles)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office:value-type="float" office:value="4524">
            <text:p>4524</text:p>
          </table:table-cell>
          <table:table-cell office:value-type="string">
            <text:p>voies urinaires (reptiles)</text:p>
          </table:table-cell>
          <table:table-cell office:value-type="float" office:value="0">
            <text:p>0</text:p>
          </table:table-cell>
          <table:table-cell office:value-type="string">
            <text:p>voies urinaires (reptiles)</text:p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4512">
            <text:p>4512</text:p>
          </table:table-cell>
          <table:table-cell office:value-type="string">
            <text:p>peau/desquamation de la peau</text:p>
          </table:table-cell>
          <table:table-cell office:value-type="float" office:value="3">
            <text:p>3</text:p>
          </table:table-cell>
          <table:table-cell office:value-type="string">
            <text:p>peau/desquamation de la peau</text:p>
          </table:table-cell>
        </table:table-row>
        <table:table-row table:style-name="ro1">
          <table:table-cell office:value-type="float" office:value="4579">
            <text:p>4579</text:p>
          </table:table-cell>
          <table:table-cell office:value-type="float" office:value="4512">
            <text:p>4512</text:p>
          </table:table-cell>
          <table:table-cell office:value-type="string">
            <text:p>problèmes intestinaux (reptiles)</text:p>
          </table:table-cell>
          <table:table-cell office:value-type="float" office:value="4">
            <text:p>4</text:p>
          </table:table-cell>
          <table:table-cell office:value-type="string">
            <text:p>problèmes intestinaux (reptiles)</text:p>
          </table:table-cell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4512">
            <text:p>4512</text:p>
          </table:table-cell>
          <table:table-cell office:value-type="string">
            <text:p>approvisionnement micronutriments (reptiles)</text:p>
          </table:table-cell>
          <table:table-cell office:value-type="float" office:value="5">
            <text:p>5</text:p>
          </table:table-cell>
          <table:table-cell office:value-type="string">
            <text:p>approvisionnement micronutriments (reptiles)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4512">
            <text:p>4512</text:p>
          </table:table-cell>
          <table:table-cell office:value-type="string">
            <text:p>métabolisme (généralement) (reptiles)</text:p>
          </table:table-cell>
          <table:table-cell office:value-type="float" office:value="6">
            <text:p>6</text:p>
          </table:table-cell>
          <table:table-cell office:value-type="string">
            <text:p>métabolisme (généralement) (reptiles)</text:p>
          </table:table-cell>
        </table:table-row>
        <table:table-row table:style-name="ro1">
          <table:table-cell office:value-type="float" office:value="4582">
            <text:p>4582</text:p>
          </table:table-cell>
          <table:table-cell office:value-type="float" office:value="4512">
            <text:p>4512</text:p>
          </table:table-cell>
          <table:table-cell office:value-type="string">
            <text:p>dents/gueule</text:p>
          </table:table-cell>
          <table:table-cell office:value-type="float" office:value="7">
            <text:p>7</text:p>
          </table:table-cell>
          <table:table-cell office:value-type="string">
            <text:p>dents/gueule</text:p>
          </table:table-cell>
        </table:table-row>
        <table:table-row table:style-name="ro1">
          <table:table-cell office:value-type="float" office:value="4583">
            <text:p>4583</text:p>
          </table:table-cell>
          <table:table-cell office:value-type="float" office:value="4524">
            <text:p>4524</text:p>
          </table:table-cell>
          <table:table-cell office:value-type="string">
            <text:p>Voies respiratoires (reptiles)</text:p>
          </table:table-cell>
          <table:table-cell office:value-type="float" office:value="1">
            <text:p>1</text:p>
          </table:table-cell>
          <table:table-cell office:value-type="string">
            <text:p>Voies respiratoires (reptiles)</text:p>
          </table:table-cell>
        </table:table-row>
        <table:table-row table:style-name="ro1">
          <table:table-cell office:value-type="float" office:value="4584">
            <text:p>4584</text:p>
          </table:table-cell>
          <table:table-cell office:value-type="float" office:value="4524">
            <text:p>4524</text:p>
          </table:table-cell>
          <table:table-cell office:value-type="string">
            <text:p>les yeux</text:p>
          </table:table-cell>
          <table:table-cell office:value-type="float" office:value="2">
            <text:p>2</text:p>
          </table:table-cell>
          <table:table-cell office:value-type="string">
            <text:p>les yeux</text:p>
          </table:table-cell>
        </table:table-row>
        <table:table-row table:style-name="ro1">
          <table:table-cell office:value-type="float" office:value="4585">
            <text:p>4585</text:p>
          </table:table-cell>
          <table:table-cell office:value-type="float" office:value="4524">
            <text:p>4524</text:p>
          </table:table-cell>
          <table:table-cell office:value-type="string">
            <text:p>acides gras essentiels (reptiles)</text:p>
          </table:table-cell>
          <table:table-cell office:value-type="float" office:value="3">
            <text:p>3</text:p>
          </table:table-cell>
          <table:table-cell office:value-type="string">
            <text:p>acides gras essentiels (reptiles)</text:p>
          </table:table-cell>
        </table:table-row>
        <table:table-row table:style-name="ro1">
          <table:table-cell office:value-type="float" office:value="4586">
            <text:p>4586</text:p>
          </table:table-cell>
          <table:table-cell office:value-type="float" office:value="4512">
            <text:p>4512</text:p>
          </table:table-cell>
          <table:table-cell office:value-type="string">
            <text:p>voies urinaires (reptiles)</text:p>
          </table:table-cell>
          <table:table-cell office:value-type="float" office:value="8">
            <text:p>8</text:p>
          </table:table-cell>
          <table:table-cell office:value-type="string">
            <text:p>voies urinaires (reptiles)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4524">
            <text:p>4524</text:p>
          </table:table-cell>
          <table:table-cell office:value-type="string">
            <text:p>problèmes intestinaux (reptiles)</text:p>
          </table:table-cell>
          <table:table-cell office:value-type="float" office:value="4">
            <text:p>4</text:p>
          </table:table-cell>
          <table:table-cell office:value-type="string">
            <text:p>problèmes intestinaux (reptiles)</text:p>
          </table:table-cell>
        </table:table-row>
        <table:table-row table:style-name="ro1">
          <table:table-cell office:value-type="float" office:value="4588">
            <text:p>4588</text:p>
          </table:table-cell>
          <table:table-cell office:value-type="float" office:value="4524">
            <text:p>4524</text:p>
          </table:table-cell>
          <table:table-cell office:value-type="string">
            <text:p>approvisionnement micronutriments (reptiles)</text:p>
          </table:table-cell>
          <table:table-cell office:value-type="float" office:value="5">
            <text:p>5</text:p>
          </table:table-cell>
          <table:table-cell office:value-type="string">
            <text:p>approvisionnement micronutriments (reptiles)</text:p>
          </table:table-cell>
        </table:table-row>
        <table:table-row table:style-name="ro1">
          <table:table-cell office:value-type="float" office:value="4589">
            <text:p>4589</text:p>
          </table:table-cell>
          <table:table-cell office:value-type="float" office:value="4524">
            <text:p>4524</text:p>
          </table:table-cell>
          <table:table-cell office:value-type="string">
            <text:p>métabolisme (généralement) (reptiles)</text:p>
          </table:table-cell>
          <table:table-cell office:value-type="float" office:value="6">
            <text:p>6</text:p>
          </table:table-cell>
          <table:table-cell office:value-type="string">
            <text:p>métabolisme (généralement) (reptiles)</text:p>
          </table:table-cell>
        </table:table-row>
        <table:table-row table:style-name="ro1">
          <table:table-cell office:value-type="float" office:value="4590">
            <text:p>4590</text:p>
          </table:table-cell>
          <table:table-cell office:value-type="float" office:value="4524">
            <text:p>4524</text:p>
          </table:table-cell>
          <table:table-cell office:value-type="string">
            <text:p>dents/gueule</text:p>
          </table:table-cell>
          <table:table-cell office:value-type="float" office:value="7">
            <text:p>7</text:p>
          </table:table-cell>
          <table:table-cell office:value-type="string">
            <text:p>dents/gueule</text:p>
          </table:table-cell>
        </table:table-row>
        <table:table-row table:style-name="ro1">
          <table:table-cell office:value-type="float" office:value="4592">
            <text:p>4592</text:p>
          </table:table-cell>
          <table:table-cell office:value-type="float" office:value="4524">
            <text:p>4524</text:p>
          </table:table-cell>
          <table:table-cell office:value-type="string">
            <text:p>peau/desquamation de la peau</text:p>
          </table:table-cell>
          <table:table-cell office:value-type="float" office:value="8">
            <text:p>8</text:p>
          </table:table-cell>
          <table:table-cell office:value-type="string">
            <text:p>peau/desquamation de la peau</text:p>
          </table:table-cell>
        </table:table-row>
        <table:table-row table:style-name="ro1">
          <table:table-cell office:value-type="float" office:value="4593">
            <text:p>4593</text:p>
          </table:table-cell>
          <table:table-cell office:value-type="float" office:value="4652">
            <text:p>4652</text:p>
          </table:table-cell>
          <table:table-cell office:value-type="string">
            <text:p>peau/desquamation de la peau</text:p>
          </table:table-cell>
          <table:table-cell office:value-type="float" office:value="10">
            <text:p>10</text:p>
          </table:table-cell>
          <table:table-cell office:value-type="string">
            <text:p>peau/desquamation de la peau</text:p>
          </table:table-cell>
        </table:table-row>
        <table:table-row table:style-name="ro1">
          <table:table-cell office:value-type="float" office:value="4594">
            <text:p>4594</text:p>
          </table:table-cell>
          <table:table-cell office:value-type="float" office:value="4593">
            <text:p>4593</text:p>
          </table:table-cell>
          <table:table-cell office:value-type="string">
            <text:p>grignoter sain avec cdVet</text:p>
          </table:table-cell>
          <table:table-cell office:value-type="float" office:value="0">
            <text:p>0</text:p>
          </table:table-cell>
          <table:table-cell office:value-type="string">
            <text:p>grignoter sain avec cdVet</text:p>
          </table:table-cell>
        </table:table-row>
        <table:table-row table:style-name="ro1">
          <table:table-cell office:value-type="float" office:value="4595">
            <text:p>4595</text:p>
          </table:table-cell>
          <table:table-cell office:value-type="float" office:value="4593">
            <text:p>4593</text:p>
          </table:table-cell>
          <table:table-cell office:value-type="string">
            <text:p>viande hachée</text:p>
          </table:table-cell>
          <table:table-cell office:value-type="float" office:value="1">
            <text:p>1</text:p>
          </table:table-cell>
          <table:table-cell office:value-type="string">
            <text:p>viande hachée</text:p>
          </table:table-cell>
        </table:table-row>
        <table:table-row table:style-name="ro1">
          <table:table-cell office:value-type="float" office:value="4598">
            <text:p>4598</text:p>
          </table:table-cell>
          <table:table-cell office:value-type="float" office:value="4597">
            <text:p>4597</text:p>
          </table:table-cell>
          <table:table-cell office:value-type="string">
            <text:p>grignoter sain avec cdVet</text:p>
          </table:table-cell>
          <table:table-cell office:value-type="float" office:value="1">
            <text:p>1</text:p>
          </table:table-cell>
          <table:table-cell office:value-type="string">
            <text:p>grignoter sain avec cdVet</text:p>
          </table:table-cell>
        </table:table-row>
        <table:table-row table:style-name="ro1">
          <table:table-cell office:value-type="float" office:value="4599">
            <text:p>4599</text:p>
          </table:table-cell>
          <table:table-cell office:value-type="float" office:value="4597">
            <text:p>4597</text:p>
          </table:table-cell>
          <table:table-cell office:value-type="string">
            <text:p>balles d'herbes</text:p>
          </table:table-cell>
          <table:table-cell office:value-type="float" office:value="2">
            <text:p>2</text:p>
          </table:table-cell>
          <table:table-cell office:value-type="string">
            <text:p>balles d'herbes</text:p>
          </table:table-cell>
        </table:table-row>
        <table:table-row table:style-name="ro1">
          <table:table-cell office:value-type="float" office:value="4607">
            <text:p>4607</text:p>
          </table:table-cell>
          <table:table-cell office:value-type="float" office:value="4027">
            <text:p>4027</text:p>
          </table:table-cell>
          <table:table-cell office:value-type="string">
            <text:p>Taon</text:p>
          </table:table-cell>
          <table:table-cell office:value-type="float" office:value="3">
            <text:p>3</text:p>
          </table:table-cell>
          <table:table-cell office:value-type="string">
            <text:p>Taon</text:p>
          </table:table-cell>
        </table:table-row>
        <table:table-row table:style-name="ro1">
          <table:table-cell office:value-type="float" office:value="4608">
            <text:p>4608</text:p>
          </table:table-cell>
          <table:table-cell office:value-type="float" office:value="4027">
            <text:p>4027</text:p>
          </table:table-cell>
          <table:table-cell office:value-type="string">
            <text:p>traitment d'entourage</text:p>
          </table:table-cell>
          <table:table-cell office:value-type="float" office:value="4">
            <text:p>4</text:p>
          </table:table-cell>
          <table:table-cell office:value-type="string">
            <text:p>traitment d'entourage</text:p>
          </table:table-cell>
        </table:table-row>
        <table:table-row table:style-name="ro1">
          <table:table-cell office:value-type="float" office:value="4616">
            <text:p>4616</text:p>
          </table:table-cell>
          <table:table-cell office:value-type="float" office:value="4655">
            <text:p>4655</text:p>
          </table:table-cell>
          <table:table-cell office:value-type="string">
            <text:p>sabots</text:p>
          </table:table-cell>
          <table:table-cell office:value-type="float" office:value="11">
            <text:p>11</text:p>
          </table:table-cell>
          <table:table-cell office:value-type="string">
            <text:p>sabots</text:p>
          </table:table-cell>
        </table:table-row>
        <table:table-row table:style-name="ro1">
          <table:table-cell office:value-type="float" office:value="4621">
            <text:p>4621</text:p>
          </table:table-cell>
          <table:table-cell office:value-type="float" office:value="4218">
            <text:p>4218</text:p>
          </table:table-cell>
          <table:table-cell office:value-type="string">
            <text:p>Foie/Reins épuration</text:p>
          </table:table-cell>
          <table:table-cell office:value-type="float" office:value="1">
            <text:p>1</text:p>
          </table:table-cell>
          <table:table-cell office:value-type="string">
            <text:p>Foie/Reins épuration</text:p>
          </table:table-cell>
        </table:table-row>
        <table:table-row table:style-name="ro1">
          <table:table-cell office:value-type="float" office:value="4625">
            <text:p>4625</text:p>
          </table:table-cell>
          <table:table-cell office:value-type="float" office:value="4655">
            <text:p>4655</text:p>
          </table:table-cell>
          <table:table-cell office:value-type="string">
            <text:p>turnoi/performance</text:p>
          </table:table-cell>
          <table:table-cell office:value-type="float" office:value="13">
            <text:p>13</text:p>
          </table:table-cell>
          <table:table-cell office:value-type="string">
            <text:p>turnoi/performance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4655">
            <text:p>4655</text:p>
          </table:table-cell>
          <table:table-cell office:value-type="string">
            <text:p>estomac/intestin</text:p>
          </table:table-cell>
          <table:table-cell office:value-type="float" office:value="4">
            <text:p>4</text:p>
          </table:table-cell>
          <table:table-cell office:value-type="string">
            <text:p>estomac/intestin</text:p>
          </table:table-cell>
        </table:table-row>
        <table:table-row table:style-name="ro1">
          <table:table-cell office:value-type="float" office:value="4643">
            <text:p>4643</text:p>
          </table:table-cell>
          <table:table-cell office:value-type="float" office:value="4725">
            <text:p>4725</text:p>
          </table:table-cell>
          <table:table-cell office:value-type="string">
            <text:p>Désinfection</text:p>
          </table:table-cell>
          <table:table-cell office:value-type="float" office:value="1">
            <text:p>1</text:p>
          </table:table-cell>
          <table:table-cell office:value-type="string">
            <text:p>Désinfection</text:p>
          </table:table-cell>
        </table:table-row>
        <table:table-row table:style-name="ro1">
          <table:table-cell office:value-type="float" office:value="4644">
            <text:p>4644</text:p>
          </table:table-cell>
          <table:table-cell office:value-type="float" office:value="4725">
            <text:p>4725</text:p>
          </table:table-cell>
          <table:table-cell office:value-type="string">
            <text:p>Purification</text:p>
          </table:table-cell>
          <table:table-cell office:value-type="float" office:value="6">
            <text:p>6</text:p>
          </table:table-cell>
          <table:table-cell office:value-type="string">
            <text:p>Purification</text:p>
          </table:table-cell>
        </table:table-row>
        <table:table-row table:style-name="ro1">
          <table:table-cell office:value-type="float" office:value="4645">
            <text:p>4645</text:p>
          </table:table-cell>
          <table:table-cell office:value-type="float" office:value="4725">
            <text:p>4725</text:p>
          </table:table-cell>
          <table:table-cell office:value-type="string">
            <text:p>Hygiène pour lits</text:p>
          </table:table-cell>
          <table:table-cell office:value-type="float" office:value="3">
            <text:p>3</text:p>
          </table:table-cell>
          <table:table-cell office:value-type="string">
            <text:p>Hygiène pour lits</text:p>
          </table:table-cell>
        </table:table-row>
        <table:table-row table:style-name="ro1">
          <table:table-cell office:value-type="float" office:value="4646">
            <text:p>4646</text:p>
          </table:table-cell>
          <table:table-cell office:value-type="float" office:value="4725">
            <text:p>4725</text:p>
          </table:table-cell>
          <table:table-cell office:value-type="string">
            <text:p>Hiver/ Heure d'hiver</text:p>
          </table:table-cell>
          <table:table-cell office:value-type="float" office:value="2">
            <text:p>2</text:p>
          </table:table-cell>
          <table:table-cell office:value-type="string">
            <text:p>Hiver/ Heure d'hiver</text:p>
          </table:table-cell>
        </table:table-row>
        <table:table-row table:style-name="ro1">
          <table:table-cell office:value-type="float" office:value="4647">
            <text:p>4647</text:p>
          </table:table-cell>
          <table:table-cell office:value-type="float" office:value="4725">
            <text:p>4725</text:p>
          </table:table-cell>
          <table:table-cell office:value-type="string">
            <text:p>Aider pour ménage</text:p>
          </table:table-cell>
          <table:table-cell office:value-type="float" office:value="0">
            <text:p>0</text:p>
          </table:table-cell>
          <table:table-cell office:value-type="string">
            <text:p>Aider pour ménage</text:p>
          </table:table-cell>
        </table:table-row>
        <table:table-row table:style-name="ro1">
          <table:table-cell office:value-type="float" office:value="4648">
            <text:p>4648</text:p>
          </table:table-cell>
          <table:table-cell office:value-type="float" office:value="4120">
            <text:p>4120</text:p>
          </table:table-cell>
          <table:table-cell office:value-type="string">
            <text:p>farine d'algues marines</text:p>
          </table:table-cell>
          <table:table-cell office:value-type="float" office:value="46">
            <text:p>46</text:p>
          </table:table-cell>
          <table:table-cell office:value-type="string">
            <text:p>farine d'algues marines</text:p>
          </table:table-cell>
        </table:table-row>
        <table:table-row table:style-name="ro1">
          <table:table-cell office:value-type="float" office:value="4649">
            <text:p>4649</text:p>
          </table:table-cell>
          <table:table-cell office:value-type="float" office:value="4120">
            <text:p>4120</text:p>
          </table:table-cell>
          <table:table-cell office:value-type="string">
            <text:p>le colostrum</text:p>
          </table:table-cell>
          <table:table-cell office:value-type="float" office:value="88">
            <text:p>88</text:p>
          </table:table-cell>
          <table:table-cell office:value-type="string">
            <text:p>le colostrum</text:p>
          </table:table-cell>
        </table:table-row>
        <table:table-row table:style-name="ro1">
          <table:table-cell office:value-type="float" office:value="4675">
            <text:p>4675</text:p>
          </table:table-cell>
          <table:table-cell office:value-type="float" office:value="4827">
            <text:p>4827</text:p>
          </table:table-cell>
          <table:table-cell office:value-type="string">
            <text:p>PetGelato</text:p>
          </table:table-cell>
          <table:table-cell office:value-type="float" office:value="2">
            <text:p>2</text:p>
          </table:table-cell>
          <table:table-cell office:value-type="string">
            <text:p>PetGelato</text:p>
          </table:table-cell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4880">
            <text:p>4880</text:p>
          </table:table-cell>
          <table:table-cell office:value-type="string">
            <text:p>PetGelato</text:p>
          </table:table-cell>
          <table:table-cell office:value-type="float" office:value="1">
            <text:p>1</text:p>
          </table:table-cell>
          <table:table-cell office:value-type="string">
            <text:p>PetGelato</text:p>
          </table:table-cell>
        </table:table-row>
        <table:table-row table:style-name="ro1">
          <table:table-cell office:value-type="float" office:value="4677">
            <text:p>4677</text:p>
          </table:table-cell>
          <table:table-cell office:value-type="float" office:value="4038">
            <text:p>4038</text:p>
          </table:table-cell>
          <table:table-cell office:value-type="string">
            <text:p>PetGelato</text:p>
          </table:table-cell>
          <table:table-cell office:value-type="float" office:value="4">
            <text:p>4</text:p>
          </table:table-cell>
          <table:table-cell office:value-type="string">
            <text:p>PetGelato</text:p>
          </table:table-cell>
        </table:table-row>
        <table:table-row table:style-name="ro1">
          <table:table-cell office:value-type="float" office:value="4701">
            <text:p>4701</text:p>
          </table:table-cell>
          <table:table-cell office:value-type="float" office:value="4024">
            <text:p>4024</text:p>
          </table:table-cell>
          <table:table-cell office:value-type="string">
            <text:p>l'hygiène des dents et du lisier</text:p>
          </table:table-cell>
          <table:table-cell office:value-type="float" office:value="7">
            <text:p>7</text:p>
          </table:table-cell>
          <table:table-cell office:value-type="string">
            <text:p>l'hygiène des dents et du lisier</text:p>
          </table:table-cell>
        </table:table-row>
        <table:table-row table:style-name="ro1">
          <table:table-cell office:value-type="float" office:value="4702">
            <text:p>4702</text:p>
          </table:table-cell>
          <table:table-cell office:value-type="float" office:value="4024">
            <text:p>4024</text:p>
          </table:table-cell>
          <table:table-cell office:value-type="string">
            <text:p>les oreilles</text:p>
          </table:table-cell>
          <table:table-cell office:value-type="float" office:value="8">
            <text:p>8</text:p>
          </table:table-cell>
          <table:table-cell office:value-type="string">
            <text:p>les oreilles</text:p>
          </table:table-cell>
        </table:table-row>
        <table:table-row table:style-name="ro1">
          <table:table-cell office:value-type="float" office:value="4703">
            <text:p>4703</text:p>
          </table:table-cell>
          <table:table-cell office:value-type="float" office:value="4439">
            <text:p>4439</text:p>
          </table:table-cell>
          <table:table-cell office:value-type="string">
            <text:p>performance</text:p>
          </table:table-cell>
          <table:table-cell office:value-type="float" office:value="0">
            <text:p>0</text:p>
          </table:table-cell>
          <table:table-cell office:value-type="string">
            <text:p>performance</text:p>
          </table:table-cell>
        </table:table-row>
        <table:table-row table:style-name="ro1">
          <table:table-cell office:value-type="float" office:value="4707">
            <text:p>4707</text:p>
          </table:table-cell>
          <table:table-cell office:value-type="float" office:value="4597">
            <text:p>4597</text:p>
          </table:table-cell>
          <table:table-cell office:value-type="string">
            <text:p>des balles de respiration en forme</text:p>
          </table:table-cell>
          <table:table-cell office:value-type="float" office:value="3">
            <text:p>3</text:p>
          </table:table-cell>
          <table:table-cell office:value-type="string">
            <text:p>des balles de respiration en forme</text:p>
          </table:table-cell>
        </table:table-row>
        <table:table-row table:style-name="ro1">
          <table:table-cell office:value-type="float" office:value="4723">
            <text:p>4723</text:p>
          </table:table-cell>
          <table:table-cell office:value-type="float" office:value="4827">
            <text:p>4827</text:p>
          </table:table-cell>
          <table:table-cell office:value-type="string">
            <text:p>des articles mâchant</text:p>
          </table:table-cell>
          <table:table-cell office:value-type="float" office:value="0">
            <text:p>0</text:p>
          </table:table-cell>
          <table:table-cell office:value-type="string">
            <text:p>des articles mâchant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4725">
            <text:p>4725</text:p>
          </table:table-cell>
          <table:table-cell office:value-type="string">
            <text:p>Odeurs</text:p>
          </table:table-cell>
          <table:table-cell office:value-type="float" office:value="5">
            <text:p>5</text:p>
          </table:table-cell>
          <table:table-cell office:value-type="string">
            <text:p>Odeurs</text:p>
          </table:table-cell>
        </table:table-row>
        <table:table-row table:style-name="ro1">
          <table:table-cell office:value-type="float" office:value="4730">
            <text:p>4730</text:p>
          </table:table-cell>
          <table:table-cell office:value-type="float" office:value="4625">
            <text:p>4625</text:p>
          </table:table-cell>
          <table:table-cell office:value-type="string">
            <text:p>dopage oui ou non</text:p>
          </table:table-cell>
          <table:table-cell office:value-type="float" office:value="1">
            <text:p>1</text:p>
          </table:table-cell>
          <table:table-cell office:value-type="string">
            <text:p>dopage oui ou non</text:p>
          </table:table-cell>
        </table:table-row>
        <table:table-row table:style-name="ro1">
          <table:table-cell office:value-type="float" office:value="4731">
            <text:p>4731</text:p>
          </table:table-cell>
          <table:table-cell office:value-type="float" office:value="4729">
            <text:p>4729</text:p>
          </table:table-cell>
          <table:table-cell office:value-type="string">
            <text:p>DosArom</text:p>
          </table:table-cell>
          <table:table-cell office:value-type="float" office:value="0">
            <text:p>0</text:p>
          </table:table-cell>
          <table:table-cell office:value-type="string">
            <text:p>DosArom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4435">
            <text:p>4435</text:p>
          </table:table-cell>
          <table:table-cell office:value-type="string">
            <text:p>vaporiser</text:p>
          </table:table-cell>
          <table:table-cell office:value-type="float" office:value="1">
            <text:p>1</text:p>
          </table:table-cell>
          <table:table-cell office:value-type="string">
            <text:p>vaporiser</text:p>
          </table:table-cell>
        </table:table-row>
        <table:table-row table:style-name="ro1">
          <table:table-cell office:value-type="float" office:value="4733">
            <text:p>4733</text:p>
          </table:table-cell>
          <table:table-cell office:value-type="float" office:value="4435">
            <text:p>4435</text:p>
          </table:table-cell>
          <table:table-cell office:value-type="string">
            <text:p>frictionner</text:p>
          </table:table-cell>
          <table:table-cell office:value-type="float" office:value="2">
            <text:p>2</text:p>
          </table:table-cell>
          <table:table-cell office:value-type="string">
            <text:p>frictionner</text:p>
          </table:table-cell>
        </table:table-row>
        <table:table-row table:style-name="ro1">
          <table:table-cell office:value-type="float" office:value="4734">
            <text:p>4734</text:p>
          </table:table-cell>
          <table:table-cell office:value-type="float" office:value="4435">
            <text:p>4435</text:p>
          </table:table-cell>
          <table:table-cell office:value-type="string">
            <text:p>alimentation</text:p>
          </table:table-cell>
          <table:table-cell office:value-type="float" office:value="3">
            <text:p>3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735">
            <text:p>4735</text:p>
          </table:table-cell>
          <table:table-cell office:value-type="float" office:value="4440">
            <text:p>4440</text:p>
          </table:table-cell>
          <table:table-cell office:value-type="string">
            <text:p>individuelle soins</text:p>
          </table:table-cell>
          <table:table-cell office:value-type="float" office:value="0">
            <text:p>0</text:p>
          </table:table-cell>
          <table:table-cell office:value-type="string">
            <text:p>individuelle soins</text:p>
          </table:table-cell>
        </table:table-row>
        <table:table-row table:style-name="ro1">
          <table:table-cell office:value-type="float" office:value="4736">
            <text:p>4736</text:p>
          </table:table-cell>
          <table:table-cell office:value-type="float" office:value="4440">
            <text:p>4440</text:p>
          </table:table-cell>
          <table:table-cell office:value-type="string">
            <text:p>l'hygiène de stable</text:p>
          </table:table-cell>
          <table:table-cell office:value-type="float" office:value="1">
            <text:p>1</text:p>
          </table:table-cell>
          <table:table-cell office:value-type="string">
            <text:p>l'hygiène de stable</text:p>
          </table:table-cell>
        </table:table-row>
        <table:table-row table:style-name="ro1">
          <table:table-cell office:value-type="float" office:value="4737">
            <text:p>4737</text:p>
          </table:table-cell>
          <table:table-cell office:value-type="float" office:value="4440">
            <text:p>4440</text:p>
          </table:table-cell>
          <table:table-cell office:value-type="string">
            <text:p>affourager</text:p>
          </table:table-cell>
          <table:table-cell office:value-type="float" office:value="2">
            <text:p>2</text:p>
          </table:table-cell>
          <table:table-cell office:value-type="string">
            <text:p>affourager</text:p>
          </table:table-cell>
        </table:table-row>
        <table:table-row table:style-name="ro1">
          <table:table-cell office:value-type="float" office:value="4738">
            <text:p>4738</text:p>
          </table:table-cell>
          <table:table-cell office:value-type="float" office:value="4445">
            <text:p>4445</text:p>
          </table:table-cell>
          <table:table-cell office:value-type="string">
            <text:p>nettoyage</text:p>
          </table:table-cell>
          <table:table-cell office:value-type="float" office:value="0">
            <text:p>0</text:p>
          </table:table-cell>
          <table:table-cell office:value-type="string">
            <text:p>nettoyage</text:p>
          </table:table-cell>
        </table:table-row>
        <table:table-row table:style-name="ro1">
          <table:table-cell office:value-type="float" office:value="4739">
            <text:p>4739</text:p>
          </table:table-cell>
          <table:table-cell office:value-type="float" office:value="4445">
            <text:p>4445</text:p>
          </table:table-cell>
          <table:table-cell office:value-type="string">
            <text:p>étable traitement</text:p>
          </table:table-cell>
          <table:table-cell office:value-type="float" office:value="1">
            <text:p>1</text:p>
          </table:table-cell>
          <table:table-cell office:value-type="string">
            <text:p>étable traitement</text:p>
          </table:table-cell>
        </table:table-row>
        <table:table-row table:style-name="ro1">
          <table:table-cell office:value-type="float" office:value="4740">
            <text:p>4740</text:p>
          </table:table-cell>
          <table:table-cell office:value-type="float" office:value="4445">
            <text:p>4445</text:p>
          </table:table-cell>
          <table:table-cell office:value-type="string">
            <text:p>pulvériser</text:p>
          </table:table-cell>
          <table:table-cell office:value-type="float" office:value="2">
            <text:p>2</text:p>
          </table:table-cell>
          <table:table-cell office:value-type="string">
            <text:p>pulvériser</text:p>
          </table:table-cell>
        </table:table-row>
        <table:table-row table:style-name="ro1">
          <table:table-cell office:value-type="float" office:value="4741">
            <text:p>4741</text:p>
          </table:table-cell>
          <table:table-cell office:value-type="float" office:value="4445">
            <text:p>4445</text:p>
          </table:table-cell>
          <table:table-cell office:value-type="string">
            <text:p>défense contre les insectes</text:p>
          </table:table-cell>
          <table:table-cell office:value-type="float" office:value="3">
            <text:p>3</text:p>
          </table:table-cell>
          <table:table-cell office:value-type="string">
            <text:p>défense contre les insectes</text:p>
          </table:table-cell>
        </table:table-row>
        <table:table-row table:style-name="ro1">
          <table:table-cell office:value-type="float" office:value="4742">
            <text:p>4742</text:p>
          </table:table-cell>
          <table:table-cell office:value-type="float" office:value="4448">
            <text:p>4448</text:p>
          </table:table-cell>
          <table:table-cell office:value-type="string">
            <text:p>lait</text:p>
          </table:table-cell>
          <table:table-cell office:value-type="float" office:value="0">
            <text:p>0</text:p>
          </table:table-cell>
          <table:table-cell office:value-type="string">
            <text:p>lait</text:p>
          </table:table-cell>
        </table:table-row>
        <table:table-row table:style-name="ro1">
          <table:table-cell office:value-type="float" office:value="4743">
            <text:p>4743</text:p>
          </table:table-cell>
          <table:table-cell office:value-type="float" office:value="4742">
            <text:p>4742</text:p>
          </table:table-cell>
          <table:table-cell office:value-type="string">
            <text:p>ètablier une sain flore intestinale</text:p>
          </table:table-cell>
          <table:table-cell office:value-type="float" office:value="0">
            <text:p>0</text:p>
          </table:table-cell>
          <table:table-cell office:value-type="string">
            <text:p>ètablier une sain flore intestinale</text:p>
          </table:table-cell>
        </table:table-row>
        <table:table-row table:style-name="ro1">
          <table:table-cell office:value-type="float" office:value="4744">
            <text:p>4744</text:p>
          </table:table-cell>
          <table:table-cell office:value-type="float" office:value="4742">
            <text:p>4742</text:p>
          </table:table-cell>
          <table:table-cell office:value-type="string">
            <text:p>stabiliser une flore intestinale</text:p>
          </table:table-cell>
          <table:table-cell office:value-type="float" office:value="1">
            <text:p>1</text:p>
          </table:table-cell>
          <table:table-cell office:value-type="string">
            <text:p>stabiliser une flore intestinale</text:p>
          </table:table-cell>
        </table:table-row>
        <table:table-row table:style-name="ro1">
          <table:table-cell office:value-type="float" office:value="4745">
            <text:p>4745</text:p>
          </table:table-cell>
          <table:table-cell office:value-type="float" office:value="4742">
            <text:p>4742</text:p>
          </table:table-cell>
          <table:table-cell office:value-type="string">
            <text:p>activer une flore intestinale</text:p>
          </table:table-cell>
          <table:table-cell office:value-type="float" office:value="2">
            <text:p>2</text:p>
          </table:table-cell>
          <table:table-cell office:value-type="string">
            <text:p>activer une flore intestinale</text:p>
          </table:table-cell>
        </table:table-row>
        <table:table-row table:style-name="ro1">
          <table:table-cell office:value-type="float" office:value="4746">
            <text:p>4746</text:p>
          </table:table-cell>
          <table:table-cell office:value-type="float" office:value="4448">
            <text:p>4448</text:p>
          </table:table-cell>
          <table:table-cell office:value-type="string">
            <text:p>nourriture/ lait <text:s/>en poudre</text:p>
          </table:table-cell>
          <table:table-cell office:value-type="float" office:value="1">
            <text:p>1</text:p>
          </table:table-cell>
          <table:table-cell office:value-type="string">
            <text:p>nourriture/ lait <text:s/>en poudre</text:p>
          </table:table-cell>
        </table:table-row>
        <table:table-row table:style-name="ro1">
          <table:table-cell office:value-type="float" office:value="4747">
            <text:p>4747</text:p>
          </table:table-cell>
          <table:table-cell office:value-type="float" office:value="4746">
            <text:p>4746</text:p>
          </table:table-cell>
          <table:table-cell office:value-type="string">
            <text:p>ètablier une sain flore intestinale</text:p>
          </table:table-cell>
          <table:table-cell office:value-type="float" office:value="0">
            <text:p>0</text:p>
          </table:table-cell>
          <table:table-cell office:value-type="string">
            <text:p>ètablier une sain flore intestinale</text:p>
          </table:table-cell>
        </table:table-row>
        <table:table-row table:style-name="ro1">
          <table:table-cell office:value-type="float" office:value="4748">
            <text:p>4748</text:p>
          </table:table-cell>
          <table:table-cell office:value-type="float" office:value="4746">
            <text:p>4746</text:p>
          </table:table-cell>
          <table:table-cell office:value-type="string">
            <text:p>mélange de stable</text:p>
          </table:table-cell>
          <table:table-cell office:value-type="float" office:value="1">
            <text:p>1</text:p>
          </table:table-cell>
          <table:table-cell office:value-type="string">
            <text:p>mélange de stable</text:p>
          </table:table-cell>
        </table:table-row>
        <table:table-row table:style-name="ro1">
          <table:table-cell office:value-type="float" office:value="4749">
            <text:p>4749</text:p>
          </table:table-cell>
          <table:table-cell office:value-type="float" office:value="4449">
            <text:p>4449</text:p>
          </table:table-cell>
          <table:table-cell office:value-type="string">
            <text:p>lait</text:p>
          </table:table-cell>
          <table:table-cell office:value-type="float" office:value="0">
            <text:p>0</text:p>
          </table:table-cell>
          <table:table-cell office:value-type="string">
            <text:p>lait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4449">
            <text:p>4449</text:p>
          </table:table-cell>
          <table:table-cell office:value-type="string">
            <text:p>nourriture/ lait <text:s/>en poudre</text:p>
          </table:table-cell>
          <table:table-cell office:value-type="float" office:value="1">
            <text:p>1</text:p>
          </table:table-cell>
          <table:table-cell office:value-type="string">
            <text:p>nourriture/ lait <text:s/>en poudre</text:p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449">
            <text:p>4449</text:p>
          </table:table-cell>
          <table:table-cell office:value-type="string">
            <text:p>air im étable</text:p>
          </table:table-cell>
          <table:table-cell office:value-type="float" office:value="2">
            <text:p>2</text:p>
          </table:table-cell>
          <table:table-cell office:value-type="string">
            <text:p>air im étable</text:p>
          </table:table-cell>
        </table:table-row>
        <table:table-row table:style-name="ro1">
          <table:table-cell office:value-type="float" office:value="4754">
            <text:p>4754</text:p>
          </table:table-cell>
          <table:table-cell office:value-type="float" office:value="4550">
            <text:p>4550</text:p>
          </table:table-cell>
          <table:table-cell office:value-type="string">
            <text:p>air im étable</text:p>
          </table:table-cell>
          <table:table-cell office:value-type="float" office:value="1">
            <text:p>1</text:p>
          </table:table-cell>
          <table:table-cell office:value-type="string">
            <text:p>air im étable</text:p>
          </table:table-cell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4552">
            <text:p>4552</text:p>
          </table:table-cell>
          <table:table-cell office:value-type="string">
            <text:p>ètablier une sain flore intestinale</text:p>
          </table:table-cell>
          <table:table-cell office:value-type="float" office:value="0">
            <text:p>0</text:p>
          </table:table-cell>
          <table:table-cell office:value-type="string">
            <text:p>ètablier une sain flore intestinale</text:p>
          </table:table-cell>
        </table:table-row>
        <table:table-row table:style-name="ro1">
          <table:table-cell office:value-type="float" office:value="4756">
            <text:p>4756</text:p>
          </table:table-cell>
          <table:table-cell office:value-type="float" office:value="4552">
            <text:p>4552</text:p>
          </table:table-cell>
          <table:table-cell office:value-type="string">
            <text:p>stabiliser une flore intestinale</text:p>
          </table:table-cell>
          <table:table-cell office:value-type="float" office:value="1">
            <text:p>1</text:p>
          </table:table-cell>
          <table:table-cell office:value-type="string">
            <text:p>stabiliser une flore intestinale</text:p>
          </table:table-cell>
        </table:table-row>
        <table:table-row table:style-name="ro1">
          <table:table-cell office:value-type="float" office:value="4757">
            <text:p>4757</text:p>
          </table:table-cell>
          <table:table-cell office:value-type="float" office:value="4552">
            <text:p>4552</text:p>
          </table:table-cell>
          <table:table-cell office:value-type="string">
            <text:p>activer une flore intestinale</text:p>
          </table:table-cell>
          <table:table-cell office:value-type="float" office:value="2">
            <text:p>2</text:p>
          </table:table-cell>
          <table:table-cell office:value-type="string">
            <text:p>activer une flore intestinale</text:p>
          </table:table-cell>
        </table:table-row>
        <table:table-row table:style-name="ro1">
          <table:table-cell office:value-type="float" office:value="4759">
            <text:p>4759</text:p>
          </table:table-cell>
          <table:table-cell office:value-type="float" office:value="4432">
            <text:p>4432</text:p>
          </table:table-cell>
          <table:table-cell office:value-type="string">
            <text:p>spécial produits/ acessoires</text:p>
          </table:table-cell>
          <table:table-cell office:value-type="float" office:value="13">
            <text:p>13</text:p>
          </table:table-cell>
          <table:table-cell office:value-type="string">
            <text:p>spécial produits/ acessoires</text:p>
          </table:table-cell>
        </table:table-row>
        <table:table-row table:style-name="ro1">
          <table:table-cell office:value-type="float" office:value="4762">
            <text:p>4762</text:p>
          </table:table-cell>
          <table:table-cell office:value-type="float" office:value="4457">
            <text:p>4457</text:p>
          </table:table-cell>
          <table:table-cell office:value-type="string">
            <text:p>abreuver</text:p>
          </table:table-cell>
          <table:table-cell office:value-type="float" office:value="0">
            <text:p>0</text:p>
          </table:table-cell>
          <table:table-cell office:value-type="string">
            <text:p>abreuver</text:p>
          </table:table-cell>
        </table:table-row>
        <table:table-row table:style-name="ro1">
          <table:table-cell office:value-type="float" office:value="4763">
            <text:p>4763</text:p>
          </table:table-cell>
          <table:table-cell office:value-type="float" office:value="4457">
            <text:p>4457</text:p>
          </table:table-cell>
          <table:table-cell office:value-type="string">
            <text:p>liquide alimentation</text:p>
          </table:table-cell>
          <table:table-cell office:value-type="float" office:value="1">
            <text:p>1</text:p>
          </table:table-cell>
          <table:table-cell office:value-type="string">
            <text:p>liquide alimentation</text:p>
          </table:table-cell>
        </table:table-row>
        <table:table-row table:style-name="ro1">
          <table:table-cell office:value-type="float" office:value="4764">
            <text:p>4764</text:p>
          </table:table-cell>
          <table:table-cell office:value-type="float" office:value="4457">
            <text:p>4457</text:p>
          </table:table-cell>
          <table:table-cell office:value-type="string">
            <text:p>automatique de pâte</text:p>
          </table:table-cell>
          <table:table-cell office:value-type="float" office:value="2">
            <text:p>2</text:p>
          </table:table-cell>
          <table:table-cell office:value-type="string">
            <text:p>automatique de pâte</text:p>
          </table:table-cell>
        </table:table-row>
        <table:table-row table:style-name="ro1">
          <table:table-cell office:value-type="float" office:value="4765">
            <text:p>4765</text:p>
          </table:table-cell>
          <table:table-cell office:value-type="float" office:value="4457">
            <text:p>4457</text:p>
          </table:table-cell>
          <table:table-cell office:value-type="string">
            <text:p>sec nourriture</text:p>
          </table:table-cell>
          <table:table-cell office:value-type="float" office:value="3">
            <text:p>3</text:p>
          </table:table-cell>
          <table:table-cell office:value-type="string">
            <text:p>sec nourriture</text:p>
          </table:table-cell>
        </table:table-row>
        <table:table-row table:style-name="ro1">
          <table:table-cell office:value-type="float" office:value="4766">
            <text:p>4766</text:p>
          </table:table-cell>
          <table:table-cell office:value-type="float" office:value="4457">
            <text:p>4457</text:p>
          </table:table-cell>
          <table:table-cell office:value-type="string">
            <text:p>air im étable</text:p>
          </table:table-cell>
          <table:table-cell office:value-type="float" office:value="4">
            <text:p>4</text:p>
          </table:table-cell>
          <table:table-cell office:value-type="string">
            <text:p>air im étable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4766">
            <text:p>4766</text:p>
          </table:table-cell>
          <table:table-cell office:value-type="string">
            <text:p>pulvériser</text:p>
          </table:table-cell>
          <table:table-cell office:value-type="float" office:value="0">
            <text:p>0</text:p>
          </table:table-cell>
          <table:table-cell office:value-type="string">
            <text:p>pulvériser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office:value-type="float" office:value="4766">
            <text:p>4766</text:p>
          </table:table-cell>
          <table:table-cell office:value-type="string">
            <text:p>étable nettoyage</text:p>
          </table:table-cell>
          <table:table-cell office:value-type="float" office:value="1">
            <text:p>1</text:p>
          </table:table-cell>
          <table:table-cell office:value-type="string">
            <text:p>étable nettoyage</text:p>
          </table:table-cell>
        </table:table-row>
        <table:table-row table:style-name="ro1">
          <table:table-cell office:value-type="float" office:value="4770">
            <text:p>4770</text:p>
          </table:table-cell>
          <table:table-cell office:value-type="float" office:value="4458">
            <text:p>4458</text:p>
          </table:table-cell>
          <table:table-cell office:value-type="string">
            <text:p>nettoyage</text:p>
          </table:table-cell>
          <table:table-cell office:value-type="float" office:value="0">
            <text:p>0</text:p>
          </table:table-cell>
          <table:table-cell office:value-type="string">
            <text:p>nettoyage</text:p>
          </table:table-cell>
        </table:table-row>
        <table:table-row table:style-name="ro1">
          <table:table-cell office:value-type="float" office:value="4771">
            <text:p>4771</text:p>
          </table:table-cell>
          <table:table-cell office:value-type="float" office:value="4458">
            <text:p>4458</text:p>
          </table:table-cell>
          <table:table-cell office:value-type="string">
            <text:p>étable nettoyage</text:p>
          </table:table-cell>
          <table:table-cell office:value-type="float" office:value="1">
            <text:p>1</text:p>
          </table:table-cell>
          <table:table-cell office:value-type="string">
            <text:p>étable nettoyage</text:p>
          </table:table-cell>
        </table:table-row>
        <table:table-row table:style-name="ro1">
          <table:table-cell office:value-type="float" office:value="4772">
            <text:p>4772</text:p>
          </table:table-cell>
          <table:table-cell office:value-type="float" office:value="4458">
            <text:p>4458</text:p>
          </table:table-cell>
          <table:table-cell office:value-type="string">
            <text:p>pulvériser</text:p>
          </table:table-cell>
          <table:table-cell office:value-type="float" office:value="2">
            <text:p>2</text:p>
          </table:table-cell>
          <table:table-cell office:value-type="string">
            <text:p>pulvériser</text:p>
          </table:table-cell>
        </table:table-row>
        <table:table-row table:style-name="ro1">
          <table:table-cell office:value-type="float" office:value="4773">
            <text:p>4773</text:p>
          </table:table-cell>
          <table:table-cell office:value-type="float" office:value="4459">
            <text:p>4459</text:p>
          </table:table-cell>
          <table:table-cell office:value-type="string">
            <text:p>activer une flore intestinale</text:p>
          </table:table-cell>
          <table:table-cell office:value-type="float" office:value="0">
            <text:p>0</text:p>
          </table:table-cell>
          <table:table-cell office:value-type="string">
            <text:p>activer une flore intestinale</text:p>
          </table:table-cell>
        </table:table-row>
        <table:table-row table:style-name="ro1">
          <table:table-cell office:value-type="float" office:value="4774">
            <text:p>4774</text:p>
          </table:table-cell>
          <table:table-cell office:value-type="float" office:value="4459">
            <text:p>4459</text:p>
          </table:table-cell>
          <table:table-cell office:value-type="string">
            <text:p>ètablier une sain flore intestinale</text:p>
          </table:table-cell>
          <table:table-cell office:value-type="float" office:value="1">
            <text:p>1</text:p>
          </table:table-cell>
          <table:table-cell office:value-type="string">
            <text:p>ètablier une sain flore intestinale</text:p>
          </table:table-cell>
        </table:table-row>
        <table:table-row table:style-name="ro1">
          <table:table-cell office:value-type="float" office:value="4775">
            <text:p>4775</text:p>
          </table:table-cell>
          <table:table-cell office:value-type="float" office:value="4453">
            <text:p>4453</text:p>
          </table:table-cell>
          <table:table-cell office:value-type="string">
            <text:p>métabolisme</text:p>
          </table:table-cell>
          <table:table-cell office:value-type="float" office:value="3">
            <text:p>3</text:p>
          </table:table-cell>
          <table:table-cell office:value-type="string">
            <text:p>métabolisme</text:p>
          </table:table-cell>
        </table:table-row>
        <table:table-row table:style-name="ro1">
          <table:table-cell office:value-type="float" office:value="4776">
            <text:p>4776</text:p>
          </table:table-cell>
          <table:table-cell office:value-type="float" office:value="4461">
            <text:p>4461</text:p>
          </table:table-cell>
          <table:table-cell office:value-type="string">
            <text:p>abreuver</text:p>
          </table:table-cell>
          <table:table-cell office:value-type="float" office:value="0">
            <text:p>0</text:p>
          </table:table-cell>
          <table:table-cell office:value-type="string">
            <text:p>abreuver</text:p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4461">
            <text:p>4461</text:p>
          </table:table-cell>
          <table:table-cell office:value-type="string">
            <text:p>liquide alimentation</text:p>
          </table:table-cell>
          <table:table-cell office:value-type="float" office:value="1">
            <text:p>1</text:p>
          </table:table-cell>
          <table:table-cell office:value-type="string">
            <text:p>liquide alimentation</text:p>
          </table:table-cell>
        </table:table-row>
        <table:table-row table:style-name="ro1">
          <table:table-cell office:value-type="float" office:value="4778">
            <text:p>4778</text:p>
          </table:table-cell>
          <table:table-cell office:value-type="float" office:value="4461">
            <text:p>4461</text:p>
          </table:table-cell>
          <table:table-cell office:value-type="string">
            <text:p>automatique de pâte</text:p>
          </table:table-cell>
          <table:table-cell office:value-type="float" office:value="2">
            <text:p>2</text:p>
          </table:table-cell>
          <table:table-cell office:value-type="string">
            <text:p>automatique de pâte</text:p>
          </table:table-cell>
        </table:table-row>
        <table:table-row table:style-name="ro1">
          <table:table-cell office:value-type="float" office:value="4779">
            <text:p>4779</text:p>
          </table:table-cell>
          <table:table-cell office:value-type="float" office:value="4461">
            <text:p>4461</text:p>
          </table:table-cell>
          <table:table-cell office:value-type="string">
            <text:p>sec nourriture</text:p>
          </table:table-cell>
          <table:table-cell office:value-type="float" office:value="3">
            <text:p>3</text:p>
          </table:table-cell>
          <table:table-cell office:value-type="string">
            <text:p>sec nourriture</text:p>
          </table:table-cell>
        </table:table-row>
        <table:table-row table:style-name="ro1">
          <table:table-cell office:value-type="float" office:value="4780">
            <text:p>4780</text:p>
          </table:table-cell>
          <table:table-cell office:value-type="float" office:value="4461">
            <text:p>4461</text:p>
          </table:table-cell>
          <table:table-cell office:value-type="string">
            <text:p>air im étable</text:p>
          </table:table-cell>
          <table:table-cell office:value-type="float" office:value="4">
            <text:p>4</text:p>
          </table:table-cell>
          <table:table-cell office:value-type="string">
            <text:p>air im étable</text:p>
          </table:table-cell>
        </table:table-row>
        <table:table-row table:style-name="ro1">
          <table:table-cell office:value-type="float" office:value="4781">
            <text:p>4781</text:p>
          </table:table-cell>
          <table:table-cell office:value-type="float" office:value="4780">
            <text:p>4780</text:p>
          </table:table-cell>
          <table:table-cell office:value-type="string">
            <text:p>pulvériser</text:p>
          </table:table-cell>
          <table:table-cell office:value-type="float" office:value="0">
            <text:p>0</text:p>
          </table:table-cell>
          <table:table-cell office:value-type="string">
            <text:p>pulvériser</text:p>
          </table:table-cell>
        </table:table-row>
        <table:table-row table:style-name="ro1">
          <table:table-cell office:value-type="float" office:value="4782">
            <text:p>4782</text:p>
          </table:table-cell>
          <table:table-cell office:value-type="float" office:value="4780">
            <text:p>4780</text:p>
          </table:table-cell>
          <table:table-cell office:value-type="string">
            <text:p>étable nettoyage</text:p>
          </table:table-cell>
          <table:table-cell office:value-type="float" office:value="1">
            <text:p>1</text:p>
          </table:table-cell>
          <table:table-cell office:value-type="string">
            <text:p>étable nettoyage</text:p>
          </table:table-cell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4462">
            <text:p>4462</text:p>
          </table:table-cell>
          <table:table-cell office:value-type="string">
            <text:p>activer une flore intestinale</text:p>
          </table:table-cell>
          <table:table-cell office:value-type="float" office:value="0">
            <text:p>0</text:p>
          </table:table-cell>
          <table:table-cell office:value-type="string">
            <text:p>activer une flore intestinale</text:p>
          </table:table-cell>
        </table:table-row>
        <table:table-row table:style-name="ro1">
          <table:table-cell office:value-type="float" office:value="4784">
            <text:p>4784</text:p>
          </table:table-cell>
          <table:table-cell office:value-type="float" office:value="4462">
            <text:p>4462</text:p>
          </table:table-cell>
          <table:table-cell office:value-type="string">
            <text:p>ètablier une sain flore intestinale</text:p>
          </table:table-cell>
          <table:table-cell office:value-type="float" office:value="1">
            <text:p>1</text:p>
          </table:table-cell>
          <table:table-cell office:value-type="string">
            <text:p>ètablier une sain flore intestinale</text:p>
          </table:table-cell>
        </table:table-row>
        <table:table-row table:style-name="ro1">
          <table:table-cell office:value-type="float" office:value="4785">
            <text:p>4785</text:p>
          </table:table-cell>
          <table:table-cell office:value-type="float" office:value="4462">
            <text:p>4462</text:p>
          </table:table-cell>
          <table:table-cell office:value-type="string">
            <text:p>mélange de stable</text:p>
          </table:table-cell>
          <table:table-cell office:value-type="float" office:value="2">
            <text:p>2</text:p>
          </table:table-cell>
          <table:table-cell office:value-type="string">
            <text:p>mélange de stable</text:p>
          </table:table-cell>
        </table:table-row>
        <table:table-row table:style-name="ro1">
          <table:table-cell office:value-type="float" office:value="4786">
            <text:p>4786</text:p>
          </table:table-cell>
          <table:table-cell office:value-type="float" office:value="4460">
            <text:p>4460</text:p>
          </table:table-cell>
          <table:table-cell office:value-type="string">
            <text:p>mélange de stable</text:p>
          </table:table-cell>
          <table:table-cell office:value-type="float" office:value="2">
            <text:p>2</text:p>
          </table:table-cell>
          <table:table-cell office:value-type="string">
            <text:p>mélange de stable</text:p>
          </table:table-cell>
        </table:table-row>
        <table:table-row table:style-name="ro1">
          <table:table-cell office:value-type="float" office:value="4787">
            <text:p>4787</text:p>
          </table:table-cell>
          <table:table-cell office:value-type="float" office:value="4460">
            <text:p>4460</text:p>
          </table:table-cell>
          <table:table-cell office:value-type="string">
            <text:p>métabolisme</text:p>
          </table:table-cell>
          <table:table-cell office:value-type="float" office:value="3">
            <text:p>3</text:p>
          </table:table-cell>
          <table:table-cell office:value-type="string">
            <text:p>métabolisme</text:p>
          </table:table-cell>
        </table:table-row>
        <table:table-row table:style-name="ro1">
          <table:table-cell office:value-type="float" office:value="4788">
            <text:p>4788</text:p>
          </table:table-cell>
          <table:table-cell office:value-type="float" office:value="4466">
            <text:p>4466</text:p>
          </table:table-cell>
          <table:table-cell office:value-type="string">
            <text:p>abreuver</text:p>
          </table:table-cell>
          <table:table-cell office:value-type="float" office:value="0">
            <text:p>0</text:p>
          </table:table-cell>
          <table:table-cell office:value-type="string">
            <text:p>abreuver</text:p>
          </table:table-cell>
        </table:table-row>
        <table:table-row table:style-name="ro1">
          <table:table-cell office:value-type="float" office:value="4789">
            <text:p>4789</text:p>
          </table:table-cell>
          <table:table-cell office:value-type="float" office:value="4466">
            <text:p>4466</text:p>
          </table:table-cell>
          <table:table-cell office:value-type="string">
            <text:p>liquide alimentation</text:p>
          </table:table-cell>
          <table:table-cell office:value-type="float" office:value="1">
            <text:p>1</text:p>
          </table:table-cell>
          <table:table-cell office:value-type="string">
            <text:p>liquide alimentation</text:p>
          </table:table-cell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4466">
            <text:p>4466</text:p>
          </table:table-cell>
          <table:table-cell office:value-type="string">
            <text:p>automatique de pâte</text:p>
          </table:table-cell>
          <table:table-cell office:value-type="float" office:value="2">
            <text:p>2</text:p>
          </table:table-cell>
          <table:table-cell office:value-type="string">
            <text:p>automatique de pâte</text:p>
          </table:table-cell>
        </table:table-row>
        <table:table-row table:style-name="ro1">
          <table:table-cell office:value-type="float" office:value="4791">
            <text:p>4791</text:p>
          </table:table-cell>
          <table:table-cell office:value-type="float" office:value="4466">
            <text:p>4466</text:p>
          </table:table-cell>
          <table:table-cell office:value-type="string">
            <text:p>sec nourriture</text:p>
          </table:table-cell>
          <table:table-cell office:value-type="float" office:value="3">
            <text:p>3</text:p>
          </table:table-cell>
          <table:table-cell office:value-type="string">
            <text:p>sec nourriture</text:p>
          </table:table-cell>
        </table:table-row>
        <table:table-row table:style-name="ro1">
          <table:table-cell office:value-type="float" office:value="4792">
            <text:p>4792</text:p>
          </table:table-cell>
          <table:table-cell office:value-type="float" office:value="4742">
            <text:p>4742</text:p>
          </table:table-cell>
          <table:table-cell office:value-type="string">
            <text:p>air im étable</text:p>
          </table:table-cell>
          <table:table-cell office:value-type="float" office:value="3">
            <text:p>3</text:p>
          </table:table-cell>
          <table:table-cell office:value-type="string">
            <text:p>air im étable</text:p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4792">
            <text:p>4792</text:p>
          </table:table-cell>
          <table:table-cell office:value-type="string">
            <text:p>pulvériser</text:p>
          </table:table-cell>
          <table:table-cell office:value-type="float" office:value="0">
            <text:p>0</text:p>
          </table:table-cell>
          <table:table-cell office:value-type="string">
            <text:p>pulvériser</text:p>
          </table:table-cell>
        </table:table-row>
        <table:table-row table:style-name="ro1">
          <table:table-cell office:value-type="float" office:value="4794">
            <text:p>4794</text:p>
          </table:table-cell>
          <table:table-cell office:value-type="float" office:value="4792">
            <text:p>4792</text:p>
          </table:table-cell>
          <table:table-cell office:value-type="string">
            <text:p>étable nettoyage</text:p>
          </table:table-cell>
          <table:table-cell office:value-type="float" office:value="1">
            <text:p>1</text:p>
          </table:table-cell>
          <table:table-cell office:value-type="string">
            <text:p>étable nettoyage</text:p>
          </table:table-cell>
        </table:table-row>
        <table:table-row table:style-name="ro1">
          <table:table-cell office:value-type="float" office:value="4795">
            <text:p>4795</text:p>
          </table:table-cell>
          <table:table-cell office:value-type="float" office:value="4468">
            <text:p>4468</text:p>
          </table:table-cell>
          <table:table-cell office:value-type="string">
            <text:p>activer une flore intestinale</text:p>
          </table:table-cell>
          <table:table-cell office:value-type="float" office:value="0">
            <text:p>0</text:p>
          </table:table-cell>
          <table:table-cell office:value-type="string">
            <text:p>activer une flore intestinale</text:p>
          </table:table-cell>
        </table:table-row>
        <table:table-row table:style-name="ro1">
          <table:table-cell office:value-type="float" office:value="4796">
            <text:p>4796</text:p>
          </table:table-cell>
          <table:table-cell office:value-type="float" office:value="4468">
            <text:p>4468</text:p>
          </table:table-cell>
          <table:table-cell office:value-type="string">
            <text:p>ètablier une sain flore intestinale</text:p>
          </table:table-cell>
          <table:table-cell office:value-type="float" office:value="1">
            <text:p>1</text:p>
          </table:table-cell>
          <table:table-cell office:value-type="string">
            <text:p>ètablier une sain flore intestinale</text:p>
          </table:table-cell>
        </table:table-row>
        <table:table-row table:style-name="ro1">
          <table:table-cell office:value-type="float" office:value="4797">
            <text:p>4797</text:p>
          </table:table-cell>
          <table:table-cell office:value-type="float" office:value="4468">
            <text:p>4468</text:p>
          </table:table-cell>
          <table:table-cell office:value-type="string">
            <text:p>mélange d'un stable</text:p>
          </table:table-cell>
          <table:table-cell office:value-type="float" office:value="2">
            <text:p>2</text:p>
          </table:table-cell>
          <table:table-cell office:value-type="string">
            <text:p>mélange d'un stable</text:p>
          </table:table-cell>
        </table:table-row>
        <table:table-row table:style-name="ro1">
          <table:table-cell office:value-type="float" office:value="4798">
            <text:p>4798</text:p>
          </table:table-cell>
          <table:table-cell office:value-type="float" office:value="4465">
            <text:p>4465</text:p>
          </table:table-cell>
          <table:table-cell office:value-type="string">
            <text:p>poids à la journée</text:p>
          </table:table-cell>
          <table:table-cell office:value-type="float" office:value="3">
            <text:p>3</text:p>
          </table:table-cell>
          <table:table-cell office:value-type="string">
            <text:p>poids à la journée</text:p>
          </table:table-cell>
        </table:table-row>
        <table:table-row table:style-name="ro1">
          <table:table-cell office:value-type="float" office:value="4799">
            <text:p>4799</text:p>
          </table:table-cell>
          <table:table-cell office:value-type="float" office:value="4472">
            <text:p>4472</text:p>
          </table:table-cell>
          <table:table-cell office:value-type="string">
            <text:p>nettoyage</text:p>
          </table:table-cell>
          <table:table-cell office:value-type="float" office:value="0">
            <text:p>0</text:p>
          </table:table-cell>
          <table:table-cell office:value-type="string">
            <text:p>nettoyage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4472">
            <text:p>4472</text:p>
          </table:table-cell>
          <table:table-cell office:value-type="string">
            <text:p>étable nettoyage</text:p>
          </table:table-cell>
          <table:table-cell office:value-type="float" office:value="1">
            <text:p>1</text:p>
          </table:table-cell>
          <table:table-cell office:value-type="string">
            <text:p>étable nettoyage</text:p>
          </table:table-cell>
        </table:table-row>
        <table:table-row table:style-name="ro1">
          <table:table-cell office:value-type="float" office:value="4801">
            <text:p>4801</text:p>
          </table:table-cell>
          <table:table-cell office:value-type="float" office:value="4472">
            <text:p>4472</text:p>
          </table:table-cell>
          <table:table-cell office:value-type="string">
            <text:p>pulvériser</text:p>
          </table:table-cell>
          <table:table-cell office:value-type="float" office:value="2">
            <text:p>2</text:p>
          </table:table-cell>
          <table:table-cell office:value-type="string">
            <text:p>pulvériser</text:p>
          </table:table-cell>
        </table:table-row>
        <table:table-row table:style-name="ro1">
          <table:table-cell office:value-type="float" office:value="4802">
            <text:p>4802</text:p>
          </table:table-cell>
          <table:table-cell office:value-type="float" office:value="4433">
            <text:p>4433</text:p>
          </table:table-cell>
          <table:table-cell office:value-type="string">
            <text:p>spécial produits/ acessoires</text:p>
          </table:table-cell>
          <table:table-cell office:value-type="float" office:value="8">
            <text:p>8</text:p>
          </table:table-cell>
          <table:table-cell office:value-type="string">
            <text:p>spécial produits/ acessoires</text:p>
          </table:table-cell>
        </table:table-row>
        <table:table-row table:style-name="ro1">
          <table:table-cell office:value-type="float" office:value="4803">
            <text:p>4803</text:p>
          </table:table-cell>
          <table:table-cell office:value-type="float" office:value="4475">
            <text:p>4475</text:p>
          </table:table-cell>
          <table:table-cell office:value-type="string">
            <text:p>abreuver</text:p>
          </table:table-cell>
          <table:table-cell office:value-type="float" office:value="0">
            <text:p>0</text:p>
          </table:table-cell>
          <table:table-cell office:value-type="string">
            <text:p>abreuver</text:p>
          </table:table-cell>
        </table:table-row>
        <table:table-row table:style-name="ro1">
          <table:table-cell office:value-type="float" office:value="4804">
            <text:p>4804</text:p>
          </table:table-cell>
          <table:table-cell office:value-type="float" office:value="4475">
            <text:p>4475</text:p>
          </table:table-cell>
          <table:table-cell office:value-type="string">
            <text:p>air im étable</text:p>
          </table:table-cell>
          <table:table-cell office:value-type="float" office:value="1">
            <text:p>1</text:p>
          </table:table-cell>
          <table:table-cell office:value-type="string">
            <text:p>air im étable</text:p>
          </table:table-cell>
        </table:table-row>
        <table:table-row table:style-name="ro1">
          <table:table-cell office:value-type="float" office:value="4805">
            <text:p>4805</text:p>
          </table:table-cell>
          <table:table-cell office:value-type="float" office:value="4804">
            <text:p>4804</text:p>
          </table:table-cell>
          <table:table-cell office:value-type="string">
            <text:p>pulvériser</text:p>
          </table:table-cell>
          <table:table-cell office:value-type="float" office:value="0">
            <text:p>0</text:p>
          </table:table-cell>
          <table:table-cell office:value-type="string">
            <text:p>pulvériser</text:p>
          </table:table-cell>
        </table:table-row>
        <table:table-row table:style-name="ro1">
          <table:table-cell office:value-type="float" office:value="4806">
            <text:p>4806</text:p>
          </table:table-cell>
          <table:table-cell office:value-type="float" office:value="4804">
            <text:p>4804</text:p>
          </table:table-cell>
          <table:table-cell office:value-type="string">
            <text:p>étable nettoyage</text:p>
          </table:table-cell>
          <table:table-cell office:value-type="float" office:value="1">
            <text:p>1</text:p>
          </table:table-cell>
          <table:table-cell office:value-type="string">
            <text:p>étable nettoyage</text:p>
          </table:table-cell>
        </table:table-row>
        <table:table-row table:style-name="ro1">
          <table:table-cell office:value-type="float" office:value="4807">
            <text:p>4807</text:p>
          </table:table-cell>
          <table:table-cell office:value-type="float" office:value="4476">
            <text:p>4476</text:p>
          </table:table-cell>
          <table:table-cell office:value-type="string">
            <text:p>stabiliser une flore intestinale</text:p>
          </table:table-cell>
          <table:table-cell office:value-type="float" office:value="0">
            <text:p>0</text:p>
          </table:table-cell>
          <table:table-cell office:value-type="string">
            <text:p>stabiliser une flore intestinale</text:p>
          </table:table-cell>
        </table:table-row>
        <table:table-row table:style-name="ro1">
          <table:table-cell office:value-type="float" office:value="4808">
            <text:p>4808</text:p>
          </table:table-cell>
          <table:table-cell office:value-type="float" office:value="4476">
            <text:p>4476</text:p>
          </table:table-cell>
          <table:table-cell office:value-type="string">
            <text:p>ètablier une sain flore intestinale</text:p>
          </table:table-cell>
          <table:table-cell office:value-type="float" office:value="1">
            <text:p>1</text:p>
          </table:table-cell>
          <table:table-cell office:value-type="string">
            <text:p>ètablier une sain flore intestinale</text:p>
          </table:table-cell>
        </table:table-row>
        <table:table-row table:style-name="ro1">
          <table:table-cell office:value-type="float" office:value="4809">
            <text:p>4809</text:p>
          </table:table-cell>
          <table:table-cell office:value-type="float" office:value="4478">
            <text:p>4478</text:p>
          </table:table-cell>
          <table:table-cell office:value-type="string">
            <text:p>étable nettoyage</text:p>
          </table:table-cell>
          <table:table-cell office:value-type="float" office:value="0">
            <text:p>0</text:p>
          </table:table-cell>
          <table:table-cell office:value-type="string">
            <text:p>étable nettoyage</text:p>
          </table:table-cell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4478">
            <text:p>4478</text:p>
          </table:table-cell>
          <table:table-cell office:value-type="string">
            <text:p>pulvériser</text:p>
          </table:table-cell>
          <table:table-cell office:value-type="float" office:value="1">
            <text:p>1</text:p>
          </table:table-cell>
          <table:table-cell office:value-type="string">
            <text:p>pulvériser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4434">
            <text:p>4434</text:p>
          </table:table-cell>
          <table:table-cell office:value-type="string">
            <text:p>résistance de coquille d'œuf</text:p>
          </table:table-cell>
          <table:table-cell office:value-type="float" office:value="9">
            <text:p>9</text:p>
          </table:table-cell>
          <table:table-cell office:value-type="string">
            <text:p>résistance de coquille d'œuf</text:p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4434">
            <text:p>4434</text:p>
          </table:table-cell>
          <table:table-cell office:value-type="string">
            <text:p>œuf production</text:p>
          </table:table-cell>
          <table:table-cell office:value-type="float" office:value="8">
            <text:p>8</text:p>
          </table:table-cell>
          <table:table-cell office:value-type="string">
            <text:p>œuf production</text:p>
          </table:table-cell>
        </table:table-row>
        <table:table-row table:style-name="ro1">
          <table:table-cell office:value-type="float" office:value="4813">
            <text:p>4813</text:p>
          </table:table-cell>
          <table:table-cell office:value-type="float" office:value="4434">
            <text:p>4434</text:p>
          </table:table-cell>
          <table:table-cell office:value-type="string">
            <text:p>ossature</text:p>
          </table:table-cell>
          <table:table-cell office:value-type="float" office:value="7">
            <text:p>7</text:p>
          </table:table-cell>
          <table:table-cell office:value-type="string">
            <text:p>ossature</text:p>
          </table:table-cell>
        </table:table-row>
        <table:table-row table:style-name="ro1">
          <table:table-cell office:value-type="float" office:value="4814">
            <text:p>4814</text:p>
          </table:table-cell>
          <table:table-cell office:value-type="float" office:value="4434">
            <text:p>4434</text:p>
          </table:table-cell>
          <table:table-cell office:value-type="string">
            <text:p>poulet engraisser</text:p>
          </table:table-cell>
          <table:table-cell office:value-type="float" office:value="3">
            <text:p>3</text:p>
          </table:table-cell>
          <table:table-cell office:value-type="string">
            <text:p>poulet engraisser</text:p>
          </table:table-cell>
        </table:table-row>
        <table:table-row table:style-name="ro1">
          <table:table-cell office:value-type="float" office:value="4815">
            <text:p>4815</text:p>
          </table:table-cell>
          <table:table-cell office:value-type="float" office:value="4814">
            <text:p>4814</text:p>
          </table:table-cell>
          <table:table-cell office:value-type="string">
            <text:p>voies respiratoires</text:p>
          </table:table-cell>
          <table:table-cell office:value-type="float" office:value="0">
            <text:p>0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816">
            <text:p>4816</text:p>
          </table:table-cell>
          <table:table-cell office:value-type="float" office:value="4814">
            <text:p>4814</text:p>
          </table:table-cell>
          <table:table-cell office:value-type="string">
            <text:p>Intestine</text:p>
          </table:table-cell>
          <table:table-cell office:value-type="float" office:value="1">
            <text:p>1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4817">
            <text:p>4817</text:p>
          </table:table-cell>
          <table:table-cell office:value-type="float" office:value="4434">
            <text:p>4434</text:p>
          </table:table-cell>
          <table:table-cell office:value-type="string">
            <text:p>dinde engraisser</text:p>
          </table:table-cell>
          <table:table-cell office:value-type="float" office:value="4">
            <text:p>4</text:p>
          </table:table-cell>
          <table:table-cell office:value-type="string">
            <text:p>dinde engraisser</text:p>
          </table:table-cell>
        </table:table-row>
        <table:table-row table:style-name="ro1">
          <table:table-cell office:value-type="float" office:value="4818">
            <text:p>4818</text:p>
          </table:table-cell>
          <table:table-cell office:value-type="float" office:value="4817">
            <text:p>4817</text:p>
          </table:table-cell>
          <table:table-cell office:value-type="string">
            <text:p>voies respiratoires</text:p>
          </table:table-cell>
          <table:table-cell office:value-type="float" office:value="0">
            <text:p>0</text:p>
          </table:table-cell>
          <table:table-cell office:value-type="string">
            <text:p>voies respiratoires</text:p>
          </table:table-cell>
        </table:table-row>
        <table:table-row table:style-name="ro1">
          <table:table-cell office:value-type="float" office:value="4819">
            <text:p>4819</text:p>
          </table:table-cell>
          <table:table-cell office:value-type="float" office:value="4817">
            <text:p>4817</text:p>
          </table:table-cell>
          <table:table-cell office:value-type="string">
            <text:p>Intestine</text:p>
          </table:table-cell>
          <table:table-cell office:value-type="float" office:value="1">
            <text:p>1</text:p>
          </table:table-cell>
          <table:table-cell office:value-type="string">
            <text:p>Intestine</text:p>
          </table:table-cell>
        </table:table-row>
        <table:table-row table:style-name="ro1">
          <table:table-cell office:value-type="float" office:value="4820">
            <text:p>4820</text:p>
          </table:table-cell>
          <table:table-cell office:value-type="float" office:value="4434">
            <text:p>4434</text:p>
          </table:table-cell>
          <table:table-cell office:value-type="string">
            <text:p>nettoyage</text:p>
          </table:table-cell>
          <table:table-cell office:value-type="float" office:value="6">
            <text:p>6</text:p>
          </table:table-cell>
          <table:table-cell office:value-type="string">
            <text:p>nettoyage</text:p>
          </table:table-cell>
        </table:table-row>
        <table:table-row table:style-name="ro1">
          <table:table-cell office:value-type="float" office:value="4821">
            <text:p>4821</text:p>
          </table:table-cell>
          <table:table-cell office:value-type="float" office:value="4434">
            <text:p>4434</text:p>
          </table:table-cell>
          <table:table-cell office:value-type="string">
            <text:p>spécial produits/ acessoires</text:p>
          </table:table-cell>
          <table:table-cell office:value-type="float" office:value="11">
            <text:p>11</text:p>
          </table:table-cell>
          <table:table-cell office:value-type="string">
            <text:p>spécial produits/ acessoires</text:p>
          </table:table-cell>
        </table:table-row>
        <table:table-row table:style-name="ro1">
          <table:table-cell office:value-type="float" office:value="4823">
            <text:p>4823</text:p>
          </table:table-cell>
          <table:table-cell office:value-type="float" office:value="4729">
            <text:p>4729</text:p>
          </table:table-cell>
          <table:table-cell office:value-type="string">
            <text:p>HerbaVet</text:p>
          </table:table-cell>
          <table:table-cell office:value-type="float" office:value="1">
            <text:p>1</text:p>
          </table:table-cell>
          <table:table-cell office:value-type="string">
            <text:p>HerbaVet</text:p>
          </table:table-cell>
        </table:table-row>
        <table:table-row table:style-name="ro1">
          <table:table-cell office:value-type="float" office:value="4827">
            <text:p>4827</text:p>
          </table:table-cell>
          <table:table-cell office:value-type="float" office:value="4651">
            <text:p>4651</text:p>
          </table:table-cell>
          <table:table-cell office:value-type="string">
            <text:p>récompenser</text:p>
          </table:table-cell>
          <table:table-cell office:value-type="float" office:value="11">
            <text:p>11</text:p>
          </table:table-cell>
          <table:table-cell office:value-type="string">
            <text:p>récompenser</text:p>
          </table:table-cell>
        </table:table-row>
        <table:table-row table:style-name="ro1">
          <table:table-cell office:value-type="float" office:value="4828">
            <text:p>4828</text:p>
          </table:table-cell>
          <table:table-cell office:value-type="float" office:value="4101">
            <text:p>4101</text:p>
          </table:table-cell>
          <table:table-cell office:value-type="string">
            <text:p>système immunitaire</text:p>
          </table:table-cell>
          <table:table-cell office:value-type="float" office:value="2">
            <text:p>2</text:p>
          </table:table-cell>
          <table:table-cell office:value-type="string">
            <text:p>système immunitaire</text:p>
          </table:table-cell>
        </table:table-row>
        <table:table-row table:style-name="ro1">
          <table:table-cell office:value-type="float" office:value="4829">
            <text:p>4829</text:p>
          </table:table-cell>
          <table:table-cell office:value-type="float" office:value="4101">
            <text:p>4101</text:p>
          </table:table-cell>
          <table:table-cell office:value-type="string">
            <text:p>métabolisme cellulaire</text:p>
          </table:table-cell>
          <table:table-cell office:value-type="float" office:value="1">
            <text:p>1</text:p>
          </table:table-cell>
          <table:table-cell office:value-type="string">
            <text:p>métabolisme cellulaire</text:p>
          </table:table-cell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4104">
            <text:p>4104</text:p>
          </table:table-cell>
          <table:table-cell office:value-type="string">
            <text:p>vieux corps</text:p>
          </table:table-cell>
          <table:table-cell office:value-type="float" office:value="0">
            <text:p>0</text:p>
          </table:table-cell>
          <table:table-cell office:value-type="string">
            <text:p>vieux corps</text:p>
          </table:table-cell>
        </table:table-row>
        <table:table-row table:style-name="ro1">
          <table:table-cell office:value-type="float" office:value="4831">
            <text:p>4831</text:p>
          </table:table-cell>
          <table:table-cell office:value-type="float" office:value="4104">
            <text:p>4104</text:p>
          </table:table-cell>
          <table:table-cell office:value-type="string">
            <text:p>jeune corps</text:p>
          </table:table-cell>
          <table:table-cell office:value-type="float" office:value="1">
            <text:p>1</text:p>
          </table:table-cell>
          <table:table-cell office:value-type="string">
            <text:p>jeune corps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4104">
            <text:p>4104</text:p>
          </table:table-cell>
          <table:table-cell office:value-type="string">
            <text:p>tendon/ligaments</text:p>
          </table:table-cell>
          <table:table-cell office:value-type="float" office:value="2">
            <text:p>2</text:p>
          </table:table-cell>
          <table:table-cell office:value-type="string">
            <text:p>tendon/ligaments</text:p>
          </table:table-cell>
        </table:table-row>
        <table:table-row table:style-name="ro1">
          <table:table-cell office:value-type="float" office:value="4833">
            <text:p>4833</text:p>
          </table:table-cell>
          <table:table-cell office:value-type="float" office:value="4104">
            <text:p>4104</text:p>
          </table:table-cell>
          <table:table-cell office:value-type="string">
            <text:p>soins</text:p>
          </table:table-cell>
          <table:table-cell office:value-type="float" office:value="3">
            <text:p>3</text:p>
          </table:table-cell>
          <table:table-cell office:value-type="string">
            <text:p>soins</text:p>
          </table:table-cell>
        </table:table-row>
        <table:table-row table:style-name="ro1">
          <table:table-cell office:value-type="float" office:value="4834">
            <text:p>4834</text:p>
          </table:table-cell>
          <table:table-cell office:value-type="float" office:value="4103">
            <text:p>4103</text:p>
          </table:table-cell>
          <table:table-cell office:value-type="string">
            <text:p>soins</text:p>
          </table:table-cell>
          <table:table-cell office:value-type="float" office:value="2">
            <text:p>2</text:p>
          </table:table-cell>
          <table:table-cell office:value-type="string">
            <text:p>soins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office:value-type="float" office:value="4103">
            <text:p>4103</text:p>
          </table:table-cell>
          <table:table-cell office:value-type="string">
            <text:p>soins de peau de allergy</text:p>
          </table:table-cell>
          <table:table-cell office:value-type="float" office:value="3">
            <text:p>3</text:p>
          </table:table-cell>
          <table:table-cell office:value-type="string">
            <text:p>soins de peau de allergy</text:p>
          </table:table-cell>
        </table:table-row>
        <table:table-row table:style-name="ro1">
          <table:table-cell office:value-type="float" office:value="4836">
            <text:p>4836</text:p>
          </table:table-cell>
          <table:table-cell office:value-type="float" office:value="4103">
            <text:p>4103</text:p>
          </table:table-cell>
          <table:table-cell office:value-type="string">
            <text:p>alimentation</text:p>
          </table:table-cell>
          <table:table-cell office:value-type="float" office:value="0">
            <text:p>0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4253">
            <text:p>4253</text:p>
          </table:table-cell>
          <table:table-cell office:value-type="string">
            <text:p>Saint-Sylvestre</text:p>
          </table:table-cell>
          <table:table-cell office:value-type="float" office:value="2">
            <text:p>2</text:p>
          </table:table-cell>
          <table:table-cell office:value-type="string">
            <text:p>Saint-Sylvestre</text:p>
          </table:table-cell>
        </table:table-row>
        <table:table-row table:style-name="ro1">
          <table:table-cell office:value-type="float" office:value="4838">
            <text:p>4838</text:p>
          </table:table-cell>
          <table:table-cell office:value-type="float" office:value="4253">
            <text:p>4253</text:p>
          </table:table-cell>
          <table:table-cell office:value-type="string">
            <text:p>alimentation</text:p>
          </table:table-cell>
          <table:table-cell office:value-type="float" office:value="0">
            <text:p>0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839">
            <text:p>4839</text:p>
          </table:table-cell>
          <table:table-cell office:value-type="float" office:value="4092">
            <text:p>4092</text:p>
          </table:table-cell>
          <table:table-cell office:value-type="string">
            <text:p>supérieur voies respiratoires</text:p>
          </table:table-cell>
          <table:table-cell office:value-type="float" office:value="0">
            <text:p>0</text:p>
          </table:table-cell>
          <table:table-cell office:value-type="string">
            <text:p>supérieur voies respiratoires</text:p>
          </table:table-cell>
        </table:table-row>
        <table:table-row table:style-name="ro1">
          <table:table-cell office:value-type="float" office:value="4840">
            <text:p>4840</text:p>
          </table:table-cell>
          <table:table-cell office:value-type="float" office:value="4092">
            <text:p>4092</text:p>
          </table:table-cell>
          <table:table-cell office:value-type="string">
            <text:p>sous <text:s/>voies respiratoires</text:p>
          </table:table-cell>
          <table:table-cell office:value-type="float" office:value="1">
            <text:p>1</text:p>
          </table:table-cell>
          <table:table-cell office:value-type="string">
            <text:p>sous <text:s/>voies respiratoires</text:p>
          </table:table-cell>
        </table:table-row>
        <table:table-row table:style-name="ro1">
          <table:table-cell office:value-type="float" office:value="4841">
            <text:p>4841</text:p>
          </table:table-cell>
          <table:table-cell office:value-type="float" office:value="4515">
            <text:p>4515</text:p>
          </table:table-cell>
          <table:table-cell office:value-type="string">
            <text:p>nettoyage intestin</text:p>
          </table:table-cell>
          <table:table-cell office:value-type="float" office:value="0">
            <text:p>0</text:p>
          </table:table-cell>
          <table:table-cell office:value-type="string">
            <text:p>nettoyage intestin</text:p>
          </table:table-cell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4515">
            <text:p>4515</text:p>
          </table:table-cell>
          <table:table-cell office:value-type="string">
            <text:p>reconstruction</text:p>
          </table:table-cell>
          <table:table-cell office:value-type="float" office:value="1">
            <text:p>1</text:p>
          </table:table-cell>
          <table:table-cell office:value-type="string">
            <text:p>reconstruction</text:p>
          </table:table-cell>
        </table:table-row>
        <table:table-row table:style-name="ro1">
          <table:table-cell office:value-type="float" office:value="4843">
            <text:p>4843</text:p>
          </table:table-cell>
          <table:table-cell office:value-type="float" office:value="4515">
            <text:p>4515</text:p>
          </table:table-cell>
          <table:table-cell office:value-type="string">
            <text:p>alimentation</text:p>
          </table:table-cell>
          <table:table-cell office:value-type="float" office:value="2">
            <text:p>2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844">
            <text:p>4844</text:p>
          </table:table-cell>
          <table:table-cell office:value-type="float" office:value="4651">
            <text:p>4651</text:p>
          </table:table-cell>
          <table:table-cell office:value-type="string">
            <text:p>bien-être/soins</text:p>
          </table:table-cell>
          <table:table-cell office:value-type="float" office:value="2">
            <text:p>2</text:p>
          </table:table-cell>
          <table:table-cell office:value-type="string">
            <text:p>bien-être/soins</text:p>
          </table:table-cell>
        </table:table-row>
        <table:table-row table:style-name="ro1">
          <table:table-cell office:value-type="float" office:value="4845">
            <text:p>4845</text:p>
          </table:table-cell>
          <table:table-cell office:value-type="float" office:value="4844">
            <text:p>4844</text:p>
          </table:table-cell>
          <table:table-cell office:value-type="string">
            <text:p>le Bade</text:p>
          </table:table-cell>
          <table:table-cell office:value-type="float" office:value="1">
            <text:p>1</text:p>
          </table:table-cell>
          <table:table-cell office:value-type="string">
            <text:p>le Bade</text:p>
          </table:table-cell>
        </table:table-row>
        <table:table-row table:style-name="ro1">
          <table:table-cell office:value-type="float" office:value="4846">
            <text:p>4846</text:p>
          </table:table-cell>
          <table:table-cell office:value-type="float" office:value="4844">
            <text:p>4844</text:p>
          </table:table-cell>
          <table:table-cell office:value-type="string">
            <text:p>poil/peau</text:p>
          </table:table-cell>
          <table:table-cell office:value-type="float" office:value="3">
            <text:p>3</text:p>
          </table:table-cell>
          <table:table-cell office:value-type="string">
            <text:p>poil/peau</text:p>
          </table:table-cell>
        </table:table-row>
        <table:table-row table:style-name="ro1">
          <table:table-cell office:value-type="float" office:value="4847">
            <text:p>4847</text:p>
          </table:table-cell>
          <table:table-cell office:value-type="float" office:value="4651">
            <text:p>4651</text:p>
          </table:table-cell>
          <table:table-cell office:value-type="string">
            <text:p>élevage</text:p>
          </table:table-cell>
          <table:table-cell office:value-type="float" office:value="5">
            <text:p>5</text:p>
          </table:table-cell>
          <table:table-cell office:value-type="string">
            <text:p>élevage</text:p>
          </table:table-cell>
        </table:table-row>
        <table:table-row table:style-name="ro1">
          <table:table-cell office:value-type="float" office:value="4848">
            <text:p>4848</text:p>
          </table:table-cell>
          <table:table-cell office:value-type="float" office:value="4847">
            <text:p>4847</text:p>
          </table:table-cell>
          <table:table-cell office:value-type="string">
            <text:p>gestation</text:p>
          </table:table-cell>
          <table:table-cell office:value-type="float" office:value="0">
            <text:p>0</text:p>
          </table:table-cell>
          <table:table-cell office:value-type="string">
            <text:p>gestation</text:p>
          </table:table-cell>
        </table:table-row>
        <table:table-row table:style-name="ro1">
          <table:table-cell office:value-type="float" office:value="4851">
            <text:p>4851</text:p>
          </table:table-cell>
          <table:table-cell office:value-type="float" office:value="4849">
            <text:p>4849</text:p>
          </table:table-cell>
          <table:table-cell office:value-type="string">
            <text:p>huile/grasse</text:p>
          </table:table-cell>
          <table:table-cell office:value-type="float" office:value="4">
            <text:p>4</text:p>
          </table:table-cell>
          <table:table-cell office:value-type="string">
            <text:p>huile/grasse</text:p>
          </table:table-cell>
        </table:table-row>
        <table:table-row table:style-name="ro1">
          <table:table-cell office:value-type="float" office:value="4852">
            <text:p>4852</text:p>
          </table:table-cell>
          <table:table-cell office:value-type="float" office:value="4851">
            <text:p>4851</text:p>
          </table:table-cell>
          <table:table-cell office:value-type="string">
            <text:p>mélange de huile</text:p>
          </table:table-cell>
          <table:table-cell office:value-type="float" office:value="2">
            <text:p>2</text:p>
          </table:table-cell>
          <table:table-cell office:value-type="string">
            <text:p>mélange de huile</text:p>
          </table:table-cell>
        </table:table-row>
        <table:table-row table:style-name="ro1">
          <table:table-cell office:value-type="float" office:value="4853">
            <text:p>4853</text:p>
          </table:table-cell>
          <table:table-cell office:value-type="float" office:value="4851">
            <text:p>4851</text:p>
          </table:table-cell>
          <table:table-cell office:value-type="string">
            <text:p>gras</text:p>
          </table:table-cell>
          <table:table-cell office:value-type="float" office:value="0">
            <text:p>0</text:p>
          </table:table-cell>
          <table:table-cell office:value-type="string">
            <text:p>gras</text:p>
          </table:table-cell>
        </table:table-row>
        <table:table-row table:style-name="ro1">
          <table:table-cell office:value-type="float" office:value="4854">
            <text:p>4854</text:p>
          </table:table-cell>
          <table:table-cell office:value-type="float" office:value="4851">
            <text:p>4851</text:p>
          </table:table-cell>
          <table:table-cell office:value-type="string">
            <text:p>huile</text:p>
          </table:table-cell>
          <table:table-cell office:value-type="float" office:value="1">
            <text:p>1</text:p>
          </table:table-cell>
          <table:table-cell office:value-type="string">
            <text:p>huile</text:p>
          </table:table-cell>
        </table:table-row>
        <table:table-row table:style-name="ro1">
          <table:table-cell office:value-type="float" office:value="4855">
            <text:p>4855</text:p>
          </table:table-cell>
          <table:table-cell office:value-type="float" office:value="4849">
            <text:p>4849</text:p>
          </table:table-cell>
          <table:table-cell office:value-type="string">
            <text:p>flocon</text:p>
          </table:table-cell>
          <table:table-cell office:value-type="float" office:value="2">
            <text:p>2</text:p>
          </table:table-cell>
          <table:table-cell office:value-type="string">
            <text:p>flocon</text:p>
          </table:table-cell>
        </table:table-row>
        <table:table-row table:style-name="ro1">
          <table:table-cell office:value-type="float" office:value="4856">
            <text:p>4856</text:p>
          </table:table-cell>
          <table:table-cell office:value-type="float" office:value="4849">
            <text:p>4849</text:p>
          </table:table-cell>
          <table:table-cell office:value-type="string">
            <text:p>légumes/fruits</text:p>
          </table:table-cell>
          <table:table-cell office:value-type="float" office:value="5">
            <text:p>5</text:p>
          </table:table-cell>
          <table:table-cell office:value-type="string">
            <text:p>légumes/fruits</text:p>
          </table:table-cell>
        </table:table-row>
        <table:table-row table:style-name="ro1">
          <table:table-cell office:value-type="float" office:value="4857">
            <text:p>4857</text:p>
          </table:table-cell>
          <table:table-cell office:value-type="float" office:value="4849">
            <text:p>4849</text:p>
          </table:table-cell>
          <table:table-cell office:value-type="string">
            <text:p>nutriments</text:p>
          </table:table-cell>
          <table:table-cell office:value-type="float" office:value="6">
            <text:p>6</text:p>
          </table:table-cell>
          <table:table-cell office:value-type="string">
            <text:p>nutriments</text:p>
          </table:table-cell>
        </table:table-row>
        <table:table-row table:style-name="ro1">
          <table:table-cell office:value-type="float" office:value="4858">
            <text:p>4858</text:p>
          </table:table-cell>
          <table:table-cell office:value-type="float" office:value="4857">
            <text:p>4857</text:p>
          </table:table-cell>
          <table:table-cell office:value-type="string">
            <text:p>approvisionnement de base</text:p>
          </table:table-cell>
          <table:table-cell office:value-type="float" office:value="1">
            <text:p>1</text:p>
          </table:table-cell>
          <table:table-cell office:value-type="string">
            <text:p>approvisionnement de base</text:p>
          </table:table-cell>
        </table:table-row>
        <table:table-row table:style-name="ro1">
          <table:table-cell office:value-type="float" office:value="4859">
            <text:p>4859</text:p>
          </table:table-cell>
          <table:table-cell office:value-type="float" office:value="4857">
            <text:p>4857</text:p>
          </table:table-cell>
          <table:table-cell office:value-type="string">
            <text:p>simple produits</text:p>
          </table:table-cell>
          <table:table-cell office:value-type="float" office:value="3">
            <text:p>3</text:p>
          </table:table-cell>
          <table:table-cell office:value-type="string">
            <text:p>simple produits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4857">
            <text:p>4857</text:p>
          </table:table-cell>
          <table:table-cell office:value-type="string">
            <text:p>algue</text:p>
          </table:table-cell>
          <table:table-cell office:value-type="float" office:value="0">
            <text:p>0</text:p>
          </table:table-cell>
          <table:table-cell office:value-type="string">
            <text:p>algue</text:p>
          </table:table-cell>
        </table:table-row>
        <table:table-row table:style-name="ro1">
          <table:table-cell office:value-type="float" office:value="4861">
            <text:p>4861</text:p>
          </table:table-cell>
          <table:table-cell office:value-type="float" office:value="4857">
            <text:p>4857</text:p>
          </table:table-cell>
          <table:table-cell office:value-type="string">
            <text:p>calcium</text:p>
          </table:table-cell>
          <table:table-cell office:value-type="float" office:value="2">
            <text:p>2</text:p>
          </table:table-cell>
          <table:table-cell office:value-type="string">
            <text:p>calcium</text:p>
          </table:table-cell>
        </table:table-row>
        <table:table-row table:style-name="ro1">
          <table:table-cell office:value-type="float" office:value="4862">
            <text:p>4862</text:p>
          </table:table-cell>
          <table:table-cell office:value-type="float" office:value="4849">
            <text:p>4849</text:p>
          </table:table-cell>
          <table:table-cell office:value-type="string">
            <text:p>B.a.r.f de partie</text:p>
          </table:table-cell>
          <table:table-cell office:value-type="float" office:value="0">
            <text:p>0</text:p>
          </table:table-cell>
          <table:table-cell office:value-type="string">
            <text:p>B.a.r.f de partie</text:p>
          </table:table-cell>
        </table:table-row>
        <table:table-row table:style-name="ro1">
          <table:table-cell office:value-type="float" office:value="4863">
            <text:p>4863</text:p>
          </table:table-cell>
          <table:table-cell office:value-type="float" office:value="4849">
            <text:p>4849</text:p>
          </table:table-cell>
          <table:table-cell office:value-type="string">
            <text:p>flore <text:s/>intestinale</text:p>
          </table:table-cell>
          <table:table-cell office:value-type="float" office:value="3">
            <text:p>3</text:p>
          </table:table-cell>
          <table:table-cell office:value-type="string">
            <text:p>flore <text:s/>intestinale</text:p>
          </table:table-cell>
        </table:table-row>
        <table:table-row table:style-name="ro1">
          <table:table-cell office:value-type="float" office:value="4864">
            <text:p>4864</text:p>
          </table:table-cell>
          <table:table-cell office:value-type="float" office:value="4849">
            <text:p>4849</text:p>
          </table:table-cell>
          <table:table-cell office:value-type="string">
            <text:p>commencer</text:p>
          </table:table-cell>
          <table:table-cell office:value-type="float" office:value="1">
            <text:p>1</text:p>
          </table:table-cell>
          <table:table-cell office:value-type="string">
            <text:p>commencer</text:p>
          </table:table-cell>
        </table:table-row>
        <table:table-row table:style-name="ro1">
          <table:table-cell office:value-type="float" office:value="4865">
            <text:p>4865</text:p>
          </table:table-cell>
          <table:table-cell office:value-type="float" office:value="4124">
            <text:p>4124</text:p>
          </table:table-cell>
          <table:table-cell office:value-type="string">
            <text:p>système immunitaire</text:p>
          </table:table-cell>
          <table:table-cell office:value-type="float" office:value="0">
            <text:p>0</text:p>
          </table:table-cell>
          <table:table-cell office:value-type="string">
            <text:p>système immunitaire</text:p>
          </table:table-cell>
        </table:table-row>
        <table:table-row table:style-name="ro1">
          <table:table-cell office:value-type="float" office:value="4866">
            <text:p>4866</text:p>
          </table:table-cell>
          <table:table-cell office:value-type="float" office:value="4124">
            <text:p>4124</text:p>
          </table:table-cell>
          <table:table-cell office:value-type="string">
            <text:p>Foie/Reins épuration</text:p>
          </table:table-cell>
          <table:table-cell office:value-type="float" office:value="1">
            <text:p>1</text:p>
          </table:table-cell>
          <table:table-cell office:value-type="string">
            <text:p>Foie/Reins épuration</text:p>
          </table:table-cell>
        </table:table-row>
        <table:table-row table:style-name="ro1">
          <table:table-cell office:value-type="float" office:value="4867">
            <text:p>4867</text:p>
          </table:table-cell>
          <table:table-cell office:value-type="float" office:value="4124">
            <text:p>4124</text:p>
          </table:table-cell>
          <table:table-cell office:value-type="string">
            <text:p>métabolisme cellulaire</text:p>
          </table:table-cell>
          <table:table-cell office:value-type="float" office:value="2">
            <text:p>2</text:p>
          </table:table-cell>
          <table:table-cell office:value-type="string">
            <text:p>métabolisme cellulaire</text:p>
          </table:table-cell>
        </table:table-row>
        <table:table-row table:style-name="ro1">
          <table:table-cell office:value-type="float" office:value="4868">
            <text:p>4868</text:p>
          </table:table-cell>
          <table:table-cell office:value-type="float" office:value="4019">
            <text:p>4019</text:p>
          </table:table-cell>
          <table:table-cell office:value-type="string">
            <text:p>ouïe</text:p>
          </table:table-cell>
          <table:table-cell office:value-type="float" office:value="2">
            <text:p>2</text:p>
          </table:table-cell>
          <table:table-cell office:value-type="string">
            <text:p>ouïe</text:p>
          </table:table-cell>
        </table:table-row>
        <table:table-row table:style-name="ro1">
          <table:table-cell office:value-type="float" office:value="4869">
            <text:p>4869</text:p>
          </table:table-cell>
          <table:table-cell office:value-type="float" office:value="4019">
            <text:p>4019</text:p>
          </table:table-cell>
          <table:table-cell office:value-type="string">
            <text:p>accessoires de lavage</text:p>
          </table:table-cell>
          <table:table-cell office:value-type="float" office:value="0">
            <text:p>0</text:p>
          </table:table-cell>
          <table:table-cell office:value-type="string">
            <text:p>accessoires de lavage</text:p>
          </table:table-cell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4567">
            <text:p>4567</text:p>
          </table:table-cell>
          <table:table-cell office:value-type="string">
            <text:p>mise-bas</text:p>
          </table:table-cell>
          <table:table-cell office:value-type="float" office:value="1">
            <text:p>1</text:p>
          </table:table-cell>
          <table:table-cell office:value-type="string">
            <text:p>mise-bas</text:p>
          </table:table-cell>
        </table:table-row>
        <table:table-row table:style-name="ro1">
          <table:table-cell office:value-type="float" office:value="4871">
            <text:p>4871</text:p>
          </table:table-cell>
          <table:table-cell office:value-type="float" office:value="4567">
            <text:p>4567</text:p>
          </table:table-cell>
          <table:table-cell office:value-type="string">
            <text:p>gestation</text:p>
          </table:table-cell>
          <table:table-cell office:value-type="float" office:value="2">
            <text:p>2</text:p>
          </table:table-cell>
          <table:table-cell office:value-type="string">
            <text:p>gestation</text:p>
          </table:table-cell>
        </table:table-row>
        <table:table-row table:style-name="ro1">
          <table:table-cell office:value-type="float" office:value="4872">
            <text:p>4872</text:p>
          </table:table-cell>
          <table:table-cell office:value-type="float" office:value="4567">
            <text:p>4567</text:p>
          </table:table-cell>
          <table:table-cell office:value-type="string">
            <text:p>l'élevage des chiots</text:p>
          </table:table-cell>
          <table:table-cell office:value-type="float" office:value="0">
            <text:p>0</text:p>
          </table:table-cell>
          <table:table-cell office:value-type="string">
            <text:p>l'élevage des chiots</text:p>
          </table:table-cell>
        </table:table-row>
        <table:table-row table:style-name="ro1">
          <table:table-cell office:value-type="float" office:value="4873">
            <text:p>4873</text:p>
          </table:table-cell>
          <table:table-cell office:value-type="float" office:value="4127">
            <text:p>4127</text:p>
          </table:table-cell>
          <table:table-cell office:value-type="string">
            <text:p>vieux corps</text:p>
          </table:table-cell>
          <table:table-cell office:value-type="float" office:value="0">
            <text:p>0</text:p>
          </table:table-cell>
          <table:table-cell office:value-type="string">
            <text:p>vieux corps</text:p>
          </table:table-cell>
        </table:table-row>
        <table:table-row table:style-name="ro1">
          <table:table-cell office:value-type="float" office:value="4874">
            <text:p>4874</text:p>
          </table:table-cell>
          <table:table-cell office:value-type="float" office:value="4127">
            <text:p>4127</text:p>
          </table:table-cell>
          <table:table-cell office:value-type="string">
            <text:p>jeune corps</text:p>
          </table:table-cell>
          <table:table-cell office:value-type="float" office:value="1">
            <text:p>1</text:p>
          </table:table-cell>
          <table:table-cell office:value-type="string">
            <text:p>jeune corps</text:p>
          </table:table-cell>
        </table:table-row>
        <table:table-row table:style-name="ro1">
          <table:table-cell office:value-type="float" office:value="4875">
            <text:p>4875</text:p>
          </table:table-cell>
          <table:table-cell office:value-type="float" office:value="4127">
            <text:p>4127</text:p>
          </table:table-cell>
          <table:table-cell office:value-type="string">
            <text:p>tendon</text:p>
          </table:table-cell>
          <table:table-cell office:value-type="float" office:value="2">
            <text:p>2</text:p>
          </table:table-cell>
          <table:table-cell office:value-type="string">
            <text:p>tendon</text:p>
          </table:table-cell>
        </table:table-row>
        <table:table-row table:style-name="ro1">
          <table:table-cell office:value-type="float" office:value="4876">
            <text:p>4876</text:p>
          </table:table-cell>
          <table:table-cell office:value-type="float" office:value="4652">
            <text:p>4652</text:p>
          </table:table-cell>
          <table:table-cell office:value-type="string">
            <text:p>nervosité</text:p>
          </table:table-cell>
          <table:table-cell office:value-type="float" office:value="8">
            <text:p>8</text:p>
          </table:table-cell>
          <table:table-cell office:value-type="string">
            <text:p>nervosité</text:p>
          </table:table-cell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4876">
            <text:p>4876</text:p>
          </table:table-cell>
          <table:table-cell office:value-type="string">
            <text:p>Saint-Sylvestre</text:p>
          </table:table-cell>
          <table:table-cell office:value-type="float" office:value="2">
            <text:p>2</text:p>
          </table:table-cell>
          <table:table-cell office:value-type="string">
            <text:p>Saint-Sylvestre</text:p>
          </table:table-cell>
        </table:table-row>
        <table:table-row table:style-name="ro1">
          <table:table-cell office:value-type="float" office:value="4878">
            <text:p>4878</text:p>
          </table:table-cell>
          <table:table-cell office:value-type="float" office:value="4876">
            <text:p>4876</text:p>
          </table:table-cell>
          <table:table-cell office:value-type="string">
            <text:p>alimentation</text:p>
          </table:table-cell>
          <table:table-cell office:value-type="float" office:value="0">
            <text:p>0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879">
            <text:p>4879</text:p>
          </table:table-cell>
          <table:table-cell office:value-type="float" office:value="4051">
            <text:p>4051</text:p>
          </table:table-cell>
          <table:table-cell office:value-type="string">
            <text:p>fourrage <text:s/>sec</text:p>
          </table:table-cell>
          <table:table-cell office:value-type="float" office:value="3">
            <text:p>3</text:p>
          </table:table-cell>
          <table:table-cell office:value-type="string">
            <text:p>fourrage <text:s/>sec</text:p>
          </table:table-cell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4652">
            <text:p>4652</text:p>
          </table:table-cell>
          <table:table-cell office:value-type="string">
            <text:p>récompenser</text:p>
          </table:table-cell>
          <table:table-cell office:value-type="float" office:value="12">
            <text:p>12</text:p>
          </table:table-cell>
          <table:table-cell office:value-type="string">
            <text:p>récompenser</text:p>
          </table:table-cell>
        </table:table-row>
        <table:table-row table:style-name="ro1">
          <table:table-cell office:value-type="float" office:value="4881">
            <text:p>4881</text:p>
          </table:table-cell>
          <table:table-cell office:value-type="float" office:value="4880">
            <text:p>4880</text:p>
          </table:table-cell>
          <table:table-cell office:value-type="string">
            <text:p>des articles mâchant</text:p>
          </table:table-cell>
          <table:table-cell office:value-type="float" office:value="0">
            <text:p>0</text:p>
          </table:table-cell>
          <table:table-cell office:value-type="string">
            <text:p>des articles mâchant</text:p>
          </table:table-cell>
        </table:table-row>
        <table:table-row table:style-name="ro1">
          <table:table-cell office:value-type="float" office:value="4882">
            <text:p>4882</text:p>
          </table:table-cell>
          <table:table-cell office:value-type="float" office:value="4126">
            <text:p>4126</text:p>
          </table:table-cell>
          <table:table-cell office:value-type="string">
            <text:p>sels de bain</text:p>
          </table:table-cell>
          <table:table-cell office:value-type="float" office:value="1">
            <text:p>1</text:p>
          </table:table-cell>
          <table:table-cell office:value-type="string">
            <text:p>sels de bain</text:p>
          </table:table-cell>
        </table:table-row>
        <table:table-row table:style-name="ro1">
          <table:table-cell office:value-type="float" office:value="4883">
            <text:p>4883</text:p>
          </table:table-cell>
          <table:table-cell office:value-type="float" office:value="4126">
            <text:p>4126</text:p>
          </table:table-cell>
          <table:table-cell office:value-type="string">
            <text:p>alimentation</text:p>
          </table:table-cell>
          <table:table-cell office:value-type="float" office:value="0">
            <text:p>0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884">
            <text:p>4884</text:p>
          </table:table-cell>
          <table:table-cell office:value-type="float" office:value="4126">
            <text:p>4126</text:p>
          </table:table-cell>
          <table:table-cell office:value-type="string">
            <text:p>soins</text:p>
          </table:table-cell>
          <table:table-cell office:value-type="float" office:value="2">
            <text:p>2</text:p>
          </table:table-cell>
          <table:table-cell office:value-type="string">
            <text:p>soins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office:value-type="float" office:value="4126">
            <text:p>4126</text:p>
          </table:table-cell>
          <table:table-cell office:value-type="string">
            <text:p>soins de peau de allergy</text:p>
          </table:table-cell>
          <table:table-cell office:value-type="float" office:value="3">
            <text:p>3</text:p>
          </table:table-cell>
          <table:table-cell office:value-type="string">
            <text:p>soins de peau de allergy</text:p>
          </table:table-cell>
        </table:table-row>
        <table:table-row table:style-name="ro1">
          <table:table-cell office:value-type="float" office:value="4886">
            <text:p>4886</text:p>
          </table:table-cell>
          <table:table-cell office:value-type="float" office:value="4652">
            <text:p>4652</text:p>
          </table:table-cell>
          <table:table-cell office:value-type="string">
            <text:p>bien-être/soins</text:p>
          </table:table-cell>
          <table:table-cell office:value-type="float" office:value="1">
            <text:p>1</text:p>
          </table:table-cell>
          <table:table-cell office:value-type="string">
            <text:p>bien-être/soins</text:p>
          </table:table-cell>
        </table:table-row>
        <table:table-row table:style-name="ro1">
          <table:table-cell office:value-type="float" office:value="4887">
            <text:p>4887</text:p>
          </table:table-cell>
          <table:table-cell office:value-type="float" office:value="4886">
            <text:p>4886</text:p>
          </table:table-cell>
          <table:table-cell office:value-type="string">
            <text:p>le Bade</text:p>
          </table:table-cell>
          <table:table-cell office:value-type="float" office:value="1">
            <text:p>1</text:p>
          </table:table-cell>
          <table:table-cell office:value-type="string">
            <text:p>le Bade</text:p>
          </table:table-cell>
        </table:table-row>
        <table:table-row table:style-name="ro1">
          <table:table-cell office:value-type="float" office:value="4889">
            <text:p>4889</text:p>
          </table:table-cell>
          <table:table-cell office:value-type="float" office:value="4485">
            <text:p>4485</text:p>
          </table:table-cell>
          <table:table-cell office:value-type="string">
            <text:p>nettoyage intestin</text:p>
          </table:table-cell>
          <table:table-cell office:value-type="float" office:value="0">
            <text:p>0</text:p>
          </table:table-cell>
          <table:table-cell office:value-type="string">
            <text:p>nettoyage intestin</text:p>
          </table:table-cell>
        </table:table-row>
        <table:table-row table:style-name="ro1">
          <table:table-cell office:value-type="float" office:value="4890">
            <text:p>4890</text:p>
          </table:table-cell>
          <table:table-cell office:value-type="float" office:value="4485">
            <text:p>4485</text:p>
          </table:table-cell>
          <table:table-cell office:value-type="string">
            <text:p>reconstruction</text:p>
          </table:table-cell>
          <table:table-cell office:value-type="float" office:value="1">
            <text:p>1</text:p>
          </table:table-cell>
          <table:table-cell office:value-type="string">
            <text:p>reconstruction</text:p>
          </table:table-cell>
        </table:table-row>
        <table:table-row table:style-name="ro1">
          <table:table-cell office:value-type="float" office:value="4891">
            <text:p>4891</text:p>
          </table:table-cell>
          <table:table-cell office:value-type="float" office:value="4485">
            <text:p>4485</text:p>
          </table:table-cell>
          <table:table-cell office:value-type="string">
            <text:p>alimentation</text:p>
          </table:table-cell>
          <table:table-cell office:value-type="float" office:value="2">
            <text:p>2</text:p>
          </table:table-cell>
          <table:table-cell office:value-type="string">
            <text:p>alimentation</text:p>
          </table:table-cell>
        </table:table-row>
        <table:table-row table:style-name="ro2">
          <table:table-cell office:value-type="float" office:value="4892">
            <text:p>4892</text:p>
          </table:table-cell>
          <table:table-cell office:value-type="float" office:value="4051">
            <text:p>4051</text:p>
          </table:table-cell>
          <table:table-cell office:value-type="string">
            <text:p>BARF</text:p>
          </table:table-cell>
          <table:table-cell office:value-type="float" office:value="2">
            <text:p>2</text:p>
          </table:table-cell>
          <table:table-cell office:value-type="string">
            <text:p>BARF</text:p>
          </table:table-cell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4892">
            <text:p>4892</text:p>
          </table:table-cell>
          <table:table-cell office:value-type="string">
            <text:p>flore <text:s/>intestinale</text:p>
          </table:table-cell>
          <table:table-cell office:value-type="float" office:value="1">
            <text:p>1</text:p>
          </table:table-cell>
          <table:table-cell office:value-type="string">
            <text:p>flore <text:s/>intestinale</text:p>
          </table:table-cell>
        </table:table-row>
        <table:table-row table:style-name="ro1">
          <table:table-cell office:value-type="float" office:value="4894">
            <text:p>4894</text:p>
          </table:table-cell>
          <table:table-cell office:value-type="float" office:value="4892">
            <text:p>4892</text:p>
          </table:table-cell>
          <table:table-cell office:value-type="string">
            <text:p>commencer</text:p>
          </table:table-cell>
          <table:table-cell office:value-type="float" office:value="0">
            <text:p>0</text:p>
          </table:table-cell>
          <table:table-cell office:value-type="string">
            <text:p>commencer</text:p>
          </table:table-cell>
        </table:table-row>
        <table:table-row table:style-name="ro1">
          <table:table-cell office:value-type="float" office:value="4895">
            <text:p>4895</text:p>
          </table:table-cell>
          <table:table-cell office:value-type="float" office:value="4892">
            <text:p>4892</text:p>
          </table:table-cell>
          <table:table-cell office:value-type="string">
            <text:p>huile/grasse</text:p>
          </table:table-cell>
          <table:table-cell office:value-type="float" office:value="3">
            <text:p>3</text:p>
          </table:table-cell>
          <table:table-cell office:value-type="string">
            <text:p>huile/grasse</text:p>
          </table:table-cell>
        </table:table-row>
        <table:table-row table:style-name="ro1">
          <table:table-cell office:value-type="float" office:value="4896">
            <text:p>4896</text:p>
          </table:table-cell>
          <table:table-cell office:value-type="float" office:value="4895">
            <text:p>4895</text:p>
          </table:table-cell>
          <table:table-cell office:value-type="string">
            <text:p>huile</text:p>
          </table:table-cell>
          <table:table-cell office:value-type="float" office:value="1">
            <text:p>1</text:p>
          </table:table-cell>
          <table:table-cell office:value-type="string">
            <text:p>huile</text:p>
          </table:table-cell>
        </table:table-row>
        <table:table-row table:style-name="ro1">
          <table:table-cell office:value-type="float" office:value="4897">
            <text:p>4897</text:p>
          </table:table-cell>
          <table:table-cell office:value-type="float" office:value="4895">
            <text:p>4895</text:p>
          </table:table-cell>
          <table:table-cell office:value-type="string">
            <text:p>gras</text:p>
          </table:table-cell>
          <table:table-cell office:value-type="float" office:value="0">
            <text:p>0</text:p>
          </table:table-cell>
          <table:table-cell office:value-type="string">
            <text:p>gras</text:p>
          </table:table-cell>
        </table:table-row>
        <table:table-row table:style-name="ro1">
          <table:table-cell office:value-type="float" office:value="4898">
            <text:p>4898</text:p>
          </table:table-cell>
          <table:table-cell office:value-type="float" office:value="4895">
            <text:p>4895</text:p>
          </table:table-cell>
          <table:table-cell office:value-type="string">
            <text:p>mélange de huile</text:p>
          </table:table-cell>
          <table:table-cell office:value-type="float" office:value="2">
            <text:p>2</text:p>
          </table:table-cell>
          <table:table-cell office:value-type="string">
            <text:p>mélange de huile</text:p>
          </table:table-cell>
        </table:table-row>
        <table:table-row table:style-name="ro1">
          <table:table-cell office:value-type="float" office:value="4899">
            <text:p>4899</text:p>
          </table:table-cell>
          <table:table-cell office:value-type="float" office:value="4892">
            <text:p>4892</text:p>
          </table:table-cell>
          <table:table-cell office:value-type="string">
            <text:p>fibres</text:p>
          </table:table-cell>
          <table:table-cell office:value-type="float" office:value="2">
            <text:p>2</text:p>
          </table:table-cell>
          <table:table-cell office:value-type="string">
            <text:p>fibres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4892">
            <text:p>4892</text:p>
          </table:table-cell>
          <table:table-cell office:value-type="string">
            <text:p>nutriments</text:p>
          </table:table-cell>
          <table:table-cell office:value-type="float" office:value="4">
            <text:p>4</text:p>
          </table:table-cell>
          <table:table-cell office:value-type="string">
            <text:p>nutriments</text:p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4900">
            <text:p>4900</text:p>
          </table:table-cell>
          <table:table-cell office:value-type="string">
            <text:p>algue</text:p>
          </table:table-cell>
          <table:table-cell office:value-type="float" office:value="0">
            <text:p>0</text:p>
          </table:table-cell>
          <table:table-cell office:value-type="string">
            <text:p>algue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4900">
            <text:p>4900</text:p>
          </table:table-cell>
          <table:table-cell office:value-type="string">
            <text:p>simple produits</text:p>
          </table:table-cell>
          <table:table-cell office:value-type="float" office:value="3">
            <text:p>3</text:p>
          </table:table-cell>
          <table:table-cell office:value-type="string">
            <text:p>simple produits</text:p>
          </table:table-cell>
        </table:table-row>
        <table:table-row table:style-name="ro1">
          <table:table-cell office:value-type="float" office:value="4903">
            <text:p>4903</text:p>
          </table:table-cell>
          <table:table-cell office:value-type="float" office:value="4900">
            <text:p>4900</text:p>
          </table:table-cell>
          <table:table-cell office:value-type="string">
            <text:p>approvisionnement de base</text:p>
          </table:table-cell>
          <table:table-cell office:value-type="float" office:value="1">
            <text:p>1</text:p>
          </table:table-cell>
          <table:table-cell office:value-type="string">
            <text:p>approvisionnement de base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office:value-type="float" office:value="4900">
            <text:p>4900</text:p>
          </table:table-cell>
          <table:table-cell office:value-type="string">
            <text:p>calcium</text:p>
          </table:table-cell>
          <table:table-cell office:value-type="float" office:value="2">
            <text:p>2</text:p>
          </table:table-cell>
          <table:table-cell office:value-type="string">
            <text:p>calcium</text:p>
          </table:table-cell>
        </table:table-row>
        <table:table-row table:style-name="ro1"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  <table:table-cell office:value-type="string">
            <text:p>taurin</text:p>
          </table:table-cell>
          <table:table-cell office:value-type="float" office:value="4">
            <text:p>4</text:p>
          </table:table-cell>
          <table:table-cell office:value-type="string">
            <text:p>taurin</text:p>
          </table:table-cell>
        </table:table-row>
        <table:table-row table:style-name="ro1">
          <table:table-cell office:value-type="float" office:value="4908">
            <text:p>4908</text:p>
          </table:table-cell>
          <table:table-cell office:value-type="float" office:value="4907">
            <text:p>4907</text:p>
          </table:table-cell>
          <table:table-cell office:value-type="string">
            <text:p>tiques</text:p>
          </table:table-cell>
          <table:table-cell office:value-type="float" office:value="2">
            <text:p>2</text:p>
          </table:table-cell>
          <table:table-cell office:value-type="string">
            <text:p>tiques</text:p>
          </table:table-cell>
        </table:table-row>
        <table:table-row table:style-name="ro1">
          <table:table-cell office:value-type="float" office:value="4909">
            <text:p>4909</text:p>
          </table:table-cell>
          <table:table-cell office:value-type="float" office:value="4907">
            <text:p>4907</text:p>
          </table:table-cell>
          <table:table-cell office:value-type="string">
            <text:p>acarien</text:p>
          </table:table-cell>
          <table:table-cell office:value-type="float" office:value="0">
            <text:p>0</text:p>
          </table:table-cell>
          <table:table-cell office:value-type="string">
            <text:p>acarien</text:p>
          </table:table-cell>
        </table:table-row>
        <table:table-row table:style-name="ro1">
          <table:table-cell office:value-type="float" office:value="4910">
            <text:p>4910</text:p>
          </table:table-cell>
          <table:table-cell office:value-type="float" office:value="4907">
            <text:p>4907</text:p>
          </table:table-cell>
          <table:table-cell office:value-type="string">
            <text:p>puce</text:p>
          </table:table-cell>
          <table:table-cell office:value-type="float" office:value="1">
            <text:p>1</text:p>
          </table:table-cell>
          <table:table-cell office:value-type="string">
            <text:p>puce</text:p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4093">
            <text:p>4093</text:p>
          </table:table-cell>
          <table:table-cell office:value-type="string">
            <text:p>supérieur voies respiratoires</text:p>
          </table:table-cell>
          <table:table-cell office:value-type="float" office:value="0">
            <text:p>0</text:p>
          </table:table-cell>
          <table:table-cell office:value-type="string">
            <text:p>supérieur voies respiratoires</text:p>
          </table:table-cell>
        </table:table-row>
        <table:table-row table:style-name="ro1">
          <table:table-cell office:value-type="float" office:value="4913">
            <text:p>4913</text:p>
          </table:table-cell>
          <table:table-cell office:value-type="float" office:value="4093">
            <text:p>4093</text:p>
          </table:table-cell>
          <table:table-cell office:value-type="string">
            <text:p>sous <text:s/>voies respiratoires</text:p>
          </table:table-cell>
          <table:table-cell office:value-type="float" office:value="1">
            <text:p>1</text:p>
          </table:table-cell>
          <table:table-cell office:value-type="string">
            <text:p>sous <text:s/>voies respiratoires</text:p>
          </table:table-cell>
        </table:table-row>
        <table:table-row table:style-name="ro1">
          <table:table-cell office:value-type="float" office:value="4914">
            <text:p>4914</text:p>
          </table:table-cell>
          <table:table-cell office:value-type="float" office:value="4145">
            <text:p>4145</text:p>
          </table:table-cell>
          <table:table-cell office:value-type="string">
            <text:p>vieux corps</text:p>
          </table:table-cell>
          <table:table-cell office:value-type="float" office:value="0">
            <text:p>0</text:p>
          </table:table-cell>
          <table:table-cell office:value-type="string">
            <text:p>vieux corps</text:p>
          </table:table-cell>
        </table:table-row>
        <table:table-row table:style-name="ro1">
          <table:table-cell office:value-type="float" office:value="4915">
            <text:p>4915</text:p>
          </table:table-cell>
          <table:table-cell office:value-type="float" office:value="4145">
            <text:p>4145</text:p>
          </table:table-cell>
          <table:table-cell office:value-type="string">
            <text:p>jeune corps</text:p>
          </table:table-cell>
          <table:table-cell office:value-type="float" office:value="1">
            <text:p>1</text:p>
          </table:table-cell>
          <table:table-cell office:value-type="string">
            <text:p>jeune corps</text:p>
          </table:table-cell>
        </table:table-row>
        <table:table-row table:style-name="ro1">
          <table:table-cell office:value-type="float" office:value="4916">
            <text:p>4916</text:p>
          </table:table-cell>
          <table:table-cell office:value-type="float" office:value="4145">
            <text:p>4145</text:p>
          </table:table-cell>
          <table:table-cell office:value-type="string">
            <text:p>tendon</text:p>
          </table:table-cell>
          <table:table-cell office:value-type="float" office:value="2">
            <text:p>2</text:p>
          </table:table-cell>
          <table:table-cell office:value-type="string">
            <text:p>tendon</text:p>
          </table:table-cell>
        </table:table-row>
        <table:table-row table:style-name="ro1">
          <table:table-cell office:value-type="float" office:value="4917">
            <text:p>4917</text:p>
          </table:table-cell>
          <table:table-cell office:value-type="float" office:value="4145">
            <text:p>4145</text:p>
          </table:table-cell>
          <table:table-cell office:value-type="string">
            <text:p>tournoi</text:p>
          </table:table-cell>
          <table:table-cell office:value-type="float" office:value="3">
            <text:p>3</text:p>
          </table:table-cell>
          <table:table-cell office:value-type="string">
            <text:p>tournoi</text:p>
          </table:table-cell>
        </table:table-row>
        <table:table-row table:style-name="ro1">
          <table:table-cell office:value-type="float" office:value="4918">
            <text:p>4918</text:p>
          </table:table-cell>
          <table:table-cell office:value-type="float" office:value="4145">
            <text:p>4145</text:p>
          </table:table-cell>
          <table:table-cell office:value-type="string">
            <text:p>soins</text:p>
          </table:table-cell>
          <table:table-cell office:value-type="float" office:value="4">
            <text:p>4</text:p>
          </table:table-cell>
          <table:table-cell office:value-type="string">
            <text:p>soins</text:p>
          </table:table-cell>
        </table:table-row>
        <table:table-row table:style-name="ro1">
          <table:table-cell office:value-type="float" office:value="4919">
            <text:p>4919</text:p>
          </table:table-cell>
          <table:table-cell office:value-type="float" office:value="4625">
            <text:p>4625</text:p>
          </table:table-cell>
          <table:table-cell office:value-type="string">
            <text:p>musculaire/régénération</text:p>
          </table:table-cell>
          <table:table-cell office:value-type="float" office:value="0">
            <text:p>0</text:p>
          </table:table-cell>
          <table:table-cell office:value-type="string">
            <text:p>musculaire/régénération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4038">
            <text:p>4038</text:p>
          </table:table-cell>
          <table:table-cell office:value-type="string">
            <text:p>muesli</text:p>
          </table:table-cell>
          <table:table-cell office:value-type="float" office:value="2">
            <text:p>2</text:p>
          </table:table-cell>
          <table:table-cell office:value-type="string">
            <text:p>muesli</text:p>
          </table:table-cell>
        </table:table-row>
        <table:table-row table:style-name="ro1">
          <table:table-cell office:value-type="float" office:value="4923">
            <text:p>4923</text:p>
          </table:table-cell>
          <table:table-cell office:value-type="float" office:value="4038">
            <text:p>4038</text:p>
          </table:table-cell>
          <table:table-cell office:value-type="string">
            <text:p>acides gras essentiels</text:p>
          </table:table-cell>
          <table:table-cell office:value-type="float" office:value="0">
            <text:p>0</text:p>
          </table:table-cell>
          <table:table-cell office:value-type="string">
            <text:p>acides gras essentiels</text:p>
          </table:table-cell>
        </table:table-row>
        <table:table-row table:style-name="ro1">
          <table:table-cell office:value-type="float" office:value="4924">
            <text:p>4924</text:p>
          </table:table-cell>
          <table:table-cell office:value-type="float" office:value="4038">
            <text:p>4038</text:p>
          </table:table-cell>
          <table:table-cell office:value-type="string">
            <text:p>micronutriments</text:p>
          </table:table-cell>
          <table:table-cell office:value-type="float" office:value="1">
            <text:p>1</text:p>
          </table:table-cell>
          <table:table-cell office:value-type="string">
            <text:p>micronutriments</text:p>
          </table:table-cell>
        </table:table-row>
        <table:table-row table:style-name="ro1">
          <table:table-cell office:value-type="float" office:value="4925">
            <text:p>4925</text:p>
          </table:table-cell>
          <table:table-cell office:value-type="float" office:value="4218">
            <text:p>4218</text:p>
          </table:table-cell>
          <table:table-cell office:value-type="string">
            <text:p>système immunitaire</text:p>
          </table:table-cell>
          <table:table-cell office:value-type="float" office:value="0">
            <text:p>0</text:p>
          </table:table-cell>
          <table:table-cell office:value-type="string">
            <text:p>système immunitaire</text:p>
          </table:table-cell>
        </table:table-row>
        <table:table-row table:style-name="ro1">
          <table:table-cell office:value-type="float" office:value="4926">
            <text:p>4926</text:p>
          </table:table-cell>
          <table:table-cell office:value-type="float" office:value="4218">
            <text:p>4218</text:p>
          </table:table-cell>
          <table:table-cell office:value-type="string">
            <text:p>métabolisme cellulaire</text:p>
          </table:table-cell>
          <table:table-cell office:value-type="float" office:value="2">
            <text:p>2</text:p>
          </table:table-cell>
          <table:table-cell office:value-type="string">
            <text:p>métabolisme cellulaire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4143">
            <text:p>4143</text:p>
          </table:table-cell>
          <table:table-cell office:value-type="string">
            <text:p>nettoyage intestin</text:p>
          </table:table-cell>
          <table:table-cell office:value-type="float" office:value="0">
            <text:p>0</text:p>
          </table:table-cell>
          <table:table-cell office:value-type="string">
            <text:p>nettoyage intestin</text:p>
          </table:table-cell>
        </table:table-row>
        <table:table-row table:style-name="ro1">
          <table:table-cell office:value-type="float" office:value="4928">
            <text:p>4928</text:p>
          </table:table-cell>
          <table:table-cell office:value-type="float" office:value="4143">
            <text:p>4143</text:p>
          </table:table-cell>
          <table:table-cell office:value-type="string">
            <text:p>reconstruction</text:p>
          </table:table-cell>
          <table:table-cell office:value-type="float" office:value="1">
            <text:p>1</text:p>
          </table:table-cell>
          <table:table-cell office:value-type="string">
            <text:p>reconstruction</text:p>
          </table:table-cell>
        </table:table-row>
        <table:table-row table:style-name="ro1">
          <table:table-cell office:value-type="float" office:value="4929">
            <text:p>4929</text:p>
          </table:table-cell>
          <table:table-cell office:value-type="float" office:value="4143">
            <text:p>4143</text:p>
          </table:table-cell>
          <table:table-cell office:value-type="string">
            <text:p>alimentation</text:p>
          </table:table-cell>
          <table:table-cell office:value-type="float" office:value="2">
            <text:p>2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float" office:value="4930">
            <text:p>4930</text:p>
          </table:table-cell>
          <table:table-cell office:value-type="float" office:value="4616">
            <text:p>4616</text:p>
          </table:table-cell>
          <table:table-cell office:value-type="string">
            <text:p>soins</text:p>
          </table:table-cell>
          <table:table-cell office:value-type="float" office:value="0">
            <text:p>0</text:p>
          </table:table-cell>
          <table:table-cell office:value-type="string">
            <text:p>soins</text:p>
          </table:table-cell>
        </table:table-row>
        <table:table-row table:style-name="ro1">
          <table:table-cell office:value-type="float" office:value="4931">
            <text:p>4931</text:p>
          </table:table-cell>
          <table:table-cell office:value-type="float" office:value="4930">
            <text:p>4930</text:p>
          </table:table-cell>
          <table:table-cell office:value-type="string">
            <text:p>frog</text:p>
          </table:table-cell>
          <table:table-cell office:value-type="float" office:value="0">
            <text:p>0</text:p>
          </table:table-cell>
          <table:table-cell office:value-type="string">
            <text:p>frog</text:p>
          </table:table-cell>
        </table:table-row>
        <table:table-row table:style-name="ro1">
          <table:table-cell office:value-type="float" office:value="4932">
            <text:p>4932</text:p>
          </table:table-cell>
          <table:table-cell office:value-type="float" office:value="4930">
            <text:p>4930</text:p>
          </table:table-cell>
          <table:table-cell office:value-type="string">
            <text:p>lien</text:p>
          </table:table-cell>
          <table:table-cell office:value-type="float" office:value="1">
            <text:p>1</text:p>
          </table:table-cell>
          <table:table-cell office:value-type="string">
            <text:p>lien</text:p>
          </table:table-cell>
        </table:table-row>
        <table:table-row table:style-name="ro1">
          <table:table-cell office:value-type="float" office:value="4933">
            <text:p>4933</text:p>
          </table:table-cell>
          <table:table-cell office:value-type="float" office:value="4120">
            <text:p>4120</text:p>
          </table:table-cell>
          <table:table-cell office:value-type="string">
            <text:p>amarante</text:p>
          </table:table-cell>
          <table:table-cell office:value-type="float" office:value="7">
            <text:p>7</text:p>
          </table:table-cell>
          <table:table-cell office:value-type="string">
            <text:p>amarante</text:p>
          </table:table-cell>
        </table:table-row>
        <table:table-row table:style-name="ro1">
          <table:table-cell office:value-type="float" office:value="4934">
            <text:p>4934</text:p>
          </table:table-cell>
          <table:table-cell office:value-type="float" office:value="4120">
            <text:p>4120</text:p>
          </table:table-cell>
          <table:table-cell office:value-type="string">
            <text:p>ail des ours</text:p>
          </table:table-cell>
          <table:table-cell office:value-type="float" office:value="3">
            <text:p>3</text:p>
          </table:table-cell>
          <table:table-cell office:value-type="string">
            <text:p>ail des ours</text:p>
          </table:table-cell>
        </table:table-row>
        <table:table-row table:style-name="ro1">
          <table:table-cell office:value-type="float" office:value="4935">
            <text:p>4935</text:p>
          </table:table-cell>
          <table:table-cell office:value-type="float" office:value="4120">
            <text:p>4120</text:p>
          </table:table-cell>
          <table:table-cell office:value-type="string">
            <text:p>brocoli</text:p>
          </table:table-cell>
          <table:table-cell office:value-type="float" office:value="17">
            <text:p>17</text:p>
          </table:table-cell>
          <table:table-cell office:value-type="string">
            <text:p>brocoli</text:p>
          </table:table-cell>
        </table:table-row>
        <table:table-row table:style-name="ro1">
          <table:table-cell office:value-type="float" office:value="4936">
            <text:p>4936</text:p>
          </table:table-cell>
          <table:table-cell office:value-type="float" office:value="4120">
            <text:p>4120</text:p>
          </table:table-cell>
          <table:table-cell office:value-type="string">
            <text:p>chlorelle</text:p>
          </table:table-cell>
          <table:table-cell office:value-type="float" office:value="27">
            <text:p>27</text:p>
          </table:table-cell>
          <table:table-cell office:value-type="string">
            <text:p>chlorelle</text:p>
          </table:table-cell>
        </table:table-row>
        <table:table-row table:style-name="ro1">
          <table:table-cell office:value-type="float" office:value="4937">
            <text:p>4937</text:p>
          </table:table-cell>
          <table:table-cell office:value-type="float" office:value="4120">
            <text:p>4120</text:p>
          </table:table-cell>
          <table:table-cell office:value-type="string">
            <text:p>épeautre</text:p>
          </table:table-cell>
          <table:table-cell office:value-type="float" office:value="43">
            <text:p>43</text:p>
          </table:table-cell>
          <table:table-cell office:value-type="string">
            <text:p>épeautre</text:p>
          </table:table-cell>
        </table:table-row>
        <table:table-row table:style-name="ro1">
          <table:table-cell office:value-type="float" office:value="4938">
            <text:p>4938</text:p>
          </table:table-cell>
          <table:table-cell office:value-type="float" office:value="4120">
            <text:p>4120</text:p>
          </table:table-cell>
          <table:table-cell office:value-type="string">
            <text:p>aurone</text:p>
          </table:table-cell>
          <table:table-cell office:value-type="float" office:value="12">
            <text:p>12</text:p>
          </table:table-cell>
          <table:table-cell office:value-type="string">
            <text:p>aurone</text:p>
          </table:table-cell>
        </table:table-row>
        <table:table-row table:style-name="ro1">
          <table:table-cell office:value-type="float" office:value="4939">
            <text:p>4939</text:p>
          </table:table-cell>
          <table:table-cell office:value-type="float" office:value="4120">
            <text:p>4120</text:p>
          </table:table-cell>
          <table:table-cell office:value-type="string">
            <text:p>psyllium</text:p>
          </table:table-cell>
          <table:table-cell office:value-type="float" office:value="124">
            <text:p>124</text:p>
          </table:table-cell>
          <table:table-cell office:value-type="string">
            <text:p>psyllium</text:p>
          </table:table-cell>
        </table:table-row>
        <table:table-row table:style-name="ro1">
          <table:table-cell office:value-type="float" office:value="4940">
            <text:p>4940</text:p>
          </table:table-cell>
          <table:table-cell office:value-type="float" office:value="4120">
            <text:p>4120</text:p>
          </table:table-cell>
          <table:table-cell office:value-type="string">
            <text:p>huile de chanvre</text:p>
          </table:table-cell>
          <table:table-cell office:value-type="float" office:value="71">
            <text:p>71</text:p>
          </table:table-cell>
          <table:table-cell office:value-type="string">
            <text:p>huile de chanvre</text:p>
          </table:table-cell>
        </table:table-row>
        <table:table-row table:style-name="ro1">
          <table:table-cell office:value-type="float" office:value="4942">
            <text:p>4942</text:p>
          </table:table-cell>
          <table:table-cell office:value-type="float" office:value="4053">
            <text:p>4053</text:p>
          </table:table-cell>
          <table:table-cell office:value-type="string">
            <text:p>vitamine</text:p>
          </table:table-cell>
          <table:table-cell office:value-type="float" office:value="13">
            <text:p>13</text:p>
          </table:table-cell>
          <table:table-cell office:value-type="string">
            <text:p>vitamine</text:p>
          </table:table-cell>
        </table:table-row>
        <table:table-row table:style-name="ro1">
          <table:table-cell office:value-type="float" office:value="4943">
            <text:p>4943</text:p>
          </table:table-cell>
          <table:table-cell office:value-type="float" office:value="4053">
            <text:p>4053</text:p>
          </table:table-cell>
          <table:table-cell office:value-type="string">
            <text:p>système immunitaire</text:p>
          </table:table-cell>
          <table:table-cell office:value-type="float" office:value="10">
            <text:p>10</text:p>
          </table:table-cell>
          <table:table-cell office:value-type="string">
            <text:p>système immunitaire</text:p>
          </table:table-cell>
        </table:table-row>
        <table:table-row table:style-name="ro1">
          <table:table-cell office:value-type="float" office:value="4944">
            <text:p>4944</text:p>
          </table:table-cell>
          <table:table-cell office:value-type="float" office:value="4053">
            <text:p>4053</text:p>
          </table:table-cell>
          <table:table-cell office:value-type="string">
            <text:p>mue</text:p>
          </table:table-cell>
          <table:table-cell office:value-type="float" office:value="9">
            <text:p>9</text:p>
          </table:table-cell>
          <table:table-cell office:value-type="string">
            <text:p>mue</text:p>
          </table:table-cell>
        </table:table-row>
        <table:table-row table:style-name="ro1">
          <table:table-cell office:value-type="float" office:value="4945">
            <text:p>4945</text:p>
          </table:table-cell>
          <table:table-cell office:value-type="float" office:value="4053">
            <text:p>4053</text:p>
          </table:table-cell>
          <table:table-cell office:value-type="string">
            <text:p>voyage</text:p>
          </table:table-cell>
          <table:table-cell office:value-type="float" office:value="15">
            <text:p>15</text:p>
          </table:table-cell>
          <table:table-cell office:value-type="string">
            <text:p>voyage</text:p>
          </table:table-cell>
        </table:table-row>
        <table:table-row table:style-name="ro1">
          <table:table-cell office:value-type="float" office:value="4946">
            <text:p>4946</text:p>
          </table:table-cell>
          <table:table-cell office:value-type="float" office:value="4053">
            <text:p>4053</text:p>
          </table:table-cell>
          <table:table-cell office:value-type="string">
            <text:p>élevage</text:p>
          </table:table-cell>
          <table:table-cell office:value-type="float" office:value="5">
            <text:p>5</text:p>
          </table:table-cell>
          <table:table-cell office:value-type="string">
            <text:p>élevage</text:p>
          </table:table-cell>
        </table:table-row>
        <table:table-row table:style-name="ro1">
          <table:table-cell office:value-type="float" office:value="4947">
            <text:p>4947</text:p>
          </table:table-cell>
          <table:table-cell office:value-type="float" office:value="4946">
            <text:p>4946</text:p>
          </table:table-cell>
          <table:table-cell office:value-type="string">
            <text:p>élevage</text:p>
          </table:table-cell>
          <table:table-cell office:value-type="float" office:value="0">
            <text:p>0</text:p>
          </table:table-cell>
          <table:table-cell office:value-type="string">
            <text:p>élevage</text:p>
          </table:table-cell>
        </table:table-row>
        <table:table-row table:style-name="ro1">
          <table:table-cell office:value-type="float" office:value="4948">
            <text:p>4948</text:p>
          </table:table-cell>
          <table:table-cell office:value-type="float" office:value="4053">
            <text:p>4053</text:p>
          </table:table-cell>
          <table:table-cell office:value-type="string">
            <text:p>climat</text:p>
          </table:table-cell>
          <table:table-cell office:value-type="float" office:value="3">
            <text:p>3</text:p>
          </table:table-cell>
          <table:table-cell office:value-type="string">
            <text:p>climat</text:p>
          </table:table-cell>
        </table:table-row>
        <table:table-row table:style-name="ro1">
          <table:table-cell office:value-type="float" office:value="4949">
            <text:p>4949</text:p>
          </table:table-cell>
          <table:table-cell office:value-type="float" office:value="4053">
            <text:p>4053</text:p>
          </table:table-cell>
          <table:table-cell office:value-type="string">
            <text:p>hygiène</text:p>
          </table:table-cell>
          <table:table-cell office:value-type="float" office:value="7">
            <text:p>7</text:p>
          </table:table-cell>
          <table:table-cell office:value-type="string">
            <text:p>hygiène</text:p>
          </table:table-cell>
        </table:table-row>
        <table:table-row table:style-name="ro1">
          <table:table-cell office:value-type="float" office:value="4957">
            <text:p>4957</text:p>
          </table:table-cell>
          <table:table-cell office:value-type="float" office:value="4120">
            <text:p>4120</text:p>
          </table:table-cell>
          <table:table-cell office:value-type="string">
            <text:p>hibiscus</text:p>
          </table:table-cell>
          <table:table-cell office:value-type="float" office:value="68">
            <text:p>68</text:p>
          </table:table-cell>
          <table:table-cell office:value-type="string">
            <text:p>hibiscus</text:p>
          </table:table-cell>
        </table:table-row>
        <table:table-row table:style-name="ro1">
          <table:table-cell office:value-type="float" office:value="4958">
            <text:p>4958</text:p>
          </table:table-cell>
          <table:table-cell office:value-type="float" office:value="4120">
            <text:p>4120</text:p>
          </table:table-cell>
          <table:table-cell office:value-type="string">
            <text:p>la terre de diatomées</text:p>
          </table:table-cell>
          <table:table-cell office:value-type="float" office:value="81">
            <text:p>81</text:p>
          </table:table-cell>
          <table:table-cell office:value-type="string">
            <text:p>la terre de diatomées</text:p>
          </table:table-cell>
        </table:table-row>
        <table:table-row table:style-name="ro1">
          <table:table-cell office:value-type="float" office:value="4959">
            <text:p>4959</text:p>
          </table:table-cell>
          <table:table-cell office:value-type="float" office:value="4120">
            <text:p>4120</text:p>
          </table:table-cell>
          <table:table-cell office:value-type="string">
            <text:p>coriandre</text:p>
          </table:table-cell>
          <table:table-cell office:value-type="float" office:value="30">
            <text:p>30</text:p>
          </table:table-cell>
          <table:table-cell office:value-type="string">
            <text:p>coriandre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4120">
            <text:p>4120</text:p>
          </table:table-cell>
          <table:table-cell office:value-type="string">
            <text:p>carvi</text:p>
          </table:table-cell>
          <table:table-cell office:value-type="float" office:value="21">
            <text:p>21</text:p>
          </table:table-cell>
          <table:table-cell office:value-type="string">
            <text:p>carvi</text:p>
          </table:table-cell>
        </table:table-row>
        <table:table-row table:style-name="ro1">
          <table:table-cell office:value-type="float" office:value="4961">
            <text:p>4961</text:p>
          </table:table-cell>
          <table:table-cell office:value-type="float" office:value="4120">
            <text:p>4120</text:p>
          </table:table-cell>
          <table:table-cell office:value-type="string">
            <text:p>gaillet</text:p>
          </table:table-cell>
          <table:table-cell office:value-type="float" office:value="54">
            <text:p>54</text:p>
          </table:table-cell>
          <table:table-cell office:value-type="string">
            <text:p>gaillet</text:p>
          </table:table-cell>
        </table:table-row>
        <table:table-row table:style-name="ro1">
          <table:table-cell office:value-type="float" office:value="4962">
            <text:p>4962</text:p>
          </table:table-cell>
          <table:table-cell office:value-type="float" office:value="4120">
            <text:p>4120</text:p>
          </table:table-cell>
          <table:table-cell office:value-type="string">
            <text:p>marjolaine</text:p>
          </table:table-cell>
          <table:table-cell office:value-type="float" office:value="102">
            <text:p>102</text:p>
          </table:table-cell>
          <table:table-cell office:value-type="string">
            <text:p>marjolaine</text:p>
          </table:table-cell>
        </table:table-row>
        <table:table-row table:style-name="ro1">
          <table:table-cell office:value-type="float" office:value="4963">
            <text:p>4963</text:p>
          </table:table-cell>
          <table:table-cell office:value-type="float" office:value="4120">
            <text:p>4120</text:p>
          </table:table-cell>
          <table:table-cell office:value-type="string">
            <text:p>Shilajit</text:p>
          </table:table-cell>
          <table:table-cell office:value-type="float" office:value="136">
            <text:p>136</text:p>
          </table:table-cell>
          <table:table-cell office:value-type="string">
            <text:p>Shilajit</text:p>
          </table:table-cell>
        </table:table-row>
        <table:table-row table:style-name="ro1">
          <table:table-cell office:value-type="float" office:value="4964">
            <text:p>4964</text:p>
          </table:table-cell>
          <table:table-cell office:value-type="float" office:value="4120">
            <text:p>4120</text:p>
          </table:table-cell>
          <table:table-cell office:value-type="string">
            <text:p>moringa</text:p>
          </table:table-cell>
          <table:table-cell office:value-type="float" office:value="108">
            <text:p>108</text:p>
          </table:table-cell>
          <table:table-cell office:value-type="string">
            <text:p>moringa</text:p>
          </table:table-cell>
        </table:table-row>
        <table:table-row table:style-name="ro1">
          <table:table-cell office:value-type="float" office:value="4965">
            <text:p>4965</text:p>
          </table:table-cell>
          <table:table-cell office:value-type="float" office:value="4120">
            <text:p>4120</text:p>
          </table:table-cell>
          <table:table-cell office:value-type="string">
            <text:p>panais</text:p>
          </table:table-cell>
          <table:table-cell office:value-type="float" office:value="114">
            <text:p>114</text:p>
          </table:table-cell>
          <table:table-cell office:value-type="string">
            <text:p>panais</text:p>
          </table:table-cell>
        </table:table-row>
        <table:table-row table:style-name="ro1">
          <table:table-cell office:value-type="float" office:value="4966">
            <text:p>4966</text:p>
          </table:table-cell>
          <table:table-cell office:value-type="float" office:value="4120">
            <text:p>4120</text:p>
          </table:table-cell>
          <table:table-cell office:value-type="string">
            <text:p>racine de pivoine</text:p>
          </table:table-cell>
          <table:table-cell office:value-type="float" office:value="127">
            <text:p>127</text:p>
          </table:table-cell>
          <table:table-cell office:value-type="string">
            <text:p>racine de pivoine</text:p>
          </table:table-cell>
        </table:table-row>
        <table:table-row table:style-name="ro1">
          <table:table-cell office:value-type="float" office:value="4967">
            <text:p>4967</text:p>
          </table:table-cell>
          <table:table-cell office:value-type="float" office:value="4120">
            <text:p>4120</text:p>
          </table:table-cell>
          <table:table-cell office:value-type="string">
            <text:p>huile de pin</text:p>
          </table:table-cell>
          <table:table-cell office:value-type="float" office:value="79">
            <text:p>79</text:p>
          </table:table-cell>
          <table:table-cell office:value-type="string">
            <text:p>huile de pin</text:p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4120">
            <text:p>4120</text:p>
          </table:table-cell>
          <table:table-cell office:value-type="string">
            <text:p>sacha inchi</text:p>
          </table:table-cell>
          <table:table-cell office:value-type="float" office:value="131">
            <text:p>131</text:p>
          </table:table-cell>
          <table:table-cell office:value-type="string">
            <text:p>sacha inchi</text:p>
          </table:table-cell>
        </table:table-row>
        <table:table-row table:style-name="ro1">
          <table:table-cell office:value-type="float" office:value="4969">
            <text:p>4969</text:p>
          </table:table-cell>
          <table:table-cell office:value-type="float" office:value="4120">
            <text:p>4120</text:p>
          </table:table-cell>
          <table:table-cell office:value-type="string">
            <text:p>cèdre</text:p>
          </table:table-cell>
          <table:table-cell office:value-type="float" office:value="23">
            <text:p>23</text:p>
          </table:table-cell>
          <table:table-cell office:value-type="string">
            <text:p>cèdre</text:p>
          </table:table-cell>
        </table:table-row>
        <table:table-row table:style-name="ro1">
          <table:table-cell office:value-type="float" office:value="4970">
            <text:p>4970</text:p>
          </table:table-cell>
          <table:table-cell office:value-type="float" office:value="4120">
            <text:p>4120</text:p>
          </table:table-cell>
          <table:table-cell office:value-type="string">
            <text:p>citronnelle</text:p>
          </table:table-cell>
          <table:table-cell office:value-type="float" office:value="29">
            <text:p>29</text:p>
          </table:table-cell>
          <table:table-cell office:value-type="string">
            <text:p>citronnelle</text:p>
          </table:table-cell>
        </table:table-row>
        <table:table-row table:style-name="ro1">
          <table:table-cell office:value-type="float" office:value="4971">
            <text:p>4971</text:p>
          </table:table-cell>
          <table:table-cell office:value-type="float" office:value="4120">
            <text:p>4120</text:p>
          </table:table-cell>
          <table:table-cell office:value-type="string">
            <text:p>courgette</text:p>
          </table:table-cell>
          <table:table-cell office:value-type="float" office:value="31">
            <text:p>31</text:p>
          </table:table-cell>
          <table:table-cell office:value-type="string">
            <text:p>courgette</text:p>
          </table:table-cell>
        </table:table-row>
        <table:table-row table:style-name="ro1">
          <table:table-cell office:value-type="float" office:value="4972">
            <text:p>4972</text:p>
          </table:table-cell>
          <table:table-cell office:value-type="float" office:value="4120">
            <text:p>4120</text:p>
          </table:table-cell>
          <table:table-cell office:value-type="string">
            <text:p>avoine verte</text:p>
          </table:table-cell>
          <table:table-cell office:value-type="float" office:value="14">
            <text:p>14</text:p>
          </table:table-cell>
          <table:table-cell office:value-type="string">
            <text:p>avoine verte</text:p>
          </table:table-cell>
        </table:table-row>
        <table:table-row table:style-name="ro1">
          <table:table-cell office:value-type="float" office:value="4974">
            <text:p>4974</text:p>
          </table:table-cell>
          <table:table-cell office:value-type="float" office:value="4120">
            <text:p>4120</text:p>
          </table:table-cell>
          <table:table-cell office:value-type="string">
            <text:p>moine poivre</text:p>
          </table:table-cell>
          <table:table-cell office:value-type="float" office:value="107">
            <text:p>107</text:p>
          </table:table-cell>
          <table:table-cell office:value-type="string">
            <text:p>moine poivre</text:p>
          </table:table-cell>
        </table:table-row>
        <table:table-row table:style-name="ro1">
          <table:table-cell office:value-type="float" office:value="4975">
            <text:p>4975</text:p>
          </table:table-cell>
          <table:table-cell office:value-type="float" office:value="4144">
            <text:p>4144</text:p>
          </table:table-cell>
          <table:table-cell office:value-type="string">
            <text:p>soin</text:p>
          </table:table-cell>
          <table:table-cell office:value-type="float" office:value="0">
            <text:p>0</text:p>
          </table:table-cell>
          <table:table-cell office:value-type="string">
            <text:p>soin</text:p>
          </table:table-cell>
        </table:table-row>
        <table:table-row table:style-name="ro1">
          <table:table-cell office:value-type="float" office:value="4976">
            <text:p>4976</text:p>
          </table:table-cell>
          <table:table-cell office:value-type="float" office:value="4827">
            <text:p>4827</text:p>
          </table:table-cell>
          <table:table-cell office:value-type="string">
            <text:p>frappé aux fruits</text:p>
          </table:table-cell>
          <table:table-cell office:value-type="float" office:value="1">
            <text:p>1</text:p>
          </table:table-cell>
          <table:table-cell office:value-type="string">
            <text:p>frappé aux fruits</text:p>
          </table:table-cell>
        </table:table-row>
        <table:table-row table:style-name="ro1">
          <table:table-cell office:value-type="float" office:value="4977">
            <text:p>4977</text:p>
          </table:table-cell>
          <table:table-cell office:value-type="float" office:value="4218">
            <text:p>4218</text:p>
          </table:table-cell>
          <table:table-cell office:value-type="string">
            <text:p>réglementation</text:p>
          </table:table-cell>
          <table:table-cell office:value-type="float" office:value="3">
            <text:p>3</text:p>
          </table:table-cell>
          <table:table-cell office:value-type="string">
            <text:p>réglementation</text:p>
          </table:table-cell>
        </table:table-row>
        <table:table-row table:style-name="ro1">
          <table:table-cell office:value-type="float" office:value="4990">
            <text:p>4990</text:p>
          </table:table-cell>
          <table:table-cell office:value-type="float" office:value="4725">
            <text:p>4725</text:p>
          </table:table-cell>
          <table:table-cell office:value-type="string">
            <text:p>lutte contre les insectes</text:p>
          </table:table-cell>
          <table:table-cell office:value-type="float" office:value="4">
            <text:p>4</text:p>
          </table:table-cell>
          <table:table-cell office:value-type="string">
            <text:p>lutte contre les insectes</text:p>
          </table:table-cell>
        </table:table-row>
        <table:table-row table:style-name="ro1">
          <table:table-cell office:value-type="float" office:value="4992">
            <text:p>4992</text:p>
          </table:table-cell>
          <table:table-cell office:value-type="float" office:value="4120">
            <text:p>4120</text:p>
          </table:table-cell>
          <table:table-cell office:value-type="string">
            <text:p>coquille d'œuf</text:p>
          </table:table-cell>
          <table:table-cell office:value-type="float" office:value="32">
            <text:p>32</text:p>
          </table:table-cell>
          <table:table-cell office:value-type="string">
            <text:p>coquille d'œuf</text:p>
          </table:table-cell>
        </table:table-row>
        <table:table-row table:style-name="ro1">
          <table:table-cell office:value-type="float" office:value="307421">
            <text:p>307421</text:p>
          </table:table-cell>
          <table:table-cell office:value-type="float" office:value="307417">
            <text:p>307417</text:p>
          </table:table-cell>
          <table:table-cell office:value-type="string">
            <text:p>Webinare</text:p>
          </table:table-cell>
          <table:table-cell office:value-type="float" office:value="0">
            <text:p>0</text:p>
          </table:table-cell>
          <table:table-cell office:value-type="string">
            <text:p>Webinare</text:p>
          </table:table-cell>
        </table:table-row>
        <table:table-row table:style-name="ro2">
          <table:table-cell office:value-type="float" office:value="307422">
            <text:p>307422</text:p>
          </table:table-cell>
          <table:table-cell office:value-type="float" office:value="307417">
            <text:p>307417</text:p>
          </table:table-cell>
          <table:table-cell office:value-type="string">
            <text:p>Seminare</text:p>
          </table:table-cell>
          <table:table-cell office:value-type="float" office:value="1">
            <text:p>1</text:p>
          </table:table-cell>
          <table:table-cell office:value-type="string">
            <text:p>Seminare</text:p>
          </table:table-cell>
        </table:table-row>
        <table:table-row table:style-name="ro2">
          <table:table-cell office:value-type="float" office:value="307425">
            <text:p>307425</text:p>
          </table:table-cell>
          <table:table-cell office:value-type="float" office:value="307424">
            <text:p>307424</text:p>
          </table:table-cell>
          <table:table-cell office:value-type="string">
            <text:p>Medien &amp; Musik</text:p>
          </table:table-cell>
          <table:table-cell office:value-type="float" office:value="0">
            <text:p>0</text:p>
          </table:table-cell>
          <table:table-cell office:value-type="string">
            <text:p>Medien &amp; Musik</text:p>
          </table:table-cell>
        </table:table-row>
        <table:table-row table:style-name="ro1">
          <table:table-cell office:value-type="float" office:value="307426">
            <text:p>307426</text:p>
          </table:table-cell>
          <table:table-cell office:value-type="float" office:value="307424">
            <text:p>307424</text:p>
          </table:table-cell>
          <table:table-cell office:value-type="string">
            <text:p>Downloadservice</text:p>
          </table:table-cell>
          <table:table-cell office:value-type="float" office:value="1">
            <text:p>1</text:p>
          </table:table-cell>
          <table:table-cell office:value-type="string">
            <text:p>Downloadservice</text:p>
          </table:table-cell>
        </table:table-row>
        <table:table-row table:style-name="ro2">
          <table:table-cell office:value-type="float" office:value="307427">
            <text:p>307427</text:p>
          </table:table-cell>
          <table:table-cell office:value-type="float" office:value="307424">
            <text:p>307424</text:p>
          </table:table-cell>
          <table:table-cell office:value-type="string">
            <text:p>Broschüren &amp; Flyer</text:p>
          </table:table-cell>
          <table:table-cell office:value-type="float" office:value="2">
            <text:p>2</text:p>
          </table:table-cell>
          <table:table-cell office:value-type="string">
            <text:p>Broschüren &amp; Flyer</text:p>
          </table:table-cell>
        </table:table-row>
        <table:table-row table:style-name="ro1">
          <table:table-cell office:value-type="float" office:value="307428">
            <text:p>307428</text:p>
          </table:table-cell>
          <table:table-cell office:value-type="float" office:value="307418">
            <text:p>307418</text:p>
          </table:table-cell>
          <table:table-cell office:value-type="string">
            <text:p>HerbaVet</text:p>
          </table:table-cell>
          <table:table-cell office:value-type="float" office:value="0">
            <text:p>0</text:p>
          </table:table-cell>
          <table:table-cell office:value-type="string">
            <text:p>HerbaVet</text:p>
          </table:table-cell>
        </table:table-row>
        <table:table-row table:style-name="ro2">
          <table:table-cell office:value-type="float" office:value="307430">
            <text:p>307430</text:p>
          </table:table-cell>
          <table:table-cell office:value-type="float" office:value="307429">
            <text:p>307429</text:p>
          </table:table-cell>
          <table:table-cell office:value-type="string">
            <text:p>Rind, Schaf, Ziege</text:p>
          </table:table-cell>
          <table:table-cell office:value-type="float" office:value="1">
            <text:p>1</text:p>
          </table:table-cell>
          <table:table-cell office:value-type="string">
            <text:p>Rind, Schaf, Ziege</text:p>
          </table:table-cell>
        </table:table-row>
        <table:table-row table:style-name="ro2">
          <table:table-cell office:value-type="float" office:value="307431">
            <text:p>307431</text:p>
          </table:table-cell>
          <table:table-cell office:value-type="float" office:value="307429">
            <text:p>307429</text:p>
          </table:table-cell>
          <table:table-cell office:value-type="string">
            <text:p>Geflügel</text:p>
          </table:table-cell>
          <table:table-cell office:value-type="float" office:value="0">
            <text:p>0</text:p>
          </table:table-cell>
          <table:table-cell office:value-type="string">
            <text:p>Geflügel</text:p>
          </table:table-cell>
        </table:table-row>
        <table:table-row table:style-name="ro2">
          <table:table-cell office:value-type="float" office:value="307432">
            <text:p>307432</text:p>
          </table:table-cell>
          <table:table-cell office:value-type="float" office:value="307429">
            <text:p>307429</text:p>
          </table:table-cell>
          <table:table-cell office:value-type="string">
            <text:p>Schwein</text:p>
          </table:table-cell>
          <table:table-cell office:value-type="float" office:value="3">
            <text:p>3</text:p>
          </table:table-cell>
          <table:table-cell office:value-type="string">
            <text:p>Schwein</text:p>
          </table:table-cell>
        </table:table-row>
        <table:table-row table:style-name="ro2">
          <table:table-cell office:value-type="float" office:value="307433">
            <text:p>307433</text:p>
          </table:table-cell>
          <table:table-cell office:value-type="float" office:value="307429">
            <text:p>307429</text:p>
          </table:table-cell>
          <table:table-cell office:value-type="string">
            <text:p>Alpaka, Kamel</text:p>
          </table:table-cell>
          <table:table-cell office:value-type="float" office:value="2">
            <text:p>2</text:p>
          </table:table-cell>
          <table:table-cell office:value-type="string">
            <text:p>Alpaka, Kamel</text:p>
          </table:table-cell>
        </table:table-row>
        <table:table-row table:style-name="ro2">
          <table:table-cell office:value-type="float" office:value="307434">
            <text:p>307434</text:p>
          </table:table-cell>
          <table:table-cell office:value-type="float" office:value="307430">
            <text:p>307430</text:p>
          </table:table-cell>
          <table:table-cell office:value-type="string">
            <text:p>Rind</text:p>
          </table:table-cell>
          <table:table-cell office:value-type="float" office:value="0">
            <text:p>0</text:p>
          </table:table-cell>
          <table:table-cell office:value-type="string">
            <text:p>Rind</text:p>
          </table:table-cell>
        </table:table-row>
        <table:table-row table:style-name="ro2">
          <table:table-cell office:value-type="float" office:value="307435">
            <text:p>307435</text:p>
          </table:table-cell>
          <table:table-cell office:value-type="float" office:value="307430">
            <text:p>307430</text:p>
          </table:table-cell>
          <table:table-cell office:value-type="string">
            <text:p>Schaf</text:p>
          </table:table-cell>
          <table:table-cell office:value-type="float" office:value="1">
            <text:p>1</text:p>
          </table:table-cell>
          <table:table-cell office:value-type="string">
            <text:p>Schaf</text:p>
          </table:table-cell>
        </table:table-row>
        <table:table-row table:style-name="ro2">
          <table:table-cell office:value-type="float" office:value="307436">
            <text:p>307436</text:p>
          </table:table-cell>
          <table:table-cell office:value-type="float" office:value="307430">
            <text:p>307430</text:p>
          </table:table-cell>
          <table:table-cell office:value-type="string">
            <text:p>Ziege</text:p>
          </table:table-cell>
          <table:table-cell office:value-type="float" office:value="2">
            <text:p>2</text:p>
          </table:table-cell>
          <table:table-cell office:value-type="string">
            <text:p>Ziege</text:p>
          </table:table-cell>
        </table:table-row>
        <table:table-row table:style-name="ro2">
          <table:table-cell office:value-type="float" office:value="307439">
            <text:p>307439</text:p>
          </table:table-cell>
          <table:table-cell office:value-type="float" office:value="307431">
            <text:p>307431</text:p>
          </table:table-cell>
          <table:table-cell office:value-type="string">
            <text:p>Wachtel</text:p>
          </table:table-cell>
          <table:table-cell office:value-type="float" office:value="1">
            <text:p>1</text:p>
          </table:table-cell>
          <table:table-cell office:value-type="string">
            <text:p>Wachtel</text:p>
          </table:table-cell>
        </table:table-row>
        <table:table-row table:style-name="ro2">
          <table:table-cell office:value-type="float" office:value="307440">
            <text:p>307440</text:p>
          </table:table-cell>
          <table:table-cell office:value-type="float" office:value="307431">
            <text:p>307431</text:p>
          </table:table-cell>
          <table:table-cell office:value-type="string">
            <text:p>Huhn</text:p>
          </table:table-cell>
          <table:table-cell office:value-type="float" office:value="0">
            <text:p>0</text:p>
          </table:table-cell>
          <table:table-cell office:value-type="string">
            <text:p>Huhn</text:p>
          </table:table-cell>
        </table:table-row>
        <table:table-row table:style-name="ro2">
          <table:table-cell office:value-type="float" office:value="307441">
            <text:p>307441</text:p>
          </table:table-cell>
          <table:table-cell office:value-type="float" office:value="307431">
            <text:p>307431</text:p>
          </table:table-cell>
          <table:table-cell office:value-type="string">
            <text:p>Pute</text:p>
          </table:table-cell>
          <table:table-cell office:value-type="float" office:value="2">
            <text:p>2</text:p>
          </table:table-cell>
          <table:table-cell office:value-type="string">
            <text:p>Pute</text:p>
          </table:table-cell>
        </table:table-row>
        <table:table-row table:style-name="ro2">
          <table:table-cell office:value-type="float" office:value="307449">
            <text:p>307449</text:p>
          </table:table-cell>
          <table:table-cell office:value-type="float" office:value="307433">
            <text:p>307433</text:p>
          </table:table-cell>
          <table:table-cell office:value-type="string">
            <text:p>Alpaka</text:p>
          </table:table-cell>
          <table:table-cell office:value-type="float" office:value="0">
            <text:p>0</text:p>
          </table:table-cell>
          <table:table-cell office:value-type="string">
            <text:p>Alpaka</text:p>
          </table:table-cell>
        </table:table-row>
        <table:table-row table:style-name="ro2">
          <table:table-cell office:value-type="float" office:value="307450">
            <text:p>307450</text:p>
          </table:table-cell>
          <table:table-cell office:value-type="float" office:value="307433">
            <text:p>307433</text:p>
          </table:table-cell>
          <table:table-cell office:value-type="string">
            <text:p>Kamel</text:p>
          </table:table-cell>
          <table:table-cell office:value-type="float" office:value="1">
            <text:p>1</text:p>
          </table:table-cell>
          <table:table-cell office:value-type="string">
            <text:p>Kamel</text:p>
          </table:table-cell>
        </table:table-row>
        <table:table-row table:style-name="ro2">
          <table:table-cell office:value-type="float" office:value="307454">
            <text:p>307454</text:p>
          </table:table-cell>
          <table:table-cell office:value-type="float" office:value="307429">
            <text:p>307429</text:p>
          </table:table-cell>
          <table:table-cell office:value-type="string">
            <text:p>Esel</text:p>
          </table:table-cell>
          <table:table-cell office:value-type="float" office:value="4">
            <text:p>4</text:p>
          </table:table-cell>
          <table:table-cell office:value-type="string">
            <text:p>Esel</text:p>
          </table:table-cell>
        </table:table-row>
        <table:table-row table:style-name="ro2">
          <table:table-cell office:value-type="float" office:value="307457">
            <text:p>307457</text:p>
          </table:table-cell>
          <table:table-cell office:value-type="float" office:value="307456">
            <text:p>307456</text:p>
          </table:table-cell>
          <table:table-cell office:value-type="string">
            <text:p>Unsere Geschichte</text:p>
          </table:table-cell>
          <table:table-cell table:number-columns-repeated="2"/>
        </table:table-row>
        <table:table-row table:style-name="ro2">
          <table:table-cell office:value-type="float" office:value="307458">
            <text:p>307458</text:p>
          </table:table-cell>
          <table:table-cell office:value-type="float" office:value="307456">
            <text:p>307456</text:p>
          </table:table-cell>
          <table:table-cell office:value-type="string">
            <text:p>Unser Engagement</text:p>
          </table:table-cell>
          <table:table-cell table:number-columns-repeated="2"/>
        </table:table-row>
        <table:table-row table:style-name="ro2">
          <table:table-cell office:value-type="float" office:value="307459">
            <text:p>307459</text:p>
          </table:table-cell>
          <table:table-cell office:value-type="float" office:value="307456">
            <text:p>307456</text:p>
          </table:table-cell>
          <table:table-cell office:value-type="string">
            <text:p>Leitbild</text:p>
          </table:table-cell>
          <table:table-cell table:number-columns-repeated="2"/>
        </table:table-row>
        <table:table-row table:style-name="ro2">
          <table:table-cell office:value-type="float" office:value="307460">
            <text:p>307460</text:p>
          </table:table-cell>
          <table:table-cell office:value-type="float" office:value="307456">
            <text:p>307456</text:p>
          </table:table-cell>
          <table:table-cell office:value-type="string">
            <text:p>Unsere Philosophie</text:p>
          </table:table-cell>
          <table:table-cell table:number-columns-repeated="2"/>
        </table:table-row>
        <table:table-row table:style-name="ro2">
          <table:table-cell office:value-type="float" office:value="307461">
            <text:p>307461</text:p>
          </table:table-cell>
          <table:table-cell office:value-type="float" office:value="307456">
            <text:p>307456</text:p>
          </table:table-cell>
          <table:table-cell office:value-type="string">
            <text:p>Karriere</text:p>
          </table:table-cell>
          <table:table-cell table:number-columns-repeated="2"/>
        </table:table-row>
        <table:table-row table:style-name="ro2">
          <table:table-cell office:value-type="float" office:value="307463">
            <text:p>307463</text:p>
          </table:table-cell>
          <table:table-cell office:value-type="float" office:value="307417">
            <text:p>307417</text:p>
          </table:table-cell>
          <table:table-cell office:value-type="string">
            <text:p>Aufzeichnungen</text:p>
          </table:table-cell>
          <table:table-cell office:value-type="float" office:value="2">
            <text:p>2</text:p>
          </table:table-cell>
          <table:table-cell office:value-type="string">
            <text:p>Aufzeichnungen</text:p>
          </table:table-cell>
        </table:table-row>
        <table:table-row table:style-name="ro2">
          <table:table-cell office:value-type="float" office:value="307465">
            <text:p>307465</text:p>
          </table:table-cell>
          <table:table-cell office:value-type="float" office:value="307417">
            <text:p>307417</text:p>
          </table:table-cell>
          <table:table-cell office:value-type="string">
            <text:p>Online Tiergesundheitstage</text:p>
          </table:table-cell>
          <table:table-cell/>
          <table:table-cell office:value-type="string">
            <text:p>Das Programm der Tiergesundheitstage 2020 online</text:p>
          </table:table-cell>
        </table:table-row>
        <table:table-row table:style-name="ro1">
          <table:table-cell office:value-type="float" office:value="307466">
            <text:p>307466</text:p>
          </table:table-cell>
          <table:table-cell office:value-type="float" office:value="307465">
            <text:p>307465</text:p>
          </table:table-cell>
          <table:table-cell office:value-type="string">
            <text:p>Speaker</text:p>
          </table:table-cell>
          <table:table-cell table:number-columns-repeated="2"/>
        </table:table-row>
        <table:table-row table:style-name="ro2">
          <table:table-cell office:value-type="float" office:value="307467">
            <text:p>307467</text:p>
          </table:table-cell>
          <table:table-cell office:value-type="float" office:value="307465">
            <text:p>307465</text:p>
          </table:table-cell>
          <table:table-cell office:value-type="string">
            <text:p>Partner</text:p>
          </table:table-cell>
          <table:table-cell table:number-columns-repeated="2"/>
        </table:table-row>
        <table:table-row table:style-name="ro1">
          <table:table-cell office:value-type="float" office:value="307468">
            <text:p>307468</text:p>
          </table:table-cell>
          <table:table-cell office:value-type="float" office:value="307465">
            <text:p>307465</text:p>
          </table:table-cell>
          <table:table-cell office:value-type="string">
            <text:p>Business-Speed-Dating</text:p>
          </table:table-cell>
          <table:table-cell table:number-columns-repeated="2"/>
        </table:table-row>
        <table:table-row table:style-name="ro2">
          <table:table-cell office:value-type="float" office:value="307469">
            <text:p>307469</text:p>
          </table:table-cell>
          <table:table-cell office:value-type="float" office:value="307465">
            <text:p>307465</text:p>
          </table:table-cell>
          <table:table-cell office:value-type="string">
            <text:p>Programm</text:p>
          </table:table-cell>
          <table:table-cell/>
          <table:table-cell office:value-type="string">
            <text:p>Programm der diesjährigen Tiergesundheitstage Online</text:p>
          </table:table-cell>
        </table:table-row>
        <table:table-row table:style-name="ro2">
          <table:table-cell office:value-type="float" office:value="307470">
            <text:p>307470</text:p>
          </table:table-cell>
          <table:table-cell office:value-type="float" office:value="307465">
            <text:p>307465</text:p>
          </table:table-cell>
          <table:table-cell office:value-type="string">
            <text:p>Tickets</text:p>
          </table:table-cell>
          <table:table-cell table:number-columns-repeated="2"/>
        </table:table-row>
        <table:table-row table:style-name="ro1">
          <table:table-cell office:value-type="float" office:value="307471">
            <text:p>307471</text:p>
          </table:table-cell>
          <table:table-cell office:value-type="float" office:value="307465">
            <text:p>307465</text:p>
          </table:table-cell>
          <table:table-cell office:value-type="string">
            <text:p>Folge-Webinar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9">09.12.2020</text:date>, <text:time>07:01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document-statistic meta:table-count="2" meta:cell-count="20845" meta:object-count="0"/>
  </office:meta>
</office:document-meta>
</file>